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Перша леді разом із військовими зустрілася з дітьми, які проявили особистий героїзм під час війни</text:span>
</text:h>
      <text:p text:style-name="P4">
Author: ['АРМІЯINFORM']</text:p>
      <text:p text:style-name="P4">
Time: 2023-06-13T0:00:00-04:00</text:p>
      <text:p text:style-name="P4">
Description: Перша леді України Олена Зеленська поспілкувалася з українськими дітьми, які прояв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94902f7ac4f5139a42de38635f6d3f7_1686581468_wysiwyg.jpeg" text:style-name="Internet_20_link" text:visited-style-name="Visited_20_Internet_20_Link">
094902f7ac4f5139a42de38635f6d3f7_1686581468_wysiwyg.jpeg</text:a>
', '<text:a xlink:type="simple" xlink:href="https://armyinform.com.ua/wp-content/uploads/2023/06/9a22b7329c7ff2cb52d7097676580bd3_1686581406_extra_large.jpeg" text:style-name="Internet_20_link" text:visited-style-name="Visited_20_Internet_20_Link">
9a22b7329c7ff2cb52d7097676580bd3_1686581406_extra_large.jpeg</text:a>
']</text:p>
      <text:p text:style-name="P4">
Tags: ['ДІТИ ВІЙНИ', 'ОЛЕНА ЗЕЛЕНСЬКА', 'ПЕРША ЛЕДІ']</text:p>
      <text:p text:style-name="P4">
Category: News</text:p>
      <!--METADATA-->
      <text:p text:style-name="P4">
<draw:frame draw:style-name="fr1" draw:name="Image2" text:anchor-type="as-char" svg:width="6.9236in" svg:height="4.621503in" draw:z-index="0">
<draw:image xlink:href="../Images/AРМІЯINFORM/2023-06-13T0-00-00-04-00/094902f7ac4f5139a42de38635f6d3f7_1686581468_wysiwyg.jpeg" xlink:type="simple" xlink:show="embed" xlink:actuate="onLoad" draw:mime-type="image/jpeg"/>
</draw:frame>
</text:p>
      <text:p text:style-name="P4">
Перша леді України Олена Зеленська поспілкувалася з українськими дітьми, якіпроявили особистий героїзм під час широкомасштабної російської війни. Дозустрічі як ментори долучилися військові, нагороджені, зокрема, орденами «Замужність», а також родичі дітей.</text:p>
      <text:p text:style-name="P4">
Про це <text:a xlink:type="simple" xlink:href="https://www.president.gov.ua/news/persha-ledi-zustrilasya-z-ditmi-yaki-proyavili-osobistij-ger-83557" text:style-name="Internet_20_link" text:visited-style-name="Visited_20_Internet_20_Link">
повідомляє</text:a>
 Офіс Президента України.</text:p>
      <text:p text:style-name="P4">
У зустрічі «Діти-герої» в Києві також взяла участь заступниця міністравнутрішніх справ України Катерина Павліченко.</text:p>
      <text:p text:style-name="P4">
На заході були присутні: семирічна Олександра Паскаль з Одеси, яка втратиланогу в результаті російського обстрілу, однак продовжує займатися улюбленоюспортивною гімнастикою — на протезі, 12-річний Костянтин Орєхов із смт ВеликаДимерка, який урятував сестру, бабусю й дідуся з будинку після влучанняхвостової частини російської ракети «Ураган», десятирічна Нікіта Савічева ізСумщини, яка врятувала з пожежі двох молодших братиків і сестру, 12-річнийОлександр Дем’яненко з Полтави, який виніс з охопленої вогнем квартирисестричку, семирічна Соломія Реут із Дніпра, яка збирає гроші для ЗСУ, граючив центрі міста на сопілці, 14-річний Арсен Аджубей із Білої Церкви, який поприсвій діагноз – аутизм – створює й продає картини, щоб допомогти захисникам,16-річний Валентин Чорний із села Гора на Київщині, який у перші дніросійського нападу допомагав прикордонникам, дев’ятирічний Богдан Печений ізБахмута, який втратив унаслідок російського обстрілу обох батьків.</text:p>
      <text:p text:style-name="P4">
<draw:frame draw:style-name="fr1" draw:name="Image3" text:anchor-type="as-char" svg:width="6.9236in" svg:height="4.613521in" draw:z-index="0">
<draw:image xlink:href="../Images/AРМІЯINFORM/2023-06-13T0-00-00-04-00/9a22b7329c7ff2cb52d7097676580bd3_1686581406_extra_large.jpeg" xlink:type="simple" xlink:show="embed" xlink:actuate="onLoad" draw:mime-type="image/jpeg"/>
</draw:frame>
</text:p>
      <text:p text:style-name="P4">
Дружина Президента наголосила, що в той час, як дорослі борються з нападником,зокрема, на полі бою, діти протистоять у свій спосіб.</text:p>
      <text:p text:style-name="P4">
«Тисячі дітей по всій країні рятують, долають, допомагають. Їм випало надтобагато — не лише як для дітей, а і як для будь-якої людини. Але вони показалий показують, як можна гідно з цим жити. Вони не діти війни — вони наші діти!Впевнена: скоро вони залишать війну позаду як епізод свого довгого йповноцінного життя. І житимуть його переможцями», — сказала Олена Зеленська.</text:p>
      <text:p text:style-name="P4">
Source: <text:a xlink:type="simple" xlink:href="https://armyinform.com.ua/2023/06/13/persha-ledi-razom-z-vijskovymy-zustrilasya-z-ditmy-yaki-proyavyly-osobystyj-geroyizm-pid-chas-vijny/" text:style-name="Internet_20_link" text:visited-style-name="Visited_20_Internet_20_Link">
https://armyinform.com.ua/2023/06/13/persha-ledi-razom-z-vijskovymy-zustrilasya-z-ditmy-yaki-proyavyly-osobystyj-geroyizm-pid-chas-vijny/</text:a>
</text:p>
      <!--NEWS-->
      <text:h text:style-name="P10" text:outline-level="1">
<text:span text:style-name="T4">
Уночі росіяни вдарили по житловій п’ятиповерхівці у Кривому Розі: є постраждалі</text:span>
</text:h>
      <text:p text:style-name="P4">
Author: ['АРМІЯINFORM']</text:p>
      <text:p text:style-name="P4">
Time: 2023-06-13T10:00:00-04:00</text:p>
      <text:p text:style-name="P4">
Description: Сьогодні вночі російська федерація завдала чергових ударів по Україні. Є влучання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4059092442794634_y.jpg" text:style-name="Internet_20_link" text:visited-style-name="Visited_20_Internet_20_Link">
photo_5204059092442794634_y.jpg</text:a>
']</text:p>
      <text:p text:style-name="P4">
Tags: ['ГЕНЕРАЛЬНИЙ ШТАБ ЗС УКРАЇНИ', 'КРИВИЙ РІГ', 'ОПЕРАТИВНА ОБСТАНОВКА', 'РОСІЙСЬКА РАКЕТНА АТАКА']</text:p>
      <text:p text:style-name="P4">
Category: News</text:p>
      <!--METADATA-->
      <text:p text:style-name="P4">
<draw:frame draw:style-name="fr1" draw:name="Image4" text:anchor-type="as-char" svg:width="6.9236in" svg:height="5.1927in" draw:z-index="0">
<draw:image xlink:href="../Images/AРМІЯINFORM/2023-06-13T10-00-00-04-00/photo_5204059092442794634_y.jpg" xlink:type="simple" xlink:show="embed" xlink:actuate="onLoad" draw:mime-type="image/jpeg"/>
</draw:frame>
</text:p>
      <text:p text:style-name="P4">
Сьогодні вночі російська федерація завдала чергових ударів по Україні. Євлучання в п'ятиповерховий будинок та інші цивільні обʼєкти інфраструктури уКривому Розі.</text:p>
      <text:p text:style-name="P4">
Про це<text:a xlink:type="simple" xlink:href="https://www.facebook.com/GeneralStaff.ua/posts/pfbid0H72K3UihyAsSdegF1DaDX7GLd75UUcZ2eivULzW8f6emcY7S13sK13ArT4LBhruTl" text:style-name="Internet_20_link" text:visited-style-name="Visited_20_Internet_20_Link">
повідомляє</text:a>
Генеральний штаб ЗСУ в оперативній інформації.</text:p>
      <text:p text:style-name="P4">
На жаль, є постраждалі у вкрай важкому стані. Інформація уточнюється.</text:p>
      <text:p text:style-name="P4">
За попередньою інформацією, ворог застосував 14 крилатих ракет Х-101/555, зяких 10 було знищено протиповітряною обороною. Також випустив по Україні 4«шахеди», 1 — знищено нашими захисниками.</text:p>
      <text:p text:style-name="P4">
Протягом минулої доби російські окупанти застосували дві крилаті ракетиморського базування «Калібр» по житлових будинках на Харківщині.</text:p>
      <text:p text:style-name="P4">
Крім того, ворог завдав 31 авіаційного удару та здійснив 47 обстрілів зреактивних систем залпового вогню по позиціях наших військ та населенихпунктах.</text:p>
      <text:p text:style-name="P4">
«Зазнала руйнувань цивільна інфраструктура. Зокрема, внаслідок обстрілуБілопілля Сумської області та Шевченкового Харківської області, знищеножитлові приватні будинки», — йдеться у повідомленні.</text:p>
      <text:p text:style-name="P4">
Також російські терористи скинули на місто Оріхів Запорізької області 3керовані авіабомби, загинула одна цивільна людина, зруйновано приватнібудинки.</text:p>
      <text:p text:style-name="P4">
Унаслідок авіаудару по Авдіївці є поранені цивільні люди, пошкоджений будиноккультури та житлові багатоповерхівки.</text:p>
      <text:p text:style-name="P4">
Source: <text:a xlink:type="simple" xlink:href="https://armyinform.com.ua/2023/06/13/unochi-rosiyany-vdaryly-po-zhytlovij-pyatypoverhivczi-u-kryvomu-rozi-ye-postrazhdali/" text:style-name="Internet_20_link" text:visited-style-name="Visited_20_Internet_20_Link">
https://armyinform.com.ua/2023/06/13/unochi-rosiyany-vdaryly-po-zhytlovij-pyatypoverhivczi-u-kryvomu-rozi-ye-postrazhdali/</text:a>
</text:p>
      <!--NEWS-->
      <text:h text:style-name="P10" text:outline-level="1">
<text:span text:style-name="T4">
Загарбники активно вивозять награбоване майно із затоплених населених пунктів Херсонщини</text:span>
</text:h>
      <text:p text:style-name="P4">
Author: ['АРМІЯINFORM']</text:p>
      <text:p text:style-name="P4">
Time: 2023-06-13T12:00:00-04:00</text:p>
      <text:p text:style-name="P4">
Description: У Херсонській області російські загарбники активно вивозять награбоване майно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osiyany-marodery.jpg" text:style-name="Internet_20_link" text:visited-style-name="Visited_20_Internet_20_Link">
rosiyany-marodery.jpg</text:a>
']</text:p>
      <text:p text:style-name="P4">
Tags: ['ГШ ЗС УКРАЇНИ', 'ОПЕРАТИВНА ОБСТАНОВКА']</text:p>
      <text:p text:style-name="P4">
Category: News</text:p>
      <!--METADATA-->
      <text:p text:style-name="P4">
<draw:frame draw:style-name="fr1" draw:name="Image5" text:anchor-type="as-char" svg:width="6.9236in" svg:height="4.615733in" draw:z-index="0">
<draw:image xlink:href="../Images/AРМІЯINFORM/2023-06-13T12-00-00-04-00/rosiyany-marodery.jpg" xlink:type="simple" xlink:show="embed" xlink:actuate="onLoad" draw:mime-type="image/jpeg"/>
</draw:frame>
</text:p>
      <text:p text:style-name="P4">
У Херсонській області російські загарбники активно вивозять награбоване майноіз затоплених населених пунктів.</text:p>
      <text:p text:style-name="P4">
Про це<text:a xlink:type="simple" xlink:href="https://www.facebook.com/GeneralStaff.ua/posts/pfbid0H72K3UihyAsSdegF1DaDX7GLd75UUcZ2eivULzW8f6emcY7S13sK13ArT4LBhruTl" text:style-name="Internet_20_link" text:visited-style-name="Visited_20_Internet_20_Link">
повідомляє</text:a>
Генеральний штаб ЗСУ в оперативній інформації.</text:p>
      <text:p text:style-name="P4">
Зокрема, до Голої Пристані, під виглядом гуманітарної допомоги прибуваютьпусті вантажівки, які російські військовослужбовці завантажують награбованим —побутовою технікою, меблями та іншим майном.</text:p>
      <text:p text:style-name="P4">
Source: <text:a xlink:type="simple" xlink:href="https://armyinform.com.ua/2023/06/13/zagarbnyky-aktyvno-vyvozyat-nagrabovane-majno-iz-zatoplenyh-naselenyh-punktiv-hersonshhyny/" text:style-name="Internet_20_link" text:visited-style-name="Visited_20_Internet_20_Link">
https://armyinform.com.ua/2023/06/13/zagarbnyky-aktyvno-vyvozyat-nagrabovane-majno-iz-zatoplenyh-naselenyh-punktiv-hersonshhyny/</text:a>
</text:p>
      <!--NEWS-->
      <text:h text:style-name="P10" text:outline-level="1">
<text:span text:style-name="T4">
Президент про атаку рф на Кривий Ріг: російські вбивці продовжують війну проти звичайних людей</text:span>
</text:h>
      <text:p text:style-name="P4">
Author: ['АРМІЯINFORM']</text:p>
      <text:p text:style-name="P4">
Time: 2023-06-13T14:00:00-04:00</text:p>
      <text:p text:style-name="P4">
Description: Президент України Володимир Зеленський відреагував на нічну атаку росії на Кривий Ріг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4059092442794634_y.jpg" text:style-name="Internet_20_link" text:visited-style-name="Visited_20_Internet_20_Link">
photo_5204059092442794634_y.jpg</text:a>
']</text:p>
      <text:p text:style-name="P4">
Tags: ['КРАЇНА-ТЕРОРИСТ РФ', 'КРИВИЙ РІГ', 'ПРЕЗИДЕНТ УКРАЇНИ']</text:p>
      <text:p text:style-name="P4">
Category: News</text:p>
      <!--METADATA-->
      <text:p text:style-name="P4">
<draw:frame draw:style-name="fr1" draw:name="Image6" text:anchor-type="as-char" svg:width="6.9236in" svg:height="5.1927in" draw:z-index="0">
<draw:image xlink:href="../Images/AРМІЯINFORM/2023-06-13T14-00-00-04-00/photo_5204059092442794634_y.jpg" xlink:type="simple" xlink:show="embed" xlink:actuate="onLoad" draw:mime-type="image/jpeg"/>
</draw:frame>
</text:p>
      <text:p text:style-name="P4">
Президент України Володимир Зеленський відреагував на нічну атаку росії наКривий Ріг та зазначив, що російські терористи продовжують вести свою війнупроти звичайних міст і людей.</text:p>
      <text:p text:style-name="P4">
Про це глава держави <text:a xlink:type="simple" xlink:href="https://t.me/V_Zelenskiy_official/6561" text:style-name="Internet_20_link" text:visited-style-name="Visited_20_Internet_20_Link">
написав</text:a>
 усвоєму телеграм-каналі.</text:p>
      <text:p text:style-name="P4">
«Чергові ракети терористів, російські вбивці продовжують свою війну протижитлових будинків, звичайних міст і людей. На жаль, є загиблі, є поранені.Рятувальна операція у Кривому Розі триває», — йдеться у його дописі.</text:p>
      <text:p text:style-name="P4">
Володимир Зеленський висловив співчуття усім, хто втратив рідних.</text:p>
      <text:p text:style-name="P4">
«Ніколи не буде прощення терористам, і за кожну свою ракету вонивідповідатимуть», — зазначив він.</text:p>
      <text:p text:style-name="P4">
Source: <text:a xlink:type="simple" xlink:href="https://armyinform.com.ua/2023/06/13/prezydent-pro-ataku-rf-na-kryvyj-rig-rosijski-vbyvczi-prodovzhuyut-vijnu-proty-zvychajnyh-lyudej/" text:style-name="Internet_20_link" text:visited-style-name="Visited_20_Internet_20_Link">
https://armyinform.com.ua/2023/06/13/prezydent-pro-ataku-rf-na-kryvyj-rig-rosijski-vbyvczi-prodovzhuyut-vijnu-proty-zvychajnyh-lyudej/</text:a>
</text:p>
      <!--NEWS-->
      <text:h text:style-name="P10" text:outline-level="1">
<text:span text:style-name="T4">
Ракетні війська ЗСУ ліквідували три пункти управління та три артилерійські підрозділи ворога</text:span>
</text:h>
      <text:p text:style-name="P4">
Author: ['АРМІЯINFORM']</text:p>
      <text:p text:style-name="P4">
Time: 2023-06-13T16:00:00-04:00</text:p>
      <text:p text:style-name="P4">
Description: Підрозділи ракетних військ і артилерії протягом минулої доби уразили 3 пункти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2139-1_large.jpg" text:style-name="Internet_20_link" text:visited-style-name="Visited_20_Internet_20_Link">
162139-1_large.jpg</text:a>
']</text:p>
      <text:p text:style-name="P4">
Tags: ['ГЕНШТАБ ЗС УКРАЇНИ', 'ОПЕРАТИВНА ОБСТАНОВКА']</text:p>
      <text:p text:style-name="P4">
Category: News</text:p>
      <!--METADATA-->
      <text:p text:style-name="P4">
<draw:frame draw:style-name="fr1" draw:name="Image7" text:anchor-type="as-char" svg:width="6.9236in" svg:height="3.893007in" draw:z-index="0">
<draw:image xlink:href="../Images/AРМІЯINFORM/2023-06-13T16-00-00-04-00/162139-1_large.jpg" xlink:type="simple" xlink:show="embed" xlink:actuate="onLoad" draw:mime-type="image/jpeg"/>
</draw:frame>
</text:p>
      <text:p text:style-name="P4">
Підрозділи ракетних військ і артилерії протягом минулої доби уразили 3 пунктиуправління, 2 зенітно-ракетних комплекси, район зосередження особового складупротивника та 3 артилерійських підрозділи на вогневих позиціях.</text:p>
      <text:p text:style-name="P4">
Про це<text:a xlink:type="simple" xlink:href="https://www.facebook.com/GeneralStaff.ua/posts/pfbid0H72K3UihyAsSdegF1DaDX7GLd75UUcZ2eivULzW8f6emcY7S13sK13ArT4LBhruTl" text:style-name="Internet_20_link" text:visited-style-name="Visited_20_Internet_20_Link">
повідомляє</text:a>
Генеральний штаб ЗСУ в оперативній інформації.</text:p>
      <text:p text:style-name="P4">
Авіація Сил оборони за минулу добу завдала 9 ударів по районах зосередженняособового складу та 4 — по зенітно-ракетних комплексах противника.</text:p>
      <text:p text:style-name="P4">
Також наші воїни знищили ворожий гелікоптер Ка-52 та БПЛА оперативно-тактичного рівня «Орлан-10».</text:p>
      <text:p text:style-name="P4">
Source: <text:a xlink:type="simple" xlink:href="https://armyinform.com.ua/2023/06/13/raketni-vijska-zsu-likviduvaly-try-punkty-upravlinnya-ta-try-artylerijski-pidrozdily-voroga/" text:style-name="Internet_20_link" text:visited-style-name="Visited_20_Internet_20_Link">
https://armyinform.com.ua/2023/06/13/raketni-vijska-zsu-likviduvaly-try-punkty-upravlinnya-ta-try-artylerijski-pidrozdily-voroga/</text:a>
</text:p>
      <!--NEWS-->
      <text:h text:style-name="P10" text:outline-level="1">
<text:span text:style-name="T4">
Уряд розширив перелік послуг, які ветерани та їхні сім’ї можуть отримати в ЦНАПах</text:span>
</text:h>
      <text:p text:style-name="P4">
Author: ['АРМІЯINFORM']</text:p>
      <text:p text:style-name="P4">
Time: 2023-06-13T18:00:00-04:00</text:p>
      <text:p text:style-name="P4">
Description: Уряд розширив перелік обов’язкових адміністративних послуг, які ветерани та члени їхні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ya-veteran-tsnap-kamenskoe-1440_700.jpg" text:style-name="Internet_20_link" text:visited-style-name="Visited_20_Internet_20_Link">
ya-veteran-tsnap-kamenskoe-1440_700.jpg</text:a>
']</text:p>
      <text:p text:style-name="P4">
Tags: ['АДМІНПОСЛУГИ ДЛЯ ВЕТЕРАНІВ', 'КАБМІН', 'СОЦЗАХИСТ ПІД ЧАС ВІЙНИ']</text:p>
      <text:p text:style-name="P4">
Category: News</text:p>
      <!--METADATA-->
      <text:p text:style-name="P4">
<draw:frame draw:style-name="fr1" draw:name="Image8" text:anchor-type="as-char" svg:width="6.9236in" svg:height="3.363716in" draw:z-index="0">
<draw:image xlink:href="../Images/AРМІЯINFORM/2023-06-13T18-00-00-04-00/ya-veteran-tsnap-kamenskoe-1440_700.jpg" xlink:type="simple" xlink:show="embed" xlink:actuate="onLoad" draw:mime-type="image/jpeg"/>
</draw:frame>
</text:p>
      <text:p text:style-name="P4">
Уряд розширив перелік обов’язкових адміністративних послуг, які ветерани тачлени їхніх родин можуть отримати в ЦНАПах.</text:p>
      <text:p text:style-name="P4">
Про це <text:a xlink:type="simple" xlink:href="https://www.kmu.gov.ua/news/uriad-rozshyryv-perelik-posluh-iaki-veterany-ta-ikhni-simi-mozhut-otrymaty-v-tsnapakh" text:style-name="Internet_20_link" text:visited-style-name="Visited_20_Internet_20_Link">
повідомляє</text:a>
 Урядовийпортал.</text:p>
      <text:p text:style-name="P4">
Відтепер учасники бойових дій, їхні сім’ї, люди з інвалідністю внаслідоквійни, а також родичі загиблих захисників і захисниць зможуть звернутися доЦНАПу у своєму населеному пункті та отримати ще більше необхідних адмінпослуг.Зокрема, офіційно встановити свій статус, отримати чи замінити посвідчення,одержати витяг з Єдиного державного реєстру ветеранів війни, продовжити діюдокументів, отримати грошову допомогу чи компенсацію.</text:p>
      <text:p text:style-name="P4">
«Раніше, щоб отримати ці послуги, доводилося звертатися до різних держустанов.Тепер усі сервіси будуть доступні в одному місці», — йдеться у повідомленні.</text:p>
      <text:p text:style-name="P4">
Зазначається, що від першого дня роботи Мінцифра модернізує та розширює мережуЦНАПів, щоб українці могли швидко отримати якісні держпослуги незалежно відмісця проживання. Зараз один з пріоритетів — максимально спростити процесодержання ветеранських сервісів.</text:p>
      <text:p text:style-name="P4">
Source: <text:a xlink:type="simple" xlink:href="https://armyinform.com.ua/2023/06/13/uryad-rozshyryv-perelik-poslug-yaki-veterany-ta-yihni-simyi-mozhut-otrymaty-v-cznapah/" text:style-name="Internet_20_link" text:visited-style-name="Visited_20_Internet_20_Link">
https://armyinform.com.ua/2023/06/13/uryad-rozshyryv-perelik-poslug-yaki-veterany-ta-yihni-simyi-mozhut-otrymaty-v-cznapah/</text:a>
</text:p>
      <!--NEWS-->
      <text:h text:style-name="P10" text:outline-level="1">
<text:span text:style-name="T4">
Представниця ЗС України Анжеліка Терлюга виграла «золото» турніру з карате в Японії</text:span>
</text:h>
      <text:p text:style-name="P4">
Author: ['АРМІЯINFORM']</text:p>
      <text:p text:style-name="P4">
Time: 2023-06-13T2:00:00-04:00</text:p>
      <text:p text:style-name="P4">
Description: Представниця ЗС України, олімпійська віцечемпіонка з карате Анжеліка Терлюга вигр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994044_634835025346207_5294098758488313669_n-e1686575152409.jpg" text:style-name="Internet_20_link" text:visited-style-name="Visited_20_Internet_20_Link">
352994044_634835025346207_5294098758488313669_n-e1686575152409.jpg</text:a>
']</text:p>
      <text:p text:style-name="P4">
Tags: ['АНЖЕЛІКА ТЕРЛЮГА', 'АРМІЙКА', 'АРМІЙСЬКИЙ СПОРТ', 'КАРАТЕ']</text:p>
      <text:p text:style-name="P4">
Category: News</text:p>
      <!--METADATA-->
      <text:p text:style-name="P4">
<draw:frame draw:style-name="fr1" draw:name="Image9" text:anchor-type="as-char" svg:width="6.9236in" svg:height="5.204596in" draw:z-index="0">
<draw:image xlink:href="../Images/AРМІЯINFORM/2023-06-13T2-00-00-04-00/352994044_634835025346207_5294098758488313669_n-e1686575152409.jpg" xlink:type="simple" xlink:show="embed" xlink:actuate="onLoad" draw:mime-type="image/jpeg"/>
</draw:frame>
</text:p>
      <text:p text:style-name="P4">
Представниця ЗС України, олімпійська віцечемпіонка з карате Анжеліка Терлюгавиграла «золото» на третьому етапі Прем'єр-ліги з карате у Фукуоці (Японія).</text:p>
      <text:p text:style-name="P4">
Про це<text:a xlink:type="simple" xlink:href="https://www.facebook.com/karate.ua/posts/pfbid02icGnEA4mTmsUrzcvrk81RLdPFtP66p4FBQnATSsCEHvAPh6aJBV3aRbtXtvZhXZhl" text:style-name="Internet_20_link" text:visited-style-name="Visited_20_Internet_20_Link">
повідомляє</text:a>
Федерація карате України.</text:p>
      <text:p text:style-name="P4">
Анжеліка Терлюга у фіналі вагової категорії до 55 кг з рахунком 10:2 здолалапредставницю Японії Шіорі Накамуру і виборола свою 15-ту золоту медальтурнірів Прем'єр-ліги.</text:p>
      <text:p text:style-name="P4">
Source: <text:a xlink:type="simple" xlink:href="https://armyinform.com.ua/2023/06/13/predstavnyczya-zs-ukrayiny-anzhelika-terlyuga-vygrala-zoloto-turniru-z-karate-u-yaponiyi/" text:style-name="Internet_20_link" text:visited-style-name="Visited_20_Internet_20_Link">
https://armyinform.com.ua/2023/06/13/predstavnyczya-zs-ukrayiny-anzhelika-terlyuga-vygrala-zoloto-turniru-z-karate-u-yaponiyi/</text:a>
</text:p>
      <!--NEWS-->
      <text:h text:style-name="P10" text:outline-level="1">
<text:span text:style-name="T4">
ЗСУ частково залишили окупантів без зв’язку на Сватівсько-Куп’янському напрямку</text:span>
</text:h>
      <text:p text:style-name="P4">
Author: ['АРМІЯINFORM']</text:p>
      <text:p text:style-name="P4">
Time: 2023-06-13T49:00:00-04:00</text:p>
      <text:p text:style-name="P4">
Description: Українські військові за допомогою Армії дронів залишили російських окупантів без зв’яз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5c3cd1d-33a3cefaeb28e37fee620164da9c513b.jpg" text:style-name="Internet_20_link" text:visited-style-name="Visited_20_Internet_20_Link">
05c3cd1d-33a3cefaeb28e37fee620164da9c513b.jpg</text:a>
']</text:p>
      <text:p text:style-name="P4">
Tags: ['АРМІЯ ДРОНІВ', 'БПЛА']</text:p>
      <text:p text:style-name="P4">
Category: News</text:p>
      <!--METADATA-->
      <text:p text:style-name="P4">
<draw:frame draw:style-name="fr1" draw:name="Image10" text:anchor-type="as-char" svg:width="6.9236in" svg:height="3.499428in" draw:z-index="0">
<draw:image xlink:href="../Images/AРМІЯINFORM/2023-06-13T49-00-00-04-00/05c3cd1d-33a3cefaeb28e37fee620164da9c513b.jpg" xlink:type="simple" xlink:show="embed" xlink:actuate="onLoad" draw:mime-type="image/jpeg"/>
</draw:frame>
</text:p>
      <text:p text:style-name="P4">
Українські військові за допомогою Армії дронів залишили російських окупантівбез зв’язку на Сватівсько-Куп’янському напрямку.</text:p>
      <text:p text:style-name="P4">
Про це <text:a xlink:type="simple" xlink:href="https://t.me/zedigital/3243" text:style-name="Internet_20_link" text:visited-style-name="Visited_20_Internet_20_Link">
повідомляє</text:a>
 Віцепрем'єр з інновацій,розвитку освіти, науки та технологій — міністр цифрової трансформації МихайлоФедоров.</text:p>
      <text:p text:style-name="P4">
За його словами, бійці ударної роти БПЛА 92 ОМБр виявили систему супутниковогозв’язку окупантів на Сватівсько-Куп’янському напрямку та знищили її.</text:p>
      <text:p text:style-name="P4">
«Під час розвідки бійці ударної роти БПЛА 92 ОМБр виявили системусупутникового зв’язку окупантів — 2 Антени VSAT. Вони дозволяли росіянамоперативно обмінюватися інформацією. Тепер це в минулому», — йдеться вповідомленні.</text:p>
      <text:p text:style-name="P4">
Source: <text:a xlink:type="simple" xlink:href="https://armyinform.com.ua/2023/06/13/zsu-chastkovo-zalyshyly-okupantiv-bez-zvyazku-na-svativsko-kupyanskomu-napryamku/" text:style-name="Internet_20_link" text:visited-style-name="Visited_20_Internet_20_Link">
https://armyinform.com.ua/2023/06/13/zsu-chastkovo-zalyshyly-okupantiv-bez-zvyazku-na-svativsko-kupyanskomu-napryamku/</text:a>
</text:p>
      <!--NEWS-->
      <text:h text:style-name="P10" text:outline-level="1">
<text:span text:style-name="T4">
У Києві відбудеться форум «Повага. Досвід. Перспектива», присвячений діалогу про потреби ветеранів</text:span>
</text:h>
      <text:p text:style-name="P4">
Author: ['АРМІЯINFORM']</text:p>
      <text:p text:style-name="P4">
Time: 2023-06-13T4:00:00-04:00</text:p>
      <text:p text:style-name="P4">
Description: Український ветеранський фонд Мінветеранів запрошує на форум «Повага. Дос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obrazhennya-whatsapp-data-2023-06-12-o-155220-e1686579310547.jpg" text:style-name="Internet_20_link" text:visited-style-name="Visited_20_Internet_20_Link">
zobrazhennya-whatsapp-data-2023-06-12-o-155220-e1686579310547.jpg</text:a>
']</text:p>
      <text:p text:style-name="P4">
Tags: ['ВЕТЕРАНИ', 'ВІЙНА', 'МІНВЕТЕРАНІВ']</text:p>
      <text:p text:style-name="P4">
Category: News</text:p>
      <!--METADATA-->
      <text:p text:style-name="P4">
<draw:frame draw:style-name="fr1" draw:name="Image11" text:anchor-type="as-char" svg:width="6.9236in" svg:height="5.331172in" draw:z-index="0">
<draw:image xlink:href="../Images/AРМІЯINFORM/2023-06-13T4-00-00-04-00/zobrazhennya-whatsapp-data-2023-06-12-o-155220-e1686579310547.jpg" xlink:type="simple" xlink:show="embed" xlink:actuate="onLoad" draw:mime-type="image/jpeg"/>
</draw:frame>
</text:p>
      <text:p text:style-name="P4">
Український ветеранський фонд Мінветеранів запрошує на форум «Повага. Досвід.Перспектива», що відбудеться 27 червня о 13:00 у Медіацентрі Україна-Укрінформ.</text:p>
      <text:p text:style-name="P4">
Про це <text:a xlink:type="simple" xlink:href="https://mva.gov.ua/ua/news/u-kiyevi-vidbudetsya-forum-povaga-dosvid-perspektiva-prisvyachenij-dialogu-pro-potrebi-veteraniv" text:style-name="Internet_20_link" text:visited-style-name="Visited_20_Internet_20_Link">
повідомляє</text:a>
Міністерство у справах ветеранів України.</text:p>
      <text:p text:style-name="P4">
«Головна мета: посилити діалог із ветеранською спільнотою щодо можливостей дляветеранів і ветеранок на шляху їхньої реінтеграції, освіти тапрацевлаштування», — йдеться у повідомленні.</text:p>
      <text:p text:style-name="P4">
<text:span text:style-name="T4">
Захід налічує три панелі за напрямами:</text:span>
</text:p>
      <ul>
        <li>
Ветеранська політика: виклики України;  * Перекваліфікація та освіта;  * Працевлаштування.</li>
      </ul>
      <text:p text:style-name="P4">
Участь у форумі візьмуть понад 15 експертів у різних сферах: від бізнесу доосвітніх можливостей.</text:p>
      <text:p text:style-name="P4">
<text:span text:style-name="T4">
Спікери першої панелі «Ветеранська політика: виклики України»:</text:span>
</text:p>
      <ul>
        <li>
Юлія Лапутіна, міністр у справах ветеранів України;  * Наталія Калмикова, виконавча директорка Українського ветеранського фонду Мінветеранів;  * Тарас Чмут, директор благодійного фонду «Повернись Живим», член Наглядової ради УВФ;  * Модератор: Олексій Тарасов, головний редактор Radio NV.</li>
      </ul>
      <text:p text:style-name="P4">
<text:span text:style-name="T4">
Спікери другої панелі «Перекваліфікація та освіта»:</text:span>
</text:p>
      <ul>
        <li>
Руслана Величко, перша заступниця виконавчої директорки УВФ;  * Представник American University Kyiv (AUK);  * Роксоляна Вороновська, керівниця UCU-online;  * Тетяна Жукова, ВМГО «Соціальний вектор»;  * Святослав Ніколайчук, ГО «Подільська агенція розвитку»;  * Вікторія Шинкаренко, ветеранка, ГО «Обласна ветеранська спілка учасників АТО Рівненщини»;  * Модератор: представник громадянського суспільства.</li>
      </ul>
      <text:p text:style-name="P4">
<text:span text:style-name="T4">
Спікери третьої панелі «Працевлаштування»:</text:span>
</text:p>
      <ul>
        <li>
Андрій Ремізов, директор ДУ <text:span text:style-name="T4">
«</text:span>
 Офіс з розвитку підприємництва та експорту»;  * Ілля Шполянський, ветеран, Рух ветеранів України;  * Тетяна Розумій, дружина ветерана, власниця взуттєвої крамниці;  * Представник Укрзалізниці;  * Представник Укрпошти;  * Модератор: Владислав Грєзєв, CEO Lobby X, координатор TEDxKyiv.</li>
      </ul>
      <text:p text:style-name="P4">
На учасників чекає виступ спеціального гостя, а також своїми історіями шляхудо мрії та її реалізації поділяться дружина ветерана Оксана Макарова, ветераниДенис Дудник, Володимир Скосогоренко і Тарас Якобчук.</text:p>
      <text:p text:style-name="P4">
Source: <text:a xlink:type="simple" xlink:href="https://armyinform.com.ua/2023/06/13/u-kyyevi-vidbudetsya-forum-povaga-dosvid-perspektyva-prysvyachenyj-dialogu-pro-potreby-veteraniv/" text:style-name="Internet_20_link" text:visited-style-name="Visited_20_Internet_20_Link">
https://armyinform.com.ua/2023/06/13/u-kyyevi-vidbudetsya-forum-povaga-dosvid-perspektyva-prysvyachenyj-dialogu-pro-potreby-veteraniv/</text:a>
</text:p>
      <!--NEWS-->
      <text:h text:style-name="P10" text:outline-level="1">
<text:span text:style-name="T4">
Червоний Хрест активно співпрацює з командою Координаційного штабу</text:span>
</text:h>
      <text:p text:style-name="P4">
Author: ['АРМІЯINFORM']</text:p>
      <text:p text:style-name="P4">
Time: 2023-06-13T51:00:00-04:00</text:p>
      <text:p text:style-name="P4">
Description: Координаційний штаб з питань поводження з військовополоненими продовжує співпрацю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5-1.jpg" text:style-name="Internet_20_link" text:visited-style-name="Visited_20_Internet_20_Link">
ksh5-1.jpg</text:a>
']</text:p>
      <text:p text:style-name="P4">
Tags: ['КООРДИНАЦІЙНИЙ ШТАБ З ПИТАНЬ ПОВОДЖЕННЯ З ВІЙСЬКОВОПОЛОНЕНИМИ', 'ЧЕРВОНИ ХРЕСТ']</text:p>
      <text:p text:style-name="P4">
Category: News</text:p>
      <!--METADATA-->
      <text:p text:style-name="P4">
<draw:frame draw:style-name="fr1" draw:name="Image12" text:anchor-type="as-char" svg:width="6.9236in" svg:height="4.011043in" draw:z-index="0">
<draw:image xlink:href="../Images/AРМІЯINFORM/2023-06-13T51-00-00-04-00/ksh5-1.jpg" xlink:type="simple" xlink:show="embed" xlink:actuate="onLoad" draw:mime-type="image/jpeg"/>
</draw:frame>
</text:p>
      <text:p text:style-name="P4">
Координаційний штаб з питань поводження з військовополоненими продовжуєспівпрацю з Міжнародним комітетом Червоного Хреста (МКЧХ). Метою цієївзаємодії є допомога в реалізації вимог міжнародного гуманітарного права тамандату Червоного Хреста як організації, здатної отримувати доступ довійськовополонених на території держави-агресорки та на тимчасово окупованихтериторіях.</text:p>
      <text:p text:style-name="P4">
Про це <text:a xlink:type="simple" xlink:href="https://t.me/Koord_shtab/1218" text:style-name="Internet_20_link" text:visited-style-name="Visited_20_Internet_20_Link">
повідомляє</text:a>
 Координаційний штаб зпитань поводження з військовополоненими.</text:p>
      <text:p text:style-name="P4">
Зокрема, від початку 2023 року Координаційним штабом до МКЧХ надісланоофіційні запити для підтвердження полону низки українськихвійськовослужбовців, імена яких були підтверджені безпосередньо міністерствомоборони російської федерації. Також у своєму листі на адресу Координаційногоштабу Червоний Хрест підтвердив отримання запитів відвідування українськихнацгвардійців, які були захоплені в полоні під час охорони Чорнобильської АЕС,а також інші численні місця несвободи в росії, де утримують українськихзахисників та захисниць.</text:p>
      <text:p text:style-name="P4">
Також Міжнародний червоний Хрест підтвердив, що отримав запит від Штабу наорганізацію листування між військовополоненими та їхніми сім’ями. На жаль,більшість із українських оборонців у полоні ворога не має можливості отриматита передати вісточку додому упродовж довгих місяців.</text:p>
      <text:p text:style-name="P4">
Координаційний штаб також офіційно запросив фахівців МКЧХ взяти участь уроботі українських команд з пошуку зниклих безвісти та сприяти їхнійдіяльності.</text:p>
      <text:p text:style-name="P4">
Фахівці Коордштабу у співпраці з Офісом Президента та залученими відомствамиУкраїни роблять усе можливе, щоби покращити умови тимчасового перебуванняукраїнських комбатантів та цивільних у полоні, розшукати та повернути додомукожного і кожну.</text:p>
      <text:p text:style-name="P4">
Source: <text:a xlink:type="simple" xlink:href="https://armyinform.com.ua/2023/06/13/chervonyh-hrest-aktyvno-spivpraczyuye-z-komandoyu-koordynaczijnogo-shtabu/" text:style-name="Internet_20_link" text:visited-style-name="Visited_20_Internet_20_Link">
https://armyinform.com.ua/2023/06/13/chervonyh-hrest-aktyvno-spivpraczyuye-z-komandoyu-koordynaczijnogo-shtabu/</text:a>
</text:p>
      <!--NEWS-->
      <text:h text:style-name="P10" text:outline-level="1">
<text:span text:style-name="T4">
Повідомлення про нелюдське поводження окупантів на Херсонщині є шокуючими — Бріджит Брінк</text:span>
</text:h>
      <text:p text:style-name="P4">
Author: ['АРМІЯINFORM']</text:p>
      <text:p text:style-name="P4">
Time: 2023-06-13T53:00:00-04:00</text:p>
      <text:p text:style-name="P4">
Description: Посол США в Україні Бріджит Брінк відреагувала на російські обстріли місць еваку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e1670314672206.jpg" text:style-name="Internet_20_link" text:visited-style-name="Visited_20_Internet_20_Link">
original-e1670314672206.jpg</text:a>
']</text:p>
      <text:p text:style-name="P4">
Tags: ['БРІДЖИТ БРІНК', 'ОБСТРІЛИ РФ', 'ХЕРСОН']</text:p>
      <text:p text:style-name="P4">
Category: News</text:p>
      <!--METADATA-->
      <text:p text:style-name="P4">
<draw:frame draw:style-name="fr1" draw:name="Image13" text:anchor-type="as-char" svg:width="6.9236in" svg:height="4.32725in" draw:z-index="0">
<draw:image xlink:href="../Images/AРМІЯINFORM/2023-06-13T53-00-00-04-00/original-e1670314672206.jpg" xlink:type="simple" xlink:show="embed" xlink:actuate="onLoad" draw:mime-type="image/jpeg"/>
</draw:frame>
</text:p>
      <text:p text:style-name="P4">
Посол США в Україні Бріджит Брінк відреагувала на російські обстріли місцьевакуацій постраждалих від підтоплення жителів Херсона та зазначила, що такеповодження є шокуючим та неприйнятним.</text:p>
      <text:p text:style-name="P4">
Про це вона<text:a xlink:type="simple" xlink:href="https://twitter.com/USAmbKyiv/status/1668214136814157825" text:style-name="Internet_20_link" text:visited-style-name="Visited_20_Internet_20_Link">
написала</text:a>
 у своємуТвіттері.</text:p>
      <text:p text:style-name="P4">
«Повідомлення про обстріли, стрілянину та нелюдське поводження на Херсонщині єшокуючими та неприйнятними. Замість того, щоб забезпечити повний, безпечний ібезперешкодний доступ до мирних жителів, які рятуються від повені в Херсоні,російські війська продовжують свою варварську та жорстоку поведінку», —йдеться в її дописі.</text:p>
      <text:p text:style-name="P4">
Source: <text:a xlink:type="simple" xlink:href="https://armyinform.com.ua/2023/06/13/povidomlennya-pro-nelyudske-povodzhennya-okupnativ-v-hersoni-ye-shokuyuchymy-bridzhyt-brink/" text:style-name="Internet_20_link" text:visited-style-name="Visited_20_Internet_20_Link">
https://armyinform.com.ua/2023/06/13/povidomlennya-pro-nelyudske-povodzhennya-okupnativ-v-hersoni-ye-shokuyuchymy-bridzhyt-brink/</text:a>
</text:p>
      <!--NEWS-->
      <text:h text:style-name="P10" text:outline-level="1">
<text:span text:style-name="T4">
У Мелітополі окупанти заборонили отримувати атестати випускникам, які не мають паспорта рф</text:span>
</text:h>
      <text:p text:style-name="P4">
Author: ['АРМІЯINFORM']</text:p>
      <text:p text:style-name="P4">
Time: 2023-06-13T55:00:00-04:00</text:p>
      <text:p text:style-name="P4">
Description: У Мелітополі Запорізької області триває примусова паспортизація громадян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813006.jpg" text:style-name="Internet_20_link" text:visited-style-name="Visited_20_Internet_20_Link">
2813006.jpg</text:a>
']</text:p>
      <text:p text:style-name="P4">
Tags: ['ГШ ЗСУ', 'ОПЕРАТИВНА ОБСТАНОВКА', 'ПРИМУСОВА ПАСПОРТИЗАЦІЯ']</text:p>
      <text:p text:style-name="P4">
Category: News</text:p>
      <!--METADATA-->
      <text:p text:style-name="P4">
<draw:frame draw:style-name="fr1" draw:name="Image14" text:anchor-type="as-char" svg:width="6.9236in" svg:height="4.944604in" draw:z-index="0">
<draw:image xlink:href="../Images/AРМІЯINFORM/2023-06-13T55-00-00-04-00/2813006.jpg" xlink:type="simple" xlink:show="embed" xlink:actuate="onLoad" draw:mime-type="image/jpeg"/>
</draw:frame>
</text:p>
      <text:p text:style-name="P4">
У Мелітополі Запорізької області триває примусова паспортизація громадянУкраїни.</text:p>
      <text:p text:style-name="P4">
Про це<text:a xlink:type="simple" xlink:href="https://www.facebook.com/GeneralStaff.ua/posts/pfbid0H72K3UihyAsSdegF1DaDX7GLd75UUcZ2eivULzW8f6emcY7S13sK13ArT4LBhruTl" text:style-name="Internet_20_link" text:visited-style-name="Visited_20_Internet_20_Link">
повідомляє</text:a>
Генеральний штаб ЗСУ в оперативній інформації.</text:p>
      <text:p text:style-name="P4">
Так, окупанти активно погрожують батькам випускників щодо неможливостіотримання атестатів про закінчення школи в разі відмови отримання підліткамиросійського паспорта.</text:p>
      <text:p text:style-name="P4">
Source: <text:a xlink:type="simple" xlink:href="https://armyinform.com.ua/2023/06/13/u-melitopoli-okupanty-zaboronyly-otrymaty-atestat-vypusknykam-yaki-ne-mayut-pasporta-rf/" text:style-name="Internet_20_link" text:visited-style-name="Visited_20_Internet_20_Link">
https://armyinform.com.ua/2023/06/13/u-melitopoli-okupanty-zaboronyly-otrymaty-atestat-vypusknykam-yaki-ne-mayut-pasporta-rf/</text:a>
</text:p>
      <!--NEWS-->
      <text:h text:style-name="P10" text:outline-level="1">
<text:span text:style-name="T4">
Втрати ворога за добу: ліквідовано майже 500 окупантів, знищено 20 артсистем і 6 ББМ</text:span>
</text:h>
      <text:p text:style-name="P4">
Author: ['АРМІЯINFORM']</text:p>
      <text:p text:style-name="P4">
Time: 2023-06-13T57:00:00-04:00</text:p>
      <text:p text:style-name="P4">
Description: Загальні бойові втрати противника з 24.02.22 по 13.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de34ef9-bbff-4364-882e-3c35e1cd880b-scaled.jpg" text:style-name="Internet_20_link" text:visited-style-name="Visited_20_Internet_20_Link">
bde34ef9-bbff-4364-882e-3c35e1cd880b-scaled.jpg</text:a>
']</text:p>
      <text:p text:style-name="P4">
Tags: ['АГРЕСІЯ РФ', 'ВТОРГНЕННЯ РФ', 'ВТРАТИ ВОРОГА', 'ГШ ЗСУ']</text:p>
      <text:p text:style-name="P4">
Category: News</text:p>
      <!--METADATA-->
      <text:p text:style-name="P4">
<draw:frame draw:style-name="fr1" draw:name="Image15" text:anchor-type="as-char" svg:width="6.9236in" svg:height="6.981297in" draw:z-index="0">
<draw:image xlink:href="../Images/AРМІЯINFORM/2023-06-13T57-00-00-04-00/bde34ef9-bbff-4364-882e-3c35e1cd880b-scaled.jpg" xlink:type="simple" xlink:show="embed" xlink:actuate="onLoad" draw:mime-type="image/jpeg"/>
</draw:frame>
</text:p>
      <text:p text:style-name="P4">
Загальні бойові втрати противника з 24.02.22 по 13.06.23 орієнтовностановлять:</text:p>
      <ul>
        <li>
<text:span text:style-name="T4">
особового складу ‒</text:span>
 216650 (+470) осіб ліквідовано  * <text:span text:style-name="T4">
танків ‒</text:span>
 3935 (+4)  * <text:span text:style-name="T4">
бойових броньованих машин ‒</text:span>
 7642 (+6)  * <text:span text:style-name="T4">
артилерійських систем ‒</text:span>
 3766 (+20)  * <text:span text:style-name="T4">
РСЗВ ‒</text:span>
 601 (0)  * <text:span text:style-name="T4">
засоби ППО ‒</text:span>
 363 (+1)  * <text:span text:style-name="T4">
літаків ‒</text:span>
 314 (0)  * <text:span text:style-name="T4">
гелікоптерів ‒</text:span>
 300 (+1)  * <text:span text:style-name="T4">
БПЛА оперативно-тактичного рівня ‒</text:span>
 3309 (+2)  * <text:span text:style-name="T4">
крилаті ракети ‒</text:span>
 1183 (0)  * <text:span text:style-name="T4">
кораблі / катери ‒</text:span>
 18 (0)  * <text:span text:style-name="T4">
автомобільної техніки та автоцистерн ‒</text:span>
 6473 (+2)  * <text:span text:style-name="T4">
спеціальна техніка ‒</text:span>
 511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3.06.23.</text:p>
      <text:p text:style-name="P4">
Source: <text:a xlink:type="simple" xlink:href="https://armyinform.com.ua/2023/06/13/vtraty-voroga-za-dobu-likvidovano-majzhe-500-okupantiv-znyshheno-20-artsystem-i-6-bbm/" text:style-name="Internet_20_link" text:visited-style-name="Visited_20_Internet_20_Link">
https://armyinform.com.ua/2023/06/13/vtraty-voroga-za-dobu-likvidovano-majzhe-500-okupantiv-znyshheno-20-artsystem-i-6-bbm/</text:a>
</text:p>
      <!--NEWS-->
      <text:h text:style-name="P10" text:outline-level="1">
<text:span text:style-name="T4">
Молдова направила допомогу для ліквідації наслідків підриву Каховської ГЕС</text:span>
</text:h>
      <text:p text:style-name="P4">
Author: ['АРМІЯINFORM']</text:p>
      <text:p text:style-name="P4">
Time: 2023-06-13T6:00:00-04:00</text:p>
      <text:p text:style-name="P4">
Description: Уряд Республіки Молдови надав гуманітарну допомогу ДСНС України для ліквідації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ceu-88770298511686575907798.jpg" text:style-name="Internet_20_link" text:visited-style-name="Visited_20_Internet_20_Link">
mceu-88770298511686575907798.jpg</text:a>
']</text:p>
      <text:p text:style-name="P4">
Tags: ['ГУМДОПОМОГА', 'КАХОВСЬКА ГЕС', 'КАХОВСЬКА ГЕС/ШТАБ INFO', 'МОЛДОВА']</text:p>
      <text:p text:style-name="P4">
Category: News</text:p>
      <!--METADATA-->
      <text:p text:style-name="P4">
<draw:frame draw:style-name="fr1" draw:name="Image16" text:anchor-type="as-char" svg:width="6.9236in" svg:height="5.1927in" draw:z-index="0">
<draw:image xlink:href="../Images/AРМІЯINFORM/2023-06-13T6-00-00-04-00/mceu-88770298511686575907798.jpg" xlink:type="simple" xlink:show="embed" xlink:actuate="onLoad" draw:mime-type="image/jpeg"/>
</draw:frame>
</text:p>
      <text:p text:style-name="P4">
Уряд Республіки Молдови надав гуманітарну допомогу ДСНС України для ліквідаціїнаслідків техногенної катастрофи, яка виникла внаслідок пошкодження Каховськоїгідроелектростанції.</text:p>
      <text:p text:style-name="P4">
Про це <text:a xlink:type="simple" xlink:href="https://www.kmu.gov.ua/news/uriad-moldovy-napravyv-humdopomohu-dlia-likvidatsii-naslidkiv-pidryvu-kakhovskoi-hes" text:style-name="Internet_20_link" text:visited-style-name="Visited_20_Internet_20_Link">
повідомляє</text:a>
 Урядовийпортал.</text:p>
      <text:p text:style-name="P4">
Зокрема, гуманітарна допомога включає:</text:p>
      <ul>
        <li>
2 насосні станції,  * 7 пластикових човнів,  * 5 надувних човнів,  * 161 пару гумових чобіт,  * мотопомпу,  * продукти харчування тощо.</li>
      </ul>
      <text:p text:style-name="P4">
«ДСНС щиро завдячує Урядові Республіки Молдови, Генеральному Інспекторату знадзвичайних ситуацій МВС Республіки Молдови за підтримку», — йдеться уповідомленні.</text:p>
      <text:p text:style-name="P4">
Source: <text:a xlink:type="simple" xlink:href="https://armyinform.com.ua/2023/06/13/moldova-napravyla-dopomogu-dlya-likvidacziyi-naslidkiv-pidryvu-kahovskoyi-ges/" text:style-name="Internet_20_link" text:visited-style-name="Visited_20_Internet_20_Link">
https://armyinform.com.ua/2023/06/13/moldova-napravyla-dopomogu-dlya-likvidacziyi-naslidkiv-pidryvu-kahovskoyi-ges/</text:a>
</text:p>
      <!--NEWS-->
      <text:h text:style-name="P10" text:outline-level="1">
<text:span text:style-name="T4">
Куди звертатися по психологічну допомогу постраждалим від підриву Каховської ГЕС</text:span>
</text:h>
      <text:p text:style-name="P4">
Author: ['АРМІЯINFORM']</text:p>
      <text:p text:style-name="P4">
Time: 2023-06-13T8:00:00-04:00</text:p>
      <text:p text:style-name="P4">
Description: Для людей, які перенесли стресові події, у Херсонській та прилеглих областях працю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3997347992946481_y.jpg" text:style-name="Internet_20_link" text:visited-style-name="Visited_20_Internet_20_Link">
photo_5203997347992946481_y.jpg</text:a>
']</text:p>
      <text:p text:style-name="P4">
Tags: ['КАХОВСЬКА ГЕС', 'ПСИХОЛОГІЧНА ДОПОМОГА']</text:p>
      <text:p text:style-name="P4">
Category: News</text:p>
      <!--METADATA-->
      <text:p text:style-name="P4">
<draw:frame draw:style-name="fr1" draw:name="Image17" text:anchor-type="as-char" svg:width="6.9236in" svg:height="4.615733in" draw:z-index="0">
<draw:image xlink:href="../Images/AРМІЯINFORM/2023-06-13T8-00-00-04-00/photo_5203997347992946481_y.jpg" xlink:type="simple" xlink:show="embed" xlink:actuate="onLoad" draw:mime-type="image/jpeg"/>
</draw:frame>
</text:p>
      <text:p text:style-name="P4">
Для людей, які перенесли стресові події, у Херсонській та прилеглих областяхпрацюють групи надавачів послуг із першої психологічної допомоги.</text:p>
      <text:p text:style-name="P4">
Про це<text:a xlink:type="simple" xlink:href="https://minre.gov.ua/2023/06/12/kudy-zvertatysya-za-psyhologichnoyu-dopomogoyu-postrazhdalym-vid-pidryvu-kahovskoyi-ges/" text:style-name="Internet_20_link" text:visited-style-name="Visited_20_Internet_20_Link">
 інформує</text:a>
Мінреінтеграції.</text:p>
      <text:p text:style-name="P4">
Команди фахівців із психосоціальної підтримки, мобільні бригади психологів ігуманітарного реагування готові у будь-який момент надавати херсонцям низкупсихологічних сервісів.</text:p>
      <text:p text:style-name="P4">
Докладну інформацію про надавача послуг першої психологічної допомоги, а такожвиди допомоги, регіон, контактну особу можна отримати, скориставшись таблицеюза<text:a xlink:type="simple" xlink:href="https://l.facebook.com/l.php" text:style-name="Internet_20_link" text:visited-style-name="Visited_20_Internet_20_Link">
посиланням</text:a>
. Вся надана інформація актуалізована й оновлюється.</text:p>
      <text:p text:style-name="P4">
Source: <text:a xlink:type="simple" xlink:href="https://armyinform.com.ua/2023/06/13/kudy-zvertatysya-za-psyhologichnoyu-dopomogoyu-postrazhdalym-vid-pidryvu-kahovskoyi-ges/" text:style-name="Internet_20_link" text:visited-style-name="Visited_20_Internet_20_Link">
https://armyinform.com.ua/2023/06/13/kudy-zvertatysya-za-psyhologichnoyu-dopomogoyu-postrazhdalym-vid-pidryvu-kahovskoyi-ges/</text:a>
</text:p>
      <!--NEWS-->
      <text:h text:style-name="P10" text:outline-level="1">
<text:span text:style-name="T4">
Підтопленими залишаються 30 населених пунктів на Херсонщині та 31 — на Миколаївщині — Денис Шмигаль</text:span>
</text:h>
      <text:p text:style-name="P4">
Author: ['АРМІЯINFORM']</text:p>
      <text:p text:style-name="P4">
Time: 2023-06-13T90:00:00-04:00</text:p>
      <text:p text:style-name="P4">
Description: Внаслідок російського теракту на Каховській ГЕС підтопленими залишаються 30 насел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humb_204644_820_360_0_0_auto.jpg" text:style-name="Internet_20_link" text:visited-style-name="Visited_20_Internet_20_Link">
thumb_204644_820_360_0_0_auto.jpg</text:a>
']</text:p>
      <text:p text:style-name="P4">
Tags: ['STOPRUSSIA']</text:p>
      <text:p text:style-name="P4">
Category: News</text:p>
      <!--METADATA-->
      <text:p text:style-name="P4">
<draw:frame draw:style-name="fr1" draw:name="Image18" text:anchor-type="as-char" svg:width="6.9236in" svg:height="4.610104in" draw:z-index="0">
<draw:image xlink:href="../Images/AРМІЯINFORM/2023-06-13T90-00-00-04-00/thumb_204644_820_360_0_0_auto.jpg" xlink:type="simple" xlink:show="embed" xlink:actuate="onLoad" draw:mime-type="image/jpeg"/>
</draw:frame>
</text:p>
      <text:p text:style-name="P4">
Внаслідок російського теракту на Каховській ГЕС підтопленими залишаються 30населених пунктів у Херсонській області та 31 населений пункт у Миколаївській,водночас спостерігається зниження рівня води в Дніпрі. Про це<text:a xlink:type="simple" xlink:href="https://www.kmu.gov.ua/news/pidtoplenymy-zalyshaiutsia-30-naselenykh-punktiv-na-khersonshchyni-ta-31-na-mykolaivshchyni-premier-ministr" text:style-name="Internet_20_link" text:visited-style-name="Visited_20_Internet_20_Link">
зазначив</text:a>
 Прем’єр-міністр Денис Шмигаль під часзасідання Уряду 13 червня.</text:p>
      <text:p text:style-name="P4">
«Вже евакуйовано понад 3700 осіб. Глибока подяка рятувальникам, медикам,поліцейським та волонтерам, які самовіддано та — часто під російськимиснарядами — допомагають людям», — сказав Прем’єр-міністр.</text:p>
      <text:p text:style-name="P4">
Денис Шмигаль також висловив вдячність міжнародним партнерам, які вжевідгукнулися на катастрофу. У рамках Механізму цивільного захисту ЄС допомогуУкраїні надають 13 країн. За його словами, ідеться про десятки й сотні човнів,плотів, мотопомп, генераторів, контейнерів, резервуарів і фільтрів для води, атакож багато інших речей. Глава Уряду, зокрема, подякував за вже наданудопомогу США, Великій Британії, Японії, Канаді та іншим.</text:p>
      <text:p text:style-name="P4">
Source: <text:a xlink:type="simple" xlink:href="https://armyinform.com.ua/2023/06/13/pidtoplenymy-zalyshayutsya-30-naselenyh-punktiv-na-hersonshhyni-ta-31-na-mykolayivshhyni-denys-shmygal/" text:style-name="Internet_20_link" text:visited-style-name="Visited_20_Internet_20_Link">
https://armyinform.com.ua/2023/06/13/pidtoplenymy-zalyshayutsya-30-naselenyh-punktiv-na-hersonshhyni-ta-31-na-mykolayivshhyni-denys-shmygal/</text:a>
</text:p>
      <!--NEWS-->
      <text:h text:style-name="P10" text:outline-level="1">
<text:span text:style-name="T4">
Затримано агента фсб, який шпигував за центрами підготовки ЗСУ до контрнаступу</text:span>
</text:h>
      <text:p text:style-name="P4">
Author: ['АРМІЯINFORM']</text:p>
      <text:p text:style-name="P4">
Time: 2023-06-13T92:00:00-04:00</text:p>
      <text:p text:style-name="P4">
Description: На Дніпропетровщині у результаті контрдиверсійних заходів затримано ще одного росі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5cb9703-a33c-4e8a-92a1-7a70531d3d48.jpg" text:style-name="Internet_20_link" text:visited-style-name="Visited_20_Internet_20_Link">
55cb9703-a33c-4e8a-92a1-7a70531d3d48.jpg</text:a>
']</text:p>
      <text:p text:style-name="P4">
Tags: ['АГРЕСІЯ РФ', 'ВТОРГНЕННЯ РФ', 'КОЛАБОРАНТ', 'СБУ']</text:p>
      <text:p text:style-name="P4">
Category: News</text:p>
      <!--METADATA-->
      <text:p text:style-name="P4">
<draw:frame draw:style-name="fr1" draw:name="Image19" text:anchor-type="as-char" svg:width="6.9236in" svg:height="4.615733in" draw:z-index="0">
<draw:image xlink:href="../Images/AРМІЯINFORM/2023-06-13T92-00-00-04-00/55cb9703-a33c-4e8a-92a1-7a70531d3d48.jpg" xlink:type="simple" xlink:show="embed" xlink:actuate="onLoad" draw:mime-type="image/jpeg"/>
</draw:frame>
</text:p>
      <text:p text:style-name="P4">
На Дніпропетровщині у результаті контрдиверсійних заходів затримано ще одногоросійського агента. Ним виявився 42-річний місцевий житель, який бувдистанційно завербований спецслужбою рф. Зловмиснику загрожує довічнеув’язнення.</text:p>
      <text:p text:style-name="P4">
Про це <text:a xlink:type="simple" xlink:href="https://t.me/SBUkr/8641" text:style-name="Internet_20_link" text:visited-style-name="Visited_20_Internet_20_Link">
інформує</text:a>
 Служба безпеки України.</text:p>
      <text:p text:style-name="P4">
За вказівкою фсб він збирав розвіддані про місця дислокації Сил оборони врайонах Дніпра, Кам’янського та Новомосковська. Основним його завданням булоздобуття інформації про військові полігони і тренувальні центри, де здійснюютьпідготовку підрозділи ЗСУ.</text:p>
      <text:p text:style-name="P4">
Зловмисник намагався встановити орієнтовну кількість особового складу тавійськової техніки українських військ, які готуються до можливого перекиданняна фронт.</text:p>
      <text:p text:style-name="P4">
Для виконання завдань фсб зрадник самостійно виходив на місцевість і прихованоспостерігав за місцями базування Сил оборони.</text:p>
      <text:p text:style-name="P4">
За кожне виконане завдання ворожий поплічник отримував від свого «куратора» зфсб грошову «винагороду», яка надходила на банківську картку фігуранта.</text:p>
      <text:p text:style-name="P4">
Слідчі Служби безпеки повідомили йому про підозру у державній зраді, вчиненійв умовах воєнного стану. Наразі він під вартою.</text:p>
      <text:p text:style-name="P4">
Source: <text:a xlink:type="simple" xlink:href="https://armyinform.com.ua/2023/06/13/zatrymano-agenta-fsb-yakyj-shpyguvav-za-czentramy-pidgotovky-zsu-do-kontrnastupu/" text:style-name="Internet_20_link" text:visited-style-name="Visited_20_Internet_20_Link">
https://armyinform.com.ua/2023/06/13/zatrymano-agenta-fsb-yakyj-shpyguvav-za-czentramy-pidgotovky-zsu-do-kontrnastupu/</text:a>
</text:p>
      <!--NEWS-->
      <text:h text:style-name="P10" text:outline-level="1">
<text:span text:style-name="T4">
Латвія виділила на ліквідацію наслідків руйнування Каховської ГЕС 430 тисяч євро</text:span>
</text:h>
      <text:p text:style-name="P4">
Author: ['АРМІЯINFORM']</text:p>
      <text:p text:style-name="P4">
Time: 2023-06-13T93:00:00-04:00</text:p>
      <text:p text:style-name="P4">
Description: «Латвія надасть додаткову гуманітарну допомогу в розмірі 430 000 євро Україні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86128384-437.jpg" text:style-name="Internet_20_link" text:visited-style-name="Visited_20_Internet_20_Link">
630_360_1686128384-437.jpg</text:a>
']</text:p>
      <text:p text:style-name="P4">
Tags: ['STOPRUSSIA', 'КАХОВСЬКА ГЕС/ШТАБ INFO', 'ЛАТВІЯ']</text:p>
      <text:p text:style-name="P4">
Category: News</text:p>
      <!--METADATA-->
      <text:p text:style-name="P4">
<draw:frame draw:style-name="fr1" draw:name="Image20" text:anchor-type="as-char" svg:width="6.9236in" svg:height="3.956343in" draw:z-index="0">
<draw:image xlink:href="../Images/AРМІЯINFORM/2023-06-13T93-00-00-04-00/630_360_1686128384-437.jpg" xlink:type="simple" xlink:show="embed" xlink:actuate="onLoad" draw:mime-type="image/jpeg"/>
</draw:frame>
 Ілюстративне фото</text:p>
      <text:p text:style-name="P4">
«Латвія надасть додаткову гуманітарну допомогу в розмірі 430 000 євро Українідля допомоги людям, які постраждали через зруйновану росією каховську ГЕС.Зокрема, генератори електроенергії, компресори та інше обладнання. Нашапідтримка України неухильна, перемога — єдина дорога до миру», — написавпрем’єр-міністр Латвії Кріш’яніс Каріньш у<text:a xlink:type="simple" xlink:href="https://twitter.com/krisjaniskarins" text:style-name="Internet_20_link" text:visited-style-name="Visited_20_Internet_20_Link">
Twitter</text:a>
.</text:p>
      <text:p text:style-name="P4">
Source: <text:a xlink:type="simple" xlink:href="https://armyinform.com.ua/2023/06/13/latviya-vydilyla-na-likvidacziyu-naslidkiv-rujnuvannya-kahovskoyi-ges-430-tysyach-yevro/" text:style-name="Internet_20_link" text:visited-style-name="Visited_20_Internet_20_Link">
https://armyinform.com.ua/2023/06/13/latviya-vydilyla-na-likvidacziyu-naslidkiv-rujnuvannya-kahovskoyi-ges-430-tysyach-yevro/</text:a>
</text:p>
      <!--NEWS-->
      <text:h text:style-name="P10" text:outline-level="1">
<text:span text:style-name="T4">
Підтримка союзників по НАТО для України змінює ситуацію на полі бою — Єнс Столтенберг</text:span>
</text:h>
      <text:p text:style-name="P4">
Author: ['Єгор Брайлян']</text:p>
      <text:p text:style-name="P4">
Time: 2023-06-13T94:00:00-04:00</text:p>
      <text:p text:style-name="P4">
Description: Про це заявив Генсек НАТО Єнс Столтенберг під час проголошення спільних заяв раз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0613-sg-biden_rdax_775x440p.jpg" text:style-name="Internet_20_link" text:visited-style-name="Visited_20_Internet_20_Link">
230613-sg-biden_rdax_775x440p.jpg</text:a>
']</text:p>
      <text:p text:style-name="P4">
Tags: ['ЄНС СТОЛТЕНБЕРГ', 'НАТО', 'УКРАЇНА – НАТО']</text:p>
      <text:p text:style-name="P4">
Category: News</text:p>
      <!--METADATA-->
      <text:p text:style-name="P4">
<draw:frame draw:style-name="fr1" draw:name="Image21" text:anchor-type="as-char" svg:width="6.9236in" svg:height="3.935897in" draw:z-index="0">
<draw:image xlink:href="../Images/AРМІЯINFORM/2023-06-13T94-00-00-04-00/230613-sg-biden_rdax_775x440p.jpg" xlink:type="simple" xlink:show="embed" xlink:actuate="onLoad" draw:mime-type="image/jpeg"/>
</draw:frame>
</text:p>
      <text:p text:style-name="P4">
Про це заявив Генсек НАТО Єнс Столтенберг під час проголошення спільних заявразом з держсекретарем США Ентоні Блінкеном у Держдепартаменті США.</text:p>
      <text:p text:style-name="P4">
12-13 червня відбувся візит Єнса Столтенберга до США, в рамках якого очільникПівнічноатлантичного Альянсу обговорив у Вашингтоні питання майбутнього самітуНАТО у Вільнюсі.</text:p>
      <text:p text:style-name="P4">
Генсек НАТО високо оцінив підтримку союзників по Альянсу для зміцненняобороноздатності України в протидії російській агресії.</text:p>
      <text:p text:style-name="P4">
«Я хочу подякувати Сполученим Штатам і президенту Байдену за все, що ви робитедля зміцнення трансатлантичних зв’язків. І, звичайно, підтримку, яку винадаєте Україні. Європейські союзники також роблять свій внесок, надаючиУкраїні десятки мільярдів економічної та військової підтримки.</text:p>
      <text:p text:style-name="P4">
Підтримка союзників по НАТО та партнерів змінює ситуацію на полі бою, оскількиукраїнці розпочали наступ. Вони просуваються та завойовують позиції. Ми всізнаємо, що чим більше землі українці готові звільнити, тим сильнішими вонибудуть під час переговорів. І більш ймовірно, що президент путін зрозуміє, щовін ніколи не виграє загарбницьку війну на полі бою», — наголосив ЄнсСтолтенберг.</text:p>
      <text:p text:style-name="P4">
Широкомасштабне вторгнення росії в Україну 24 лютого 2022 року кардинальнимчином змінило НАТО. Країни Альянсу почали більше витрачати на оборону,зміцнюючи безпеку в Євроатлантичному регіоні.</text:p>
      <text:p text:style-name="P4">
Навіть частка у 2% ВВП на оборону, яку було оголошено на саміті НАТО в Уельсіу 2014 році не є достатньо для того, щоб ефективно протидіяти сучаснимзагрозам, вважає Єнс Столтенберг. Планувалося, що до 2024 року країни НАТОбудуть витрачати мінімум 2% на оборонні витрати.</text:p>
      <text:p text:style-name="P4">
«Ми готуємося до наступного саміту НАТО у Вільнюсі. Там ми домовимося, щобудемо збільшувати та посилювати підтримку Україні, далі зміцнювати нашеядерне стримування та оборону, що включає більш чіткі зобов’язання щодозбільшення витрат на оборону.</text:p>
      <text:p text:style-name="P4">
Я очікую, що члени Альянсу погодяться, що 2% ВВП має бути мінімумом, і що миповинні усі інвестувати у нашу оборону та колективну безпеку», — резюмував ЄнсСтолтенберг.</text:p>
      <text:p text:style-name="P4">
Source: <text:a xlink:type="simple" xlink:href="https://armyinform.com.ua/2023/06/13/pidtrymka-soyuznykiv-po-nato-dlya-ukrayiny-zminyuye-sytuacziyu-na-poli-boyu-yens-stoltenberg/" text:style-name="Internet_20_link" text:visited-style-name="Visited_20_Internet_20_Link">
https://armyinform.com.ua/2023/06/13/pidtrymka-soyuznykiv-po-nato-dlya-ukrayiny-zminyuye-sytuacziyu-na-poli-boyu-yens-stoltenberg/</text:a>
</text:p>
      <!--NEWS-->
      <text:h text:style-name="P10" text:outline-level="1">
<text:span text:style-name="T4">
Уряд ухвалив рішення щодо подолання наслідків підриву Каховської ГЕС</text:span>
</text:h>
      <text:p text:style-name="P4">
Author: ['АРМІЯINFORM']</text:p>
      <text:p text:style-name="P4">
Time: 2023-06-13T98:00:00-04:00</text:p>
      <text:p text:style-name="P4">
Description: Сьогодні Кабмін ухвалив розпорядження щодо подолання наслідків надзвичайної ситу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looding_in_kherson_after_the_destruction_of_the_kakhovka_dam_2023.jpg" text:style-name="Internet_20_link" text:visited-style-name="Visited_20_Internet_20_Link">
flooding_in_kherson_after_the_destruction_of_the_kakhovka_dam_2023.jpg</text:a>
']</text:p>
      <text:p text:style-name="P4">
Tags: ['STOPRUSSIA', 'ВТОРГНЕННЯ РФ']</text:p>
      <text:p text:style-name="P4">
Category: News</text:p>
      <!--METADATA-->
      <text:p text:style-name="P4">
<draw:frame draw:style-name="fr1" draw:name="Image22" text:anchor-type="as-char" svg:width="6.9236in" svg:height="3.894525in" draw:z-index="0">
<draw:image xlink:href="../Images/AРМІЯINFORM/2023-06-13T98-00-00-04-00/flooding_in_kherson_after_the_destruction_of_the_kakhovka_dam_2023.jpg" xlink:type="simple" xlink:show="embed" xlink:actuate="onLoad" draw:mime-type="image/jpeg"/>
</draw:frame>
</text:p>
      <text:p text:style-name="P4">
Сьогодні Кабмін ухвалив розпорядження щодо подолання наслідків надзвичайноїситуації, спричиненої підривом греблі Каховської ГЕС у результаті збройноїагресії рф.</text:p>
      <text:p text:style-name="P4">
Про це <text:a xlink:type="simple" xlink:href="https://t.me/minre_ua" text:style-name="Internet_20_link" text:visited-style-name="Visited_20_Internet_20_Link">
повідомляє</text:a>
 Мінреінтеграції.</text:p>
      <text:p text:style-name="P4">
Документом рекомендовано Херсонській ОВА й іншим органам місцевогосамоврядування організувати роботи з відновлення пошкоджених будівель іпровести обрахунки відповідних обсягів компенсації. <text:span text:style-name="T4">
А саме:</text:span>
</text:p>
      <ul>
        <li>
провести обстеження території, комплекс аварійно-рятувальних заходів та розмінування;  * організувати роботу комісій для обстеження пошкоджених будівель та споруд у всіх громадах Херсонської області із залученням достатньої кількості фахівців;  * результати обстеження й обрахунки обсягів компенсації внести до Державного реєстру майна, пошкодженого та знищеного внаслідок бойових дій.</li>
      </ul>
      <text:p text:style-name="P4">
Source: <text:a xlink:type="simple" xlink:href="https://armyinform.com.ua/2023/06/13/uryad-uhvalyv-rishennya-shhodo-podolannya-naslidkiv-pidryvu-kahovskoyi-ges/" text:style-name="Internet_20_link" text:visited-style-name="Visited_20_Internet_20_Link">
https://armyinform.com.ua/2023/06/13/uryad-uhvalyv-rishennya-shhodo-podolannya-naslidkiv-pidryvu-kahovskoyi-ges/</text:a>
</text:p>
      <!--NEWS-->
      <text:h text:style-name="P10" text:outline-level="1">
<text:span text:style-name="T4">
Маємо дуже жорсткий двобій: у Міноборони розповіли про дев’ять днів наступу ЗСУ</text:span>
</text:h>
      <text:p text:style-name="P4">
Authors: Ukrinform (Person)</text:p>
      <text:p text:style-name="P4">
Publisher: Укринформ (Organization)</text:p>
      <text:p text:style-name="P4">
Published Time: 2023-06-14T-10:57:00+03:00</text:p>
      <text:p text:style-name="P4">
Modified Time: 2023-06-14T19:57:00+03:00</text:p>
      <text:p text:style-name="P4">
Description: Російські війська щільно замінували території і збільшують кількість обстрілів на фронті, намагаючись зупинити український наступ, але ЗСУ впевнено просуваються. — Укрінформ.</text:p>
      <text:p text:style-name="P4">
Images: ['<text:a xlink:type="simple" xlink:href="https://static.ukrinform.com/photos/2023_06/thumb_files/630_360_1686291713-528.jpg" text:style-name="Internet_20_link" text:visited-style-name="Visited_20_Internet_20_Link">
630_360_16862...</text:a>
']</text:p>
      <text:p text:style-name="P4">
Tags: ['ЗСУ', 'Війна з Росією', 'Ганна Маляр']</text:p>
      <text:p text:style-name="P4">
Type: Article</text:p>
      <!--METADATA-->
      <text:p text:style-name="P4">
<draw:frame draw:style-name="fr1" draw:name="Image23" text:anchor-type="as-char" svg:width="6.9236in" svg:height="3.956343in" draw:z-index="0">
<draw:image xlink:href="../Images/yкринформ/2023-06-14T-10-57-00-03-00/630_360_1686291713-528.jpg" xlink:type="simple" xlink:show="embed" xlink:actuate="onLoad" draw:mime-type="image/jpeg"/>
</draw:frame>
 Російськівійська щільно замінували території і збільшують кількість обстрілів нафронті, намагаючись зупинити український наступ, але ЗСУ впевненопросуваються.</text:p>
      <text:p text:style-name="P4">
Про це в ефірі телемарафону «Єдині новини» сказала заступниця міністра оборониУкраїни Ганна Маляр, передає кореспондент Укрінформу.</text:p>
      <text:p text:style-name="P4">
«Наприклад, на півдні наші війська зараз стикаються із суцільним мінуваннямполів, тому дуже складно просуватися. Це, можливо, повільно, якщо дивитисяцифри, але це просування впевнене. Ми стикаємося і з тим, що ворог активнозастосовує ПТУРи і дрони-камікадзе, намагаючись теж зупинити наш наступ ізавдати різних ушкоджень», - зазначила вона.</text:p>
      <text:p text:style-name="P4">
<text:span text:style-name="T4">
Читайте також:</text:span>
 <text:a xlink:type="simple" xlink:href="https://www.ukrinform.ua/rubric-ato/3722963-malar-rozpovila-pro-komunikaciu-iz-zaluznim-ta-insimi-komandirami.html" text:style-name="Internet_20_link" text:visited-style-name="Visited_20_Internet_20_Link">
 <text:span text:style-name="T4">
Маляр</text:span>
 розповіла про комунікацію із Залужним та іншимикомандирами </text:a>
</text:p>
      <text:p text:style-name="P4">
Маляр сказала, що на фронті станом на зараз українські війська знаходяться і унаступі, і в обороні на різних напрямках.</text:p>
      <text:p text:style-name="P4">
«Фактично ми маємо дуже жорсткий двобій, коли і ми використовуємо свої зусилляпо можливості якомога більше, і ворог концентрує якомога більше своїх зусиль,щоб зупинити цей (український – ред.) наступ. Іде дуже серйозне протистояння.Ворог збільшує зараз кількість обстрілів – завдає більше артилерійських,мінометних, авіаударів і таким чином намагається зупиняти наш наступ», -заявила заступниця міністра.</text:p>
      <text:p text:style-name="P4">
Вона поінформувала, що за минулий тиждень і за два дні цього тижня просуванняРФ не зафіксовано.</text:p>
      <text:p text:style-name="P4">
<text:span text:style-name="T4">
Читайте також:</text:span>
 <text:a xlink:type="simple" xlink:href="https://www.ukrinform.ua/rubric-ato/3722956-malar-poasnila-comu-ne-nazivautsa-tocni-cifri-vtrat-sil-oboroni.html" text:style-name="Internet_20_link" text:visited-style-name="Visited_20_Internet_20_Link">
 <text:span text:style-name="T4">
Маляр</text:span>
 пояснила, чому не називаються точні цифри втратСил оборони </text:a>
</text:p>
      <text:p text:style-name="P4">
«Тобто, там де ворог намагається наступати – скажімо, Бахмутський напрямок –там і ми намагаємося наступати. Ми просуваємося, вони – ні, бо наші війська недають йому такої можливості», - сказала Маляр.</text:p>
      <text:p text:style-name="P4">
Як повідомлялося, за даними Генштабу ЗСУ, російські загарбники зосереджуютьосновні зусилля на Лиманському, Бахмутському, Авдіївському та Мар'їнськомунапрямках, протягом доби там відбулися 39 бойових зіткнень, бої тривають.</text:p>
      <text:p text:style-name="P4">
Фото: WM BLOOD</text:p>
      <text:p text:style-name="P4">
Source: <text:a xlink:type="simple" xlink:href="https://www.ukrinform.ua/rubric-ato/3722967-maemo-duze-zorstkij-dvobij-u-minoboroni-rozpovili-pro-devat-dniv-nastupu-zsu.html" text:style-name="Internet_20_link" text:visited-style-name="Visited_20_Internet_20_Link">
https://www.ukrinform.ua/rubric-ato/3722967-maemo-duze-zorstkij-dvobij-u-minoboroni-rozpovili-pro-devat-dniv-nastupu-zsu.html</text:a>
</text:p>
      <!--NEWS-->
      <text:h text:style-name="P10" text:outline-level="1">
<text:span text:style-name="T4">
На півдні розгорнули інфекційні хаби - робитимуть й швидкі тести на холеру</text:span>
</text:h>
      <text:p text:style-name="P4">
Authors: Ukrinform (Person)</text:p>
      <text:p text:style-name="P4">
Publisher: Укринформ (Organization)</text:p>
      <text:p text:style-name="P4">
Published Time: 2023-06-14T-12:53:14+03:00</text:p>
      <text:p text:style-name="P4">
Modified Time: 2023-06-14T18:53:14+03:00</text:p>
      <text:p text:style-name="P4">
Description: На Миколаївщині, Херсонщині та Дніпропетровщині запрацювали інфекційні хаби, де прийматимуть пацієнтів з гострими кишковими й іншими інфекційними хворобами. У цих лікарнях вже розгорнуто додаткові інфекційні ліжка. — Укрінформ.</text:p>
      <text:p text:style-name="P4">
Images: ['<text:a xlink:type="simple" xlink:href="https://static.ukrinform.com/photos/2021_11/thumb_files/630_360_1636646602-117.jpg" text:style-name="Internet_20_link" text:visited-style-name="Visited_20_Internet_20_Link">
630_360_16366...</text:a>
']</text:p>
      <text:p text:style-name="P4">
Tags: ['Холера', 'МОЗ', 'Каховська ГЕС', 'Інфекційні хвороби']</text:p>
      <text:p text:style-name="P4">
Type: Article</text:p>
      <!--METADATA-->
      <text:p text:style-name="P4">
<draw:frame draw:style-name="fr1" draw:name="Image24" text:anchor-type="as-char" svg:width="6.9236in" svg:height="3.956343in" draw:z-index="0">
<draw:image xlink:href="../Images/yкринформ/2023-06-14T-12-53-14-03-00/630_360_1636646602-117.jpg" xlink:type="simple" xlink:show="embed" xlink:actuate="onLoad" draw:mime-type="image/jpeg"/>
</draw:frame>
 НаМиколаївщині, Херсонщині та Дніпропетровщині запрацювали інфекційні хаби, деприйматимуть пацієнтів з гострими кишковими й іншими інфекційними хворобами. Уцих лікарнях вже розгорнуто додаткові інфекційні ліжка.</text:p>
      <text:p text:style-name="P4">
Про це повідомляє <text:a xlink:type="simple" xlink:href="https://moz.gov.ua/article/news/na-postrazhdalih-teritorijah-vidkrito-infekcijni-habi-jaki-zabezpecheni-shvidkimi-testami-dlja-diagnostiki-holeri-" text:style-name="Internet_20_link" text:visited-style-name="Visited_20_Internet_20_Link">
 Міністерство охорони здоров'я</text:a>
, передає Укрінформ.</text:p>
      <text:p text:style-name="P4">
«Кожен пацієнт із важким перебігом гострої <text:a xlink:type="simple" xlink:href="https://www.ukrinform.ua/tag-infekcijni-hvorobi" text:style-name="Internet_20_link" text:visited-style-name="Visited_20_Internet_20_Link">
 кишкової інфекції</text:a>
 або розладом шлунково-кишкового тракту додатково обстежується на виявлення збудника холери. Наразілікарні на Херсонщині, Миколаївщині та Дніпропетровщині готові прийматипацієнтів з інфекційними захворюваннями. Вони функціонуватимуть як інфекційніхаби та забезпечені необхідними препаратами і засобами для швидкої діагностикигострих інфекційних хвороб. Наразі в Україні не зареєстровано випадків абопідозр на холеру», — зазначив заступник міністра, головний державнийсанітарний лікар Ігор Кузін.</text:p>
      <text:p text:style-name="P4">
Зокрема, визначені лікарні Херсонщини та Миколаївщини вже забезпеченінеобхідними препаратами, у тому числі наборами для діагностики та лікуванняхолери. Це швидкі тести для первинної діагностики та спеціальні наборимедикаментів і медичних виробів для лікування.</text:p>
      <text:p text:style-name="P4">
<text:span text:style-name="T4">
Читайте також:</text:span>
 <text:a xlink:type="simple" xlink:href="https://www.ukrinform.ua/rubric-society/3722833-moz-perevirit-robotu-medlaboratorij-na-pivdni-sob-zapobigti-posirennu-infekcijnih-hvorob.html" text:style-name="Internet_20_link" text:visited-style-name="Visited_20_Internet_20_Link">
 МОЗ перевірить роботу медлабораторій на півдні, щобзапобігти поширенню інфекційних хвороб </text:a>
</text:p>
      <text:p text:style-name="P4">
Окрім того, уряд схвалив <text:a xlink:type="simple" xlink:href="https://www.kmu.gov.ua/npas/pro-vnesennia-zminy-do-poriadku-realizatsii-prohramy-derzhavnykh-harantii-medychnoho-obsluhovuvannia-naselennia-u-2023-rotsi-i130623-594" text:style-name="Internet_20_link" text:visited-style-name="Visited_20_Internet_20_Link">
 постанову </text:a>
 , яка вдвічізбільшує вартість пакета «Готовність закладу охорони здоров’я до наданнямедичної допомоги в надзвичайних ситуаціях» для частини медзакладів натериторії Херсонської, Миколаївської та Дніпропетровської областей. Такерішення дозволить лікарням сформувати більший запас «медичного кошика»,необхідного для реагування на потенційні спалахи інфекційних хвороб напідтоплених територіях.</text:p>
      <text:p text:style-name="P4">
Наразі, як наголошують у МОЗ, епідеміологічна ситуація прогнозована такерована. За необхідності, якщо на Херсонщині бракуватиме медиків певноїспеціалізації, залучатимуться спеціалісти з інших областей. У разі спалахівінфекційних та інших хвороб і збільшення кількості пацієнтів з територій, якізазнали підтоплень, опрацьовуються механізми розгортання додатковихінфекційних лікарень у сусідніх областях.</text:p>
      <text:p text:style-name="P4">
У МОЗ нагадали, що моніторинг циркуляції збудника холери у довкіллі та середхворих на гострі кишкові інфекції починаються кожного року з 1 червня ітривають по вересень. Наразі, внаслідок руйнування Каховської ГЕС,моніторинговий контроль додатково посилено.</text:p>
      <text:p text:style-name="P4">
<text:span text:style-name="T4">
Читайте також:</text:span>
 <text:a xlink:type="simple" xlink:href="https://www.ukrinform.ua/rubric-regions/3722378-holeri-u-pivdennih-regionah-ne-viavili-na-odesini-zafiksuvali-rotavirus-moz.html" text:style-name="Internet_20_link" text:visited-style-name="Visited_20_Internet_20_Link">
 <text:span text:style-name="T4">
Холер</text:span>
 и у південних регіонах не виявили, на Одещинізафіксували ротавірус - МОЗ </text:a>
</text:p>
      <text:p text:style-name="P4">
Враховуючи широку зону підтоплення та невідповідність нормам поверхневої водиза мікробіологічними показниками, критично важливо зараз не використовуватиіндивідуальні криниці на територіях, які звільняються від повені. Використанняводи з таких джерел можливе виключно після перевірки фахівцями, які післямоніторингу води та ґрунту проводитимуть дезінфекцію криниць на територіях,які зазнали підтоплення.</text:p>
      <text:p text:style-name="P4">
Як повідомлялося, на території областей, які зазнали затоплення, посиленоепідеміологічний нагляд. В Одеській, Миколаївській і Херсонській областяхсформовано 38 точок моніторингу води поверхневих водойм (річкової та морської)уздовж річища та морського узбережжя. За підсумками проведених досліджень,вода, яка централізовано подається або підвозиться населенню, а такожбутильована вода відповідає Державним санітарним правилам та нормам і єбезпечною для споживання.</text:p>
      <text:p text:style-name="P4">
Фото ілюстративне</text:p>
      <text:p text:style-name="P4">
Source: <text:a xlink:type="simple" xlink:href="https://www.ukrinform.ua/rubric-regions/3722935-na-pivdni-rozgornuli-infekcijni-habi-robitimut-j-svidki-testi-na-holeru.html" text:style-name="Internet_20_link" text:visited-style-name="Visited_20_Internet_20_Link">
https://www.ukrinform.ua/rubric-regions/3722935-na-pivdni-rozgornuli-infekcijni-habi-robitimut-j-svidki-testi-na-holeru.html</text:a>
</text:p>
      <!--NEWS-->
      <text:h text:style-name="P10" text:outline-level="1">
<text:span text:style-name="T4">
Експерт: Відкладення імплементації «Закону про освіту» - це підготовка до Вільнюського саміту</text:span>
</text:h>
      <text:p text:style-name="P4">
Authors: Ukrinform (Person)</text:p>
      <text:p text:style-name="P4">
Publisher: Укринформ (Organization)</text:p>
      <text:p text:style-name="P4">
Published Time: 2023-06-14T-13:52:59+03:00</text:p>
      <text:p text:style-name="P4">
Modified Time: 2023-06-14T18:52:59+03:00</text:p>
      <text:p text:style-name="P4">
Description: Відкладення імплементації "Закону про освіту" - це підготовка української переговорної позиції до Вільнюського саміту. — Укрінформ.</text:p>
      <text:p text:style-name="P4">
Images: ['<text:a xlink:type="simple" xlink:href="https://static.ukrinform.com/photos/2017_04/thumb_files/630_360_1491814440-9668.jpg" text:style-name="Internet_20_link" text:visited-style-name="Visited_20_Internet_20_Link">
630_360_14918...</text:a>
']</text:p>
      <text:p text:style-name="P4">
Tags: ['Освіта', 'Угорщина', 'Закон']</text:p>
      <text:p text:style-name="P4">
Type: Article</text:p>
      <!--METADATA-->
      <text:p text:style-name="P4">
<draw:frame draw:style-name="fr1" draw:name="Image25" text:anchor-type="as-char" svg:width="6.9236in" svg:height="3.956343in" draw:z-index="0">
<draw:image xlink:href="../Images/yкринформ/2023-06-14T-13-52-59-03-00/630_360_1491814440-9668.jpg" xlink:type="simple" xlink:show="embed" xlink:actuate="onLoad" draw:mime-type="image/jpeg"/>
</draw:frame>
Відкладення імплементації "Закону про освіту" - це підготовка українськоїпереговорної позиції до Вільнюського саміту.</text:p>
      <text:p text:style-name="P4">
Про це в <text:a xlink:type="simple" xlink:href="https://www.ukrinform.ua/rubric-world/3722804-dmitro-tuzanskij-analitik-direktor-institutu-centralnoevropejskoi-strategii.html" text:style-name="Internet_20_link" text:visited-style-name="Visited_20_Internet_20_Link">
 інтерв'ю Укрінформу </text:a>
 повідомив директор Інститутуцентральноєвропейської стратегії, аналітик, експерт з "угорського питання"Дмитро Тужанський.</text:p>
      <text:p text:style-name="P4">
"Законопроєкт було зареєстровано в кінці травня і дуже важливо подивитися, хтоце зробив: серед авторів є Арахамія та Корнієнко, тобто цей закон - явнополітичний крок, узгоджений на вищому рівні. І це підготовка українськоїпереговорної позиції на майбутній Вільнюський саміт. Звичайно, і тут не требаякось соромитися, це робилося і під Угорщину також", - сказав Тужанський.</text:p>
      <text:p text:style-name="P4">
<text:span text:style-name="T4">
Читайте також:</text:span>
 <text:a xlink:type="simple" xlink:href="https://www.ukrinform.ua/rubric-polytics/3686435-ugorsina-planue-i-dali-blokuvati-ruh-ukraini-do-es-cerez-zakon-pro-osvitu.html" text:style-name="Internet_20_link" text:visited-style-name="Visited_20_Internet_20_Link">
 Угорщина планує і далі блокувати рух України до ЄС через<text:span text:style-name="T4">
закон</text:span>
 <text:span text:style-name="T4">
про</text:span>
 <text:span text:style-name="T4">
освіту</text:span>
 </text:a>
</text:p>
      <text:p text:style-name="P4">
Зі слів аналітика, це потрібно, зокрема для того, щоб прибрати для Угорщинипривід блокувати наші важливі ініціативи.</text:p>
      <text:p text:style-name="P4">
"Це розумний, правильний крок у цій ситуації. Він звичайно не розв’язуєпроблеми, це просто її відкладання. Я не бачу поки що ніякої реакції офіційнихосіб в Угорщині на цей закон", - зазначив він.</text:p>
      <text:p text:style-name="P4">
"Інша річ, що блокування Угорщиною членства в ЄС та НАТО - не тільки і нестільки питання угорської нацменшини на Закарпатті. Українсько-угорськівідносини катастрофічні й без того. І це лише привід для Угорщини блокувати,загравати, робити добре росіянам - давайте відверто говорити. Цю думкудоводить і позиція Угорщини щодо Швеції, адже у Швеції немає ніякої угорськоїнацменшини", - акцентує Тужанський.</text:p>
      <text:p text:style-name="P4">
<text:span text:style-name="T4">
Читайте також:</text:span>
 <text:a xlink:type="simple" xlink:href="https://www.ukrinform.ua/rubric-world/3722804-dmitro-tuzanskij-analitik-direktor-institutu-centralnoevropejskoi-strategii.html" text:style-name="Internet_20_link" text:visited-style-name="Visited_20_Internet_20_Link">
 Дмитро Тужанський, аналітик, директор Інститутуцентральноєвропейської стратегії </text:a>
</text:p>
      <text:p text:style-name="P4">
Відтак він вважає, що це рішення української сторони щодо закону про освіту ненадто сильно вплине на політику Будапешта.</text:p>
      <text:p text:style-name="P4">
"Це скоріше гарний аргумент для союзників, які мають допомогти Україні, м'якокажучи, переконати Будапешт не займатися дурницями і не блокувати важливихініціатив. Зараз це ще один тест на договороздатність Будапешта. Якщо вони йдалі будуть “крутити-вертіти” - це вкотре доведе, що є дуже багато скелетів ушафі Віктора Орбана, і це пов'язано не з освітою угорців на Закарпатті, а зросіянами", - зазначив Тужанський.</text:p>
      <text:p text:style-name="P4">
Раніше повідомлялося, що Угорщина заблокувала виділення Україні сьомого траншув розмірі 500 мільйонів євро з Європейського фонду миру, який спрямовується навійськову допомогу.</text:p>
      <text:p text:style-name="P4">
Вільнюський саміт НАТО 2023 — майбутній саміт НАТО, який має відбутися 11-12липня 2023 року у Вільнюсі, столиці Литви.</text:p>
      <text:p text:style-name="P4">
Source: <text:a xlink:type="simple" xlink:href="https://www.ukrinform.ua/rubric-society/3722934-ekspert-vidkladenna-implementacii-zakonu-pro-osvitu-ce-pidgotovka-do-vilnuskogo-samitu.html" text:style-name="Internet_20_link" text:visited-style-name="Visited_20_Internet_20_Link">
https://www.ukrinform.ua/rubric-society/3722934-ekspert-vidkladenna-implementacii-zakonu-pro-osvitu-ce-pidgotovka-do-vilnuskogo-samitu.html</text:a>
</text:p>
      <!--NEWS-->
      <text:h text:style-name="P10" text:outline-level="1">
<text:span text:style-name="T4">
Блінкен у неділю планує відвідати Китай</text:span>
</text:h>
      <text:p text:style-name="P4">
Authors: Ukrinform (Person)</text:p>
      <text:p text:style-name="P4">
Publisher: Укринформ (Organization)</text:p>
      <text:p text:style-name="P4">
Published Time: 2023-06-14T-16:41:00+03:00</text:p>
      <text:p text:style-name="P4">
Modified Time: 2023-06-14T16:41:00+03:00</text:p>
      <text:p text:style-name="P4">
Description: Державний секретар Сполучених Штатів Ентоні Блінкен відповідно до домовленостей між Пекіном і Вашингтоном відвідає Китай 18-19 червня. — Укрінформ.</text:p>
      <text:p text:style-name="P4">
Images: ['<text:a xlink:type="simple" xlink:href="https://static.ukrinform.com/photos/2022_10/thumb_files/630_360_1666808912-523.jpg" text:style-name="Internet_20_link" text:visited-style-name="Visited_20_Internet_20_Link">
630_360_16668...</text:a>
']</text:p>
      <text:p text:style-name="P4">
Tags: ['Китай', 'США', 'Візит', 'Блінкен']</text:p>
      <text:p text:style-name="P4">
Type: Article</text:p>
      <!--METADATA-->
      <text:p text:style-name="P4">
<draw:frame draw:style-name="fr1" draw:name="Image26" text:anchor-type="as-char" svg:width="6.9236in" svg:height="3.956343in" draw:z-index="0">
<draw:image xlink:href="../Images/yкринформ/2023-06-14T-16-41-00-03-00/630_360_1666808912-523.jpg" xlink:type="simple" xlink:show="embed" xlink:actuate="onLoad" draw:mime-type="image/jpeg"/>
</draw:frame>
 Державнийсекретар Сполучених Штатів Ентоні Блінкен відповідно до домовленостей міжПекіном і Вашингтоном відвідає Китай 18-19 червня.</text:p>
      <text:p text:style-name="P4">
Як передає Укрінформ, про це з посиланням на речника Міністерства закордоннихсправ КНР Ван Веньбіня повідомляє <text:a xlink:type="simple" xlink:href="https://english.news.cn/20230614/277c7b532bec4393b82057bd2492026e/c.html" text:style-name="Internet_20_link" text:visited-style-name="Visited_20_Internet_20_Link">
 Xinhua</text:a>
 .</text:p>
      <text:p text:style-name="P4">
Китайська сторона не повідомляє жодних деталей візиту американськоготопдипломата, зокрема, щодо запланованих переговорів із китайськимиочільниками.</text:p>
      <text:p text:style-name="P4">
Водночас у повідомленні прессекретаря Держдепартаменту <text:a xlink:type="simple" xlink:href="https://www.ukrinform.ua/tag-ssa" text:style-name="Internet_20_link" text:visited-style-name="Visited_20_Internet_20_Link">
 США</text:a>
 Метью Міллера з цього приводу йдеться, щоБлінкен 16-21 червня здійснить поїздки до Пекіна та Лондона.</text:p>
      <text:p text:style-name="P4">
«Перебуваючи в Пекіні, держсекретар Блінкен зустрінеться з високопосадовцямиКитаю та обговорить важливість підтримки відкритих ліній зв’язку длявідповідального управління відносинами США і КНР», - йдеться у повідомленні.</text:p>
      <text:p text:style-name="P4">
<text:span text:style-name="T4">
Читайте також:</text:span>
 <text:a xlink:type="simple" xlink:href="https://www.ukrinform.ua/rubric-polytics/3722011-blinken-anonsuvav-potuznij-paket-politicnoi-i-prakticnoi-pidtrimki-ukraini-na-samiti-nato.html" text:style-name="Internet_20_link" text:visited-style-name="Visited_20_Internet_20_Link">
 <text:span text:style-name="T4">
Блінкен</text:span>
 анонсував потужний пакет політичної іпрактичної підтримки Україні на саміті НАТО </text:a>
</text:p>
      <text:p text:style-name="P4">
Блінкен також порушить двосторонні питання, що викликають занепокоєння,питання глобального та регіонального порядку денного, а також обговоритьпотенційну співпрацю щодо спільних транснаціональних проблем.</text:p>
      <text:p text:style-name="P4">
Поїздка держсекретаря США до Китаю планувалась іще в лютому, проте післявиявлення китайської повітряної кулі-шпигуна над територією Сполучених Штатіввін її скасував.</text:p>
      <text:p text:style-name="P4">
Як повідомляв Укрінформ, міністр закордонних справ КНР Цінь Ган <text:a xlink:type="simple" xlink:href="https://www.ukrinform.ua/rubric-world/3722776-pekin-zasterigae-vasington-vid-vtrucanna-u-spravi-kitau.html" text:style-name="Internet_20_link" text:visited-style-name="Visited_20_Internet_20_Link">
 сьогодні підчас телефонної розмови </text:a>
 з держсекретарем СШАЕнтоні Блінкеном заявив, що Сполучені Штати мають поважати позицію Китаю щодоТайваню і припинити втручання у внутрішні справи КНР.</text:p>
      <text:p text:style-name="P4">
Source: <text:a xlink:type="simple" xlink:href="https://www.ukrinform.ua/rubric-world/3722865-blinken-u-nedilu-planue-vidvidati-kitaj.html" text:style-name="Internet_20_link" text:visited-style-name="Visited_20_Internet_20_Link">
https://www.ukrinform.ua/rubric-world/3722865-blinken-u-nedilu-planue-vidvidati-kitaj.html</text:a>
</text:p>
      <!--NEWS-->
      <text:h text:style-name="P10" text:outline-level="1">
<text:span text:style-name="T4">
Понад мільйон жителів Дніпропетровщини можуть залишитися без води</text:span>
</text:h>
      <text:p text:style-name="P4">
Authors: Ukrinform (Person)</text:p>
      <text:p text:style-name="P4">
Publisher: Укринформ (Organization)</text:p>
      <text:p text:style-name="P4">
Published Time: 2023-06-14T-17:29:00+03:00</text:p>
      <text:p text:style-name="P4">
Modified Time: 2023-06-14T16:29:00+03:00</text:p>
      <text:p text:style-name="P4">
Description: У Нікопольському і Криворізькому районах, які живилися здебільшого з Каховського водосховища, без води може залишитися понад мільйон людей - як місцевих мешканців, так і вимушених переселенців. — Укрінформ.</text:p>
      <text:p text:style-name="P4">
Images: ['<text:a xlink:type="simple" xlink:href="https://static.ukrinform.com/photos/2023_06/thumb_files/630_360_1686382724-910.jpg" text:style-name="Internet_20_link" text:visited-style-name="Visited_20_Internet_20_Link">
630_360_16863...</text:a>
', '<text:a xlink:type="simple" xlink:href="https://static.ukrinform.com/photos/2023_06/1686748939-197.jpg" text:style-name="Internet_20_link" text:visited-style-name="Visited_20_Internet_20_Link">
1686748939-19...</text:a>
']</text:p>
      <text:p text:style-name="P4">
Tags: ['Дніпропетровщина', 'Вода', 'Каховське водосховище']</text:p>
      <text:p text:style-name="P4">
Type: Article</text:p>
      <!--METADATA-->
      <text:p text:style-name="P4">
<draw:frame draw:style-name="fr1" draw:name="Image27" text:anchor-type="as-char" svg:width="6.9236in" svg:height="3.956343in" draw:z-index="0">
<draw:image xlink:href="../Images/yкринформ/2023-06-14T-17-29-00-03-00/630_360_1686382724-910.jpg" xlink:type="simple" xlink:show="embed" xlink:actuate="onLoad" draw:mime-type="image/jpeg"/>
</draw:frame>
 УНікопольському і Криворізькому районах, які живилися здебільшого з Каховськоговодосховища, без води може залишитися понад мільйон людей - як місцевихмешканців, так і вимушених переселенців.</text:p>
      <text:p text:style-name="P4">
Про це на брифінгу в Медіацентрі Україна - Укрінформ заявив головаДніпропетровської обласної ради Микола Лукашук.</text:p>
      <text:p text:style-name="P4">
"Нікопольський район - це 280 тисяч людей, плюс 40 тис. внутрішньо переміщенихосіб. Якщо говорити про Криворізький район, туди переїхала величезна кількістьВПО, на сьогодні це майже 80 тис. людей, які стали на облік у Кривому Розі ірайоні. Ще величезна кількість людей переїхала після терористичного акту здамбою... Тож це тисяч 850-900 людей ми нарахували станом на сьогоднішнійранок (у Криворізькому районі - ред.). Тобто більше мільйона людей внаслідокцього терористичного акту можуть залишитися без води", - сказав Лукашук.</text:p>
      <text:p text:style-name="P4">
<draw:frame draw:style-name="fr1" draw:name="Image28" text:anchor-type="as-char" svg:width="6.9236in" svg:height="4.570858in" draw:z-index="0">
<draw:image xlink:href="../Images/yкринформ/2023-06-14T-17-29-00-03-00/1686748939-197.jpg" xlink:type="simple" xlink:show="embed" xlink:actuate="onLoad" draw:mime-type="image/jpeg"/>
</draw:frame>
</text:p>
      <text:p text:style-name="P4">
Станом на сьогодні, наголосив він, на Дніпропетровщині без центральноговодопостачання вже залишилося 300 тис. людей. На забезпечення областіпривозною водою уряд виділив 159,7 млн грн.</text:p>
      <text:p text:style-name="P4">
За словами голови облради, у Нікопольському районі, де водозабезпечення майжеповністю відбувалося за рахунок Каховського водосховища, ситуаця складніша.Наразі в його найбільших містах - Нікополі, Марганці і Покрові - організованопо 20-30 точок видачі питної води, крім того, відбувається підвіз питної ітехнічної <text:a xlink:type="simple" xlink:href="https://www.ukrinform.ua/tag-voda" text:style-name="Internet_20_link" text:visited-style-name="Visited_20_Internet_20_Link">
 води </text:a>
 різними видамитранспорту, зокрема залізничним.</text:p>
      <text:p text:style-name="P4">
<text:span text:style-name="T4">
Читайте також:</text:span>
 <text:a xlink:type="simple" xlink:href="https://www.ukrinform.ua/rubric-polytics/3722786-dopomogu-ukraini-pisla-pidrivu-kahovskoi-ges-zaproponuvali-16-krain-evrosouzu.html" text:style-name="Internet_20_link" text:visited-style-name="Visited_20_Internet_20_Link">
 Допомогу Україні після підриву Каховської ГЕСзапропонували 16 країн Євросоюзу </text:a>
</text:p>
      <text:p text:style-name="P4">
У Криворізькому районі ситуація більш стабільна. Місто на 30% забезпечується зіншого водосховища, Карачуни, і води за економного використання може вистачитина півтора місяці.</text:p>
      <text:p text:style-name="P4">
Як повідомляв Укрінформ, Агентство відновлення <text:a xlink:type="simple" xlink:href="https://www.ukrinform.ua/rubric-vidbudova/3719445-do-postrazdalih-vid-pidrivu-kahovskoi-ges-mist-i-sil-pobuduut-tri-vodogoni.html" text:style-name="Internet_20_link" text:visited-style-name="Visited_20_Internet_20_Link">
 планує збудувати три ланкиводогону </text:a>
 довжиною 87км, який буде здатний пропускати близько 300 тис. кубометрів води на добу зможливістю збільшення обсягу водопостачання до міст та сіл, де через підривКаховської ГЕС виникли проблеми з водою. Новозбудована інфраструктуразабезпечуватиме якісною питною водою жителів Нікополя, Марганця, Кривого Рогу,Томаківки, Мар’янського і Покрова.</text:p>
      <text:p text:style-name="P4">
Міністерство розвитку громад, територій та інфраструктури виділить 1,5мільярда гривень з Фонду ліквідації наслідків збройної агресії для будівництвамагістральних водопроводів на півдні України.</text:p>
      <text:p text:style-name="P4">
Source: <text:a xlink:type="simple" xlink:href="https://www.ukrinform.ua/rubric-regions/3722855-ponad-miljon-ziteliv-dnipropetrovsini-mozut-zalisitisa-bez-vodi.html" text:style-name="Internet_20_link" text:visited-style-name="Visited_20_Internet_20_Link">
https://www.ukrinform.ua/rubric-regions/3722855-ponad-miljon-ziteliv-dnipropetrovsini-mozut-zalisitisa-bez-vodi.html</text:a>
</text:p>
      <!--NEWS-->
      <text:h text:style-name="P10" text:outline-level="1">
<text:span text:style-name="T4">
Чоловіча збірна України перемогла Бельгію в Золотій Євролізі з волейболу</text:span>
</text:h>
      <text:p text:style-name="P4">
Authors: Ukrinform (Person)</text:p>
      <text:p text:style-name="P4">
Publisher: Укринформ (Organization)</text:p>
      <text:p text:style-name="P4">
Published Time: 2023-06-14T-1:46:11+03:00</text:p>
      <text:p text:style-name="P4">
Modified Time: 2023-06-14T21:46:11+03:00</text:p>
      <text:p text:style-name="P4">
Description: Українці очолюють групу. — Укрінформ.</text:p>
      <text:p text:style-name="P4">
Images: ['<text:a xlink:type="simple" xlink:href="https://static.ukrinform.com/photos/2023_06/thumb_files/630_360_1686768305-275.jpeg" text:style-name="Internet_20_link" text:visited-style-name="Visited_20_Internet_20_Link">
630_360_16867...</text:a>
']</text:p>
      <text:p text:style-name="P4">
Tags: ['Євроліга', 'Волейбол']</text:p>
      <text:p text:style-name="P4">
Type: Article</text:p>
      <!--METADATA-->
      <text:p text:style-name="P4">
<draw:frame draw:style-name="fr1" draw:name="Image29" text:anchor-type="as-char" svg:width="6.9236in" svg:height="3.956343in" draw:z-index="0">
<draw:image xlink:href="../Images/yкринформ/2023-06-14T-1-46-11-03-00/630_360_1686768305-275.jpeg" xlink:type="simple" xlink:show="embed" xlink:actuate="onLoad" draw:mime-type="image/jpeg"/>
</draw:frame>
 Українціочолюють групу.</text:p>
      <text:p text:style-name="P4">
Чоловіча збірна України з волейболу обіграла Бельгію у п’ятому турі груповогоетапу Золотої Євроліги-2023, передає Укрінформ.</text:p>
      <text:p text:style-name="P4">
«Синьо-жовті» впевнено виграли у трьох сетах – 25:21, 25:14 та 25:13.</text:p>
      <text:p text:style-name="P4">
Українська команда здобула п’яту перемогу поспіль на груповому етапі турніру.</text:p>
      <text:p text:style-name="P4">
Нагадаємо, чоловіча збірна України достроково вийшла до Фіналу чотирьохЗолотої Євроліги після перемоги над Хорватією у минулому турі.</text:p>
      <text:p text:style-name="P4">
Також у попередніх матчах Золотої Євроліги-2023 команда Угіса Крастіньшаздобула перемоги над Північною Македонією, Хорватією та Бельгією.</text:p>
      <text:p text:style-name="P4">
<text:span text:style-name="T4">
Читайте також:</text:span>
 <text:a xlink:type="simple" xlink:href="https://www.ukrinform.ua/rubric-sports/3722973-zinoca-zbirna-ukraini-peremogla-franciu-v-zolotij-evrolizi-z-volejbolu.html" text:style-name="Internet_20_link" text:visited-style-name="Visited_20_Internet_20_Link">
 Жіноча збірна України перемогла Францію в ЗолотійЄвролізі з <text:span text:style-name="T4">
волейбол</text:span>
 у </text:a>
</text:p>
      <text:p text:style-name="P4">
У наступному матчі збірна України зіграє із Північною Македонією 18 червня.</text:p>
      <text:p text:style-name="P4">
Фото: cev.eu</text:p>
      <text:p text:style-name="P4">
Source: <text:a xlink:type="simple" xlink:href="https://www.ukrinform.ua/rubric-sports/3723000-colovica-zbirna-ukraini-peremogla-belgiu-v-zolotij-evrolizi-z-volejbolu.html" text:style-name="Internet_20_link" text:visited-style-name="Visited_20_Internet_20_Link">
https://www.ukrinform.ua/rubric-sports/3723000-colovica-zbirna-ukraini-peremogla-belgiu-v-zolotij-evrolizi-z-volejbolu.html</text:a>
</text:p>
      <!--NEWS-->
      <text:h text:style-name="P10" text:outline-level="1">
<text:span text:style-name="T4">
В Ізраїлі представили першу у своєму роді систему гіперзвукового перехоплення</text:span>
</text:h>
      <text:p text:style-name="P4">
Authors: Ukrinform (Person)</text:p>
      <text:p text:style-name="P4">
Publisher: Укринформ (Organization)</text:p>
      <text:p text:style-name="P4">
Published Time: 2023-06-14T-2:40:00+03:00</text:p>
      <text:p text:style-name="P4">
Modified Time: 2023-06-14T21:40:00+03:00</text:p>
      <text:p text:style-name="P4">
Description: Ізраїльський оборонний підрядник Rafael оголосив про розробку першої у своєму роді системи гіперзвукового перехоплення. — Укрінформ.</text:p>
      <text:p text:style-name="P4">
Images: ['<text:a xlink:type="simple" xlink:href="https://static.ukrinform.com/photos/2023_06/thumb_files/630_360_1686768006-140.jpg" text:style-name="Internet_20_link" text:visited-style-name="Visited_20_Internet_20_Link">
630_360_16867...</text:a>
']</text:p>
      <text:p text:style-name="P4">
Tags: ['Ізраїль', 'Перехоплення', 'Ракета', 'ППО']</text:p>
      <text:p text:style-name="P4">
Type: Article</text:p>
      <!--METADATA-->
      <text:p text:style-name="P4">
<draw:frame draw:style-name="fr1" draw:name="Image30" text:anchor-type="as-char" svg:width="6.9236in" svg:height="3.956343in" draw:z-index="0">
<draw:image xlink:href="../Images/yкринформ/2023-06-14T-2-40-00-03-00/630_360_1686768006-140.jpg" xlink:type="simple" xlink:show="embed" xlink:actuate="onLoad" draw:mime-type="image/jpeg"/>
</draw:frame>
Ізраїльський оборонний підрядник Rafael оголосив про розробку першої у своємуроді системи гіперзвукового перехоплення.</text:p>
      <text:p text:style-name="P4">
Як передає Укрінформ, про це повідомляє <text:a xlink:type="simple" xlink:href="https://www.timesofisrael.com/defense-tech-firm-rafael-creates-first-ever-hypersonic-interceptor/" text:style-name="Internet_20_link" text:visited-style-name="Visited_20_Internet_20_Link">
 The Times of Israel</text:a>
 .</text:p>
      <text:p text:style-name="P4">
За інформацією компанії, ракета-перехоплювач Sky Sonic, яка розробляється вжеблизько трьох років, буде показана на Паризькому авіасалоні наступного тижня.</text:p>
      <text:p text:style-name="P4">
Представники Rafael заявили, що компанія лише нещодавно отримала дозвілМіністерства оборони на демонстрацію цієї системи.</text:p>
      <text:p text:style-name="P4">
<text:span text:style-name="T4">
Читайте також:</text:span>
 <text:a xlink:type="simple" xlink:href="https://www.ukrinform.ua/rubric-ato/3722155-ukraina-posilue-virobnictvo-udarnih-bezpilotnikiv-ignat.html" text:style-name="Internet_20_link" text:visited-style-name="Visited_20_Internet_20_Link">
 Україна посилює виробництво ударних безпілотників –<text:span text:style-name="T4">
Ігнат</text:span>
 </text:a>
</text:p>
      <text:p text:style-name="P4">
Ракета Sky Sonic " являє собою великий технологічний стрибок у гіперзвуковійпротиракетній обороні", зазначили у компанії.</text:p>
      <text:p text:style-name="P4">
У компанії не змогли назвати терміни, коли ракета буде готова до використання,але повідомили, що перші випробувальні польоти відбудуться найближчим часом.</text:p>
      <text:p text:style-name="P4">
Rafael вважається одним з головних військових підрядників <text:a xlink:type="simple" xlink:href="https://www.ukrinform.ua/tag-izrail" text:style-name="Internet_20_link" text:visited-style-name="Visited_20_Internet_20_Link">
 Ізраїлю</text:a>
 , який допомагає розробляти деякі зпровідних систем озброєнь країни, в тому числі систему протиповітряної оборонималого радіусу дії "Залізний купол" і ракету точного наведення Spike.</text:p>
      <text:p text:style-name="P4">
<text:span text:style-name="T4">
Читайте також:</text:span>
 <text:a xlink:type="simple" xlink:href="https://www.ukrinform.ua/rubric-technology/3718946-iran-predstaviv-svou-persu-giperzvukovu-balisticnu-raketu.html" text:style-name="Internet_20_link" text:visited-style-name="Visited_20_Internet_20_Link">
 Іран представив свою першу <text:span text:style-name="T4">
гіперзвукову</text:span>
 балістичнуракету </text:a>
</text:p>
      <text:p text:style-name="P4">
Наразі компанія також розробляє потужну лазерну систему перехоплення "Залізнийпромінь" (Iron Beam), яку називають потенційною "зміною правил гри" в боротьбіз ракетними атаками.</text:p>
      <text:p text:style-name="P4">
Як повідомляв Укрінформ, в Ірані на офіційній церемонії представили новітнюбалістичну ракету «Хорремшехр-4» або «Хейбар».</text:p>
      <text:p text:style-name="P4">
<text:span text:style-name="T5">
Фото: Rafael</text:span>
</text:p>
      <text:p text:style-name="P4">
Source: <text:a xlink:type="simple" xlink:href="https://www.ukrinform.ua/rubric-technology/3722998-v-izraili-predstavili-persu-u-svoemu-rodi-sistemu-giperzvukovogo-perehoplenna.html" text:style-name="Internet_20_link" text:visited-style-name="Visited_20_Internet_20_Link">
https://www.ukrinform.ua/rubric-technology/3722998-v-izraili-predstavili-persu-u-svoemu-rodi-sistemu-giperzvukovogo-perehoplenna.html</text:a>
</text:p>
      <!--NEWS-->
      <text:h text:style-name="P10" text:outline-level="1">
<text:span text:style-name="T4">
Російські хакери атакували сайти Суспільного</text:span>
</text:h>
      <text:p text:style-name="P4">
Authors: Ukrinform (Person)</text:p>
      <text:p text:style-name="P4">
Publisher: Укринформ (Organization)</text:p>
      <text:p text:style-name="P4">
Published Time: 2023-06-14T-3:32:00+03:00</text:p>
      <text:p text:style-name="P4">
Modified Time: 2023-06-14T21:32:00+03:00</text:p>
      <text:p text:style-name="P4">
Description: Сайти Суспільного зазнали хакерської атаки, відповідальність за це взяли на себе хакери з російської групи "Солнцепёк". — Укрінформ.</text:p>
      <text:p text:style-name="P4">
Images: ['<text:a xlink:type="simple" xlink:href="https://static.ukrinform.com/photos/2019_12/thumb_files/630_360_1575637264-429.jpg" text:style-name="Internet_20_link" text:visited-style-name="Visited_20_Internet_20_Link">
630_360_15756...</text:a>
']</text:p>
      <text:p text:style-name="P4">
Tags: ['Кібератака', 'Суспільне мовлення', 'Хакери']</text:p>
      <text:p text:style-name="P4">
Type: Article</text:p>
      <!--METADATA-->
      <text:p text:style-name="P4">
<draw:frame draw:style-name="fr1" draw:name="Image31" text:anchor-type="as-char" svg:width="6.9236in" svg:height="3.956343in" draw:z-index="0">
<draw:image xlink:href="../Images/yкринформ/2023-06-14T-3-32-00-03-00/630_360_1575637264-429.jpg" xlink:type="simple" xlink:show="embed" xlink:actuate="onLoad" draw:mime-type="image/jpeg"/>
</draw:frame>
 СайтиСуспільного зазнали хакерської атаки, відповідальність за це взяли на себехакери з російської групи "Солнцепёк".</text:p>
      <text:p text:style-name="P4">
Як передає Укрінформ, про це повідомило <text:a xlink:type="simple" xlink:href="https://suspilne.media/amp/507837-hakeri-atakuvali-sajti-suspilnogo/" text:style-name="Internet_20_link" text:visited-style-name="Visited_20_Internet_20_Link">
 Суспільне</text:a>
.</text:p>
      <text:p text:style-name="P4">
"Частина наших сайтів тимчасово не працює. Ми вирішуємо проблему. Водночас усіплатформи Суспільне Новини, зокрема сайт suspilne.media, працюютьбезперебійно", — ідеться у повідомленні.</text:p>
      <text:p text:style-name="P4">
<text:span text:style-name="T4">
Читайте також:</text:span>
 <text:a xlink:type="simple" xlink:href="https://www.ukrinform.ua/rubric-technology/3722731-prorosijski-hakeri-atakuvali-sajt-najbilsogo-v-evropi-portu-rotterdama.html" text:style-name="Internet_20_link" text:visited-style-name="Visited_20_Internet_20_Link">
 Проросійські <text:span text:style-name="T4">
хакер</text:span>
 и атакували сайт найбільшого вЄвропі порту Роттердама </text:a>
</text:p>
      <text:p text:style-name="P4">
Як повідомляв Укрінформ, у Держспецзв’язку зауважили, що в кіберпросторі Росіявикористовує таку ж тактику, що й на конвенційному полі бою — намагаєтьсяатакувати цивільну інфраструктуру.</text:p>
      <text:p text:style-name="P4">
Source: <text:a xlink:type="simple" xlink:href="https://www.ukrinform.ua/rubric-society/3722997-rosijski-hakeri-atakuvali-sajti-suspilnogo.html" text:style-name="Internet_20_link" text:visited-style-name="Visited_20_Internet_20_Link">
https://www.ukrinform.ua/rubric-society/3722997-rosijski-hakeri-atakuvali-sajti-suspilnogo.html</text:a>
</text:p>
      <!--NEWS-->
      <text:h text:style-name="P10" text:outline-level="1">
<text:span text:style-name="T4">
У Латвії вшанували пам’ять жертв радянської депортації 1941 року</text:span>
</text:h>
      <text:p text:style-name="P4">
Authors: Ukrinform (Person)</text:p>
      <text:p text:style-name="P4">
Publisher: Укринформ (Organization)</text:p>
      <text:p text:style-name="P4">
Published Time: 2023-06-14T-4:25:00+03:00</text:p>
      <text:p text:style-name="P4">
Modified Time: 2023-06-14T21:25:00+03:00</text:p>
      <text:p text:style-name="P4">
Description: У середу, 14 червня, в День пам'яті жертв комуністичного терору, в Латвії проходять заходи, на яких поминають жертв депортацій 1941 року. Серед інших в них беруть участь представники української діаспори. — Укрінформ.</text:p>
      <text:p text:style-name="P4">
Images: ['<text:a xlink:type="simple" xlink:href="https://static.ukrinform.com/photos/2023_06/thumb_files/630_360_1686767046-220.png" text:style-name="Internet_20_link" text:visited-style-name="Visited_20_Internet_20_Link">
630_360_16867...</text:a>
', '<text:a xlink:type="simple" xlink:href="https://static.ukrinform.com/photos/2023_06/1686767063-948.png" text:style-name="Internet_20_link" text:visited-style-name="Visited_20_Internet_20_Link">
1686767063-94...</text:a>
', '<text:a xlink:type="simple" xlink:href="https://static.ukrinform.com/photos/2023_06/1686767081-921.png" text:style-name="Internet_20_link" text:visited-style-name="Visited_20_Internet_20_Link">
1686767081-92...</text:a>
', '<text:a xlink:type="simple" xlink:href="https://static.ukrinform.com/photos/2023_06/1686767101-145.png" text:style-name="Internet_20_link" text:visited-style-name="Visited_20_Internet_20_Link">
1686767101-14...</text:a>
']</text:p>
      <text:p text:style-name="P4">
Tags: ['Депортація', 'Діаспора', 'Латвія', 'Комуністична партія']</text:p>
      <text:p text:style-name="P4">
Type: Article</text:p>
      <!--METADATA-->
      <text:p text:style-name="P4">
<draw:frame draw:style-name="fr1" draw:name="Image32" text:anchor-type="as-char" svg:width="6.9236in" svg:height="3.956343in" draw:z-index="0">
<draw:image xlink:href="../Images/yкринформ/2023-06-14T-4-25-00-03-00/630_360_1686767046-220.png" xlink:type="simple" xlink:show="embed" xlink:actuate="onLoad" draw:mime-type="image/png"/>
</draw:frame>
 У середу,14 червня, в День пам'яті жертв комуністичного терору, в Латвії проходятьзаходи, на яких поминають жертв депортацій 1941 року. Серед інших в них берутьучасть представники української діаспори.</text:p>
      <text:p text:style-name="P4">
Про це повідомляє кореспондент Укрінформу.</text:p>
      <text:p text:style-name="P4">
<draw:frame draw:style-name="fr1" draw:name="Image33" text:anchor-type="as-char" svg:width="6.9236in" svg:height="4.615733in" draw:z-index="0">
<draw:image xlink:href="../Images/yкринформ/2023-06-14T-4-25-00-03-00/1686767063-948.png" xlink:type="simple" xlink:show="embed" xlink:actuate="onLoad" draw:mime-type="image/png"/>
</draw:frame>
</text:p>
      <text:p text:style-name="P4">
Опівдні біля Меморіалу жертвам радянської окупації відбувся пам'ятний захід. Вньому взяли участь перші особи держави, включаючи президента Егілса Левітса, атакож Об'єднання політично репресованих Латвії та всі охочі, серед яких булипредставники української громади.</text:p>
      <text:p text:style-name="P4">
Після промов на вшанування пам'яті жертв комуністичного терору до Меморіалубули покладені квіти. По тому відбулася традиційна щорічна хода від Музеюокупації Латвії до Площі Свободи. Цього разу ходу супроводжував гурт Vilki.Квіти були також покладені до Пам’ятника Свободи.</text:p>
      <text:p text:style-name="P4">
<draw:frame draw:style-name="fr1" draw:name="Image34" text:anchor-type="as-char" svg:width="6.9236in" svg:height="4.660609in" draw:z-index="0">
<draw:image xlink:href="../Images/yкринформ/2023-06-14T-4-25-00-03-00/1686767081-921.png" xlink:type="simple" xlink:show="embed" xlink:actuate="onLoad" draw:mime-type="image/png"/>
</draw:frame>
</text:p>
      <text:p text:style-name="P4">
Різноманітні пам'ятні заходи на згадку про жертви комуністичного режимупроходитимуть протягом всього дня в Ризі, а також інших містах і поселенняхЛатвії.</text:p>
      <text:p text:style-name="P4">
У ніч на 14 червня 1941 року відбулася масова депортація жителів Латвії всибірські, далекосхідні та північні регіони СРСР. Згідно з даними Державногоархіву Латвії, внаслідок депортації, яка тривала до 21 червня Латвія втратилапонад 15 425 жителів, серед яких були латиші, євреї, росіяни, поляки, у томучислі 3751 дитина віком до 16 років.</text:p>
      <text:p text:style-name="P4">
<draw:frame draw:style-name="fr1" draw:name="Image35" text:anchor-type="as-char" svg:width="6.9236in" svg:height="3.89773in" draw:z-index="0">
<draw:image xlink:href="../Images/yкринформ/2023-06-14T-4-25-00-03-00/1686767101-145.png" xlink:type="simple" xlink:show="embed" xlink:actuate="onLoad" draw:mime-type="image/png"/>
</draw:frame>
</text:p>
      <text:p text:style-name="P4">
Приблизно в ті самі терміни відбувалася депортація з інших країн і регіонівщойно захоплених Радянським Союзом – з Литви, Естонії, Молдови, ЗахідноїУкраїни та Західної Білорусі.</text:p>
      <text:p text:style-name="P4">
Нагадаємо, у латвійській столиці 13 червня <text:a xlink:type="simple" xlink:href="https://www.ukrinform.ua/rubric-diaspora/3722890-z-rigi-vidpravili-konvoj-gumanitarnoi-i-vijskovoi-dopomogi-v-ukrainu.html" text:style-name="Internet_20_link" text:visited-style-name="Visited_20_Internet_20_Link">
 відбулася</text:a>
 церемонія відправлення вУкраїну чергового конвою допомоги з гуманітарними та військовими вантажами,підготовленого Конфедерацією українців Латвії «ВІЧЕ».</text:p>
      <text:p text:style-name="P4">
<text:span text:style-name="T5">
Фото: пресслужба Президента Латвії, Фейсбук Тетяни Лазди</text:span>
</text:p>
      <text:p text:style-name="P4">
Source: <text:a xlink:type="simple" xlink:href="https://www.ukrinform.ua/rubric-diaspora/3722993-u-latvii-vsanuvali-pamat-zertv-radanskoi-deportacii-1941-roku.html" text:style-name="Internet_20_link" text:visited-style-name="Visited_20_Internet_20_Link">
https://www.ukrinform.ua/rubric-diaspora/3722993-u-latvii-vsanuvali-pamat-zertv-radanskoi-deportacii-1941-roku.html</text:a>
</text:p>
      <!--NEWS-->
      <text:h text:style-name="P10" text:outline-level="1">
<text:span text:style-name="T4">
Росіяни обстріляли Херсон, поранені двоє волонтерів</text:span>
</text:h>
      <text:p text:style-name="P4">
Authors: Ukrinform (Person)</text:p>
      <text:p text:style-name="P4">
Publisher: Укринформ (Organization)</text:p>
      <text:p text:style-name="P4">
Published Time: 2023-06-14T-5:14:54+03:00</text:p>
      <text:p text:style-name="P4">
Modified Time: 2023-06-14T21:14:54+03:00</text:p>
      <text:p text:style-name="P4">
Description: Російські війська ввечері 14 червня вкотре обстріляли Херсон, поранивши двох волонтерів, які допомагали з евакуацією цивільного населення.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36" text:anchor-type="as-char" svg:width="6.9236in" svg:height="3.956343in" draw:z-index="0">
<draw:image xlink:href="../Images/yкринформ/2023-06-14T-5-14-54-03-00/630_360_1538997483-946.jpg" xlink:type="simple" xlink:show="embed" xlink:actuate="onLoad" draw:mime-type="image/jpeg"/>
</draw:frame>
 Російськівійська ввечері 14 червня вкотре обстріляли Херсон, поранивши двох волонтерів,які допомагали з евакуацією цивільного населення.</text:p>
      <text:p text:style-name="P4">
Як передає Укрінформ, про це Офіс генерального прокурора повідомив у <text:a xlink:type="simple" xlink:href="https://t.me/pgo_gov_ua/13361" text:style-name="Internet_20_link" text:visited-style-name="Visited_20_Internet_20_Link">
Телеграмі </text:a>
 .</text:p>
      <text:p text:style-name="P4">
За фактом порушення законів і звичаїв війни (ч. 1 ст. 438 Кримінальногокодексу України) розпочате кримінальне провадження, здійснюється досудоверозслідування.</text:p>
      <text:p text:style-name="P4">
<text:span text:style-name="T4">
Читайте також:</text:span>
 <text:a xlink:type="simple" xlink:href="https://www.ukrinform.ua/rubric-vidbudova/3722946-polsa-dopomoze-vidbuduvati-pidtoplene-selo-ingulec-na-hersonsini.html" text:style-name="Internet_20_link" text:visited-style-name="Visited_20_Internet_20_Link">
 Польща допоможе відбудувати підтоплене село Інгулець на<text:span text:style-name="T4">
Херсон</text:span>
 щині </text:a>
</text:p>
      <text:p text:style-name="P4">
Встановлено, що ворожий обстріл відбувся близько 18:50 середи, 14 червня. Запопередніми даними, загарбники застосовували міномети.</text:p>
      <text:p text:style-name="P4">
Ворожим вогнем травмовані двоє волонтерів, зокрема іноземець, пошкодженацивільна інфраструктура.</text:p>
      <text:p text:style-name="P4">
Проводяться першочергові заходи для фіксування російського злочину.</text:p>
      <text:p text:style-name="P4">
<text:span text:style-name="T4">
Читайте також:</text:span>
 <text:a xlink:type="simple" xlink:href="https://www.ukrinform.ua/rubric-regions/3722929-na-hersonsinu-vidpravili-gumanitarnu-dopomogu-z-sesti-oblastej-ta-kievaa.html" text:style-name="Internet_20_link" text:visited-style-name="Visited_20_Internet_20_Link">
 На <text:span text:style-name="T4">
Херсон</text:span>
 щину відправили гуманітарну допомогу зшести областей та Києваа </text:a>
</text:p>
      <text:p text:style-name="P4">
Як повідомляв Укрінформ, за минулу добу російські загарбники 57 разівобстріляли Херсонську область, убивши мирного жителя. Зокрема, по Херсонуворог випустив 17 снарядів.</text:p>
      <text:p text:style-name="P4">
Source: <text:a xlink:type="simple" xlink:href="https://www.ukrinform.ua/rubric-ato/3722991-rosiani-obstrilali-herson-poraneni-dvoe-volonteriv.html" text:style-name="Internet_20_link" text:visited-style-name="Visited_20_Internet_20_Link">
https://www.ukrinform.ua/rubric-ato/3722991-rosiani-obstrilali-herson-poraneni-dvoe-volonteriv.html</text:a>
</text:p>
      <!--NEWS-->
      <text:h text:style-name="P10" text:outline-level="1">
<text:span text:style-name="T4">
Кубраков обговорює з польським бізнесом у Варшаві питання відбудови України</text:span>
</text:h>
      <text:p text:style-name="P4">
Authors: Ukrinform (Person)</text:p>
      <text:p text:style-name="P4">
Publisher: Укринформ (Organization)</text:p>
      <text:p text:style-name="P4">
Published Time: 2023-06-14T-6:08:56+03:00</text:p>
      <text:p text:style-name="P4">
Modified Time: 2023-06-14T21:08:56+03:00</text:p>
      <text:p text:style-name="P4">
Description: Віцепрем’єр-міністр з відновлення – міністр розвитку громад, територій та інфраструктури Олександр Кубраков обговорює у середу у Варшаві участь польських компаній у відбудові України. — Укрінформ.</text:p>
      <text:p text:style-name="P4">
Images: ['<text:a xlink:type="simple" xlink:href="https://static.ukrinform.com/photos/2023_03/thumb_files/630_360_1677948452-275.jpg" text:style-name="Internet_20_link" text:visited-style-name="Visited_20_Internet_20_Link">
630_360_16779...</text:a>
']</text:p>
      <text:p text:style-name="P4">
Tags: ['Польща', 'Кубраков', 'Відбудова']</text:p>
      <text:p text:style-name="P4">
Type: Article</text:p>
      <!--METADATA-->
      <text:p text:style-name="P4">
<draw:frame draw:style-name="fr1" draw:name="Image37" text:anchor-type="as-char" svg:width="6.9236in" svg:height="3.956343in" draw:z-index="0">
<draw:image xlink:href="../Images/yкринформ/2023-06-14T-6-08-56-03-00/630_360_1677948452-275.jpg" xlink:type="simple" xlink:show="embed" xlink:actuate="onLoad" draw:mime-type="image/jpeg"/>
</draw:frame>
Віцепрем’єр-міністр з відновлення – міністр розвитку громад, територій таінфраструктури Олександр Кубраков обговорює у середу у Варшаві участьпольських компаній у відбудові України.</text:p>
      <text:p text:style-name="P4">
Про це заявила в середу у коментарі PAP уповноважена уряду Польщі з питаньпольсько-українського співробітництва у сфері розвитку Ядвіга Емілевич,передає Укрінформ з посиланням на <text:a xlink:type="simple" xlink:href="https://www.pb.pl/emilewicz-dzis-spotkanie-m-in-pfr-kuke-zpp-z-ukrainskim-wicepremierem-kubrakowem-1187988" text:style-name="Internet_20_link" text:visited-style-name="Visited_20_Internet_20_Link">
 Puls Biznesu</text:a>
 .</text:p>
      <text:p text:style-name="P4">
“Сьогодні у нас зустріч у Канцелярії прем’єр-міністра з віцепрем'єр-міністромУкраїни Олександром Кубраковим. Вона важлива з точки зору відбудови України”,-зазначила Емілевич.</text:p>
      <text:p text:style-name="P4">
<text:span text:style-name="T4">
Читайте також:</text:span>
 <text:a xlink:type="simple" xlink:href="https://www.ukrinform.ua/rubric-regions/3722719-kubrakov-zaklikae-gromadi-fiksuvati-zbitki-vid-pidrivu-kahovskoi-ges-dla-otrimanna-reparacij.html" text:style-name="Internet_20_link" text:visited-style-name="Visited_20_Internet_20_Link">
 <text:span text:style-name="T4">
Кубрако</text:span>
 в закликає громади фіксувати збитки відпідриву Каховської ГЕС </text:a>
</text:p>
      <text:p text:style-name="P4">
За її словами, це можливість для польських підприємців на високому рівні нелише заявити про готовність займатися відбудовою України, а й донести доукраїнської сторони очікування бізнесу.</text:p>
      <text:p text:style-name="P4">
Як повідомила Емілевич, спочатку відбудеться політична частина зустрічі, азгодом українська делегація поспілкується з представниками польськихінституцій та бізнес-середовища, зокрема Експортно-кредитної страховоїкорпорації, Банку національної економіки, Польського фонду розвитку,Польського агентства інвестицій і торгівлі, Союзу підприємців та роботодавцівПольщі, Міжнародної асоціації польських підприємців в Україні та Польсько-українська господарчої палати.</text:p>
      <text:p text:style-name="P4">
<text:span text:style-name="T4">
Читайте також:</text:span>
 <text:a xlink:type="simple" xlink:href="https://www.ukrinform.ua/rubric-vidbudova/3722946-polsa-dopomoze-vidbuduvati-pidtoplene-selo-ingulec-na-hersonsini.html" text:style-name="Internet_20_link" text:visited-style-name="Visited_20_Internet_20_Link">
 <text:span text:style-name="T4">
Польщ</text:span>
 а допоможе відбудувати підтоплене село Інгулецьна Херсонщині </text:a>
</text:p>
      <text:p text:style-name="P4">
Як відомо, близько 1,7 тис. польських компаній різноманітного профілю бажаєвзяти участь у післявоєнній відбудові України.</text:p>
      <text:p text:style-name="P4">
Source: <text:a xlink:type="simple" xlink:href="https://www.ukrinform.ua/rubric-vidbudova/3722989-kubrakov-obgovorue-z-polskim-biznesom-u-varsavi-pitanna-vidbudovi-ukraini.html" text:style-name="Internet_20_link" text:visited-style-name="Visited_20_Internet_20_Link">
https://www.ukrinform.ua/rubric-vidbudova/3722989-kubrakov-obgovorue-z-polskim-biznesom-u-varsavi-pitanna-vidbudovi-ukraini.html</text:a>
</text:p>
      <!--NEWS-->
      <text:h text:style-name="P10" text:outline-level="1">
<text:span text:style-name="T4">
У Чернівцях хірурги зробили пацієнту щелепу з його власного ребра</text:span>
</text:h>
      <text:p text:style-name="P4">
Authors: Ukrinform (Person)</text:p>
      <text:p text:style-name="P4">
Publisher: Укринформ (Organization)</text:p>
      <text:p text:style-name="P4">
Published Time: 2023-06-14T-7:04:14+03:00</text:p>
      <text:p text:style-name="P4">
Modified Time: 2023-06-14T21:04:14+03:00</text:p>
      <text:p text:style-name="P4">
Description: У Чернівцях хірурги обласної лікарні провели унікальну пластичну операцію. Медики зробили пацієнту передню частину нижньої щелепи із його власного ребра — Укрінформ.</text:p>
      <text:p text:style-name="P4">
Images: ['<text:a xlink:type="simple" xlink:href="https://static.ukrinform.com/photos/2023_06/thumb_files/630_360_1686765622-559.jpg" text:style-name="Internet_20_link" text:visited-style-name="Visited_20_Internet_20_Link">
630_360_16867...</text:a>
']</text:p>
      <text:p text:style-name="P4">
Tags: ['Операція', 'Лікарня', 'Чернівці', 'Пластична хірургія', 'Стоматологія']</text:p>
      <text:p text:style-name="P4">
Type: Article</text:p>
      <!--METADATA-->
      <text:p text:style-name="P4">
<draw:frame draw:style-name="fr1" draw:name="Image38" text:anchor-type="as-char" svg:width="6.9236in" svg:height="3.956343in" draw:z-index="0">
<draw:image xlink:href="../Images/yкринформ/2023-06-14T-7-04-14-03-00/630_360_1686765622-559.jpg" xlink:type="simple" xlink:show="embed" xlink:actuate="onLoad" draw:mime-type="image/jpeg"/>
</draw:frame>
 УЧернівцях хірурги обласної лікарні провели унікальну пластичну операцію.Медики зробили пацієнту передню частину нижньої щелепи із його власного ребра</text:p>
      <text:p text:style-name="P4">
Про це у <text:a xlink:type="simple" xlink:href="https://www.facebook.com/oklchernivtsi/posts/pfbid0sHdBMBTVGV3TqkivxKSzsb8Jou4RzUtEwd28DVDUBuF23q7VJaJxDhKWtnQMLpeSl" text:style-name="Internet_20_link" text:visited-style-name="Visited_20_Internet_20_Link">
 Фейсбуці</text:a>
повідомляє Чернівецька обласна клінічна лікарня, передає Укрінформ.</text:p>
      <text:p text:style-name="P4">
"Хірурги Чернівецької обласної лікарні зробили пацієнту нову щелепу з йоговласного ребра. Унікальну реконструктивно-відновлювану пластичну операціюпровели в ОКНП «Чернівецька обласна клінічна лікарня» <text:a xlink:type="simple" xlink:href="https://www.ukrinform.ua/tag-likari" text:style-name="Internet_20_link" text:visited-style-name="Visited_20_Internet_20_Link">
 хірурги</text:a>
 -стоматологи і торакальні хірурги", -йдеться у повідомленні.</text:p>
      <text:p text:style-name="P4">
Там зазначили, що у хворого (внаслідок травми) була повністю відсутня переднячастина нижньої щелепи. Операція відбулася у два етапи. Спершу лікарі вилучилиу пацієнта ребро. Потім хірург-стоматолог змоделював з нього імплантпотрібного розміру і форми й встановив його на місці відсутньої ментальноїділянки нижньої щелепи, зафіксувавши спеціальною пластиною та гвинтами.</text:p>
      <text:p text:style-name="P4">
<text:span text:style-name="T4">
Читайте також:</text:span>
 <text:a xlink:type="simple" xlink:href="https://www.ukrinform.ua/rubric-society/3721928-persij-v-ukraini-pacient-iz-vzivlenimi-u-kistki-protezami-pocav-hoditi.html" text:style-name="Internet_20_link" text:visited-style-name="Visited_20_Internet_20_Link">
 Перший в Україні пацієнт із вживленими у кістки протезамипочав ходити </text:a>
</text:p>
      <text:p text:style-name="P4">
"У ході підготовки до оперативного втручання хірурги-стоматологи сказали, щоїм для закриття дефекту нижньої щелепи потрібний фрагмент кістки не менше 7см. Найбільш оптимальним для імплантації було визначено ребро, оскільки вононайбільш підходило за формою і за структурою. Крім того, резекція ребрадозволяє мінімізувати травматичні наслідки для організму пацієнта", - розповівначальник підрозділу торакальної хірургії лікарні Василь Яцків.</text:p>
      <text:p text:style-name="P4">
За словами лікаря-стоматолога Миколи Токаря, після отримання ребра, медикизмоделювали з нього імплант потрібної форми і закрили дефект передньої частининижньої щелепи. Незабаром пацієнт був уже на ногах.</text:p>
      <text:p text:style-name="P4">
"Після того, як імплантована кістка приживеться, пацієнту можна будезмоделювати край альвеолярного паростка, потім провести пластику пародонти,встановити зубні імпланти й навіть повністю відновити зубний ряд. Хірургічневтручання складне тим, що був великий ризик крововтрати й доводилось працюватиу ділянці лицевого нерва. Хвилювався, щоб після операції не було обмеженьрухів язика, щоб надалі пацієнт мав змогу нормально розмовляти і їсти.Негативних наслідків вдалось уникнути і після хірургічного втручання пацієнтпочувається нормально", - хірург-стоматолог Микола Токар,.</text:p>
      <text:p text:style-name="P4">
<text:span text:style-name="T4">
Читайте також:</text:span>
 <text:a xlink:type="simple" xlink:href="https://www.ukrinform.ua/rubric-regions/3719525-u-lvivskomu-ohmatditi-zapocatkuvali-programu-zi-vstanovlenna-sluhovih-implantiv-ditam.html" text:style-name="Internet_20_link" text:visited-style-name="Visited_20_Internet_20_Link">
 У львівському Охматдиті започаткували програму зівстановлення слухових імплантів дітям </text:a>
</text:p>
      <text:p text:style-name="P4">
У Чернівецькій обласній лікарні повідомили, що операцію такого високого рівняу медзакладі провели вперше.</text:p>
      <text:p text:style-name="P4">
<text:span text:style-name="T5">
Фото: ОКНП "Чернівецька обласна клінічна лікарня", Facebook</text:span>
</text:p>
      <text:p text:style-name="P4">
Source: <text:a xlink:type="simple" xlink:href="https://www.ukrinform.ua/rubric-regions/3722988-u-cernivcah-hirurgi-zrobili-pacientu-selepu-z-jogo-vlasnogo-rebra.html" text:style-name="Internet_20_link" text:visited-style-name="Visited_20_Internet_20_Link">
https://www.ukrinform.ua/rubric-regions/3722988-u-cernivcah-hirurgi-zrobili-pacientu-selepu-z-jogo-vlasnogo-rebra.html</text:a>
</text:p>
      <!--NEWS-->
      <text:h text:style-name="P10" text:outline-level="1">
<text:span text:style-name="T4">
Хмельницьке «Поділля» відновить свою участь у Першій лізі України</text:span>
</text:h>
      <text:p text:style-name="P4">
Authors: Ukrinform (Person)</text:p>
      <text:p text:style-name="P4">
Publisher: Укринформ (Organization)</text:p>
      <text:p text:style-name="P4">
Published Time: 2023-06-14T0:55:09+03:00</text:p>
      <text:p text:style-name="P4">
Modified Time: 2023-06-14T21:55:09+03:00</text:p>
      <text:p text:style-name="P4">
Description: До команди приєднається новий тренер з фізпідготовки. — Укрінформ.</text:p>
      <text:p text:style-name="P4">
Images: ['<text:a xlink:type="simple" xlink:href="https://static.ukrinform.com/photos/2023_06/thumb_files/630_360_1686768736-382.jpg" text:style-name="Internet_20_link" text:visited-style-name="Visited_20_Internet_20_Link">
630_360_16867...</text:a>
']</text:p>
      <text:p text:style-name="P4">
Tags: ['Футбол', 'перша ліга']</text:p>
      <text:p text:style-name="P4">
Type: Article</text:p>
      <!--METADATA-->
      <text:p text:style-name="P4">
<draw:frame draw:style-name="fr1" draw:name="Image39" text:anchor-type="as-char" svg:width="6.9236in" svg:height="3.956343in" draw:z-index="0">
<draw:image xlink:href="../Images/yкринформ/2023-06-14T0-55-09-03-00/630_360_1686768736-382.jpg" xlink:type="simple" xlink:show="embed" xlink:actuate="onLoad" draw:mime-type="image/jpeg"/>
</draw:frame>
 До командиприєднається новий тренер з фізпідготовки.</text:p>
      <text:p text:style-name="P4">
Після тривалої перерви, викликаною повномасштабною російською агресією,хмельницьке «Поділля» вирішило відновити свою участь у Першій лізі України, <text:a xlink:type="simple" xlink:href="https://sport.ua/uk/news/630229-u-trenerskomu-shtabi-podillya-bude-popovnennya" text:style-name="Internet_20_link" text:visited-style-name="Visited_20_Internet_20_Link">
повідомляє </text:a>
 Sport ua, передає Укрінформ.</text:p>
      <text:p text:style-name="P4">
Подоляни розпочнуть підготовку до нових випробувань 19 червня у Хмельницькому.Наступні збори також пройдуть вдома.</text:p>
      <text:p text:style-name="P4">
Є поповнення у тренерському штабі. Наставнику Віталію Костишину, як і раніше,допомагатимуть Руслан Соболевський та Олександр Mандзюк, а тренером зфізпідготовки буде Олександр Дзюбчик, який минулого сезону працював ізнайсильнішою аматорською командою області – «Колос» (Полонне).</text:p>
      <text:p text:style-name="P4">
З першими літніми новачками контракти буде підписано наступного тижня.</text:p>
      <text:p text:style-name="P4">
<text:span text:style-name="T4">
Читайте також:</text:span>
 <text:a xlink:type="simple" xlink:href="https://www.ukrinform.ua/rubric-sports/3677382-hmelnicke-podilla-vlitku-povernetsa-do-persoi-ligi.html" text:style-name="Internet_20_link" text:visited-style-name="Visited_20_Internet_20_Link">
 Хмельницьке « <text:span text:style-name="T4">
Поділля</text:span>
 » влітку повернеться до Першоїліги </text:a>
</text:p>
      <text:p text:style-name="P4">
Щодо першого спарингу, то він запланований на 27 червня з однією з команд ізсусідніх областей.</text:p>
      <text:p text:style-name="P4">
Фото: fcpodillya.com.ua</text:p>
      <text:p text:style-name="P4">
Source: <text:a xlink:type="simple" xlink:href="https://www.ukrinform.ua/rubric-sports/3723002-hmelnicke-podilla-vidnovit-svou-ucast-u-persij-lizi-ukraini.html" text:style-name="Internet_20_link" text:visited-style-name="Visited_20_Internet_20_Link">
https://www.ukrinform.ua/rubric-sports/3723002-hmelnicke-podilla-vidnovit-svou-ucast-u-persij-lizi-ukraini.html</text:a>
</text:p>
      <!--NEWS-->
      <text:h text:style-name="P10" text:outline-level="1">
<text:span text:style-name="T4">
Мінветеранів презентувало німецьким партнерам проєкти співпраці у сфері забезпечення житлом ветеранів війни і членів родин загиблих Захисників та Захисниць</text:span>
</text:h>
      <text:p text:style-name="P4">
Author: ['АРМІЯINFORM']</text:p>
      <text:p text:style-name="P4">
Time: 2023-06-14T10:00:00-04:00</text:p>
      <text:p text:style-name="P4">
Description: Під час робочої онлайн зустрічі фахівців Міністерства у справах ветеранів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ekrana-2023-06-12-115711.jpg" text:style-name="Internet_20_link" text:visited-style-name="Visited_20_Internet_20_Link">
ekrana-2023-06-12-115711.jpg</text:a>
']</text:p>
      <text:p text:style-name="P4">
Tags: ['ЗАБЕЗПЕЧЕННЯ ЖИТЛОМ', 'ЗАХИСНИК', 'МІНВЕТЕРАНІВ', 'НІМЕЧЧИНА', 'ПРОЄКТ']</text:p>
      <text:p text:style-name="P4">
Category: News</text:p>
      <!--METADATA-->
      <text:p text:style-name="P4">
<draw:frame draw:style-name="fr1" draw:name="Image40" text:anchor-type="as-char" svg:width="6.9236in" svg:height="3.848368in" draw:z-index="0">
<draw:image xlink:href="../Images/AРМІЯINFORM/2023-06-14T10-00-00-04-00/ekrana-2023-06-12-115711.jpg" xlink:type="simple" xlink:show="embed" xlink:actuate="onLoad" draw:mime-type="image/jpeg"/>
</draw:frame>
</text:p>
      <text:p text:style-name="P4">
Під час робочої онлайн зустрічі фахівців Міністерства у справах ветеранівУкраїни з представниками Міністерства економічного співробітництва та розвиткуНімеччини, Федерального Міністерства закордонних справ Німеччини, ПосольстваНімеччини в Україні було обговорено напрямки співпраці щодо забезпеченняжитлом ветеранів війни та членів їх родин. Про це<text:a xlink:type="simple" xlink:href="https://mva.gov.ua/ua/news/minveteraniv-prezentuvalo-nimeckim-partneram-proyekti-spivpraci-u-sferi-zabezpechennya-zhitlom-veteraniv-vijni-i-chleniv-rodin-zagiblih-zahisnikiv-ta-zahisnic" text:style-name="Internet_20_link" text:visited-style-name="Visited_20_Internet_20_Link">
повідомляє</text:a>
 Міністерство у справахветеранів України.</text:p>
      <text:p text:style-name="P4">
Перший проєкт — це грантова програма для забезпечення житлом ветеранів війни,насамперед осіб з інвалідністю І-ІІ групи, які стали на захист незалежностінашої країни з 2014 року. Станом на 01.01.2023 в черзі на житло перебуваютьпонад 26 тис. ветеранів війни, серед яких 1652 — особи з інвалідністю І-ІІгрупи внаслідок війни, які потребують особливої допомоги. Потреба уфінансуванні складає 3,5 млрд. грн (87,5 млн євро).</text:p>
      <text:p text:style-name="P4">
Другий проєкт — грант для забезпечення житлом учасників бойових дій, якізахищають незалежність, суверенітет та територіальну цілісність України, наумовах пільгової іпотеки під 3% річних.</text:p>
      <text:p text:style-name="P4">
У відкритих реєстрах Держмолодьжитла, що розміщуються на сайтах регіональнихуправлінь, зареєстровано 8550 заяв від кандидатів — учасників АТО/ООС(Захисників і Захисниць) на участь у різних житлових програмах, з них научасть у пільговій іпотеці під 3% з 2019 року по 01.01.2023 подано заяв —4987.</text:p>
      <text:p text:style-name="P4">
Дана онлайн зустріч стала початком спільних кроків Мінветеранів та німецькихпартнерів у співпраці та обміні досвідом у сфері соціального захисту ветераніввійни.</text:p>
      <text:p text:style-name="P4">
Представники німецької сторони наголосили на продовженні всебічної підтримкиУкраїни, висловили зацікавленість у розвитку подальшої співпраці.</text:p>
      <text:p text:style-name="P4">
Захід відбувся за сприяння та участі представників Посольства України вНімеччині.</text:p>
      <text:p text:style-name="P4">
Source: <text:a xlink:type="simple" xlink:href="https://armyinform.com.ua/2023/06/14/minveteraniv-prezentuvalo-nimeczkym-partneram-proyekty-spivpraczi-u-sferi-zabezpechennya-zhytlom-veteraniv-vijny-i-chleniv-rodyn-zagyblyh-zahysnykiv-ta-zahysnycz/" text:style-name="Internet_20_link" text:visited-style-name="Visited_20_Internet_20_Link">
https://armyinform.com.ua/2023/06/14/minveteraniv-prezentuvalo-nimeczkym-partneram-proyekty-spivpraczi-u-sferi-zabezpechennya-zhytlom-veteraniv-vijny-i-chleniv-rodyn-zagyblyh-zahysnykiv-ta-zahysnycz/</text:a>
</text:p>
      <!--NEWS-->
      <text:h text:style-name="P10" text:outline-level="1">
<text:span text:style-name="T4">
Росіяни за день обстріляли сім громад Сумщини, є поранений</text:span>
</text:h>
      <text:p text:style-name="P4">
Authors: Ukrinform (Person)</text:p>
      <text:p text:style-name="P4">
Publisher: Укринформ (Organization)</text:p>
      <text:p text:style-name="P4">
Published Time: 2023-06-14T10:08:00+03:00</text:p>
      <text:p text:style-name="P4">
Modified Time: 2023-06-14T23:08:00+03:00</text:p>
      <text:p text:style-name="P4">
Description: Російська армія протягом дня 19 разів обстріляла прикордонні громади Сумської області, завдавши низку пошкоджень та поранивши мирного жителя. — Укрінформ.</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Російські військові', 'Кордон', 'Міномет', 'Війна з Росією']</text:p>
      <text:p text:style-name="P4">
Type: Article</text:p>
      <!--METADATA-->
      <text:p text:style-name="P4">
<draw:frame draw:style-name="fr1" draw:name="Image41" text:anchor-type="as-char" svg:width="6.9236in" svg:height="3.956343in" draw:z-index="0">
<draw:image xlink:href="../Images/yкринформ/2023-06-14T10-08-00-03-00/630_360_1487747482-1856.jpg" xlink:type="simple" xlink:show="embed" xlink:actuate="onLoad" draw:mime-type="image/jpeg"/>
</draw:frame>
 Російськаармія протягом дня 19 разів обстріляла прикордонні громади Сумської області,завдавши низку пошкоджень та поранивши мирного жителя.</text:p>
      <text:p text:style-name="P4">
Як передає Укрінформ, про це Сумська обласна військова адміністраціяповідомила у <text:a xlink:type="simple" xlink:href="http://Як передає Укрінформ, про це Сумська обласнавійськова адміністрація повідомила в Телеграмі.  За даними ОВА, усього за деньв області пролунали 122 вибухи, під ворожим вогнем перебували сім громад.Зокрема, Середино-Будську росіяни атакували з мінометів і гранатометів(АГС), спричинивши вісім і 23 вибухи відповідно. Унаслідок ворожих влучань угромаді пошкоджені багатоквартирний і приватний житлові будинки тагосподарські приміщення.  По її ж території загарбники згодом удруге завдалимінометного удару, унаслідок чого сталися ще вісім вибухів. Пошкоджень цьогоразу зазнали дві багатоповерхівки, сім приватних будинків, нежитловеприміщення, магазин, чотири автомобілі та скутер.  Унаслідок ворожого обстрілув Середино-Будській громаді тілесні ушкодження дістала та була доправлена влікарню одна людина.  Білопільську громаду російські війська атакували змінометів (17 вибухів), ствольної артилерії і гранатометів (по десятьвибухів). Унаслідок одного з мінометних обстрілів пошкоджень зазнала лініяелектропередач.  По Новослобідській громаді загарбники випустили з гелікоптераракети – пролунали три вибухи. Її ж територію ворог обстріляв із мінометів,спричинивши ще сім вибухів.  Мінометного удару зазнала також Есманськагромада. Там зафіксовані 26 вибухів. Ворожим обстрілом пошкоджені складськеприміщення, лінія електропередач та водонапірна вежа, розташована на територіїагропідприємства.  По Великописарівській і Шалигинській громадах росіяни билиз артилерії – відбулися чотири і п'ять вибухів.  Путивльську громаду російськівійська обстріляли з міномета – пролунав один вибух.  Як повідомляв Укрінформ,13 червня російських обстрілів зазнали вісім прикордонних громад Сумськоїобласті. Унаслідок одного з ворожих ударів загинули працівники державногопідприємства лісового господарства." text:style-name="Internet_20_link" text:visited-style-name="Visited_20_Internet_20_Link">
 Телеграмі </text:a>
 .</text:p>
      <text:p text:style-name="P4">
За даними ОВА, усього за день в області пролунали 122 вибухи, під ворожимвогнем перебували сім громад.</text:p>
      <text:p text:style-name="P4">
Зокрема, Середино-Будську росіяни атакували з мінометів і гранатометів (АГС),спричинивши вісім і 23 вибухи відповідно. Унаслідок ворожих влучань у громадіпошкоджені багатоквартирний і приватний житлові будинки та господарськіприміщення.</text:p>
      <text:p text:style-name="P4">
<text:span text:style-name="T4">
Читайте також:</text:span>
 <text:a xlink:type="simple" xlink:href="https://www.ukrinform.ua/rubric-ato/3722991-rosiani-obstrilali-herson-poraneni-dvoe-volonteriv.html" text:style-name="Internet_20_link" text:visited-style-name="Visited_20_Internet_20_Link">
 Росіяни <text:span text:style-name="T4">
обстріл</text:span>
 яли Херсон, поранені двоє волонтерів</text:a>
</text:p>
      <text:p text:style-name="P4">
По її ж території загарбники згодом удруге завдали мінометного удару,унаслідок чого сталися ще вісім вибухів. Пошкоджень цього разу зазнали двібагатоповерхівки, сім приватних будинків, нежитлове приміщення, магазин,чотири автомобілі та скутер.</text:p>
      <text:p text:style-name="P4">
Унаслідок ворожого обстрілу в Середино-Будській громаді тілесні ушкодженнядістала та була доправлена в лікарню одна людина.</text:p>
      <text:p text:style-name="P4">
Білопільську громаду російські війська атакували з мінометів (17 вибухів),ствольної артилерії і гранатометів (по десять вибухів). Унаслідок одного змінометних <text:a xlink:type="simple" xlink:href="https://www.ukrinform.ua/tag-obstril" text:style-name="Internet_20_link" text:visited-style-name="Visited_20_Internet_20_Link">
 обстрілів </text:a>
 пошкодженьзазнала лінія електропередач.</text:p>
      <text:p text:style-name="P4">
По Новослобідській громаді загарбники випустили з гелікоптера ракети –пролунали три вибухи. Її ж територію ворог обстріляв із мінометів, спричинившище сім вибухів.</text:p>
      <text:p text:style-name="P4">
Мінометного удару зазнала також Есманська громада. Там зафіксовані 26 вибухів.Ворожим обстрілом пошкоджені складське приміщення, лінія електропередач таводонапірна вежа, розташована на території агропідприємства.</text:p>
      <text:p text:style-name="P4">
<text:span text:style-name="T4">
Читайте також:</text:span>
 <text:a xlink:type="simple" xlink:href="https://www.ukrinform.ua/rubric-regions/3722909-rosiani-dva-tizni-pricilno-obstriluut-amiakoprovid-na-harkivsini.html" text:style-name="Internet_20_link" text:visited-style-name="Visited_20_Internet_20_Link">
 Росіяни два тижні прицільно <text:span text:style-name="T4">
обстріл</text:span>
 юють аміакопровідна Харківщині </text:a>
</text:p>
      <text:p text:style-name="P4">
По Великописарівській і Шалигинській громадах росіяни били з артилерії –сталися чотири і п'ять вибухів.</text:p>
      <text:p text:style-name="P4">
Путивльську громаду російські війська обстріляли з міномета – пролунав одинвибух.</text:p>
      <text:p text:style-name="P4">
Як повідомляв Укрінформ, 13 червня <text:a xlink:type="simple" xlink:href="https://www.ukrinform.ua/rubric-ato/3722527-zagarbniki-za-den-21-raz-obstrilali-prikordonna-sumsini-e-zagibli.html" text:style-name="Internet_20_link" text:visited-style-name="Visited_20_Internet_20_Link">
 російських обстрілів</text:a>
 зазнали вісім прикордоннихгромад Сумської області. Унаслідок одного з ворожих ударів загинули працівникидержавного підприємства лісового господарства.</text:p>
      <text:p text:style-name="P4">
Source: <text:a xlink:type="simple" xlink:href="https://www.ukrinform.ua/rubric-ato/3723013-rosiani-za-den-obstrilali-sim-gromad-sumsini-e-poranenij.html" text:style-name="Internet_20_link" text:visited-style-name="Visited_20_Internet_20_Link">
https://www.ukrinform.ua/rubric-ato/3723013-rosiani-za-den-obstrilali-sim-gromad-sumsini-e-poranenij.html</text:a>
</text:p>
      <!--NEWS-->
      <text:h text:style-name="P10" text:outline-level="1">
<text:span text:style-name="T4">
На правобережжі Херсонщини залишаються підтопленими 27 населених пунктів</text:span>
</text:h>
      <text:p text:style-name="P4">
Authors: Ukrinform (Person)</text:p>
      <text:p text:style-name="P4">
Publisher: Укринформ (Organization)</text:p>
      <text:p text:style-name="P4">
Published Time: 2023-06-14T11:12:38+03:00</text:p>
      <text:p text:style-name="P4">
Modified Time: 2023-06-14T23:12:38+03:00</text:p>
      <text:p text:style-name="P4">
Description: Унаслідок підриву росіянами дамби Каховської ГЕС на правобережжі Херсонщини залишаються підтопленими 27 населених пунктів. — Укрінформ.</text:p>
      <text:p text:style-name="P4">
Images: ['<text:a xlink:type="simple" xlink:href="https://static.ukrinform.com/photos/2023_06/thumb_files/630_360_1686060672-222.jpg" text:style-name="Internet_20_link" text:visited-style-name="Visited_20_Internet_20_Link">
630_360_16860...</text:a>
']</text:p>
      <text:p text:style-name="P4">
Tags: ['Херсонщина', 'Уряд', 'Каховська ГЕС', 'Підтоплення']</text:p>
      <text:p text:style-name="P4">
Type: Article</text:p>
      <!--METADATA-->
      <text:p text:style-name="P4">
<draw:frame draw:style-name="fr1" draw:name="Image42" text:anchor-type="as-char" svg:width="6.9236in" svg:height="3.956343in" draw:z-index="0">
<draw:image xlink:href="../Images/yкринформ/2023-06-14T11-12-38-03-00/630_360_1686060672-222.jpg" xlink:type="simple" xlink:show="embed" xlink:actuate="onLoad" draw:mime-type="image/jpeg"/>
</draw:frame>
 Унаслідокпідриву росіянами дамби Каховської ГЕС на правобережжі Херсонщини залишаютьсяпідтопленими 27 населених пунктів.</text:p>
      <text:p text:style-name="P4">
Про це повідомляє у <text:a xlink:type="simple" xlink:href="https://t.me/shtab_kakhovska_hes/764" text:style-name="Internet_20_link" text:visited-style-name="Visited_20_Internet_20_Link">
 Телеграмі</text:a>
Каховська ГЕС|штаб info, передає Укрінформ.</text:p>
      <text:p text:style-name="P4">
"На правобережжі залишаються підтопленими 27 населених пунктів (2 079будинків)", - йдеться у повідомленні.</text:p>
      <text:p text:style-name="P4">
Вода відійшла від Понятівки <text:a xlink:type="simple" xlink:href="https://www.ukrinform.ua/tag-hersonsina" text:style-name="Internet_20_link" text:visited-style-name="Visited_20_Internet_20_Link">
 Херсонського </text:a>
 району.</text:p>
      <text:p text:style-name="P4">
Сапери обстежили понад 8 га територій, 1,4 км доріг, будівлю об'єкту критичноїінфраструктури.</text:p>
      <text:p text:style-name="P4">
<text:span text:style-name="T4">
Читайте також:</text:span>
 <text:a xlink:type="simple" xlink:href="https://www.ukrinform.ua/rubric-regions/3723003-na-hersonsini-cerez-pidriv-kahovskoi-ges-z-kurganiv-vimivautsa-istoricni-artefakti.html" text:style-name="Internet_20_link" text:visited-style-name="Visited_20_Internet_20_Link">
 На Херсонщині через підрив Каховської ГЕС з курганіввимиваються історичні артефакти </text:a>
</text:p>
      <text:p text:style-name="P4">
Енергетики відновили енергопостачання у селах Інгулець та Зарічне. Під'єдналибільше 800 абонентів.</text:p>
      <text:p text:style-name="P4">
У Чорнобаївській громаді воду з будинків відкачали, нині йде відкачуваннямводи з подвір'їв та місць загального користування.</text:p>
      <text:p text:style-name="P4">
У Білоозерській громаді відкачали воду з 31 оселі та вивезли 59 кубометрівсміття. Відкрили проїзд між Білоозеркою та Херсоном.</text:p>
      <text:p text:style-name="P4">
У Дар'ївці обстежили 68 домівок, склали акти про 20 пошкодженихдомогосподарств.</text:p>
      <text:p text:style-name="P4">
Бериславський район. Обстежені 44 домівки, воду відкачали з 14 осель.</text:p>
      <text:p text:style-name="P4">
Складено Реєстр постраждалих громад, у кожній з них утворено відповіднікомісії.</text:p>
      <text:p text:style-name="P4">
Роботи тривають.</text:p>
      <text:p text:style-name="P4">
<text:span text:style-name="T4">
Читайте також:</text:span>
 <text:a xlink:type="simple" xlink:href="https://www.ukrinform.ua/rubric-regions/3722935-na-pivdni-rozgornuli-infekcijni-habi-robitimut-j-svidki-testi-na-holeru.html" text:style-name="Internet_20_link" text:visited-style-name="Visited_20_Internet_20_Link">
 На півдні розгорнули інфекційні хаби - робитимуть йшвидкі тести на холеру </text:a>
</text:p>
      <text:p text:style-name="P4">
Як повідомлялося, вночі 6 червня <text:a xlink:type="simple" xlink:href="https://www.ukrinform.ua/rubric-ato/3718751-rosijski-zagarbniki-pidirvali-kahovsku-ges-ok-pivden.html" text:style-name="Internet_20_link" text:visited-style-name="Visited_20_Internet_20_Link">
 російська армія підірвала</text:a>
 дамбу Каховської ГЕС. На Херсонщині розпочалиевакуацію населення з небезпечних місць, для яких є ризик затоплення внаслідокпідриву Каховської ГЕС. За фактом підриву окупантами Каховської ГЕСправоохоронці розпочали розслідування за 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regions/3723016-na-pravoberezzi-hersonsini-zalisautsa-pidtoplenimi-27-naselenih-punktiv.html" text:style-name="Internet_20_link" text:visited-style-name="Visited_20_Internet_20_Link">
https://www.ukrinform.ua/rubric-regions/3723016-na-pravoberezzi-hersonsini-zalisautsa-pidtoplenimi-27-naselenih-punktiv.html</text:a>
</text:p>
      <!--NEWS-->
      <text:h text:style-name="P10" text:outline-level="1">
<text:span text:style-name="T4">
Авіація Сил оборони за добу завдала 13 ударів по районах зосередження особового складу противника</text:span>
</text:h>
      <text:p text:style-name="P4">
Author: ['АРМІЯINFORM']</text:p>
      <text:p text:style-name="P4">
Time: 2023-06-14T12:00:00-04:00</text:p>
      <text:p text:style-name="P4">
Description: Про це повідомляє Генеральний штаб ЗСУ в оперативній інформації.    «Авіація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ГШ ЗСУ', 'ХРОНІКА ОБОРОНИ']</text:p>
      <text:p text:style-name="P4">
Category: News</text:p>
      <!--METADATA-->
      <text:p text:style-name="P4">
<draw:frame draw:style-name="fr1" draw:name="Image43" text:anchor-type="as-char" svg:width="6.9236in" svg:height="4.615733in" draw:z-index="0">
<draw:image xlink:href="../Images/AРМІЯINFORM/2023-06-14T12-00-00-04-00/ukrayinska-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ALdc4XbaB7qyqsdnawdnEqz52UedLM1vVafepLHPoE3fYP9RpXfF4yTeGxcSLxNJl" text:style-name="Internet_20_link" text:visited-style-name="Visited_20_Internet_20_Link">
повідомляє</text:a>
Генеральний штаб ЗСУ в оперативній інформації.</text:p>
      <text:p text:style-name="P4">
«Авіація сил оборони за добу завдала 13 ударів по районах зосередженняособового складу противника та 4 — по зенітно-ракетних комплексах противника.Також нашими захисниками було знищено 2 ворожих БпЛА оперативно-тактичногорівня „Орлан-10“», — йдеться в повідомленні.</text:p>
      <text:p text:style-name="P4">
Крім того, підрозділи ракетних військ і артилерії протягом доби уразили пунктуправління, 8 районів зосередження ворожого особового складу, озброєння тавійськової техніки, 3 склади боєприпасів, зенітно-ракетний комплекс, 7артилерійських підрозділів на вогневих позиціях, 2 засоби протиповітряноїоборони та станцію радіоелектронної боротьби противника.</text:p>
      <text:p text:style-name="P4">
Source: <text:a xlink:type="simple" xlink:href="https://armyinform.com.ua/2023/06/14/aviacziya-syl-oborony-za-dobu-zavdala-13-udariv-po-rajonah-zoseredzhennya-osobovogo-skladu-protyvnyka/" text:style-name="Internet_20_link" text:visited-style-name="Visited_20_Internet_20_Link">
https://armyinform.com.ua/2023/06/14/aviacziya-syl-oborony-za-dobu-zavdala-13-udariv-po-rajonah-zoseredzhennya-osobovogo-skladu-protyvnyka/</text:a>
</text:p>
      <!--NEWS-->
      <text:h text:style-name="P10" text:outline-level="1">
<text:span text:style-name="T4">
Зеленський провів розмову з Дудою – говорили про ситуацію на фронті та потреби українських воїнів</text:span>
</text:h>
      <text:p text:style-name="P4">
Authors: Ukrinform (Person)</text:p>
      <text:p text:style-name="P4">
Publisher: Укринформ (Organization)</text:p>
      <text:p text:style-name="P4">
Published Time: 2023-06-14T12:25:00+03:00</text:p>
      <text:p text:style-name="P4">
Modified Time: 2023-06-14T23:25:00+03:00</text:p>
      <text:p text:style-name="P4">
Description: Президент України Володимир Зеленський провів розмову з польським колегою Анджеєм Дудою. — Укрінформ.</text:p>
      <text:p text:style-name="P4">
Images: ['<text:a xlink:type="simple" xlink:href="https://static.ukrinform.com/photos/2022_06/thumb_files/630_360_1655321433-213.jpeg" text:style-name="Internet_20_link" text:visited-style-name="Visited_20_Internet_20_Link">
630_360_16553...</text:a>
']</text:p>
      <text:p text:style-name="P4">
Tags: ['Дуда', 'Польща', 'Зеленський']</text:p>
      <text:p text:style-name="P4">
Type: Article</text:p>
      <!--METADATA-->
      <text:p text:style-name="P4">
<draw:frame draw:style-name="fr1" draw:name="Image44" text:anchor-type="as-char" svg:width="6.9236in" svg:height="3.956343in" draw:z-index="0">
<draw:image xlink:href="../Images/yкринформ/2023-06-14T12-25-00-03-00/630_360_1655321433-213.jpeg" xlink:type="simple" xlink:show="embed" xlink:actuate="onLoad" draw:mime-type="image/jpeg"/>
</draw:frame>
 ПрезидентУкраїни Володимир Зеленський провів розмову з польським колегою Анджеєм Дудою.</text:p>
      <text:p text:style-name="P4">
Як передає Укрінформ, про це глава держави написав у своєму <text:a xlink:type="simple" xlink:href="https://twitter.com/ZelenskyyUa/status/1669071930215784450" text:style-name="Internet_20_link" text:visited-style-name="Visited_20_Internet_20_Link">
 Твіттері</text:a>
 .</text:p>
      <text:p text:style-name="P4">
"Провів предметну розмову з Президентом Польщі. Обговорили ситуацію на полібою та потреби українських захисників. Подякував Польщі за виконаннядосягнутих домовленостей у сфері оборонної допомоги. Узгодили подальші кроки вконтексті підготовки до саміту НАТО", - написав Зеленський.</text:p>
      <text:p text:style-name="P4">
<text:span text:style-name="T4">
Читайте також:</text:span>
 <text:a xlink:type="simple" xlink:href="https://www.ukrinform.ua/rubric-ato/3722983-prezident-vidznaciv-derznagorodami-320-vijskovih-128-z-nih-posmertno.html" text:style-name="Internet_20_link" text:visited-style-name="Visited_20_Internet_20_Link">
 Президент відзначив держнагородами 320 військових, 128 зних — посмертно </text:a>
</text:p>
      <text:p text:style-name="P4">
За його словами Україна та Польща продовжують спільно працювати над тим, щобчленство України в Альянсі стало реальністю.</text:p>
      <text:p text:style-name="P4">
«Це саме той момент, коли мають бути повністю розбиті російські припущення, щонібито хтось у НАТО досі боїться Росії. Такі припущення підживлюють російськіагресивні амбіції. Маємо і можемо їх знешкодити. Дякуємо Польщі за підтримкуУкраїни і реального посилення НАТО», - згодом заявив Президент України у <text:a xlink:type="simple" xlink:href="https://t.me/V_Zelenskiy_official/6575" text:style-name="Internet_20_link" text:visited-style-name="Visited_20_Internet_20_Link">
вечірньому зверненні </text:a>
 .</text:p>
      <text:p text:style-name="P4">
Як повідомляв Укрінформ, сьогодні генеральний секретар НАТО Єнс Столтенбергзаявив, що <text:a xlink:type="simple" xlink:href="https://www.ukrinform.ua/rubric-polytics/3722975-stoltenberg-pro-clenstvo-ukraini-v-nato-souzniki-uhvalili-principovi-risenna-ale-diskusii-trivaut.html" text:style-name="Internet_20_link" text:visited-style-name="Visited_20_Internet_20_Link">
 союзники по НАТО вже ухвалили принципові рішення, що стосуютьсямайбутнього членства України </text:a>
 в Альянсі, але продовжуютьконсультації щодо шляхів для їх практичної реалізації.</text:p>
      <text:p text:style-name="P4">
Фото: ОП</text:p>
      <text:p text:style-name="P4">
Source: <text:a xlink:type="simple" xlink:href="https://www.ukrinform.ua/rubric-polytics/3723019-zelenskij-proviv-rozmovu-z-dudou-govorili-pro-situaciu-na-fronti-ta-potrebi-ukrainskih-voiniv.html" text:style-name="Internet_20_link" text:visited-style-name="Visited_20_Internet_20_Link">
https://www.ukrinform.ua/rubric-polytics/3723019-zelenskij-proviv-rozmovu-z-dudou-govorili-pro-situaciu-na-fronti-ta-potrebi-ukrainskih-voiniv.html</text:a>
</text:p>
      <!--NEWS-->
      <text:h text:style-name="P10" text:outline-level="1">
<text:span text:style-name="T4">
Моріс Стейн – новий головний тренер «Аякса»</text:span>
</text:h>
      <text:p text:style-name="P4">
Authors: Ukrinform (Person)</text:p>
      <text:p text:style-name="P4">
Publisher: Укринформ (Organization)</text:p>
      <text:p text:style-name="P4">
Published Time: 2023-06-14T13:26:20+03:00</text:p>
      <text:p text:style-name="P4">
Modified Time: 2023-06-14T23:26:20+03:00</text:p>
      <text:p text:style-name="P4">
Description: Контракт розрахований до літа 2026 року. — Укрінформ.</text:p>
      <text:p text:style-name="P4">
Images: ['<text:a xlink:type="simple" xlink:href="https://static.ukrinform.com/photos/2023_06/thumb_files/630_360_1686774168-475.jpg" text:style-name="Internet_20_link" text:visited-style-name="Visited_20_Internet_20_Link">
630_360_16867...</text:a>
']</text:p>
      <text:p text:style-name="P4">
Tags: ['Футбол', 'Аякс']</text:p>
      <text:p text:style-name="P4">
Type: Article</text:p>
      <!--METADATA-->
      <text:p text:style-name="P4">
<draw:frame draw:style-name="fr1" draw:name="Image45" text:anchor-type="as-char" svg:width="6.9236in" svg:height="3.956343in" draw:z-index="0">
<draw:image xlink:href="../Images/yкринформ/2023-06-14T13-26-20-03-00/630_360_1686774168-475.jpg" xlink:type="simple" xlink:show="embed" xlink:actuate="onLoad" draw:mime-type="image/jpeg"/>
</draw:frame>
 Контрактрозрахований до літа 2026 року.</text:p>
      <text:p text:style-name="P4">
Моріса Стейна призначили новим головним тренером «Аякса», контракт зіспеціалістом розрахований до літа 2026 року, <text:a xlink:type="simple" xlink:href="https://www.ajax.nl/artikelen/maurice-steijn-nieuwe-hoofdtrainer-ajax/" text:style-name="Internet_20_link" text:visited-style-name="Visited_20_Internet_20_Link">
 повідомив</text:a>
офіційний сайт клубу, передає Укрінформ.</text:p>
      <text:p text:style-name="P4">
 У своїйтренерській кар’єрі Стейн очолював «Ден Хааг», «Венло», «Аль-Вахда», «НАКБреда» та роттердамську «Спарту».</text:p>
      <text:p text:style-name="P4">
Минулого сезону «Спарта» під керівництвом Моріса посіла 6-те місце вчемпіонаті Нідерландів, поступившись «Твенте» у фіналі плей-оф за правовиступати в Лізі конференцій.</text:p>
      <text:p text:style-name="P4">
<text:span text:style-name="T4">
Читайте також:</text:span>
 <text:a xlink:type="simple" xlink:href="https://www.ukrinform.ua/rubric-sports/3718281-znamenitij-futbolist-ibragimovic-ogolosiv-pro-zaversenna-kareri.html" text:style-name="Internet_20_link" text:visited-style-name="Visited_20_Internet_20_Link">
 Знаменитий футболіст Ібрагімович оголосив про завершеннякар’єри </text:a>
</text:p>
      <text:p text:style-name="P4">
«Аякс» посів 3-те місце у сезоні 2022/23 та не потрапив до Ліги чемпіонів.</text:p>
      <text:p text:style-name="P4">
Фото: ajax.nl</text:p>
      <text:p text:style-name="P4">
Source: <text:a xlink:type="simple" xlink:href="https://www.ukrinform.ua/rubric-sports/3723018-moris-stejn-novij-golovnij-trener-aaksa.html" text:style-name="Internet_20_link" text:visited-style-name="Visited_20_Internet_20_Link">
https://www.ukrinform.ua/rubric-sports/3723018-moris-stejn-novij-golovnij-trener-aaksa.html</text:a>
</text:p>
      <!--NEWS-->
      <text:h text:style-name="P10" text:outline-level="1">
<text:span text:style-name="T4">
Велика Британія анонсувала пакет військової допомоги для посилення ППО України</text:span>
</text:h>
      <text:p text:style-name="P4">
Author: ['АРМІЯINFORM']</text:p>
      <text:p text:style-name="P4">
Time: 2023-06-14T14:00:00-04:00</text:p>
      <text:p text:style-name="P4">
Description: Велика Британія анонсувала пакет військової допомоги для України на 92 млн фу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6/vb2.jpeg" text:style-name="Internet_20_link" text:visited-style-name="Visited_20_Internet_20_Link">
vb2.jpeg</text:a>
']</text:p>
      <text:p text:style-name="P4">
Tags: ['ВЕЛИКА БРИТАНІЯ', 'ВІЙСЬКОВА ДОПОМОГА', 'ППО']</text:p>
      <text:p text:style-name="P4">
Category: News</text:p>
      <!--METADATA-->
      <text:p text:style-name="P4">
<draw:frame draw:style-name="fr1" draw:name="Image47" text:anchor-type="as-char" svg:width="6.9236in" svg:height="3.63489in" draw:z-index="0">
<draw:image xlink:href="../Images/AРМІЯINFORM/2023-06-14T14-00-00-04-00/vb2.jpeg" xlink:type="simple" xlink:show="embed" xlink:actuate="onLoad" draw:mime-type="image/jpeg"/>
</draw:frame>
</text:p>
      <text:p text:style-name="P4">
Велика Британія анонсувала пакет військової допомоги для України на 92 млнфунтів (близько $116 мільйонів). Він буде містити озброєння для підвищенняефективності української ППО.</text:p>
      <text:p text:style-name="P4">
Як йдеться в <text:a xlink:type="simple" xlink:href="https://www.gov.uk/government/news/major-air-defence-package-for-ukraine-announced-at-meeting-of-joint-expeditionary-force-ministers" text:style-name="Internet_20_link" text:visited-style-name="Visited_20_Internet_20_Link">
повідомленні</text:a>
 Британського уряду, відповідне обладнання планують придбати черезМіжнародний фонд для України (IFU) вже в найближчі місяці для посиленняспроможності України захищати свою критично важливу інфраструктуру, цивільненаселення та особовий склад на фронті.</text:p>
      <text:p text:style-name="P4">
«Велика Британія внесла ще 250 мільйонів фунтів стерлінгів до Міжнародногофонду для України, і разом із союзниками та партнерами через фонд ми надаємопакет протиповітряної оборони, щоб допомогти Україні захистити свою критичноважливу національну інфраструктуру та захиститися від невибіркових російськихповітряних ударів», — заявив британський міністр оборони Бен Воллес.</text:p>
      <text:p text:style-name="P4">
Source: <text:a xlink:type="simple" xlink:href="https://armyinform.com.ua/2023/06/14/velyka-brytaniya-anonsuvala-paket-vijskovoyi-dopomogy-dlya-posylennya-ppo-ukrayiny/" text:style-name="Internet_20_link" text:visited-style-name="Visited_20_Internet_20_Link">
https://armyinform.com.ua/2023/06/14/velyka-brytaniya-anonsuvala-paket-vijskovoyi-dopomogy-dlya-posylennya-ppo-ukrayiny/</text:a>
</text:p>
      <!--NEWS-->
      <text:h text:style-name="P10" text:outline-level="1">
<text:span text:style-name="T4">
У Маріуполі партизани розклеїли листівки із закликами до російських солдатів здаватися</text:span>
</text:h>
      <text:p text:style-name="P4">
Authors: Ukrinform (Person)</text:p>
      <text:p text:style-name="P4">
Publisher: Укринформ (Organization)</text:p>
      <text:p text:style-name="P4">
Published Time: 2023-06-14T14:31:00+03:00</text:p>
      <text:p text:style-name="P4">
Modified Time: 2023-06-14T23:31:00+03:00</text:p>
      <text:p text:style-name="P4">
Description: У тимчасово захопленому російськими військовими Маріуполі партизани розклеїли листівки із закликами до російських солдатів здаватися.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Окупація', 'Війна з Росією']</text:p>
      <text:p text:style-name="P4">
Type: Article</text:p>
      <!--METADATA-->
      <text:p text:style-name="P4">
<draw:frame draw:style-name="fr1" draw:name="Image48" text:anchor-type="as-char" svg:width="6.9236in" svg:height="3.956343in" draw:z-index="0">
<draw:image xlink:href="../Images/yкринформ/2023-06-14T14-31-00-03-00/630_360_1680546247-363.jpg" xlink:type="simple" xlink:show="embed" xlink:actuate="onLoad" draw:mime-type="image/jpeg"/>
</draw:frame>
 Утимчасово захопленому російськими військовими Маріуполі партизани розклеїлилистівки із закликами до російських солдатів здаватися.</text:p>
      <text:p text:style-name="P4">
Про це повідомив в <text:a xlink:type="simple" xlink:href="https://t.me/andriyshTime/10757" text:style-name="Internet_20_link" text:visited-style-name="Visited_20_Internet_20_Link">
 Телеграмі </text:a>
 радникміського голови Маріуполя Петро Андрющенко, передає Укрінформ.</text:p>
      <text:p text:style-name="P4">
«В Маріуполі партизани закликали російських солдатів не перетворюватись напакет, а здаватись. Та поширили заяву - звернення до українців в окупації:Маріупольці, Бердянці, мешканці Пологів, Токмака, Мелітополя, Приазовського івсіх інших міст, містечок та селищ. Досить боятись. Друкуйте та вішайте всебе. Чим більше росіян складе зброю, тим більше патронів залишиться наінших», - написав Андрющенко.</text:p>
      <text:p text:style-name="P4">
<text:span text:style-name="T4">
Читайте також:</text:span>
 <text:a xlink:type="simple" xlink:href="https://www.ukrinform.ua/rubric-culture/3722556-film-20-dniv-u-mariupoli-vzav-nagorodi-na-docudays-ua.html" text:style-name="Internet_20_link" text:visited-style-name="Visited_20_Internet_20_Link">
 Фільм «20 днів у <text:span text:style-name="T4">
Маріупол</text:span>
 і» взяв нагороди наDocudays UA </text:a>
</text:p>
      <text:p text:style-name="P4">
Автори листівок попросили підтримати та поширити заклик до наших українськихлюдей в окупації долучатись до Спротиву.</text:p>
      <text:p text:style-name="P4">
«Русские. Не верьте режиму. Для Путина все мусор. Свои, русские, в первуюочередь. Хочешь жить? Сложи оружие и переходи на сторону добра. Плен - непозор. Плен равно жизнь. Гарантировано», - йдеться у роздрукованих листівках.А також у зверненнях до російських військових в листівках вказуютьсявідповідні телефони та наголошується: «Солдат! Не хочешь погибать? Хочешьвернуться домой? Хочешь увидеть семью? Запиши наши контакты, чтобы выжить!».</text:p>
      <text:p text:style-name="P4">
Як повідомлялося, російські загарбники перетворюють Маріуполь та навколишніселища на свій військово-логістичний хаб.</text:p>
      <text:p text:style-name="P4">
Source: <text:a xlink:type="simple" xlink:href="https://www.ukrinform.ua/rubric-regions/3722901-u-mariupoli-partizani-rozkleili-listivki-iz-zaklikami-do-rosijskih-soldativ-zdavatisa.html" text:style-name="Internet_20_link" text:visited-style-name="Visited_20_Internet_20_Link">
https://www.ukrinform.ua/rubric-regions/3722901-u-mariupoli-partizani-rozkleili-listivki-iz-zaklikami-do-rosijskih-soldativ-zdavatisa.html</text:a>
</text:p>
      <!--NEWS-->
      <text:h text:style-name="P10" text:outline-level="1">
<text:span text:style-name="T4">
Зеленський: Коли руїни зникають, то програє не просто агресор, а сама ідея агресії</text:span>
</text:h>
      <text:p text:style-name="P4">
Authors: Ukrinform (Person)</text:p>
      <text:p text:style-name="P4">
Publisher: Укринформ (Organization)</text:p>
      <text:p text:style-name="P4">
Published Time: 2023-06-14T15:36:39+03:00</text:p>
      <text:p text:style-name="P4">
Modified Time: 2023-06-14T23:36:39+03:00</text:p>
      <text:p text:style-name="P4">
Description: Все відбудуємо, все відновимо, і вже точно знаємо, які кроки в якому таймінгу та якими силами потрібно зробити, щоб перемогти російську агресію й нашою відбудовою. Коли руїни зникають, то програє не просто агресор, а сама ідея агресії.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ЗСУ', 'Зеленський', 'Війна з Росією', '#stoprussia', 'ППО', 'Відбудова']</text:p>
      <text:p text:style-name="P4">
Type: Article</text:p>
      <!--METADATA-->
      <text:p text:style-name="P4">
<draw:frame draw:style-name="fr1" draw:name="Image49" text:anchor-type="as-char" svg:width="6.9236in" svg:height="3.956343in" draw:z-index="0">
<draw:image xlink:href="../Images/yкринформ/2023-06-14T15-36-39-03-00/630_360_1679682020-565.jpeg" xlink:type="simple" xlink:show="embed" xlink:actuate="onLoad" draw:mime-type="image/jpeg"/>
</draw:frame>
 Всевідбудуємо, все відновимо, і вже точно знаємо, які кроки в якому таймінгу таякими силами потрібно зробити, щоб перемогти російську агресію й нашоювідбудовою. Коли руїни зникають, то програє не просто агресор, а сама ідеяагресії.</text:p>
      <text:p text:style-name="P4">
На цьому наголосив у вечірньому <text:a xlink:type="simple" xlink:href="https://www.youtube.com/watch" text:style-name="Internet_20_link" text:visited-style-name="Visited_20_Internet_20_Link">
 відеозверненні</text:a>
 Президент Володимир Зеленський,передає Укрінформ.</text:p>
      <text:p text:style-name="P4">
_Відео:<text:a xlink:type="simple" xlink:href="https://t.me/OP_UA/9725" text:style-name="Internet_20_link" text:visited-style-name="Visited_20_Internet_20_Link">
 Офіс Президента, Телеграм </text:a>
 _</text:p>
      <text:p text:style-name="P4">
_<text:span text:style-name="T4">
 Бажаю здоровʼя, шановні українці!  </text:span>
 _</text:p>
      <text:p text:style-name="P4">
Щойно говорив із президентом Польщі Анджеєм Дудою – годинна розмова, передусімбезпекова тематика. Ситуація на полі бою зараз, зброя для наших воїнів,снаряди. Подякував за виконання попередніх оборонних домовленостей.</text:p>
      <text:p text:style-name="P4">
Звичайно, у кожній розмові приділяємо значну увагу довгостроковій безпеці тагарантіям миру, і не лише для нас. І завжди результативно.</text:p>
      <text:p text:style-name="P4">
Польща цілком реалістично сприймає потребу в членстві України в НАТО. І цеоб’єктивна потреба. Ми разом напрацьовуємо конкретний зміст для саміту Альянсуу Вільнюсі. Це саме той момент, коли мають бути повністю розбиті російськіприпущення, що нібито хтось у НАТО досі боїться Росії. Такі припущенняпідживлюють російські агресивні амбіції. Маємо й можемо їх знешкодити. ДякуємоПольщі за підтримку України й реального посилення НАТО.</text:p>
      <text:p text:style-name="P4">
Не лише сьогодні, а й протягом усього тижня дуже предметно готуємося доКонференції з відновлення України, яка вже наступного тижня відбудеться вЛондоні. Це буде вагомий захід, дуже представницький, який об’єднає іполітичні, і бізнесові зусилля заради відновлення нашої країни та нормальногожиття наших людей. Ключовий український принцип – простий і справедливий, асаме: жодної руїни в Україні не залишиться. Все відбудуємо, все відновимо, івже точно знаємо, які кроки в якому таймінгу та якими силами потрібно зробити,щоб перемогти російську агресію й нашою відбудовою. Коли руїни зникають, топрограє не просто агресор, а сама ідея агресії. І це буде.</text:p>
      <text:p text:style-name="P4">
Щодня, готуючись до цієї лондонської конференції, проводимо тривалі й глибокіпідготовчі наради – всі потрібні державні інституції залучаються, різногорівня. І робимо все, щоб під наше бачення, українське бачення – як і завжди,змістовне – був підготовлений і відповідний рівень міжнародних домовленостей.</text:p>
      <text:p text:style-name="P4">
Продовжуємо й нашу комунікацію з партнерами щодо російського ракетноговиробництва. Сьогодні російські нелюди завдали чергових ракетних ударів поОдесі – з «Калібрів». Десятки компонентів цих «Калібрів» поставлені в Росію зінших країн. Очевидно, що кожен такий шлях постачання – це шлях посиленнятерору. Світ має інструменти, щоб перекрити всі подібні шляхи – з кожноїкраїни, від кожної компанії, чиї компоненти використовуються російськимивиробниками ракет.</text:p>
      <text:p text:style-name="P4">
Підписав сьогодні нові укази про відзначення наших воїнів державниминагородами, зокрема й воїнів Повітряних сил, нашої протиповітряної оборони,саме тих героїв, які щоночі, щодня рятують життя наших людей. Також нагородамивідзначені наші розвідники та військовослужбовці Збройних Сил – бойових бригаді підрозділів. Загалом 331 воїн. 331 героїчне життя.</text:p>
      <text:p text:style-name="P4">
Будь ласка, завжди пам’ятайте, що ми всі в Україні зобов’язані своїм життямтим, хто став на захист життя нашого народу й незалежності. Повага до нашихвоїнів, повага до рідних наших воїнів, повага до дружин і чоловіків усіх тих,хто став на захист держави, – це безумовно. Вдячність цим людям – цебезумовно. Україна вміє бути вдячною, і це варто показувати щодня.</text:p>
      <text:p text:style-name="P4">
Дякую всім, хто воює й працює заради нашої перемоги! Особливо дякую кожному йкожній, хто зараз у боях на сході та півдні нашої держави відкриває Україністратегічний простір, простір руху до перемоги. Дякую всім, хто зараз і внаступі, і в обороні, хто штурмує позиції окупантів і хто відбиває їхніштурми, – дякую всім вам, воїни, за хоробрість, за стійкість та за кожен метррезультату!</text:p>
      <text:p text:style-name="P4">
_<text:span text:style-name="T4">
 Слава нашим героям!  </text:span>
 _</text:p>
      <text:p text:style-name="P4">
_<text:span text:style-name="T4">
 Слава Україні!  </text:span>
 _</text:p>
      <text:p text:style-name="P4">
Source: <text:a xlink:type="simple" xlink:href="https://www.ukrinform.ua/rubric-vidbudova/3723020-zelenskij-koli-ruini-znikaut-to-prograe-ne-prosto-agresor-a-sama-idea-agresii.html" text:style-name="Internet_20_link" text:visited-style-name="Visited_20_Internet_20_Link">
https://www.ukrinform.ua/rubric-vidbudova/3723020-zelenskij-koli-ruini-znikaut-to-prograe-ne-prosto-agresor-a-sama-idea-agresii.html</text:a>
</text:p>
      <!--NEWS-->
      <text:h text:style-name="P10" text:outline-level="1">
<text:span text:style-name="T4">
Заснування Комітету НАТО-Україна виведе політичне співробітництво на новий рівень - Столтенберг</text:span>
</text:h>
      <text:p text:style-name="P4">
Authors: Ukrinform (Person)</text:p>
      <text:p text:style-name="P4">
Publisher: Укринформ (Organization)</text:p>
      <text:p text:style-name="P4">
Published Time: 2023-06-14T15:53:00+03:00</text:p>
      <text:p text:style-name="P4">
Modified Time: 2023-06-14T15:53:00+03:00</text:p>
      <text:p text:style-name="P4">
Description: Розвиток інструментів співробтіництва між НАТО і Україною, зокрема, перетворення Комісії НАТО-Україна на Раду НАТО-Україна, якщо на це погодяться союзники, виведе партнерство між сторонами на якісно новий рівень. — Укрінформ.</text:p>
      <text:p text:style-name="P4">
Images: ['<text:a xlink:type="simple" xlink:href="https://static.ukrinform.com/photos/2023_02/thumb_files/630_360_1676717919-985.jpg" text:style-name="Internet_20_link" text:visited-style-name="Visited_20_Internet_20_Link">
630_360_16767...</text:a>
']</text:p>
      <text:p text:style-name="P4">
Tags: ['НАТО', 'Столтенберг']</text:p>
      <text:p text:style-name="P4">
Type: Article</text:p>
      <!--METADATA-->
      <text:p text:style-name="P4">
<draw:frame draw:style-name="fr1" draw:name="Image50" text:anchor-type="as-char" svg:width="6.9236in" svg:height="3.956343in" draw:z-index="0">
<draw:image xlink:href="../Images/yкринформ/2023-06-14T15-53-00-03-00/630_360_1676717919-985.jpg" xlink:type="simple" xlink:show="embed" xlink:actuate="onLoad" draw:mime-type="image/jpeg"/>
</draw:frame>
 Розвитокінструментів співробтіництва між НАТО і Україною, зокрема, перетворенняКомісії НАТО-Україна на Раду НАТО-Україна, якщо на це погодяться союзники,виведе партнерство між сторонами на якісно новий рівень.</text:p>
      <text:p text:style-name="P4">
Про це сьогодні у Брюсселі під час пресконференції перед зустріччю міністрівоборони Альянсу заявив генеральний секретар НАТО Єнс Столтенберг, повідомляєкореспондент Укрінформу.</text:p>
      <text:p text:style-name="P4">
«Існує велика різниця між Комісією і Радою, якщо йдеться про структуру в НАТО.Тому що Комісія - це формат зустрічі союзників із країною-партнером. Під часзасідання Комісії 31 країна-союзниця будуть зустрічатися з Україною. Ми неприймаємо рішень, ми не створюємо структур - це платформа для консультацій зпартнером. Якщо союзники погодяться створити Раду НАТО-Україна, це насправдіозначатиме, що зустрічаються 32 рівні сторони - 31 союзник та Україна,зустрічаються за одним столом та на однакових умовах», - сказав генеральнийсекретар <text:a xlink:type="simple" xlink:href="https://www.ukrinform.ua/tag-nato" text:style-name="Internet_20_link" text:visited-style-name="Visited_20_Internet_20_Link">
 НАТО. </text:a>
</text:p>
      <text:p text:style-name="P4">
<text:span text:style-name="T4">
Читайте також:</text:span>
 <text:a xlink:type="simple" xlink:href="https://www.ukrinform.ua/rubric-ato/3722840-garantii-bezpeki-vid-nato-maut-zahistiti-ukrainu-vid-novoi-vijni-stoltenberg.html" text:style-name="Internet_20_link" text:visited-style-name="Visited_20_Internet_20_Link">
 Гарантії безпеки від НАТО мають захистити Україну віднової війни - <text:span text:style-name="T4">
Столт</text:span>
 енберг </text:a>
</text:p>
      <text:p text:style-name="P4">
«Це (Рада НАТО-Україна – ред.) буде орган, який зможе приймати рішення, і вінматиме поглиблені структури – на кшталт підкомітетів і тому подібне. Тож цеструктура для набагато глибшого співробітництва, що дозволить разом прийматирішення, якщо всі сторони Ради погодяться. Це відображатиме величезнезміцнення політичного партнерства у відносинах між Україною і союзниками поНАТО», - додав Столтенберг.</text:p>
      <text:p text:style-name="P4">
Як повідомлялося, 11-12 липня у Вільнюсі відбудеться черговий саміт НАТО, підчас якого Україна розраховує отримати чіткий дороговказ для просування доповноправного членства в НАТО, а також гарантії безпеки на період, що буденеобхідним для входження до Альянсу.</text:p>
      <text:p text:style-name="P4">
Source: <text:a xlink:type="simple" xlink:href="https://www.ukrinform.ua/rubric-polytics/3722837-zasnuvanna-komitetu-natoukraina-vivede-politicne-spivrobitnictvo-na-novij-riven-stoltenberg.html" text:style-name="Internet_20_link" text:visited-style-name="Visited_20_Internet_20_Link">
https://www.ukrinform.ua/rubric-polytics/3722837-zasnuvanna-komitetu-natoukraina-vivede-politicne-spivrobitnictvo-na-novij-riven-stoltenberg.html</text:a>
</text:p>
      <!--NEWS-->
      <text:h text:style-name="P10" text:outline-level="1">
<text:span text:style-name="T4">
У Нігерії затонув човен - понад сто загиблих</text:span>
</text:h>
      <text:p text:style-name="P4">
Authors: Ukrinform (Person)</text:p>
      <text:p text:style-name="P4">
Publisher: Укринформ (Organization)</text:p>
      <text:p text:style-name="P4">
Published Time: 2023-06-14T15:55:00+03:00</text:p>
      <text:p text:style-name="P4">
Modified Time: 2023-06-14T15:55:00+03:00</text:p>
      <text:p text:style-name="P4">
Description: На південному заході Нігерії щонайменше сто людей загинули і ще більше вважаються зниклими безвісти після того, як на річці Нігер перекинувся і затонув човен. — Укрінформ.</text:p>
      <text:p text:style-name="P4">
Images: ['<text:a xlink:type="simple" xlink:href="https://static.ukrinform.com/photos/2023_06/thumb_files/630_360_1686747985-579.png" text:style-name="Internet_20_link" text:visited-style-name="Visited_20_Internet_20_Link">
630_360_16867...</text:a>
']</text:p>
      <text:p text:style-name="P4">
Tags: ['Нігерія', 'Човен']</text:p>
      <text:p text:style-name="P4">
Type: Article</text:p>
      <!--METADATA-->
      <text:p text:style-name="P4">
<draw:frame draw:style-name="fr1" draw:name="Image51" text:anchor-type="as-char" svg:width="6.9236in" svg:height="3.956343in" draw:z-index="0">
<draw:image xlink:href="../Images/yкринформ/2023-06-14T15-55-00-03-00/630_360_1686747985-579.png" xlink:type="simple" xlink:show="embed" xlink:actuate="onLoad" draw:mime-type="image/png"/>
</draw:frame>
 Напівденному заході Нігерії щонайменше сто людей загинули і ще більше вважаютьсязниклими безвісти після того, як на річці Нігер перекинувся і затонув човен.</text:p>
      <text:p text:style-name="P4">
Про це повідомляє <text:a xlink:type="simple" xlink:href="https://www.bbc.com/news/world-africa-65901425" text:style-name="Internet_20_link" text:visited-style-name="Visited_20_Internet_20_Link">
 BBC </text:a>
 ,передає Укрінформ.</text:p>
      <text:p text:style-name="P4">
Як зазначається, човен, яким понад 300 людей поверталися із штату Квара у штатНігер після весільної церемонії, врізався в дерево, що плавало у воді, іперекинувся.</text:p>
      <text:p text:style-name="P4">
Речник поліції штату Квара заявив, що пошуково-рятувальні роботи тривають, ікількість загиблих, імовірно, зросте.</text:p>
      <text:p text:style-name="P4">
Аварії на воді в цій частині Нігерії поширені, адже люди часто користуютьсяводним шляхом, аби швидше дістатися до іншої частини країни.</text:p>
      <text:p text:style-name="P4">
<text:span text:style-name="T4">
Читайте також:</text:span>
 <text:a xlink:type="simple" xlink:href="https://www.ukrinform.ua/rubric-world/3721190-u-nigerii-zatrimali-kolisnogo-golovu-nacbanku.html" text:style-name="Internet_20_link" text:visited-style-name="Visited_20_Internet_20_Link">
 У <text:span text:style-name="T4">
Нігер</text:span>
 ії затримали колишнього голову нацбанку</text:a>
</text:p>
      <text:p text:style-name="P4">
Однак при цьому власники човнів часто перевантажують хиткі судна, намагаючисьзаробити більше грошей.</text:p>
      <text:p text:style-name="P4">
Як повідомляв Укрінформ, за даними берегової охорони, щонайменше 32 мігрантипотонули вранці у середу, коли їхній човен <text:a xlink:type="simple" xlink:href="https://www.ukrinform.ua/rubric-world/3722799-u-grecii-kilkist-zertv-unaslidok-perekidanna-covna-z-migrantami-zrosla-do-32.html" text:style-name="Internet_20_link" text:visited-style-name="Visited_20_Internet_20_Link">
 перекинувся і затонув біляГреції. </text:a>
</text:p>
      <text:p text:style-name="P4">
<text:span text:style-name="T5">
Фото: GETTY</text:span>
</text:p>
      <text:p text:style-name="P4">
Source: <text:a xlink:type="simple" xlink:href="https://www.ukrinform.ua/rubric-world/3722841-u-nigerii-zatonuv-coven-ponad-sto-ludej-zaginuli.html" text:style-name="Internet_20_link" text:visited-style-name="Visited_20_Internet_20_Link">
https://www.ukrinform.ua/rubric-world/3722841-u-nigerii-zatonuv-coven-ponad-sto-ludej-zaginuli.html</text:a>
</text:p>
      <!--NEWS-->
      <text:h text:style-name="P10" text:outline-level="1">
<text:span text:style-name="T4">
На Херсонщині затопленими лишаються 45 населених пунктів</text:span>
</text:h>
      <text:p text:style-name="P4">
Authors: Ukrinform (Person)</text:p>
      <text:p text:style-name="P4">
Publisher: Укринформ (Organization)</text:p>
      <text:p text:style-name="P4">
Published Time: 2023-06-14T15:56:00+03:00</text:p>
      <text:p text:style-name="P4">
Modified Time: 2023-06-14T15:56:00+03:00</text:p>
      <text:p text:style-name="P4">
Description: На Херсонщині затопленими внаслідок підриву Каховської ГЕС залишаються 45 населених пунктів, з них 28 на правому березі Дніпра та 17 на лівому. — Укрінформ.</text:p>
      <text:p text:style-name="P4">
Images: ['<text:a xlink:type="simple" xlink:href="https://static.ukrinform.com/photos/2023_06/thumb_files/630_360_1686291445-587.jpg" text:style-name="Internet_20_link" text:visited-style-name="Visited_20_Internet_20_Link">
630_360_16862...</text:a>
']</text:p>
      <text:p text:style-name="P4">
Tags: ['Херсонщина', 'Каховська ГЕС', 'Підтоплення']</text:p>
      <text:p text:style-name="P4">
Type: Article</text:p>
      <!--METADATA-->
      <text:p text:style-name="P4">
<draw:frame draw:style-name="fr1" draw:name="Image52" text:anchor-type="as-char" svg:width="6.9236in" svg:height="3.956343in" draw:z-index="0">
<draw:image xlink:href="../Images/yкринформ/2023-06-14T15-56-00-03-00/630_360_1686291445-587.jpg" xlink:type="simple" xlink:show="embed" xlink:actuate="onLoad" draw:mime-type="image/jpeg"/>
</draw:frame>
 НаХерсонщині затопленими внаслідок підриву Каховської ГЕС залишаються 45населених пунктів, з них 28 на правому березі Дніпра та 17 на лівому.</text:p>
      <text:p text:style-name="P4">
Такі дані оприлюднені на <text:a xlink:type="simple" xlink:href="https://t.me/khersonskaODA/6897" text:style-name="Internet_20_link" text:visited-style-name="Visited_20_Internet_20_Link">
 Телеграм-каналі </text:a>
Херсонської ОВА, передає Укрінформ.</text:p>
      <text:p text:style-name="P4">
Згідно з інфографікою, на правобережжі затоплено 3103 будинки.</text:p>
      <text:p text:style-name="P4">
</text:p>
      <text:p text:style-name="P4">
За даними на 14.30 середній рівень підтоплення становить 2 метри.</text:p>
      <text:p text:style-name="P4">
Як повідомляв Укрінформ, у ніч проти 6 червня <text:a xlink:type="simple" xlink:href="https://www.ukrinform.ua/rubric-other_news/3720776-pidriv-rosianami-kahovskoi-ges-usi-novini.html" text:style-name="Internet_20_link" text:visited-style-name="Visited_20_Internet_20_Link">
 російська армія підірвалагреблю Каховської ГЕС </text:a>
 .</text:p>
      <text:p text:style-name="P4">
За інформацією ОВА, 14 червня станом на ранок середній рівень підтопленнястановив 2,13 метра. Це на 32 сантиметри менше, ніж напередодні ввечері.</text:p>
      <text:p text:style-name="P4">
<text:span text:style-name="T4">
Читайте також:</text:span>
 <text:a xlink:type="simple" xlink:href="https://www.ukrinform.ua/rubric-regions/3722794-rosiani-pisla-pidrivu-kahovskoi-ges-posilili-tisk-na-ziteliv-hersonsini-malar.html" text:style-name="Internet_20_link" text:visited-style-name="Visited_20_Internet_20_Link">
 Росіяни після підриву Каховської ГЕС посилили тиск нажителів Херсонщини - Маляр </text:a>
</text:p>
      <text:p text:style-name="P4">
ЗСУ визволили правобережну частину Херсонської області, зокрема місто <text:a xlink:type="simple" xlink:href="https://www.ukrinform.ua/tag-herson" text:style-name="Internet_20_link" text:visited-style-name="Visited_20_Internet_20_Link">
 Херсон</text:a>
 . Частина області, розташована налівому березі Дніпра, тимчасово захоплена російськими військами.</text:p>
      <text:p text:style-name="P4">
Source: <text:a xlink:type="simple" xlink:href="https://www.ukrinform.ua/rubric-regions/3722849-na-hersonsini-zatoplenimi-lisautsa-45-naselenih-punktiv.html" text:style-name="Internet_20_link" text:visited-style-name="Visited_20_Internet_20_Link">
https://www.ukrinform.ua/rubric-regions/3722849-na-hersonsini-zatoplenimi-lisautsa-45-naselenih-punktiv.html</text:a>
</text:p>
      <!--NEWS-->
      <text:h text:style-name="P10" text:outline-level="1">
<text:span text:style-name="T4">
Гарантії безпеки від НАТО мають захистити Україну від нової війни - Столтенберг</text:span>
</text:h>
      <text:p text:style-name="P4">
Authors: Ukrinform (Person)</text:p>
      <text:p text:style-name="P4">
Publisher: Укринформ (Organization)</text:p>
      <text:p text:style-name="P4">
Published Time: 2023-06-14T15:57:00+03:00</text:p>
      <text:p text:style-name="P4">
Modified Time: 2023-06-14T15:57:00+03:00</text:p>
      <text:p text:style-name="P4">
Description: Гарантії безпеки, які НАТО і окремі країни-союзниці можуть надати Україні після завершення війни, мають посилити спроможності ЗСУ та убезпечити Україну від повторення історії та нового нападу Росії в майбутньому. — Укрінформ.</text:p>
      <text:p text:style-name="P4">
Images: ['<text:a xlink:type="simple" xlink:href="https://static.ukrinform.com/photos/2021_12/thumb_files/630_360_1639653695-696.jpg" text:style-name="Internet_20_link" text:visited-style-name="Visited_20_Internet_20_Link">
630_360_16396...</text:a>
']</text:p>
      <text:p text:style-name="P4">
Tags: ['НАТО', 'Столтенберг', 'Війна з Росією', 'Гарантії безпеки']</text:p>
      <text:p text:style-name="P4">
Type: Article</text:p>
      <!--METADATA-->
      <text:p text:style-name="P4">
<draw:frame draw:style-name="fr1" draw:name="Image54" text:anchor-type="as-char" svg:width="6.9236in" svg:height="3.956343in" draw:z-index="0">
<draw:image xlink:href="../Images/yкринформ/2023-06-14T15-57-00-03-00/630_360_1639653695-696.jpg" xlink:type="simple" xlink:show="embed" xlink:actuate="onLoad" draw:mime-type="image/jpeg"/>
</draw:frame>
 Гарантіїбезпеки, які НАТО і окремі країни-союзниці можуть надати Україні післязавершення війни, мають посилити спроможності ЗСУ та убезпечити Україну відповторення історії та нового нападу Росії в майбутньому.</text:p>
      <text:p text:style-name="P4">
Про це у Брюсселі під час пресконференції перед зустріччю міністрів оборониАльянсу заявив генеральний секретар НАТО Єнс Столтенберг, відповідаючи назапитання кореспондента Укрінформу.</text:p>
      <text:p text:style-name="P4">
«Окрім негайних потреб, ми обговоримо довгострокові виклики, що постають передУкраїною, та рішення, які ми можемо ухвалити в межах НАТО. Я вже згадувавбагаторічну програму, яку союзники погодилися започаткувати для України, щобдопомогти їй рухатися до НАТО… Є окремі країни-члени, які обговорюютьдвосторонні заходи з Україною з цією ж метою. Різні форми завірень з безпекита рамкові угоди мають забезпечити, щоб Україна могла тривалий час отримуватизброю та системи, необхідні їй для самозахисту», - сказав Столтенберг.</text:p>
      <text:p text:style-name="P4">
<text:span text:style-name="T4">
Читайте також:</text:span>
 <text:a xlink:type="simple" xlink:href="https://www.ukrinform.ua/rubric-ato/3722838-reznikov-obgovorit-iz-souznikami-po-nato-bagatoricnij-paket-dopomogi-stoltenberg.html" text:style-name="Internet_20_link" text:visited-style-name="Visited_20_Internet_20_Link">
 Резніков обговорить із союзниками по НАТО багаторічнийпакет допомоги — <text:span text:style-name="T4">
Столтенберг</text:span>
 </text:a>
</text:p>
      <text:p text:style-name="P4">
Він наголосив, що всі ці зусилля мають одну чітку мету. Після завершення війниважливо запобігти ситуації, що Росія зможе перегрупувати свої сили та зновунапасти на Україну. З цією метою союзники по Альянсу працюватимуть із Україноюдля її переходу від обладнання та доктрин пострадянської ери до сучаснихстандартів та доктрин НАТО, які дозволять її Збройним силам досягти повноївзаємосумісності із силами країн Альянсу. Україна вже зараз пройшла значнийшлях для досягнення цієї мети, про що свідчить високий рівень їїспівробітництва з Альянсом.</text:p>
      <text:p text:style-name="P4">
Водночас, як наголосив генеральний секретар <text:a xlink:type="simple" xlink:href="https://www.ukrinform.ua/tag-nato" text:style-name="Internet_20_link" text:visited-style-name="Visited_20_Internet_20_Link">
 НАТО</text:a>
 , головна увага під час зустрічі КомісіїНАТО-Україна буде приділятися негайним потребам України на полі бою, щобпідтримати її під час наступу та визволення власної території від російськихзагарбників.</text:p>
      <text:p text:style-name="P4">
«Разом із міністром Резніковим ми будемо обговорювати найбільш негайні потребиУкраїни. Найбільш невідкладним є забезпечити, щоб вони мали зброю табоєприпаси, засоби для відновлення та ремонту, необхідні для продовженнянаступу. Не йдеться лише про застосування кількох танків або систем ППО. Требапереконатися, що вони можуть працювати, є функціональними, мають всі необхіднівиди постачання, включаючи боєприпаси, пальне, запасні частини та ремонтніспроможності. Саме ці питання, напевно, будуть обговорені на зустрічі КомісіїНАТО-Україна, а також Контактної групи у цей же день», - зазначив Столтенберг.</text:p>
      <text:p text:style-name="P4">
<text:span text:style-name="T4">
Читайте також:</text:span>
 <text:a xlink:type="simple" xlink:href="https://www.ukrinform.ua/rubric-polytics/3722837-zasnuvanna-komitetu-natoukraina-vivede-politicne-spivrobitnictvo-na-novij-riven-stoltenberg.html" text:style-name="Internet_20_link" text:visited-style-name="Visited_20_Internet_20_Link">
 Заснування Комітету НАТО-Україна виведе політичнеспівробітництво на новий рівень - <text:span text:style-name="T4">
Столтенберг</text:span>
</text:a>
</text:p>
      <text:p text:style-name="P4">
Генеральний секретар НАТО нагадав, що щойно повернувся з Вашингтона, де почувнові оголошення від Сполучених Штатів щодо подальшої підтримки України.</text:p>
      <text:p text:style-name="P4">
Як повідомлялося, 11-12 липня у Вільнюсі відбудеться черговий саміт НАТО, підчас якого Україна розраховує отримати чіткий дороговказ для просування доповноправного членства в НАТО та гарантії безпеки на період, необхідний длявходження до Альянсу.</text:p>
      <text:p text:style-name="P4">
<text:span text:style-name="T5">
Фото: ОП</text:span>
</text:p>
      <text:p text:style-name="P4">
Source: <text:a xlink:type="simple" xlink:href="https://www.ukrinform.ua/rubric-ato/3722840-garantii-bezpeki-vid-nato-maut-zahistiti-ukrainu-vid-novoi-vijni-stoltenberg.html" text:style-name="Internet_20_link" text:visited-style-name="Visited_20_Internet_20_Link">
https://www.ukrinform.ua/rubric-ato/3722840-garantii-bezpeki-vid-nato-maut-zahistiti-ukrainu-vid-novoi-vijni-stoltenberg.html</text:a>
</text:p>
      <!--NEWS-->
      <text:h text:style-name="P10" text:outline-level="1">
<text:span text:style-name="T4">
Ворог завдав 39 авіаційних ударів та здійснив 62 обстріли з РСЗВ по позиціях наших військ та населених пунктах</text:span>
</text:h>
      <text:p text:style-name="P4">
Author: ['АРМІЯINFORM']</text:p>
      <text:p text:style-name="P4">
Time: 2023-06-14T16:00:00-04:00</text:p>
      <text:p text:style-name="P4">
Description: Про це повідомляє Генеральний штаб ЗСУ в оперативній інформації.    «Сьогодні вно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630_360_1650977494-848.jpg" text:style-name="Internet_20_link" text:visited-style-name="Visited_20_Internet_20_Link">
630_360_1650977494-848.jpg</text:a>
']</text:p>
      <text:p text:style-name="P4">
Tags: ['STOPRUSSIA', 'АГРЕСІЯ РФ', 'ГШ ЗСУ']</text:p>
      <text:p text:style-name="P4">
Category: News</text:p>
      <!--METADATA-->
      <text:p text:style-name="P4">
<draw:frame draw:style-name="fr1" draw:name="Image55" text:anchor-type="as-char" svg:width="6.9236in" svg:height="3.956343in" draw:z-index="0">
<draw:image xlink:href="../Images/AРМІЯINFORM/2023-06-14T16-00-00-04-00/630_360_1650977494-848.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ALdc4XbaB7qyqsdnawdnEqz52UedLM1vVafepLHPoE3fYP9RpXfF4yTeGxcSLxNJl" text:style-name="Internet_20_link" text:visited-style-name="Visited_20_Internet_20_Link">
повідомляє</text:a>
Генеральний штаб ЗСУ в оперативній інформації.</text:p>
      <text:p text:style-name="P4">
«Сьогодні вночі російські окупанти атакували територію України крилатимиракетами та іранськими ударними БПЛА типу Shahed. Інформація щодо наслідківцієї атаки наразі уточнюється», — йдеться в повідомленні.</text:p>
      <text:p text:style-name="P4">
Крім того, ворог завдав 39 авіаційних ударів та здійснив 62 обстріли зреактивних систем залпового вогню по позиціях наших військ та населенихпунктах.</text:p>
      <text:p text:style-name="P4">
Source: <text:a xlink:type="simple" xlink:href="https://armyinform.com.ua/2023/06/14/vorog-zavdav-39-aviaczijnyh-udariv-ta-zdijsnyv-62-obstrily-z-rszv-po-pozycziyah-nashyh-vijsk-ta-naselenyh-punktah/" text:style-name="Internet_20_link" text:visited-style-name="Visited_20_Internet_20_Link">
https://armyinform.com.ua/2023/06/14/vorog-zavdav-39-aviaczijnyh-udariv-ta-zdijsnyv-62-obstrily-z-rszv-po-pozycziyah-nashyh-vijsk-ta-naselenyh-punktah/</text:a>
</text:p>
      <!--NEWS-->
      <text:h text:style-name="P10" text:outline-level="1">
<text:span text:style-name="T4">
Kingspan Group реалізує в Україні інвестпроєкт на понад $280 мільйонів - Шмигаль</text:span>
</text:h>
      <text:p text:style-name="P4">
Authors: Ukrinform (Person)</text:p>
      <text:p text:style-name="P4">
Publisher: Укринформ (Organization)</text:p>
      <text:p text:style-name="P4">
Published Time: 2023-06-14T16:10:00+03:00</text:p>
      <text:p text:style-name="P4">
Modified Time: 2023-06-14T16:10:00+03:00</text:p>
      <text:p text:style-name="P4">
Description: Ірландська компанія Kingspan Group реалізує В Україні великий інвестиційний проєкт обсягом понад 280 мільйонів доларів. — Укрінформ.</text:p>
      <text:p text:style-name="P4">
Images: ['<text:a xlink:type="simple" xlink:href="https://static.ukrinform.com/photos/2023_06/thumb_files/630_360_1686748622-353.jpeg" text:style-name="Internet_20_link" text:visited-style-name="Visited_20_Internet_20_Link">
630_360_16867...</text:a>
']</text:p>
      <text:p text:style-name="P4">
Tags: ['Інвестиції', 'Ірландія', 'Шмигаль']</text:p>
      <text:p text:style-name="P4">
Type: Article</text:p>
      <!--METADATA-->
      <text:p text:style-name="P4">
<draw:frame draw:style-name="fr1" draw:name="Image56" text:anchor-type="as-char" svg:width="6.9236in" svg:height="3.956343in" draw:z-index="0">
<draw:image xlink:href="../Images/yкринформ/2023-06-14T16-10-00-03-00/630_360_1686748622-353.jpeg" xlink:type="simple" xlink:show="embed" xlink:actuate="onLoad" draw:mime-type="image/jpeg"/>
</draw:frame>
Ірландська компанія Kingspan Group реалізує В Україні великий інвестиційнийпроєкт обсягом понад 280 мільйонів доларів.</text:p>
      <text:p text:style-name="P4">
Про це повідомив у <text:a xlink:type="simple" xlink:href="https://t.me/Denys_Smyhal/5376" text:style-name="Internet_20_link" text:visited-style-name="Visited_20_Internet_20_Link">
 Телеграмі </text:a>
 Прем'єр-міністр Денис Шмигаль, передає Укрінформ.</text:p>
      <text:p text:style-name="P4">
"Ірландська компанія Kingspan Group реалізує великий інвестиційний проєкт вУкраїні обсягом понад 280 млн доларів США. Обговорили з керівництвом компаніїдеталі його втілення відповідно до закону про держпідтримку <text:a xlink:type="simple" xlink:href="https://www.ukrinform.ua/tag-investicii" text:style-name="Internet_20_link" text:visited-style-name="Visited_20_Internet_20_Link">
 інвестиційних</text:a>
 проєктів зі значними інвестиціями",- зазначив очільник уряду.</text:p>
      <text:p text:style-name="P4">
</text:p>
      <text:p text:style-name="P4">
За його словами, допомагає з проєктом урядовий офіс UkraineInvest.</text:p>
      <text:p text:style-name="P4">
</text:p>
      <text:p text:style-name="P4">
Прем'єр-міністр наголосив, що важливим елементом проєкту є створення більш ніж700 робочих місць. Україна зі свого боку сприятиме створенню інфраструктуридля функціонування виробничого підприємства.</text:p>
      <text:p text:style-name="P4">
Kingspan — один із найбільших інвесторів, що прийшли в Україну під часповномасштабного вторгнення Росії. Компанія є світовим лідером у сферівиробництва високотехнологічних енергоефективних будівельних матеріалів.Україна потребуватиме їх для відбудови зруйнованого житла, індустріальнихобʼєктів та інших об’єктів інфраструктури.</text:p>
      <text:p text:style-name="P4">
<text:span text:style-name="T4">
Читайте також:</text:span>
 <text:a xlink:type="simple" xlink:href="https://www.ukrinform.ua/rubric-vidbudova/3722407-urad-spramuvav-agentstvu-vidnovlenna-majze-18-milardiv-na-novu-programu-z-vidbudovi.html" text:style-name="Internet_20_link" text:visited-style-name="Visited_20_Internet_20_Link">
 Уряд спрямував Агентству відновлення майже ₴18 мільярдівна нову програму з відбудови </text:a>
</text:p>
      <text:p text:style-name="P4">
Це також дозволить підвищити стандарти виробничих процесів в Україні до рівнякращих світових практик.</text:p>
      <text:p text:style-name="P4">
Source: <text:a xlink:type="simple" xlink:href="https://www.ukrinform.ua/rubric-economy/3722846-kingspan-group-realizue-v-ukraini-investproekt-na-ponad-280-miljoniv-smigal.html" text:style-name="Internet_20_link" text:visited-style-name="Visited_20_Internet_20_Link">
https://www.ukrinform.ua/rubric-economy/3722846-kingspan-group-realizue-v-ukraini-investproekt-na-ponad-280-miljoniv-smigal.html</text:a>
</text:p>
      <!--NEWS-->
      <text:h text:style-name="P10" text:outline-level="1">
<text:span text:style-name="T4">
Прем'єрою «Люксембург, Люксембург» відкрили Тиждень європейських фільмів у Туреччині</text:span>
</text:h>
      <text:p text:style-name="P4">
Authors: Ukrinform (Person)</text:p>
      <text:p text:style-name="P4">
Publisher: Укринформ (Organization)</text:p>
      <text:p text:style-name="P4">
Published Time: 2023-06-14T16:15:00+03:00</text:p>
      <text:p text:style-name="P4">
Modified Time: 2023-06-14T16:15:00+03:00</text:p>
      <text:p text:style-name="P4">
Description: Прем’єра українського фільму «Люксембург, Люксембург» відбулася в Анкарі на відкритті «Тижня європейських фільмів у твоєму місті», організованого Представництвом Європейського Союзу (ЄС) у Туреччині. — Укрінформ.</text:p>
      <text:p text:style-name="P4">
Images: ['<text:a xlink:type="simple" xlink:href="https://static.ukrinform.com/photos/2023_06/thumb_files/630_360_1686751907-801.jpg" text:style-name="Internet_20_link" text:visited-style-name="Visited_20_Internet_20_Link">
630_360_16867...</text:a>
']</text:p>
      <text:p text:style-name="P4">
Tags: ['Люксембург', 'Туреччина', 'фільм']</text:p>
      <text:p text:style-name="P4">
Type: Article</text:p>
      <!--METADATA-->
      <text:p text:style-name="P4">
<draw:frame draw:style-name="fr1" draw:name="Image59" text:anchor-type="as-char" svg:width="6.9236in" svg:height="3.956343in" draw:z-index="0">
<draw:image xlink:href="../Images/yкринформ/2023-06-14T16-15-00-03-00/630_360_1686751907-801.jpg" xlink:type="simple" xlink:show="embed" xlink:actuate="onLoad" draw:mime-type="image/jpeg"/>
</draw:frame>
 Прем’єраукраїнського фільму «Люксембург, Люксембург» відбулася в Анкарі на відкритті«Тижня європейських фільмів у твоєму місті», організованого ПредставництвомЄвропейського Союзу (ЄС) у Туреччині.</text:p>
      <text:p text:style-name="P4">
Про це повідомляє кореспондент Укрінформу.</text:p>
      <text:p text:style-name="P4">
“Такі заходи сприяють взаємному культурному обміну, зміцнюють культурнізв’язки, допомагають людям краще розуміти один одного. Також вони сприяютьусуненню стереотипів. І сьогодні для першого показу мій грецький колега вибравукраїнський <text:a xlink:type="simple" xlink:href="https://www.ukrinform.ua/tag-film" text:style-name="Internet_20_link" text:visited-style-name="Visited_20_Internet_20_Link">
 фільм </text:a>
 , зробивши це змистецької точки зору. І це приємно. Але водночас я хотів би відзначитибойовий дух України, зусилля, які ви докладаєте для захисту своєї Батьківщини.І ми бажаємо успіхів Україні на цьому шляху”, - сказав на відкритті заходуголова Представництва ЄС у Туреччині Ніколаус Меєр-Ландрут.</text:p>
      <text:p text:style-name="P4">
</text:p>
      <text:p text:style-name="P4">
Посол Греції Христодулос Лазаріс наголосив, що фільм для відкриття обирався зхудожньої та мистецької точки зору - кінострічка “Люксембург, Люксембург”сподобалася найбільше.</text:p>
      <text:p text:style-name="P4">
Посол України в Туреччині Василь Боднар наголосив, що показ українськогофільму є виявом солідарності з Україною.</text:p>
      <text:p text:style-name="P4">
</text:p>
      <text:p text:style-name="P4">
“Ми відчуваємо вашу підтримку як колективну, так і персональну. Ми безмежнодякуємо за це”, - сказав Боднар.</text:p>
      <text:p text:style-name="P4">
Український дипломат розповів про допомогу, надану персонально послом Греціїдітям-сиротам, які були евакуйовані в Анкару з Одеси.</text:p>
      <text:p text:style-name="P4">
Поділившись враженнями після показу фільму, глядачі в Анкарі відзначилипочуття гумору, глибину сюжету, вміле поєднання трагізму і комізму, вміннястворювати якісний продукт при обмеженому бюджеті.</text:p>
      <text:p text:style-name="P4">
<text:span text:style-name="T4">
Читайте також:</text:span>
 <text:a xlink:type="simple" xlink:href="https://www.ukrinform.ua/rubric-culture/3713584-luksemburg-luksemburg-zibrav-ponad-32-miljoni-v-ukrainskomu-prokati.html" text:style-name="Internet_20_link" text:visited-style-name="Visited_20_Internet_20_Link">
 « <text:span text:style-name="T4">
Люксемб</text:span>
 ург, <text:span text:style-name="T4">
Люксемб</text:span>
 ург» зібрав понад 32мільйони в українському прокаті </text:a>
</text:p>
      <text:p text:style-name="P4">
Як повідомлялося, фільм «Люксембург, Люксембург» розповідає історію пробратів-близнюків, які дізнаються, що їхній давно зниклий батько захворів уЛюксембурзі, після чого вони вирушають у подорож, аби побачити його востаннє.Головні ролі у стрічці «Люксембург, Люксембург» зіграли учасники реп-гурту«Курган і Agregat» — брати Раміл та Аміл Насірови.</text:p>
      <text:p text:style-name="P4">
Source: <text:a xlink:type="simple" xlink:href="https://www.ukrinform.ua/rubric-culture/3722889-premerou-luksemburg-luksemburg-vidkrili-tizden-evropejskih-filmiv-u-tureccini.html" text:style-name="Internet_20_link" text:visited-style-name="Visited_20_Internet_20_Link">
https://www.ukrinform.ua/rubric-culture/3722889-premerou-luksemburg-luksemburg-vidkrili-tizden-evropejskih-filmiv-u-tureccini.html</text:a>
</text:p>
      <!--NEWS-->
      <text:h text:style-name="P10" text:outline-level="1">
<text:span text:style-name="T4">
Справа «Україна проти Росії»: у Міжнародному суді ООН - четвертий день публічних слухань</text:span>
</text:h>
      <text:p text:style-name="P4">
Authors: Ukrinform (Person)</text:p>
      <text:p text:style-name="P4">
Publisher: Укринформ (Organization)</text:p>
      <text:p text:style-name="P4">
Published Time: 2023-06-14T16:17:00+03:00</text:p>
      <text:p text:style-name="P4">
Modified Time: 2023-06-14T16:17:00+03:00</text:p>
      <text:p text:style-name="P4">
Description: У Міжнародному суді ООН сьогодні четвертий день публічних слухань у справі “Україна проти Росії” щодо порушення Росією двох конвенцій - про боротьбу з фінансуванням тероризму та про ліквідацію всіх форм расової дискримінації. — Укрінформ.</text:p>
      <text:p text:style-name="P4">
Images: ['<text:a xlink:type="simple" xlink:href="https://static.ukrinform.com/photos/2023_06/thumb_files/630_360_1686213585-713.jpg" text:style-name="Internet_20_link" text:visited-style-name="Visited_20_Internet_20_Link">
630_360_16862...</text:a>
']</text:p>
      <text:p text:style-name="P4">
Tags: ['Тероризм', 'Міжнародний суд ООН', 'Війна з Росією']</text:p>
      <text:p text:style-name="P4">
Type: Article</text:p>
      <!--METADATA-->
      <text:p text:style-name="P4">
<draw:frame draw:style-name="fr1" draw:name="Image62" text:anchor-type="as-char" svg:width="6.9236in" svg:height="3.956343in" draw:z-index="0">
<draw:image xlink:href="../Images/yкринформ/2023-06-14T16-17-00-03-00/630_360_1686213585-713.jpg" xlink:type="simple" xlink:show="embed" xlink:actuate="onLoad" draw:mime-type="image/jpeg"/>
</draw:frame>
 УМіжнародному суді ООН сьогодні четвертий день публічних слухань у справі“Україна проти Росії” щодо порушення Росією двох конвенцій - про боротьбу зфінансуванням тероризму та про ліквідацію всіх форм расової дискримінації.</text:p>
      <text:p text:style-name="P4">
Як повідомляє кореспондент Укрінформу, слово 14 червня матиме Росія.</text:p>
      <text:p text:style-name="P4">
Слухання присвячені розгляду справи по суті.</text:p>
      <text:p text:style-name="P4">
Їх трансляція проходить <text:a xlink:type="simple" xlink:href="https://media.un.org/en/asset/k11/k11gg2hfws" text:style-name="Internet_20_link" text:visited-style-name="Visited_20_Internet_20_Link">
 наживо</text:a>
 двома офіційними мовами Суду -англійською та французькою.</text:p>
      <text:p text:style-name="P4">
Як повідомляв Укрінформ, <text:a xlink:type="simple" xlink:href="https://www.ukrinform.ua/tag-miznarodnij-sud-oon" text:style-name="Internet_20_link" text:visited-style-name="Visited_20_Internet_20_Link">
 Міжнародний суд ООН </text:a>
 у червні проводить публічні слухання у справі щодопорушення Росією конвенцій про боротьбу з фінансуванням тероризму та прозаборону всіх форм расової дискримінації.</text:p>
      <text:p text:style-name="P4">
<text:span text:style-name="T4">
Читайте також:</text:span>
 <text:a xlink:type="simple" xlink:href="https://www.ukrinform.ua/rubric-polytics/3721996-ukraina-u-miznarodnomu-sudi-oon-e-vsi-fakti-abi-pritagnuti-rosiu-do-vidpovidalnosti.html" text:style-name="Internet_20_link" text:visited-style-name="Visited_20_Internet_20_Link">
 Україна у Міжнародному суді ООН: Є всі факти, абипритягнути Росію до відповідальності </text:a>
</text:p>
      <text:p text:style-name="P4">
Відбудеться два раунди виступів сторін: 6 та 12 червня слово мала юридичнакоманда України, 8 та 14 червня цю можливість надано Росії.</text:p>
      <text:p text:style-name="P4">
Міжнародний суд ООН 8 листопада 2019 визнав свою юрисдикцію у справі щодопорушення Росією двох конвенцій.</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text:p>
      <text:p text:style-name="P4">
Source: <text:a xlink:type="simple" xlink:href="https://www.ukrinform.ua/rubric-polytics/3722866-sprava-ukraina-proti-rosii-u-miznarodnomu-sudi-oon-cetvertij-den-publicnih-sluhan.html" text:style-name="Internet_20_link" text:visited-style-name="Visited_20_Internet_20_Link">
https://www.ukrinform.ua/rubric-polytics/3722866-sprava-ukraina-proti-rosii-u-miznarodnomu-sudi-oon-cetvertij-den-publicnih-sluhan.html</text:a>
</text:p>
      <!--NEWS-->
      <text:h text:style-name="P10" text:outline-level="1">
<text:span text:style-name="T4">
Херсонські музейники ідентифікували ще три картини, вкрадені росіянами</text:span>
</text:h>
      <text:p text:style-name="P4">
Authors: Ukrinform (Person)</text:p>
      <text:p text:style-name="P4">
Publisher: Укринформ (Organization)</text:p>
      <text:p text:style-name="P4">
Published Time: 2023-06-14T16:17:06+03:00</text:p>
      <text:p text:style-name="P4">
Modified Time: 2023-06-14T16:17:06+03:00</text:p>
      <text:p text:style-name="P4">
Description: Херсонські музейники ідентифікували ще три картини, що були вкрадені російськими загарбниками і вивезені у тимчасово окупований Крим. — Укрінформ.</text:p>
      <text:p text:style-name="P4">
Images: ['<text:a xlink:type="simple" xlink:href="https://static.ukrinform.com/photos/2023_06/thumb_files/630_360_1686747696-165.jpg" text:style-name="Internet_20_link" text:visited-style-name="Visited_20_Internet_20_Link">
630_360_16867...</text:a>
']</text:p>
      <text:p text:style-name="P4">
Tags: ['Херсонщина', 'Культура', 'Музей', 'Картина']</text:p>
      <text:p text:style-name="P4">
Type: Article</text:p>
      <!--METADATA-->
      <text:p text:style-name="P4">
<draw:frame draw:style-name="fr1" draw:name="Image63" text:anchor-type="as-char" svg:width="6.9236in" svg:height="3.956343in" draw:z-index="0">
<draw:image xlink:href="../Images/yкринформ/2023-06-14T16-17-06-03-00/630_360_1686747696-165.jpg" xlink:type="simple" xlink:show="embed" xlink:actuate="onLoad" draw:mime-type="image/jpeg"/>
</draw:frame>
 Херсонськімузейники ідентифікували ще три картини, що були вкрадені російськимизагарбниками і вивезені у тимчасово окупований Крим.</text:p>
      <text:p text:style-name="P4">
Як передає Укрінформ, про це повідомляє <text:a xlink:type="simple" xlink:href="https://www.facebook.com/art.museum.ks/posts/pfbid0BqTHPecQEPSdGFrv6Z7vgifZgbPkpjWAhpSVd8C6v86qDovY9TEtUt5yD2xnuyn9l" text:style-name="Internet_20_link" text:visited-style-name="Visited_20_Internet_20_Link">
 Херсонський художній музей</text:a>
.</text:p>
      <text:p text:style-name="P4">
«Ідентифікація вкрадених творів мистецтва триває», - йдеться у повідомленні.</text:p>
      <text:p text:style-name="P4">
Для ідентифікації музейники скористалися світлиною із <text:a xlink:type="simple" xlink:href="https://www.ukrinform.ua/tag-simferopol" text:style-name="Internet_20_link" text:visited-style-name="Visited_20_Internet_20_Link">
 Сімферополя</text:a>
 , на яку потрапив список викраденихробіт. Як зазначається, вона була зроблена 1 квітня 2023 року при підписаннітак званого «договору» про зберігання вкрадених творів в Центральному музеїТавриди.</text:p>
      <text:p text:style-name="P4">
За списком вирахували ще кілька робіт, які зараз стовідсотково незаконноперебувають в окупованому Криму. Зокрема, це картина Івана Гопкала «Парк»,1959 рік.</text:p>
      <text:p text:style-name="P4">
 Картина ІванаГопкала «Парк»</text:p>
      <text:p text:style-name="P4">
Також це робота Михайла Чепика, «Париж. Бульвар Мадлен»,1967 рік. Якзазначається, український живописець був знаний як майстер тематичних картин іпейзажів. Викрадена робота належить до відомої серії Чепика з видами Франції,яку художник створив після своїх закордонних творчих відряджень.</text:p>
      <text:p text:style-name="P4">
 Картина МихайлаЧепика «Париж. Бульвар Мадлен»  <text:span text:style-name="T4">
Читайте також:</text:span>
 <text:a xlink:type="simple" xlink:href="https://www.ukrinform.ua/rubric-culture/3690596-rosijskij-zagarbnik-sam-zadokumentuvav-kradizku-kartin-iz-hersonskogo-muzeu.html" text:style-name="Internet_20_link" text:visited-style-name="Visited_20_Internet_20_Link">
 російський загарбник самзадокументував крадіжку картин із херсонського музею</text:a>
</text:p>
      <text:p text:style-name="P4">
Ще одна робота - Юрія Баликова «Човни», 1979 рік. Як розповідають у музеї,український художник працював переважно у галузі станкового живопису, вінвідомий як майстер жанрової картини, пейзажист, портретист. Серед викраденогоідентифікована графічна робота художника.</text:p>
      <text:p text:style-name="P4">
 Картина ЮріяБаликова «Човни»</text:p>
      <text:p text:style-name="P4">
Як <text:a xlink:type="simple" xlink:href="https://www.ukrinform.ua/rubric-regions/3719970-ukradeni-skarbi-hersonskih-muzeiv.html" text:style-name="Internet_20_link" text:visited-style-name="Visited_20_Internet_20_Link">
 повідомляв </text:a>
 Укрінформ, херсонські музейники - працівникиХерсонського художнього музею імені Олексія Шовкуненка, взялися ідентифікувативикрадені твори мистецтва, які «випливли» у Криму. Наразі можна стверджувати,що під виглядом так званої «евакуації» окупанти вивезли з музею понад 11 тисячтворів мистецтва.</text:p>
      <text:p text:style-name="P4">
<text:span text:style-name="T5">
Фото: Херсонський Художній Музей</text:span>
</text:p>
      <text:p text:style-name="P4">
Source: <text:a xlink:type="simple" xlink:href="https://www.ukrinform.ua/rubric-culture/3722845-hersonski-muzejniki-identifikuvali-se-tri-kartini-vkradeni-rosianami.html" text:style-name="Internet_20_link" text:visited-style-name="Visited_20_Internet_20_Link">
https://www.ukrinform.ua/rubric-culture/3722845-hersonski-muzejniki-identifikuvali-se-tri-kartini-vkradeni-rosianami.html</text:a>
</text:p>
      <!--NEWS-->
      <text:h text:style-name="P10" text:outline-level="1">
<text:span text:style-name="T4">
У ЗСУ закликають із розумінням ставитися до затримки інформації про події на фронті</text:span>
</text:h>
      <text:p text:style-name="P4">
Authors: Ukrinform (Person)</text:p>
      <text:p text:style-name="P4">
Publisher: Укринформ (Organization)</text:p>
      <text:p text:style-name="P4">
Published Time: 2023-06-14T16:25:07+03:00</text:p>
      <text:p text:style-name="P4">
Modified Time: 2023-06-14T16:25:07+03:00</text:p>
      <text:p text:style-name="P4">
Description: У Силах оборони закликають українців з розумінням ставитися до затримки деякої інформації про події на фронті, оскільки пауза дає можливість українським військовим вивчити і врахувати реакцію ворога. — Укрінформ.</text:p>
      <text:p text:style-name="P4">
Images: ['<text:a xlink:type="simple" xlink:href="https://static.ukrinform.com/photos/2023_06/thumb_files/630_360_1686368008-969.jpg" text:style-name="Internet_20_link" text:visited-style-name="Visited_20_Internet_20_Link">
630_360_16863...</text:a>
']</text:p>
      <text:p text:style-name="P4">
Tags: ['ЗСУ', 'Війна з Росією', 'Контрнаступ']</text:p>
      <text:p text:style-name="P4">
Type: Article</text:p>
      <!--METADATA-->
      <text:p text:style-name="P4">
<draw:frame draw:style-name="fr1" draw:name="Image67" text:anchor-type="as-char" svg:width="6.9236in" svg:height="3.956343in" draw:z-index="0">
<draw:image xlink:href="../Images/yкринформ/2023-06-14T16-25-07-03-00/630_360_1686368008-969.jpg" xlink:type="simple" xlink:show="embed" xlink:actuate="onLoad" draw:mime-type="image/jpeg"/>
</draw:frame>
 У Силахоборони закликають українців з розумінням ставитися до затримки деякоїінформації про події на фронті, оскільки пауза дає можливість українськимвійськовим вивчити і врахувати реакцію ворога.</text:p>
      <text:p text:style-name="P4">
Як передає Укрінформ, про це у <text:a xlink:type="simple" xlink:href="https://www.facebook.com/watch/" text:style-name="Internet_20_link" text:visited-style-name="Visited_20_Internet_20_Link">
 Фейсбуці</text:a>
 сказав речник об'єднаногопресцентру Сил оборони Таврійського напрямку Валерій Шершень.</text:p>
      <text:p text:style-name="P4">
«Звертаємо увагу на доречність затримки деякої інформації з військовоїоперативно-тактичної точки зору, оскільки пауза дає можливість вивчити реакціюворога, його вкиди, <text:a xlink:type="simple" xlink:href="https://www.ukrinform.ua/tag-fejk" text:style-name="Internet_20_link" text:visited-style-name="Visited_20_Internet_20_Link">
 фейки </text:a>
 , маніпуляціїі оперувати цим з врахуванням наших інтересів. Притримуючи ті чи інші новини,ми не програємо в інформаційному полі, треба чітко розуміти, що кількість іяскравість російських воєнкорів не означає, що вони переважають», - підкресливречник.</text:p>
      <text:p text:style-name="P4">
Шершень поінформував, що минулої доби на Таврійському напрямку Сили оборонивиконали 1477 вогневих завдань.</text:p>
      <text:p text:style-name="P4">
<text:span text:style-name="T4">
Читайте також:</text:span>
 <text:a xlink:type="simple" xlink:href="https://www.ukrinform.ua/rubric-regions/3722602-armia-rf-za-minulu-dobu-122-razi-obstrilala-zaporizku-oblast.html" text:style-name="Internet_20_link" text:visited-style-name="Visited_20_Internet_20_Link">
 Армія РФ за добу 122 рази обстріляла Запорізьку область</text:a>
</text:p>
      <text:p text:style-name="P4">
Зокрема, за словами речника, вони продовжують протистояти штурмам російськихокупаційних військ на Авдіївському напрямку. Натомість на Бердянському ворогведе активну оборону, намагаючись знівелювати тут наступальні дії підрозділіві військ українського угруповання. “Захисники Таврійського напрямку впевненотримають оборону і продовжують нищити ворога. Загалом протягом минулої добипротивник 20 разів атакував наші позиції. Всього протягом доби зафіксовано 559обстрілів», - сказав речник.</text:p>
      <text:p text:style-name="P4">
Також, за його інформацією, російські окупанти продовжують штурмові дії зметою захоплення Мар’їнки та створення умов для охоплення Авдіївки. Шершеньводночас повідомив, що Сили оборони відбили всі ворожі атаки у Мар’їнці.</text:p>
      <text:p text:style-name="P4">
Водночас ворог здійснив артобстріли Красногорівки, Георгіївки, Мар’їнки,Максимільянівки, Побєди та Новомихайлівки Донецької області.</text:p>
      <text:p text:style-name="P4">
<text:span text:style-name="T4">
Читайте також:</text:span>
 <text:a xlink:type="simple" xlink:href="https://www.ukrinform.ua/rubric-ato/3722769-sili-oboroni-prodovzuut-nastup-na-bahmutskomu-ta-zaporizkomu-napramkah-malar.html" text:style-name="Internet_20_link" text:visited-style-name="Visited_20_Internet_20_Link">
 Сили оборони продовжують наступ на Бахмутському таЗапорізькому напрямках - Маляр </text:a>
</text:p>
      <text:p text:style-name="P4">
Крім того, Шершень повідомив, що поблизу селища Очеретувате у напрямку містаТокмак зафіксовано рух російських транспортних колон із награбованою побутовоютехнікою, меблями та іншим майном, а на причалах морського порту містаБердянськ відбувається завантаження суден украденим зерном.</text:p>
      <text:p text:style-name="P4">
Як повідомляв Укрінформ, на Таврійському напрямку російські війська за добувтратили вбитими й пораненими майже чотири роти, <text:a xlink:type="simple" xlink:href="https://www.ukrinform.ua/rubric-ato/3722761-na-tavrijskomu-napramku-za-dobu-sili-oboroni-znisili-56-odinic-vorozoi-tehniki.html" text:style-name="Internet_20_link" text:visited-style-name="Visited_20_Internet_20_Link">
 знищено 56 одиницьвійськової техніки. </text:a>
</text:p>
      <text:p text:style-name="P4">
Source: <text:a xlink:type="simple" xlink:href="https://www.ukrinform.ua/rubric-ato/3722851-u-zsu-zaklikaut-iz-rozuminnam-stavitisa-do-zatrimki-informacii-pro-podii-na-fronti.html" text:style-name="Internet_20_link" text:visited-style-name="Visited_20_Internet_20_Link">
https://www.ukrinform.ua/rubric-ato/3722851-u-zsu-zaklikaut-iz-rozuminnam-stavitisa-do-zatrimki-informacii-pro-podii-na-fronti.html</text:a>
</text:p>
      <!--NEWS-->
      <text:h text:style-name="P10" text:outline-level="1">
<text:span text:style-name="T4">
Українські аграрії з початку року залучили майже ₴37 мільярдів кредитів</text:span>
</text:h>
      <text:p text:style-name="P4">
Authors: Ukrinform (Person)</text:p>
      <text:p text:style-name="P4">
Publisher: Укринформ (Organization)</text:p>
      <text:p text:style-name="P4">
Published Time: 2023-06-14T16:27:00+03:00</text:p>
      <text:p text:style-name="P4">
Modified Time: 2023-06-14T16:27:00+03:00</text:p>
      <text:p text:style-name="P4">
Description: Українські агропідприємства із початку 2023 року, станом на 14 червня, залучили майже 37 млрд гривень банківських кредитів. — Укрінформ.</text:p>
      <text:p text:style-name="P4">
Images: ['<text:a xlink:type="simple" xlink:href="https://static.ukrinform.com/photos/2021_04/thumb_files/630_360_1618300798-391.jpg" text:style-name="Internet_20_link" text:visited-style-name="Visited_20_Internet_20_Link">
630_360_16183...</text:a>
']</text:p>
      <text:p text:style-name="P4">
Tags: ['Банк', 'Аграрії', 'Доступні кредити']</text:p>
      <text:p text:style-name="P4">
Type: Article</text:p>
      <!--METADATA-->
      <text:p text:style-name="P4">
<draw:frame draw:style-name="fr1" draw:name="Image68" text:anchor-type="as-char" svg:width="6.9236in" svg:height="3.956343in" draw:z-index="0">
<draw:image xlink:href="../Images/yкринформ/2023-06-14T16-27-00-03-00/630_360_1618300798-391.jpg" xlink:type="simple" xlink:show="embed" xlink:actuate="onLoad" draw:mime-type="image/jpeg"/>
</draw:frame>
 Українськіагропідприємства із початку 2023 року, станом на 14 червня, залучили майже 37млрд гривень банківських кредитів.</text:p>
      <text:p text:style-name="P4">
Як передає Укрінформ, про це повідомляє <text:a xlink:type="simple" xlink:href="https://minagro.gov.ua/news/za-cej-rik-agropidpriyemstva-zaluchili-majzhe-37-milyardiv-griven-bankivskih-kreditiv" text:style-name="Internet_20_link" text:visited-style-name="Visited_20_Internet_20_Link">
 пресслужба Міністерства аграрноїполітики та продовольства України. </text:a>
</text:p>
      <text:p text:style-name="P4">
"З початку року 7,3 тисяч українських агропідприємств отримали майже 37мільярдів гривень банківських <text:a xlink:type="simple" xlink:href="https://www.ukrinform.ua/tag-kredit" text:style-name="Internet_20_link" text:visited-style-name="Visited_20_Internet_20_Link">
 кредитів </text:a>
 на розвиток господарств. З них за державною програмою «Доступнікредити 5-7-9%» 5,8 тисяч господарств отримали 21,8 мільярдів гривень", -йдеться в повідомленні.</text:p>
      <text:p text:style-name="P4">
</text:p>
      <text:p text:style-name="P4">
Зазначається, що найбільший обсяг кредитів за різними програмами отрималиаграрії: Київської області – 7,5 млрд грн, Вінницької області – 3,9 млрд грнта Дніпропетровської області – 3 млрд грн. Аграрії Кіровоградської області вжезалучили кредитів на 2,8 млрд грн та Одеської – на 2,5 млрд грн.</text:p>
      <text:p text:style-name="P4">
<text:span text:style-name="T4">
Читайте також:</text:span>
 <text:a xlink:type="simple" xlink:href="https://www.ukrinform.ua/rubric-economy/3722305-ukrainski-agrarii-cogoric-planuut-investuvati-u-novu-tehniku-majze-na-dovoennomu-rivni.html" text:style-name="Internet_20_link" text:visited-style-name="Visited_20_Internet_20_Link">
 Українські <text:span text:style-name="T4">
аграрії</text:span>
 цьогоріч планують інвестувати унову техніку майже на довоєнному рівні </text:a>
</text:p>
      <text:p text:style-name="P4">
Станом на 14 червня за державною програмою «Доступні кредити 5-7-9» 5,8 тис.агропідприємств отримали 21,8 млрд грн. За цією програмою найбільше кредитівотримали сільгосптоваробники Кіровоградської області: 838 господарстваотримали 2,49 млрд грн. Для 745 господарств Вінницької області вже виділено2,3 млрд грн. В Одеській області 2,1 млрд грн отримали 565 господарств. НаКиївщині 2,1 млрд грн отримали 467 господарств.</text:p>
      <text:p text:style-name="P4">
Як повідомляв Укрінформ, у березні 2023 року уряд продовжив дію програми"Доступні кредити 5-7-9%" для підтримки с/г товаровиробників і успішногопроведення посівної кампанії у період дії воєнного стану. Для аграріївпередбачається можливість отримання пільгових кредитів під 0% річних ізгарантією від уряду на рівні 80%. Так, для отримання такого фінансуванняпокриття заставою становитиме лише 20% від суми кредиту, інші 80%забезпечуються гарантією із боку держави.</text:p>
      <text:p text:style-name="P4">
<text:span text:style-name="T5">
Фото: Shutterstock</text:span>
</text:p>
      <text:p text:style-name="P4">
Source: <text:a xlink:type="simple" xlink:href="https://www.ukrinform.ua/rubric-economy/3722825-ukrainski-agrarii-z-pocatku-roku-zalucili-majze-37-milardiv-kreditiv.html" text:style-name="Internet_20_link" text:visited-style-name="Visited_20_Internet_20_Link">
https://www.ukrinform.ua/rubric-economy/3722825-ukrainski-agrarii-z-pocatku-roku-zalucili-majze-37-milardiv-kreditiv.html</text:a>
</text:p>
      <!--NEWS-->
      <text:h text:style-name="P10" text:outline-level="1">
<text:span text:style-name="T4">
Кличко вручив талановитим дітям творчі стипендії міського голови</text:span>
</text:h>
      <text:p text:style-name="P4">
Authors: Ukrinform (Person)</text:p>
      <text:p text:style-name="P4">
Publisher: Укринформ (Organization)</text:p>
      <text:p text:style-name="P4">
Published Time: 2023-06-14T16:29:00+03:00</text:p>
      <text:p text:style-name="P4">
Modified Time: 2023-06-14T16:29:00+03:00</text:p>
      <text:p text:style-name="P4">
Description: Мер Києва Віталій Кличко вручив творчі стипендії Київського міського голови талановитим дітям – учням закладів мистецької освіти столиці. — Укрінформ.</text:p>
      <text:p text:style-name="P4">
Images: ['<text:a xlink:type="simple" xlink:href="https://static.ukrinform.com/photos/2023_06/thumb_files/630_360_1686747060-2310.jpeg" text:style-name="Internet_20_link" text:visited-style-name="Visited_20_Internet_20_Link">
630_360_16867...</text:a>
']</text:p>
      <text:p text:style-name="P4">
Tags: ['Діти', 'КМДА', 'Стипендія', 'Віталій Кличко', 'Київ']</text:p>
      <text:p text:style-name="P4">
Type: Article</text:p>
      <!--METADATA-->
      <text:p text:style-name="P4">
<draw:frame draw:style-name="fr1" draw:name="Image70" text:anchor-type="as-char" svg:width="6.9236in" svg:height="3.956343in" draw:z-index="0">
<draw:image xlink:href="../Images/yкринформ/2023-06-14T16-29-00-03-00/630_360_1686747060-2310.jpeg" xlink:type="simple" xlink:show="embed" xlink:actuate="onLoad" draw:mime-type="image/jpeg"/>
</draw:frame>
 МерКиєва Віталій Кличко вручив творчі стипендії Київського міського головиталановитим дітям – учням закладів мистецької освіти столиці.</text:p>
      <text:p text:style-name="P4">
Як передає Укрінформ, про це повідомляє <text:a xlink:type="simple" xlink:href="https://kyivcity.gov.ua/news/vitaliy_klichko_vruchiv_talanovitim_dityam__laureatam_mizhnarodnikh_ta_vseukranskikh_konkursiv_tvorchi_stipendi_kivskogo_miskogo_golovi_foto/" text:style-name="Internet_20_link" text:visited-style-name="Visited_20_Internet_20_Link">
 Київська міська державнаадміністрація</text:a>
.</text:p>
      <text:p text:style-name="P4">
Іменну творчу стипендію лауреатам міжнародних та всеукраїнських конкурсівстолична влада започаткувала в 1997 році. Вперше стипендії вручили 1 червня –у Міжнародний день захисту дітей, і це стало традицією.</text:p>
      <text:p text:style-name="P4">
“Але цьогоріч саме у День захисту дітей сталася трагедія. Під час обстрілуросійськими варварами біля укриття в Деснянському районі столиці загинулилюди. В тому числі одна дитина. Тому наша з вами зустріч тоді не відбулася, іми зустрічаємось сьогодні”, - зазначив Кличко.</text:p>
      <text:p text:style-name="P4">
<text:span text:style-name="T4">
Читайте також:</text:span>
 <text:a xlink:type="simple" xlink:href="https://www.ukrinform.ua/rubric-society/3717254-u-kanadi-zapocatkuvali-osvitnu-stipendiu-dla-ukrainciv.html" text:style-name="Internet_20_link" text:visited-style-name="Visited_20_Internet_20_Link">
 У <text:span text:style-name="T4">
Канаді</text:span>
 <text:span text:style-name="T4">
започаткували</text:span>
 <text:span text:style-name="T4">
освітню</text:span>
 <text:span text:style-name="T4">
стипендію</text:span>
<text:span text:style-name="T4">
для</text:span>
 <text:span text:style-name="T4">
українців</text:span>
 </text:a>
</text:p>
      <text:p text:style-name="P4">
Він поінформував, що у 1997 році в столиці встановили 45 стипендій по 300гривень. Поступово їх кількість та розмір збільшувалися. Вже майже 10 роківщороку 75 дітей-киян отримують стипендії у розмірі 1000 гривень.</text:p>
      <text:p text:style-name="P4">
"Цього року на отримання стипендії були представлені 119 кандидатів від 43мистецьких навчальних закладів міста”, - додав <text:a xlink:type="simple" xlink:href="https://www.ukrinform.ua/tag-vitalij-klicko" text:style-name="Internet_20_link" text:visited-style-name="Visited_20_Internet_20_Link">
 Кличко</text:a>
 .</text:p>
      <text:p text:style-name="P4">
</text:p>
      <text:p text:style-name="P4">
<text:a xlink:type="simple" xlink:href="https://static.ukrinform.com/photos/2023_06/1686747060-8168.jpeg" text:style-name="Internet_20_link" text:visited-style-name="Visited_20_Internet_20_Link">
 </text:a>
 <text:a xlink:type="simple" xlink:href="https://static.ukrinform.com/photos/2023_06/1686747060-7655.jpeg" text:style-name="Internet_20_link" text:visited-style-name="Visited_20_Internet_20_Link">
</text:a>
 <text:a xlink:type="simple" xlink:href="https://static.ukrinform.com/photos/2023_06/1686747060-6899.jpeg" text:style-name="Internet_20_link" text:visited-style-name="Visited_20_Internet_20_Link">
</text:a>
 <text:a xlink:type="simple" xlink:href="https://static.ukrinform.com/photos/2023_06/1686747060-1899.jpeg" text:style-name="Internet_20_link" text:visited-style-name="Visited_20_Internet_20_Link">
</text:a>
 <text:a xlink:type="simple" xlink:href="https://static.ukrinform.com/photos/2023_06/1686747060-2310.jpeg" text:style-name="Internet_20_link" text:visited-style-name="Visited_20_Internet_20_Link">
<draw:frame draw:style-name="fr1" draw:name="Image76" text:anchor-type="as-char" svg:width="6.9236in" svg:height="3.956343in" draw:z-index="0">
<draw:image xlink:href="../Images/yкринформ/2023-06-14T16-29-00-03-00/630_360_1686747060-2310.jpeg" xlink:type="simple" xlink:show="embed" xlink:actuate="onLoad" draw:mime-type="image/jpeg"/>
</draw:frame>
</text:a>
 <text:a xlink:type="simple" xlink:href="https://static.ukrinform.com/photos/2023_06/1686747060-4333.jpeg" text:style-name="Internet_20_link" text:visited-style-name="Visited_20_Internet_20_Link">
</text:a>
 <text:a xlink:type="simple" xlink:href="https://static.ukrinform.com/photos/2023_06/1686747061-3188.jpeg" text:style-name="Internet_20_link" text:visited-style-name="Visited_20_Internet_20_Link">
</text:a>
 <text:a xlink:type="simple" xlink:href="https://static.ukrinform.com/photos/2023_06/1686747061-7466.jpeg" text:style-name="Internet_20_link" text:visited-style-name="Visited_20_Internet_20_Link">
</text:a>
 <text:a xlink:type="simple" xlink:href="https://static.ukrinform.com/photos/2023_06/1686747061-5983.jpeg" text:style-name="Internet_20_link" text:visited-style-name="Visited_20_Internet_20_Link">
</text:a>
 <text:a xlink:type="simple" xlink:href="https://static.ukrinform.com/photos/2023_06/1686747061-1105.jpeg" text:style-name="Internet_20_link" text:visited-style-name="Visited_20_Internet_20_Link">
</text:a>
 <text:a xlink:type="simple" xlink:href="https://static.ukrinform.com/photos/2023_06/1686747061-4289.jpeg" text:style-name="Internet_20_link" text:visited-style-name="Visited_20_Internet_20_Link">
</text:a>
 <text:a xlink:type="simple" xlink:href="https://static.ukrinform.com/photos/2023_06/1686747061-7057.jpeg" text:style-name="Internet_20_link" text:visited-style-name="Visited_20_Internet_20_Link">
</text:a>
 <text:a xlink:type="simple" xlink:href="https://static.ukrinform.com/photos/2023_06/1686747062-4954.jpeg" text:style-name="Internet_20_link" text:visited-style-name="Visited_20_Internet_20_Link">
</text:a>
 <text:a xlink:type="simple" xlink:href="https://static.ukrinform.com/photos/2023_06/1686747062-6773.jpeg" text:style-name="Internet_20_link" text:visited-style-name="Visited_20_Internet_20_Link">
</text:a>
</text:p>
      <text:p text:style-name="P4">
Як сказав мер Києва, “відбір кандидатур стипендіатів – нелегка справа. Адже незважаючи на війну та складні обставини, юні кияни – хореографи, вокалісти,інструменталісти, художники, змогли гідно представити Україну на численнихвсеукраїнських та міжнародних конкурсах. Зокрема у Польщі, Іспанії,Чорногорії, Грузії, Австрії та інших країнах”.</text:p>
      <text:p text:style-name="P4">
Як повідомляв Укрінформ, у червні Міністерство освіти і науки <text:a xlink:type="simple" xlink:href="https://www.ukrinform.ua/rubric-society/3718602-v-ukraini-obrali-peremozciv-konkursu-acika-akim-priznacili-stipendii-prezidenta.html" text:style-name="Internet_20_link" text:visited-style-name="Visited_20_Internet_20_Link">
 визначило 14переможців XXIII Міжнародного конкурсу з української мови ім. Петра Яцика</text:a>
 , яким призначеностипендії Президента України.</text:p>
      <text:p text:style-name="P4">
Source: <text:a xlink:type="simple" xlink:href="https://www.ukrinform.ua/rubric-kyiv/3722839-klicko-vruciv-talanovitim-ditam-tvorci-stipendii-miskogo-golovi.html" text:style-name="Internet_20_link" text:visited-style-name="Visited_20_Internet_20_Link">
https://www.ukrinform.ua/rubric-kyiv/3722839-klicko-vruciv-talanovitim-ditam-tvorci-stipendii-miskogo-golovi.html</text:a>
</text:p>
      <!--NEWS-->
      <text:h text:style-name="P10" text:outline-level="1">
<text:span text:style-name="T4">
Кількість жертв релігійного культу в Кенії перевищила 300 осіб</text:span>
</text:h>
      <text:p text:style-name="P4">
Authors: Ukrinform (Person)</text:p>
      <text:p text:style-name="P4">
Publisher: Укринформ (Organization)</text:p>
      <text:p text:style-name="P4">
Published Time: 2023-06-14T16:30:28+03:00</text:p>
      <text:p text:style-name="P4">
Modified Time: 2023-06-14T16:30:28+03:00</text:p>
      <text:p text:style-name="P4">
Description: Кількість жертв кенійського культу голоду перевищила 300 осіб після того, як влада ексгумувала нові виявлені тіла у лісі Шакахола. — Укрінформ.</text:p>
      <text:p text:style-name="P4">
Images: ['<text:a xlink:type="simple" xlink:href="https://static.ukrinform.com/photos/2023_04/thumb_files/630_360_1682404748-923.jpg" text:style-name="Internet_20_link" text:visited-style-name="Visited_20_Internet_20_Link">
630_360_16824...</text:a>
']</text:p>
      <text:p text:style-name="P4">
Tags: ['Голод', 'Кенія', 'Релігія']</text:p>
      <text:p text:style-name="P4">
Type: Article</text:p>
      <!--METADATA-->
      <text:p text:style-name="P4">
<draw:frame draw:style-name="fr1" draw:name="Image86" text:anchor-type="as-char" svg:width="6.9236in" svg:height="3.956343in" draw:z-index="0">
<draw:image xlink:href="../Images/yкринформ/2023-06-14T16-30-28-03-00/630_360_1682404748-923.jpg" xlink:type="simple" xlink:show="embed" xlink:actuate="onLoad" draw:mime-type="image/jpeg"/>
</draw:frame>
 Кількістьжертв кенійського культу голоду перевищила 300 осіб після того, як владаексгумувала нові виявлені тіла у лісі Шакахола.</text:p>
      <text:p text:style-name="P4">
Як передає Укрінформ, про це повідомляє <text:a xlink:type="simple" xlink:href="https://www.reuters.com/world/africa/death-toll-kenyan-doomsday-cult-crosses-300-2023-06-13/" text:style-name="Internet_20_link" text:visited-style-name="Visited_20_Internet_20_Link">
 Reuters.</text:a>
</text:p>
      <text:p text:style-name="P4">
Після ексгумації ще 19 тіл у лісі Шакахола, жертвами культу, які загинуливнаслідок голодної <text:a xlink:type="simple" xlink:href="https://www.ukrinform.ua/tag-smert" text:style-name="Internet_20_link" text:visited-style-name="Visited_20_Internet_20_Link">
 смерті </text:a>
 , офіційновважаються 303 людини.</text:p>
      <text:p text:style-name="P4">
Як заявляє влада, загиблі були членами "Міжнародної Церкви Доброї Новини",очолюваної Полом Маккензі, якого звинувачують у тому, що він наказував своїмпослідовникам морити голодом себе і своїх дітей, щоб вони могли потрапити нанебеса перед кінцем світу.</text:p>
      <text:p text:style-name="P4">
Минулого тижня слідчі розширили свої пошуки, щоб охопити більшу територію врегіоні та спробувати знайти більше жертв.</text:p>
      <text:p text:style-name="P4">
<text:span text:style-name="T4">
Читайте також:</text:span>
 <text:a xlink:type="simple" xlink:href="https://www.ukrinform.ua/rubric-world/3706841-u-kenii-ponovili-posuk-zertv-sektantskogo-kultu-aki-pomerli-vid-golodu.html" text:style-name="Internet_20_link" text:visited-style-name="Visited_20_Internet_20_Link">
 У <text:span text:style-name="T4">
Кенії</text:span>
 поновили пошук жертв сектантського культу,які померли від голоду </text:a>
</text:p>
      <text:p text:style-name="P4">
"Понад 600 людей досі вважаються зниклими безвісти", - повідомила регіональнийчиновник Рода Онянча.</text:p>
      <text:p text:style-name="P4">
Лідер культу Маккензі здався поліції у квітні. Минулого місяця йому буловідмовлено у звільненні під заставу.</text:p>
      <text:p text:style-name="P4">
Як повідомляв Укрінформ, у кенійському лісі Шакахола <text:a xlink:type="simple" xlink:href="https://www.ukrinform.ua/rubric-world/3708926-kilkist-zertv-religijnogo-kultu-v-kenii-zrosla-do-201.html" text:style-name="Internet_20_link" text:visited-style-name="Visited_20_Internet_20_Link">
 виявили ще 22 тілажертв </text:a>
 культу кінця світу, загальнакількість жертв сягнула 201 особи.</text:p>
      <text:p text:style-name="P4">
Source: <text:a xlink:type="simple" xlink:href="https://www.ukrinform.ua/rubric-world/3722856-kilkist-zertv-religijnogo-kultu-v-kenii-perevisila-300-osib.html" text:style-name="Internet_20_link" text:visited-style-name="Visited_20_Internet_20_Link">
https://www.ukrinform.ua/rubric-world/3722856-kilkist-zertv-religijnogo-kultu-v-kenii-perevisila-300-osib.html</text:a>
</text:p>
      <!--NEWS-->
      <text:h text:style-name="P10" text:outline-level="1">
<text:span text:style-name="T4">
Юрій Вірт офіційно залишив «Верес»</text:span>
</text:h>
      <text:p text:style-name="P4">
Authors: Ukrinform (Person)</text:p>
      <text:p text:style-name="P4">
Publisher: Укринформ (Organization)</text:p>
      <text:p text:style-name="P4">
Published Time: 2023-06-14T16:33:55+03:00</text:p>
      <text:p text:style-name="P4">
Modified Time: 2023-06-14T16:33:55+03:00</text:p>
      <text:p text:style-name="P4">
Description: Тренер рівненців Юрій Верес пішов з клубу. — Укрінформ.</text:p>
      <text:p text:style-name="P4">
Images: ['<text:a xlink:type="simple" xlink:href="https://static.ukrinform.com/photos/2023_06/thumb_files/630_360_1686749547-255.jpg" text:style-name="Internet_20_link" text:visited-style-name="Visited_20_Internet_20_Link">
630_360_16867...</text:a>
']</text:p>
      <text:p text:style-name="P4">
Tags: ['Футбол', 'Верес']</text:p>
      <text:p text:style-name="P4">
Type: Article</text:p>
      <!--METADATA-->
      <text:p text:style-name="P4">
<draw:frame draw:style-name="fr1" draw:name="Image87" text:anchor-type="as-char" svg:width="6.9236in" svg:height="3.956343in" draw:z-index="0">
<draw:image xlink:href="../Images/yкринформ/2023-06-14T16-33-55-03-00/630_360_1686749547-255.jpg" xlink:type="simple" xlink:show="embed" xlink:actuate="onLoad" draw:mime-type="image/jpeg"/>
</draw:frame>
 Тренеррівненців Юрій Верес пішов з клубу.</text:p>
      <text:p text:style-name="P4">
Про це повідомила <text:a xlink:type="simple" xlink:href="https://nkveres.com/ofitsiyno-yuriy-virt-zalishae-veres" text:style-name="Internet_20_link" text:visited-style-name="Visited_20_Internet_20_Link">
 пресслужба </text:a>
 «Вереса», передає Укрінформ.</text:p>
      <text:p text:style-name="P4">
«Ми щиро дякуємо наставнику за роки спільних перемог і бажаємо успіхів умайбутньому. Дякуємо, тренере. За перемоги, досягнення, роботу, щирість таувесь цей шлях, пройдений разом», - йдеться в повідомленні «Вереса» наофіційному сайті.</text:p>
      <text:p text:style-name="P4">
49-річний українець тренував рівненський клуб рівно 4 роки - з 14 червня 2019року. Це був його другий захід в команду, раніше він працював у «Вересі» у2016-2017 роках.</text:p>
      <text:p text:style-name="P4">
Під керівництвом Вірта «Верес» провів 111 матчів: 54 перемоги, 21 нічия та 36поразок з загальним рахунком 168:122.</text:p>
      <text:p text:style-name="P4">
Як повідомлялося, на чолі з Віртом «Верес» у сезоні 2020/2021 вперше у своїйісторії виграв Першу лігу України.</text:p>
      <text:p text:style-name="P4">
<text:span text:style-name="T4">
Читайте також:</text:span>
 <text:a xlink:type="simple" xlink:href="https://www.ukrinform.ua/rubric-sports/3722806-futbolisti-veresa-zalisatsa-u-premerlizi.html" text:style-name="Internet_20_link" text:visited-style-name="Visited_20_Internet_20_Link">
 Футболісти « <text:span text:style-name="T4">
Верес</text:span>
 а» залишаться у Прем'єр-лізі</text:a>
</text:p>
      <text:p text:style-name="P4">
В останніх матчах під його керівництвом «Верес» зберіг прописку в УПЛ післястикових матчів з запорізьким «Металургом» - 0:1, 6:1.</text:p>
      <text:p text:style-name="P4">
Фото: nkveres.com</text:p>
      <text:p text:style-name="P4">
Source: <text:a xlink:type="simple" xlink:href="https://www.ukrinform.ua/rubric-sports/3722859-urij-virt-oficijno-zalisiv-veres.html" text:style-name="Internet_20_link" text:visited-style-name="Visited_20_Internet_20_Link">
https://www.ukrinform.ua/rubric-sports/3722859-urij-virt-oficijno-zalisiv-veres.html</text:a>
</text:p>
      <!--NEWS-->
      <text:h text:style-name="P10" text:outline-level="1">
<text:span text:style-name="T4">
Англієць Беллінґем став новим футболістом «Реала»</text:span>
</text:h>
      <text:p text:style-name="P4">
Authors: Ukrinform (Person)</text:p>
      <text:p text:style-name="P4">
Publisher: Укринформ (Organization)</text:p>
      <text:p text:style-name="P4">
Published Time: 2023-06-14T16:40:24+03:00</text:p>
      <text:p text:style-name="P4">
Modified Time: 2023-06-14T16:40:24+03:00</text:p>
      <text:p text:style-name="P4">
Description: «Реал» офіційно оголосив про трансфер вже колишнього півзахисника дортмундської «Боруссії» Джуда Беллінґема. — Укрінформ.</text:p>
      <text:p text:style-name="P4">
Images: ['<text:a xlink:type="simple" xlink:href="https://static.ukrinform.com/photos/2023_06/thumb_files/630_360_1686749942-341.jpg" text:style-name="Internet_20_link" text:visited-style-name="Visited_20_Internet_20_Link">
630_360_16867...</text:a>
']</text:p>
      <text:p text:style-name="P4">
Tags: ['Футбол', 'Реал Мадрид']</text:p>
      <text:p text:style-name="P4">
Type: Article</text:p>
      <!--METADATA-->
      <text:p text:style-name="P4">
<draw:frame draw:style-name="fr1" draw:name="Image88" text:anchor-type="as-char" svg:width="6.9236in" svg:height="3.956343in" draw:z-index="0">
<draw:image xlink:href="../Images/yкринформ/2023-06-14T16-40-24-03-00/630_360_1686749942-341.jpg" xlink:type="simple" xlink:show="embed" xlink:actuate="onLoad" draw:mime-type="image/jpeg"/>
</draw:frame>
 «Реал»офіційно оголосив про трансфер вже колишнього півзахисника дортмундської«Боруссії» Джуда Беллінґема.</text:p>
      <text:p text:style-name="P4">
Про це повідомила <text:a xlink:type="simple" xlink:href="https://twitter.com/realmadrid/status/1668921943053983748" text:style-name="Internet_20_link" text:visited-style-name="Visited_20_Internet_20_Link">
 пресслужба</text:a>
 "вершкових" уТвіттері, передає Укрінформ.</text:p>
      <text:p text:style-name="P4">
19-річний англієць підписав з мадридським клубом контракт до 2029 року.</text:p>
      <text:p text:style-name="P4">
Презентація та пресконференція гравця з цього приводу відбудуться завтра, 15червня.</text:p>
      <text:p text:style-name="P4">
<text:span text:style-name="T4">
Читайте також:</text:span>
 <text:a xlink:type="simple" xlink:href="https://www.ukrinform.ua/rubric-sports/3717931-azar-naprikinci-sezonu-zalisit-real.html" text:style-name="Internet_20_link" text:visited-style-name="Visited_20_Internet_20_Link">
 Азар наприкінці сезону залишить «Реал»</text:a>
</text:p>
      <text:p text:style-name="P4">
Раніше «Боруссія» Дортмунд оголосила, що узгодила з «Реалом» трансферБеллінґема за 103 мільйони євро + бонуси.</text:p>
      <text:p text:style-name="P4">
Фото: Getty Images</text:p>
      <text:p text:style-name="P4">
Source: <text:a xlink:type="simple" xlink:href="https://www.ukrinform.ua/rubric-sports/3722860-angliec-bellingem-stav-novim-futbolistom-reala.html" text:style-name="Internet_20_link" text:visited-style-name="Visited_20_Internet_20_Link">
https://www.ukrinform.ua/rubric-sports/3722860-angliec-bellingem-stav-novim-futbolistom-reala.html</text:a>
</text:p>
      <!--NEWS-->
      <text:h text:style-name="P10" text:outline-level="1">
<text:span text:style-name="T4">
Росіяни намагаються обміняти захоплених ними цивільних на військовослужбовців – Лубінець</text:span>
</text:h>
      <text:p text:style-name="P4">
Authors: Ukrinform (Person)</text:p>
      <text:p text:style-name="P4">
Publisher: Укринформ (Organization)</text:p>
      <text:p text:style-name="P4">
Published Time: 2023-06-14T16:41:00+03:00</text:p>
      <text:p text:style-name="P4">
Modified Time: 2023-06-14T23:41:00+03:00</text:p>
      <text:p text:style-name="P4">
Description: Російська Федерація всіма способами маніпулює і намагається поміняти захоплених ними цивільних на власних військовослужбовців. — Укрінформ.</text:p>
      <text:p text:style-name="P4">
Images: ['<text:a xlink:type="simple" xlink:href="https://static.ukrinform.com/photos/2023_06/thumb_files/630_360_1686754926-539.jpg" text:style-name="Internet_20_link" text:visited-style-name="Visited_20_Internet_20_Link">
630_360_16867...</text:a>
']</text:p>
      <text:p text:style-name="P4">
Tags: ['Списки полонених', 'Полонені', 'Дмитро Лубінець']</text:p>
      <text:p text:style-name="P4">
Type: Article</text:p>
      <!--METADATA-->
      <text:p text:style-name="P4">
<draw:frame draw:style-name="fr1" draw:name="Image89" text:anchor-type="as-char" svg:width="6.9236in" svg:height="3.956343in" draw:z-index="0">
<draw:image xlink:href="../Images/yкринформ/2023-06-14T16-41-00-03-00/630_360_1686754926-539.jpg" xlink:type="simple" xlink:show="embed" xlink:actuate="onLoad" draw:mime-type="image/jpeg"/>
</draw:frame>
 РосійськаФедерація всіма способами маніпулює і намагається поміняти захоплених нимицивільних на власних військовослужбовців.</text:p>
      <text:p text:style-name="P4">
Як передає Укрінформ, про це Уповноважений Верховної Ради з прав людини ДмитроЛубінець повідомляє у <text:a xlink:type="simple" xlink:href="https://www.facebook.com/dmytro.lubinets/posts/pfbid0xbpFd7KV8TLzJ55iHJ8FEswbtqjLdTmp8BADk1TstBGKr4a3QWwrYbcrKigTxtYnl" text:style-name="Internet_20_link" text:visited-style-name="Visited_20_Internet_20_Link">
 Фейсбуці</text:a>
.</text:p>
      <text:p text:style-name="P4">
"Цивільні громадяни – це заручники. РФ повинна повернути їх без жодних умов, ане залучати в процес обміну військовополоненими! Наразі у Реєстрі зниклихбезвісти за особливих обставин з 24 лютого 2022 року – понад 25 тисячукраїнців. Серед них – 20 тисяч цивільних. Росіяни всіма способами маніпулюютьі намагаються поміняти захоплених ними цивільних на власнихвійськовослужбовців", - зазначив Лубінець.</text:p>
      <text:p text:style-name="P4">
<text:span text:style-name="T4">
Читайте також:</text:span>
 <text:a xlink:type="simple" xlink:href="https://www.ukrinform.ua/rubric-society/3721599-rosiani-na-zahoplenih-teritoriah-militarizuut-ditej-lubinec.html" text:style-name="Internet_20_link" text:visited-style-name="Visited_20_Internet_20_Link">
 Росіяни на захоплених територіях мілітаризують дітей -<text:span text:style-name="T4">
Лубінец</text:span>
 ь </text:a>
</text:p>
      <text:p text:style-name="P4">
Він наголосив, що російська сторона не має законних підстав для затриманняцивільних. "Цивільні особи, мирні громадяни, взагалі не мають перебувати уневолі, а якщо таке трапилося – одразу мають бути звільнені!", - підкресливЛубінець.</text:p>
      <text:p text:style-name="P4">
Однак, за його словами, в Росії на все свої, злочинні мотиви. РФ затримуєцивільних громадян, бо, по-перше, використовує терор стосовно цивільних, якінструмент впливу на позицію України у контексті досягнення військово-політичних цілей. Росіяни розуміють, що кожний звільнений цивільний – цесвідок того, як РФ порушувала міжнародні норми. По-друге, це спосіб посіятизневіру серед українців та розпалити лють на державні органи та владу загалом.</text:p>
      <text:p text:style-name="P4">
"У цьому контексті країна-терорист використовує низку маніпулятивних суджень.На жаль, більшість з них справді впливають на українців. Серед такихтвердження – “Україна відмовилася від повернення своїх людей”, “українцівідмовляються повертатися на Батьківщину”, “цивільні заручники – це злочинці”та інші", - зауважив Лубінець.</text:p>
      <text:p text:style-name="P4">
<text:span text:style-name="T4">
Читайте також:</text:span>
 <text:a xlink:type="simple" xlink:href="https://www.ukrinform.ua/rubric-crimea/3722344-krimskogo-tatarina-ibraimova-rosiani-pozbavili-likiv-pered-etapuvannam-lubinec.html" text:style-name="Internet_20_link" text:visited-style-name="Visited_20_Internet_20_Link">
 Кримського татарина Ібраїмова росіяни позбавили ліківперед етапуванням – <text:span text:style-name="T4">
Лубінец</text:span>
 ь </text:a>
</text:p>
      <text:p text:style-name="P4">
Він підкреслив, що все це пропагандистські наративи РФ.</text:p>
      <text:p text:style-name="P4">
"Українці мають розуміти: перемовини про те, щоб повернути цивільних додому –тривають постійно. Як приклад, ми передали російській стороні список найбільшвразливих громадян, які незаконно утримуються на території РФ та ТОТ, а самегромадян літнього віку. Однак, жодної реакції від країни-агресора ненадійшло", - зауважив Лубінець.</text:p>
      <text:p text:style-name="P4">
Однак, за його словами, на цьому спроби не зупиняються – робота триває, протене завжди про неї можна говорити. Україна намагається бодай якимось способомверифікувати та повернути додому українських громадян.</text:p>
      <text:p text:style-name="P4">
"Я бачу кожен коментар та заклик щодо повернення цивільних. Також постійно мипроводимо зустрічі з рідними, чиї рідні перебувають у неволі. І на всіхмайданчиках говоримо про цивільних заручників, вимагаємо, щоб світ реагував нацей факт жорстко, чинив тиск, щоб виключив РФ з організацій, де ця країна-терорист має свій голос", - підсумував Лубінець.</text:p>
      <text:p text:style-name="P4">
Як повідомляв Укрінформ, 14 червня у Координаційному штабі з питань поводженняз військовополоненими обговорили питання повернення з Росії цивільнихполонених.</text:p>
      <text:p text:style-name="P4">
Фото: Дмитро Лубінець, Фейсбук</text:p>
      <text:p text:style-name="P4">
Source: <text:a xlink:type="simple" xlink:href="https://www.ukrinform.ua/rubric-ato/3722910-rosiani-namagautsa-obminati-zahoplenih-nimi-civilnih-na-vijskovosluzbovciv-lubinec.html" text:style-name="Internet_20_link" text:visited-style-name="Visited_20_Internet_20_Link">
https://www.ukrinform.ua/rubric-ato/3722910-rosiani-namagautsa-obminati-zahoplenih-nimi-civilnih-na-vijskovosluzbovciv-lubinec.html</text:a>
</text:p>
      <!--NEWS-->
      <text:h text:style-name="P10" text:outline-level="1">
<text:span text:style-name="T4">
Верещук закликала посольства не допустити перебування своїх громадян на окупованих РФ територіях</text:span>
</text:h>
      <text:p text:style-name="P4">
Authors: Ukrinform (Person)</text:p>
      <text:p text:style-name="P4">
Publisher: Укринформ (Organization)</text:p>
      <text:p text:style-name="P4">
Published Time: 2023-06-14T16:41:16+03:00</text:p>
      <text:p text:style-name="P4">
Modified Time: 2023-06-14T16:41:16+03:00</text:p>
      <text:p text:style-name="P4">
Description: Ірина Верещук закликала посольства іноземних держав вжити заходів для виключення незаконного перебування їхніх громадян на тимчасово окупованих територіях України. — Укрінформ.</text:p>
      <text:p text:style-name="P4">
Images: ['<text:a xlink:type="simple" xlink:href="https://static.ukrinform.com/photos/2023_05/thumb_files/630_360_1685552273-524.jpg" text:style-name="Internet_20_link" text:visited-style-name="Visited_20_Internet_20_Link">
630_360_16855...</text:a>
']</text:p>
      <text:p text:style-name="P4">
Tags: ['Крим', 'Верещук', 'Мінреінтеграції']</text:p>
      <text:p text:style-name="P4">
Type: Article</text:p>
      <!--METADATA-->
      <text:p text:style-name="P4">
<draw:frame draw:style-name="fr1" draw:name="Image90" text:anchor-type="as-char" svg:width="6.9236in" svg:height="3.956343in" draw:z-index="0">
<draw:image xlink:href="../Images/yкринформ/2023-06-14T16-41-16-03-00/630_360_1685552273-524.jpg" xlink:type="simple" xlink:show="embed" xlink:actuate="onLoad" draw:mime-type="image/jpeg"/>
</draw:frame>
 ІринаВерещук закликала посольства іноземних держав вжити заходів для виключеннянезаконного перебування їхніх громадян на тимчасово окупованих територіяхУкраїни.</text:p>
      <text:p text:style-name="P4">
Про це віцепрем'єр-міністр – міністр з питань реінтеграції тимчасовоокупованих територій повідомила у <text:a xlink:type="simple" xlink:href="https://t.me/vereshchuk_iryna/1938" text:style-name="Internet_20_link" text:visited-style-name="Visited_20_Internet_20_Link">
 Телеграмі</text:a>
 , передає Укрінформ.</text:p>
      <text:p text:style-name="P4">
"У звʼязку з напруженою ситуацією на лінії зіткнення, звертаюсь до посольствіноземних держав, акредитованих у Києві. Прошу вжити додаткових заходів длявиключення незаконного перебування ваших громадян на тимчасово окупованихтериторіях України. Про поїздки дітей на відпочинок до Криму не може бути ймови", – написала Верещук.</text:p>
      <text:p text:style-name="P4">
Вона пояснила, що окупанти можуть використати громадян іноземних держав як"живий щит або сакральних жертв".</text:p>
      <text:p text:style-name="P4">
<text:span text:style-name="T4">
Читайте також:</text:span>
 <text:a xlink:type="simple" xlink:href="https://www.ukrinform.ua/rubric-society/3721823-urad-opracovue-mozlivist-viplati-dopomogi-meskancam-pidtoplenih-teritorij-veresuk.html" text:style-name="Internet_20_link" text:visited-style-name="Visited_20_Internet_20_Link">
 Уряд опрацьовує можливість виплати допомоги мешканцямпідтоплених територій - <text:span text:style-name="T4">
Верещук</text:span>
 </text:a>
</text:p>
      <text:p text:style-name="P4">
За її словами, по деталі з цього приводу посольства можуть звертатися до МЗСабо Мінреінтеграції.</text:p>
      <text:p text:style-name="P4">
Як повідомляв Укрінформ, раніше стало відомо, що <text:a xlink:type="simple" xlink:href="https://www.ukrinform.ua/rubric-crimea/3722625-u-zelenskogo-kazut-so-robota-krimskogo-titanu-porusena-do-kriticnogo-rivna.html" text:style-name="Internet_20_link" text:visited-style-name="Visited_20_Internet_20_Link">
 робота «Кримського титану»порушена до критичного рівня </text:a>
 .</text:p>
      <text:p text:style-name="P4">
Source: <text:a xlink:type="simple" xlink:href="https://www.ukrinform.ua/rubric-society/3722861-veresuk-zaklikala-posolstva-ne-dopustiti-perebuvanna-svoih-gromadan-na-okupovanih-rf-teritoriah.html" text:style-name="Internet_20_link" text:visited-style-name="Visited_20_Internet_20_Link">
https://www.ukrinform.ua/rubric-society/3722861-veresuk-zaklikala-posolstva-ne-dopustiti-perebuvanna-svoih-gromadan-na-okupovanih-rf-teritoriah.html</text:a>
</text:p>
      <!--NEWS-->
      <text:h text:style-name="P10" text:outline-level="1">
<text:span text:style-name="T4">
Нідерланди розпочнуть навчання українських пілотів на F-16 найближчими місяцями - Міноборони</text:span>
</text:h>
      <text:p text:style-name="P4">
Authors: Ukrinform (Person)</text:p>
      <text:p text:style-name="P4">
Publisher: Укринформ (Organization)</text:p>
      <text:p text:style-name="P4">
Published Time: 2023-06-14T16:44:00+03:00</text:p>
      <text:p text:style-name="P4">
Modified Time: 2023-06-14T16:44:00+03:00</text:p>
      <text:p text:style-name="P4">
Description: Нідерланди розпочнуть навчання українських пілотів на винищувачах F-16 найближчими місяцями і працюють із партнерами над створенням навчального центру. — Укрінформ.</text:p>
      <text:p text:style-name="P4">
Images: ['<text:a xlink:type="simple" xlink:href="https://static.ukrinform.com/photos/2023_06/thumb_files/630_360_1686750467-952.jpg" text:style-name="Internet_20_link" text:visited-style-name="Visited_20_Internet_20_Link">
630_360_16867...</text:a>
']</text:p>
      <text:p text:style-name="P4">
Tags: ['Нідерланди', 'Україна', 'Військові навчання', 'Винищувач', 'F-16']</text:p>
      <text:p text:style-name="P4">
Type: Article</text:p>
      <!--METADATA-->
      <text:p text:style-name="P4">
<draw:frame draw:style-name="fr1" draw:name="Image91" text:anchor-type="as-char" svg:width="6.9236in" svg:height="3.956343in" draw:z-index="0">
<draw:image xlink:href="../Images/yкринформ/2023-06-14T16-44-00-03-00/630_360_1686750467-952.jpg" xlink:type="simple" xlink:show="embed" xlink:actuate="onLoad" draw:mime-type="image/jpeg"/>
</draw:frame>
 Нідерландирозпочнуть навчання українських пілотів на винищувачах F-16 найближчимимісяцями і працюють із партнерами над створенням навчального центру.</text:p>
      <text:p text:style-name="P4">
Про повідомила у <text:a xlink:type="simple" xlink:href="https://twitter.com/DefensieMin/status/1668957571648978944" text:style-name="Internet_20_link" text:visited-style-name="Visited_20_Internet_20_Link">
 Твіттері</text:a>
міністр оборони Нідерландів Кайса Оллонгрен, передає Укрінформ.</text:p>
      <text:p text:style-name="P4">
“Я поінформувала Палату представників про нову підтримку України. Мирозпочнемо навчання на F-16 найближчими місяцями і працюємо з партнерами наднавчальним центром F-16. Ми також продовжимо зміцнювати протиповітряну оборонуУкраїни”, - написала Оллонгрен.</text:p>
      <text:p text:style-name="P4">
На сайті Міністерства оборони Нідерландів зазначається, що підготовкаукраїнських пілотів на F-16 розпочнеться найближчими місяцями.</text:p>
      <text:p text:style-name="P4">
<text:span text:style-name="T4">
Читайте також:</text:span>
 <text:a xlink:type="simple" xlink:href="https://www.ukrinform.ua/rubric-ato/3722302-ukraina-podala-zapit-pro-stan-41-vinisuvaca-f18-akij-zberigaetsa-v-avstralii-posol.html" text:style-name="Internet_20_link" text:visited-style-name="Visited_20_Internet_20_Link">
 Україна подала запит про стан 41 <text:span text:style-name="T4">
винищувач</text:span>
 а F-18,який зберігається в Австралії - посол </text:a>
</text:p>
      <text:p text:style-name="P4">
“Нідерланди та кілька європейських країн працюють над тим, щоб якнайшвидшерозпочати навчання українських пілотів на F-16. Водночас створюєтьсянавчальний центр в одній із країн Східної Європи. Нідерланди також вкотрероблять свій внесок у посилення <text:a xlink:type="simple" xlink:href="https://www.ukrinform.ua/tag-ppo" text:style-name="Internet_20_link" text:visited-style-name="Visited_20_Internet_20_Link">
 ППО </text:a>
України”, - заявили у Міноборони.</text:p>
      <text:p text:style-name="P4">
Як повідомляв Укрінформ, Данія й Нідерланди у взаємодії зі США за кількатижнів почнуть <text:a xlink:type="simple" xlink:href="https://www.ukrinform.ua/rubric-ato/3721953-navcanna-ukrainskih-pilotiv-na-f16-moze-rozpocatisa-vlitku-minoboroni-niderlandiv.html" text:style-name="Internet_20_link" text:visited-style-name="Visited_20_Internet_20_Link">
 розробляти навчальну базу </text:a>
 для комплексної підготовки українських пілотів наF-16 та інших літаках четвертого покоління.</text:p>
      <text:p text:style-name="P4">
<text:span text:style-name="T5">
Фото: Defensie.nl</text:span>
</text:p>
      <text:p text:style-name="P4">
Source: <text:a xlink:type="simple" xlink:href="https://www.ukrinform.ua/rubric-ato/3722870-niderlandi-rozpocnut-navcanna-ukrainskih-pilotiv-na-f16-najblizcimi-misacami-minoboroni.html" text:style-name="Internet_20_link" text:visited-style-name="Visited_20_Internet_20_Link">
https://www.ukrinform.ua/rubric-ato/3722870-niderlandi-rozpocnut-navcanna-ukrainskih-pilotiv-na-f16-najblizcimi-misacami-minoboroni.html</text:a>
</text:p>
      <!--NEWS-->
      <text:h text:style-name="P10" text:outline-level="1">
<text:span text:style-name="T4">
Рибалити та купатися у морі поблизу Одеси протягом року є небезпечним – експерт</text:span>
</text:h>
      <text:p text:style-name="P4">
Authors: Ukrinform (Person)</text:p>
      <text:p text:style-name="P4">
Publisher: Укринформ (Organization)</text:p>
      <text:p text:style-name="P4">
Published Time: 2023-06-14T16:46:14+03:00</text:p>
      <text:p text:style-name="P4">
Modified Time: 2023-06-14T16:46:14+03:00</text:p>
      <text:p text:style-name="P4">
Description: Купатися в Одеській затоці та вживати в їжу морські продукти, які виловлені у Чорному морі після підриву Каховської ГЕС, буде небезпечно як мінімум рік. — Укрінформ.</text:p>
      <text:p text:style-name="P4">
Images: ['<text:a xlink:type="simple" xlink:href="https://static.ukrinform.com/photos/2023_06/thumb_files/630_360_1686745386-648.jpg" text:style-name="Internet_20_link" text:visited-style-name="Visited_20_Internet_20_Link">
630_360_16867...</text:a>
']</text:p>
      <text:p text:style-name="P4">
Tags: ['Одещина', 'Каховська ГЕС']</text:p>
      <text:p text:style-name="P4">
Type: Article</text:p>
      <!--METADATA-->
      <text:p text:style-name="P4">
<draw:frame draw:style-name="fr1" draw:name="Image92" text:anchor-type="as-char" svg:width="6.9236in" svg:height="3.956343in" draw:z-index="0">
<draw:image xlink:href="../Images/yкринформ/2023-06-14T16-46-14-03-00/630_360_1686745386-648.jpg" xlink:type="simple" xlink:show="embed" xlink:actuate="onLoad" draw:mime-type="image/jpeg"/>
</draw:frame>
 Купатися вОдеській затоці та вживати в їжу морські продукти, які виловлені у Чорномуморі після підриву Каховської ГЕС, буде небезпечно як мінімум рік.</text:p>
      <text:p text:style-name="P4">
Про це під час брифінгу в Media Center Odesa розповів директор Українськогонаціонального центру екології моря Віктор Коморін, передає Укрінформ</text:p>
      <text:p text:style-name="P4">
«Принаймні на рік ми відрізані від курортного сезону, тобто купатися у морі тарибалити поблизу Одеси категорично не рекомендовано», - заявив Коморін.</text:p>
      <text:p text:style-name="P4">
<text:span text:style-name="T4">
Читайте також:</text:span>
 <text:a xlink:type="simple" xlink:href="https://www.ukrinform.ua/rubric-regions/3722821-pridonni-organizmi-u-cornomu-mori-zaznaut-velikih-vtrat-ekspert.html" text:style-name="Internet_20_link" text:visited-style-name="Visited_20_Internet_20_Link">
 Придонні організми у Чорному морі зазнають великих втрат– експерт </text:a>
</text:p>
      <text:p text:style-name="P4">
Експерт пояснив, що важкі токсичні речовини, які потрапили в Чорне море ззабрудненими Дніпровськими водами, накопичуються по всьому ланцюгу екосистеми,починаючи від малих організмів до риби.</text:p>
      <text:p text:style-name="P4">
«Риба, яка перебуває в забрудненій воді, накопичує велику кількість токсинів.Якщо таку рибу з’їсти, може бути отруєння токсичними речовинами», - наголосивдиректор Українського національного центру екології моря.</text:p>
      <text:p text:style-name="P4">
За словами Коморіна, деякі токсини в воді можуть розкладатися протягом 30років та при потраплянні в морське довкілля вони будуть накопичуватися ворганізмах та на дні моря.</text:p>
      <text:p text:style-name="P4">
<text:span text:style-name="T4">
Читайте також:</text:span>
 <text:a xlink:type="simple" xlink:href="https://www.ukrinform.ua/rubric-regions/3722721-pidriv-kahovskoi-ges-ginut-litopisni-lisi-ta-sotni-tisac-ridkisnih-osobin.html" text:style-name="Internet_20_link" text:visited-style-name="Visited_20_Internet_20_Link">
 Підрив Каховської ГЕС: гинуть літописні ліси та сотнітисяч рідкісних <text:span text:style-name="T4">
тварин</text:span>
 </text:a>
</text:p>
      <text:p text:style-name="P4">
«Токсичні речовини осідають на морському дні. Через місяць-два ситуаціяполіпшиться, але восени ми побачимо, що через шторми ці частки піднімуться здна. Це так зване вторинне забруднення», - додав експерт.</text:p>
      <text:p text:style-name="P4">
Як повідомлялося, <text:a xlink:type="simple" xlink:href="https://www.ukrinform.ua/rubric-other_news/3720776-pidriv-rosianami-kahovskoi-ges-usi-novini.html" text:style-name="Internet_20_link" text:visited-style-name="Visited_20_Internet_20_Link">
 в ніч проти 6 червня російські військові підірвали греблюКаховської ГЕС </text:a>
 . На Херсонщині тривають рятувальніроботи та заходи з евакуації населення з місць затоплення. Забрудненідніпровські води досягли Чорного моря на наступний день після вибуху.</text:p>
      <text:p text:style-name="P4">
У купах уламків та сміття, яке знесло водою з Каховського водосховища та заразприбиває до узбережжя, зокрема Одеси, можуть бути небезпечні предмети.Прибирати сміття можна тільки після перевірки вибухотехніків. В акваторіїЧорного моря в Одеському районі також виявлено сальмонелу та кишкову інфекцію.</text:p>
      <text:p text:style-name="P4">
Фото: Суспільне Одеса</text:p>
      <text:p text:style-name="P4">
Source: <text:a xlink:type="simple" xlink:href="https://www.ukrinform.ua/rubric-regions/3722867-ribaliti-ta-kupatisa-u-mori-poblizu-odesi-protagom-roku-e-nebezpecnim-ekspert.html" text:style-name="Internet_20_link" text:visited-style-name="Visited_20_Internet_20_Link">
https://www.ukrinform.ua/rubric-regions/3722867-ribaliti-ta-kupatisa-u-mori-poblizu-odesi-protagom-roku-e-nebezpecnim-ekspert.html</text:a>
</text:p>
      <!--NEWS-->
      <text:h text:style-name="P10" text:outline-level="1">
<text:span text:style-name="T4">
В Одесі російська ракета пошкодила храм Московського патріархату</text:span>
</text:h>
      <text:p text:style-name="P4">
Authors: Ukrinform (Person)</text:p>
      <text:p text:style-name="P4">
Publisher: Укринформ (Organization)</text:p>
      <text:p text:style-name="P4">
Published Time: 2023-06-14T16:49:19+03:00</text:p>
      <text:p text:style-name="P4">
Modified Time: 2023-06-14T16:49:19+03:00</text:p>
      <text:p text:style-name="P4">
Description: В Одесі унаслідок нічної ракетної атаки зазнав руйнувань храм Святого рівноапостольного князя Володимира. Релігійна споруда УПЦ МП знаходилася на території Національного університету «Одеська політехніка». — Укрінформ.</text:p>
      <text:p text:style-name="P4">
Images: ['<text:a xlink:type="simple" xlink:href="https://static.ukrinform.com/photos/2023_06/thumb_files/630_360_1686749681-7409.jpeg" text:style-name="Internet_20_link" text:visited-style-name="Visited_20_Internet_20_Link">
630_360_16867...</text:a>
']</text:p>
      <text:p text:style-name="P4">
Tags: ['Церква', 'Одеса', 'Війна з Росією', 'Ракетний удар']</text:p>
      <text:p text:style-name="P4">
Type: Article</text:p>
      <!--METADATA-->
      <text:p text:style-name="P4">
<draw:frame draw:style-name="fr1" draw:name="Image93" text:anchor-type="as-char" svg:width="6.9236in" svg:height="3.956343in" draw:z-index="0">
<draw:image xlink:href="../Images/yкринформ/2023-06-14T16-49-19-03-00/630_360_1686749681-7409.jpeg" xlink:type="simple" xlink:show="embed" xlink:actuate="onLoad" draw:mime-type="image/jpeg"/>
</draw:frame>
 В Одесіунаслідок нічної ракетної атаки зазнав руйнувань храм Святогорівноапостольного князя Володимира. Релігійна споруда УПЦ МП знаходилася натериторії Національного університету «Одеська політехніка».</text:p>
      <text:p text:style-name="P4">
Про це повідомляє кореспондент Укрінформу.</text:p>
      <text:p text:style-name="P4">
У храмі вибиті вікна та двері. Наразі комунальники та служителі церквиприбирають скло та сміття.</text:p>
      <text:p text:style-name="P4">
Вибуховою хвилею також вибиті вікна у будівлі Одеського політехнічногоуніверситету.</text:p>
      <text:p text:style-name="P4">
Зазначимо, що храм Святого рівноапостольного князя Володимира на територіїуніверситету побудували 10 років тому. 12 червня 2013 року його <text:a xlink:type="simple" xlink:href="http://m.prichernomorie.com.ua/odessa/news/Poupa/2013-06-12/152025.php" text:style-name="Internet_20_link" text:visited-style-name="Visited_20_Internet_20_Link">
 освятив</text:a>
Митрополит Одеський та Ізмаїлський Агафангел.</text:p>
      <text:p text:style-name="P4">
</text:p>
      <text:p text:style-name="P4">
<text:a xlink:type="simple" xlink:href="https://static.ukrinform.com/photos/2023_06/1686749680-5105.jpeg" text:style-name="Internet_20_link" text:visited-style-name="Visited_20_Internet_20_Link">
 </text:a>
 <text:a xlink:type="simple" xlink:href="https://static.ukrinform.com/photos/2023_06/1686749680-1808.jpeg" text:style-name="Internet_20_link" text:visited-style-name="Visited_20_Internet_20_Link">
</text:a>
 <text:a xlink:type="simple" xlink:href="https://static.ukrinform.com/photos/2023_06/1686749680-1259.jpeg" text:style-name="Internet_20_link" text:visited-style-name="Visited_20_Internet_20_Link">
</text:a>
 <text:a xlink:type="simple" xlink:href="https://static.ukrinform.com/photos/2023_06/1686749680-9757.jpeg" text:style-name="Internet_20_link" text:visited-style-name="Visited_20_Internet_20_Link">
</text:a>
 <text:a xlink:type="simple" xlink:href="https://static.ukrinform.com/photos/2023_06/1686749680-5071.jpeg" text:style-name="Internet_20_link" text:visited-style-name="Visited_20_Internet_20_Link">
</text:a>
 <text:a xlink:type="simple" xlink:href="https://static.ukrinform.com/photos/2023_06/1686749680-1030.jpeg" text:style-name="Internet_20_link" text:visited-style-name="Visited_20_Internet_20_Link">
</text:a>
 <text:a xlink:type="simple" xlink:href="https://static.ukrinform.com/photos/2023_06/1686749681-7409.jpeg" text:style-name="Internet_20_link" text:visited-style-name="Visited_20_Internet_20_Link">
<draw:frame draw:style-name="fr1" draw:name="Image101" text:anchor-type="as-char" svg:width="6.9236in" svg:height="3.956343in" draw:z-index="0">
<draw:image xlink:href="../Images/yкринформ/2023-06-14T16-49-19-03-00/630_360_1686749681-7409.jpeg" xlink:type="simple" xlink:show="embed" xlink:actuate="onLoad" draw:mime-type="image/jpeg"/>
</draw:frame>
</text:a>
 <text:a xlink:type="simple" xlink:href="https://static.ukrinform.com/photos/2023_06/1686749681-8003.jpeg" text:style-name="Internet_20_link" text:visited-style-name="Visited_20_Internet_20_Link">
</text:a>
 <text:a xlink:type="simple" xlink:href="https://static.ukrinform.com/photos/2023_06/1686749681-6696.jpeg" text:style-name="Internet_20_link" text:visited-style-name="Visited_20_Internet_20_Link">
</text:a>
 <text:a xlink:type="simple" xlink:href="https://static.ukrinform.com/photos/2023_06/1686749681-1827.jpeg" text:style-name="Internet_20_link" text:visited-style-name="Visited_20_Internet_20_Link">
</text:a>
</text:p>
      <text:p text:style-name="P4">
Внаслідок ракетного удару по Одесі, який армія РФ нанесла 21 березня, такожбуло <text:a xlink:type="simple" xlink:href="https://www.ukrinform.ua/rubric-ato/3685632-obstril-odesini-rosijska-raketa-pocilila-v-monastir-upc-mp-gumenuk.html" text:style-name="Internet_20_link" text:visited-style-name="Visited_20_Internet_20_Link">
 пошкоджено релігійну споруду - будівлю чоловічого монастиря МП</text:a>
 .</text:p>
      <text:p text:style-name="P4">
Як повідомлялося, у ніч проти 14 червня російська окупаційна армія спрямувалачотири «Калібри» по цивільній інфраструктурі Одеси. <text:a xlink:type="simple" xlink:href="https://www.ukrinform.ua/rubric-regions/3722608-v-odesi-zaversili-posukovoratuvalnu-operaciu-pisla-raketnogo-udaru.html" text:style-name="Internet_20_link" text:visited-style-name="Visited_20_Internet_20_Link">
 Пошкоджено</text:a>
 бізнес-центр,навчальний заклад, житловий комплекс, заклади харчування. <text:a xlink:type="simple" xlink:href="https://www.ukrinform.ua/rubric-regions/3722608-v-odesi-zaversili-posukovoratuvalnu-operaciu-pisla-raketnogo-udaru.html" text:style-name="Internet_20_link" text:visited-style-name="Visited_20_Internet_20_Link">
 Троє людейзагинули, 13 отримали поранення. </text:a>
</text:p>
      <text:p text:style-name="P4">
Source: <text:a xlink:type="simple" xlink:href="https://www.ukrinform.ua/rubric-regions/3722869-v-odesi-rosijska-raketa-poskodila-hram-moskovskogo-patriarhatu.html" text:style-name="Internet_20_link" text:visited-style-name="Visited_20_Internet_20_Link">
https://www.ukrinform.ua/rubric-regions/3722869-v-odesi-rosijska-raketa-poskodila-hram-moskovskogo-patriarhatu.html</text:a>
</text:p>
      <!--NEWS-->
      <text:h text:style-name="P10" text:outline-level="1">
<text:span text:style-name="T4">
На Прикарпатті зібрали ще 20 тонн гуманітарної допомоги постраждалим на Херсонщині</text:span>
</text:h>
      <text:p text:style-name="P4">
Authors: Ukrinform (Person)</text:p>
      <text:p text:style-name="P4">
Publisher: Укринформ (Organization)</text:p>
      <text:p text:style-name="P4">
Published Time: 2023-06-14T16:51:00+03:00</text:p>
      <text:p text:style-name="P4">
Modified Time: 2023-06-14T16:51:00+03:00</text:p>
      <text:p text:style-name="P4">
Description: На Прикарпатті для постраждалих внаслідок підриву дамби Каховської ГЕС жителів Херсонщини зібрали ще 20 тонн гуманітарної допомоги. — Укрінформ.</text:p>
      <text:p text:style-name="P4">
Images: ['<text:a xlink:type="simple" xlink:href="https://static.ukrinform.com/photos/2023_06/thumb_files/630_360_1686748584-4113.jpeg" text:style-name="Internet_20_link" text:visited-style-name="Visited_20_Internet_20_Link">
630_360_16867...</text:a>
']</text:p>
      <text:p text:style-name="P4">
Tags: ['Гуманітарна допомога', 'Херсонщина', 'Прикарпаття', 'Каховська ГЕС']</text:p>
      <text:p text:style-name="P4">
Type: Article</text:p>
      <!--METADATA-->
      <text:p text:style-name="P4">
<draw:frame draw:style-name="fr1" draw:name="Image105" text:anchor-type="as-char" svg:width="6.9236in" svg:height="3.956343in" draw:z-index="0">
<draw:image xlink:href="../Images/yкринформ/2023-06-14T16-51-00-03-00/630_360_1686748584-4113.jpeg" xlink:type="simple" xlink:show="embed" xlink:actuate="onLoad" draw:mime-type="image/jpeg"/>
</draw:frame>
 НаПрикарпатті для постраждалих внаслідок підриву дамби Каховської ГЕС жителівХерсонщини зібрали ще 20 тонн гуманітарної допомоги.</text:p>
      <text:p text:style-name="P4">
Про це у <text:a xlink:type="simple" xlink:href="https://www.facebook.com/SvitlIana.Onyshchuk/posts/pfbid0WbWnGq31aTCNiu33rvqEYjxK8HGmWcn481irLWqAWR2UHk82ZVxpuSx8RtAMrxkyl" text:style-name="Internet_20_link" text:visited-style-name="Visited_20_Internet_20_Link">
 Фейсбуці</text:a>
повідомила голова Івано-Франківської ОВА Світлана Онищук, передає Укрінформ.</text:p>
      <text:p text:style-name="P4">
«Цього разу для постраждалих внаслідок підриву дамби Каховської ГЕС зібрали 17тонн питної води, продукти харчування, засоби гігієни, корми для тварин,надувний човен, одяг, гумові чоботи та інші необхідні речі. Загалом — 20 тоннвантажу», - зазначила Онищук.</text:p>
      <text:p text:style-name="P4">
<text:span text:style-name="T4">
Читайте також:</text:span>
 <text:a xlink:type="simple" xlink:href="https://www.ukrinform.ua/rubric-regions/3722355-vinniccina-vidpravila-hersoncam-ponad-40-tonn-gumanitarnoi-dopomogi.html" text:style-name="Internet_20_link" text:visited-style-name="Visited_20_Internet_20_Link">
 Вінниччина відправила херсонцям понад 40 тоннгуманітарної допомоги </text:a>
</text:p>
      <text:p text:style-name="P4">
За її інформацією, необхідні речі допомогли зібрати місцеві підприємців тапартнери з Польщі. Збір допомоги триває. Серед потреб – питна вода, ємкостідля її зберігання, помпи для відкачування води та фільтри для її очищення.</text:p>
      <text:p text:style-name="P4">
«Зараз <text:a xlink:type="simple" xlink:href="https://www.ukrinform.ua/tag-hersonsina" text:style-name="Internet_20_link" text:visited-style-name="Visited_20_Internet_20_Link">
 Херсонщина </text:a>
 просить і профінансову підтримку. Тож розглядаємо питання надання субвенцій — з обласногобюджету і бюджетів місцевих громад», - додала Онищук.</text:p>
      <text:p text:style-name="P4">
</text:p>
      <text:p text:style-name="P4">
<text:a xlink:type="simple" xlink:href="https://static.ukrinform.com/photos/2023_06/1686748584-9967.jpeg" text:style-name="Internet_20_link" text:visited-style-name="Visited_20_Internet_20_Link">
 </text:a>
 <text:a xlink:type="simple" xlink:href="https://static.ukrinform.com/photos/2023_06/1686748582-5590.jpeg" text:style-name="Internet_20_link" text:visited-style-name="Visited_20_Internet_20_Link">
</text:a>
 <text:a xlink:type="simple" xlink:href="https://static.ukrinform.com/photos/2023_06/1686748582-3442.jpeg" text:style-name="Internet_20_link" text:visited-style-name="Visited_20_Internet_20_Link">
</text:a>
 <text:a xlink:type="simple" xlink:href="https://static.ukrinform.com/photos/2023_06/1686748582-2932.jpeg" text:style-name="Internet_20_link" text:visited-style-name="Visited_20_Internet_20_Link">
</text:a>
 <text:a xlink:type="simple" xlink:href="https://static.ukrinform.com/photos/2023_06/1686748582-6544.jpeg" text:style-name="Internet_20_link" text:visited-style-name="Visited_20_Internet_20_Link">
</text:a>
 <text:a xlink:type="simple" xlink:href="https://static.ukrinform.com/photos/2023_06/1686748582-1442.jpeg" text:style-name="Internet_20_link" text:visited-style-name="Visited_20_Internet_20_Link">
</text:a>
 <text:a xlink:type="simple" xlink:href="https://static.ukrinform.com/photos/2023_06/1686748583-3099.jpeg" text:style-name="Internet_20_link" text:visited-style-name="Visited_20_Internet_20_Link">
</text:a>
 <text:a xlink:type="simple" xlink:href="https://static.ukrinform.com/photos/2023_06/1686748583-7307.jpeg" text:style-name="Internet_20_link" text:visited-style-name="Visited_20_Internet_20_Link">
</text:a>
 <text:a xlink:type="simple" xlink:href="https://static.ukrinform.com/photos/2023_06/1686748583-3921.jpeg" text:style-name="Internet_20_link" text:visited-style-name="Visited_20_Internet_20_Link">
</text:a>
 <text:a xlink:type="simple" xlink:href="https://static.ukrinform.com/photos/2023_06/1686748583-5117.jpeg" text:style-name="Internet_20_link" text:visited-style-name="Visited_20_Internet_20_Link">
</text:a>
 <text:a xlink:type="simple" xlink:href="https://static.ukrinform.com/photos/2023_06/1686748584-4174.jpeg" text:style-name="Internet_20_link" text:visited-style-name="Visited_20_Internet_20_Link">
</text:a>
 <text:a xlink:type="simple" xlink:href="https://static.ukrinform.com/photos/2023_06/1686748584-8978.jpeg" text:style-name="Internet_20_link" text:visited-style-name="Visited_20_Internet_20_Link">
</text:a>
 <text:a xlink:type="simple" xlink:href="https://static.ukrinform.com/photos/2023_06/1686748584-4113.jpeg" text:style-name="Internet_20_link" text:visited-style-name="Visited_20_Internet_20_Link">
<draw:frame draw:style-name="fr1" draw:name="Image119" text:anchor-type="as-char" svg:width="6.9236in" svg:height="3.956343in" draw:z-index="0">
<draw:image xlink:href="../Images/yкринформ/2023-06-14T16-51-00-03-00/630_360_1686748584-4113.jpeg" xlink:type="simple" xlink:show="embed" xlink:actuate="onLoad" draw:mime-type="image/jpeg"/>
</draw:frame>
</text:a>
</text:p>
      <text:p text:style-name="P4">
Вона запевнила, що в Івано-Франківській області готові прийняти людей іззатоплених територій. Є понад тисячу вільних місць і належні умови проживання.</text:p>
      <text:p text:style-name="P4">
Як повідомлялося, раніше з Івано-Франківська на Херсонщину відправили більше30 тонн гуманітарної допомоги.</text:p>
      <text:p text:style-name="P4">
Російські війська 6 червня <text:a xlink:type="simple" xlink:href="https://www.ukrinform.ua/rubric-other_news/3720776-pidriv-rosianami-kahovskoi-ges-usi-novini.html" text:style-name="Internet_20_link" text:visited-style-name="Visited_20_Internet_20_Link">
 здійснили підрив Каховської ГЕС</text:a>
 . Розпочалась евакуація населення з потенційнихрайонів затоплення. За фактом підриву окупантами Каховської ГЕС правоохоронцірозпочали розслідування за статтею "екоцид".</text:p>
      <text:p text:style-name="P4">
Source: <text:a xlink:type="simple" xlink:href="https://www.ukrinform.ua/rubric-regions/3722854-na-prikarpatti-zibrali-se-20-tonn-gumanitarnoi-dopomogi-postrazdalim-na-hersonsini.html" text:style-name="Internet_20_link" text:visited-style-name="Visited_20_Internet_20_Link">
https://www.ukrinform.ua/rubric-regions/3722854-na-prikarpatti-zibrali-se-20-tonn-gumanitarnoi-dopomogi-postrazdalim-na-hersonsini.html</text:a>
</text:p>
      <!--NEWS-->
      <text:h text:style-name="P10" text:outline-level="1">
<text:span text:style-name="T4">
ДСНС спільно з ЮНІСЕФ запустили інформкампанію задля безпеки дітей</text:span>
</text:h>
      <text:p text:style-name="P4">
Authors: Ukrinform (Person)</text:p>
      <text:p text:style-name="P4">
Publisher: Укринформ (Organization)</text:p>
      <text:p text:style-name="P4">
Published Time: 2023-06-14T16:53:39+03:00</text:p>
      <text:p text:style-name="P4">
Modified Time: 2023-06-14T16:53:39+03:00</text:p>
      <text:p text:style-name="P4">
Description: ДСНС та ЮНІСЕФ напередодні літніх канікул запустили інформаційну кампанію «Спільно до безпеки. Літні пригоди без шкоди». — Укрінформ.</text:p>
      <text:p text:style-name="P4">
Images: ['<text:a xlink:type="simple" xlink:href="https://static.ukrinform.com/photos/2023_06/thumb_files/630_360_1686750674-6587.jpeg" text:style-name="Internet_20_link" text:visited-style-name="Visited_20_Internet_20_Link">
630_360_16867...</text:a>
', '<text:a xlink:type="simple" xlink:href="https://static.ukrinform.com/photos/2023_06/thumb_files/630_360_1686750671-5120.jpeg" text:style-name="Internet_20_link" text:visited-style-name="Visited_20_Internet_20_Link">
630_360_16867...</text:a>
']</text:p>
      <text:p text:style-name="P4">
Tags: ['Діти', 'ДСНС', 'ЮНІСЕФ']</text:p>
      <text:p text:style-name="P4">
Type: Article</text:p>
      <!--METADATA-->
      <text:p text:style-name="P4">
<draw:frame draw:style-name="fr1" draw:name="Image120" text:anchor-type="as-char" svg:width="6.9236in" svg:height="3.956343in" draw:z-index="0">
<draw:image xlink:href="../Images/yкринформ/2023-06-14T16-53-39-03-00/630_360_1686750674-6587.jpeg" xlink:type="simple" xlink:show="embed" xlink:actuate="onLoad" draw:mime-type="image/jpeg"/>
</draw:frame>
 ДСНС таЮНІСЕФ напередодні літніх канікул запустили інформаційну кампанію «Спільно добезпеки. Літні пригоди без шкоди».</text:p>
      <text:p text:style-name="P4">
Про це повідомляє кореспондент Укрінформу.</text:p>
      <text:p text:style-name="P4">
«Головна мета кампанії - це збереження життів наших громадян, наших дітей.Цього року вже 23 дитини загинуло через те, що вони користувалися місцями (длякупання), не облаштованими для відвідування, пірнали у невідповіднихмісцевостях. Ми наголошуємо, що можливо приходити тільки до водойм, визначенихорганами місцевого самоврядування, де є пости та рятувальники, які прийдуть надопомогу», - заявив на презентації директор департаменту запобіганнянадзвичайним ситуаціям ДСНС Олександр Чекригін.</text:p>
      <text:p text:style-name="P4">
<text:span text:style-name="T4">
Читайте також:</text:span>
 <text:a xlink:type="simple" xlink:href="https://www.ukrinform.ua/rubric-diaspora/3722705-dla-povernenna-bizenciv-slid-zberegti-ihnu-ukrainsku-identicnist-prezident-sku.html" text:style-name="Internet_20_link" text:visited-style-name="Visited_20_Internet_20_Link">
 Для повернення біженців слід зберегти їхню українськуідентичність – президент СКУ </text:a>
</text:p>
      <text:p text:style-name="P4">
Він зауважив, що нині до звичних ризиків на водоймах додалася мінна небезпека.Адже у безпечних, на перший погляд, водоймах можуть бути вибухонебезпечніпредмети.</text:p>
      <text:p text:style-name="P4">
<draw:frame draw:style-name="fr1" draw:name="Image121" text:anchor-type="as-char" svg:width="6.9236in" svg:height="3.956343in" draw:z-index="0">
<draw:image xlink:href="../Images/yкринформ/2023-06-14T16-53-39-03-00/630_360_1686750671-5120.jpeg" xlink:type="simple" xlink:show="embed" xlink:actuate="onLoad" draw:mime-type="image/jpeg"/>
</draw:frame>
</text:p>
      <text:p text:style-name="P4">
<text:a xlink:type="simple" xlink:href="https://static.ukrinform.com/photos/2023_06/1686750671-5120.jpeg" text:style-name="Internet_20_link" text:visited-style-name="Visited_20_Internet_20_Link">
 <draw:frame draw:style-name="fr1" draw:name="Image122" text:anchor-type="as-char" svg:width="6.9236in" svg:height="3.956343in" draw:z-index="0">
<draw:image xlink:href="../Images/yкринформ/2023-06-14T16-53-39-03-00/630_360_1686750671-5120.jpeg" xlink:type="simple" xlink:show="embed" xlink:actuate="onLoad" draw:mime-type="image/jpeg"/>
</draw:frame>
</text:a>
 <text:a xlink:type="simple" xlink:href="https://static.ukrinform.com/photos/2023_06/1686750671-3734.jpeg" text:style-name="Internet_20_link" text:visited-style-name="Visited_20_Internet_20_Link">
</text:a>
 <text:a xlink:type="simple" xlink:href="https://static.ukrinform.com/photos/2023_06/1686750672-4479.jpeg" text:style-name="Internet_20_link" text:visited-style-name="Visited_20_Internet_20_Link">
</text:a>
 <text:a xlink:type="simple" xlink:href="https://static.ukrinform.com/photos/2023_06/1686750673-4509.jpeg" text:style-name="Internet_20_link" text:visited-style-name="Visited_20_Internet_20_Link">
</text:a>
 <text:a xlink:type="simple" xlink:href="https://static.ukrinform.com/photos/2023_06/1686750674-6587.jpeg" text:style-name="Internet_20_link" text:visited-style-name="Visited_20_Internet_20_Link">
<draw:frame draw:style-name="fr1" draw:name="Image126" text:anchor-type="as-char" svg:width="6.9236in" svg:height="3.956343in" draw:z-index="0">
<draw:image xlink:href="../Images/yкринформ/2023-06-14T16-53-39-03-00/630_360_1686750674-6587.jpeg" xlink:type="simple" xlink:show="embed" xlink:actuate="onLoad" draw:mime-type="image/jpeg"/>
</draw:frame>
</text:a>
 <text:a xlink:type="simple" xlink:href="https://static.ukrinform.com/photos/2023_06/1686750674-4068.jpeg" text:style-name="Internet_20_link" text:visited-style-name="Visited_20_Internet_20_Link">
</text:a>
 <text:a xlink:type="simple" xlink:href="https://static.ukrinform.com/photos/2023_06/1686750674-1899.jpeg" text:style-name="Internet_20_link" text:visited-style-name="Visited_20_Internet_20_Link">
</text:a>
 <text:a xlink:type="simple" xlink:href="https://static.ukrinform.com/photos/2023_06/1686750675-5942.jpeg" text:style-name="Internet_20_link" text:visited-style-name="Visited_20_Internet_20_Link">
</text:a>
 <text:a xlink:type="simple" xlink:href="https://static.ukrinform.com/photos/2023_06/1686750674-6496.jpeg" text:style-name="Internet_20_link" text:visited-style-name="Visited_20_Internet_20_Link">
</text:a>
</text:p>
      <text:p text:style-name="P4">
Рятувальники та піротехніки ДСНС продемонстрували, як проводиться розмінуванняакваторій, на прикладі річки Почепин у Макарівському районі Київської області.За допомогою надводного та підводного дронів вони обстежили частину річки тадістали три 100-міліметрові снаряди й ручну гранату.</text:p>
      <text:p text:style-name="P4">
«Діти повинні мати змогу гратися будь-коли і будь-де, почуватися в безпеці,так само як їхні батьки не мають переживати, де граються їхні діти. На жаль,сьогодні в Україні ситуація не така... Ми продовжимо співпрацювати зекспертами ДСНС, поки це чудове місце не перетвориться на рай», - підкресливстарший координатор гуманітарної програми ЮНІСЕФ Україна Мустафа бен Мессауд.</text:p>
      <text:p text:style-name="P4">
<text:span text:style-name="T4">
Читайте також:</text:span>
 <text:a xlink:type="simple" xlink:href="https://www.ukrinform.ua/rubric-society/3722715-ratuvalniki-peredali-vinagorodu-za-premiu-saharova-dla-united24.html" text:style-name="Internet_20_link" text:visited-style-name="Visited_20_Internet_20_Link">
 Рятувальники передали винагороду за премію Сахарова дляUnited24 </text:a>
</text:p>
      <text:p text:style-name="P4">
Ще один напрямок кампанії - захист екосистеми. Працівники ДСНС закликалигромадян утриматися від випалювання сухої трави та лісосмуг. За данимирятувальників, від початку року таких пожеж сталося близько семи тисяч.</text:p>
      <text:p text:style-name="P4">
Рятувальники нагадали про правила безпеки. Зокрема, не можна підходити довибухонебезпечних предметів, чіпати підозрілі предмети, у разі виявлення такихслід телефонувати за номером 101. Щоб уникнути пожежі, не варто запалюватибагаття, а також випалювати сухе листя та траву. Купатися можна лише впідготовлених для цього водоймах, де обладнано рятувальний пост.</text:p>
      <text:p text:style-name="P4">
Як повідомлялося, у 2022 році сталося 80 654 пожежі, що спричинили загибель1639 людей, серед яких 36 дітей. На водних об'єктах загинуло 723 людини.</text:p>
      <text:p text:style-name="P4">
Source: <text:a xlink:type="simple" xlink:href="https://www.ukrinform.ua/rubric-society/3722872-dsns-spilno-z-unisef-zapustili-informkampaniu-zadla-bezpeki-ditej.html" text:style-name="Internet_20_link" text:visited-style-name="Visited_20_Internet_20_Link">
https://www.ukrinform.ua/rubric-society/3722872-dsns-spilno-z-unisef-zapustili-informkampaniu-zadla-bezpeki-ditej.html</text:a>
</text:p>
      <!--NEWS-->
      <text:h text:style-name="P10" text:outline-level="1">
<text:span text:style-name="T4">
Від початку вторгнення РФ у Констанці відвантажили понад 12 мільйонів тонн українського зерна</text:span>
</text:h>
      <text:p text:style-name="P4">
Authors: Ukrinform (Person)</text:p>
      <text:p text:style-name="P4">
Publisher: Укринформ (Organization)</text:p>
      <text:p text:style-name="P4">
Published Time: 2023-06-14T16:58:00+03:00</text:p>
      <text:p text:style-name="P4">
Modified Time: 2023-06-14T16:58:00+03:00</text:p>
      <text:p text:style-name="P4">
Description: Через румунський порт Констанца від початку повномасштабного російського вторгнення відвантажено понад 12 млн т зерна з України, з яких у І кварталі 2023 року – 3,33 млн т. — Укрінформ.</text:p>
      <text:p text:style-name="P4">
Images: ['<text:a xlink:type="simple" xlink:href="https://static.ukrinform.com/photos/2023_02/thumb_files/630_360_1676909362-870.jpg" text:style-name="Internet_20_link" text:visited-style-name="Visited_20_Internet_20_Link">
630_360_16769...</text:a>
']</text:p>
      <text:p text:style-name="P4">
Tags: ['Порт', 'Румунія', 'Зерно']</text:p>
      <text:p text:style-name="P4">
Type: Article</text:p>
      <!--METADATA-->
      <text:p text:style-name="P4">
<draw:frame draw:style-name="fr1" draw:name="Image131" text:anchor-type="as-char" svg:width="6.9236in" svg:height="3.956343in" draw:z-index="0">
<draw:image xlink:href="../Images/yкринформ/2023-06-14T16-58-00-03-00/630_360_1676909362-870.jpg" xlink:type="simple" xlink:show="embed" xlink:actuate="onLoad" draw:mime-type="image/jpeg"/>
</draw:frame>
 Черезрумунський порт Констанца від початку повномасштабного російського вторгненнявідвантажено понад 12 млн т зерна з України, з яких у І кварталі 2023 року –3,33 млн т.</text:p>
      <text:p text:style-name="P4">
Про це повідомляє <text:a xlink:type="simple" xlink:href="https://ports.ua/port-konstancza-vidvantazhiv-ponad-12-mln-tonn-ukra%D1%97nskogo-zerna-pislya-pochatku-vijni/" text:style-name="Internet_20_link" text:visited-style-name="Visited_20_Internet_20_Link">
 видання «Порти України» </text:a>
 з посиланням на дані адміністрації порту Констанца, передаєУкрінформ.</text:p>
      <text:p text:style-name="P4">
«Найбільший румунський морський порт Констанца після початку повномасштабногоросійського вторгнення в Україну відвантажив понад 12 млн тонн українськогозерна, в тому числі — 8,6 млн тонн у 2022 році, 3,33 млн тонн — у першомукварталі 2023 року», - йдеться в повідомленні.</text:p>
      <text:p text:style-name="P4">
<text:span text:style-name="T4">
Читайте також:</text:span>
 <text:a xlink:type="simple" xlink:href="https://www.ukrinform.ua/rubric-economy/3722346-so-nas-ne-vbe-te-zrobit-silnisimi-uroki-zernovoi-krizi-dla-ukraini-i-es.html" text:style-name="Internet_20_link" text:visited-style-name="Visited_20_Internet_20_Link">
 Що нас не вб’є, те зробить сильнішими: Уроки <text:span text:style-name="T4">
зерн</text:span>
ової кризи для України і ЄС </text:a>
</text:p>
      <text:p text:style-name="P4">
Загалом у 2022 році в Констанці було оброблено 24,01 млн т зернових, у першомукварталі 2023 року — 6,6 млн т. Таким чином, минулого року українське зерностановило 36% усього експортного зернового трафіку порту, а в І кварталінинішнього року перевищило 50%.</text:p>
      <text:p text:style-name="P4">
Наголошується, що більша частина українського зерна до Констанци доправляєтьсябаржами через українські порти на Дунаї, вантажі також надходять залізницею таавтотранспортом.</text:p>
      <text:p text:style-name="P4">
Проте, ймовірно, нового маркетингового сезону експорт українського зерна черезКонстанцу буде зазнавати тиску через очікуваний високий врожай зернових уРумунії цього року. За оцінками консалтингової компанії Agritel, румунськіфермери можуть збільшити збір пшениці цьогоріч до 10,35 млн т, відновившиобсяги після торішньої посухи.</text:p>
      <text:p text:style-name="P4">
<text:span text:style-name="T4">
Читайте також:</text:span>
 <text:a xlink:type="simple" xlink:href="https://www.ukrinform.ua/rubric-economy/3722233-eksport-zernovim-koridorom-za-tizden-zris-na-65-ukab.html" text:style-name="Internet_20_link" text:visited-style-name="Visited_20_Internet_20_Link">
 Експорт « <text:span text:style-name="T4">
зерн</text:span>
 овим коридором» за тиждень зріс на 65%- УКАБ </text:a>
</text:p>
      <text:p text:style-name="P4">
Крім зернових, порт перевантажував українську залізорудну сировину, контейнеритощо. Обробка українського вантажопотоку допомогла порту Констанца у 2022 роцідосягти рекордного вантажообігу, збільшивши показник порівняно з 2021 роком на12% — до 75,5 млн т.</text:p>
      <text:p text:style-name="P4">
Як повідомлялося, у поточному маркетинговому році (з 1 липня 2022 року по 12червня 2023 року) Україна експортувала 46,748 млн т зернових та зернобобовихкультур.</text:p>
      <text:p text:style-name="P4">
Фото: Мінінфраструктури</text:p>
      <text:p text:style-name="P4">
Source: <text:a xlink:type="simple" xlink:href="https://www.ukrinform.ua/rubric-economy/3722876-vid-pocatku-povnomasstabnogo-vtorgnenna-u-konstanci-vidvantazili-ponad-12-miljoniv-tonn-ukrainskogo-zerna.html" text:style-name="Internet_20_link" text:visited-style-name="Visited_20_Internet_20_Link">
https://www.ukrinform.ua/rubric-economy/3722876-vid-pocatku-povnomasstabnogo-vtorgnenna-u-konstanci-vidvantazili-ponad-12-miljoniv-tonn-ukrainskogo-zerna.html</text:a>
</text:p>
      <!--NEWS-->
      <text:h text:style-name="P10" text:outline-level="1">
<text:span text:style-name="T4">
МЗС Болгарії розкритикувало посла Росії за поширення дезінформації</text:span>
</text:h>
      <text:p text:style-name="P4">
Authors: Ukrinform (Person)</text:p>
      <text:p text:style-name="P4">
Publisher: Укринформ (Organization)</text:p>
      <text:p text:style-name="P4">
Published Time: 2023-06-14T17:01:24+03:00</text:p>
      <text:p text:style-name="P4">
Modified Time: 2023-06-14T17:01:24+03:00</text:p>
      <text:p text:style-name="P4">
Description: Міністерство закордонних справ Болгарії розкритикувало російського посла Елеонору Мітрофанову за розповсюдження дезінформації. — Укрінформ.</text:p>
      <text:p text:style-name="P4">
Images: ['<text:a xlink:type="simple" xlink:href="https://static.ukrinform.com/photos/2019_07/thumb_files/630_360_1563289017-483.jpg" text:style-name="Internet_20_link" text:visited-style-name="Visited_20_Internet_20_Link">
630_360_15632...</text:a>
']</text:p>
      <text:p text:style-name="P4">
Tags: ['Болгарія', 'Агресія РФ', 'Війна з Росією']</text:p>
      <text:p text:style-name="P4">
Type: Article</text:p>
      <!--METADATA-->
      <text:p text:style-name="P4">
<draw:frame draw:style-name="fr1" draw:name="Image132" text:anchor-type="as-char" svg:width="6.9236in" svg:height="3.956343in" draw:z-index="0">
<draw:image xlink:href="../Images/yкринформ/2023-06-14T17-01-24-03-00/630_360_1563289017-483.jpg" xlink:type="simple" xlink:show="embed" xlink:actuate="onLoad" draw:mime-type="image/jpeg"/>
</draw:frame>
Міністерство закордонних справ Болгарії розкритикувало російського послаЕлеонору Мітрофанову за розповсюдження дезінформації.</text:p>
      <text:p text:style-name="P4">
Як передає Укрінформ, про це повідомляє <text:a xlink:type="simple" xlink:href="https://sofiaglobe.com/2023/06/14/bulgarias-foreign-ministry-slams-russian-ambassador-over-disinformation/" text:style-name="Internet_20_link" text:visited-style-name="Visited_20_Internet_20_Link">
 The Sofia Globe.</text:a>
</text:p>
      <text:p text:style-name="P4">
Мітрофанова заявила у соціальних мережах, що Болгарія надішле військових вУкраїну.</text:p>
      <text:p text:style-name="P4">
В уряді країни це назвали дезінформацією.</text:p>
      <text:p text:style-name="P4">
У заяві МЗС <text:a xlink:type="simple" xlink:href="https://www.ukrinform.ua/tag-bolgaria" text:style-name="Internet_20_link" text:visited-style-name="Visited_20_Internet_20_Link">
 Болгарії </text:a>
 , яка датована13 червня, зазначається, що країна рішуче засуджує безпрецедентну танеспровоковану збройну агресію Росії проти України, а також сприяє міжнароднимзусиллям для підтримки України.</text:p>
      <text:p text:style-name="P4">
<text:span text:style-name="T4">
Читайте також:</text:span>
 <text:a xlink:type="simple" xlink:href="https://www.ukrinform.ua/rubric-polytics/3719488-smigal-rozrahovue-na-podalse-zmicnenna-vidnosin-ukraini-i-bolgarii.html" text:style-name="Internet_20_link" text:visited-style-name="Visited_20_Internet_20_Link">
 Шмигаль розраховує на подальше зміцнення відносин Україниі <text:span text:style-name="T4">
Болгар</text:span>
 ії </text:a>
</text:p>
      <text:p text:style-name="P4">
«Ми послідовні у позиції солідарності з народом України, а також убеззастережній підтримці незалежності, суверенітету та територіальноїцілісності країни в межах міжнародно визнаних кордонів, включаючитериторіальні води», – зазначили у болгарському міністерстві.</text:p>
      <text:p text:style-name="P4">
Як повідомляв Укрінформ, до надання Україні надзвичайної допомоги <text:a xlink:type="simple" xlink:href="https://www.ukrinform.ua/rubric-polytics/3722786-dopomogu-ukraini-pisla-pidrivu-kahovskoi-ges-zaproponuvali-16-krain-evrosouzu.html" text:style-name="Internet_20_link" text:visited-style-name="Visited_20_Internet_20_Link">
 дляподолання наслідків підриву Каховської ГЕС долучилися 16 країн ЄС</text:a>
 , серед них іБолгарія.</text:p>
      <text:p text:style-name="P4">
Source: <text:a xlink:type="simple" xlink:href="https://www.ukrinform.ua/rubric-world/3722880-mzs-bolgarii-rozkritikuvalo-posla-rosii-za-posirenna-dezinformacii.html" text:style-name="Internet_20_link" text:visited-style-name="Visited_20_Internet_20_Link">
https://www.ukrinform.ua/rubric-world/3722880-mzs-bolgarii-rozkritikuvalo-posla-rosii-za-posirenna-dezinformacii.html</text:a>
</text:p>
      <!--NEWS-->
      <text:h text:style-name="P10" text:outline-level="1">
<text:span text:style-name="T4">
Програма «єВідновлення» працюватиме для підтоплених регіонів - Верещук</text:span>
</text:h>
      <text:p text:style-name="P4">
Authors: Ukrinform (Person)</text:p>
      <text:p text:style-name="P4">
Publisher: Укринформ (Organization)</text:p>
      <text:p text:style-name="P4">
Published Time: 2023-06-14T17:03:38+03:00</text:p>
      <text:p text:style-name="P4">
Modified Time: 2023-06-14T17:03:38+03:00</text:p>
      <text:p text:style-name="P4">
Description: Програма "єВідновлення" повною мірою стосуватиметься підтоплених унаслідок підриву Каховської ГЕС регіонів. — Укрінформ.</text:p>
      <text:p text:style-name="P4">
Images: ['<text:a xlink:type="simple" xlink:href="https://static.ukrinform.com/photos/2023_05/thumb_files/630_360_1683807598-471.jpg" text:style-name="Internet_20_link" text:visited-style-name="Visited_20_Internet_20_Link">
630_360_16838...</text:a>
']</text:p>
      <text:p text:style-name="P4">
Tags: ['Херсонщина', 'Верещук', 'єВідновлення']</text:p>
      <text:p text:style-name="P4">
Type: Article</text:p>
      <!--METADATA-->
      <text:p text:style-name="P4">
<draw:frame draw:style-name="fr1" draw:name="Image133" text:anchor-type="as-char" svg:width="6.9236in" svg:height="3.956343in" draw:z-index="0">
<draw:image xlink:href="../Images/yкринформ/2023-06-14T17-03-38-03-00/630_360_1683807598-471.jpg" xlink:type="simple" xlink:show="embed" xlink:actuate="onLoad" draw:mime-type="image/jpeg"/>
</draw:frame>
 Програма"єВідновлення" повною мірою стосуватиметься підтоплених унаслідок підривуКаховської ГЕС регіонів.</text:p>
      <text:p text:style-name="P4">
Про це заявила віцепрем’єр-міністр - міністр з питань реінтеграції тимчасовоокупованих територій Ірина Верещук в ефірі телемарафону "Єдині новини",передає кореспондент Укрінформу.</text:p>
      <text:p text:style-name="P4">
«Програма "єВідновлення" стовідсотково буде працювати для підтопленихрегіонів. Наразі ОВА визначають зону підтоплень. До прикладу, на Херсонщинівизначено 35 таких населених пунктів», – сказала урядовець.</text:p>
      <text:p text:style-name="P4">
<text:span text:style-name="T4">
Читайте також:</text:span>
 <text:a xlink:type="simple" xlink:href="https://www.ukrinform.ua/rubric-regions/3722803-fakti-poskodzenogo-majna-fiksuvatimut-stvoreni-u-tergromadah-hersonsini-komisii-veresuk.html" text:style-name="Internet_20_link" text:visited-style-name="Visited_20_Internet_20_Link">
 Факти пошкодженого майна фіксуватимуть створені утергромадах Херсонщини комісії - <text:span text:style-name="T4">
Верещук</text:span>
</text:a>
</text:p>
      <text:p text:style-name="P4">
️Вона зазначила, що в межах цієї програми мешканці постраждалих населенихпунктів можуть розраховувати на компенсацію за знищене житло.</text:p>
      <text:p text:style-name="P4">
Верещук додала, що уряд прийняв відповідне рішення щодо дії цієї програми.</text:p>
      <text:p text:style-name="P4">
Як повідомляв Укрінформ, 10 травня стартував проєкт "єВідновлення". Коженгромадянин, чиє житло було пошкоджене внаслідок збройної агресії РосійськоїФедерації, може подати заяву на отримання державної допомоги на ремонт.</text:p>
      <text:p text:style-name="P4">
<text:span text:style-name="T4">
Читайте також:</text:span>
 <text:a xlink:type="simple" xlink:href="https://www.ukrinform.ua/rubric-society/3722490-z-pravoberezza-hersonsini-evakuuvali-ponad-3-000-osib-veresuk.html" text:style-name="Internet_20_link" text:visited-style-name="Visited_20_Internet_20_Link">
 З правобережжя Херсонщини евакуювали понад 3 000 осіб -<text:span text:style-name="T4">
Верещук</text:span>
 </text:a>
</text:p>
      <text:p text:style-name="P4">
У ніч проти <text:a xlink:type="simple" xlink:href="https://www.ukrinform.ua/rubric-other_news/3720776-pidriv-rosianami-kahovskoi-ges-usi-novini.html" text:style-name="Internet_20_link" text:visited-style-name="Visited_20_Internet_20_Link">
 6 червня російська армія підірвала греблю Каховської ГЕС</text:a>
 . На Херсонщині продовжуються рятувальні роботита заходи з подолання наслідків цього злочину.</text:p>
      <text:p text:style-name="P4">
Прем'єр-міністр Денис Шмигаль доручив профільним відомствам якнайшвидшеопрацювати питання надання грошової допомоги мешканцям підтоплених унаслідокпідриву росіянами греблі Каховської ГЕС населених пунктів.</text:p>
      <text:p text:style-name="P4">
Source: <text:a xlink:type="simple" xlink:href="https://www.ukrinform.ua/rubric-vidbudova/3722881-programa-evidnovlenna-pracuvatime-dla-pidtoplenih-regioniv-veresuk.html" text:style-name="Internet_20_link" text:visited-style-name="Visited_20_Internet_20_Link">
https://www.ukrinform.ua/rubric-vidbudova/3722881-programa-evidnovlenna-pracuvatime-dla-pidtoplenih-regioniv-veresuk.html</text:a>
</text:p>
      <!--NEWS-->
      <text:h text:style-name="P10" text:outline-level="1">
<text:span text:style-name="T4">
Уряд пропонує Раді ухвалити закон про телемедицину</text:span>
</text:h>
      <text:p text:style-name="P4">
Authors: Ukrinform (Person)</text:p>
      <text:p text:style-name="P4">
Publisher: Укринформ (Organization)</text:p>
      <text:p text:style-name="P4">
Published Time: 2023-06-14T17:08:31+03:00</text:p>
      <text:p text:style-name="P4">
Modified Time: 2023-06-14T17:08:31+03:00</text:p>
      <text:p text:style-name="P4">
Description: Кабінет Міністрів зареєстрував у Верховній Раді законопроєкт про функціонування в Україні телемедицини. — Укрінформ.</text:p>
      <text:p text:style-name="P4">
Images: ['<text:a xlink:type="simple" xlink:href="https://static.ukrinform.com/photos/2023_03/thumb_files/630_360_1680013213-921.jpg" text:style-name="Internet_20_link" text:visited-style-name="Visited_20_Internet_20_Link">
630_360_16800...</text:a>
']</text:p>
      <text:p text:style-name="P4">
Tags: ['Кабмін', 'Медицина', 'Закон', 'Верховна Рада']</text:p>
      <text:p text:style-name="P4">
Type: Article</text:p>
      <!--METADATA-->
      <text:p text:style-name="P4">
<draw:frame draw:style-name="fr1" draw:name="Image134" text:anchor-type="as-char" svg:width="6.9236in" svg:height="3.956343in" draw:z-index="0">
<draw:image xlink:href="../Images/yкринформ/2023-06-14T17-08-31-03-00/630_360_1680013213-921.jpg" xlink:type="simple" xlink:show="embed" xlink:actuate="onLoad" draw:mime-type="image/jpeg"/>
</draw:frame>
 КабінетМіністрів зареєстрував у Верховній Раді законопроєкт про функціонування вУкраїні телемедицини.</text:p>
      <text:p text:style-name="P4">
Про це повідомив у <text:a xlink:type="simple" xlink:href="https://t.me/tmelnychuk/2475" text:style-name="Internet_20_link" text:visited-style-name="Visited_20_Internet_20_Link">
 Телеграмі </text:a>
 постійнийпредставник Кабміну у Верховній Раді Тарас Мельничук, передає Укрінформ.</text:p>
      <text:p text:style-name="P4">
"Кабінетом Міністрів України, як суб’єктом законодавчої ініціативи,зареєстровано у Верховній Раді України: проєкт закону «Про внесення змін додеяких законодавчих актів України щодо функціонування телемедицини» (реєстр. №9384)", - йдеться у повідомленні.</text:p>
      <text:p text:style-name="P4">
Законопроєкт передбачає внесення змін до Основ законодавства України проохорону здоров’я, закону "Про реабілітацію у сфері охорони здоров’я» та закону«Про екстрену медичну допомогу» з метою запровадження комплексного тасистемного підходу до формування та реалізації державної політики в частинірозвитку телемедицини для збереження та зміцнення здоров’я нації за рахунокпідвищення якості й доступності медичних послуг, розширення можливостей дляпацієнтів, підвищення ефективності управління та використання ресурсів охорониздоров’я.</text:p>
      <text:p text:style-name="P4">
Як повідомлялося, уряд напередодні, 13 червня, <text:a xlink:type="simple" xlink:href="https://www.kmu.gov.ua/news/initsiiovano-novyi-etap-rozvytku-telemedytsyny-v-ukraini-rishennia-uriadu" text:style-name="Internet_20_link" text:visited-style-name="Visited_20_Internet_20_Link">
 схвалив</text:a>
 проєкт закону щодо функціонування телемедицини.</text:p>
      <text:p text:style-name="P4">
<text:span text:style-name="T4">
Читайте також:</text:span>
 <text:a xlink:type="simple" xlink:href="https://www.ukrinform.ua/rubric-regions/3722539-do-postrazdalih-cerez-pidriv-kahovskoi-ges-regioniv-priidut-mediki-z-insih-oblastej.html" text:style-name="Internet_20_link" text:visited-style-name="Visited_20_Internet_20_Link">
 До постраждалих через підрив Каховської ГЕС регіонівприїдуть медики з інших областей </text:a>
</text:p>
      <text:p text:style-name="P4">
У МОЗ очікують, що реалізація стратегічного підходу до розвитку телемедицини вУкраїні, розширення та оновлення термінологічного словника поліпшить доступ домедичних послуг та медичних даних, підвищить рівень реалізації прав пацієнтівна отримання таких послуг.</text:p>
      <text:p text:style-name="P4">
Як пояснили у міністерстві, підхід до телемедицини змусив переглянути пандеміяCOVID-19 та особливо повномасштабне вторгнення росії, коли багато громадянстали вимушено обмежені в можливостях отримання медичних послуг, зокремапацієнти, які перебувають у скрутних умовах і не мають змоги звернутися до <text:a xlink:type="simple" xlink:href="https://www.ukrinform.ua/tag-likari" text:style-name="Internet_20_link" text:visited-style-name="Visited_20_Internet_20_Link">
лікаря </text:a>
 . Тож зміни у напрямітелемедицини дають можливість посилити спроможність держави у забезпеченніпорятунку людей і наданні їм кваліфікованої допомоги, запевняють у МОЗ.</text:p>
      <text:p text:style-name="P4">
Source: <text:a xlink:type="simple" xlink:href="https://www.ukrinform.ua/rubric-society/3722883-urad-proponue-radi-uhvaliti-zakon-pro-telemedicinu.html" text:style-name="Internet_20_link" text:visited-style-name="Visited_20_Internet_20_Link">
https://www.ukrinform.ua/rubric-society/3722883-urad-proponue-radi-uhvaliti-zakon-pro-telemedicinu.html</text:a>
</text:p>
      <!--NEWS-->
      <text:h text:style-name="P10" text:outline-level="1">
<text:span text:style-name="T4">
Вийшов фільм «Понівечене дитинство» про депортацію Росією українських дітей</text:span>
</text:h>
      <text:p text:style-name="P4">
Authors: Ukrinform (Person)</text:p>
      <text:p text:style-name="P4">
Publisher: Укринформ (Organization)</text:p>
      <text:p text:style-name="P4">
Published Time: 2023-06-14T17:10:25+03:00</text:p>
      <text:p text:style-name="P4">
Modified Time: 2023-06-14T17:10:25+03:00</text:p>
      <text:p text:style-name="P4">
Description: В Україні вийшов документальний фільм «Понівечене дитинство», у якому задокументовані свідчення дітей про воєнні злочини Росії, зокрема про депортацію та русифікацію. — Укрінформ.</text:p>
      <text:p text:style-name="P4">
Images: ['<text:a xlink:type="simple" xlink:href="https://static.ukrinform.com/photos/2023_06/thumb_files/630_360_1686751680-816.jpg" text:style-name="Internet_20_link" text:visited-style-name="Visited_20_Internet_20_Link">
630_360_16867...</text:a>
']</text:p>
      <text:p text:style-name="P4">
Tags: ['Діти', 'Викрадення людей', 'МКІП ']</text:p>
      <text:p text:style-name="P4">
Type: Article</text:p>
      <!--METADATA-->
      <text:p text:style-name="P4">
<draw:frame draw:style-name="fr1" draw:name="Image135" text:anchor-type="as-char" svg:width="6.9236in" svg:height="3.956343in" draw:z-index="0">
<draw:image xlink:href="../Images/yкринформ/2023-06-14T17-10-25-03-00/630_360_1686751680-816.jpg" xlink:type="simple" xlink:show="embed" xlink:actuate="onLoad" draw:mime-type="image/jpeg"/>
</draw:frame>
 В Українівийшов документальний фільм «Понівечене дитинство», у якому задокументованісвідчення дітей про воєнні злочини Росії, зокрема про депортацію тарусифікацію.</text:p>
      <text:p text:style-name="P4">
Про це повідомляє пресслужба Міністерства культури та інформаційної політики в<text:a xlink:type="simple" xlink:href="https://t.me/mkipu/6466" text:style-name="Internet_20_link" text:visited-style-name="Visited_20_Internet_20_Link">
 Телеграмі </text:a>
 , передає Укрінформ.</text:p>
      <text:p text:style-name="P4">
«Проєкт «Понівечене дитинство» документує свідчення дітей про воєнні злочинирф проти українського народу. Це дослідження поточної ситуації та доказовабаза щодо примусової депортації та викрадення українських дітей з тимчасовоокупованих територій України», - йдеться в повідомленні.</text:p>
      <text:p text:style-name="P4">
<text:span text:style-name="T4">
Читайте також:</text:span>
 <text:a xlink:type="simple" xlink:href="https://www.ukrinform.ua/rubric-society/3721907-ofisi-ombudsmaniv-ukraini-ta-rf-spriali-povernennu-dodomu-blizko-40-ukrainskih-ditej.html" text:style-name="Internet_20_link" text:visited-style-name="Visited_20_Internet_20_Link">
 Офіси омбудсманів України та РФ сприяли поверненню додомублизько 40 українських дітей </text:a>
</text:p>
      <text:p text:style-name="P4">
Зазначається, що у фільмі, створеному командою «online.ua», діти та їхнібатьки розповіли власні історії: хтось з них був у полоні, когось примусововивезли в «оздоровчий» табір, когось розлучили з батьками під час так званихфільтраційних заходів.</text:p>
      <text:p text:style-name="P4">
Як повідомляв Укрінформ, станом на 1 червня ідентифіковані щонайменше 20 тисячдітей, депортованих Російською Федерацією з України. Понад 4,5 тисячі з нихмають статус сироти або позбавлені батьківського піклування.</text:p>
      <text:p text:style-name="P4">
Source: <text:a xlink:type="simple" xlink:href="https://www.ukrinform.ua/rubric-culture/3722887-vijsov-film-ponivecene-ditinstvo-pro-deportaciu-rosieu-ukrainskih-ditej.html" text:style-name="Internet_20_link" text:visited-style-name="Visited_20_Internet_20_Link">
https://www.ukrinform.ua/rubric-culture/3722887-vijsov-film-ponivecene-ditinstvo-pro-deportaciu-rosieu-ukrainskih-ditej.html</text:a>
</text:p>
      <!--NEWS-->
      <text:h text:style-name="P10" text:outline-level="1">
<text:span text:style-name="T4">
МЗС посприяло виправленню 20 випадків некоректного зображення кордонів України</text:span>
</text:h>
      <text:p text:style-name="P4">
Authors: Ukrinform (Person)</text:p>
      <text:p text:style-name="P4">
Publisher: Укринформ (Organization)</text:p>
      <text:p text:style-name="P4">
Published Time: 2023-06-14T17:15:16+03:00</text:p>
      <text:p text:style-name="P4">
Modified Time: 2023-06-14T17:15:16+03:00</text:p>
      <text:p text:style-name="P4">
Description: Від початку 2023 року Міністерство закордонних справ посприяло виправленню 20 випадків некоректного зображення кордонів України за кордоном, минулого року таких випадків було близько 25. — Укрінформ.</text:p>
      <text:p text:style-name="P4">
Images: ['<text:a xlink:type="simple" xlink:href="https://static.ukrinform.com/photos/2023_06/thumb_files/630_360_1686752033-760.jpg" text:style-name="Internet_20_link" text:visited-style-name="Visited_20_Internet_20_Link">
630_360_16867...</text:a>
']</text:p>
      <text:p text:style-name="P4">
Tags: ['МЗС', 'Україна', 'Карта']</text:p>
      <text:p text:style-name="P4">
Type: Article</text:p>
      <!--METADATA-->
      <text:p text:style-name="P4">
<draw:frame draw:style-name="fr1" draw:name="Image136" text:anchor-type="as-char" svg:width="6.9236in" svg:height="3.956343in" draw:z-index="0">
<draw:image xlink:href="../Images/yкринформ/2023-06-14T17-15-16-03-00/630_360_1686752033-760.jpg" xlink:type="simple" xlink:show="embed" xlink:actuate="onLoad" draw:mime-type="image/jpeg"/>
</draw:frame>
 Відпочатку 2023 року Міністерство закордонних справ посприяло виправленню 20випадків некоректного зображення кордонів України за кордоном, минулого рокутаких випадків було близько 25.</text:p>
      <text:p text:style-name="P4">
Про це директорка департаменту публічної дипломатії та комунікації МЗС ІринаБоровець повідомила на пресконференції в Укрінформі.</text:p>
      <text:p text:style-name="P4">
Вона підкреслила, що за неповні пів року структура посприяла виправленню закордоном 20 випадків некоректного зображення території України, а за минулийрік було виправлено близько 25 випадків.</text:p>
      <text:p text:style-name="P4">
<text:span text:style-name="T4">
Читайте також:</text:span>
 <text:a xlink:type="simple" xlink:href="https://www.ukrinform.ua/rubric-society/3722737-u-mzs-sprostuvali-naavnist-problem-iz-vigotovlennam-zakordonnih-pasportiv.html" text:style-name="Internet_20_link" text:visited-style-name="Visited_20_Internet_20_Link">
 У <text:span text:style-name="T4">
МЗС</text:span>
 спростували наявність проблем із виготовленнямзакордонних паспортів </text:a>
</text:p>
      <text:p text:style-name="P4">
«Найлегше поправити мапи в Інтернет-виданнях, це взагалі не проблема, адже намзавжди йдуть назустріч. Трішки складніше з друкованими виданнями, але ми малиі такі випадки, коли після реакції посольства вилучалася друкована продукція»,- сказала Боровець.</text:p>
      <text:p text:style-name="P4">
Вона поінформувала, що посольство України в Сполучених Штатах Америки наразіведе розмови з National Geographic, Amazon, Google Maps щодо виправленняпомилок у відповідній сфері і недопущення їх надалі.</text:p>
      <text:p text:style-name="P4">
Водночас директорка департаменту публічної дипломатії та комунікації МЗСповідомила, що МЗС також працює з популяризацією громадської думки закордоном, що Крим - частина України.</text:p>
      <text:p text:style-name="P4">
<text:span text:style-name="T4">
Читайте також:</text:span>
 <text:a xlink:type="simple" xlink:href="https://www.ukrinform.ua/rubric-polytics/3722503-tango-na-kistkah-u-mzs-prokomentuvali-zakliki-siarto-i-putina-pripiniti-vijskovu-dopomogu-ukraini.html" text:style-name="Internet_20_link" text:visited-style-name="Visited_20_Internet_20_Link">
 «Танго на кістках»: у <text:span text:style-name="T4">
МЗС</text:span>
 прокоментували закликиСіярто і Путіна припинити військову допомогу Україні</text:a>
</text:p>
      <text:p text:style-name="P4">
Як повідомлялося, певна кількість світових компаній під впливом російськоїпропаганди некоректно друкують карти України. Зокрема, на деякихкартографічних зображеннях, які поширюються за кордоном, Крим позначено якросійську територію.</text:p>
      <text:p text:style-name="P4">
Source: <text:a xlink:type="simple" xlink:href="https://www.ukrinform.ua/rubric-polytics/3722888-mzs-posprialo-vipravlennu-20-vipadkiv-nekorektnogo-zobrazenna-kordoniv-ukraini.html" text:style-name="Internet_20_link" text:visited-style-name="Visited_20_Internet_20_Link">
https://www.ukrinform.ua/rubric-polytics/3722888-mzs-posprialo-vipravlennu-20-vipadkiv-nekorektnogo-zobrazenna-kordoniv-ukraini.html</text:a>
</text:p>
      <!--NEWS-->
      <text:h text:style-name="P10" text:outline-level="1">
<text:span text:style-name="T4">
У звільненому Благодатному ворог зруйнував 80% будинків – Кириленко</text:span>
</text:h>
      <text:p text:style-name="P4">
Authors: Ukrinform (Person)</text:p>
      <text:p text:style-name="P4">
Publisher: Укринформ (Organization)</text:p>
      <text:p text:style-name="P4">
Published Time: 2023-06-14T17:17:00+03:00</text:p>
      <text:p text:style-name="P4">
Modified Time: 2023-06-14T17:17:00+03:00</text:p>
      <text:p text:style-name="P4">
Description: У звільненому селі Благодатне Донецької області російськими загарбниками зруйновано 80% будинків, інші пошкоджені. — Укрінформ.</text:p>
      <text:p text:style-name="P4">
Images: ['<text:a xlink:type="simple" xlink:href="https://static.ukrinform.com/photos/2023_06/thumb_files/630_360_1686741035-961.jpg" text:style-name="Internet_20_link" text:visited-style-name="Visited_20_Internet_20_Link">
630_360_16867...</text:a>
']</text:p>
      <text:p text:style-name="P4">
Tags: ['Деокупація', 'Донеччина', 'Кириленко']</text:p>
      <text:p text:style-name="P4">
Type: Article</text:p>
      <!--METADATA-->
      <text:p text:style-name="P4">
<draw:frame draw:style-name="fr1" draw:name="Image137" text:anchor-type="as-char" svg:width="6.9236in" svg:height="3.956343in" draw:z-index="0">
<draw:image xlink:href="../Images/yкринформ/2023-06-14T17-17-00-03-00/630_360_1686741035-961.jpg" xlink:type="simple" xlink:show="embed" xlink:actuate="onLoad" draw:mime-type="image/jpeg"/>
</draw:frame>
 Узвільненому селі Благодатне Донецької області російськими загарбникамизруйновано 80% будинків, інші пошкоджені.</text:p>
      <text:p text:style-name="P4">
Про це повідомив начальник Донецької обласної військової адміністрації ПавлоКириленко на брифінгу в <text:a xlink:type="simple" xlink:href="https://www.youtube.com/watch" text:style-name="Internet_20_link" text:visited-style-name="Visited_20_Internet_20_Link">
 Медіацентрі Україна - Укрінформ</text:a>
 .</text:p>
      <text:p text:style-name="P4">
«У селі Благодатне із 370 будинків, які були у вказаному населеному пункті, аце приватний житловий сектор, вцілілих не більше 20%. Але і ці 20% частковопошкоджені, а 70% - фактично ворожою артилерією зруйновані вщент», - сказавочільник <text:a xlink:type="simple" xlink:href="https://www.ukrinform.ua/tag-doneccina" text:style-name="Internet_20_link" text:visited-style-name="Visited_20_Internet_20_Link">
 області </text:a>
 .</text:p>
      <text:p text:style-name="P4">
<text:span text:style-name="T4">
Читайте також:</text:span>
 <text:a xlink:type="simple" xlink:href="https://www.ukrinform.ua/rubric-ato/3722480-sili-oboroni-ukraini-pisli-u-nastup-ta-pocali-povertati-svoi-teritorii-stoltenberg.html" text:style-name="Internet_20_link" text:visited-style-name="Visited_20_Internet_20_Link">
 Сили оборони України пішли у наступ та почали повертатисвої території – Столтенберг </text:a>
</text:p>
      <text:p text:style-name="P4">
Як повідомляв Укрінформ, українська армія у Донецькій області на початкучервня 2023 року <text:a xlink:type="simple" xlink:href="https://www.ukrinform.ua/rubric-ato/3721286-zsu-zvilnili-blagodatne.html" text:style-name="Internet_20_link" text:visited-style-name="Visited_20_Internet_20_Link">
 звільнила від російських загарбників села Благодатне</text:a>
 ,Сторожеве, Нескучне та Макарівка.</text:p>
      <text:p text:style-name="P4">
Source: <text:a xlink:type="simple" xlink:href="https://www.ukrinform.ua/rubric-ato/3722895-u-zvilnenomu-blagodatnomu-vorog-zrujnuvav-80-budinkiv-kirilenko.html" text:style-name="Internet_20_link" text:visited-style-name="Visited_20_Internet_20_Link">
https://www.ukrinform.ua/rubric-ato/3722895-u-zvilnenomu-blagodatnomu-vorog-zrujnuvav-80-budinkiv-kirilenko.html</text:a>
</text:p>
      <!--NEWS-->
      <text:h text:style-name="P10" text:outline-level="1">
<text:span text:style-name="T4">
Підрив Каховської ГЕС: збитки рибної галузі оцінюють у понад ₴11 мільярдів</text:span>
</text:h>
      <text:p text:style-name="P4">
Authors: Ukrinform (Person)</text:p>
      <text:p text:style-name="P4">
Publisher: Укринформ (Organization)</text:p>
      <text:p text:style-name="P4">
Published Time: 2023-06-14T17:18:00+03:00</text:p>
      <text:p text:style-name="P4">
Modified Time: 2023-06-14T17:18:00+03:00</text:p>
      <text:p text:style-name="P4">
Description: За попердніми оцінками, збитки рибної галузі України внаслідок знищення Каховського водосховища після підриву греблі гідроелектростанції росіянами можуть становити понад 11 млрд грн. — Укрінформ.</text:p>
      <text:p text:style-name="P4">
Images: ['<text:a xlink:type="simple" xlink:href="https://static.ukrinform.com/photos/2021_08/thumb_files/630_360_1629512058-968.jpg" text:style-name="Internet_20_link" text:visited-style-name="Visited_20_Internet_20_Link">
630_360_16295...</text:a>
']</text:p>
      <text:p text:style-name="P4">
Tags: ['Екологія', 'Херсонщина', 'Риба', 'Держрибагентство', 'Каховська ГЕС', 'Збитки']</text:p>
      <text:p text:style-name="P4">
Type: Article</text:p>
      <!--METADATA-->
      <text:p text:style-name="P4">
<draw:frame draw:style-name="fr1" draw:name="Image138" text:anchor-type="as-char" svg:width="6.9236in" svg:height="3.956343in" draw:z-index="0">
<draw:image xlink:href="../Images/yкринформ/2023-06-14T17-18-00-03-00/630_360_1629512058-968.jpg" xlink:type="simple" xlink:show="embed" xlink:actuate="onLoad" draw:mime-type="image/jpeg"/>
</draw:frame>
 Запопердніми оцінками, збитки рибної галузі України внаслідок знищенняКаховського водосховища після підриву греблі гідроелектростанції росіянамиможуть становити понад 11 млрд грн.</text:p>
      <text:p text:style-name="P4">
Як передає Укрінформ, про це повідомляє пресслужба Державного агентствамеліорації та рибного господарства України у <text:a xlink:type="simple" xlink:href="https://www.facebook.com/dargua/posts/pfbid0WPwMhM2uAqe8aY2bjWR7GcXbjJjeq72FJN5YkYtEmJyBi63CnAgzioPj7w83t7bVl" text:style-name="Internet_20_link" text:visited-style-name="Visited_20_Internet_20_Link">
 Фейсбуці</text:a>
.</text:p>
      <text:p text:style-name="P4">
Зазначається, що через затоплення двох державних рибовідтворювальних заводівДержрибагентства українські водойми щорічно недоотримають зариблення укількості 16 млн екз. цінних видів водних біоресурсів.</text:p>
      <text:p text:style-name="P4">
Зокрема, Херсонський виробничо-експериментальний завод по розведенню молодічастикових <text:a xlink:type="simple" xlink:href="https://www.ukrinform.ua/tag-riba" text:style-name="Internet_20_link" text:visited-style-name="Visited_20_Internet_20_Link">
 риб </text:a>
 забезпечував щорічневселення 13,4 млн екз. цінних видів риб (6,2 млн екз. аборигенних та 7,2 млнекз. рослиноїдних).</text:p>
      <text:p text:style-name="P4">
Ще 2,6 млн екз. мальків цінних видів риб, у тому числі 1,6 млн екз. осетровихвидів, мав щорічно вселяти у вітчизняні водойми Виробничо-експериментальнийДніпровський осетровий рибовідтворювальний завод ім. академіка С.Т. Артющика.</text:p>
      <text:p text:style-name="P4">
<text:span text:style-name="T4">
Читайте також:</text:span>
 <text:a xlink:type="simple" xlink:href="https://www.ukrinform.ua/rubric-economy/3722400-zberezenna-rib-zatoplenogo-dniprovskogo-osetrovogo-zavodu-e-malojmovirnim-derzribagentstvo.html" text:style-name="Internet_20_link" text:visited-style-name="Visited_20_Internet_20_Link">
 Збереження риб затопленого Дніпровського осетровогозаводу є малоймовірним – Держрибагентство </text:a>
</text:p>
      <text:p text:style-name="P4">
За попередніми підрахунками фінансові збитки державі лише від втрати заводомремонтно-маточного поголів’я осетрових видів риб, а це майже 19 тис. екз.стерляді, осетра та севрюги, складуть понад 900 млн грн.</text:p>
      <text:p text:style-name="P4">
Водночас динаміка рівневого режиму Каховського водосховища свідчить прореальну перспективу повного осушення ложа водосховища, тобто фактично підводою може залишитися тільки старе русло р. Дніпро. Як наслідок, це можепризвести до масової загибелі водних біоресурсів.</text:p>
      <text:p text:style-name="P4">
Як повідомлялось, російські окупаційні війська вночі 6 червня <text:a xlink:type="simple" xlink:href="https://www.ukrinform.ua/rubric-other_news/3720776-pidriv-rosianami-kahovskoi-ges-usi-novini.html" text:style-name="Internet_20_link" text:visited-style-name="Visited_20_Internet_20_Link">
 підірвалигреблю Каховської гідроелектростанції </text:a>
 . Наразітриває ліквідація наслідків підтоплення населених пунктів та об’єктівкритичної інфраструктури.</text:p>
      <text:p text:style-name="P4">
Source: <text:a xlink:type="simple" xlink:href="https://www.ukrinform.ua/rubric-economy/3722886-pidriv-kahovskoi-ges-zbitki-ribnoi-galuzi-ocinuut-u-ponad-11-milardiv.html" text:style-name="Internet_20_link" text:visited-style-name="Visited_20_Internet_20_Link">
https://www.ukrinform.ua/rubric-economy/3722886-pidriv-kahovskoi-ges-zbitki-ribnoi-galuzi-ocinuut-u-ponad-11-milardiv.html</text:a>
</text:p>
      <!--NEWS-->
      <text:h text:style-name="P10" text:outline-level="1">
<text:span text:style-name="T4">
У разі ядерного вибуху на ЗАЕС наслідки будуть страшнішими за Хіросіму і Нагасакі — ексміністр</text:span>
</text:h>
      <text:p text:style-name="P4">
Authors: Ukrinform (Person)</text:p>
      <text:p text:style-name="P4">
Publisher: Укринформ (Organization)</text:p>
      <text:p text:style-name="P4">
Published Time: 2023-06-14T17:24:54+03:00</text:p>
      <text:p text:style-name="P4">
Modified Time: 2023-06-14T17:24:54+03:00</text:p>
      <text:p text:style-name="P4">
Description: У разі вчинення росіянами вибуху на Запорізькій АЕС наслідки виявляться страшнішими за ядерне бомбардування японських міст Хіросіма і Нагасакі в часи Другої світової війни. — Укрінформ.</text:p>
      <text:p text:style-name="P4">
Images: ['<text:a xlink:type="simple" xlink:href="https://static.ukrinform.com/photos/2022_08/thumb_files/630_360_1659707865-297.jpg" text:style-name="Internet_20_link" text:visited-style-name="Visited_20_Internet_20_Link">
630_360_16597...</text:a>
']</text:p>
      <text:p text:style-name="P4">
Tags: ['Каховська ГЕС', 'Запорізька АЕС']</text:p>
      <text:p text:style-name="P4">
Type: Article</text:p>
      <!--METADATA-->
      <text:p text:style-name="P4">
<draw:frame draw:style-name="fr1" draw:name="Image139" text:anchor-type="as-char" svg:width="6.9236in" svg:height="3.956343in" draw:z-index="0">
<draw:image xlink:href="../Images/yкринформ/2023-06-14T17-24-54-03-00/630_360_1659707865-297.jpg" xlink:type="simple" xlink:show="embed" xlink:actuate="onLoad" draw:mime-type="image/jpeg"/>
</draw:frame>
 У разівчинення росіянами вибуху на Запорізькій АЕС наслідки виявляться страшнішимиза ядерне бомбардування японських міст Хіросіма і Нагасакі в часи Другоїсвітової війни.</text:p>
      <text:p text:style-name="P4">
Таку думку висловив колишній міністр охорони довкілля та ядерної безпекиУкраїни Юрій Костенко в ефірі <text:a xlink:type="simple" xlink:href="https://ukr.radio/news.html" text:style-name="Internet_20_link" text:visited-style-name="Visited_20_Internet_20_Link">
 Українського Радіо</text:a>
, передає Укрінформ.</text:p>
      <text:p text:style-name="P4">
"Росія поки що не переміщує ядерні боєзаряди, адже США повністю відслідковуютьпереміщення з російських сховищ ядерних боєзарядів. Але інше, те, що некоментує Пентагон, – події на Запорізькій атомній станції. Ядерний вибух на <text:a xlink:type="simple" xlink:href="https://www.ukrinform.ua/tag-zaporizka-aes" text:style-name="Internet_20_link" text:visited-style-name="Visited_20_Internet_20_Link">
ЗАЕС </text:a>
 – це навіть не Хіросіма йНагасакі. Це набагато страшніша і масштабніша ядерна аварія, що може призвестив умовах такої війни до непередбачуваних наслідків", – зауважив Костенко.</text:p>
      <text:p text:style-name="P4">
За його словами, жоден з аналітиків не візьметься оцінювати, що і як робити,коли на території Запорізької області ведуться активні бойові дії і раптомвибухне реактор чи сховище відпрацьованого ядерного палива.</text:p>
      <text:p text:style-name="P4">
Ексміністр переконаний, що катастрофа на Каховському гідровузлі є предтечеюподій, які в набагато більших і страшніших масштабах можуть відбуватися наЗапорізькій АЕС.</text:p>
      <text:p text:style-name="P4">
"Я б рекомендував вищому українському керівництву сідати і проводити ізЗаходом переговори, як не допустити найстрашнішого сценарію на ЗАЕС. Аджезавезення тактичної ядерної зброї на територію Білорусі — це досить теоретичнізагрози для безпеки НАТО та початку ядерної війни. А те, що може відбуватисяна ЗАЕС — тим більше, що зараз українські війська продовжують наступ із метоювизволення і Запорізької області, і Енергодара — стає ядерною небезпекою номеродин не лише для України, а й для всього світу", —зазначив ексурядовець.</text:p>
      <text:p text:style-name="P4">
На думку колишнього очільника Міндовкілля, на тлі тотального провалу такзваної спеціальної військової операції вище політичне і військове керівництвоРосії не має уявлення, як діяти далі. Підтвердженням цьому, за словамиКостенка, є події на Запорізькій АЕС, де загарбники починають підготовку доважкої аварії, що є одним з елементів ядерної війни.</text:p>
      <text:p text:style-name="P4">
<text:span text:style-name="T4">
Читайте також:</text:span>
 <text:a xlink:type="simple" xlink:href="https://www.ukrinform.ua/rubric-economy/3721701-ekspertam-magate-potriben-dostup-do-okupovanoi-zaporizkoi-teploelektrostancii-grossi.html" text:style-name="Internet_20_link" text:visited-style-name="Visited_20_Internet_20_Link">
 Експертам МАГАТЕ потрібен доступ до окупованоїЗапорізької теплоелектростанції – Гроссі </text:a>
</text:p>
      <text:p text:style-name="P4">
Також на підвищення Президентом Росії Володимиром Путіним ядерних ставоквказує осушування Каховського водосховища та підрив греблі ГЕС.</text:p>
      <text:p text:style-name="P4">
Як повідомляв Укрінформ, російські <text:a xlink:type="simple" xlink:href="https://www.ukrinform.ua/rubric-economy/3722660-zagarbniki-ne-dozvolaut-perevesti-patij-energoblok-zaes-u-stan-holodnij-zupin.html" text:style-name="Internet_20_link" text:visited-style-name="Visited_20_Internet_20_Link">
 загарбники</text:a>
 <text:a xlink:type="simple" xlink:href="https://www.ukrinform.ua/rubric-economy/3722660-zagarbniki-ne-dozvolaut-perevesti-patij-energoblok-zaes-u-stan-holodnij-zupin.html" text:style-name="Internet_20_link" text:visited-style-name="Visited_20_Internet_20_Link">
 не дозволяють</text:a>
 українськомуперсоналу Запорізької АЕС перевести енергоблок №5 у стан "холодний зупин", якце передбачено розпорядженням Держатомрегулювання від 8 червня 2023 року.</text:p>
      <text:p text:style-name="P4">
Також росіяни <text:a xlink:type="simple" xlink:href="https://www.ukrinform.ua/rubric-economy/3722824-ukraina-perestala-otrimuvati-napramu-informaciu-pro-radiacijnij-stan-na-zaes.html" text:style-name="Internet_20_link" text:visited-style-name="Visited_20_Internet_20_Link">
 зупинили автоматичну передачу даних</text:a>
 з датчиківрадіаційного моніторингу на Запорізькій АЕС. Цю інформацію в ручному режимітепер передають представники Міжнародного агентства з ядерної енергії.</text:p>
      <text:p text:style-name="P4">
Тим часом самопроголошений президент Білорусі Олександр <text:a xlink:type="simple" xlink:href="https://www.ukrinform.ua/rubric-world/3722813-lukasenko-zaaviv-pro-pocatok-nadhodzenna-rosijskoi-adernoi-zbroi-do-bilorusi.html" text:style-name="Internet_20_link" text:visited-style-name="Visited_20_Internet_20_Link">
 Лукашенко</text:a>
 <text:a xlink:type="simple" xlink:href="https://www.ukrinform.ua/rubric-world/3722813-lukasenko-zaaviv-pro-pocatok-nadhodzenna-rosijskoi-adernoi-zbroi-do-bilorusi.html" text:style-name="Internet_20_link" text:visited-style-name="Visited_20_Internet_20_Link">
 заявив</text:a>
 , що до країни почаланадходити російська тактична ядерна зброя.</text:p>
      <text:p text:style-name="P4">
Source: <text:a xlink:type="simple" xlink:href="https://www.ukrinform.ua/rubric-economy/3722892-u-razi-adernogo-vibuhu-na-zaes-naslidki-budut-strasnisimi-za-hirosimu-i-nagasaki-eksministr.html" text:style-name="Internet_20_link" text:visited-style-name="Visited_20_Internet_20_Link">
https://www.ukrinform.ua/rubric-economy/3722892-u-razi-adernogo-vibuhu-na-zaes-naslidki-budut-strasnisimi-za-hirosimu-i-nagasaki-eksministr.html</text:a>
</text:p>
      <!--NEWS-->
      <text:h text:style-name="P10" text:outline-level="1">
<text:span text:style-name="T4">
З Риги відправили конвой гуманітарної і військової допомоги в Україну</text:span>
</text:h>
      <text:p text:style-name="P4">
Authors: Ukrinform (Person)</text:p>
      <text:p text:style-name="P4">
Publisher: Укринформ (Organization)</text:p>
      <text:p text:style-name="P4">
Published Time: 2023-06-14T17:27:00+03:00</text:p>
      <text:p text:style-name="P4">
Modified Time: 2023-06-14T17:27:00+03:00</text:p>
      <text:p text:style-name="P4">
Description: У латвійській столиці 13 червня відбулася церемонія відправлення в Україну чергового конвою допомоги з гуманітарними та військовими вантажами, підготовленого Конфедерацією українців Латвії «ВІЧЕ». — Укрінформ.</text:p>
      <text:p text:style-name="P4">
Images: ['<text:a xlink:type="simple" xlink:href="https://static.ukrinform.com/photos/2023_06/thumb_files/630_360_1686752501-758.jpg" text:style-name="Internet_20_link" text:visited-style-name="Visited_20_Internet_20_Link">
630_360_16867...</text:a>
']</text:p>
      <text:p text:style-name="P4">
Tags: ['Діаспора', 'Гуманітарна допомога', 'Латвія', 'Посольство', 'Війна з Росією']</text:p>
      <text:p text:style-name="P4">
Type: Article</text:p>
      <!--METADATA-->
      <text:p text:style-name="P4">
<draw:frame draw:style-name="fr1" draw:name="Image140" text:anchor-type="as-char" svg:width="6.9236in" svg:height="3.956343in" draw:z-index="0">
<draw:image xlink:href="../Images/yкринформ/2023-06-14T17-27-00-03-00/630_360_1686752501-758.jpg" xlink:type="simple" xlink:show="embed" xlink:actuate="onLoad" draw:mime-type="image/jpeg"/>
</draw:frame>
 Улатвійській столиці 13 червня відбулася церемонія відправлення в Українучергового конвою допомоги з гуманітарними та військовими вантажами,підготовленого Конфедерацією українців Латвії «ВІЧЕ».</text:p>
      <text:p text:style-name="P4">
Про це повідомляє Укрінформ з посиланням на фейсбук-сторінки <text:a xlink:type="simple" xlink:href="https://www.facebook.com/vichelv/posts/211575018505335" text:style-name="Internet_20_link" text:visited-style-name="Visited_20_Internet_20_Link">
 «ВІЧЕ»</text:a>
 та <text:a xlink:type="simple" xlink:href="https://www.facebook.com/UKRinLatvia/posts/653842756775781" text:style-name="Internet_20_link" text:visited-style-name="Visited_20_Internet_20_Link">
 ПосольстваУкраїни в Латвії </text:a>
.</text:p>
      <text:p text:style-name="P4">
</text:p>
      <text:p text:style-name="P4">
Голова правління Конфедерації українських товариств Оксана Січко зазначила, щозазвичай збір вантажів триває кілька тижнів. І вантажі цього конвою були вжезібрані, коли прийшла звістка про жахливий теракт - підрив агресором гребліКаховської ГЕС. Тому було прийнято рішення терміново збирати допомогу дляпостраждалих мешканців Херсонщини.</text:p>
      <text:p text:style-name="P4">
</text:p>
      <text:p text:style-name="P4">
«Те, що сталося на Каховській ГЕС – це теракт та екоцид. Такі страшні злочини,які скоює російський агресор в Україні вкотре доводять, що Росія – цеабсолютне зло. Я щиро вдячний дружньому латвійському народу, латвійськимпідприємцям, волонтерам, організаціям за вашу допомогу, за те, що разом з намиборетесь з цим злом, невтомно стоїте поряд з нами», - сказав на відправленніконвою посол України в Латвії Анатолій Куцевол.</text:p>
      <text:p text:style-name="P4">
Дійсно, в зборі конвою взяла участь велика кількість латвійських організаційта активістів.</text:p>
      <text:p text:style-name="P4">
</text:p>
      <text:p text:style-name="P4">
Зокрема, компанія Laivu Depo надала для постраждалих від російського терактуна Каховській ГЕС човен для евакуації місцевого населення. Ще один човен тарятувальні жилети пожертвували співробітники мережі магазинів K Senukai.</text:p>
      <text:p text:style-name="P4">
</text:p>
      <text:p text:style-name="P4">
Благодійний фонд Ziedot.lv відкрив збір пожертв на допомогу українцям,постраждалим внаслідок катастрофічного затоплення. Оперативно було зібраноприблизно 90 тис. євро. Частину з цієї суми було використано для закупівлінасосів для відкачування води, генераторів, наметів, павербанків, ліхтариків,респіраторів, захисних рукавиць, гумових чобіт, бензопил та іншихінструментів, газових портативних плиток, лопат і сокир, корму для тваринтощо.</text:p>
      <text:p text:style-name="P4">
Латвійський піаніст Андрій Осокін передав для постраждалих 1000 порцій їжі (зелементом саморозігріву). Вимушені переселенці з України, які мешкають вЄлгаві, зібрали 1000 євро на продукти харчування для малюків і підгузки.</text:p>
      <text:p text:style-name="P4">
</text:p>
      <text:p text:style-name="P4">
Деяка допомога, що входить до гуманітарної частини вантажу, також будедоставлена для українських військових у район ведення бойових дій.</text:p>
      <text:p text:style-name="P4">
</text:p>
      <text:p text:style-name="P4">
Цим конвоєм також буде доставлена допомога для трьох груп з розмінування, щорозчищають шлях для контрнаступу Збройних Сил України. Завдяки ініціативіSTOPIFY, вони отримають два потужні та надійні позашляховики VolkswagenAmarok, заповнені різним спорядженням, зокрема металошукачами. Також завдякиабонентам цієї благодійної платформи українські захисники отримають вісімдронів, планшети, тепловізори, далекоміри, біноклі, зарядні станції та мотордля човна.</text:p>
      <text:p text:style-name="P4">
Спочатку цей конвой був підготовлений для 47-ї бригади ЗСУ, Державної служби знадзвичайних ситуацій України, інженерно-саперного батальйону ЗСУ, 36-їБригади морської піхоти, 21-ї Бригади, підрозділам Національної поліції«Лють», 110 і 10 бригади, розвідувальним батальйонам Міністерства оборониУкраїни та іншим.</text:p>
      <text:p text:style-name="P4">
Нагадаємо, у латвійській столиці <text:a xlink:type="simple" xlink:href="https://www.ukrinform.ua/rubric-diaspora/3721798-na-osokinskomu-festivali-svobodi-u-rizi-dla-ukraini-zibrali-10-tis-evro-dopomogi.html" text:style-name="Internet_20_link" text:visited-style-name="Visited_20_Internet_20_Link">
 завершився</text:a>
 IV Осокінськийфестиваль Свободи, на якому було зібрано приблизно 10 тис. євро допомоги дляУкраїни.</text:p>
      <text:p text:style-name="P4">
<text:span text:style-name="T5">
Фото: Посольство України в Латвії, Latvijā dzīvojošo ukraiņu biedrībukonfederācija "Viche" / Фейсбук</text:span>
</text:p>
      <text:p text:style-name="P4">
Source: <text:a xlink:type="simple" xlink:href="https://www.ukrinform.ua/rubric-diaspora/3722890-z-rigi-vidpravili-konvoj-gumanitarnoi-i-vijskovoi-dopomogi-v-ukrainu.html" text:style-name="Internet_20_link" text:visited-style-name="Visited_20_Internet_20_Link">
https://www.ukrinform.ua/rubric-diaspora/3722890-z-rigi-vidpravili-konvoj-gumanitarnoi-i-vijskovoi-dopomogi-v-ukrainu.html</text:a>
</text:p>
      <!--NEWS-->
      <text:h text:style-name="P10" text:outline-level="1">
<text:span text:style-name="T4">
Прикарпатська громада розробила для туристів піші екскурсії до давніх храмів</text:span>
</text:h>
      <text:p text:style-name="P4">
Authors: Ukrinform (Person)</text:p>
      <text:p text:style-name="P4">
Publisher: Укринформ (Organization)</text:p>
      <text:p text:style-name="P4">
Published Time: 2023-06-14T17:31:14+03:00</text:p>
      <text:p text:style-name="P4">
Modified Time: 2023-06-14T17:31:14+03:00</text:p>
      <text:p text:style-name="P4">
Description: На Прикарпатті Солотвинська громада розробила для туристів піші екскурсії до давніх храмів, в одному з яких досі зберігається Євангеліє 1600 року. — Укрінформ.</text:p>
      <text:p text:style-name="P4">
Images: ['<text:a xlink:type="simple" xlink:href="https://static.ukrinform.com/photos/2023_06/thumb_files/630_360_1686753019-146.jpg" text:style-name="Internet_20_link" text:visited-style-name="Visited_20_Internet_20_Link">
630_360_16867...</text:a>
']</text:p>
      <text:p text:style-name="P4">
Tags: ['Івано-Франківщина', 'Прикарпаття', 'Екскурсія']</text:p>
      <text:p text:style-name="P4">
Type: Article</text:p>
      <!--METADATA-->
      <text:p text:style-name="P4">
<draw:frame draw:style-name="fr1" draw:name="Image147" text:anchor-type="as-char" svg:width="6.9236in" svg:height="3.956343in" draw:z-index="0">
<draw:image xlink:href="../Images/yкринформ/2023-06-14T17-31-14-03-00/630_360_1686753019-146.jpg" xlink:type="simple" xlink:show="embed" xlink:actuate="onLoad" draw:mime-type="image/jpeg"/>
</draw:frame>
 НаПрикарпатті Солотвинська громада розробила для туристів піші екскурсії додавніх храмів, в одному з яких досі зберігається Євангеліє 1600 року.</text:p>
      <text:p text:style-name="P4">
Про це кореспонденту Укрінформу повідомила керівниця відділу культури,туризму, національностей та релігій Солотвинської територіальної громади ІринаСуслик.</text:p>
      <text:p text:style-name="P4">
«Розваги сьогодні не на часі. Під час війни ми взяли курс на духовний розвитокта відпочинок просто неба. У нас, окрім Манявського скиту, можна побачити щеСвято-Серафимівський монастир у селі Кривець, є давня церква 16 століття уселі Кричка. Також ми пропонуємо туристам відвідати церкву святогоАрхистратига Михаїла у селі Бабче, де досі зберігається Євангеліє 1600 року»,- зазначила Суслик.</text:p>
      <text:p text:style-name="P4">
<text:span text:style-name="T4">
Читайте також:</text:span>
 <text:a xlink:type="simple" xlink:href="https://www.ukrinform.ua/rubric-regions/3721645-gromadi-rivnensini-i-prikarpatta-rozvivaut-spivpracu-u-sferah-ozdorovlenna-ditej-ta-obminu-dosvidom.html" text:style-name="Internet_20_link" text:visited-style-name="Visited_20_Internet_20_Link">
 Громади Рівненщини і Прикарпаття розвивають співпрацю усферах оздоровлення дітей та обміну досвідом</text:a>
</text:p>
      <text:p text:style-name="P4">
За її словами, нині в громаді для туристів готують путівник «Духовнимисвятинями Солотвинської громади». Також гостям пропонують екскурсії горами ізвідпочинком в наметах та з кухнею на вогню.</text:p>
      <text:p text:style-name="P4">
Серед популярних туристичних маршрутів у громаді залишаються також Манявськийводоспад та Національний природний парк «Синьогора».</text:p>
      <text:p text:style-name="P4">
Манявський скит - аскетичний чоловічий монастир східного обряду, визначнийосередок духовності, культури і мистецтва України.</text:p>
      <text:p text:style-name="P4">
Фото: Солотвинська селищна рада</text:p>
      <text:p text:style-name="P4">
Source: <text:a xlink:type="simple" xlink:href="https://www.ukrinform.ua/rubric-regions/3722894-prikarpatska-gromada-rozrobila-dla-turistiv-pisi-ekskursii-do-davnih-hramiv.html" text:style-name="Internet_20_link" text:visited-style-name="Visited_20_Internet_20_Link">
https://www.ukrinform.ua/rubric-regions/3722894-prikarpatska-gromada-rozrobila-dla-turistiv-pisi-ekskursii-do-davnih-hramiv.html</text:a>
</text:p>
      <!--NEWS-->
      <text:h text:style-name="P10" text:outline-level="1">
<text:span text:style-name="T4">
«Інгулець» поступився ЛНЗ «Черкасам» і вилетів з УПЛ</text:span>
</text:h>
      <text:p text:style-name="P4">
Authors: Ukrinform (Person)</text:p>
      <text:p text:style-name="P4">
Publisher: Укринформ (Organization)</text:p>
      <text:p text:style-name="P4">
Published Time: 2023-06-14T17:33:53+03:00</text:p>
      <text:p text:style-name="P4">
Modified Time: 2023-06-14T17:33:53+03:00</text:p>
      <text:p text:style-name="P4">
Description: «Інгулець» вилетів до Першої ліги, поступившись «Черкасам». — Укрінформ.</text:p>
      <text:p text:style-name="P4">
Images: ['<text:a xlink:type="simple" xlink:href="https://static.ukrinform.com/photos/2023_06/thumb_files/630_360_1686753186-130.jpeg" text:style-name="Internet_20_link" text:visited-style-name="Visited_20_Internet_20_Link">
630_360_16867...</text:a>
']</text:p>
      <text:p text:style-name="P4">
Tags: ['Футбол', 'Інгулець']</text:p>
      <text:p text:style-name="P4">
Type: Article</text:p>
      <!--METADATA-->
      <text:p text:style-name="P4">
<draw:frame draw:style-name="fr1" draw:name="Image148" text:anchor-type="as-char" svg:width="6.9236in" svg:height="3.956343in" draw:z-index="0">
<draw:image xlink:href="../Images/yкринформ/2023-06-14T17-33-53-03-00/630_360_1686753186-130.jpeg" xlink:type="simple" xlink:show="embed" xlink:actuate="onLoad" draw:mime-type="image/jpeg"/>
</draw:frame>
«Інгулець» вилетів до Першої ліги, поступившись «Черкасам».</text:p>
      <text:p text:style-name="P4">
ЛНЗ «Черкаси» перемогли «Інгулець» 2:1(3:2 за підсумками двох матчів) і вийшлидо Української прем'єр-ліги, передає Укрінформ.</text:p>
      <text:p text:style-name="P4">
У складі черкасців відзначився Савін, Коробенко забив у власні ворота.«Інгулець» відповів єдиним голом Сітала.</text:p>
      <text:p text:style-name="P4">
Як повідомлялося, в паралельному матчі «Верес» гарантував собі місце в УПЛ нанаступний сезон, здолавши «Металург» (6:1).</text:p>
      <text:p text:style-name="P4">
<text:span text:style-name="T4">
Читайте також:</text:span>
 <text:a xlink:type="simple" xlink:href="https://www.ukrinform.ua/rubric-sports/3722806-futbolisti-veresa-zalisatsa-u-premerlizi.html" text:style-name="Internet_20_link" text:visited-style-name="Visited_20_Internet_20_Link">
 Футболісти « <text:span text:style-name="T4">
Верес</text:span>
 а» залишаться у Прем'єр-лізі</text:a>
</text:p>
      <text:p text:style-name="P4">
Як повідомляв Укрінформ, за підсумками сезону 2022/2023 до Першої лігиопустилися «Інгулець», «Львів» і «Металіст».</text:p>
      <text:p text:style-name="P4">
Фото: ФК Інгулець</text:p>
      <text:p text:style-name="P4">
Source: <text:a xlink:type="simple" xlink:href="https://www.ukrinform.ua/rubric-sports/3722896-ingulec-postupivsa-lnz-cerkasam-i-viletiv-z-upl.html" text:style-name="Internet_20_link" text:visited-style-name="Visited_20_Internet_20_Link">
https://www.ukrinform.ua/rubric-sports/3722896-ingulec-postupivsa-lnz-cerkasam-i-viletiv-z-upl.html</text:a>
</text:p>
      <!--NEWS-->
      <text:h text:style-name="P10" text:outline-level="1">
<text:span text:style-name="T4">
На узбережжі Одещини знайшли багато мертвих тварин з Червоної книги</text:span>
</text:h>
      <text:p text:style-name="P4">
Authors: Ukrinform (Person)</text:p>
      <text:p text:style-name="P4">
Publisher: Укринформ (Organization)</text:p>
      <text:p text:style-name="P4">
Published Time: 2023-06-14T17:36:00+03:00</text:p>
      <text:p text:style-name="P4">
Modified Time: 2023-06-14T17:36:00+03:00</text:p>
      <text:p text:style-name="P4">
Description: На узбережжя Національного природного парку Тузлівські лимани море винесло чимало тритонів. Більшість тварин – мертва. — Укрінформ.</text:p>
      <text:p text:style-name="P4">
Images: ['<text:a xlink:type="simple" xlink:href="https://static.ukrinform.com/photos/2023_06/thumb_files/630_360_1686754184-558.jpg" text:style-name="Internet_20_link" text:visited-style-name="Visited_20_Internet_20_Link">
630_360_16867...</text:a>
']</text:p>
      <text:p text:style-name="P4">
Tags: ['Одещина', 'Тварини', ' Чорне море']</text:p>
      <text:p text:style-name="P4">
Type: Article</text:p>
      <!--METADATA-->
      <text:p text:style-name="P4">
<draw:frame draw:style-name="fr1" draw:name="Image149" text:anchor-type="as-char" svg:width="6.9236in" svg:height="3.956343in" draw:z-index="0">
<draw:image xlink:href="../Images/yкринформ/2023-06-14T17-36-00-03-00/630_360_1686754184-558.jpg" xlink:type="simple" xlink:show="embed" xlink:actuate="onLoad" draw:mime-type="image/jpeg"/>
</draw:frame>
 Наузбережжя Національного природного парку Тузлівські лимани море винесло чималотритонів. Більшість тварин – мертва.</text:p>
      <text:p text:style-name="P4">
Про це у <text:a xlink:type="simple" xlink:href="https://www.facebook.com/rusevivan/posts/2269845466534866" text:style-name="Internet_20_link" text:visited-style-name="Visited_20_Internet_20_Link">
 Фейсбуці</text:a>
повідомив доктор біологічних наук Іван Русев, передає Укрінформ.</text:p>
      <text:p text:style-name="P4">
«Нашими працівниками Натальей Брусенцовою та Оленою Староверовою вчора булизафіксовані перші живі і загиблі тварини, які приплили з Дніпра. Це тритони зЧервоної книги (вид ще буде уточнено). В нашому Національному природному парку"Тузлівські лимани" вони не мешкають», - написав Русев.</text:p>
      <text:p text:style-name="P4">
</text:p>
      <text:p text:style-name="P4">
</text:p>
      <text:p text:style-name="P4">
<text:span text:style-name="T4">
Читайте також:</text:span>
 <text:a xlink:type="simple" xlink:href="https://www.ukrinform.ua/rubric-regions/3722867-ribaliti-ta-kupatisa-u-mori-poblizu-odesi-protagom-roku-e-nebezpecnim-ekspert.html" text:style-name="Internet_20_link" text:visited-style-name="Visited_20_Internet_20_Link">
 Рибалити та купатися у морі поблизу Одеси протягом року єнебезпечним – експерт </text:a>
</text:p>
      <text:p text:style-name="P4">
Науковець зазначив, що більшість знайдених тварин – мертва. Окрім тритонівпрацівники нацпарку виявили й жаб різних видів.</text:p>
      <text:p text:style-name="P4">
</text:p>
      <text:p text:style-name="P4">
«Ті тритони чи жаби, що були ще живі, одразу становились їжею для птахів-мартинів, бакланів, чапель, наземних хижих ссавців. Число викинутих на берегморя в межах нашого парку може рахуватися на десятки тисячі», - повідомивРусев.</text:p>
      <text:p text:style-name="P4">
</text:p>
      <text:p text:style-name="P4">
Як повідомлялося, морські організми, які живуть на дні Чорного моря, можуть <text:a xlink:type="simple" xlink:href="https://www.ukrinform.ua/rubric-regions/3722821-pridonni-organizmi-u-cornomu-mori-zaznaut-velikih-vtrat-ekspert.html" text:style-name="Internet_20_link" text:visited-style-name="Visited_20_Internet_20_Link">
зникнути </text:a>
 на певних ділянкахакваторії через забруднення моря після підриву російськими загарбникамиКаховської ГЕС.</text:p>
      <text:p text:style-name="P4">
<text:span text:style-name="T5">
Фото: Нацпарк "Тузлівські лимани"</text:span>
</text:p>
      <text:p text:style-name="P4">
Source: <text:a xlink:type="simple" xlink:href="https://www.ukrinform.ua/rubric-regions/3722905-na-uzberezzi-odesini-znajsli-bagato-mertvih-tvarin-z-cervonoi-knigi.html" text:style-name="Internet_20_link" text:visited-style-name="Visited_20_Internet_20_Link">
https://www.ukrinform.ua/rubric-regions/3722905-na-uzberezzi-odesini-znajsli-bagato-mertvih-tvarin-z-cervonoi-knigi.html</text:a>
</text:p>
      <!--NEWS-->
      <text:h text:style-name="P10" text:outline-level="1">
<text:span text:style-name="T4">
Українські підприємці можуть отримати гранти до $150 тисяч за програмою USAID - Мінекономіки</text:span>
</text:h>
      <text:p text:style-name="P4">
Authors: Ukrinform (Person)</text:p>
      <text:p text:style-name="P4">
Publisher: Укринформ (Organization)</text:p>
      <text:p text:style-name="P4">
Published Time: 2023-06-14T17:38:41+03:00</text:p>
      <text:p text:style-name="P4">
Modified Time: 2023-06-14T17:38:41+03:00</text:p>
      <text:p text:style-name="P4">
Description: За програмою USAID «Конкурентоспроможна економіка України» малі та середні підприємці можуть отримати фінансову підтримку до $150 тисяч для розвитку, підвищення конкурентоспроможності своєї продукції та послуг. — Укрінформ.</text:p>
      <text:p text:style-name="P4">
Images: ['<text:a xlink:type="simple" xlink:href="https://static.ukrinform.com/photos/2021_03/thumb_files/630_360_1615897721-478.jpg" text:style-name="Internet_20_link" text:visited-style-name="Visited_20_Internet_20_Link">
630_360_16158...</text:a>
']</text:p>
      <text:p text:style-name="P4">
Tags: ['Бізнес', 'Мінекономіки', 'USAID']</text:p>
      <text:p text:style-name="P4">
Type: Article</text:p>
      <!--METADATA-->
      <text:p text:style-name="P4">
<draw:frame draw:style-name="fr1" draw:name="Image155" text:anchor-type="as-char" svg:width="6.9236in" svg:height="3.956343in" draw:z-index="0">
<draw:image xlink:href="../Images/yкринформ/2023-06-14T17-38-41-03-00/630_360_1615897721-478.jpg" xlink:type="simple" xlink:show="embed" xlink:actuate="onLoad" draw:mime-type="image/jpeg"/>
</draw:frame>
 Запрограмою USAID «Конкурентоспроможна економіка України» малі та середніпідприємці можуть отримати фінансову підтримку до $150 тисяч для розвитку,підвищення конкурентоспроможності своєї продукції та послуг.</text:p>
      <text:p text:style-name="P4">
Як передає Укрінформ, про це повідомляє <text:a xlink:type="simple" xlink:href="https://www.me.gov.ua/News/Detail" text:style-name="Internet_20_link" text:visited-style-name="Visited_20_Internet_20_Link">
 пресслужба Мінекономіки.</text:a>
</text:p>
      <text:p text:style-name="P4">
"Український малий та середній бізнес може скористатись не лише урядовоюгрантовою програмою єРобота, а й програмою партнера Мінекономіки USAID«Конкурентоспроможна економіка України» та отримати фінансову підтримку до$150 тисяч для розвитку, підвищення конкурентоспроможності своєї продукції тапослуг на внутрішньому і зовнішніх ринках. На сьогодні приймаються заявки наотримання грантів за чотирма програмами", - йдеться в повідомленні.</text:p>
      <text:p text:style-name="P4">
Зазначається, що програма “Безперервність та відновлення <text:a xlink:type="simple" xlink:href="https://www.ukrinform.ua/tag-biznes" text:style-name="Internet_20_link" text:visited-style-name="Visited_20_Internet_20_Link">
 бізнесу</text:a>
 ” - спрямована на підтримкубезперервності та відновлення бізнесу, включно із переміщенням абовідновленням бізнесу в умовах війни, розширенням на зовнішні ринки, а такожпідтримкою рівня наявних бізнес-можливостей або їхнім покращенням.</text:p>
      <text:p text:style-name="P4">
Діяльність може бути зосереджена на таких потребах: розвиток виробництва,продажі, адаптація продукту чи запуск нового продукту, сертифікація, цифровіта торгові можливості, покращення бізнес-процесів і моделей, розбудоваорганізаційного потенціалу.</text:p>
      <text:p text:style-name="P4">
Гранти можуть отримати підприємства, що працюють в секторах: інформаційнихтехнологій та інжинірингу, виробництва (електронне обладнання, меблі, одяг тавзуття, косметичні та інші вироби для здорового життя, продукти харчування,тощо), послуг (послуги з автоматизації, проектування, оптимізації виробництвта бізнесу, консалтинг, освіта, комунікації тощо), креативних індустрій(фільми, аудіовізуальні матеріали, мода та виробництво крафтовоїпродукції).Гранти можуть отримати ФОП, приватні підприємства, ТОВ, АТ, щомають штат до 250 працівників та річний оборот до 50 млн євро. Сума гранту –від 600 тис грн до 1,2 млн грн. Заявки приймаються до 24 липня 2023 року.</text:p>
      <text:p text:style-name="P4">
Гранти для малих та середніх жіночих та сімейних підприємств - надаватимутьсяна релокацію бізнесу, відкриття нового напрямку бізнесу, його масштабування натериторії України, вихід на міжнародні ринки, запровадження інноваційнихрішень, оптимізації бізнес-процесів з метою підвищення ефективності. Грантможуть отримати підприємства, що працюють в секторах: виробництво косметичних,текстильних виробів, предметів домашнього вжитку, крафтові виробництва,переробка харчових продуктів, IT, виготовлення меблів та інших продуктів.Гранти можуть отримати ФОП, приватні підприємства, ТОВ, АТ, що мають штат до250 працівників та річний оборот до 50 млн євро. Сума гранту - від $10 000 до$35 000. Заявки приймаються до 24 липня 2023 року.</text:p>
      <text:p text:style-name="P4">
Гранти для підтримки експортних альянсів - надаватимуться на реалізаціюзаходів з формування та діяльності експортних альянсів - об’єднань підприємствдля спільного просування своєї продукції на експортних ринках, які включаютьне менше 5 підприємств. Заявки прийматимуться від зареєстрованих в Українінеурядових організацій (альянсів, асоціацій, спілок, об’єднань тощо), щопредставляють підприємства та приватних підприємців певної галузі (сектору)економіки. Учасниками експортного альянсу можуть бути ФОП, приватніпідприємства, що мають штат до 250 працівників та річний оборот до 50 млнєвро. Сума гранту - від $35 000 до $150 000. Заявки приймаються до 30 вересня2023 року.</text:p>
      <text:p text:style-name="P4">
<text:span text:style-name="T4">
Читайте також:</text:span>
 <text:a xlink:type="simple" xlink:href="https://www.ukrinform.ua/rubric-regions/3719670-usaid-i-partneri-rozgornuli-dopomogu-postrazdalim-vid-pidrivu-kahovskoi-ges.html" text:style-name="Internet_20_link" text:visited-style-name="Visited_20_Internet_20_Link">
 <text:span text:style-name="T4">
USAID</text:span>
 і партнери розгорнули допомогу постраждалим відпідриву Каховської ГЕС </text:a>
</text:p>
      <text:p text:style-name="P4">
Гранти для підтримки участі українського бізнесу в міжнародних торговельнихзаходах - надання грантів сприятиме відновленню та розвитку експортнихпродажів підприємств, допоможе їм залучити інвестиції, розширити доступ доіноземних ринків, а також відкрити нові бізнес-можливості. Пріоритетнимигалузями для надання грантової підтримки є інформаційні технології,інжиніринг, виробництво, а також креативні індустрії та послуги. Сума гранту -від $35000 до $90000. Заявки приймаються до 15 вересня 2023 року.</text:p>
      <text:p text:style-name="P4">
Як повідомляв Укрінформ, Агентство США з міжнародного розвитку (USAID) надасть22,5 млн гривень допомоги постраждалим від підриву Каховської ГЕСгосподарствам.</text:p>
      <text:p text:style-name="P4">
Source: <text:a xlink:type="simple" xlink:href="https://www.ukrinform.ua/rubric-economy/3722897-ukrainski-pidpriemci-mozut-otrimati-granti-do-150-tisac-za-programou-usaid-minekonomiki.html" text:style-name="Internet_20_link" text:visited-style-name="Visited_20_Internet_20_Link">
https://www.ukrinform.ua/rubric-economy/3722897-ukrainski-pidpriemci-mozut-otrimati-granti-do-150-tisac-za-programou-usaid-minekonomiki.html</text:a>
</text:p>
      <!--NEWS-->
      <text:h text:style-name="P10" text:outline-level="1">
<text:span text:style-name="T4">
Під егідою ЮНЕСКО відбудеться Всесвітній форум щодо допомоги культурній спадщині України</text:span>
</text:h>
      <text:p text:style-name="P4">
Authors: Ukrinform (Person)</text:p>
      <text:p text:style-name="P4">
Publisher: Укринформ (Organization)</text:p>
      <text:p text:style-name="P4">
Published Time: 2023-06-14T17:39:13+03:00</text:p>
      <text:p text:style-name="P4">
Modified Time: 2023-06-14T17:39:13+03:00</text:p>
      <text:p text:style-name="P4">
Description: ЮНЕСКО долучиться до організації Всесвітнього форуму щодо допомоги українській культурній спадщині, а також приєднається до відбудови Іванківського історико-краєзнавчого музею. — Укрінформ.</text:p>
      <text:p text:style-name="P4">
Images: ['<text:a xlink:type="simple" xlink:href="https://static.ukrinform.com/photos/2017_12/thumb_files/630_360_1514623842-8873.jpg" text:style-name="Internet_20_link" text:visited-style-name="Visited_20_Internet_20_Link">
630_360_15146...</text:a>
']</text:p>
      <text:p text:style-name="P4">
Tags: ['Ткаченко', 'ЮНЕСКО', 'МКІП ']</text:p>
      <text:p text:style-name="P4">
Type: Article</text:p>
      <!--METADATA-->
      <text:p text:style-name="P4">
<draw:frame draw:style-name="fr1" draw:name="Image156" text:anchor-type="as-char" svg:width="6.9236in" svg:height="3.956343in" draw:z-index="0">
<draw:image xlink:href="../Images/yкринформ/2023-06-14T17-39-13-03-00/630_360_1514623842-8873.jpg" xlink:type="simple" xlink:show="embed" xlink:actuate="onLoad" draw:mime-type="image/jpeg"/>
</draw:frame>
 ЮНЕСКОдолучиться до організації Всесвітнього форуму щодо допомоги українськійкультурній спадщині, а також приєднається до відбудови Іванківського історико-краєзнавчого музею.</text:p>
      <text:p text:style-name="P4">
Про результати зустрічі із заступником гендиректора ЮНЕСКО з питань культуриЕрнесто Оттоне повідомив міністр культури та інформаційної політики ОлександрТкаченко в <text:a xlink:type="simple" xlink:href="https://t.me/otkachenkokyiv/3759" text:style-name="Internet_20_link" text:visited-style-name="Visited_20_Internet_20_Link">
 Телеграмі </text:a>
 , передаєУкрінформ.</text:p>
      <text:p text:style-name="P4">
"Обговорили проведення Всесвітнього форуму під егідою ЮНЕСКО щодо допомогикультурній спадщині України. Для нас цей форум є вкрай важливим, щоб винестипитання збереження культурної спадщини України на новий рівень", - написаввін.</text:p>
      <text:p text:style-name="P4">
</text:p>
      <text:p text:style-name="P4">
<text:span text:style-name="T5">
Фото: Олександр Ткаченко, Телеграм</text:span>
</text:p>
      <text:p text:style-name="P4">
За словами Ткаченка, сторони визначили подальші кроки в напрямку відбудовиІванківського історико-краєзнавчого музею - "один з конкретних та нагальнихпроєктів, який ми можемо відновити за допомоги ЮНЕСКО".</text:p>
      <text:p text:style-name="P4">
<text:span text:style-name="T4">
Читайте також:</text:span>
 <text:a xlink:type="simple" xlink:href="https://www.ukrinform.ua/rubric-culture/3721370-unesko-profinansue-restavraciu-cerkvi-vsih-svatih-aku-zbuduvav-mazepa.html" text:style-name="Internet_20_link" text:visited-style-name="Visited_20_Internet_20_Link">
 <text:span text:style-name="T4">
ЮНЕСКО</text:span>
 профінансує реставрацію Церкви Всіх Святих,яку збудував Мазепа </text:a>
</text:p>
      <text:p text:style-name="P4">
Міністр також нагадав, що Україна подала три номінаційні досьє доРепрезентативного списку нематеріальної культурної спадщини людства:“Українська писанка: традиція і мистецтво”, “Практика з охорони кобзарсько-лірницької традиції” та “Технологія вишивки “білим по білому” містаРешетилівка Полтавської області”, на розгляд яких очікує у 2024 та 2025 році.</text:p>
      <text:p text:style-name="P4">
Очільник МКІП висловив вдячність ЮНЕСКО за підтримку України у важкі часи. Вінпідкреслив, що попри труднощі, спричинені війною, Україна продовжуєпоглиблювати відносини з ЮНЕСКО та робить усе можливе, щоб бути ширшепредставленою в керівних органах конвенцій та списків спадщини ЮНЕСКО.Ткаченко додав, що зустрічі з представниками ЮНЕСКО завжди "про конструктив таплани на майбутнє".</text:p>
      <text:p text:style-name="P4">
"В особах керівників організації ми дійсно завжди відчуваємо справжніх друзів,які чують нас та готові підтримувати як в нагальних, так і в стратегічнихпотребах", - зауважив міністр.</text:p>
      <text:p text:style-name="P4">
<text:span text:style-name="T4">
Читайте також:</text:span>
 <text:a xlink:type="simple" xlink:href="https://www.ukrinform.ua/rubric-world/3721296-stati-planuut-povernutisa-do-unesko-zmi.html" text:style-name="Internet_20_link" text:visited-style-name="Visited_20_Internet_20_Link">
 Штати планують повернутися до <text:span text:style-name="T4">
ЮНЕСКО</text:span>
 – ЗМІ</text:a>
</text:p>
      <text:p text:style-name="P4">
Як повідомляв Укрінформ, з ініціативи МКІП і за підтримки ЮНЕСКО будевідреставровано Всіхсвятську церкву у складі Києво-Печерської лаври.</text:p>
      <text:p text:style-name="P4">
Source: <text:a xlink:type="simple" xlink:href="https://www.ukrinform.ua/rubric-culture/3722898-pid-egidou-unesko-vidbudetsa-vsesvitnij-forum-sodo-dopomogi-kulturnij-spadsini-ukraini.html" text:style-name="Internet_20_link" text:visited-style-name="Visited_20_Internet_20_Link">
https://www.ukrinform.ua/rubric-culture/3722898-pid-egidou-unesko-vidbudetsa-vsesvitnij-forum-sodo-dopomogi-kulturnij-spadsini-ukraini.html</text:a>
</text:p>
      <!--NEWS-->
      <text:h text:style-name="P10" text:outline-level="1">
<text:span text:style-name="T4">
Масові отруєння у Львові: лікарі підтвердили сальмонельоз</text:span>
</text:h>
      <text:p text:style-name="P4">
Authors: Ukrinform (Person)</text:p>
      <text:p text:style-name="P4">
Publisher: Укринформ (Organization)</text:p>
      <text:p text:style-name="P4">
Published Time: 2023-06-14T17:44:10+03:00</text:p>
      <text:p text:style-name="P4">
Modified Time: 2023-06-14T17:44:10+03:00</text:p>
      <text:p text:style-name="P4">
Description: У Львівській обласній інфекційній лікарні перебуває 23 пацієнти внаслідок харчового отруєння у різних закладах харчування. В обох випадках спалаху інфікування бактеріологи знайшли сальмонелу. — Укрінформ.</text:p>
      <text:p text:style-name="P4">
Images: ['<text:a xlink:type="simple" xlink:href="https://static.ukrinform.com/photos/2021_03/thumb_files/630_360_1615385026-257.jpg" text:style-name="Internet_20_link" text:visited-style-name="Visited_20_Internet_20_Link">
630_360_16153...</text:a>
']</text:p>
      <text:p text:style-name="P4">
Tags: ['Львів', 'Отруєння', 'Лікарі', 'Сальмонельоз']</text:p>
      <text:p text:style-name="P4">
Type: Article</text:p>
      <!--METADATA-->
      <text:p text:style-name="P4">
<draw:frame draw:style-name="fr1" draw:name="Image158" text:anchor-type="as-char" svg:width="6.9236in" svg:height="3.956343in" draw:z-index="0">
<draw:image xlink:href="../Images/yкринформ/2023-06-14T17-44-10-03-00/630_360_1615385026-257.jpg" xlink:type="simple" xlink:show="embed" xlink:actuate="onLoad" draw:mime-type="image/jpeg"/>
</draw:frame>
 УЛьвівській обласній інфекційній лікарні перебуває 23 пацієнти внаслідокхарчового отруєння у різних закладах харчування. В обох випадках спалахуінфікування бактеріологи знайшли сальмонелу.</text:p>
      <text:p text:style-name="P4">
Про це в коментакрі кореспондентові Укрінформу повідомила директоркаЛьвівського обласного центру контролю і профілактики хвороб МОЗ УкраїниНаталія Тімко-Іванченко.</text:p>
      <text:p text:style-name="P4">
«Дійсно, в інфекційній лікарні зараз 23 пацієнти із гострим отруєнням післяхарчування у громадських закладах <text:a xlink:type="simple" xlink:href="https://www.ukrinform.ua/tag-lviv" text:style-name="Internet_20_link" text:visited-style-name="Visited_20_Internet_20_Link">
 Львова </text:a>
 . Це два різні спалахи. У першому випадку, є семеро людей, з них однадитина, які госпіталізовані впродовж суботи-неділі, і з тих пір кількістьхворих не збільшується. У трьох хворих бактеріологи підтвердили сальмонелу. Удругому випадку госпіталізовано 16 осіб, з них двоє дітей. Там лише в однієїпацієнтки було підтверджено сальмонелу», - зазначила Тімко-Іванченко.</text:p>
      <text:p text:style-name="P4">
<text:span text:style-name="T4">
Читайте також:</text:span>
 <text:a xlink:type="simple" xlink:href="https://www.ukrinform.ua/rubric-society/3722600-v-ukraini-ne-zafiksovani-vipadki-holeri-moz.html" text:style-name="Internet_20_link" text:visited-style-name="Visited_20_Internet_20_Link">
 В Україні не зафіксовані випадки холери - МОЗ</text:a>
</text:p>
      <text:p text:style-name="P4">
Як повідомляв Укрінформ, <text:a xlink:type="simple" xlink:href="https://www.ukrinform.ua/rubric-regions/3722285-u-lvovi-zafiksuvali-dva-spalahi-masovih-otruen.html" text:style-name="Internet_20_link" text:visited-style-name="Visited_20_Internet_20_Link">
 у Львові зафіксували два випадки масових отруєнь</text:a>
 . 12 червня в поліцію надійшло повідомлення проте, що в одну з лікарень Львова з попереднім діагнозом «гостра кишковаінфекція» доставлено п’ятьох львів’ян - чотирьох дорослих та одну дитину. Тогосамого дня надійшло ще одне повідомлення від медиків про госпіталізаціюдіагнозом «бактеріальна кишкова інфекція» шістьох жителів міста – п’ятьохдорослих та одну дитину. За цими фактами слідчі відкрили кримінальніпровадження за ч.1 ст.325 (Порушення санітарних правил і норм щодо запобіганняінфекційним захворюванням та масовим отруєнням).</text:p>
      <text:p text:style-name="P4">
Source: <text:a xlink:type="simple" xlink:href="https://www.ukrinform.ua/rubric-regions/3722900-masovi-otruenna-u-lvovi-likari-pidtverdili-salmoneloz.html" text:style-name="Internet_20_link" text:visited-style-name="Visited_20_Internet_20_Link">
https://www.ukrinform.ua/rubric-regions/3722900-masovi-otruenna-u-lvovi-likari-pidtverdili-salmoneloz.html</text:a>
</text:p>
      <!--NEWS-->
      <text:h text:style-name="P10" text:outline-level="1">
<text:span text:style-name="T4">
По всій Україні - повітряна тривога</text:span>
</text:h>
      <text:p text:style-name="P4">
Authors: Ukrinform (Person)</text:p>
      <text:p text:style-name="P4">
Publisher: Укринформ (Organization)</text:p>
      <text:p text:style-name="P4">
Published Time: 2023-06-14T17:47:00+03:00</text:p>
      <text:p text:style-name="P4">
Modified Time: 2023-06-14T23:47:00+03:00</text:p>
      <text:p text:style-name="P4">
Description: По всій Україні оголошена масштабна повітряна тривога.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159" text:anchor-type="as-char" svg:width="6.9236in" svg:height="3.956343in" draw:z-index="0">
<draw:image xlink:href="../Images/yкринформ/2023-06-14T17-47-00-03-00/630_360_1645871571-868.jpg" xlink:type="simple" xlink:show="embed" xlink:actuate="onLoad" draw:mime-type="image/jpeg"/>
</draw:frame>
 По всійУкраїні оголошена масштабна повітряна тривога.</text:p>
      <text:p text:style-name="P4">
Про це свідчить <text:a xlink:type="simple" xlink:href="https://map.ukrainealarm.com/" text:style-name="Internet_20_link" text:visited-style-name="Visited_20_Internet_20_Link">
 мапа </text:a>
 повітряних тривог,передає Укрінформ.</text:p>
      <text:p text:style-name="P4">
</text:p>
      <text:p text:style-name="P4">
Наразі <text:a xlink:type="simple" xlink:href="https://www.ukrinform.ua/tag-povitrana-trivoga" text:style-name="Internet_20_link" text:visited-style-name="Visited_20_Internet_20_Link">
 повітряна тривога </text:a>
оголошена в усіх областях.</text:p>
      <text:p text:style-name="P4">
<text:span text:style-name="T4">
Читайте також:</text:span>
 <text:a xlink:type="simple" xlink:href="https://www.ukrinform.ua/rubric-ato/3723004-u-pentagoni-nazvali-prioriteti-ramstajnu-posilenna-ppo-ta-insih-mozlivostej-ukraini.html" text:style-name="Internet_20_link" text:visited-style-name="Visited_20_Internet_20_Link">
 У Пентагоні назвали пріоритети «Рамштайну» – посилення<text:span text:style-name="T4">
ППО</text:span>
 та інших можливостей України </text:a>
</text:p>
      <text:p text:style-name="P4">
Як повідомляв Укрінформ, раніше речник командування Повітряних сил Юрій Ігнатзаявив, що <text:a xlink:type="simple" xlink:href="https://www.ukrinform.ua/rubric-ato/3721339-rosiani-hocut-abi-mi-vitratili-na-sahedi-zenitni-raketi-ignat.html" text:style-name="Internet_20_link" text:visited-style-name="Visited_20_Internet_20_Link">
 російські загарбники запускають</text:a>
 дрони-камікадзе вночі з метою виснаженняукраїнської ППО й коригування ракетного обстрілу.</text:p>
      <text:p text:style-name="P4">
Source: <text:a xlink:type="simple" xlink:href="https://www.ukrinform.ua/rubric-ato/3723021-po-vsij-ukraini-povitrana-trivoga.html" text:style-name="Internet_20_link" text:visited-style-name="Visited_20_Internet_20_Link">
https://www.ukrinform.ua/rubric-ato/3723021-po-vsij-ukraini-povitrana-trivoga.html</text:a>
</text:p>
      <!--NEWS-->
      <text:h text:style-name="P10" text:outline-level="1">
<text:span text:style-name="T4">
Помер легендарний ілюстратор коміксів Marvel Джон Роміта</text:span>
</text:h>
      <text:p text:style-name="P4">
Authors: Ukrinform (Person)</text:p>
      <text:p text:style-name="P4">
Publisher: Укринформ (Organization)</text:p>
      <text:p text:style-name="P4">
Published Time: 2023-06-14T17:50:00+03:00</text:p>
      <text:p text:style-name="P4">
Modified Time: 2023-06-14T17:50:00+03:00</text:p>
      <text:p text:style-name="P4">
Description: Джон Роміта старший, впливовий художник коміксів Marvel, який ілюстрував Людину-Павука, Мері Джейн Вотсон, Росомаху, Люка Кейджа та Кінгпін, помер у віці 93 років. — Укрінформ.</text:p>
      <text:p text:style-name="P4">
Images: ['<text:a xlink:type="simple" xlink:href="https://static.ukrinform.com/photos/2023_06/thumb_files/630_360_1686754174-320.png" text:style-name="Internet_20_link" text:visited-style-name="Visited_20_Internet_20_Link">
630_360_16867...</text:a>
']</text:p>
      <text:p text:style-name="P4">
Tags: ['Комікс Marvel', 'США', 'Художник']</text:p>
      <text:p text:style-name="P4">
Type: Article</text:p>
      <!--METADATA-->
      <text:p text:style-name="P4">
<draw:frame draw:style-name="fr1" draw:name="Image161" text:anchor-type="as-char" svg:width="6.9236in" svg:height="3.956343in" draw:z-index="0">
<draw:image xlink:href="../Images/yкринформ/2023-06-14T17-50-00-03-00/630_360_1686754174-320.png" xlink:type="simple" xlink:show="embed" xlink:actuate="onLoad" draw:mime-type="image/png"/>
</draw:frame>
 ДжонРоміта старший, впливовий художник коміксів Marvel, який ілюстрував Людину-Павука, Мері Джейн Вотсон, Росомаху, Люка Кейджа та Кінгпін, помер у віці 93років.</text:p>
      <text:p text:style-name="P4">
Як передає Укрінформ, про це повідомляє <text:a xlink:type="simple" xlink:href="https://www.nytimes.com/2023/06/14/arts/john-romita-sr-dead.html" text:style-name="Internet_20_link" text:visited-style-name="Visited_20_Internet_20_Link">
 The New York Times.</text:a>
</text:p>
      <text:p text:style-name="P4">
Про смерть ілюстратора повідомив його син, Джон Роміта молодший. Він сказав,що його батько помер уві сні у понеділок.</text:p>
      <text:p text:style-name="P4">
«Мільйони пізнали <text:a xlink:type="simple" xlink:href="https://www.ukrinform.ua/tag-komiks-marvel" text:style-name="Internet_20_link" text:visited-style-name="Visited_20_Internet_20_Link">
 Marvel </text:a>
завдяки його мистецтву, а ще мільйони пізнали Пітера Паркера (Людину-Павука –ред.) завдяки безпомилковому сміливому малюнку, який Роміта привніс на йогосторінки. Ми втратили одну зі своїх легенд, і ми оплакуємо втрату творчогогіганта», – йдеться у заяві Marvel.</text:p>
      <text:p text:style-name="P4">
Джон Роміта народився 24 січня 1930 року в Брукліні, був старшим з п’яти дітейв родині.</text:p>
      <text:p text:style-name="P4">
Кар’єру комерційного художника Роміта розпочав у 1947 році. Зустріч з колишнімоднокласником, який працював на Стена Лі – головним редактором Marvel Comics –привела його до першого успіху. Художник почав таємно креслити комікси олівцемдля свого товариша, який згодом перекривав їх чорнилом і видавав за власнуроботу.</text:p>
      <text:p text:style-name="P4">
Безпосередня співпраця Роміти з Лі розпочалася у 1950-х роках. Початокрозвитку кар’єри митця відбувся у 1966 році під час його роботи над коміксом«Дивовижна людина-павук», що в результаті стало однією з його найвідомішихробіт.</text:p>
      <text:p text:style-name="P4">
Роміта вийшов на пенсію у 1996 році, але продовжував працювати над певнимипроєктами для Marvel та DC.</text:p>
      <text:p text:style-name="P4">
<text:span text:style-name="T5">
Фото Getty Images</text:span>
</text:p>
      <text:p text:style-name="P4">
Source: <text:a xlink:type="simple" xlink:href="https://www.ukrinform.ua/rubric-culture/3722903-pomer-legendarnij-ilustrator-komiksiv-marvel-dzon-romita.html" text:style-name="Internet_20_link" text:visited-style-name="Visited_20_Internet_20_Link">
https://www.ukrinform.ua/rubric-culture/3722903-pomer-legendarnij-ilustrator-komiksiv-marvel-dzon-romita.html</text:a>
</text:p>
      <!--NEWS-->
      <text:h text:style-name="P10" text:outline-level="1">
<text:span text:style-name="T4">
В Одесі оголосили 15 червня днем жалоби</text:span>
</text:h>
      <text:p text:style-name="P4">
Authors: Ukrinform (Person)</text:p>
      <text:p text:style-name="P4">
Publisher: Укринформ (Organization)</text:p>
      <text:p text:style-name="P4">
Published Time: 2023-06-14T17:52:08+03:00</text:p>
      <text:p text:style-name="P4">
Modified Time: 2023-06-14T17:52:08+03:00</text:p>
      <text:p text:style-name="P4">
Description: В Одесі у зв'язку з нічною ракетною атакою, що спричинила жертви серед населення, оголосили 15 червня днем жалоби. — Укрінформ.</text:p>
      <text:p text:style-name="P4">
Images: ['<text:a xlink:type="simple" xlink:href="https://static.ukrinform.com/photos/2023_06/thumb_files/630_360_1686723005-546.jpg" text:style-name="Internet_20_link" text:visited-style-name="Visited_20_Internet_20_Link">
630_360_16867...</text:a>
']</text:p>
      <text:p text:style-name="P4">
Tags: ['Одеса', 'Жалоба', 'Війна з Росією', 'Ракетний удар']</text:p>
      <text:p text:style-name="P4">
Type: Article</text:p>
      <!--METADATA-->
      <text:p text:style-name="P4">
<draw:frame draw:style-name="fr1" draw:name="Image162" text:anchor-type="as-char" svg:width="6.9236in" svg:height="3.956343in" draw:z-index="0">
<draw:image xlink:href="../Images/yкринформ/2023-06-14T17-52-08-03-00/630_360_1686723005-546.jpg" xlink:type="simple" xlink:show="embed" xlink:actuate="onLoad" draw:mime-type="image/jpeg"/>
</draw:frame>
 В Одесі узв'язку з нічною ракетною атакою, що спричинила жертви серед населення,оголосили 15 червня днем жалоби.</text:p>
      <text:p text:style-name="P4">
Відповідне розпорядження підписав міський голова Геннадій Труханов, повідомляєУкрінформ із посиланням на <text:a xlink:type="simple" xlink:href="https://omr.gov.ua/ua/news/233207/" text:style-name="Internet_20_link" text:visited-style-name="Visited_20_Internet_20_Link">
 пресслужбу міськради</text:a>
 .</text:p>
      <text:p text:style-name="P4">
«З метою вшанування пам’яті загиблих в умовах повномасштабної військовоїагресії російської федерації проти України, у зв’язку із трагедією, якасталася в ніч з 13 на 14 червня 2023 року внаслідок ворожої атаки на містоОдесу та призвела до загибелі людей, 15 червня 2023 року оголошено днем жалобиу місті <text:a xlink:type="simple" xlink:href="https://www.ukrinform.ua/tag-odesa" text:style-name="Internet_20_link" text:visited-style-name="Visited_20_Internet_20_Link">
 Одесі </text:a>
 », - йдеться удокументі.</text:p>
      <text:p text:style-name="P4">
Цього дня на будівлях виконавчих органів, комунальних підприємств, установ,організацій Одеської міської ради буде приспущено державний прапор України тапрапор м. Одеси з жалобними стрічками.</text:p>
      <text:p text:style-name="P4">
<text:span text:style-name="T4">
Читайте також:</text:span>
 <text:a xlink:type="simple" xlink:href="https://www.ukrinform.ua/rubric-regions/3722779-pisla-raketnogo-udaru-u-likarnah-odesi-perebuvaut-sist-postrazdalih.html" text:style-name="Internet_20_link" text:visited-style-name="Visited_20_Internet_20_Link">
 Після ракетного удару у лікарнях Одеси перебуваютьшестеро постраждалих </text:a>
</text:p>
      <text:p text:style-name="P4">
Підприємствам, установам, організаціям міста незалежно від форми власностірекомендовано обмежити використання музики та проведення розважальних заходів.</text:p>
      <text:p text:style-name="P4">
Як повідомлялося, у ніч проти 14 червня російська окупаційна армія <text:a xlink:type="simple" xlink:href="https://www.ukrinform.ua/rubric-ato/3722576-raketnij-udar-po-odesi-troe-zagiblih-pid-zavalami-se-mozut-buti-ludi.html" text:style-name="Internet_20_link" text:visited-style-name="Visited_20_Internet_20_Link">
спрямувала чотири «Калібри» </text:a>
 по цивільній інфраструктурі Одеси. Пошкоджено бізнес-центр,навчальний заклад, житловий комплекс, заклади харчування та магазини. Загинули3 людини, 13 дістали поранення.</text:p>
      <text:p text:style-name="P4">
Source: <text:a xlink:type="simple" xlink:href="https://www.ukrinform.ua/rubric-regions/3722904-v-odesi-ogolosili-15-cervna-dnem-zalobi.html" text:style-name="Internet_20_link" text:visited-style-name="Visited_20_Internet_20_Link">
https://www.ukrinform.ua/rubric-regions/3722904-v-odesi-ogolosili-15-cervna-dnem-zalobi.html</text:a>
</text:p>
      <!--NEWS-->
      <text:h text:style-name="P10" text:outline-level="1">
<text:span text:style-name="T4">
Кличко підтримав петицію з вимогою не допустити перейменування вулиці на честь Омельченка</text:span>
</text:h>
      <text:p text:style-name="P4">
Authors: Ukrinform (Person)</text:p>
      <text:p text:style-name="P4">
Publisher: Укринформ (Organization)</text:p>
      <text:p text:style-name="P4">
Published Time: 2023-06-14T17:56:05+03:00</text:p>
      <text:p text:style-name="P4">
Modified Time: 2023-06-14T17:56:05+03:00</text:p>
      <text:p text:style-name="P4">
Description: Мер Києва Віталій Кличко підтримав петицію з вимогою не допустити перейменування вулиці Павла Скоропадського на честь колишнього міського голови столиці Олександра Омельченка. — Укрінформ.</text:p>
      <text:p text:style-name="P4">
Images: ['<text:a xlink:type="simple" xlink:href="https://static.ukrinform.com/photos/2022_12/thumb_files/630_360_1669908514-938.jpg" text:style-name="Internet_20_link" text:visited-style-name="Visited_20_Internet_20_Link">
630_360_16699...</text:a>
']</text:p>
      <text:p text:style-name="P4">
Tags: ['Віталій Кличко', 'Київ', 'Омельченко']</text:p>
      <text:p text:style-name="P4">
Type: Article</text:p>
      <!--METADATA-->
      <text:p text:style-name="P4">
<draw:frame draw:style-name="fr1" draw:name="Image163" text:anchor-type="as-char" svg:width="6.9236in" svg:height="3.956343in" draw:z-index="0">
<draw:image xlink:href="../Images/yкринформ/2023-06-14T17-56-05-03-00/630_360_1669908514-938.jpg" xlink:type="simple" xlink:show="embed" xlink:actuate="onLoad" draw:mime-type="image/jpeg"/>
</draw:frame>
 Мер КиєваВіталій Кличко підтримав петицію з вимогою не допустити перейменування вулиціПавла Скоропадського на честь колишнього міського голови столиці ОлександраОмельченка.</text:p>
      <text:p text:style-name="P4">
Про це він повідомив у <text:a xlink:type="simple" xlink:href="https://t.me/vitaliy_klitschko/2103" text:style-name="Internet_20_link" text:visited-style-name="Visited_20_Internet_20_Link">
 Телеграмі </text:a>
 ,передає Укрінформ.</text:p>
      <text:p text:style-name="P4">
“Сьогодні підписав, тобто підтримав петицію з вимогою не допуститиперейменування вулиці Павла Скоропадського на честь колишнього міського головистолиці Олександра Омельченка”, - зазначив він.</text:p>
      <text:p text:style-name="P4">
<text:span text:style-name="T4">
Читайте також:</text:span>
 <text:a xlink:type="simple" xlink:href="https://www.ukrinform.ua/rubric-kyiv/3713727-pocesni-kiani-porad-z-patonom-dzamalou-i-dzonsonom-ne-mae-buti-brezneva.html" text:style-name="Internet_20_link" text:visited-style-name="Visited_20_Internet_20_Link">
 Почесні кияни: поряд з Патоном, Джамалою і Джонсоном немає бути Брежнєва </text:a>
</text:p>
      <text:p text:style-name="P4">
Кличко додав, що перейменування будь-якої іншої вулиці на честь ОлександраОмельченка буде повторно винесене на голосування в «Києві Цифровому», як церекомендувала одна з комісій Київради.</text:p>
      <text:p text:style-name="P4">
Як повідомлялося, раніше комісія Київської міської ради підтрималаперейменування вулиці гетьмана Павла Скоропадського у Києві на честьколишнього міського голови Олександра Омельченка. У голосуванні у «КиєвіЦифровому» більшість містян висловилась проти цього.</text:p>
      <text:p text:style-name="P4">
Фото: Київський безпековий форум</text:p>
      <text:p text:style-name="P4">
Source: <text:a xlink:type="simple" xlink:href="https://www.ukrinform.ua/rubric-kyiv/3722906-klicko-pidtrimav-peticiu-z-vimogou-ne-dopustiti-perejmenuvanna-vulici-na-cest-omelcenka.html" text:style-name="Internet_20_link" text:visited-style-name="Visited_20_Internet_20_Link">
https://www.ukrinform.ua/rubric-kyiv/3722906-klicko-pidtrimav-peticiu-z-vimogou-ne-dopustiti-perejmenuvanna-vulici-na-cest-omelcenka.html</text:a>
</text:p>
      <!--NEWS-->
      <text:h text:style-name="P10" text:outline-level="1">
<text:span text:style-name="T4">
Росіяни два тижні прицільно обстрілюють аміакопровід на Харківщині</text:span>
</text:h>
      <text:p text:style-name="P4">
Authors: Ukrinform (Person)</text:p>
      <text:p text:style-name="P4">
Publisher: Укринформ (Organization)</text:p>
      <text:p text:style-name="P4">
Published Time: 2023-06-14T18:00:00+03:00</text:p>
      <text:p text:style-name="P4">
Modified Time: 2023-06-14T18:00:00+03:00</text:p>
      <text:p text:style-name="P4">
Description: Протягом останніх двох тижнів росіяни прицільно обстрілюють аміакопровід у Куп’янському районі на Харківщині. — Укрінформ.</text:p>
      <text:p text:style-name="P4">
Images: ['<text:a xlink:type="simple" xlink:href="https://static.ukrinform.com/photos/2023_06/thumb_files/630_360_1686754715-528.png" text:style-name="Internet_20_link" text:visited-style-name="Visited_20_Internet_20_Link">
630_360_16867...</text:a>
']</text:p>
      <text:p text:style-name="P4">
Tags: ['Обстріл', 'Харківщина', 'Аміак', 'Війна з Росією']</text:p>
      <text:p text:style-name="P4">
Type: Article</text:p>
      <!--METADATA-->
      <text:p text:style-name="P4">
<draw:frame draw:style-name="fr1" draw:name="Image164" text:anchor-type="as-char" svg:width="6.9236in" svg:height="3.956343in" draw:z-index="0">
<draw:image xlink:href="../Images/yкринформ/2023-06-14T18-00-00-03-00/630_360_1686754715-528.png" xlink:type="simple" xlink:show="embed" xlink:actuate="onLoad" draw:mime-type="image/png"/>
</draw:frame>
 Протягомостанніх двох тижнів росіяни прицільно обстрілюють аміакопровід у Куп’янськомурайоні на Харківщині.</text:p>
      <text:p text:style-name="P4">
Про це в ефірі національного телемарафону "Єдині новини" повідомив начальникХарківської обласної військової адміністрації Олег Синєгубов, передаєкореспондент Укрінформу.</text:p>
      <text:p text:style-name="P4">
" <text:a xlink:type="simple" xlink:href="https://www.ukrinform.ua/tag-obstril" text:style-name="Internet_20_link" text:visited-style-name="Visited_20_Internet_20_Link">
 Обстрілюється </text:a>
 магістральнийаміакопровід. Це відбувається упродовж останніх двох тижнів, ведетьсяприцільний вогонь. Наразі наші експерти не фіксують витоку технічного аміаку,що залишається в трубах. Однак небезпека існує", – сказав Синєгубов.</text:p>
      <text:p text:style-name="P4">
На Куп’янському напрямку тривають бойові дії, лінія фронту не змінилася,зазначив начальник ОВА.</text:p>
      <text:p text:style-name="P4">
"Там ворог обрав таку позицію, що він демонструє наступальні дії, отримує віднаших Збройних сил гідну відповідь, несе втрати і відступає. Тим самимнамагаються десь намацати слабке місце чи особливості оборони", – сказавСинєгубов.</text:p>
      <text:p text:style-name="P4">
Він зауважив, що також ворог постійно висуває диверсійно-розвідувальні групи –не лише на Куп’янщині, а й по всій лінії кордону. Прикордоння, як і раніше,щоденно зазнає ворожих обстрілів.</text:p>
      <text:p text:style-name="P4">
<text:span text:style-name="T4">
Читайте також:</text:span>
 <text:a xlink:type="simple" xlink:href="https://www.ukrinform.ua/rubric-regions/3719278-rosiani-znovu-obstrilali-amiakoprovid-na-harkivsini-ova.html" text:style-name="Internet_20_link" text:visited-style-name="Visited_20_Internet_20_Link">
 Росіяни знову обстріляли <text:span text:style-name="T4">
аміакопровід</text:span>
 на Харківщині -ОВА </text:a>
</text:p>
      <text:p text:style-name="P4">
"За минулу добу близько 20 наших населених пунктів були обстріляні звертольотів, артилерії, танків, мінометів. Обстріли, на жаль, є, але вонипокликані привертати увагу наших військових, щоб ми не концентрувалися назвільненні наших територій. Ракетних ударів – так, поменшало, однак нещодавнобули удари <text:a xlink:type="simple" xlink:href="https://www.ukrinform.ua/rubric-regions/3721900-dla-udaru-po-selisu-pid-harkovom-rosiani-vikoristali-dva-kalibri.html" text:style-name="Internet_20_link" text:visited-style-name="Visited_20_Internet_20_Link">
 двома "Калібрами" </text:a>
 : один – в поле, другий – просто у приватний сектор. Цілі – незрозуміло, які. Ні військових, ні навіть промислових об’єктів. Чи це вжепросто терор населення не С-300 (Харківщина часто зазнає обстрілів ними зтериторії Бєлгородської області, – ред.), а "Калібрами"?" – сказав начальникобласної адміністрації.</text:p>
      <text:p text:style-name="P4">
Як повідомлялося, 5 червня у Куп’янському районі Харківської області внаслідокобстрілу <text:a xlink:type="simple" xlink:href="https://www.ukrinform.ua/rubric-regions/3719174-unaslidok-obstrilu-stavsa-vitik-134-tonn-amiaku-sinegubov-rozpoviv-pro-situaciu-na-harkivsini.html" text:style-name="Internet_20_link" text:visited-style-name="Visited_20_Internet_20_Link">
 стався витік 134 тонн аміаку з трубопроводу Тольятті – Одеса</text:a>
 .Хоча транзит речовини зупинений із 24 лютого 2022 року, в аміакопроводізалишається технічний аміак.</text:p>
      <text:p text:style-name="P4">
<text:span text:style-name="T5">
Фото: МВС</text:span>
</text:p>
      <text:p text:style-name="P4">
Source: <text:a xlink:type="simple" xlink:href="https://www.ukrinform.ua/rubric-regions/3722909-rosiani-dva-tizni-pricilno-obstriluut-amiakoprovid-na-harkivsini.html" text:style-name="Internet_20_link" text:visited-style-name="Visited_20_Internet_20_Link">
https://www.ukrinform.ua/rubric-regions/3722909-rosiani-dva-tizni-pricilno-obstriluut-amiakoprovid-na-harkivsini.html</text:a>
</text:p>
      <!--NEWS-->
      <text:h text:style-name="P10" text:outline-level="1">
<text:span text:style-name="T4">
Сили оборони за добу ліквідували майже 700 окупантів, знищили 8 танків і 17 артсистем</text:span>
</text:h>
      <text:p text:style-name="P4">
Author: ['АРМІЯINFORM']</text:p>
      <text:p text:style-name="P4">
Time: 2023-06-14T18:00:00-04:00</text:p>
      <text:p text:style-name="P4">
Description: Загальні бойові втрати противника з 24.02.22 по 14.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14-2023-scaled.jpg" text:style-name="Internet_20_link" text:visited-style-name="Visited_20_Internet_20_Link">
vtraty_06-14-2023-scaled.jpg</text:a>
']</text:p>
      <text:p text:style-name="P4">
Tags: ['АГРЕСІЯ РФ', 'ВТОРГНЕННЯ РФ', 'ВТРАТИ ВОРОГА', 'ГШ ЗСУ']</text:p>
      <text:p text:style-name="P4">
Category: News</text:p>
      <!--METADATA-->
      <text:p text:style-name="P4">
<draw:frame draw:style-name="fr1" draw:name="Image165" text:anchor-type="as-char" svg:width="6.9236in" svg:height="6.975527in" draw:z-index="0">
<draw:image xlink:href="../Images/AРМІЯINFORM/2023-06-14T18-00-00-04-00/vtraty_06-14-2023-scaled.jpg" xlink:type="simple" xlink:show="embed" xlink:actuate="onLoad" draw:mime-type="image/jpeg"/>
</draw:frame>
</text:p>
      <text:p text:style-name="P4">
Загальні бойові втрати противника з 24.02.22 по 14.06.23 орієнтовностановлять:</text:p>
      <ul>
        <li>
<text:span text:style-name="T4">
особового складу ‒</text:span>
 217330 (+680) осіб ліквідовано  * <text:span text:style-name="T4">
танків ‒</text:span>
 3943 (+8)  * <text:span text:style-name="T4">
бойових броньованих машин ‒</text:span>
 7653 (+11)  * <text:span text:style-name="T4">
артилерійських систем ‒</text:span>
 3783 (+17)  * <text:span text:style-name="T4">
РСЗВ ‒</text:span>
 603 (+2)  * <text:span text:style-name="T4">
засоби ППО ‒</text:span>
 364 (+1)  * <text:span text:style-name="T4">
літаків ‒</text:span>
 314 (0)  * <text:span text:style-name="T4">
гелікоптерів ‒</text:span>
 300 (0)  * <text:span text:style-name="T4">
БПЛА оперативно-тактичного рівня ‒</text:span>
 3324 (+15)  * <text:span text:style-name="T4">
крилаті ракети ‒</text:span>
 1196 (+13)  * <text:span text:style-name="T4">
кораблі / катери ‒</text:span>
 18 (0)  * <text:span text:style-name="T4">
автомобільної техніки та автоцистерн ‒</text:span>
 6482 (+9)  * <text:span text:style-name="T4">
спеціальна техніка ‒</text:span>
 516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4.06.23.</text:p>
      <text:p text:style-name="P4">
Source: <text:a xlink:type="simple" xlink:href="https://armyinform.com.ua/2023/06/14/syly-oborony-za-dobu-likviduvaly-majzhe-700-okupantiv-znyshhyly-8-tankiv-i-17-artsystem/" text:style-name="Internet_20_link" text:visited-style-name="Visited_20_Internet_20_Link">
https://armyinform.com.ua/2023/06/14/syly-oborony-za-dobu-likviduvaly-majzhe-700-okupantiv-znyshhyly-8-tankiv-i-17-artsystem/</text:a>
</text:p>
      <!--NEWS-->
      <text:h text:style-name="P10" text:outline-level="1">
<text:span text:style-name="T4">
Експерти назвали кроки для протидії «картографічній пропаганді»</text:span>
</text:h>
      <text:p text:style-name="P4">
Authors: Ukrinform (Person)</text:p>
      <text:p text:style-name="P4">
Publisher: Укринформ (Organization)</text:p>
      <text:p text:style-name="P4">
Published Time: 2023-06-14T18:00:31+03:00</text:p>
      <text:p text:style-name="P4">
Modified Time: 2023-06-14T18:00:31+03:00</text:p>
      <text:p text:style-name="P4">
Description: Поява значної кількості "інтерпретацій" карти України з боку Росії та низки відомих світових брендів спричиняє розкол у суспільному сприйнятті європейцями України, і з цим потрібно боротися на рівні держави. — Укрінформ.</text:p>
      <text:p text:style-name="P4">
Images: ['<text:a xlink:type="simple" xlink:href="https://static.ukrinform.com/photos/2023_06/thumb_files/630_360_1686754380-955.jpg" text:style-name="Internet_20_link" text:visited-style-name="Visited_20_Internet_20_Link">
630_360_16867...</text:a>
']</text:p>
      <text:p text:style-name="P4">
Tags: ['Пропаганда', 'Кордон', 'Карта', 'Війна з Росією']</text:p>
      <text:p text:style-name="P4">
Type: Article</text:p>
      <!--METADATA-->
      <text:p text:style-name="P4">
<draw:frame draw:style-name="fr1" draw:name="Image166" text:anchor-type="as-char" svg:width="6.9236in" svg:height="3.956343in" draw:z-index="0">
<draw:image xlink:href="../Images/yкринформ/2023-06-14T18-00-31-03-00/630_360_1686754380-955.jpg" xlink:type="simple" xlink:show="embed" xlink:actuate="onLoad" draw:mime-type="image/jpeg"/>
</draw:frame>
 Появазначної кількості "інтерпретацій" карти України з боку Росії та низки відомихсвітових брендів спричиняє розкол у суспільному сприйнятті європейцямиУкраїни, і з цим потрібно боротися на рівні держави.</text:p>
      <text:p text:style-name="P4">
Про це йшлося на <text:a xlink:type="simple" xlink:href="https://www.youtube.com/watch" text:style-name="Internet_20_link" text:visited-style-name="Visited_20_Internet_20_Link">
 засіданні </text:a>
круглого стола в Укрінформі на тему "Територіальна цілісність vs картографічнапропаганда".</text:p>
      <text:p text:style-name="P4">
Представник Центру стратегічних комунікацій та інформаційної безпеки МаксимМайоров зауважив, що після окупації Росією частини території України з'явилосячимало карт, на яких вони позначені не як українські території. Причому їхпублікують великі міжнародні видання та компанії, чиї уряди підтримуютьтериторіальну цілісність України.</text:p>
      <text:p text:style-name="P4">
«Спочатку це були обриси, тобто контури, карти України в інтернеті, вмасмедіа, в електронних виданнях, на телебаченні. Трошки згодом у дружніх намкраїнах на Заході почали позначати ці території не у відповідності з позицієютих урядів, які підтримують територіальну цілісність України, а як територіїабо належні Росії, або спірні, або невизначені», - зауважив він.</text:p>
      <text:p text:style-name="P4">
</text:p>
      <text:p text:style-name="P4">
Засновник громадської ініціативи «Stop Mapaganda! Інформаційна деокупаціяУкраїни» Микола Голубей зазначив, що не лише Росія займається «мапогандою», ай серед великих західних брендів є такі, що друкують та поширюють її.</text:p>
      <text:p text:style-name="P4">
«Наприклад, National Geographic нібито тільки зображує географічну спірність,але... у флагманському атласі National Geographic є припис, що Крим - частинаРФ. В кінці атласу також є додатковий матеріал про це», - заявив Голубей.</text:p>
      <text:p text:style-name="P4">
Він пояснив, що така м'яка <text:a xlink:type="simple" xlink:href="https://www.ukrinform.ua/tag-propaganda" text:style-name="Internet_20_link" text:visited-style-name="Visited_20_Internet_20_Link">
 пропаганда </text:a>
 , розміщена у друкованій продукції відомих брендів, сприймаєтьсяяк факт.</text:p>
      <text:p text:style-name="P4">
</text:p>
      <text:p text:style-name="P4">
«Результатом «мапоганди» є те, що через велику кількість інтерпретаційзображення України відбувається розкол в суспільному сприйнятті європейців», -зауважив засновник громадської ініціативи.</text:p>
      <text:p text:style-name="P4">
За його словами, серед наслідків такого впливу - протидія рішеннямнаціональних урядів про постачання зброї для України, просування ідеї«розшматування» України, а також мотивування громадян до порушення правилперетину кордону.</text:p>
      <text:p text:style-name="P4">
Своєю чергою член Президії Вченої ради Українського географічного товаристваРостислав Сосса зауважив, що однією із засадничних вимог до картографічногозображення є достовірність інформації на карті, а також відповідальність занеї. У сфері встановлення державного кордону діє міжнародне право. Держкордонвважається встановленим, коли дві держави уклали договір про проходження йоголінії, і цей документ є підставою для нанесення лінії кордону на карту.</text:p>
      <text:p text:style-name="P4">
</text:p>
      <text:p text:style-name="P4">
«Захоплення території, чи окупація, чи анексія не є підставою змінюватипроходження державного кордону. Тому в таких випадках ми не можемо переноситилінію державного кордону. Державний кордон ... має показуватися (таким), яквін зафіксований відповідно до міжнародного договору, але має даватисьпримітка, що це тимчасово окупована територія і, зрозуміло, про належність доУкраїни», - наголосив Сосса.</text:p>
      <text:p text:style-name="P4">
Він також зауважив, що є поняття делімітації кордону, проведення лінії кордонуна карті, і демаркація, тобто винесення цієї лінії на місцевість. За йогословами, в України з Росією сухопутна ділянка кордону лише делімітована. «Ціроботи були завершені в 2003 році. В 2006 році була створена навіть указомПрезидента України комісія з проведення демаркації. Але російська сторонаабсолютно ігнорувала, не створювала ніяких комісій, і демаркація сухопутноїділянки кордону не проведена. Та ж сама історія з делімітацією в акваторіяхАзовського і Чорного морів», - додав науковець.</text:p>
      <text:p text:style-name="P4">
<text:span text:style-name="T4">
Читайте також:</text:span>
 <text:a xlink:type="simple" xlink:href="https://www.ukrinform.ua/rubric-polytics/3722888-mzs-posprialo-vipravlennu-20-vipadkiv-nekorektnogo-zobrazenna-kordoniv-ukraini.html" text:style-name="Internet_20_link" text:visited-style-name="Visited_20_Internet_20_Link">
 МЗС посприяло виправленню 20 випадків некоректногозображення кордонів України </text:a>
</text:p>
      <text:p text:style-name="P4">
На думку засновника громадської ініціативи «Stop Mapaganda! Інформаційнадеокупація України», завданням держави має бути ﻿﻿ закріплення в свідомостієвропейців ідеї, що єдиними кордонами України є визначені станом на 1991 рік,а єдине зображення карти України - це офіційне зображення ООН. Він такожназвав етапи цієї роботи.</text:p>
      <text:p text:style-name="P4">
«Першочергово це - зупинення продажу фейкової продукції, проведеннярозслідування всередині компаній або зміна політики компаній. Мають бутирозіслані офіційні листи клієнтам від компаній з визнанням продажу фейковоїпродукції, а також обов’язкове фінансування компаніями порушницями заходівпопуляризації України залежно від інформаційної шкоди, якої вони завдали», -наголосив Голубей.</text:p>
      <text:p text:style-name="P4">
Source: <text:a xlink:type="simple" xlink:href="https://www.ukrinform.ua/rubric-society/3722908-eksperti-nazvali-kroki-dla-protidii-kartograficnij-propagandi.html" text:style-name="Internet_20_link" text:visited-style-name="Visited_20_Internet_20_Link">
https://www.ukrinform.ua/rubric-society/3722908-eksperti-nazvali-kroki-dla-protidii-kartograficnij-propagandi.html</text:a>
</text:p>
      <!--NEWS-->
      <text:h text:style-name="P10" text:outline-level="1">
<text:span text:style-name="T4">
Пишний у Лондоні отримав нагороду Central Banking Awards</text:span>
</text:h>
      <text:p text:style-name="P4">
Authors: Ukrinform (Person)</text:p>
      <text:p text:style-name="P4">
Publisher: Укринформ (Organization)</text:p>
      <text:p text:style-name="P4">
Published Time: 2023-06-14T18:06:52+03:00</text:p>
      <text:p text:style-name="P4">
Modified Time: 2023-06-14T18:06:52+03:00</text:p>
      <text:p text:style-name="P4">
Description: Голова Національного банку Андрій Пишний отримав нагороду Central Banking Awards за роботу Національного банку України. — Укрінформ.</text:p>
      <text:p text:style-name="P4">
Images: ['<text:a xlink:type="simple" xlink:href="https://static.ukrinform.com/photos/2023_06/thumb_files/630_360_1686755109-635.jpg" text:style-name="Internet_20_link" text:visited-style-name="Visited_20_Internet_20_Link">
630_360_16867...</text:a>
']</text:p>
      <text:p text:style-name="P4">
Tags: ['Лондон', 'Нацбанк', 'Нагорода', 'Андрій Пишний']</text:p>
      <text:p text:style-name="P4">
Type: Article</text:p>
      <!--METADATA-->
      <text:p text:style-name="P4">
<draw:frame draw:style-name="fr1" draw:name="Image170" text:anchor-type="as-char" svg:width="6.9236in" svg:height="3.956343in" draw:z-index="0">
<draw:image xlink:href="../Images/yкринформ/2023-06-14T18-06-52-03-00/630_360_1686755109-635.jpg" xlink:type="simple" xlink:show="embed" xlink:actuate="onLoad" draw:mime-type="image/jpeg"/>
</draw:frame>
 ГоловаНаціонального банку Андрій Пишний отримав нагороду Central Banking Awards зароботу Національного банку України.</text:p>
      <text:p text:style-name="P4">
Як передає Укрінформ, про це він повідомив на своїй сторінці у <text:a xlink:type="simple" xlink:href="https://www.facebook.com/pyshnyy/posts/pfbid026WAqFhwbVexSkHmvRrKQBxSXQgM6dQifzyxcg5KwwSjNSehbcJvMAkncGL83BDK4l" text:style-name="Internet_20_link" text:visited-style-name="Visited_20_Internet_20_Link">
 Фейсбуці</text:a>
.</text:p>
      <text:p text:style-name="P4">
"На церемонії вручення нагород Central Banking Awards у Лондоні перемогуНаціонального банку України вітали стоячи. Оплесками. Тому що Національнийбанк України, наша банківська система зробили фактично неможливе – вистояли уштормі повномасштабної війни", - написав Пишний.</text:p>
      <text:p text:style-name="P4">
<text:span text:style-name="T4">
Читайте також:</text:span>
 <text:a xlink:type="simple" xlink:href="https://www.ukrinform.ua/rubric-economy/3709638-ricnij-zvit-nbu-popri-vijnu-vdalosa-zberegti-makrofinansovu-stabilnist-ta-doviru-gromadan.html" text:style-name="Internet_20_link" text:visited-style-name="Visited_20_Internet_20_Link">
 Річний звіт НБУ: попри війну вдалося зберегтимакрофінансову стабільність та довіру громадян</text:a>
</text:p>
      <text:p text:style-name="P4">
Голова Нацбанку подякував працівникам регулятора, українським банкам та їхнімкомандам за згуртовані дії, за усвідомлення своєї відповідальності.</text:p>
      <text:p text:style-name="P4">
Central Banking Awards – щорічна нагорода профільного журналу Сentral Banking.Вона складається з 26 номінацій, 13 із яких відзначають успішні кейси таздобутки центральних <text:a xlink:type="simple" xlink:href="https://www.ukrinform.ua/tag-bank" text:style-name="Internet_20_link" text:visited-style-name="Visited_20_Internet_20_Link">
 банків </text:a>
 світу, аінші 13 – учасників фінансового ринку.</text:p>
      <text:p text:style-name="P4">
Source: <text:a xlink:type="simple" xlink:href="https://www.ukrinform.ua/rubric-economy/3722912-pisnij-u-londoni-otrimav-nagorodu-central-banking-awards.html" text:style-name="Internet_20_link" text:visited-style-name="Visited_20_Internet_20_Link">
https://www.ukrinform.ua/rubric-economy/3722912-pisnij-u-londoni-otrimav-nagorodu-central-banking-awards.html</text:a>
</text:p>
      <!--NEWS-->
      <text:h text:style-name="P10" text:outline-level="1">
<text:span text:style-name="T4">
СБУ затримала одного з керівників створеної росіянами «Куп’янської залізниці»</text:span>
</text:h>
      <text:p text:style-name="P4">
Authors: Ukrinform (Person)</text:p>
      <text:p text:style-name="P4">
Publisher: Укринформ (Organization)</text:p>
      <text:p text:style-name="P4">
Published Time: 2023-06-14T18:11:21+03:00</text:p>
      <text:p text:style-name="P4">
Modified Time: 2023-06-14T18:11:21+03:00</text:p>
      <text:p text:style-name="P4">
Description: У Харківській області Служба безпеки України затримала одного із псевдопосадовців створеної російськими загарбниками "Куп’янської залізниці". — Укрінформ.</text:p>
      <text:p text:style-name="P4">
Images: ['<text:a xlink:type="simple" xlink:href="https://static.ukrinform.com/photos/2020_05/thumb_files/630_360_1590678028-352.jpg" text:style-name="Internet_20_link" text:visited-style-name="Visited_20_Internet_20_Link">
630_360_15906...</text:a>
']</text:p>
      <text:p text:style-name="P4">
Tags: ['Страсбург', 'Харківщина', 'Колаборант']</text:p>
      <text:p text:style-name="P4">
Type: Article</text:p>
      <!--METADATA-->
      <text:p text:style-name="P4">
<draw:frame draw:style-name="fr1" draw:name="Image171" text:anchor-type="as-char" svg:width="6.9236in" svg:height="3.956343in" draw:z-index="0">
<draw:image xlink:href="../Images/yкринформ/2023-06-14T18-11-21-03-00/630_360_1590678028-352.jpg" xlink:type="simple" xlink:show="embed" xlink:actuate="onLoad" draw:mime-type="image/jpeg"/>
</draw:frame>
 УХарківській області Служба безпеки України затримала одного ізпсевдопосадовців створеної російськими загарбниками "Куп’янської залізниці".</text:p>
      <text:p text:style-name="P4">
Як передає Укрінформ, про це повідомила <text:a xlink:type="simple" xlink:href="https://ssu.gov.ua/novyny/sbu-zatrymala-odnoho-z-kerivnykiv-okupatsiinoi-zaliznytsi-rf-u-kupiansku" text:style-name="Internet_20_link" text:visited-style-name="Visited_20_Internet_20_Link">
 СБУ </text:a>
 .</text:p>
      <text:p text:style-name="P4">
Зловмисником виявився 46-річний житель Куп'янська. До повномасштабноговторгнення Росії в Україну чоловік працював керівником вантажного відділу врегіональній філії Укрзалізниці.</text:p>
      <text:p text:style-name="P4">
<text:span text:style-name="T4">
Читайте також:</text:span>
 <text:a xlink:type="simple" xlink:href="https://www.ukrinform.ua/rubric-society/3722730-sbu-povidomila-pro-pidozru-ideologu-ruskogo-miru-duginu.html" text:style-name="Internet_20_link" text:visited-style-name="Visited_20_Internet_20_Link">
 <text:span text:style-name="T4">
СБУ</text:span>
 повідомила про підозру ідеологу «руського миру»Дугіну </text:a>
</text:p>
      <text:p text:style-name="P4">
Встановлено, що під час тимчасового захоплення міста фігурант перейшов на бікворога та добровільно погодився ввійти до складу створеної загарбниками"Куп’янської залізниці РФ", де очолив так звану службу комерційної роботи імаркетингу.</text:p>
      <text:p text:style-name="P4">
</text:p>
      <text:p text:style-name="P4">
На своїй псевдопосаді затриманий сприяв налагодженню з Росією залізничногосполучення для безперешкодного перекидання її військ на східний фронт. Дляцього він організовував "переформатування" української відомчої документаціїзгідно з вимогами російського законодавства.</text:p>
      <text:p text:style-name="P4">
Після визволення Куп’янська зловмисник виїхав із міста, намагаючись уникнутиправосуддя. Надалі був викритий і затриманий співробітниками СБУ.</text:p>
      <text:p text:style-name="P4">
<text:span text:style-name="T4">
Читайте також:</text:span>
 <text:a xlink:type="simple" xlink:href="https://www.ukrinform.ua/rubric-regions/3722166-sbu-zatrimala-v-limani-ocilnika-filii-donbasgaza-dnr-akij-obigrivav-kazarmi-rosian.html" text:style-name="Internet_20_link" text:visited-style-name="Visited_20_Internet_20_Link">
 <text:span text:style-name="T4">
СБУ</text:span>
 затримала в Лимані очільника «філії ДонбасгазаДНР», який обігрівав казарми росіян </text:a>
</text:p>
      <text:p text:style-name="P4">
Ворожому поплічнику оголошена підозра за ч. 4 ст. 111-1 (колабораційнадіяльність) Кримінального кодексу України. Суд обрав йому запобіжний захід увигляді тримання під вартою.</text:p>
      <text:p text:style-name="P4">
Як повідомляв Укрінформ, у Лимані Донецької області СБУ затримала колаборанта,який під час захоплення російськими загарбниками міста обігрівав їхні казарми.</text:p>
      <text:p text:style-name="P4">
Фото: СБУ</text:p>
      <text:p text:style-name="P4">
Source: <text:a xlink:type="simple" xlink:href="https://www.ukrinform.ua/rubric-regions/3722914-sbu-zatrimala-odnogo-z-kerivnikiv-stvorenoi-rosianami-kupanskoi-zaliznici.html" text:style-name="Internet_20_link" text:visited-style-name="Visited_20_Internet_20_Link">
https://www.ukrinform.ua/rubric-regions/3722914-sbu-zatrimala-odnogo-z-kerivnikiv-stvorenoi-rosianami-kupanskoi-zaliznici.html</text:a>
</text:p>
      <!--NEWS-->
      <text:h text:style-name="P10" text:outline-level="1">
<text:span text:style-name="T4">
Ракетний удар по Одесі: четверо працівників зруйнованого підприємства - у критичному стані</text:span>
</text:h>
      <text:p text:style-name="P4">
Authors: Ukrinform (Person)</text:p>
      <text:p text:style-name="P4">
Publisher: Укринформ (Organization)</text:p>
      <text:p text:style-name="P4">
Published Time: 2023-06-14T18:13:30+03:00</text:p>
      <text:p text:style-name="P4">
Modified Time: 2023-06-14T18:13:30+03:00</text:p>
      <text:p text:style-name="P4">
Description: Унаслідок ракетного удару по Одесі, який армія РФ нанесла в ніч на 14 червня, зруйновано склад компанії «Таврія В». Троє працівників підприємства загинули, четверо перебувають у критичному стані. — Укрінформ.</text:p>
      <text:p text:style-name="P4">
Images: ['<text:a xlink:type="simple" xlink:href="https://static.ukrinform.com/photos/2023_06/thumb_files/630_360_1686723005-546.jpg" text:style-name="Internet_20_link" text:visited-style-name="Visited_20_Internet_20_Link">
630_360_16867...</text:a>
']</text:p>
      <text:p text:style-name="P4">
Tags: ['Обстріл', 'Одеса', 'Ракета', 'Війна з Росією']</text:p>
      <text:p text:style-name="P4">
Type: Article</text:p>
      <!--METADATA-->
      <text:p text:style-name="P4">
<draw:frame draw:style-name="fr1" draw:name="Image173" text:anchor-type="as-char" svg:width="6.9236in" svg:height="3.956343in" draw:z-index="0">
<draw:image xlink:href="../Images/yкринформ/2023-06-14T18-13-30-03-00/630_360_1686723005-546.jpg" xlink:type="simple" xlink:show="embed" xlink:actuate="onLoad" draw:mime-type="image/jpeg"/>
</draw:frame>
 Унаслідокракетного удару по Одесі, який армія РФ нанесла в ніч на 14 червня, зруйнованосклад компанії «Таврія В». Троє працівників підприємства загинули, четвероперебувають у критичному стані.</text:p>
      <text:p text:style-name="P4">
Про це у <text:a xlink:type="simple" xlink:href="https://www.facebook.com/tavriav/posts/pfbid0vF5rMNPeowwXUVHNHGNic2722NyqcQC3rByiLX8EdGSxzWGHoees4Xkw9Wrw5BBNl" text:style-name="Internet_20_link" text:visited-style-name="Visited_20_Internet_20_Link">
 Фейсбуці</text:a>
повідомила компанія «Таврія В», передає Укрінформ.</text:p>
      <text:p text:style-name="P4">
«Сьогодні, 14 червня, о третій ночі ворожа ракета поцілила в наш продовольчийсклад «Таврія В». Удар був миттєвий, а <text:a xlink:type="simple" xlink:href="https://www.ukrinform.ua/tag-vibuh" text:style-name="Internet_20_link" text:visited-style-name="Visited_20_Internet_20_Link">
 вибух </text:a>
 жахливої сили. Загинуло троє наших співробітників, четверо в критичномустані у лікарні. Їм надається уся необхідна допомога», - йдеться уповідомленні.</text:p>
      <text:p text:style-name="P4">
В компанії зазначили, що основний удар прийшовся на відділ дитячих товарів, дезберігались підгузки, дитяче харчування, жіноча гігієна.</text:p>
      <text:p text:style-name="P4">
«Після вибуху розпочалась пожежа, яку наші працівники, здебільшого жінки, незважаючи на отримані поранення та контузію, самотужки почали гасити,допомагали один одному, шукали зниклих», - додали в компанії.</text:p>
      <text:p text:style-name="P4">
Також в «Таврія В» повідомили, що планується продовжити навчанняспівробітників щодо поведінки у надзвичайних ситуаціях.</text:p>
      <text:p text:style-name="P4">
<text:span text:style-name="T4">
Читайте також:</text:span>
 <text:a xlink:type="simple" xlink:href="https://www.ukrinform.ua/rubric-regions/3722904-v-odesi-ogolosili-15-cervna-dnem-zalobi.html" text:style-name="Internet_20_link" text:visited-style-name="Visited_20_Internet_20_Link">
 В <text:span text:style-name="T4">
Одес</text:span>
 і оголосили 15 червня днем жалоби</text:a>
</text:p>
      <text:p text:style-name="P4">
Як повідомлялося, у ніч проти 14 червня російська окупаційна армія спрямувалачотири «Калібри» по цивільній інфраструктурі Одеси. <text:a xlink:type="simple" xlink:href="https://www.ukrinform.ua/rubric-regions/3722608-v-odesi-zaversili-posukovoratuvalnu-operaciu-pisla-raketnogo-udaru.html" text:style-name="Internet_20_link" text:visited-style-name="Visited_20_Internet_20_Link">
</text:a>
 <text:a xlink:type="simple" xlink:href="https://www.ukrinform.ua/rubric-regions/3722608-v-odesi-zaversili-posukovoratuvalnu-operaciu-pisla-raketnogo-udaru.html" text:style-name="Internet_20_link" text:visited-style-name="Visited_20_Internet_20_Link">
 Пошкоджено</text:a>
 <text:a xlink:type="simple" xlink:href="https://www.ukrinform.ua/rubric-regions/3722608-v-odesi-zaversili-posukovoratuvalnu-operaciu-pisla-raketnogo-udaru.html" text:style-name="Internet_20_link" text:visited-style-name="Visited_20_Internet_20_Link">
 бізнес-центр</text:a>
 , навчальний заклад,житловий комплекс, заклади харчування. Троє людей загинули, 13 отрималипоранення.</text:p>
      <text:p text:style-name="P4">
Source: <text:a xlink:type="simple" xlink:href="https://www.ukrinform.ua/rubric-regions/3722915-raketnij-udar-po-odesi-cetvero-pracivnikiv-zrujnovanogo-pidpriemstva-u-kriticnomu-stani.html" text:style-name="Internet_20_link" text:visited-style-name="Visited_20_Internet_20_Link">
https://www.ukrinform.ua/rubric-regions/3722915-raketnij-udar-po-odesi-cetvero-pracivnikiv-zrujnovanogo-pidpriemstva-u-kriticnomu-stani.html</text:a>
</text:p>
      <!--NEWS-->
      <text:h text:style-name="P10" text:outline-level="1">
<text:span text:style-name="T4">
Український фільм презентують на Карловарському міжнародному кінофестивалі</text:span>
</text:h>
      <text:p text:style-name="P4">
Authors: Ukrinform (Person)</text:p>
      <text:p text:style-name="P4">
Publisher: Укринформ (Organization)</text:p>
      <text:p text:style-name="P4">
Published Time: 2023-06-14T18:15:00+03:00</text:p>
      <text:p text:style-name="P4">
Modified Time: 2023-06-14T18:15:00+03:00</text:p>
      <text:p text:style-name="P4">
Description: Платформа Eastern Promises 57-го Карловарського міжнародного кінофестивалю оголосила 27 обраних кінопроєктів, які будуть представлені на презентаціях Works in Progress, Works in Development – Feature Launch і First Cut+ Works in Progress. — Укрінформ.</text:p>
      <text:p text:style-name="P4">
Images: ['<text:a xlink:type="simple" xlink:href="https://static.ukrinform.com/photos/2023_06/thumb_files/630_360_1686757760-746.jpg" text:style-name="Internet_20_link" text:visited-style-name="Visited_20_Internet_20_Link">
630_360_16867...</text:a>
', '<text:a xlink:type="simple" xlink:href="https://static.ukrinform.com/photos/2023_06/1686757760-970.jpg" text:style-name="Internet_20_link" text:visited-style-name="Visited_20_Internet_20_Link">
1686757760-97...</text:a>
', '<text:a xlink:type="simple" xlink:href="https://static.ukrinform.com/photos/2023_06/1686771858-252.jpeg" text:style-name="Internet_20_link" text:visited-style-name="Visited_20_Internet_20_Link">
1686771858-25...</text:a>
', '<text:a xlink:type="simple" xlink:href="https://static.ukrinform.com/photos/2023_06/1686771858-866.jpeg" text:style-name="Internet_20_link" text:visited-style-name="Visited_20_Internet_20_Link">
1686771858-86...</text:a>
', '<text:a xlink:type="simple" xlink:href="https://static.ukrinform.com/photos/2019_03/1551452204-642.jpg" text:style-name="Internet_20_link" text:visited-style-name="Visited_20_Internet_20_Link">
1551452204-64...</text:a>
']</text:p>
      <text:p text:style-name="P4">
Tags: ['Чехія', 'Кіно', 'Культура', 'Кінофестиваль', 'фільм']</text:p>
      <text:p text:style-name="P4">
Type: Article</text:p>
      <!--METADATA-->
      <text:p text:style-name="P4">
<draw:frame draw:style-name="fr1" draw:name="Image174" text:anchor-type="as-char" svg:width="6.9236in" svg:height="3.956343in" draw:z-index="0">
<draw:image xlink:href="../Images/yкринформ/2023-06-14T18-15-00-03-00/630_360_1686757760-746.jpg" xlink:type="simple" xlink:show="embed" xlink:actuate="onLoad" draw:mime-type="image/jpeg"/>
</draw:frame>
 ПлатформаEastern Promises 57-го Карловарського міжнародного кінофестивалю оголосила 27обраних кінопроєктів, які будуть представлені на презентаціях Works inProgress, Works in Development – Feature Launch і First Cut+ Works inProgress.</text:p>
      <text:p text:style-name="P4">
Серед 11 ігрових і документальних повнометражних фільмів на пізній стадіївиробництва є українська стрічка, повідомляє Укрінформ із посиланням наорганізаторів.</text:p>
      <text:p text:style-name="P4">
Одинадцять фільмів у процесі виробництва або постпродакшну з країн Центральноїта Східної Європи, Балкан, колишнього Радянського Союзу, Близького Сходу таПівнічної Африки змагатимуться за нагороди загальною вартістю 100 тисяч євро.</text:p>
      <text:p text:style-name="P4">
<draw:frame draw:style-name="fr1" draw:name="Image175" text:anchor-type="as-char" svg:width="6.9236in" svg:height="5.1927in" draw:z-index="0">
<draw:image xlink:href="../Images/yкринформ/2023-06-14T18-15-00-03-00/1686757760-970.jpg" xlink:type="simple" xlink:show="embed" xlink:actuate="onLoad" draw:mime-type="image/jpeg"/>
</draw:frame>
</text:p>
      <text:p text:style-name="P4">
Фільм українською мовою під робочою назвою «Редакція» спільного виробництваУкраїни, Німеччини, Чехії та Словаччини режисера Романа Бондарчуказапланований для релізу 01.02.2024. Авторам, як зазначається у пресрелізі,наразі не вистачає дистриб'ютора, торгового агента, фестивальної історії.</text:p>
      <text:p text:style-name="P4">
<draw:frame draw:style-name="fr1" draw:name="Image176" text:anchor-type="as-char" svg:width="6.9236in" svg:height="5.1927in" draw:z-index="0">
<draw:image xlink:href="../Images/yкринформ/2023-06-14T18-15-00-03-00/1686771858-252.jpeg" xlink:type="simple" xlink:show="embed" xlink:actuate="onLoad" draw:mime-type="image/jpeg"/>
</draw:frame>
</text:p>
      <text:p text:style-name="P4">
«Редакція» — пригодницький фільм, у якому добро протистоїть злу в ходірозслідувань, погонь, стрілянини і пошуку правди. Зйомки тривали з липня долистопада 2021 року в Херсоні та області.</text:p>
      <text:p text:style-name="P4">
<draw:frame draw:style-name="fr1" draw:name="Image177" text:anchor-type="as-char" svg:width="6.9236in" svg:height="5.1927in" draw:z-index="0">
<draw:image xlink:href="../Images/yкринформ/2023-06-14T18-15-00-03-00/1686771858-866.jpeg" xlink:type="simple" xlink:show="embed" xlink:actuate="onLoad" draw:mime-type="image/jpeg"/>
</draw:frame>
</text:p>
      <text:p text:style-name="P4">
За сюжетом, молодий науковець Юра випадково стає свідком підпалу лісу. Віннесе фотографії підпалювачів до редакції місцевої газети, щоб розголос у ЗМІдопоміг викрити злочинців, але за збігом обставин залишається працюватижурналістом. Нова робота затягує його до химерного світу постправди, де фактине мають жодного значення, а реальність навколо практично ніколи не збігаєтьсяз тим, що про неї пишуть в газеті. Водночас нова професія допомагає Юрі знайтисправжню дружбу і кохання.</text:p>
      <text:p text:style-name="P4">
<text:span text:style-name="T4">
Читайте також:</text:span>
 <text:a xlink:type="simple" xlink:href="https://www.ukrinform.ua/rubric-culture/3722887-vijsov-film-ponivecene-ditinstvo-pro-deportaciu-rosieu-ukrainskih-ditej.html" text:style-name="Internet_20_link" text:visited-style-name="Visited_20_Internet_20_Link">
 Вийшов <text:span text:style-name="T4">
фільм</text:span>
 «Понівечене дитинство» про депортаціюРосією українських дітей </text:a>
</text:p>
      <text:p text:style-name="P4">
У ролях: Римма Зюбіна, Андрій Кирильчук, Василь Кухарський, ОлександрГанноченко, журналіст Дмитро Багненко, режисерка Жанна Озірна, драматургМаксим Курочкін та блогер Сергій Іванов.</text:p>
      <text:p text:style-name="P4">
Співавторки сценарію — Алла Тютюнник та Дар’я Аверченко.</text:p>
      <text:p text:style-name="P4">
<draw:frame draw:style-name="fr1" draw:name="Image178" text:anchor-type="as-char" svg:width="6.9236in" svg:height="3.846444in" draw:z-index="0">
<draw:image xlink:href="../Images/yкринформ/2023-06-14T18-15-00-03-00/1551452204-642.jpg" xlink:type="simple" xlink:show="embed" xlink:actuate="onLoad" draw:mime-type="image/jpeg"/>
</draw:frame>
 Роман Бондарчук</text:p>
      <text:p text:style-name="P4">
Роман Бондарчук — лауреат Національної премії ім. Тараса Шевченка (номінація«Кіномистецтво», 2019 рік), а також національних і міжнародних кінофестивалів.Як режисер документальних фільмів він співпрацював із телеканалами MDR, ZDF,ARTE та іншими. Серед найвідоміших його стрічок — «Вулкан» (дебютна стрічка,яка отримала 12 міжнародних нагород і була відібрана для показу на понад 50фестивалях по всьому світу) та «Українські шерифи». Він є художнім керівникомі членом відбіркового комітету Міжнародного фестивалю документального кіно проправа людини Docudays UA.</text:p>
      <text:p text:style-name="P4">
<text:span text:style-name="T4">
Читайте також:</text:span>
 <text:a xlink:type="simple" xlink:href="https://www.ukrinform.ua/rubric-culture/3720286-stricka-pamfir-potrapila-do-spisku-najkrasih-filmiv-2023-roku.html" text:style-name="Internet_20_link" text:visited-style-name="Visited_20_Internet_20_Link">
 <text:span text:style-name="T4">
Стрічк</text:span>
 а «Памфір» потрапила до списку найкращихфільмів 2023 року </text:a>
</text:p>
      <text:p text:style-name="P4">
«Редакція» – це про те, що зараз найбільше хвилює мене. Це про дорогих менілюдей і місця на півдні України, де я народився. Про провінційні газети назразок тих, у яких я працював, коли був дуже молодим. Про химерну, вигадануреальність, яку вони вигадували, щоб привабити читачів. Як вони за хабарприкриють місцевих тіньових бізнесменів, які палили та вирубували ліси. Пронаше останнє літо перед повномасштабною війною – хтось готувався, а більшістьіз нас просто проживали кожен день на повну, не помічаючи російських танківлише за 70 кілометрів від міста. Зараз частина цієї землі заполоненаросійськими терористами, які підірвали Каховську дамбу. Ті, чиї домівкизалишилися цілими, під час артилерійського обстрілу <text:a xlink:type="simple" xlink:href="https://www.ukrinform.ua/tag-evakuacia" text:style-name="Internet_20_link" text:visited-style-name="Visited_20_Internet_20_Link">
 евакуюють</text:a>
 людей і тварин. Я хочу дати голосцим людям, щоб зберегти тепло цієї землі», - заявив Бондарчук.</text:p>
      <text:p text:style-name="P4">
Демонстрація проєктів для професіоналів галузі відбудеться в Карлових Варахпід час цьогорічних Industry Days KVIFF.</text:p>
      <text:p text:style-name="P4">
Загалом найперспективніші проєкти, відібрані міжнародним журі в 3 категоріях,отримають нагороди загальною вартістю 115 тисяч євро.</text:p>
      <text:p text:style-name="P4">
57-й Міжнародний кінофестиваль триватиме з 30 червня до 8 липня 2023 року.</text:p>
      <text:p text:style-name="P4">
Source: <text:a xlink:type="simple" xlink:href="https://www.ukrinform.ua/rubric-culture/3722916-ukrainskij-film-prezentuut-na-karlovarskomu-miznarodnomu-kinofestivali.html" text:style-name="Internet_20_link" text:visited-style-name="Visited_20_Internet_20_Link">
https://www.ukrinform.ua/rubric-culture/3722916-ukrainskij-film-prezentuut-na-karlovarskomu-miznarodnomu-kinofestivali.html</text:a>
</text:p>
      <!--NEWS-->
      <text:h text:style-name="P10" text:outline-level="1">
<text:span text:style-name="T4">
Миколаївщина: підтоплені 2400 гектарів лісу, найбільше — на Кінбурнській косі</text:span>
</text:h>
      <text:p text:style-name="P4">
Authors: Ukrinform (Person)</text:p>
      <text:p text:style-name="P4">
Publisher: Укринформ (Organization)</text:p>
      <text:p text:style-name="P4">
Published Time: 2023-06-14T18:16:45+03:00</text:p>
      <text:p text:style-name="P4">
Modified Time: 2023-06-14T18:16:45+03:00</text:p>
      <text:p text:style-name="P4">
Description: На Миколаївщині залишаються підтопленими 2400 гектарів лісових насаджень, найбільше - на тимчасово захопленій Кінбурнській косі. — Укрінформ.</text:p>
      <text:p text:style-name="P4">
Images: ['<text:a xlink:type="simple" xlink:href="https://static.ukrinform.com/photos/2023_06/thumb_files/630_360_1686755565-457.jpg" text:style-name="Internet_20_link" text:visited-style-name="Visited_20_Internet_20_Link">
630_360_16867...</text:a>
']</text:p>
      <text:p text:style-name="P4">
Tags: ['Ліс', 'Миколаївщина', 'Підтоплення']</text:p>
      <text:p text:style-name="P4">
Type: Article</text:p>
      <!--METADATA-->
      <text:p text:style-name="P4">
<draw:frame draw:style-name="fr1" draw:name="Image179" text:anchor-type="as-char" svg:width="6.9236in" svg:height="3.956343in" draw:z-index="0">
<draw:image xlink:href="../Images/yкринформ/2023-06-14T18-16-45-03-00/630_360_1686755565-457.jpg" xlink:type="simple" xlink:show="embed" xlink:actuate="onLoad" draw:mime-type="image/jpeg"/>
</draw:frame>
 НаМиколаївщині залишаються підтопленими 2400 гектарів лісових насаджень,найбільше - на тимчасово захопленій Кінбурнській косі.</text:p>
      <text:p text:style-name="P4">
Про це Південний лісовий офіс повідомив у <text:a xlink:type="simple" xlink:href="https://www.facebook.com/permalink.php" text:style-name="Internet_20_link" text:visited-style-name="Visited_20_Internet_20_Link">
 Фейсбуці</text:a>
, передає Укрінформ.</text:p>
      <text:p text:style-name="P4">
«Станом на ранок 14 червня, на восьмий день після підриву дамби КаховськоїГЕС, 2400 гектарів лісових насаджень залишаються в полоні великої <text:a xlink:type="simple" xlink:href="https://www.ukrinform.ua/tag-voda" text:style-name="Internet_20_link" text:visited-style-name="Visited_20_Internet_20_Link">
 води</text:a>
 . Найбільша площа підтоплення вКінбурнському та Василівському лісництвах окупованого півострова – 2200гектарів», - йдеться у повідомленні.</text:p>
      <text:p text:style-name="P4">
</text:p>
      <text:p text:style-name="P4">
Зазначається, що у Снігурівському лісництві спостерігається значне зменшенняпідтоплень – за добу вода пішла ще з 300 гектарів, підтопленими залишаються100 га лісових насаджень. Незначні залишки затоплень спостерігаються натериторіях Миколаївського, Андріївського та Очаківського лісництв.</text:p>
      <text:p text:style-name="P4">
<text:span text:style-name="T4">
Читайте також:</text:span>
 <text:a xlink:type="simple" xlink:href="https://www.ukrinform.ua/rubric-economy/3719250-kahovskij-ekocid-kostuvatime-ukraini-dodatkovo-desatki-milardiv-griven.html" text:style-name="Internet_20_link" text:visited-style-name="Visited_20_Internet_20_Link">
 Каховський екоцид коштуватиме Україні додатково десяткимільярдів гривень </text:a>
</text:p>
      <text:p text:style-name="P4">
Як повідомляв Укрінформ, у ніч проти 6 червня <text:a xlink:type="simple" xlink:href="https://www.ukrinform.ua/rubric-other_news/3720776-pidriv-rosianami-kahovskoi-ges-usi-novini.html" text:style-name="Internet_20_link" text:visited-style-name="Visited_20_Internet_20_Link">
 російська армія підірвалагреблю Каховської ГЕС </text:a>
 . У пікпідняття рівня води після підриву станції на Миколаївщині було затоплено майже3000 гектарів лісового фонду.</text:p>
      <text:p text:style-name="P4">
Source: <text:a xlink:type="simple" xlink:href="https://www.ukrinform.ua/rubric-regions/3722917-mikolaivsina-pidtopleni-2400-gektariv-lisu-najbilse-na-kinburnskij-kosi.html" text:style-name="Internet_20_link" text:visited-style-name="Visited_20_Internet_20_Link">
https://www.ukrinform.ua/rubric-regions/3722917-mikolaivsina-pidtopleni-2400-gektariv-lisu-najbilse-na-kinburnskij-kosi.html</text:a>
</text:p>
      <!--NEWS-->
      <text:h text:style-name="P10" text:outline-level="1">
<text:span text:style-name="T4">
В Одесі російська ракета пошкодила Музей цікавої науки</text:span>
</text:h>
      <text:p text:style-name="P4">
Authors: Ukrinform (Person)</text:p>
      <text:p text:style-name="P4">
Publisher: Укринформ (Organization)</text:p>
      <text:p text:style-name="P4">
Published Time: 2023-06-14T18:20:35+03:00</text:p>
      <text:p text:style-name="P4">
Modified Time: 2023-06-14T18:20:35+03:00</text:p>
      <text:p text:style-name="P4">
Description: В Одесі внаслідок нічної ракетної атаки пошкоджено Музей цікавої науки та два заклади вищої освіти. — Укрінформ.</text:p>
      <text:p text:style-name="P4">
Images: ['<text:a xlink:type="simple" xlink:href="https://static.ukrinform.com/photos/2023_06/thumb_files/630_360_1686756006-552.jpg" text:style-name="Internet_20_link" text:visited-style-name="Visited_20_Internet_20_Link">
630_360_16867...</text:a>
']</text:p>
      <text:p text:style-name="P4">
Tags: ['Міносвіти', 'Музей', 'Одеса']</text:p>
      <text:p text:style-name="P4">
Type: Article</text:p>
      <!--METADATA-->
      <text:p text:style-name="P4">
<draw:frame draw:style-name="fr1" draw:name="Image181" text:anchor-type="as-char" svg:width="6.9236in" svg:height="3.956343in" draw:z-index="0">
<draw:image xlink:href="../Images/yкринформ/2023-06-14T18-20-35-03-00/630_360_1686756006-552.jpg" xlink:type="simple" xlink:show="embed" xlink:actuate="onLoad" draw:mime-type="image/jpeg"/>
</draw:frame>
 В Одесівнаслідок нічної ракетної атаки пошкоджено Музей цікавої науки та два закладивищої освіти.</text:p>
      <text:p text:style-name="P4">
Як передає Укрінформ, про це Міністерство освіти і науки повідомляє у <text:a xlink:type="simple" xlink:href="https://t.me/UAmonogram/7916" text:style-name="Internet_20_link" text:visited-style-name="Visited_20_Internet_20_Link">
Телеграмі </text:a>
 ..</text:p>
      <text:p text:style-name="P4">
“Уже два з п’яти наявних музеїв цікавої науки в Україні пошкоджені ворогом.Частина експонатів з одеського музею вціліла — їх раніше евакуювали запідтримки МАН. Але є і такі, що не можна було вивезти без пошкоджень:“Дзеркальний лабіринт”, “Велика котушка Тесли”, “Центробіжна карусель”,власний планетарій та дві лабораторії – вони постраждали. Більшість експонатівмузею створили одеські винахідники. Зруйновано результати невтомної працібагатьох людей та місце натхнення і розвитку дітей”, - ідеться у повідомленні.</text:p>
      <text:p text:style-name="P4">
<text:span text:style-name="T4">
Читайте також:</text:span>
 <text:a xlink:type="simple" xlink:href="https://www.ukrinform.ua/rubric-regions/3722915-raketnij-udar-po-odesi-cetvero-pracivnikiv-zrujnovanogo-pidpriemstva-u-kriticnomu-stani.html" text:style-name="Internet_20_link" text:visited-style-name="Visited_20_Internet_20_Link">
 Ракетний удар по Одесі: четверо працівників зруйнованогопідприємства - у критичному стані </text:a>
</text:p>
      <text:p text:style-name="P4">
Як зазначили у Міносвіти, “ми обов’язково все відновимо. У планах –розбудувати мережу музеїв науки в Україні. Нині вже зроблені перші кроки, йнезабаром матимемо музей науки, що “подорожує” країною. Для цього 11 червняМАН та ЮНІСЕФ підписали меморандум про співпрацю. Докладніше про це розповімоз партнерами згодом”.</text:p>
      <text:p text:style-name="P4">
Як повідомляв Укрінформ, <text:a xlink:type="simple" xlink:href="https://www.ukrinform.ua/rubric-regions/3722608-v-odesi-zaversili-posukovoratuvalnu-operaciu-pisla-raketnogo-udaru.html" text:style-name="Internet_20_link" text:visited-style-name="Visited_20_Internet_20_Link">
 у ніч проти 14 червня російська окупаційна арміяспрямувала чотири "Калібри" </text:a>
 по цивільній інфраструктурі Одеси. Пошкоджено бізнес-центр,навчальний заклад, житловий комплекс, заклади харчування. Троє людей загинули,13 отримали поранення.</text:p>
      <text:p text:style-name="P4">
Фото: ДСНС</text:p>
      <text:p text:style-name="P4">
Source: <text:a xlink:type="simple" xlink:href="https://www.ukrinform.ua/rubric-regions/3722919-v-odesi-rosijska-raketa-poskodila-muzej-cikavoi-nauki.html" text:style-name="Internet_20_link" text:visited-style-name="Visited_20_Internet_20_Link">
https://www.ukrinform.ua/rubric-regions/3722919-v-odesi-rosijska-raketa-poskodila-muzej-cikavoi-nauki.html</text:a>
</text:p>
      <!--NEWS-->
      <text:h text:style-name="P10" text:outline-level="1">
<text:span text:style-name="T4">
Європарламент схвалив план регулювання штучного інтелекту</text:span>
</text:h>
      <text:p text:style-name="P4">
Authors: Ukrinform (Person)</text:p>
      <text:p text:style-name="P4">
Publisher: Укринформ (Organization)</text:p>
      <text:p text:style-name="P4">
Published Time: 2023-06-14T18:23:08+03:00</text:p>
      <text:p text:style-name="P4">
Modified Time: 2023-06-14T18:23:08+03:00</text:p>
      <text:p text:style-name="P4">
Description: Європейський парламент схвалив проєкт, який ляже в основу майбутнього закону щодо правил регулювання штучного інтелекту. — Укрінформ.</text:p>
      <text:p text:style-name="P4">
Images: ['<text:a xlink:type="simple" xlink:href="https://static.ukrinform.com/photos/2019_07/thumb_files/630_360_1563450157-113.jpg" text:style-name="Internet_20_link" text:visited-style-name="Visited_20_Internet_20_Link">
630_360_15634...</text:a>
']</text:p>
      <text:p text:style-name="P4">
Tags: ['Європарламент', 'Технології', 'Закон', 'Штучний інтелект']</text:p>
      <text:p text:style-name="P4">
Type: Article</text:p>
      <!--METADATA-->
      <text:p text:style-name="P4">
<draw:frame draw:style-name="fr1" draw:name="Image182" text:anchor-type="as-char" svg:width="6.9236in" svg:height="3.956343in" draw:z-index="0">
<draw:image xlink:href="../Images/yкринформ/2023-06-14T18-23-08-03-00/630_360_1563450157-113.jpg" xlink:type="simple" xlink:show="embed" xlink:actuate="onLoad" draw:mime-type="image/jpeg"/>
</draw:frame>
Європейський парламент схвалив проєкт, який ляже в основу майбутнього законущодо правил регулювання штучного інтелекту.</text:p>
      <text:p text:style-name="P4">
Про це повідомляє <text:a xlink:type="simple" xlink:href="https://www.dw.com/uk/evroparlament-shvaliv-plan-reguluvanna-stucnogo-intelektu/a-65912171" text:style-name="Internet_20_link" text:visited-style-name="Visited_20_Internet_20_Link">
 DW </text:a>
 , передає Укрінформ.</text:p>
      <text:p text:style-name="P4">
Після затвердження плану законодавці розпочнуть переговори з 27 країнами-членами ЄС щодо остаточного варіанту закону. Якщо Брюссель досягне своєї метиприйняти його до кінця року, це стане першим законом у світі, якийрегулюватиме ШІ.</text:p>
      <text:p text:style-name="P4">
Утім, він може набути чинності не раніше 2026 року, тому Європейський Союз доцього часу буде вимушений наполягати на укладенні добровільних тимчасових угодз технологічними компаніями, щоб досягти регулювання раніше.</text:p>
      <text:p text:style-name="P4">
<text:span text:style-name="T4">
Читайте також:</text:span>
 <text:a xlink:type="simple" xlink:href="https://www.ukrinform.ua/rubric-technology/3720273-britania-provede-persij-samit-z-bezpecnosti-stucnogo-intelektu.html" text:style-name="Internet_20_link" text:visited-style-name="Visited_20_Internet_20_Link">
 Британія проведе перший саміт з безпечності <text:span text:style-name="T4">
штучн</text:span>
 огоінтелекту </text:a>
</text:p>
      <text:p text:style-name="P4">
Ініціатива регулювання штучного інтелекту виникла в Європейському Союзі у 2021році, але набула більшого значення після випуску торік бота ChatGPT, якийпродемонстрував нові досягнення та можливі ризики в цій галузі.</text:p>
      <text:p text:style-name="P4">
Закон регулюватиме ШІ залежно від рівня ризику: чим вищий він для прав таздоров'я людей, тим більшими будуть вимоги. До переліку високого ризикувходять штучний інтелект у сфері освіти, критичної інфраструктури,громадського порядку та управління міграцією.</text:p>
      <text:p text:style-name="P4">
Особливі вимоги будуть стосуватися генеративних систем, таких як <text:a xlink:type="simple" xlink:href="https://www.ukrinform.ua/tag-chatgpt" text:style-name="Internet_20_link" text:visited-style-name="Visited_20_Internet_20_Link">
 ChatGPT</text:a>
 і DALL-E, які здатні створювати текст,зображення, аудіо та медіафайли. Вони будуть зобов'язані повідомлятикористувачів, що контент був створений машинами, а не людьми.</text:p>
      <text:p text:style-name="P4">
<text:span text:style-name="T4">
Читайте також:</text:span>
 <text:a xlink:type="simple" xlink:href="https://www.ukrinform.ua/rubric-technology/3718744-kitaj-reguluvatime-vikoristanna-stucnogo-intelektu-mask.html" text:style-name="Internet_20_link" text:visited-style-name="Visited_20_Internet_20_Link">
 Китай регулюватиме використання <text:span text:style-name="T4">
штучн</text:span>
 ого інтелекту –Маск </text:a>
</text:p>
      <text:p text:style-name="P4">
Євродепутати вважають свій законопроєкт "історичним" і відкидають критику, щовін може завдати шкоди, а не сприяти інноваціям.</text:p>
      <text:p text:style-name="P4">
Як повідомляв Укрінформ, американські сенатори представили <text:a xlink:type="simple" xlink:href="https://www.ukrinform.ua/rubric-technology/3720447-kongres-ssa-rozglane-dva-novih-zakonoproekti-pro-stucnij-intelekt.html" text:style-name="Internet_20_link" text:visited-style-name="Visited_20_Internet_20_Link">
 два законопроєктипро штучний інтелект </text:a>
 на тлі дедалі більшого інтересу до вирішення питань, пов'язанихз цією технологією.</text:p>
      <text:p text:style-name="P4">
Source: <text:a xlink:type="simple" xlink:href="https://www.ukrinform.ua/rubric-technology/3722920-evroparlament-shvaliv-plan-reguluvanna-stucnogo-intelektu.html" text:style-name="Internet_20_link" text:visited-style-name="Visited_20_Internet_20_Link">
https://www.ukrinform.ua/rubric-technology/3722920-evroparlament-shvaliv-plan-reguluvanna-stucnogo-intelektu.html</text:a>
</text:p>
      <!--NEWS-->
      <text:h text:style-name="P10" text:outline-level="1">
<text:span text:style-name="T4">
У МЗС обговорили з чеськими парламентаріями проведення у Празі другого саміту Кримської платформи</text:span>
</text:h>
      <text:p text:style-name="P4">
Authors: Ukrinform (Person)</text:p>
      <text:p text:style-name="P4">
Publisher: Укринформ (Organization)</text:p>
      <text:p text:style-name="P4">
Published Time: 2023-06-14T18:23:13+03:00</text:p>
      <text:p text:style-name="P4">
Modified Time: 2023-06-14T18:23:13+03:00</text:p>
      <text:p text:style-name="P4">
Description: Заступник міністра закордонних справ України Євген Перебийніс обговорив із чеськими парламентаріями підготовку до проведення у Празі другого парламентського саміту міжнародної Кримської платформи у жовтні. — Укрінформ.</text:p>
      <text:p text:style-name="P4">
Images: ['<text:a xlink:type="simple" xlink:href="https://static.ukrinform.com/photos/2023_06/thumb_files/630_360_1686755850-897.png" text:style-name="Internet_20_link" text:visited-style-name="Visited_20_Internet_20_Link">
630_360_16867...</text:a>
']</text:p>
      <text:p text:style-name="P4">
Tags: ['Чехія', 'Прага', 'Кримська платформа']</text:p>
      <text:p text:style-name="P4">
Type: Article</text:p>
      <!--METADATA-->
      <text:p text:style-name="P4">
<draw:frame draw:style-name="fr1" draw:name="Image183" text:anchor-type="as-char" svg:width="6.9236in" svg:height="3.946093in" draw:z-index="0">
<draw:image xlink:href="../Images/yкринформ/2023-06-14T18-23-13-03-00/630_360_1686755850-897.png" xlink:type="simple" xlink:show="embed" xlink:actuate="onLoad" draw:mime-type="image/png"/>
</draw:frame>
 Заступникміністра закордонних справ України Євген Перебийніс обговорив із чеськимипарламентаріями підготовку до проведення у Празі другого парламентськогосаміту міжнародної Кримської платформи у жовтні.</text:p>
      <text:p text:style-name="P4">
Як передає Укрінформ з посиланням на <text:a xlink:type="simple" xlink:href="https://mfa.gov.ua/news/yevgen-perebijnis-zustrivsya-z-delegaciyeyu-senatu-parlamentu-cheskoyi-respubliki" text:style-name="Internet_20_link" text:visited-style-name="Visited_20_Internet_20_Link">
 пресслужбу МЗС</text:a>
 , про це йшлося під час зустрічі Перебийноса зделегацією Сенату Парламенту Чеської Республіки на чолі із заступником ГоловиСенату Томашем Черніном та головою Комітету у закордонних справах, з питаньбезпеки і оборони Павелом Фішером.</text:p>
      <text:p text:style-name="P4">
"Відбувся предметний обмін думками з низки актуальних питань двосторонньогоспівробітництва, перспектив взаємодії двох сторін у повоєнній відбудові тавідновленні нашої держави, а також заходів міжнародної Кримської платформи,зокрема, про підготовку до проведення у <text:a xlink:type="simple" xlink:href="https://www.ukrinform.ua/tag-praga" text:style-name="Internet_20_link" text:visited-style-name="Visited_20_Internet_20_Link">
 Празі</text:a>
 другого парламентського саміту ужовтні", - поінформували у зовнішньополітичному відомстві.</text:p>
      <text:p text:style-name="P4">
Заступник міністра подякував чеським сенаторам за прийняту нещодавно верхньоюпалатою чеського парламенту резолюцію, в якій вони закликали країни Альянсуякнайшвидше надати Україні членство в НАТО.</text:p>
      <text:p text:style-name="P4">
<text:span text:style-name="T4">
Читайте також:</text:span>
 <text:a xlink:type="simple" xlink:href="https://www.ukrinform.ua/rubric-crimea/3700058-parlamentskij-samit-krimskoi-platformi-projde-u-prazi-24-zovtna.html" text:style-name="Internet_20_link" text:visited-style-name="Visited_20_Internet_20_Link">
 Парламентський саміт <text:span text:style-name="T4">
Кримської</text:span>
 <text:span text:style-name="T4">
платформ</text:span>
 и пройдеу Празі 24 жовтня </text:a>
</text:p>
      <text:p text:style-name="P4">
Під час зустрічі сторони також торкнулися питання інтеграції до ЄС. ЗокремаПеребийніс поінформував співрозмовників про стан виконання Україною семирекомендацій Європейської Комісії, а також відзначив підтримку Чехієюзапочаткування передвступних переговорів з ЄС вже у нинішньому році.</text:p>
      <text:p text:style-name="P4">
Як відомо, Перший парламентський саміт міжнародної Кримської платформивідбувся 25 жовтня 2022 року в столиці Хорватії Загребі.</text:p>
      <text:p text:style-name="P4">
Source: <text:a xlink:type="simple" xlink:href="https://www.ukrinform.ua/rubric-crimea/3722921-u-mzs-obgovorili-z-ceskimi-parlamentariami-provedenna-u-prazi-drugogo-samitu-krimskoi-platformi.html" text:style-name="Internet_20_link" text:visited-style-name="Visited_20_Internet_20_Link">
https://www.ukrinform.ua/rubric-crimea/3722921-u-mzs-obgovorili-z-ceskimi-parlamentariami-provedenna-u-prazi-drugogo-samitu-krimskoi-platformi.html</text:a>
</text:p>
      <!--NEWS-->
      <text:h text:style-name="P10" text:outline-level="1">
<text:span text:style-name="T4">
На Таймс-сквер у Нью-Йорку показали ролик про протезованих українських захисників</text:span>
</text:h>
      <text:p text:style-name="P4">
Authors: Ukrinform (Person)</text:p>
      <text:p text:style-name="P4">
Publisher: Укринформ (Organization)</text:p>
      <text:p text:style-name="P4">
Published Time: 2023-06-14T18:30:24+03:00</text:p>
      <text:p text:style-name="P4">
Modified Time: 2023-06-14T18:30:24+03:00</text:p>
      <text:p text:style-name="P4">
Description: На найвідомішому у світі вуличному екрані у Нью-Йорку показали відео про українських військових, які отримали протези в центрі Superhumans Center, що на Львівщині. — Укрінформ.</text:p>
      <text:p text:style-name="P4">
Images: ['<text:a xlink:type="simple" xlink:href="https://static.ukrinform.com/photos/2018_08/thumb_files/630_360_1535187043-6752.jpeg" text:style-name="Internet_20_link" text:visited-style-name="Visited_20_Internet_20_Link">
630_360_15351...</text:a>
']</text:p>
      <text:p text:style-name="P4">
Tags: ['Львівщина', 'Нью-Йорк', 'Протезування']</text:p>
      <text:p text:style-name="P4">
Type: Article</text:p>
      <!--METADATA-->
      <text:p text:style-name="P4">
<draw:frame draw:style-name="fr1" draw:name="Image184" text:anchor-type="as-char" svg:width="6.9236in" svg:height="3.956343in" draw:z-index="0">
<draw:image xlink:href="../Images/yкринформ/2023-06-14T18-30-24-03-00/630_360_1535187043-6752.jpeg" xlink:type="simple" xlink:show="embed" xlink:actuate="onLoad" draw:mime-type="image/jpeg"/>
</draw:frame>
 Нанайвідомішому у світі вуличному екрані у Нью-Йорку показали відео проукраїнських військових, які отримали протези в центрі Superhumans Center, щона Львівщині.</text:p>
      <text:p text:style-name="P4">
Про це в <text:a xlink:type="simple" xlink:href="https://t.me/kozytskyy_maksym_official/8741" text:style-name="Internet_20_link" text:visited-style-name="Visited_20_Internet_20_Link">
 Телеграмі </text:a>
 повідомивначальник Львівської ОВА Максим Козицький, передає Укрінформ.</text:p>
      <text:p text:style-name="P4">
«Напередодні ввечері найвідоміший вуличний екран у світі, на Таймс-сквер уНью-Йорку, показав наших захисників та захисниць, які пройшли протезування уSuperhumans Center – першому Всеукраїнському центрі лікування, протезування,реабілітації та психологічної підтримки всіх, хто постраждав через напад Рoсiїна Україну, який працює на <text:a xlink:type="simple" xlink:href="https://www.ukrinform.ua/tag-lvivsina" text:style-name="Internet_20_link" text:visited-style-name="Visited_20_Internet_20_Link">
 Львівщині </text:a>
 », - написав Козицький.</text:p>
      <text:p text:style-name="P4">
Він зазначив, що це стало можливим завдяки Help Ukraine Center USA,заснованому на початку повномасштабної війни.</text:p>
      <text:p text:style-name="P4">
<text:span text:style-name="T4">
Читайте також:</text:span>
 <text:a xlink:type="simple" xlink:href="https://www.ukrinform.ua/rubric-society/3721928-persij-v-ukraini-pacient-iz-vzivlenimi-u-kistki-protezami-pocav-hoditi.html" text:style-name="Internet_20_link" text:visited-style-name="Visited_20_Internet_20_Link">
 Перший в Україні пацієнт із вживленими у кістки<text:span text:style-name="T4">
протез</text:span>
 ами почав ходити </text:a>
</text:p>
      <text:p text:style-name="P4">
Як повідомляв Укрінформ, Superhumans Center — центр протезування тареабілітації, який утворюють у Львівській області шляхом модернізації тапереобладнання державної лікарні. Ініціативу створення Superhumans підтрималаперша леді Олена Зеленська.</text:p>
      <text:p text:style-name="P4">
<text:span text:style-name="T5">
Фото ілюстративне</text:span>
</text:p>
      <text:p text:style-name="P4">
Source: <text:a xlink:type="simple" xlink:href="https://www.ukrinform.ua/rubric-society/3722923-na-tajmsskver-u-nujorku-pokazali-rolik-pro-protezovanih-ukrainskih-zahisnikiv.html" text:style-name="Internet_20_link" text:visited-style-name="Visited_20_Internet_20_Link">
https://www.ukrinform.ua/rubric-society/3722923-na-tajmsskver-u-nujorku-pokazali-rolik-pro-protezovanih-ukrainskih-zahisnikiv.html</text:a>
</text:p>
      <!--NEWS-->
      <text:h text:style-name="P10" text:outline-level="1">
<text:span text:style-name="T4">
У РФ затримали двох естонських логістів за порушення кордону: Вільнюс прокоментував інцидент</text:span>
</text:h>
      <text:p text:style-name="P4">
Authors: Ukrinform (Person)</text:p>
      <text:p text:style-name="P4">
Publisher: Укринформ (Organization)</text:p>
      <text:p text:style-name="P4">
Published Time: 2023-06-14T18:40:00+03:00</text:p>
      <text:p text:style-name="P4">
Modified Time: 2023-06-14T18:40:00+03:00</text:p>
      <text:p text:style-name="P4">
Description: Міністр закордонних справ Естонії Маргус Цахкна сподівається, що двох логістів естонського Департаменту поліції та прикордонної охорони, які під час підготовки робіт з обслуговування кордону помилково зайшли на територію Росії та були затримані, звільнять найближчим часом. — Укрінформ.</text:p>
      <text:p text:style-name="P4">
Images: ['<text:a xlink:type="simple" xlink:href="https://static.ukrinform.com/photos/2022_09/thumb_files/630_360_1662635250-745.png" text:style-name="Internet_20_link" text:visited-style-name="Visited_20_Internet_20_Link">
630_360_16626...</text:a>
']</text:p>
      <text:p text:style-name="P4">
Tags: ['Естонія', 'Росія', 'Кордон', 'Затримання']</text:p>
      <text:p text:style-name="P4">
Type: Article</text:p>
      <!--METADATA-->
      <text:p text:style-name="P4">
<draw:frame draw:style-name="fr1" draw:name="Image185" text:anchor-type="as-char" svg:width="6.9236in" svg:height="3.956343in" draw:z-index="0">
<draw:image xlink:href="../Images/yкринформ/2023-06-14T18-40-00-03-00/630_360_1662635250-745.png" xlink:type="simple" xlink:show="embed" xlink:actuate="onLoad" draw:mime-type="image/png"/>
</draw:frame>
 Міністрзакордонних справ Естонії Маргус Цахкна сподівається, що двох логістівестонського Департаменту поліції та прикордонної охорони, які під часпідготовки робіт з обслуговування кордону помилково зайшли на територію Росіїта були затримані, звільнять найближчим часом.</text:p>
      <text:p text:style-name="P4">
Як передає Укрінформ, про це повідомляє національний <text:a xlink:type="simple" xlink:href="https://rus.err.ee/1609007135/cahkna-o-zaderzhanii-logistov-posolstvo-jer-v-moskve-pristalno-sledit-za-situaciej" text:style-name="Internet_20_link" text:visited-style-name="Visited_20_Internet_20_Link">
 мовник ERR</text:a>
 .</text:p>
      <text:p text:style-name="P4">
«Цією ситуацією займається Департамент поліції та прикордонної охорони.Зазвичай це займає пару днів, і як міністр закордонних справ я зараз не бачупричин для будь-яких інших дій, крім спілкування, яке продовжується, що дужеважливо. Наш консул ( <text:a xlink:type="simple" xlink:href="https://www.ukrinform.ua/tag-estonia" text:style-name="Internet_20_link" text:visited-style-name="Visited_20_Internet_20_Link">
 Естонії </text:a>
 вМоскві, - ред.) на місці поки не був, це теж займе час. Все залежить відрішень російської сторони», - сказав Цахкна.</text:p>
      <text:p text:style-name="P4">
За його словами, за першої необхідності естонський консул вирушить на місцеінциденту. «На даний момент … продовжується спілкування між різними сторонами.Розгляд іде спокійно. Росія має право на певний час для розслідуванняінциденту з порушенням кордону, перш ніж наш консул за необхідності вирушитьна зустріч із затриманими … Але ми справді сподіваємося, що ситуаціянайближчим часом вирішиться, і ми повернемо наших людей додому. Адже все, щотрапилося на кордоні, було людською помилкою», - пояснив міністр.</text:p>
      <text:p text:style-name="P4">
<text:span text:style-name="T4">
Читайте також:</text:span>
 <text:a xlink:type="simple" xlink:href="https://www.ukrinform.ua/rubric-ato/3716017-u-finlandii-pokazali-testovu-versiu-parkanu-na-kordoni-z-rosieu.html" text:style-name="Internet_20_link" text:visited-style-name="Visited_20_Internet_20_Link">
 У Фінляндії показали тестову версію паркану на кордоні зРосією </text:a>
</text:p>
      <text:p text:style-name="P4">
У середу префект Лиунаської префектури Естонії Валло Коппель повідомив, що учетвер, 15 червня, запланована зустріч представників прикордонних службЕстонії та Росії, на якій обговорять, що робити із затриманими логістами.</text:p>
      <text:p text:style-name="P4">
Згідно з офіційною заявою Департаменту поліції та прикордонної охорони,логісти у вівторок перебували біля прикордонного пункту Саатсе, де знайомилисяз ділянкою кордону, на якій плануються роботи з догляду. Двоє з трьохлогістів, чоловіки 57 та 61 років, поблизу прикордонного пункту помилковозаїхали на квадроциклі на територію Росії. Російські прикордонники затрималичоловіків близько 15:00 біля прикордонного пункту. При цьому ті перебували закілька метрів від кордону з Росією.</text:p>
      <text:p text:style-name="P4">
<text:span text:style-name="T4">
Читайте також:</text:span>
 <text:a xlink:type="simple" xlink:href="https://www.ukrinform.ua/rubric-ato/3720624-estonska-rozvidka-zsu-atakuut-vidrazu-na-kilkoh-napramkah-promacuut-oboronu-rosian.html" text:style-name="Internet_20_link" text:visited-style-name="Visited_20_Internet_20_Link">
 <text:span text:style-name="T4">
Естон</text:span>
 ська розвідка: ЗСУ атакують відразу на кількохнапрямках - «промацують» оборону росіян </text:a>
</text:p>
      <text:p text:style-name="P4">
Справа в тому, що для пересування біля прикордонного пункту логісти помилкововибрали замість асфальтованої дороги, що знаходиться на боці Естонії, дорогудля патрулювання, яка знаходиться на боці Росії.</text:p>
      <text:p text:style-name="P4">
При затриманні працівники Департаменту поліції та прикордонної охорони опоруне чинили, російські прикордонники щодо них силу не застосовували.</text:p>
      <text:p text:style-name="P4">
Російська сторона поки що офіційно не прокоментувала інцидент.</text:p>
      <text:p text:style-name="P4">
Як повідомлялося напередодні, естонський Департамент поліції та прикордонноїохорони на пропозицію Поліції безпеки (КаПо) анулював посвідку на постійнепроживання в країні проросійської активістки Зої Палямар.</text:p>
      <text:p text:style-name="P4">
Source: <text:a xlink:type="simple" xlink:href="https://www.ukrinform.ua/rubric-world/3722928-u-rf-zatrimali-dvoh-estonskih-logistiv-za-porusenna-kordonu-vilnus-prokomentuvav-incident.html" text:style-name="Internet_20_link" text:visited-style-name="Visited_20_Internet_20_Link">
https://www.ukrinform.ua/rubric-world/3722928-u-rf-zatrimali-dvoh-estonskih-logistiv-za-porusenna-kordonu-vilnus-prokomentuvav-incident.html</text:a>
</text:p>
      <!--NEWS-->
      <text:h text:style-name="P10" text:outline-level="1">
<text:span text:style-name="T4">
Голосував за росіянина: Мінекономіки відсторонило директора держпідприємства зі стандартизації</text:span>
</text:h>
      <text:p text:style-name="P4">
Authors: Ukrinform (Person)</text:p>
      <text:p text:style-name="P4">
Publisher: Укринформ (Organization)</text:p>
      <text:p text:style-name="P4">
Published Time: 2023-06-14T18:41:19+03:00</text:p>
      <text:p text:style-name="P4">
Modified Time: 2023-06-14T18:41:19+03:00</text:p>
      <text:p text:style-name="P4">
Description: Мінекономіки відсторонило від виконання обов’язків директора Національного органу стандартизації ДП “УкрНДНЦ” Олега Швидкого на час проведення службової перевірки — Укрінформ.</text:p>
      <text:p text:style-name="P4">
Images: ['<text:a xlink:type="simple" xlink:href="https://static.ukrinform.com/photos/2016_05/thumb_files/630_360_1464351946-4827.jpg" text:style-name="Internet_20_link" text:visited-style-name="Visited_20_Internet_20_Link">
630_360_14643...</text:a>
']</text:p>
      <text:p text:style-name="P4">
Tags: ['Мінекономіки', 'СБУ']</text:p>
      <text:p text:style-name="P4">
Type: Article</text:p>
      <!--METADATA-->
      <text:p text:style-name="P4">
<draw:frame draw:style-name="fr1" draw:name="Image186" text:anchor-type="as-char" svg:width="6.9236in" svg:height="3.956343in" draw:z-index="0">
<draw:image xlink:href="../Images/yкринформ/2023-06-14T18-41-19-03-00/630_360_1464351946-4827.jpg" xlink:type="simple" xlink:show="embed" xlink:actuate="onLoad" draw:mime-type="image/jpeg"/>
</draw:frame>
Мінекономіки відсторонило від виконання обов’язків директора Національногооргану стандартизації ДП “УкрНДНЦ” Олега Швидкого на час проведення службовоїперевірки</text:p>
      <text:p text:style-name="P4">
Як передає Укрінформ, відповідний наказ видано Мінекономіки 14 червня 2023року, повідомляє <text:a xlink:type="simple" xlink:href="https://www.me.gov.ua/News/Detail" text:style-name="Internet_20_link" text:visited-style-name="Visited_20_Internet_20_Link">
 пресслужба міністерства</text:a>
 .</text:p>
      <text:p text:style-name="P4">
"За інформацією керівництва ДП “УкрНДНЦ”, голосування представником України заобрання голови підкомітету ISO з арктичних операцій кандидата від росії -співробітника компанії “Газпром нафта” Сергія Баранова - було технічноюпомилкою", - йдеться в повідомленні.</text:p>
      <text:p text:style-name="P4">
<text:span text:style-name="T4">
Читайте також:</text:span>
 <text:a xlink:type="simple" xlink:href="https://www.ukrinform.ua/rubric-regions/3721884-zagibel-kursantiv-u-harkovi-nacalnika-kafedri-vidpravili-pid-domasnij-arest.html" text:style-name="Internet_20_link" text:visited-style-name="Visited_20_Internet_20_Link">
 Загибель курсантів у Харкові: начальника кафедривідправили під домашній арешт </text:a>
</text:p>
      <text:p text:style-name="P4">
Зазначається, що з метою розв'язання питання ДП “УкрНДНЦ” надіслало доЦентрального секретаріату ISO та ISO/TC 67 лист про відміну голосування, якийнаразі знаходиться на розгляді в ISO. Голос представника України зазазначеного кандидата буде відкликано.</text:p>
      <text:p text:style-name="P4">
Окрім того, Мінекономіки звернулось до СБУ щодо проведення перевірки ДП“УкрНДНЦ” стосовно можливих фактів перевищення посадовими особами державногопідприємства своїх посадових повноважень, а також можливого вчинення дій вінтересах представників росії.</text:p>
      <text:p text:style-name="P4">
На час відсторонення Швидкого виконання обов’язків директора ДП “УкрНДНЦ”покладено на Олександра Кир’янова, заступника генерального директора цьогопідприємства.</text:p>
      <text:p text:style-name="P4">
<text:span text:style-name="T4">
Читайте також:</text:span>
 <text:a xlink:type="simple" xlink:href="https://www.ukrinform.ua/rubric-polytics/3678281-ukraina-rozroblae-nacionalnij-kompensacijnij-mehanizm-stefancuk.html" text:style-name="Internet_20_link" text:visited-style-name="Visited_20_Internet_20_Link">
 Україна розробляє національний компенсаційний механізм –Стефанчук </text:a>
</text:p>
      <text:p text:style-name="P4">
В ISO Україну представляє Національний орган стандартизації ДП “УкрНДНЦ”, якеналежить до сфери управління Мінекономіки.</text:p>
      <text:p text:style-name="P4">
Як повідомлялось, ДП «УкрНДНЦ» є провідною організацією в Україні в сферістандартизації, яка визнана на національному, міжнародному та європейськомурівнях.</text:p>
      <text:p text:style-name="P4">
Source: <text:a xlink:type="simple" xlink:href="https://www.ukrinform.ua/rubric-economy/3722927-golosuvav-za-rosianina-minekonomiki-vidstoronilo-direktora-derzpidpriemstva-zi-standartizacii.html" text:style-name="Internet_20_link" text:visited-style-name="Visited_20_Internet_20_Link">
https://www.ukrinform.ua/rubric-economy/3722927-golosuvav-za-rosianina-minekonomiki-vidstoronilo-direktora-derzpidpriemstva-zi-standartizacii.html</text:a>
</text:p>
      <!--NEWS-->
      <text:h text:style-name="P10" text:outline-level="1">
<text:span text:style-name="T4">
На Херсонщину відправили гуманітарну допомогу з шести областей та Києваа</text:span>
</text:h>
      <text:p text:style-name="P4">
Authors: Ukrinform (Person)</text:p>
      <text:p text:style-name="P4">
Publisher: Укринформ (Organization)</text:p>
      <text:p text:style-name="P4">
Published Time: 2023-06-14T18:43:06+03:00</text:p>
      <text:p text:style-name="P4">
Modified Time: 2023-06-14T18:43:06+03:00</text:p>
      <text:p text:style-name="P4">
Description: На Херсонщину, яка потерпає від наслідків підриву росіянами Каховської ГЕС, продовжує надходити гуманітарна допомога з різних областей. — Укрінформ.</text:p>
      <text:p text:style-name="P4">
Images: ['<text:a xlink:type="simple" xlink:href="https://static.ukrinform.com/photos/2023_06/thumb_files/630_360_1686757360-791.jpeg" text:style-name="Internet_20_link" text:visited-style-name="Visited_20_Internet_20_Link">
630_360_16867...</text:a>
']</text:p>
      <text:p text:style-name="P4">
Tags: ['Гуманітарна допомога', 'Херсонщина', 'Каховська ГЕС']</text:p>
      <text:p text:style-name="P4">
Type: Article</text:p>
      <!--METADATA-->
      <text:p text:style-name="P4">
<draw:frame draw:style-name="fr1" draw:name="Image187" text:anchor-type="as-char" svg:width="6.9236in" svg:height="3.956343in" draw:z-index="0">
<draw:image xlink:href="../Images/yкринформ/2023-06-14T18-43-06-03-00/630_360_1686757360-791.jpeg" xlink:type="simple" xlink:show="embed" xlink:actuate="onLoad" draw:mime-type="image/jpeg"/>
</draw:frame>
 НаХерсонщину, яка потерпає від наслідків підриву росіянами Каховської ГЕС,продовжує надходити гуманітарна допомога з різних областей.</text:p>
      <text:p text:style-name="P4">
Про це повідомляється в телеграм-каналах відповідних обладміністрацій, передаєУкрінформ.</text:p>
      <text:p text:style-name="P4">
Зокрема, начальник Івано-Франківської ОВА Світлана Онищук <text:a xlink:type="simple" xlink:href="https://www.facebook.com/SvitlIana.Onyshchuk/posts/pfbid0WbWnGq31aTCNiu33rvqEYjxK8HGmWcn481irLWqAWR2UHk82ZVxpuSx8RtAMrxkyl" text:style-name="Internet_20_link" text:visited-style-name="Visited_20_Internet_20_Link">
 повідомила</text:a>
, що на Прикарпатті для мешканців <text:a xlink:type="simple" xlink:href="https://www.ukrinform.ua/tag-hersonsina" text:style-name="Internet_20_link" text:visited-style-name="Visited_20_Internet_20_Link">
 Херсонщини </text:a>
 зібрали 20 тонн гуманітарної допомоги. «Цього разу дляпостраждалих внаслідок підриву дамби Каховської ГЕС зібрали 17 тонн питноїводи, продукти харчування, засоби гігієни, корми для тварин, надувний човен,одяг, гумові чоботи та інші необхідні речі», - зазначила вона.</text:p>
      <text:p text:style-name="P4">
За її словами, також розглядається питання надання субвенцій — з обласногобюджету і бюджетів місцевих громад.</text:p>
      <text:p text:style-name="P4">
Пресслужба <text:a xlink:type="simple" xlink:href="https://t.me/khersonskaODA/6887" text:style-name="Internet_20_link" text:visited-style-name="Visited_20_Internet_20_Link">
 Херсонської ОВА </text:a>
 поінформувалапро отримання гуманітарної допомоги з трьох областей. Зокрема, третя партіядопомоги надійшла від Полтавщини. Йдеться про 14 фур із 300 тоннами питноїводи, 8 бензиновими і мотопомпами, спеціальним одягом для проведеннярятувальних операцій, відрами й мішками.</text:p>
      <text:p text:style-name="P4">
Крім того, Волинь відправила 50 тонн гуманітарної допомоги, зокрема 20 тисячлітрів питної води, 50 бензинових мотопомп, 7 генераторів, заряднуелектростанцію, продукти харчування, засоби гігієни, медикаменти, тепліковдри, матраци та побутову техніку. Також надійшло 200 кг корму для тварин</text:p>
      <text:p text:style-name="P4">
Вінницька область сформувала 40-тонний вантаж із найнеобхідніших речей таприладдя. Зокрема, надійшла вже друга мобільна установка для очищення води -перша працює у Калинівській громаді Херсонської області.</text:p>
      <text:p text:style-name="P4">
Поліцейські Чернігівщини теж <text:a xlink:type="simple" xlink:href="https://t.me/policechernihiv/2876" text:style-name="Internet_20_link" text:visited-style-name="Visited_20_Internet_20_Link">
 долучилися </text:a>
до збору допомоги постраждалим. Упродовж кількох днів вони приносили довідділу ювенальної превенції обласної поліції речі першої необхідності, засобигігієни, ліки, одяг та взуття, а також продукти.</text:p>
      <text:p text:style-name="P4">
“Вчора 20 тонн їжі та одягу отримали незламні херсонці від наших колег,Київської міської ради”, - <text:a xlink:type="simple" xlink:href="https://www.facebook.com/permalink.php" text:style-name="Internet_20_link" text:visited-style-name="Visited_20_Internet_20_Link">
 повідомила</text:a>
секретар Херсонської міськради Галина Лугова.</text:p>
      <text:p text:style-name="P4">
Правоохоронці Рівненщини разом із підприємцями, благодійним фондом та жителямиРокитнівської територіальної громади Сарненського району зібрали й відправили22 тонни гуманітарної допомоги.</text:p>
      <text:p text:style-name="P4">
“Вантажівка з харчовими продуктами, їжею для тварин та іншими речаминеобхідними для херсонців, які постраждали внаслідок підриву Каховської ГЕС,вже у дорозі”, - зазначив <text:a xlink:type="simple" xlink:href="https://t.me/vitalykoval8/11848" text:style-name="Internet_20_link" text:visited-style-name="Visited_20_Internet_20_Link">
 начальник </text:a>
Рівненської ОВА Віталій Коваль.</text:p>
      <text:p text:style-name="P4">
На Полтавщині розглядають можливість надання спеціальної комунальної технікита персоналу для ліквідації наслідків надзвичайної ситуації у Херсонськійобласті.</text:p>
      <text:p text:style-name="P4">
<text:span text:style-name="T4">
Читайте також:</text:span>
 <text:a xlink:type="simple" xlink:href="https://www.ukrinform.ua/rubric-regions/3722854-na-prikarpatti-zibrali-se-20-tonn-gumanitarnoi-dopomogi-postrazdalim-na-hersonsini.html" text:style-name="Internet_20_link" text:visited-style-name="Visited_20_Internet_20_Link">
 На Прикарпатті зібрали ще 20 тонн гуманітарної допомогипостраждалим на <text:span text:style-name="T4">
Херсонщ</text:span>
 ині </text:a>
</text:p>
      <text:p text:style-name="P4">
“Водоканали Полтави та Кременчука вже погодилися відправити свою техніку разоміз персоналом до Херсона, соціально відповідальний бізнес також надав двамолоковози для розвезення питної води”, - повідомив заступник начальника <text:a xlink:type="simple" xlink:href="https://poda.gov.ua/news/150452" text:style-name="Internet_20_link" text:visited-style-name="Visited_20_Internet_20_Link">
Полтавської ОВА </text:a>
 Олексій Бруслик.</text:p>
      <text:p text:style-name="P4">
Як повідомлялося, російські війська 6 червня здійснили підрив Каховської ГЕС.Унаслідок підриву машинної зали зсередини станцію повністю зруйновано.Проводиться евакуація населення з потенційних районів затоплення.</text:p>
      <text:p text:style-name="P4">
<text:span text:style-name="T5">
Фото: Рівненська ОВА</text:span>
</text:p>
      <text:p text:style-name="P4">
Source: <text:a xlink:type="simple" xlink:href="https://www.ukrinform.ua/rubric-regions/3722929-na-hersonsinu-vidpravili-gumanitarnu-dopomogu-z-sesti-oblastej-ta-kievaa.html" text:style-name="Internet_20_link" text:visited-style-name="Visited_20_Internet_20_Link">
https://www.ukrinform.ua/rubric-regions/3722929-na-hersonsinu-vidpravili-gumanitarnu-dopomogu-z-sesti-oblastej-ta-kievaa.html</text:a>
</text:p>
      <!--NEWS-->
      <text:h text:style-name="P10" text:outline-level="1">
<text:span text:style-name="T4">
Росіяни обстріляли вісім населених пунктів Сумщини та Чернігівщини, є загибла</text:span>
</text:h>
      <text:p text:style-name="P4">
Authors: Ukrinform (Person)</text:p>
      <text:p text:style-name="P4">
Publisher: Укринформ (Organization)</text:p>
      <text:p text:style-name="P4">
Published Time: 2023-06-14T18:46:00+03:00</text:p>
      <text:p text:style-name="P4">
Modified Time: 2023-06-14T18:46:00+03:00</text:p>
      <text:p text:style-name="P4">
Description: Російські війська протягом дня обстріляли з мінометів і артилерії три прикордонні села Чернігівської області, убивши одну людину та пошкодивши приватні будинки. — Укрінформ.</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Чернігівщина', 'Війна з Росією']</text:p>
      <text:p text:style-name="P4">
Type: Article</text:p>
      <!--METADATA-->
      <text:p text:style-name="P4">
<draw:frame draw:style-name="fr1" draw:name="Image188" text:anchor-type="as-char" svg:width="6.9236in" svg:height="3.956343in" draw:z-index="0">
<draw:image xlink:href="../Images/yкринформ/2023-06-14T18-46-00-03-00/630_360_1686425057-568.jpg" xlink:type="simple" xlink:show="embed" xlink:actuate="onLoad" draw:mime-type="image/jpeg"/>
</draw:frame>
 Російськівійська протягом дня обстріляли з мінометів і артилерії три прикордонні селаЧернігівської області, убивши одну людину та пошкодивши приватні будинки.</text:p>
      <text:p text:style-name="P4">
Як передає Укрінформ, про це оперативне командування "Північ" повідомило в <text:a xlink:type="simple" xlink:href="https://t.me/ok_pivnich1/3222" text:style-name="Internet_20_link" text:visited-style-name="Visited_20_Internet_20_Link">
Телеграмі </text:a>
 .</text:p>
      <text:p text:style-name="P4">
Зокрема, з 10:50 до 11:03 у районі Красного Хутора зафіксовані п'ять влучань,імовірно, з міномета 120-міліметрового калібру. Із 13:30 до 13:50 відбулисячотири влучання, імовірно, зі ствольної артилерії у районі Карповичів.</text:p>
      <text:p text:style-name="P4">
Інформація про втрати серед місцевого населення чи пошкодження цивільноїінфраструктури в обох випадках не надходила.</text:p>
      <text:p text:style-name="P4">
<text:span text:style-name="T4">
Читайте також:</text:span>
 <text:a xlink:type="simple" xlink:href="https://www.ukrinform.ua/rubric-regions/3722909-rosiani-dva-tizni-pricilno-obstriluut-amiakoprovid-na-harkivsini.html" text:style-name="Internet_20_link" text:visited-style-name="Visited_20_Internet_20_Link">
 Росіяни два тижні прицільно <text:span text:style-name="T4">
обстріл</text:span>
 юють аміакопровідна Харківщині </text:a>
</text:p>
      <text:p text:style-name="P4">
Із 13:40 до 14:35 у районі Янжулівки загарбники здійснили 13 влучань,імовірно, з міномета 82-міліметрового калібру. Унаслідок ворожого обстрілузагинула місцева жителька, пошкоджень зазнали два приватні будинки.</text:p>
      <text:p text:style-name="P4">
</text:p>
      <text:p text:style-name="P4">
<text:span text:style-name="T5">
Фото: Поліція Чернігівщини</text:span>
</text:p>
      <text:p text:style-name="P4">
Також у командуванні повідомили про низку ворожих ударів по прикордоннихтериторіях Сумської області.</text:p>
      <text:p text:style-name="P4">
Так, із 10:45 до 10:49 росіяни випустили з гелікоптерів ракети по району селаГірки, унаслідок чого відбулися п'ять влучань. З 11:40 до 11.49 у районі цьогож населеного пункту відбулися ще чотири влучання з мінометів 120-міліметровогокалібру.</text:p>
      <text:p text:style-name="P4">
З 10:47 до 10:49 загарбники здійснили два влучання, попередньо, з міномета82-міліметрового калібру в районі села Кружок.</text:p>
      <text:p text:style-name="P4">
Із застосуванням мінометів 120-міліметрового калібру ворог атакував Сопич (із12:00 до 12:46 відбулися 26 влучань) і Ходіне (із 13:38 до 13:55 зафіксованіп'ять влучань).</text:p>
      <text:p text:style-name="P4">
<text:span text:style-name="T4">
Читайте також:</text:span>
 <text:a xlink:type="simple" xlink:href="https://www.ukrinform.ua/rubric-regions/3722780-u-kostantinivci-zrosla-kilkist-poranenih-unaslidok-rankovogo-obstrilu.html" text:style-name="Internet_20_link" text:visited-style-name="Visited_20_Internet_20_Link">
 У Костянтинівці зросла кількість поранених унаслідокранкового <text:span text:style-name="T4">
обстріл</text:span>
 у </text:a>
</text:p>
      <text:p text:style-name="P4">
Середину-Буду російські війська обстріляли з різних видів зброї: із 13:10 до13:25 сталися вісім влучань, імовірно, з мінометів 120-міліметрового калібрута 23 вибухи внаслідок удару зі станкових гранатометів (АГС). Із 14:00 до14:15 по місту відбулися ще вісім мінометних влучань (теж 120-міліметровийкалібр).</text:p>
      <text:p text:style-name="P4">
Унаслідок ворожого обстрілу Середини-Буди постраждали багатоквартирний іприватний житлові будинки та господарські приміщення.</text:p>
      <text:p text:style-name="P4">
Уточнення інформації про втрати серед місцевого населення чи пошкодженняцивільної інфраструктури у прикордонні Сумської області триває.</text:p>
      <text:p text:style-name="P4">
Як повідомляв Укрінформ, уночі 14 червня російські загарбники двічі обстрілялиз мінометів село Галаганівка Чернігівської області.</text:p>
      <text:p text:style-name="P4">
Source: <text:a xlink:type="simple" xlink:href="https://www.ukrinform.ua/rubric-ato/3722933-rosiani-obstrilali-visim-naselenih-punktiv-sumsini-ta-cernigivsini-e-zagibla.html" text:style-name="Internet_20_link" text:visited-style-name="Visited_20_Internet_20_Link">
https://www.ukrinform.ua/rubric-ato/3722933-rosiani-obstrilali-visim-naselenih-punktiv-sumsini-ta-cernigivsini-e-zagibla.html</text:a>
</text:p>
      <!--NEWS-->
      <text:h text:style-name="P10" text:outline-level="1">
<text:span text:style-name="T4">
У донорському фонді підтримки України вже $920 мільйонів — Світовий банк</text:span>
</text:h>
      <text:p text:style-name="P4">
Authors: Ukrinform (Person)</text:p>
      <text:p text:style-name="P4">
Publisher: Укринформ (Organization)</text:p>
      <text:p text:style-name="P4">
Published Time: 2023-06-14T18:48:17+03:00</text:p>
      <text:p text:style-name="P4">
Modified Time: 2023-06-14T18:48:17+03:00</text:p>
      <text:p text:style-name="P4">
Description: Уряди Ісландії, Латвії та Нідерландів зробили нові грантові внески до Цільового фонду підтримки, відновлення, відбудови та реформування України (URTF) Світового банку; фінансування URTF наразі перевищило 920 млн доларів США. — Укрінформ.</text:p>
      <text:p text:style-name="P4">
Images: ['<text:a xlink:type="simple" xlink:href="https://static.ukrinform.com/photos/2021_03/thumb_files/630_360_1615897721-478.jpg" text:style-name="Internet_20_link" text:visited-style-name="Visited_20_Internet_20_Link">
630_360_16158...</text:a>
']</text:p>
      <text:p text:style-name="P4">
Tags: ['Україна', 'Гроші', 'Світовий банк', 'фінансування']</text:p>
      <text:p text:style-name="P4">
Type: Article</text:p>
      <!--METADATA-->
      <text:p text:style-name="P4">
<draw:frame draw:style-name="fr1" draw:name="Image191" text:anchor-type="as-char" svg:width="6.9236in" svg:height="3.956343in" draw:z-index="0">
<draw:image xlink:href="../Images/yкринформ/2023-06-14T18-48-17-03-00/630_360_1615897721-478.jpg" xlink:type="simple" xlink:show="embed" xlink:actuate="onLoad" draw:mime-type="image/jpeg"/>
</draw:frame>
 УрядиІсландії, Латвії та Нідерландів зробили нові грантові внески до Цільовогофонду підтримки, відновлення, відбудови та реформування України (URTF)Світового банку; фінансування URTF наразі перевищило 920 млн доларів США.</text:p>
      <text:p text:style-name="P4">
Як передає Укрінформ, про це йдеться у пресрелізі Світового банку, що є врозпорядженні агентства.</text:p>
      <text:p text:style-name="P4">
"13 червня 2023 року — уряди Ісландії, Латвійської Республіки та Нідерландівзробили нові грантові внески до Цільового фонду підтримки, відновлення,відбудови та реформування України (URTF) Світового банку, який підтримуєзусилля країни у відбудові. Латвія є новим донором, який приєднався до URTF, аНідерланди та Ісландія вже раніше робили свої внески, що підкреслює зростаючуприхильність партнерів до відновлення України", - йдеться в повідомленні.</text:p>
      <text:p text:style-name="P4">
Зазначається, що завдяки внеску Ісландії у розмірі 500 млн ісландських крон(3,6 млн доларів США), Латвії – 2 млн євро, Нідерландів – 60 млн євро,фінансування URTF наразі досягло понад 920 млн доларів США.</text:p>
      <text:p text:style-name="P4">
«Ми вдячні Ісландії та Нідерландам за постійну підтримку і вітаємо приєднанняЛатвії до URTF. Поточні потреби України та її потреби для відновлення -величезні. Ці щедрі внески дозволять уряду України відремонтувати життєвоважливу <text:a xlink:type="simple" xlink:href="https://www.ukrinform.ua/tag-energetika" text:style-name="Internet_20_link" text:visited-style-name="Visited_20_Internet_20_Link">
 енергетичну </text:a>
інфраструктуру, дороги, мости, житло, школи, а також допоможуть українцямвідбудувати своє життя», - сказав регіональний директор Світового банку усправах країн Східної Європи Аруп Банерджі.</text:p>
      <text:p text:style-name="P4">
<text:span text:style-name="T4">
Читайте також:</text:span>
 <text:a xlink:type="simple" xlink:href="https://www.ukrinform.ua/rubric-economy/3719741-svitovij-bank-provede-svidku-ocinku-zbitkiv-spricinenih-pidrivom-kahovskoi-ges-smigal.html" text:style-name="Internet_20_link" text:visited-style-name="Visited_20_Internet_20_Link">
 <text:span text:style-name="T4">
Світовий</text:span>
 <text:span text:style-name="T4">
банк</text:span>
 проведе швидку оцінку збитків,спричинених підривом Каховської ГЕС - Шмигаль</text:a>
</text:p>
      <text:p text:style-name="P4">
У Банку нагадали, що кілька проєктів в Україні вже скористалися коштами URTF,зокрема «Проєкт з відновлення енергетичних ресурсів та підготовки до зими»,проєкт «Відновлення основної логістичної інфраструктури та приєднання домережі» (RELINC) та проєкт «Зміцнення системи охорони здоров'я та збереженняжиття» (HEAL)</text:p>
      <text:p text:style-name="P4">
Як повідомлялось, URTF - це багатосторонній донорський фонд, який підтримуєекстрені операції Світового банку в Україні у ключових галузях, таких яктранспорт, охорона здоров'я та енергетика. Проєкти розроблено таким чином, щобїх можна було адаптувати до подій на місцях, забезпечуючи при цьому швидкийвплив і швидкий розподіл коштів.</text:p>
      <text:p text:style-name="P4">
<text:span text:style-name="T5">
Фото: НБУ</text:span>
</text:p>
      <text:p text:style-name="P4">
Source: <text:a xlink:type="simple" xlink:href="https://www.ukrinform.ua/rubric-economy/3722932-u-donorskomu-fondi-pidtrimki-ukraini-vze-920-miljoniv-svitovij-bank.html" text:style-name="Internet_20_link" text:visited-style-name="Visited_20_Internet_20_Link">
https://www.ukrinform.ua/rubric-economy/3722932-u-donorskomu-fondi-pidtrimki-ukraini-vze-920-miljoniv-svitovij-bank.html</text:a>
</text:p>
      <!--NEWS-->
      <text:h text:style-name="P10" text:outline-level="1">
<text:span text:style-name="T4">
Президент відзначив держнагородами 331 військового</text:span>
</text:h>
      <text:p text:style-name="P4">
Authors: Ukrinform (Person)</text:p>
      <text:p text:style-name="P4">
Publisher: Укринформ (Organization)</text:p>
      <text:p text:style-name="P4">
Published Time: 2023-06-14T18:49:42+03:00</text:p>
      <text:p text:style-name="P4">
Modified Time: 2023-06-14T23:49:42+03:00</text:p>
      <text:p text:style-name="P4">
Description: Президент України Володимир Зеленський у середу відзначив державними нагородами 331 військовослужбовця, у тому числі і воїнів Повітряних сил ЗСУ та розвідників. — Укрінформ.</text:p>
      <text:p text:style-name="P4">
Images: ['<text:a xlink:type="simple" xlink:href="https://static.ukrinform.com/photos/2022_12/thumb_files/630_360_1670861641-875.jpeg" text:style-name="Internet_20_link" text:visited-style-name="Visited_20_Internet_20_Link">
630_360_16708...</text:a>
']</text:p>
      <text:p text:style-name="P4">
Tags: ['Нагорода', 'Повітряні сили ЗСУ', 'Зеленський']</text:p>
      <text:p text:style-name="P4">
Type: Article</text:p>
      <!--METADATA-->
      <text:p text:style-name="P4">
<draw:frame draw:style-name="fr1" draw:name="Image192" text:anchor-type="as-char" svg:width="6.9236in" svg:height="3.956343in" draw:z-index="0">
<draw:image xlink:href="../Images/yкринформ/2023-06-14T18-49-42-03-00/630_360_1670861641-875.jpeg" xlink:type="simple" xlink:show="embed" xlink:actuate="onLoad" draw:mime-type="image/jpeg"/>
</draw:frame>
 ПрезидентУкраїни Володимир Зеленський у середу відзначив державними нагородами 331військовослужбовця, у тому числі і воїнів Повітряних сил ЗСУ та розвідників.</text:p>
      <text:p text:style-name="P4">
Про це він поінформував у своєму <text:a xlink:type="simple" xlink:href="https://t.me/V_Zelenskiy_official/6575" text:style-name="Internet_20_link" text:visited-style-name="Visited_20_Internet_20_Link">
 зверненні</text:a>
 , передає Укрінформ.</text:p>
      <text:p text:style-name="P4">
«Підписав сьогодні нові укази про відзначення наших воїнів державниминагородами, зокрема й воїнів Повітряних сил, нашої протиповітряної оборони,саме тих героїв, які щоночі, щодня рятують життя наших людей. Також нагородамивідзначені наші розвідники та військовослужбовці Збройних Сил – бойових бригадта підрозділів. Загалом 331 воїн. 331 героїчне життя», - сказав він.</text:p>
      <text:p text:style-name="P4">
<text:span text:style-name="T4">
Читайте також:</text:span>
 <text:a xlink:type="simple" xlink:href="https://www.ukrinform.ua/rubric-vidbudova/3723020-zelenskij-koli-ruini-znikaut-to-prograe-ne-prosto-agresor-a-sama-idea-agresii.html" text:style-name="Internet_20_link" text:visited-style-name="Visited_20_Internet_20_Link">
 <text:span text:style-name="T4">
Зеленський</text:span>
 : Коли руїни зникають, то програє непросто агресор, а сама ідея агресії </text:a>
</text:p>
      <text:p text:style-name="P4">
Зеленський закликав українців завжди пам’ятати, що ми всі в Українізобов’язані своїм життям тим, хто став на захист життя українського народу інезалежності.</text:p>
      <text:p text:style-name="P4">
«Повага до наших воїнів, повага до рідних наших воїнів, повага до дружин тачоловіків усіх тих, хто став на захист держави, – це безумовно. Вдячність цимлюдям – це безумовно. Україна вміє бути вдячною, і це варто показувати щодня.Дякую всім, хто воює і працює заради нашої перемоги», - заявив Президент.</text:p>
      <text:p text:style-name="P4">
Глава української держави висловив вдячність кожному і кожній, хто зараз убоях на сході та півдні нашої держави відкриває Україні стратегічний простір,«простір руху до перемоги».</text:p>
      <text:p text:style-name="P4">
<text:span text:style-name="T4">
Читайте також:</text:span>
 <text:a xlink:type="simple" xlink:href="https://www.ukrinform.ua/rubric-polytics/3723019-zelenskij-proviv-rozmovu-z-dudou-govorili-pro-situaciu-na-fronti-ta-potrebi-ukrainskih-voiniv.html" text:style-name="Internet_20_link" text:visited-style-name="Visited_20_Internet_20_Link">
 <text:span text:style-name="T4">
Зеленський</text:span>
 провів розмову з Дудою – говорили проситуацію на фронті та потреби українських воїнів</text:a>
</text:p>
      <text:p text:style-name="P4">
«Дякую всім, хто зараз і в наступі, і в обороні, хто штурмує позиції окупантіві хто відбиває їхні штурми, – дякую всім вам, воїни, за хоробрість, застійкість та за кожен метр результату! Слава нашим героям! Слава Україні», -зазначив він.</text:p>
      <text:p text:style-name="P4">
Як повідомлялося, Президент Володимир Зеленський у середу <text:a xlink:type="simple" xlink:href="https://www.ukrinform.ua/rubric-ato/3722983-prezident-vidznaciv-derznagorodami-320-vijskovih-128-z-nih-posmertno.html" text:style-name="Internet_20_link" text:visited-style-name="Visited_20_Internet_20_Link">
 відзначивдержавними нагородами 320 захисників України, 128 з них — посмертно</text:a>
 .</text:p>
      <text:p text:style-name="P4">
Source: <text:a xlink:type="simple" xlink:href="https://www.ukrinform.ua/rubric-ato/3723022-prezident-vidznaciv-derznagorodami-331-vijskovogo.html" text:style-name="Internet_20_link" text:visited-style-name="Visited_20_Internet_20_Link">
https://www.ukrinform.ua/rubric-ato/3723022-prezident-vidznaciv-derznagorodami-331-vijskovogo.html</text:a>
</text:p>
      <!--NEWS-->
      <text:h text:style-name="P10" text:outline-level="1">
<text:span text:style-name="T4">
Експерт: Відкладення імплементації «Закону про освіту» - це підготовка до Вільнюського саміту</text:span>
</text:h>
      <text:p text:style-name="P4">
Authors: Ukrinform (Person)</text:p>
      <text:p text:style-name="P4">
Publisher: Укринформ (Organization)</text:p>
      <text:p text:style-name="P4">
Published Time: 2023-06-14T18:52:59+03:00</text:p>
      <text:p text:style-name="P4">
Modified Time: 2023-06-14T18:52:59+03:00</text:p>
      <text:p text:style-name="P4">
Description: Відкладення імплементації "Закону про освіту" - це підготовка української переговорної позиції до Вільнюського саміту. — Укрінформ.</text:p>
      <text:p text:style-name="P4">
Images: ['<text:a xlink:type="simple" xlink:href="https://static.ukrinform.com/photos/2017_04/thumb_files/630_360_1491814440-9668.jpg" text:style-name="Internet_20_link" text:visited-style-name="Visited_20_Internet_20_Link">
630_360_14918...</text:a>
']</text:p>
      <text:p text:style-name="P4">
Tags: ['Освіта', 'Угорщина', 'Закон']</text:p>
      <text:p text:style-name="P4">
Type: Article</text:p>
      <!--METADATA-->
      <text:p text:style-name="P4">
<draw:frame draw:style-name="fr1" draw:name="Image193" text:anchor-type="as-char" svg:width="6.9236in" svg:height="3.956343in" draw:z-index="0">
<draw:image xlink:href="../Images/yкринформ/2023-06-14T18-52-59-03-00/630_360_1491814440-9668.jpg" xlink:type="simple" xlink:show="embed" xlink:actuate="onLoad" draw:mime-type="image/jpeg"/>
</draw:frame>
Відкладення імплементації "Закону про освіту" - це підготовка українськоїпереговорної позиції до Вільнюського саміту.</text:p>
      <text:p text:style-name="P4">
Про це в <text:a xlink:type="simple" xlink:href="https://www.ukrinform.ua/rubric-world/3722804-dmitro-tuzanskij-analitik-direktor-institutu-centralnoevropejskoi-strategii.html" text:style-name="Internet_20_link" text:visited-style-name="Visited_20_Internet_20_Link">
 інтерв'ю Укрінформу </text:a>
 повідомив директор Інститутуцентральноєвропейської стратегії, аналітик, експерт з "угорського питання"Дмитро Тужанський.</text:p>
      <text:p text:style-name="P4">
"Законопроєкт було зареєстровано в кінці травня і дуже важливо подивитися, хтоце зробив: серед авторів є Арахамія та Корнієнко, тобто цей закон - явнополітичний крок, узгоджений на вищому рівні. І це підготовка українськоїпереговорної позиції на майбутній Вільнюський саміт. Звичайно, і тут не требаякось соромитися, це робилося і під Угорщину також", - сказав Тужанський.</text:p>
      <text:p text:style-name="P4">
<text:span text:style-name="T4">
Читайте також:</text:span>
 <text:a xlink:type="simple" xlink:href="https://www.ukrinform.ua/rubric-polytics/3686435-ugorsina-planue-i-dali-blokuvati-ruh-ukraini-do-es-cerez-zakon-pro-osvitu.html" text:style-name="Internet_20_link" text:visited-style-name="Visited_20_Internet_20_Link">
 Угорщина планує і далі блокувати рух України до ЄС через<text:span text:style-name="T4">
закон</text:span>
 <text:span text:style-name="T4">
про</text:span>
 <text:span text:style-name="T4">
освіту</text:span>
 </text:a>
</text:p>
      <text:p text:style-name="P4">
Зі слів аналітика, це потрібно, зокрема для того, щоб прибрати для Угорщинипривід блокувати наші важливі ініціативи.</text:p>
      <text:p text:style-name="P4">
"Це розумний, правильний крок у цій ситуації. Він звичайно не розв’язуєпроблеми, це просто її відкладання. Я не бачу поки що ніякої реакції офіційнихосіб в Угорщині на цей закон", - зазначив він.</text:p>
      <text:p text:style-name="P4">
"Інша річ, що блокування Угорщиною членства в ЄС та НАТО - не тільки і нестільки питання угорської нацменшини на Закарпатті. Українсько-угорськівідносини катастрофічні й без того. І це лише привід для Угорщини блокувати,загравати, робити добре росіянам - давайте відверто говорити. Цю думкудоводить і позиція Угорщини щодо Швеції, адже у Швеції немає ніякої угорськоїнацменшини", - акцентує Тужанський.</text:p>
      <text:p text:style-name="P4">
<text:span text:style-name="T4">
Читайте також:</text:span>
 <text:a xlink:type="simple" xlink:href="https://www.ukrinform.ua/rubric-world/3722804-dmitro-tuzanskij-analitik-direktor-institutu-centralnoevropejskoi-strategii.html" text:style-name="Internet_20_link" text:visited-style-name="Visited_20_Internet_20_Link">
 Дмитро Тужанський, аналітик, директор Інститутуцентральноєвропейської стратегії </text:a>
</text:p>
      <text:p text:style-name="P4">
Відтак він вважає, що це рішення української сторони щодо закону про освіту ненадто сильно вплине на політику Будапешта.</text:p>
      <text:p text:style-name="P4">
"Це скоріше гарний аргумент для союзників, які мають допомогти Україні, м'якокажучи, переконати Будапешт не займатися дурницями і не блокувати важливихініціатив. Зараз це ще один тест на договороздатність Будапешта. Якщо вони йдалі будуть “крутити-вертіти” - це вкотре доведе, що є дуже багато скелетів ушафі Віктора Орбана, і це пов'язано не з освітою угорців на Закарпатті, а зросіянами", - зазначив Тужанський.</text:p>
      <text:p text:style-name="P4">
Раніше повідомлялося, що Угорщина заблокувала виділення Україні сьомого траншув розмірі 500 мільйонів євро з Європейського фонду миру, який спрямовується навійськову допомогу.</text:p>
      <text:p text:style-name="P4">
Вільнюський саміт НАТО 2023 — майбутній саміт НАТО, який має відбутися 11-12липня 2023 року у Вільнюсі, столиці Литви.</text:p>
      <text:p text:style-name="P4">
Source: <text:a xlink:type="simple" xlink:href="https://www.ukrinform.ua/rubric-society/3722934-ekspert-vidkladenna-implementacii-zakonu-pro-osvitu-ce-pidgotovka-do-vilnuskogo-samitu.html" text:style-name="Internet_20_link" text:visited-style-name="Visited_20_Internet_20_Link">
https://www.ukrinform.ua/rubric-society/3722934-ekspert-vidkladenna-implementacii-zakonu-pro-osvitu-ce-pidgotovka-do-vilnuskogo-samitu.html</text:a>
</text:p>
      <!--NEWS-->
      <text:h text:style-name="P10" text:outline-level="1">
<text:span text:style-name="T4">
На півдні розгорнули інфекційні хаби - робитимуть й швидкі тести на холеру</text:span>
</text:h>
      <text:p text:style-name="P4">
Authors: Ukrinform (Person)</text:p>
      <text:p text:style-name="P4">
Publisher: Укринформ (Organization)</text:p>
      <text:p text:style-name="P4">
Published Time: 2023-06-14T18:53:14+03:00</text:p>
      <text:p text:style-name="P4">
Modified Time: 2023-06-14T18:53:14+03:00</text:p>
      <text:p text:style-name="P4">
Description: На Миколаївщині, Херсонщині та Дніпропетровщині запрацювали інфекційні хаби, де прийматимуть пацієнтів з гострими кишковими й іншими інфекційними хворобами. У цих лікарнях вже розгорнуто додаткові інфекційні ліжка. — Укрінформ.</text:p>
      <text:p text:style-name="P4">
Images: ['<text:a xlink:type="simple" xlink:href="https://static.ukrinform.com/photos/2021_11/thumb_files/630_360_1636646602-117.jpg" text:style-name="Internet_20_link" text:visited-style-name="Visited_20_Internet_20_Link">
630_360_16366...</text:a>
']</text:p>
      <text:p text:style-name="P4">
Tags: ['Холера', 'МОЗ', 'Каховська ГЕС', 'Інфекційні хвороби']</text:p>
      <text:p text:style-name="P4">
Type: Article</text:p>
      <!--METADATA-->
      <text:p text:style-name="P4">
<draw:frame draw:style-name="fr1" draw:name="Image194" text:anchor-type="as-char" svg:width="6.9236in" svg:height="3.956343in" draw:z-index="0">
<draw:image xlink:href="../Images/yкринформ/2023-06-14T18-53-14-03-00/630_360_1636646602-117.jpg" xlink:type="simple" xlink:show="embed" xlink:actuate="onLoad" draw:mime-type="image/jpeg"/>
</draw:frame>
 НаМиколаївщині, Херсонщині та Дніпропетровщині запрацювали інфекційні хаби, деприйматимуть пацієнтів з гострими кишковими й іншими інфекційними хворобами. Уцих лікарнях вже розгорнуто додаткові інфекційні ліжка.</text:p>
      <text:p text:style-name="P4">
Про це повідомляє <text:a xlink:type="simple" xlink:href="https://moz.gov.ua/article/news/na-postrazhdalih-teritorijah-vidkrito-infekcijni-habi-jaki-zabezpecheni-shvidkimi-testami-dlja-diagnostiki-holeri-" text:style-name="Internet_20_link" text:visited-style-name="Visited_20_Internet_20_Link">
 Міністерство охорони здоров'я</text:a>
, передає Укрінформ.</text:p>
      <text:p text:style-name="P4">
«Кожен пацієнт із важким перебігом гострої <text:a xlink:type="simple" xlink:href="https://www.ukrinform.ua/tag-infekcijni-hvorobi" text:style-name="Internet_20_link" text:visited-style-name="Visited_20_Internet_20_Link">
 кишкової інфекції</text:a>
 або розладом шлунково-кишкового тракту додатково обстежується на виявлення збудника холери. Наразілікарні на Херсонщині, Миколаївщині та Дніпропетровщині готові прийматипацієнтів з інфекційними захворюваннями. Вони функціонуватимуть як інфекційніхаби та забезпечені необхідними препаратами і засобами для швидкої діагностикигострих інфекційних хвороб. Наразі в Україні не зареєстровано випадків абопідозр на холеру», — зазначив заступник міністра, головний державнийсанітарний лікар Ігор Кузін.</text:p>
      <text:p text:style-name="P4">
Зокрема, визначені лікарні Херсонщини та Миколаївщини вже забезпеченінеобхідними препаратами, у тому числі наборами для діагностики та лікуванняхолери. Це швидкі тести для первинної діагностики та спеціальні наборимедикаментів і медичних виробів для лікування.</text:p>
      <text:p text:style-name="P4">
<text:span text:style-name="T4">
Читайте також:</text:span>
 <text:a xlink:type="simple" xlink:href="https://www.ukrinform.ua/rubric-society/3722833-moz-perevirit-robotu-medlaboratorij-na-pivdni-sob-zapobigti-posirennu-infekcijnih-hvorob.html" text:style-name="Internet_20_link" text:visited-style-name="Visited_20_Internet_20_Link">
 МОЗ перевірить роботу медлабораторій на півдні, щобзапобігти поширенню інфекційних хвороб </text:a>
</text:p>
      <text:p text:style-name="P4">
Окрім того, уряд схвалив <text:a xlink:type="simple" xlink:href="https://www.kmu.gov.ua/npas/pro-vnesennia-zminy-do-poriadku-realizatsii-prohramy-derzhavnykh-harantii-medychnoho-obsluhovuvannia-naselennia-u-2023-rotsi-i130623-594" text:style-name="Internet_20_link" text:visited-style-name="Visited_20_Internet_20_Link">
 постанову </text:a>
 , яка вдвічізбільшує вартість пакета «Готовність закладу охорони здоров’я до наданнямедичної допомоги в надзвичайних ситуаціях» для частини медзакладів натериторії Херсонської, Миколаївської та Дніпропетровської областей. Такерішення дозволить лікарням сформувати більший запас «медичного кошика»,необхідного для реагування на потенційні спалахи інфекційних хвороб напідтоплених територіях.</text:p>
      <text:p text:style-name="P4">
Наразі, як наголошують у МОЗ, епідеміологічна ситуація прогнозована такерована. За необхідності, якщо на Херсонщині бракуватиме медиків певноїспеціалізації, залучатимуться спеціалісти з інших областей. У разі спалахівінфекційних та інших хвороб і збільшення кількості пацієнтів з територій, якізазнали підтоплень, опрацьовуються механізми розгортання додатковихінфекційних лікарень у сусідніх областях.</text:p>
      <text:p text:style-name="P4">
У МОЗ нагадали, що моніторинг циркуляції збудника холери у довкіллі та середхворих на гострі кишкові інфекції починаються кожного року з 1 червня ітривають по вересень. Наразі, внаслідок руйнування Каховської ГЕС,моніторинговий контроль додатково посилено.</text:p>
      <text:p text:style-name="P4">
<text:span text:style-name="T4">
Читайте також:</text:span>
 <text:a xlink:type="simple" xlink:href="https://www.ukrinform.ua/rubric-regions/3722378-holeri-u-pivdennih-regionah-ne-viavili-na-odesini-zafiksuvali-rotavirus-moz.html" text:style-name="Internet_20_link" text:visited-style-name="Visited_20_Internet_20_Link">
 <text:span text:style-name="T4">
Холер</text:span>
 и у південних регіонах не виявили, на Одещинізафіксували ротавірус - МОЗ </text:a>
</text:p>
      <text:p text:style-name="P4">
Враховуючи широку зону підтоплення та невідповідність нормам поверхневої водиза мікробіологічними показниками, критично важливо зараз не використовуватиіндивідуальні криниці на територіях, які звільняються від повені. Використанняводи з таких джерел можливе виключно після перевірки фахівцями, які післямоніторингу води та ґрунту проводитимуть дезінфекцію криниць на територіях,які зазнали підтоплення.</text:p>
      <text:p text:style-name="P4">
Як повідомлялося, на території областей, які зазнали затоплення, посиленоепідеміологічний нагляд. В Одеській, Миколаївській і Херсонській областяхсформовано 38 точок моніторингу води поверхневих водойм (річкової та морської)уздовж річища та морського узбережжя. За підсумками проведених досліджень,вода, яка централізовано подається або підвозиться населенню, а такожбутильована вода відповідає Державним санітарним правилам та нормам і єбезпечною для споживання.</text:p>
      <text:p text:style-name="P4">
Фото ілюстративне</text:p>
      <text:p text:style-name="P4">
Source: <text:a xlink:type="simple" xlink:href="https://www.ukrinform.ua/rubric-regions/3722935-na-pivdni-rozgornuli-infekcijni-habi-robitimut-j-svidki-testi-na-holeru.html" text:style-name="Internet_20_link" text:visited-style-name="Visited_20_Internet_20_Link">
https://www.ukrinform.ua/rubric-regions/3722935-na-pivdni-rozgornuli-infekcijni-habi-robitimut-j-svidki-testi-na-holeru.html</text:a>
</text:p>
      <!--NEWS-->
      <text:h text:style-name="P10" text:outline-level="1">
<text:span text:style-name="T4">
Англієць Мілнер стане гравцем «Брайтона»</text:span>
</text:h>
      <text:p text:style-name="P4">
Authors: Ukrinform (Person)</text:p>
      <text:p text:style-name="P4">
Publisher: Укринформ (Organization)</text:p>
      <text:p text:style-name="P4">
Published Time: 2023-06-14T18:57:16+03:00</text:p>
      <text:p text:style-name="P4">
Modified Time: 2023-06-14T18:57:16+03:00</text:p>
      <text:p text:style-name="P4">
Description: «Ліверпуль» на офіційному сайті повідомив, що гравець команди Джеймс Мілнер після спливу 30 червня контракту з клубом стане футболістом «Брайтона». — Укрінформ.</text:p>
      <text:p text:style-name="P4">
Images: ['<text:a xlink:type="simple" xlink:href="https://static.ukrinform.com/photos/2023_06/thumb_files/630_360_1686758165-404.jpeg" text:style-name="Internet_20_link" text:visited-style-name="Visited_20_Internet_20_Link">
630_360_16867...</text:a>
']</text:p>
      <text:p text:style-name="P4">
Tags: ['Футбол', 'Ліверпуль']</text:p>
      <text:p text:style-name="P4">
Type: Article</text:p>
      <!--METADATA-->
      <text:p text:style-name="P4">
<draw:frame draw:style-name="fr1" draw:name="Image195" text:anchor-type="as-char" svg:width="6.9236in" svg:height="3.956343in" draw:z-index="0">
<draw:image xlink:href="../Images/yкринформ/2023-06-14T18-57-16-03-00/630_360_1686758165-404.jpeg" xlink:type="simple" xlink:show="embed" xlink:actuate="onLoad" draw:mime-type="image/jpeg"/>
</draw:frame>
«Ліверпуль» на офіційному сайті повідомив, що гравець команди Джеймс Мілнерпісля спливу 30 червня контракту з клубом стане футболістом «Брайтона».</text:p>
      <text:p text:style-name="P4">
Про це повідомила <text:a xlink:type="simple" xlink:href="https://www.liverpoolfc.com/news/james-milner-join-brighton" text:style-name="Internet_20_link" text:visited-style-name="Visited_20_Internet_20_Link">
 пресслужба </text:a>
 мерсисайдців, передає Укрінформ.</text:p>
      <text:p text:style-name="P4">
Контракт буде розрахований на 1 рік з можливістю продовження ще на сезон.</text:p>
      <text:p text:style-name="P4">
37-річний англієць провів 8 сезонів у мерсисайдському клубі, у 2015 році йогопідписали на правах вільного агента з «Манчестер Сіті».</text:p>
      <text:p text:style-name="P4">
<text:span text:style-name="T4">
Читайте також:</text:span>
 <text:a xlink:type="simple" xlink:href="https://www.ukrinform.ua/rubric-sports/3722860-angliec-bellingem-stav-novim-futbolistom-reala.html" text:style-name="Internet_20_link" text:visited-style-name="Visited_20_Internet_20_Link">
 Англієць <text:span text:style-name="T4">
Беллін</text:span>
 ґем став новим футболістом «Реала»</text:a>
</text:p>
      <text:p text:style-name="P4">
На рахунку футболіста 26 голів та 45 асистів у 332 матчах за «Ліверпуль».Разом з ліверпульським клубом Мілнер став чемпіоном Англії, виграв Лігучемпіонів, Суперкубок УЄФА, клубний чемпіонат світу, Кубок та СуперкубокАнглії, а також Кубок англійської ліги.</text:p>
      <text:p text:style-name="P4">
Фото: Planet Football</text:p>
      <text:p text:style-name="P4">
Source: <text:a xlink:type="simple" xlink:href="https://www.ukrinform.ua/rubric-sports/3722936-angliec-milner-stane-gravcem-brajtona.html" text:style-name="Internet_20_link" text:visited-style-name="Visited_20_Internet_20_Link">
https://www.ukrinform.ua/rubric-sports/3722936-angliec-milner-stane-gravcem-brajtona.html</text:a>
</text:p>
      <!--NEWS-->
      <text:h text:style-name="P10" text:outline-level="1">
<text:span text:style-name="T4">
Поліція охороняє від «чорних археологів» місця обміління Каховського водосховища</text:span>
</text:h>
      <text:p text:style-name="P4">
Authors: Ukrinform (Person)</text:p>
      <text:p text:style-name="P4">
Publisher: Укринформ (Organization)</text:p>
      <text:p text:style-name="P4">
Published Time: 2023-06-14T18:57:26+03:00</text:p>
      <text:p text:style-name="P4">
Modified Time: 2023-06-14T18:57:26+03:00</text:p>
      <text:p text:style-name="P4">
Description: На Херсонщині поліція патрулює місця обміління Каховського водосховища, щоб не допустити розкрадання історичних об’єктів «чорними археологами». — Укрінформ.</text:p>
      <text:p text:style-name="P4">
Images: ['<text:a xlink:type="simple" xlink:href="https://static.ukrinform.com/photos/2023_06/thumb_files/630_360_1686758103-395.jpg" text:style-name="Internet_20_link" text:visited-style-name="Visited_20_Internet_20_Link">
630_360_16867...</text:a>
']</text:p>
      <text:p text:style-name="P4">
Tags: ['Культурна спадщина', 'Поліція', 'охорона', 'Каховське водосховище']</text:p>
      <text:p text:style-name="P4">
Type: Article</text:p>
      <!--METADATA-->
      <text:p text:style-name="P4">
<draw:frame draw:style-name="fr1" draw:name="Image196" text:anchor-type="as-char" svg:width="6.9236in" svg:height="3.956343in" draw:z-index="0">
<draw:image xlink:href="../Images/yкринформ/2023-06-14T18-57-26-03-00/630_360_1686758103-395.jpg" xlink:type="simple" xlink:show="embed" xlink:actuate="onLoad" draw:mime-type="image/jpeg"/>
</draw:frame>
 НаХерсонщині поліція патрулює місця обміління Каховського водосховища, щоб недопустити розкрадання історичних об’єктів «чорними археологами».</text:p>
      <text:p text:style-name="P4">
Як передає Укрінформ, про це повідомляє <text:a xlink:type="simple" xlink:href="https://www.facebook.com/khersonpolice.official/posts/pfbid025p6BmKxJnLnoBe8QhkKaxZwMSt47ST6KryKY9w3QBdRFEA97GpRkJRfE2qXJBXk8l" text:style-name="Internet_20_link" text:visited-style-name="Visited_20_Internet_20_Link">
 поліція Херсонської області</text:a>
.</text:p>
      <text:p text:style-name="P4">
«Дії поліції спрямовані на те, щоб не допустити на вивільненій від водитериторії та у прибережних зонах роботи «чорних археологів», запобігтимародерству, копачам-грабіжникам, які знищують, руйнують та пошкоджуютьоб’єкти <text:a xlink:type="simple" xlink:href="https://www.ukrinform.ua/tag-kultura" text:style-name="Internet_20_link" text:visited-style-name="Visited_20_Internet_20_Link">
 культурної </text:a>
 спадщини,історичні та археологічні артефакти від давніх та козацьких часів до Другоїсвітової війни», - йдеться у повідомленні.</text:p>
      <text:p text:style-name="P4">
Як зазначається, крім відповідальності за розкрадання об’єктів культурноїспадщини, поліція попереджає громадян про небезпеку перебування на такихтериторіях, де після сходження води залишилася велика кількістьвибухонебезпечних предметів.</text:p>
      <text:p text:style-name="P4">
<text:span text:style-name="T4">
Читайте також:</text:span>
 <text:a xlink:type="simple" xlink:href="https://www.ukrinform.ua/rubric-regions/3722247-plosa-kahovskogo-vodoshovisa-zmensilas-na-50-ukrgidroenergo.html" text:style-name="Internet_20_link" text:visited-style-name="Visited_20_Internet_20_Link">
 Площа Каховського <text:span text:style-name="T4">
водосховища</text:span>
 зменшилась на 50% -Укргідроенерго </text:a>
</text:p>
      <text:p text:style-name="P4">
У поліції зазначають, що після підриву російською армією Каховської ГЕС таподальшого обміління Каховського водосховища ці місця закриті та небезпечнідля відвідування. Нині їх посилено охороняє та патрулює поліція спільно зпрацівниками ДСНС у взаємодії з органами місцевої влади. На місцях обмілінняводосховища виставлені спеціальні спостережні пости.</text:p>
      <text:p text:style-name="P4">
Як повідомляв Укрінформ, у ніч проти 6 червня <text:a xlink:type="simple" xlink:href="https://www.ukrinform.ua/rubric-other_news/3720776-pidriv-rosianami-kahovskoi-ges-usi-novini.html" text:style-name="Internet_20_link" text:visited-style-name="Visited_20_Internet_20_Link">
 російська армія підірвалагреблю Каховської ГЕС </text:a>
 .</text:p>
      <text:p text:style-name="P4">
<text:span text:style-name="T5">
Фото: поліція Херсонської області</text:span>
</text:p>
      <text:p text:style-name="P4">
Source: <text:a xlink:type="simple" xlink:href="https://www.ukrinform.ua/rubric-regions/3722937-policia-ohoronae-vid-cornih-arheologiv-misca-obmilinna-kahovskogo-vodoshovisa.html" text:style-name="Internet_20_link" text:visited-style-name="Visited_20_Internet_20_Link">
https://www.ukrinform.ua/rubric-regions/3722937-policia-ohoronae-vid-cornih-arheologiv-misca-obmilinna-kahovskogo-vodoshovisa.html</text:a>
</text:p>
      <!--NEWS-->
      <text:h text:style-name="P10" text:outline-level="1">
<text:span text:style-name="T4">
У селі на Харківщині чоловік підірвався на «пелюстці»</text:span>
</text:h>
      <text:p text:style-name="P4">
Authors: Ukrinform (Person)</text:p>
      <text:p text:style-name="P4">
Publisher: Укринформ (Organization)</text:p>
      <text:p text:style-name="P4">
Published Time: 2023-06-14T18:57:38+03:00</text:p>
      <text:p text:style-name="P4">
Modified Time: 2023-06-14T18:57:38+03:00</text:p>
      <text:p text:style-name="P4">
Description: У селі Кам’янка Ізюмського району на Харківщині чоловік підірвався на “пелюстці”, постраждалого госпіталізували. — Укрінформ.</text:p>
      <text:p text:style-name="P4">
Images: ['<text:a xlink:type="simple" xlink:href="https://static.ukrinform.com/photos/2023_03/thumb_files/630_360_1679835922-775.jpg" text:style-name="Internet_20_link" text:visited-style-name="Visited_20_Internet_20_Link">
630_360_16798...</text:a>
']</text:p>
      <text:p text:style-name="P4">
Tags: ['Міна', 'Поранені', 'Вибух', 'Харківщина']</text:p>
      <text:p text:style-name="P4">
Type: Article</text:p>
      <!--METADATA-->
      <text:p text:style-name="P4">
<draw:frame draw:style-name="fr1" draw:name="Image197" text:anchor-type="as-char" svg:width="6.9236in" svg:height="3.956343in" draw:z-index="0">
<draw:image xlink:href="../Images/yкринформ/2023-06-14T18-57-38-03-00/630_360_1679835922-775.jpg" xlink:type="simple" xlink:show="embed" xlink:actuate="onLoad" draw:mime-type="image/jpeg"/>
</draw:frame>
 У селіКам’янка Ізюмського району на Харківщині чоловік підірвався на “пелюстці”,постраждалого госпіталізували.</text:p>
      <text:p text:style-name="P4">
Про це повідомив у <text:a xlink:type="simple" xlink:href="https://t.me/police_kh_region/18300" text:style-name="Internet_20_link" text:visited-style-name="Visited_20_Internet_20_Link">
 Телеграмі </text:a>
 відділкомунікації ГУ Нацполіції в Харківській області, передає Укрінформ.</text:p>
      <text:p text:style-name="P4">
“Повідомлення про подію надійшло до Ізюмського РУП 14 червня близько 13:00.Встановлено, що 57-річний мешканець села Кам'янка прибирав на подвір'їдомоволодіння та зачепив предмет, схожий на міну "пелюстка". Потерпілого зтравмами доставили до місцевого медичного закладу”, - йдеться у дописі.</text:p>
      <text:p text:style-name="P4">
За <text:a xlink:type="simple" xlink:href="https://t.me/DSNS_Kharkiv/3793" text:style-name="Internet_20_link" text:visited-style-name="Visited_20_Internet_20_Link">
 даними </text:a>
 обласного управління ДСНС,чоловік отримав мінно-вибухову травму, зазнав опіків і поранення ока.</text:p>
      <text:p text:style-name="P4">
<text:span text:style-name="T4">
Читайте також:</text:span>
 <text:a xlink:type="simple" xlink:href="https://www.ukrinform.ua/rubric-regions/3722688-na-hersonsini-civilnij-pidirvav-na-protipihotnij-mini.html" text:style-name="Internet_20_link" text:visited-style-name="Visited_20_Internet_20_Link">
 На Херсонщині цивільний <text:span text:style-name="T4">
підірва</text:span>
 в на протипіхотнійміні </text:a>
</text:p>
      <text:p text:style-name="P4">
Як повідомляв Укрінформ, в Кам’янці від часу деокупації сталося вже більше10-ти підривів цивільного населення на мінах. Щільність замінування у селідуже висока. Населений пункт, через який іде траса на Слов’янськ на <text:a xlink:type="simple" xlink:href="https://www.ukrinform.ua/tag-doneccina" text:style-name="Internet_20_link" text:visited-style-name="Visited_20_Internet_20_Link">
Донеччині </text:a>
 , навесні 2022 року бувлінією фронту. Село звільнили у вересні минулого року.</text:p>
      <text:p text:style-name="P4">
Протягом минулого тижня в Харківській області внаслідок підриву навибухонебезпечних предметах постраждали четверо людей.</text:p>
      <text:p text:style-name="P4">
Source: <text:a xlink:type="simple" xlink:href="https://www.ukrinform.ua/rubric-regions/3722938-u-seli-na-harkivsini-colovik-pidirvavsa-na-pelustci.html" text:style-name="Internet_20_link" text:visited-style-name="Visited_20_Internet_20_Link">
https://www.ukrinform.ua/rubric-regions/3722938-u-seli-na-harkivsini-colovik-pidirvavsa-na-pelustci.html</text:a>
</text:p>
      <!--NEWS-->
      <text:h text:style-name="P10" text:outline-level="1">
<text:span text:style-name="T4">
Україні варто вигадати новий підхід щодо співпраці з Угорщиною – експерт</text:span>
</text:h>
      <text:p text:style-name="P4">
Authors: Ukrinform (Person)</text:p>
      <text:p text:style-name="P4">
Publisher: Укринформ (Organization)</text:p>
      <text:p text:style-name="P4">
Published Time: 2023-06-14T19:04:58+03:00</text:p>
      <text:p text:style-name="P4">
Modified Time: 2023-06-14T19:04:58+03:00</text:p>
      <text:p text:style-name="P4">
Description: Україні варто вигадати новий підхід до співпраці з Угорщиною – країною-членом ЄС та НАТО, яка входить до західних союзників України, але насправді ним не завжди є. — Укрінформ.</text:p>
      <text:p text:style-name="P4">
Images: ['<text:a xlink:type="simple" xlink:href="https://static.ukrinform.com/photos/2020_10/thumb_files/630_360_1602153614-679.jpg" text:style-name="Internet_20_link" text:visited-style-name="Visited_20_Internet_20_Link">
630_360_16021...</text:a>
']</text:p>
      <text:p text:style-name="P4">
Tags: ['НАТО', 'Угорщина', 'Полонені']</text:p>
      <text:p text:style-name="P4">
Type: Article</text:p>
      <!--METADATA-->
      <text:p text:style-name="P4">
<draw:frame draw:style-name="fr1" draw:name="Image198" text:anchor-type="as-char" svg:width="6.9236in" svg:height="3.956343in" draw:z-index="0">
<draw:image xlink:href="../Images/yкринформ/2023-06-14T19-04-58-03-00/630_360_1602153614-679.jpg" xlink:type="simple" xlink:show="embed" xlink:actuate="onLoad" draw:mime-type="image/jpeg"/>
</draw:frame>
 Україніварто вигадати новий підхід до співпраці з Угорщиною – країною-членом ЄС таНАТО, яка входить до західних союзників України, але насправді ним не завждиє.</text:p>
      <text:p text:style-name="P4">
Таку думку в <text:a xlink:type="simple" xlink:href="https://www.ukrinform.ua/rubric-world/3722804-dmitro-tuzanskij-analitik-direktor-institutu-centralnoevropejskoi-strategii.html" text:style-name="Internet_20_link" text:visited-style-name="Visited_20_Internet_20_Link">
 </text:a>
 <text:a xlink:type="simple" xlink:href="https://www.ukrinform.ua/rubric-world/3722804-dmitro-tuzanskij-analitik-direktor-institutu-centralnoevropejskoi-strategii.html" text:style-name="Internet_20_link" text:visited-style-name="Visited_20_Internet_20_Link">
інтерв'ю Укрінформу </text:a>
висловив директор Інституту центральноєвропейської стратегії, аналітик,експерт з "угорського питання" Дмитро Тужанський.</text:p>
      <text:p text:style-name="P4">
"У чому трагедія – нам так чи інакше треба буде домовлятися з угорцями, іпросто ігнорувати їх ми не зможемо. Бо <text:a xlink:type="simple" xlink:href="https://www.ukrinform.ua/tag-ugorsina" text:style-name="Internet_20_link" text:visited-style-name="Visited_20_Internet_20_Link">
 Угорщина</text:a>
 має проголосувати за всі найважливішірішення щодо України в контексті ЄС та НАТО. Тобто ми маємо вести перемовини зкраїною, яка паралельно веде таємні перемовини з Росією на найвищому рівні", –сказав він.</text:p>
      <text:p text:style-name="P4">
За словами Тужанського, Україні щодо Угорщини треба позбутися всіх ілюзій."Щодо Угорщини нам треба винайти новий підхід. Ми звикли з західними країнамиговорити як із союзниками. А тепер нам треба винайти підхід, як говорити зофіційним союзником, який союзником на ділі не завжди є", – зазначає він.</text:p>
      <text:p text:style-name="P4">
Тужанський пояснив, що "ми маємо країну, члена ЄС і НАТО, яка водночас єдругом Росії, а можливо, й більше".</text:p>
      <text:p text:style-name="P4">
"Це не питання навіть дружби, це якесь стратегічне партнерство. Тут ризикиколосальні! Провести таку ось <text:a xlink:type="simple" xlink:href="https://www.ukrinform.ua/rubric-polytics/3720617-mzs-vimagae-v-ugorsini-detalnu-informaciu-pro-zvilnenih-polonenih-i-dostupu-do-nih-konsula.html" text:style-name="Internet_20_link" text:visited-style-name="Visited_20_Internet_20_Link">
 </text:a>
 <text:a xlink:type="simple" xlink:href="https://www.ukrinform.ua/rubric-polytics/3720617-mzs-vimagae-v-ugorsini-detalnu-informaciu-pro-zvilnenih-polonenih-i-dostupu-do-nih-konsula.html" text:style-name="Internet_20_link" text:visited-style-name="Visited_20_Internet_20_Link">
 передачу полонених</text:a>
 заширмою, нікого не повідомивши, це лякає – на такому простому людському рівні,й водночас змушує до переосмислення політичних, інтелектуальних дій щодоугорців з боку української дипломатії", – акцентує він.</text:p>
      <text:p text:style-name="P4">
<text:span text:style-name="T4">
Читайте також:</text:span>
 <text:a xlink:type="simple" xlink:href="https://www.ukrinform.ua/rubric-ato/3721171-gur-pro-peredacu-polonenih-ugorsini-nemae-informacii-so-voni-dijsno-na-svobodi.html" text:style-name="Internet_20_link" text:visited-style-name="Visited_20_Internet_20_Link">
 ГУР про передачу полонених <text:span text:style-name="T4">
Угорщ</text:span>
 ині: Немаєінформації, що вони дійсно на свободі </text:a>
</text:p>
      <text:p text:style-name="P4">
Як повідомлялося, тиждень тому Росія передала Угорщині (за посередництвомРосійської православної церкви) 11 полонених українських військових, запопередньою інформацією, етнічних угорців. Наразі ніякої офіційної інформаціїпро цих людей та умови їхньої видачі з російського полону без участі нашоїдержави Україна не отримала.</text:p>
      <text:p text:style-name="P4">
Source: <text:a xlink:type="simple" xlink:href="https://www.ukrinform.ua/rubric-polytics/3722940-ukraini-varto-vigadati-novij-pidhid-sodo-spivpraci-z-ugorsinou-ekspert.html" text:style-name="Internet_20_link" text:visited-style-name="Visited_20_Internet_20_Link">
https://www.ukrinform.ua/rubric-polytics/3722940-ukraini-varto-vigadati-novij-pidhid-sodo-spivpraci-z-ugorsinou-ekspert.html</text:a>
</text:p>
      <!--NEWS-->
      <text:h text:style-name="P10" text:outline-level="1">
<text:span text:style-name="T4">
Кулеба обговорив із Бербок важливість рішучого кроку до членства України в НАТО</text:span>
</text:h>
      <text:p text:style-name="P4">
Authors: Ukrinform (Person)</text:p>
      <text:p text:style-name="P4">
Publisher: Укринформ (Organization)</text:p>
      <text:p text:style-name="P4">
Published Time: 2023-06-14T19:05:32+03:00</text:p>
      <text:p text:style-name="P4">
Modified Time: 2023-06-14T19:05:32+03:00</text:p>
      <text:p text:style-name="P4">
Description: Міністр закордонних справ України Дмитро Кулеба наголосив на важливості зробити рішучий крок до членства України в НАТО під час розмови з главою МЗС Німеччини Анналеною Бербок. — Укрінформ.</text:p>
      <text:p text:style-name="P4">
Images: ['<text:a xlink:type="simple" xlink:href="https://static.ukrinform.com/photos/2022_05/thumb_files/630_360_1652196778-410.jpg" text:style-name="Internet_20_link" text:visited-style-name="Visited_20_Internet_20_Link">
630_360_16521...</text:a>
']</text:p>
      <text:p text:style-name="P4">
Tags: ['Дмитро Кулеба', 'НАТО', 'Німеччина', 'Україна', 'Бербок']</text:p>
      <text:p text:style-name="P4">
Type: Article</text:p>
      <!--METADATA-->
      <text:p text:style-name="P4">
<draw:frame draw:style-name="fr1" draw:name="Image199" text:anchor-type="as-char" svg:width="6.9236in" svg:height="3.956343in" draw:z-index="0">
<draw:image xlink:href="../Images/yкринформ/2023-06-14T19-05-32-03-00/630_360_1652196778-410.jpg" xlink:type="simple" xlink:show="embed" xlink:actuate="onLoad" draw:mime-type="image/jpeg"/>
</draw:frame>
 Міністрзакордонних справ України Дмитро Кулеба наголосив на важливості зробитирішучий крок до членства України в НАТО під час розмови з главою МЗС НімеччиниАнналеною Бербок.</text:p>
      <text:p text:style-name="P4">
Про це глава української дипломатії повідомив у <text:a xlink:type="simple" xlink:href="https://twitter.com/DmytroKuleba/status/1668999587955081217" text:style-name="Internet_20_link" text:visited-style-name="Visited_20_Internet_20_Link">
 Твіттері</text:a>
 , передаєУкрінформ.</text:p>
      <text:p text:style-name="P4">
«Під час нашої розмови я подякував Анналені Бербок за підтримку. Ми говорилипро Вільнюс. Позиція України чітка: створити Раду Україна-НАТО без рішучогокроку до членства – це все одно, що надати танк без гармати. Україна потрібна<text:a xlink:type="simple" xlink:href="https://www.ukrinform.ua/tag-nato" text:style-name="Internet_20_link" text:visited-style-name="Visited_20_Internet_20_Link">
 НАТО </text:a>
 як союзник, а не простопривілейований партнер», - зазначив міністр.</text:p>
      <text:p text:style-name="P4">
<text:span text:style-name="T4">
Читайте також:</text:span>
 <text:a xlink:type="simple" xlink:href="https://www.ukrinform.ua/rubric-society/3722882-realnij-slah-do-clenstva-v-nato-tri-faktori-zaporuki-cogo.html" text:style-name="Internet_20_link" text:visited-style-name="Visited_20_Internet_20_Link">
 Реальний шлях до членства в <text:span text:style-name="T4">
НАТО</text:span>
 : три факторизапоруки цього </text:a>
</text:p>
      <text:p text:style-name="P4">
Як повідомляв Укрінформ, <text:a xlink:type="simple" xlink:href="https://www.ukrinform.ua/rubric-polytics/3719764-nato-mae-nadati-ukraini-garantii-bezpeki-sob-istoria-z-vijnou-ne-povtorilasa-stoltenberg.html" text:style-name="Internet_20_link" text:visited-style-name="Visited_20_Internet_20_Link">
 11-12 липня у Вільнюсі відбудеться черговий самітНАТО </text:a>
.</text:p>
      <text:p text:style-name="P4">
Україна ставить перед союзниками по НАТО питання надання гарантій безпеки тачіткої перспективи руху до повноправного членства в Альянсі.</text:p>
      <text:p text:style-name="P4">
Source: <text:a xlink:type="simple" xlink:href="https://www.ukrinform.ua/rubric-polytics/3722941-kuleba-obgovoriv-iz-berbok-vazlivist-risucogo-kroku-do-clenstva-ukraini-v-nato.html" text:style-name="Internet_20_link" text:visited-style-name="Visited_20_Internet_20_Link">
https://www.ukrinform.ua/rubric-polytics/3722941-kuleba-obgovoriv-iz-berbok-vazlivist-risucogo-kroku-do-clenstva-ukraini-v-nato.html</text:a>
</text:p>
      <!--NEWS-->
      <text:h text:style-name="P10" text:outline-level="1">
<text:span text:style-name="T4">
У Львові відкрили виставку-аукціон розмальованих військових артефактів</text:span>
</text:h>
      <text:p text:style-name="P4">
Authors: Ukrinform (Person)</text:p>
      <text:p text:style-name="P4">
Publisher: Укринформ (Organization)</text:p>
      <text:p text:style-name="P4">
Published Time: 2023-06-14T19:13:18+03:00</text:p>
      <text:p text:style-name="P4">
Modified Time: 2023-06-14T19:13:18+03:00</text:p>
      <text:p text:style-name="P4">
Description: У Львові в Центрі Довженка відкрили виставку-аукціон розмальованих військових артефактів «Наш дім – Україна». На ній представлені гільзи, тубуси й снаряди, прикрашені малюнками Ірини Липень. — Укрінформ.</text:p>
      <text:p text:style-name="P4">
Images: ['<text:a xlink:type="simple" xlink:href="https://static.ukrinform.com/photos/2023_06/thumb_files/630_360_1686758715-2393.jpeg" text:style-name="Internet_20_link" text:visited-style-name="Visited_20_Internet_20_Link">
630_360_16867...</text:a>
']</text:p>
      <text:p text:style-name="P4">
Tags: ['Аукціон', 'Львів', 'Виставка']</text:p>
      <text:p text:style-name="P4">
Type: Article</text:p>
      <!--METADATA-->
      <text:p text:style-name="P4">
<draw:frame draw:style-name="fr1" draw:name="Image200" text:anchor-type="as-char" svg:width="6.9236in" svg:height="3.956343in" draw:z-index="0">
<draw:image xlink:href="../Images/yкринформ/2023-06-14T19-13-18-03-00/630_360_1686758715-2393.jpeg" xlink:type="simple" xlink:show="embed" xlink:actuate="onLoad" draw:mime-type="image/jpeg"/>
</draw:frame>
 У Львовів Центрі Довженка відкрили виставку-аукціон розмальованих військовихартефактів «Наш дім – Україна». На ній представлені гільзи, тубуси й снаряди,прикрашені малюнками Ірини Липень.</text:p>
      <text:p text:style-name="P4">
Про це повідомляє <text:a xlink:type="simple" xlink:href="https://city-adm.lviv.ua/news/society/public-sector/297029-u-tsentri-dovzhenka-vidkrylas-vystavka-rozmalovanykh-viiskovykh-artefaktiv-unikalni-tvory-mozhna-prydbaty-na-auktsioni-video" text:style-name="Internet_20_link" text:visited-style-name="Visited_20_Internet_20_Link">
 пресслужба Львівської міської ради </text:a>
 , передає Укрінформ.</text:p>
      <text:p text:style-name="P4">
Зазначається, що виставка «Наш дім – Україна» – ініціатива волонтерів з містаКривий Ріг. Використані військові артефакти отримали нове мирне життя завдякимистецтву. Більшість робіт виставки – авторства художниці Ірині Липень, однактут представлені роботи інших митців та дітей.</text:p>
      <text:p text:style-name="P4">
«Мій чоловік займається <text:a xlink:type="simple" xlink:href="https://www.ukrinform.ua/tag-volonteri" text:style-name="Internet_20_link" text:visited-style-name="Visited_20_Internet_20_Link">
 волонтерством </text:a>
 і допомагає 17-тій окремій танковій Криворізькій бригаді. Коли вінпривіз перший тубус, він був весь в сажі. Спочатку ми його відчистили і потімвиникла ідея його розмалювати. Згодом, я почала розфарбовувати все більшегільз, тубусів, снарядів. Це мене захопило. Вже назбиралося 44 роботи, тому мивирішили зробити виставку для людей, щоб вони бачили, що те, що нам несе гореі смерть, можна перетворити в мистецтво», – розповіла Ірина Липень.</text:p>
      <text:p text:style-name="P4">
<text:span text:style-name="T4">
Читайте також:</text:span>
 <text:a xlink:type="simple" xlink:href="https://www.ukrinform.ua/rubric-culture/3505933-na-rivnensini-mistkina-stvorue-ikoni-na-asikah-zpid-boepripasiv.html" text:style-name="Internet_20_link" text:visited-style-name="Visited_20_Internet_20_Link">
 На <text:span text:style-name="T4">
Рівненщині</text:span>
 <text:span text:style-name="T4">
мисткиня</text:span>
 <text:span text:style-name="T4">
створює</text:span>
 <text:span text:style-name="T4">
ікони</text:span>
 на<text:span text:style-name="T4">
ящиках</text:span>
 з- <text:span text:style-name="T4">
під</text:span>
 <text:span text:style-name="T4">
боєприпасів</text:span>
 </text:a>
</text:p>
      <text:p text:style-name="P4">
</text:p>
      <text:p text:style-name="P4">
<text:a xlink:type="simple" xlink:href="https://static.ukrinform.com/photos/2023_06/1686758714-8589.jpeg" text:style-name="Internet_20_link" text:visited-style-name="Visited_20_Internet_20_Link">
 </text:a>
 <text:a xlink:type="simple" xlink:href="https://static.ukrinform.com/photos/2023_06/1686758714-7368.jpeg" text:style-name="Internet_20_link" text:visited-style-name="Visited_20_Internet_20_Link">
</text:a>
 <text:a xlink:type="simple" xlink:href="https://static.ukrinform.com/photos/2023_06/1686758714-1978.jpeg" text:style-name="Internet_20_link" text:visited-style-name="Visited_20_Internet_20_Link">
</text:a>
 <text:a xlink:type="simple" xlink:href="https://static.ukrinform.com/photos/2023_06/1686758714-8005.jpeg" text:style-name="Internet_20_link" text:visited-style-name="Visited_20_Internet_20_Link">
</text:a>
 <text:a xlink:type="simple" xlink:href="https://static.ukrinform.com/photos/2023_06/1686758714-8802.jpeg" text:style-name="Internet_20_link" text:visited-style-name="Visited_20_Internet_20_Link">
</text:a>
 <text:a xlink:type="simple" xlink:href="https://static.ukrinform.com/photos/2023_06/1686758714-1827.jpeg" text:style-name="Internet_20_link" text:visited-style-name="Visited_20_Internet_20_Link">
</text:a>
 <text:a xlink:type="simple" xlink:href="https://static.ukrinform.com/photos/2023_06/1686758715-9375.jpeg" text:style-name="Internet_20_link" text:visited-style-name="Visited_20_Internet_20_Link">
</text:a>
 <text:a xlink:type="simple" xlink:href="https://static.ukrinform.com/photos/2023_06/1686758715-8775.jpeg" text:style-name="Internet_20_link" text:visited-style-name="Visited_20_Internet_20_Link">
</text:a>
 <text:a xlink:type="simple" xlink:href="https://static.ukrinform.com/photos/2023_06/1686758715-2393.jpeg" text:style-name="Internet_20_link" text:visited-style-name="Visited_20_Internet_20_Link">
<draw:frame draw:style-name="fr1" draw:name="Image210" text:anchor-type="as-char" svg:width="6.9236in" svg:height="3.956343in" draw:z-index="0">
<draw:image xlink:href="../Images/yкринформ/2023-06-14T19-13-18-03-00/630_360_1686758715-2393.jpeg" xlink:type="simple" xlink:show="embed" xlink:actuate="onLoad" draw:mime-type="image/jpeg"/>
</draw:frame>
</text:a>
 <text:a xlink:type="simple" xlink:href="https://static.ukrinform.com/photos/2023_06/1686758715-2345.jpeg" text:style-name="Internet_20_link" text:visited-style-name="Visited_20_Internet_20_Link">
</text:a>
 <text:a xlink:type="simple" xlink:href="https://static.ukrinform.com/photos/2023_06/1686758715-6854.jpeg" text:style-name="Internet_20_link" text:visited-style-name="Visited_20_Internet_20_Link">
</text:a>
 <text:a xlink:type="simple" xlink:href="https://static.ukrinform.com/photos/2023_06/1686758715-3686.jpeg" text:style-name="Internet_20_link" text:visited-style-name="Visited_20_Internet_20_Link">
</text:a>
 <text:a xlink:type="simple" xlink:href="https://static.ukrinform.com/photos/2023_06/1686758716-4458.jpeg" text:style-name="Internet_20_link" text:visited-style-name="Visited_20_Internet_20_Link">
</text:a>
 <text:a xlink:type="simple" xlink:href="https://static.ukrinform.com/photos/2023_06/1686758716-3236.jpeg" text:style-name="Internet_20_link" text:visited-style-name="Visited_20_Internet_20_Link">
</text:a>
 <text:a xlink:type="simple" xlink:href="https://static.ukrinform.com/photos/2023_06/1686758716-1069.jpeg" text:style-name="Internet_20_link" text:visited-style-name="Visited_20_Internet_20_Link">
</text:a>
</text:p>
      <text:p text:style-name="P4">
Виставка триватиме до 26 червня, всі охочі можуть прийти, подивитись, почитатиісторії створення кожного мистецького твору та придбати ту річ, яка найбільшесподобається. Також аукціон військових артефактів буде проводить онлайн насторінці Центру Довженка у Facebook.</text:p>
      <text:p text:style-name="P4">
Як повідомляв Укрінформ, <text:a xlink:type="simple" xlink:href="https://www.ukrinform.ua/rubric-culture/3710011-lvivskij-oboronnij-klaster-zaminit-vidpracovani-bronezileti-na-akih-stvorat-kartini.html" text:style-name="Internet_20_link" text:visited-style-name="Visited_20_Internet_20_Link">
 Львівський оборонний кластер замінює відпрацьованібронежилети, на яких митці створюватимуть картини</text:a>
 . НещодавноПрезидент Володимир Зеленський подарував Папі Римському ікону, створену набронеплиті. Ця бронеплита свого часу врятувала життя військовому і надалізавдяки мистецькому проєкту ArtArmor на ній була написана картина, яку йподарували Папі. Її творець – Юрій Вакуленко.</text:p>
      <text:p text:style-name="P4">
Source: <text:a xlink:type="simple" xlink:href="https://www.ukrinform.ua/rubric-culture/3722945-u-lvovi-vidkrili-vistavkuaukcion-rozmalovanih-vijskovih-artefaktiv.html" text:style-name="Internet_20_link" text:visited-style-name="Visited_20_Internet_20_Link">
https://www.ukrinform.ua/rubric-culture/3722945-u-lvovi-vidkrili-vistavkuaukcion-rozmalovanih-vijskovih-artefaktiv.html</text:a>
</text:p>
      <!--NEWS-->
      <text:h text:style-name="P10" text:outline-level="1">
<text:span text:style-name="T4">
Польща допоможе відбудувати підтоплене село Інгулець на Херсонщині</text:span>
</text:h>
      <text:p text:style-name="P4">
Authors: Ukrinform (Person)</text:p>
      <text:p text:style-name="P4">
Publisher: Укринформ (Organization)</text:p>
      <text:p text:style-name="P4">
Published Time: 2023-06-14T19:14:01+03:00</text:p>
      <text:p text:style-name="P4">
Modified Time: 2023-06-14T19:14:01+03:00</text:p>
      <text:p text:style-name="P4">
Description: Уряд Польщі готовий допомогти відбудувати постраждале від підтоплення село Інгулець на Херсонщині. — Укрінформ.</text:p>
      <text:p text:style-name="P4">
Images: ['<text:a xlink:type="simple" xlink:href="https://static.ukrinform.com/photos/2023_03/thumb_files/630_360_1677777427-956.jpg" text:style-name="Internet_20_link" text:visited-style-name="Visited_20_Internet_20_Link">
630_360_16777...</text:a>
']</text:p>
      <text:p text:style-name="P4">
Tags: ['Херсонщина', 'Польща', 'Відбудова']</text:p>
      <text:p text:style-name="P4">
Type: Article</text:p>
      <!--METADATA-->
      <text:p text:style-name="P4">
<draw:frame draw:style-name="fr1" draw:name="Image217" text:anchor-type="as-char" svg:width="6.9236in" svg:height="3.956343in" draw:z-index="0">
<draw:image xlink:href="../Images/yкринформ/2023-06-14T19-14-01-03-00/630_360_1677777427-956.jpg" xlink:type="simple" xlink:show="embed" xlink:actuate="onLoad" draw:mime-type="image/jpeg"/>
</draw:frame>
 УрядПольщі готовий допомогти відбудувати постраждале від підтоплення село Інгулецьна Херсонщині.</text:p>
      <text:p text:style-name="P4">
Про це у <text:a xlink:type="simple" xlink:href="https://t.me/olexandrprokudin/662" text:style-name="Internet_20_link" text:visited-style-name="Visited_20_Internet_20_Link">
 Телеграмі </text:a>
 повідомив начальникХерсонської обласної військової адміністрації Олександр Прокудін, передаєУкрінформ.</text:p>
      <text:p text:style-name="P4">
"Інгулець Дар'ївської громади... маю чудову новину! У відбудові населеногопункту допоможуть наші надійні друзі – поляки. Про це домовився з БартошемЦіхоцкі, послом Республіки Польща в Україні. Він підтвердив, що Польща готовавзяти шефство над Інгульцем", - зазначив він.</text:p>
      <text:p text:style-name="P4">
<text:span text:style-name="T4">
Читайте також:</text:span>
 <text:a xlink:type="simple" xlink:href="https://www.ukrinform.ua/rubric-vidbudova/3722829-moneyveo-gotova-pracuvati-na-vidbudovu-ukraini.html" text:style-name="Internet_20_link" text:visited-style-name="Visited_20_Internet_20_Link">
 Moneyveo готова працювати на <text:span text:style-name="T4">
відбудо</text:span>
 ву України</text:a>
</text:p>
      <text:p text:style-name="P4">
Посадовець оприлюднив відео із підтопленого села, він поспілкувався змісцевими жителями, щоб з перших вуст дізнатися про їх першочергові потреби.</text:p>
      <text:p text:style-name="P4">
Також Прокудін повідомив, що у цьому селі вже тривають відновлювальні роботи.Відучора Інгулець з газопостачанням, а сьогодні енергетики оперативнопідʼєднали село до електропостачання.</text:p>
      <text:p text:style-name="P4">
Як повідомляв Укрінформ, у ніч на 6 червня російська армія підірвала греблюКаховської ГЕС.</text:p>
      <text:p text:style-name="P4">
За інформацією ОВА, 14 червня станом на ранок середній рівень підтопленнястановить 2,13 метра. Це на 32 сантиметри менше, ніж учора ввечері. Динамікана спад води зберігається.</text:p>
      <text:p text:style-name="P4">
Фото: NurPhoto</text:p>
      <text:p text:style-name="P4">
Source: <text:a xlink:type="simple" xlink:href="https://www.ukrinform.ua/rubric-vidbudova/3722946-polsa-dopomoze-vidbuduvati-pidtoplene-selo-ingulec-na-hersonsini.html" text:style-name="Internet_20_link" text:visited-style-name="Visited_20_Internet_20_Link">
https://www.ukrinform.ua/rubric-vidbudova/3722946-polsa-dopomoze-vidbuduvati-pidtoplene-selo-ingulec-na-hersonsini.html</text:a>
</text:p>
      <!--NEWS-->
      <text:h text:style-name="P10" text:outline-level="1">
<text:span text:style-name="T4">
На Дніпропетровщині вшанували пам'ять загиблих у 2014 році десантників</text:span>
</text:h>
      <text:p text:style-name="P4">
Authors: Ukrinform (Person)</text:p>
      <text:p text:style-name="P4">
Publisher: Укринформ (Organization)</text:p>
      <text:p text:style-name="P4">
Published Time: 2023-06-14T19:14:14+03:00</text:p>
      <text:p text:style-name="P4">
Modified Time: 2023-06-14T19:14:14+03:00</text:p>
      <text:p text:style-name="P4">
Description: На Дніпропетровщині воїни-десантники вшанували пам'ять побратимів, які загинули 9 років тому, коли російсько-терористичні війська збили Іл-76 над аеропортом Луганська. — Укрінформ.</text:p>
      <text:p text:style-name="P4">
Images: ['<text:a xlink:type="simple" xlink:href="https://static.ukrinform.com/photos/2023_06/thumb_files/630_360_1686758507-1007.jpeg" text:style-name="Internet_20_link" text:visited-style-name="Visited_20_Internet_20_Link">
630_360_16867...</text:a>
']</text:p>
      <text:p text:style-name="P4">
Tags: ['Дніпропетровщина', "Пам'ять", 'Десантники']</text:p>
      <text:p text:style-name="P4">
Type: Article</text:p>
      <!--METADATA-->
      <text:p text:style-name="P4">
<draw:frame draw:style-name="fr1" draw:name="Image218" text:anchor-type="as-char" svg:width="6.9236in" svg:height="3.956343in" draw:z-index="0">
<draw:image xlink:href="../Images/yкринформ/2023-06-14T19-14-14-03-00/630_360_1686758507-1007.jpeg" xlink:type="simple" xlink:show="embed" xlink:actuate="onLoad" draw:mime-type="image/jpeg"/>
</draw:frame>
 НаДніпропетровщині воїни-десантники вшанували пам'ять побратимів, які загинули 9років тому, коли російсько-терористичні війська збили Іл-76 над аеропортомЛуганська.</text:p>
      <text:p text:style-name="P4">
Про це повідомляє <text:a xlink:type="simple" xlink:href="https://dshv.mil.gov.ua/na-dnipropetrovshhyni-voyiny-desantnyky-vshanuvaly-zagyblyh-pobratymiv-u-zbytomu-litaku-il-76-%ef%bf%bc/" text:style-name="Internet_20_link" text:visited-style-name="Visited_20_Internet_20_Link">
 пресслужба Командування Десантно-штурмових військ ЗСУ</text:a>
 , передає Укрінформ.</text:p>
      <text:p text:style-name="P4">
"На <text:a xlink:type="simple" xlink:href="https://www.ukrinform.ua/tag-dnipropetrovsina" text:style-name="Internet_20_link" text:visited-style-name="Visited_20_Internet_20_Link">
 Дніпропетровщині </text:a>
 воїни-десантники вшанували загиблих у збитому літаку Іл-76 побратимів... Минулодев’ять років від страшної трагедії, але біль не вщухає. Ми обов’язковопомстимося за кожного українського воїна", - йдеться у повідомленні.</text:p>
      <text:p text:style-name="P4">
Загиблих героїв вшанували хвилиною мовчання та покладанням квітів домеморіалів з викарбуваними іменами.</text:p>
      <text:p text:style-name="P4">
</text:p>
      <text:p text:style-name="P4">
<text:a xlink:type="simple" xlink:href="https://static.ukrinform.com/photos/2023_06/1686758507-7275.jpeg" text:style-name="Internet_20_link" text:visited-style-name="Visited_20_Internet_20_Link">
 </text:a>
 <text:a xlink:type="simple" xlink:href="https://static.ukrinform.com/photos/2023_06/1686758507-1245.jpeg" text:style-name="Internet_20_link" text:visited-style-name="Visited_20_Internet_20_Link">
</text:a>
 <text:a xlink:type="simple" xlink:href="https://static.ukrinform.com/photos/2023_06/1686758507-1007.jpeg" text:style-name="Internet_20_link" text:visited-style-name="Visited_20_Internet_20_Link">
<draw:frame draw:style-name="fr1" draw:name="Image222" text:anchor-type="as-char" svg:width="6.9236in" svg:height="3.956343in" draw:z-index="0">
<draw:image xlink:href="../Images/yкринформ/2023-06-14T19-14-14-03-00/630_360_1686758507-1007.jpeg" xlink:type="simple" xlink:show="embed" xlink:actuate="onLoad" draw:mime-type="image/jpeg"/>
</draw:frame>
</text:a>
 <text:a xlink:type="simple" xlink:href="https://static.ukrinform.com/photos/2023_06/1686758507-7263.jpeg" text:style-name="Internet_20_link" text:visited-style-name="Visited_20_Internet_20_Link">
</text:a>
 <text:a xlink:type="simple" xlink:href="https://static.ukrinform.com/photos/2023_06/1686758507-2559.jpeg" text:style-name="Internet_20_link" text:visited-style-name="Visited_20_Internet_20_Link">
</text:a>
 <text:a xlink:type="simple" xlink:href="https://static.ukrinform.com/photos/2023_06/1686758507-3248.jpeg" text:style-name="Internet_20_link" text:visited-style-name="Visited_20_Internet_20_Link">
</text:a>
</text:p>
      <text:p text:style-name="P4">
Зазначається, що захід відбувся за участі командувача Десантно-штурмовихвійськ Збройних сил України генерал-майора Максима Миргородського.</text:p>
      <text:p text:style-name="P4">
<text:span text:style-name="T4">
Читайте також:</text:span>
 <text:a xlink:type="simple" xlink:href="https://www.ukrinform.ua/rubric-kyiv/3721805-u-kievi-projsla-ceremonia-vsanuvanna-pamati-zagiblogo-vijskovogo-volodimira-mukana.html" text:style-name="Internet_20_link" text:visited-style-name="Visited_20_Internet_20_Link">
 У Києві <text:span text:style-name="T4">
вшанували</text:span>
 <text:span text:style-name="T4">
пам</text:span>
 ' <text:span text:style-name="T4">
ять</text:span>
 загиблоговійськового Володимира Мукана </text:a>
</text:p>
      <text:p text:style-name="P4">
14 червня 2014 р. під час заходу на посадку в аеропорту Луганська пострілом ззенітного ракетного комплексу було збито військово-транспортний літак Збройнихсил України ІЛ-76. На борту літака, окрім 9 членів екіпажу, перебували 40військовослужбовців. Усі вони загинули.</text:p>
      <text:p text:style-name="P4">
Source: <text:a xlink:type="simple" xlink:href="https://www.ukrinform.ua/rubric-regions/3722947-na-dnipropetrovsini-vsanuvali-pamat-zagiblih-u-2014-roci-desantnikiv.html" text:style-name="Internet_20_link" text:visited-style-name="Visited_20_Internet_20_Link">
https://www.ukrinform.ua/rubric-regions/3722947-na-dnipropetrovsini-vsanuvali-pamat-zagiblih-u-2014-roci-desantnikiv.html</text:a>
</text:p>
      <!--NEWS-->
      <text:h text:style-name="P10" text:outline-level="1">
<text:span text:style-name="T4">
Європарламент засудив російський злочин на Каховській ГЕС</text:span>
</text:h>
      <text:p text:style-name="P4">
Authors: Ukrinform (Person)</text:p>
      <text:p text:style-name="P4">
Publisher: Укринформ (Organization)</text:p>
      <text:p text:style-name="P4">
Published Time: 2023-06-14T19:16:00+03:00</text:p>
      <text:p text:style-name="P4">
Modified Time: 2023-06-14T19:16:00+03:00</text:p>
      <text:p text:style-name="P4">
Description: Депутати Європейського парламенту рішуче засудили підрив греблі Каховської ГЕС і назвали ці дії воєнним злочином Росії, який матиме наслідки. — Укрінформ.</text:p>
      <text:p text:style-name="P4">
Images: ['<text:a xlink:type="simple" xlink:href="https://static.ukrinform.com/photos/2023_06/thumb_files/630_360_1686128385-501.jpg" text:style-name="Internet_20_link" text:visited-style-name="Visited_20_Internet_20_Link">
630_360_16861...</text:a>
']</text:p>
      <text:p text:style-name="P4">
Tags: ['Європарламент', 'Каховська ГЕС', 'Війна з Росією']</text:p>
      <text:p text:style-name="P4">
Type: Article</text:p>
      <!--METADATA-->
      <text:p text:style-name="P4">
<draw:frame draw:style-name="fr1" draw:name="Image226" text:anchor-type="as-char" svg:width="6.9236in" svg:height="3.956343in" draw:z-index="0">
<draw:image xlink:href="../Images/yкринформ/2023-06-14T19-16-00-03-00/630_360_1686128385-501.jpg" xlink:type="simple" xlink:show="embed" xlink:actuate="onLoad" draw:mime-type="image/jpeg"/>
</draw:frame>
 ДепутатиЄвропейського парламенту рішуче засудили підрив греблі Каховської ГЕС іназвали ці дії воєнним злочином Росії, який матиме наслідки.</text:p>
      <text:p text:style-name="P4">
Як повідомляє Укрінформ, про це йдеться у повідомленні Європарламенту запідсумками пленарного засідання у Страсбурзі, в ході якого європейськіполітики розглядали процес підготовки до наступної зустрічі Європейської ради,що має відбутися наприкінці червня у Брюсселі.</text:p>
      <text:p text:style-name="P4">
«Депутати засудили руйнування греблі в українській Новій Каховці, останнійскоєний Росією <text:a xlink:type="simple" xlink:href="https://www.ukrinform.ua/tag-vijskovi-zlocini" text:style-name="Internet_20_link" text:visited-style-name="Visited_20_Internet_20_Link">
 воєнний злочин </text:a>
 , що має отримати наслідки. Вони закликали ЄС продовжувати потужнупідтримку України, запровадити нові санкції проти Росії та спрямувати мільярдизаморожених фінансових активів російських олігархів на відбудову України», -йдеться у повідомленні.</text:p>
      <text:p text:style-name="P4">
<text:span text:style-name="T4">
Читайте також:</text:span>
 <text:a xlink:type="simple" xlink:href="https://www.ukrinform.ua/rubric-regions/3722721-pidriv-kahovskoi-ges-ginut-litopisni-lisi-ta-sotni-tisac-ridkisnih-osobin.html" text:style-name="Internet_20_link" text:visited-style-name="Visited_20_Internet_20_Link">
 Підрив <text:span text:style-name="T4">
Каховської</text:span>
 ГЕС: гинуть літописні ліси та сотнітисяч рідкісних особин </text:a>
</text:p>
      <text:p text:style-name="P4">
Як зазначається, ще одним ключовим очікуванням членів Європарламенту відмайбутньої зустрічі глав держав та урядів ЄС є погодження спільної позиціїщодо оновленого Міграційного пакту ЄС, який має сприяти кращому поводженню ізбіженцями та зміцнити зовнішні кордони Євросоюзу. Серед інших тем, щорозглядатимуться під час саміту ЄС, – «зелена» та цифрова трансформаціяєвропейської економіки, ухвалення поправок до багаторічного бюджету ЄС танеобхідність реформування промислового потенціалу Європи.</text:p>
      <text:p text:style-name="P4">
<text:span text:style-name="T4">
Читайте також:</text:span>
 <text:a xlink:type="simple" xlink:href="https://www.ukrinform.ua/rubric-economy/3722383-v-oon-poperedzaut-pro-zrostanna-cin-na-prodovolstvo-pisla-pidrivu-kahovskoi-ges.html" text:style-name="Internet_20_link" text:visited-style-name="Visited_20_Internet_20_Link">
 В ООН попереджають про зростання цін на продовольствопісля підриву Каховської ГЕС </text:a>
</text:p>
      <text:p text:style-name="P4">
Як повідомляв Укрінформ, у ніч проти 6 червня <text:a xlink:type="simple" xlink:href="https://www.ukrinform.ua/rubric-other_news/3720776-pidriv-rosianami-kahovskoi-ges-usi-novini.html" text:style-name="Internet_20_link" text:visited-style-name="Visited_20_Internet_20_Link">
 російська армія підірвалагреблю Каховської ГЕС </text:a>
 .</text:p>
      <text:p text:style-name="P4">
29-30 червня у Брюсселі відбудеться зустріч лідерів країн ЄС, які обговорятьнайважливіші питання європейської зовнішньої та внутрішньої політики.</text:p>
      <text:p text:style-name="P4">
Source: <text:a xlink:type="simple" xlink:href="https://www.ukrinform.ua/rubric-polytics/3722949-evroparlament-zasudiv-rosijskij-zlocin-na-kahovskij-ges.html" text:style-name="Internet_20_link" text:visited-style-name="Visited_20_Internet_20_Link">
https://www.ukrinform.ua/rubric-polytics/3722949-evroparlament-zasudiv-rosijskij-zlocin-na-kahovskij-ges.html</text:a>
</text:p>
      <!--NEWS-->
      <text:h text:style-name="P10" text:outline-level="1">
<text:span text:style-name="T4">
У Миколаєві відкрилася виставка «Берегиня душі»</text:span>
</text:h>
      <text:p text:style-name="P4">
Authors: Ukrinform (Person)</text:p>
      <text:p text:style-name="P4">
Publisher: Укринформ (Organization)</text:p>
      <text:p text:style-name="P4">
Published Time: 2023-06-14T19:18:08+03:00</text:p>
      <text:p text:style-name="P4">
Modified Time: 2023-06-14T19:18:08+03:00</text:p>
      <text:p text:style-name="P4">
Description: У Миколаєві в рамках проєкту "Берегині України" розпочала роботу персональна виставка Заслуженої майстрині народної творчості України Тетяни Ульянкіної. — Укрінформ.</text:p>
      <text:p text:style-name="P4">
Images: ['<text:a xlink:type="simple" xlink:href="https://static.ukrinform.com/photos/2023_06/thumb_files/630_360_1686759163-5854.jpeg" text:style-name="Internet_20_link" text:visited-style-name="Visited_20_Internet_20_Link">
630_360_16867...</text:a>
', '<text:a xlink:type="simple" xlink:href="https://static.ukrinform.com/photos/2023_06/thumb_files/630_360_1686759163-3431.jpeg" text:style-name="Internet_20_link" text:visited-style-name="Visited_20_Internet_20_Link">
630_360_16867...</text:a>
']</text:p>
      <text:p text:style-name="P4">
Tags: ['Миколаїв', 'Виставка', 'Мистецтво']</text:p>
      <text:p text:style-name="P4">
Type: Article</text:p>
      <!--METADATA-->
      <text:p text:style-name="P4">
<draw:frame draw:style-name="fr1" draw:name="Image227" text:anchor-type="as-char" svg:width="6.9236in" svg:height="3.956343in" draw:z-index="0">
<draw:image xlink:href="../Images/yкринформ/2023-06-14T19-18-08-03-00/630_360_1686759163-5854.jpeg" xlink:type="simple" xlink:show="embed" xlink:actuate="onLoad" draw:mime-type="image/jpeg"/>
</draw:frame>
 УМиколаєві в рамках проєкту "Берегині України" розпочала роботу персональнавиставка Заслуженої майстрині народної творчості України Тетяни Ульянкіної.</text:p>
      <text:p text:style-name="P4">
Про це кореспонденту Укрінформу повідомила голова Культурно-мистецькоїасоціації «Арт-спокуса», Заслужена працівниця культури України ВалентинаКривцова.</text:p>
      <text:p text:style-name="P4">
«Це дев’ята виставка з нашого творчого проєкту «Берегині України», мета якогознайомити глядачів з творчістю жінок міста-героя Миколаєва. Адже головноюмісією жінки-Берегині під час війни стає збереження та відродження головнихцінностей України: родини, традицій, культури», - зазначила Кривцова.</text:p>
      <text:p text:style-name="P4">
За її словами, для персональної виставки майстриня підготувала експозицію, доякої увійшли живописні квіткові полотна, графічні малюнки та писанкові вироби,які супроводжуються авторською поезією. Саме таке творче поєднання яскраворозкриває душу не тільки самої мисткині, а й кожного виробу. Адже її роботинароджуються разом з віршованими рядками, які розповідають про те, що коїтьсяу душі автора, додала Кривцова.</text:p>
      <text:p text:style-name="P4">
<text:span text:style-name="T4">
Читайте також:</text:span>
 <text:a xlink:type="simple" xlink:href="https://www.ukrinform.ua/rubric-culture/3722945-u-lvovi-vidkrili-vistavkuaukcion-rozmalovanih-vijskovih-artefaktiv.html" text:style-name="Internet_20_link" text:visited-style-name="Visited_20_Internet_20_Link">
 У Львові відкрили <text:span text:style-name="T4">
виставку</text:span>
 -аукціон розмальованихвійськових артефактів </text:a>
</text:p>
      <text:p text:style-name="P4">
Тетяна Ульянкіна родом з Миколаєва. З 1993 року – членкиня Національної спілкимайстрів народного мистецтва України.</text:p>
      <text:p text:style-name="P4">
Протягом багатьох років проводить навчальні майстер-класи для дітей, студентівта вчителів. Свої авторські роботи презентує на міжнародних та всеукраїнськихмистецьких акціях та персональних виставках.</text:p>
      <text:p text:style-name="P4">
<draw:frame draw:style-name="fr1" draw:name="Image228" text:anchor-type="as-char" svg:width="6.9236in" svg:height="3.956343in" draw:z-index="0">
<draw:image xlink:href="../Images/yкринформ/2023-06-14T19-18-08-03-00/630_360_1686759163-3431.jpeg" xlink:type="simple" xlink:show="embed" xlink:actuate="onLoad" draw:mime-type="image/jpeg"/>
</draw:frame>
</text:p>
      <text:p text:style-name="P4">
<text:a xlink:type="simple" xlink:href="https://static.ukrinform.com/photos/2023_06/1686759163-3431.jpeg" text:style-name="Internet_20_link" text:visited-style-name="Visited_20_Internet_20_Link">
 <draw:frame draw:style-name="fr1" draw:name="Image229" text:anchor-type="as-char" svg:width="6.9236in" svg:height="3.956343in" draw:z-index="0">
<draw:image xlink:href="../Images/yкринформ/2023-06-14T19-18-08-03-00/630_360_1686759163-3431.jpeg" xlink:type="simple" xlink:show="embed" xlink:actuate="onLoad" draw:mime-type="image/jpeg"/>
</draw:frame>
</text:a>
 <text:a xlink:type="simple" xlink:href="https://static.ukrinform.com/photos/2023_06/1686759163-8614.jpeg" text:style-name="Internet_20_link" text:visited-style-name="Visited_20_Internet_20_Link">
</text:a>
 <text:a xlink:type="simple" xlink:href="https://static.ukrinform.com/photos/2023_06/1686759163-2626.jpeg" text:style-name="Internet_20_link" text:visited-style-name="Visited_20_Internet_20_Link">
</text:a>
 <text:a xlink:type="simple" xlink:href="https://static.ukrinform.com/photos/2023_06/1686759163-7063.jpeg" text:style-name="Internet_20_link" text:visited-style-name="Visited_20_Internet_20_Link">
</text:a>
 <text:a xlink:type="simple" xlink:href="https://static.ukrinform.com/photos/2023_06/1686759163-8989.jpeg" text:style-name="Internet_20_link" text:visited-style-name="Visited_20_Internet_20_Link">
</text:a>
 <text:a xlink:type="simple" xlink:href="https://static.ukrinform.com/photos/2023_06/1686759163-5854.jpeg" text:style-name="Internet_20_link" text:visited-style-name="Visited_20_Internet_20_Link">
<draw:frame draw:style-name="fr1" draw:name="Image234" text:anchor-type="as-char" svg:width="6.9236in" svg:height="3.956343in" draw:z-index="0">
<draw:image xlink:href="../Images/yкринформ/2023-06-14T19-18-08-03-00/630_360_1686759163-5854.jpeg" xlink:type="simple" xlink:show="embed" xlink:actuate="onLoad" draw:mime-type="image/jpeg"/>
</draw:frame>
</text:a>
 <text:a xlink:type="simple" xlink:href="https://static.ukrinform.com/photos/2023_06/1686759163-8800.jpeg" text:style-name="Internet_20_link" text:visited-style-name="Visited_20_Internet_20_Link">
</text:a>
 <text:a xlink:type="simple" xlink:href="https://static.ukrinform.com/photos/2023_06/1686759163-2896.jpeg" text:style-name="Internet_20_link" text:visited-style-name="Visited_20_Internet_20_Link">
</text:a>
 <text:a xlink:type="simple" xlink:href="https://static.ukrinform.com/photos/2023_06/1686759164-8000.jpeg" text:style-name="Internet_20_link" text:visited-style-name="Visited_20_Internet_20_Link">
</text:a>
 <text:a xlink:type="simple" xlink:href="https://static.ukrinform.com/photos/2023_06/1686759164-4589.jpeg" text:style-name="Internet_20_link" text:visited-style-name="Visited_20_Internet_20_Link">
</text:a>
 <text:a xlink:type="simple" xlink:href="https://static.ukrinform.com/photos/2023_06/1686759164-4271.jpeg" text:style-name="Internet_20_link" text:visited-style-name="Visited_20_Internet_20_Link">
</text:a>
</text:p>
      <text:p text:style-name="P4">
Ульянкіна досконало володіє усіма видами традиційних технік писанкарства. Вонає однією з перших майстринь в Україні, яка у 1992 році почала виготовлятиоб’ємні писанкові панно з використанням аплікації з соломи, батику, ткацтва,лозоплетіння.</text:p>
      <text:p text:style-name="P4">
Кращі роботи майстрині зберігаються у фондах <text:a xlink:type="simple" xlink:href="https://www.ukrinform.ua/tag-muzej" text:style-name="Internet_20_link" text:visited-style-name="Visited_20_Internet_20_Link">
 музеїв</text:a>
 України та за кордоном у приватнихколекціях. Майстриня має чимало відзнак за визнання своєї творчості навсеукраїнському й обласному рівнях.</text:p>
      <text:p text:style-name="P4">
Виставку можна переглянути у Центральній міській бібліотеці іменіКропивницького до 6 липня.</text:p>
      <text:p text:style-name="P4">
Source: <text:a xlink:type="simple" xlink:href="https://www.ukrinform.ua/rubric-culture/3722948-u-mikolaevi-vidkrilasa-vistavka-beregina-dusi.html" text:style-name="Internet_20_link" text:visited-style-name="Visited_20_Internet_20_Link">
https://www.ukrinform.ua/rubric-culture/3722948-u-mikolaevi-vidkrilasa-vistavka-beregina-dusi.html</text:a>
</text:p>
      <!--NEWS-->
      <text:h text:style-name="P10" text:outline-level="1">
<text:span text:style-name="T4">
У Чорному морі фіксують знижений рівень солоності, за іншими показниками — вода у нормі</text:span>
</text:h>
      <text:p text:style-name="P4">
Authors: Ukrinform (Person)</text:p>
      <text:p text:style-name="P4">
Publisher: Укринформ (Organization)</text:p>
      <text:p text:style-name="P4">
Published Time: 2023-06-14T19:24:00+03:00</text:p>
      <text:p text:style-name="P4">
Modified Time: 2023-06-14T19:24:00+03:00</text:p>
      <text:p text:style-name="P4">
Description: Міністерство захисту довкілля та природних ресурсів фіксує зниження солоності води у Чорному морі. — Укрінформ.</text:p>
      <text:p text:style-name="P4">
Images: ['<text:a xlink:type="simple" xlink:href="https://static.ukrinform.com/photos/2023_06/thumb_files/630_360_1686752276-271.jpeg" text:style-name="Internet_20_link" text:visited-style-name="Visited_20_Internet_20_Link">
630_360_16867...</text:a>
']</text:p>
      <text:p text:style-name="P4">
Tags: ['Екологія', 'Вода', ' Чорне море', 'Каховська ГЕС']</text:p>
      <text:p text:style-name="P4">
Type: Article</text:p>
      <!--METADATA-->
      <text:p text:style-name="P4">
<draw:frame draw:style-name="fr1" draw:name="Image240" text:anchor-type="as-char" svg:width="6.9236in" svg:height="3.956343in" draw:z-index="0">
<draw:image xlink:href="../Images/yкринформ/2023-06-14T19-24-00-03-00/630_360_1686752276-271.jpeg" xlink:type="simple" xlink:show="embed" xlink:actuate="onLoad" draw:mime-type="image/jpeg"/>
</draw:frame>
Міністерство захисту довкілля та природних ресурсів фіксує зниження солоностіводи у Чорному морі.</text:p>
      <text:p text:style-name="P4">
Як передає Укрінформ, про це повідомляє пресслужба <text:a xlink:type="simple" xlink:href="https://mepr.gov.ua/u-chornomu-mori-zafiksovano-tymchasove-znyzhennya-solonosti-vody-a-richtsi-ingulets-ta-dnipro-buzkomu-lymani-kalamutnist/" text:style-name="Internet_20_link" text:visited-style-name="Visited_20_Internet_20_Link">
 Міністерства захистудовкілля та природних ресурсів </text:a>
 .</text:p>
      <text:p text:style-name="P4">
«У Чорному морі зафіксовано тимчасове зниження солоності води, а річціІнгулець та Дніпро-Бузькому лимані – каламутність. За іншими показниками водав межах норми, перевищення гранично допустимих концентрацій забруднюючихречовин не зафіксовано», – йдеться у повідомленні.</text:p>
      <text:p text:style-name="P4">
Зазначається, що також у річці Дніпро спостерігається поступове підвищенняконцентрації розчиненого кисню. Зокрема, кілька днів тому фіксували йогозниження, що могло призвести до загибелі водних мешканців.</text:p>
      <text:p text:style-name="P4">
<text:span text:style-name="T4">
Читайте також:</text:span>
 <text:a xlink:type="simple" xlink:href="https://www.ukrinform.ua/rubric-regions/3721658-v-odeskij-zatoci-mozut-zaginuti-vsi-amfibii-ta-velika-castina-prisnovodnoi-ribi-ekolog.html" text:style-name="Internet_20_link" text:visited-style-name="Visited_20_Internet_20_Link">
 В Одеській затоці можуть загинути всі амфібії та великачастина прісноводної риби – еколог </text:a>
</text:p>
      <text:p text:style-name="P4">
Дослідження води 12-13 червня проводили фахівці Державної екологічноїінспекції України, Державного агентства водних ресурсів України та мобільнихлабораторій, які здійснюють постійний моніторинг якості поверхневих вод тафіксацію збитків довкіллю на <text:a xlink:type="simple" xlink:href="https://www.ukrinform.ua/tag-hersonsina" text:style-name="Internet_20_link" text:visited-style-name="Visited_20_Internet_20_Link">
 Херсонщині </text:a>
 та Миколаївщині.</text:p>
      <text:p text:style-name="P4">
«Найближчим часом на ЕкоЗагрозі у режимі 24/7 будуть публікуватися результатимоніторингу повітря, води та ґрунтів, які постійно оновлюватимуться», – додалив міністерстві.</text:p>
      <text:p text:style-name="P4">
<text:span text:style-name="T4">
Читайте також:</text:span>
 <text:a xlink:type="simple" xlink:href="https://www.ukrinform.ua/rubric-regions/3722821-pridonni-organizmi-u-cornomu-mori-zaznaut-velikih-vtrat-ekspert.html" text:style-name="Internet_20_link" text:visited-style-name="Visited_20_Internet_20_Link">
 Придонні організми у Чорному морі зазнають великих втрат– експерт </text:a>
</text:p>
      <text:p text:style-name="P4">
Як повідомлялося, сума збитків, завданих РФ надрам, атмосферному повітрю,водним та земельним ресурсам України, вже сягає 8 трлн гривень.</text:p>
      <text:p text:style-name="P4">
Source: <text:a xlink:type="simple" xlink:href="https://www.ukrinform.ua/rubric-regions/3722965-u-cornomu-mori-fiksuut-znizenij-riven-solonosti-za-insimi-pokaznikami-voda-u-normi.html" text:style-name="Internet_20_link" text:visited-style-name="Visited_20_Internet_20_Link">
https://www.ukrinform.ua/rubric-regions/3722965-u-cornomu-mori-fiksuut-znizenij-riven-solonosti-za-insimi-pokaznikami-voda-u-normi.html</text:a>
</text:p>
      <!--NEWS-->
      <text:h text:style-name="P10" text:outline-level="1">
<text:span text:style-name="T4">
У Харкові демонтують частину найбільш зруйнованого будинку на Північній Салтівці</text:span>
</text:h>
      <text:p text:style-name="P4">
Authors: Ukrinform (Person)</text:p>
      <text:p text:style-name="P4">
Publisher: Укринформ (Organization)</text:p>
      <text:p text:style-name="P4">
Published Time: 2023-06-14T19:25:19+03:00</text:p>
      <text:p text:style-name="P4">
Modified Time: 2023-06-14T19:25:19+03:00</text:p>
      <text:p text:style-name="P4">
Description: У Харкові демонтують частину найбільш зруйнованого будинку на Північній Салтівці - 16-поверхівки на вул. Наталії Ужвій. — Укрінформ.</text:p>
      <text:p text:style-name="P4">
Images: ['<text:a xlink:type="simple" xlink:href="https://static.ukrinform.com/photos/2023_06/thumb_files/630_360_1686759659-698.jpg" text:style-name="Internet_20_link" text:visited-style-name="Visited_20_Internet_20_Link">
630_360_16867...</text:a>
']</text:p>
      <text:p text:style-name="P4">
Tags: ['Будинок', 'Харків', 'Демонтаж']</text:p>
      <text:p text:style-name="P4">
Type: Article</text:p>
      <!--METADATA-->
      <text:p text:style-name="P4">
<draw:frame draw:style-name="fr1" draw:name="Image241" text:anchor-type="as-char" svg:width="6.9236in" svg:height="3.956343in" draw:z-index="0">
<draw:image xlink:href="../Images/yкринформ/2023-06-14T19-25-19-03-00/630_360_1686759659-698.jpg" xlink:type="simple" xlink:show="embed" xlink:actuate="onLoad" draw:mime-type="image/jpeg"/>
</draw:frame>
 У Харковідемонтують частину найбільш зруйнованого будинку на Північній Салтівці -16-поверхівки на вул. Наталії Ужвій.</text:p>
      <text:p text:style-name="P4">
Відповідне <text:a xlink:type="simple" xlink:href="https://kharkivoda.gov.ua/content/documents/1214/121355/Attaches/protokol_4_vid_02_chervnya_2023.pdf" text:style-name="Internet_20_link" text:visited-style-name="Visited_20_Internet_20_Link">
 рішення</text:a>
ухвалила Регіональна комісія з питань техногенно-екологічної безпеки танадзвичайних ситуацій Харківської області, передає Укрінформ.</text:p>
      <text:p text:style-name="P4">
“За результатами обговорення, на підставі розгляду та опрацювання наданихдокументів (листів <text:a xlink:type="simple" xlink:href="https://www.ukrinform.ua/tag-harkiv" text:style-name="Internet_20_link" text:visited-style-name="Visited_20_Internet_20_Link">
 Харківської </text:a>
міської ради, слідчого управління ГУ Нацполіції в Харківській області,слідчого відділу Управління СБУ в Харківській області) регіональна комісіявирішила схвалити перелік потенційно аварійно небезпечних об'єктів, якіпотребують невідкладних робіт щодо часткового демонтажу частин або йогоокремих конструкцій”, - йдеться в протоколі засідання комісії.</text:p>
      <text:p text:style-name="P4">
У додатку до рішення лише одна адреса - будинок по вул. Наталії Ужвій, 82.</text:p>
      <text:p text:style-name="P4">
</text:p>
      <text:p text:style-name="P4">
Ця 16-поверхівка - один із найбільш зруйнованих будинків на ПівнічнійСалтівці. Її світлини облетіли світ, її знімають українські та закордонніфотографи. Половини цього будинку фактично немає, в деяких місцях вінсвітиться наскрізь, а квартири повигорали.</text:p>
      <text:p text:style-name="P4">
<text:span text:style-name="T4">
Читайте також:</text:span>
 <text:a xlink:type="simple" xlink:href="https://www.ukrinform.ua/rubric-regions/3722289-u-harkovi-perejmenuvali-centralnij-park-im-gorkogo-ta-kilka-vulic.html" text:style-name="Internet_20_link" text:visited-style-name="Visited_20_Internet_20_Link">
 У <text:span text:style-name="T4">
Харков</text:span>
 і перейменували Центральний парк ім.Горького та кілька вулиць </text:a>
</text:p>
      <text:p text:style-name="P4">
Згідно з рішенням комісії, один під'їзд треба знести. Що робити з більшуцілілим, вирішуватиметься згодом - відповідно до висновків експертів іфінансових кошторисів щодо відновлення, якщо воно буде можливим.</text:p>
      <text:p text:style-name="P4">
Як повідомлялося, раніше <text:a xlink:type="simple" xlink:href="https://www.ukrinform.ua/rubric-regions/3691944-u-centri-harkova-demontuut-tri-budinki-zrujnovani-raketnimi-udarami-rf.html" text:style-name="Internet_20_link" text:visited-style-name="Visited_20_Internet_20_Link">
 було ухвалено </text:a>
 рішення про демонтаж трьох будинків у центрі, які булизруйновані ракетними ударами РФ. Комісія визнала їх аварійно-небезпечними татакими, що не підлягають відновленню. Однак власники квартир виступили протизнесення, вважаючи, що будівлі можна відновити, а рішення про знесенняприйняте, аби звільнити земельні ділянки у самому центрі міста. У міськраділюдям пообіцяли провести детальні експертизи.</text:p>
      <text:p text:style-name="P4">
Загалом, за даними мерії, в Харкові не підлягають відновленню 49 будинків.</text:p>
      <text:p text:style-name="P4">
Source: <text:a xlink:type="simple" xlink:href="https://www.ukrinform.ua/rubric-regions/3722951-u-harkovi-demontuut-castinu-najbils-zrujnovanogo-budinku-na-pivnicnij-saltivci.html" text:style-name="Internet_20_link" text:visited-style-name="Visited_20_Internet_20_Link">
https://www.ukrinform.ua/rubric-regions/3722951-u-harkovi-demontuut-castinu-najbils-zrujnovanogo-budinku-na-pivnicnij-saltivci.html</text:a>
</text:p>
      <!--NEWS-->
      <text:h text:style-name="P10" text:outline-level="1">
<text:span text:style-name="T4">
«Вімблдон» оголосив про рекордний призовий фонд турніру</text:span>
</text:h>
      <text:p text:style-name="P4">
Authors: Ukrinform (Person)</text:p>
      <text:p text:style-name="P4">
Publisher: Укринформ (Organization)</text:p>
      <text:p text:style-name="P4">
Published Time: 2023-06-14T19:37:00+03:00</text:p>
      <text:p text:style-name="P4">
Modified Time: 2023-06-14T19:37:00+03:00</text:p>
      <text:p text:style-name="P4">
Description: Переможці турніру отримають по 2 млн 350 тисяч фунтів. — Укрінформ.</text:p>
      <text:p text:style-name="P4">
Images: ['<text:a xlink:type="simple" xlink:href="https://static.ukrinform.com/photos/2023_06/thumb_files/630_360_1686760535-691.jpg" text:style-name="Internet_20_link" text:visited-style-name="Visited_20_Internet_20_Link">
630_360_16867...</text:a>
']</text:p>
      <text:p text:style-name="P4">
Tags: ['Теніс', 'Вімблдон']</text:p>
      <text:p text:style-name="P4">
Type: Article</text:p>
      <!--METADATA-->
      <text:p text:style-name="P4">
<draw:frame draw:style-name="fr1" draw:name="Image243" text:anchor-type="as-char" svg:width="6.9236in" svg:height="3.956343in" draw:z-index="0">
<draw:image xlink:href="../Images/yкринформ/2023-06-14T19-37-00-03-00/630_360_1686760535-691.jpg" xlink:type="simple" xlink:show="embed" xlink:actuate="onLoad" draw:mime-type="image/jpeg"/>
</draw:frame>
 Переможцітурніру отримають по 2 млн 350 тисяч фунтів.</text:p>
      <text:p text:style-name="P4">
Всеанглійський тенісний клуб <text:a xlink:type="simple" xlink:href="https://www.wimbledon.com/en_GB/news/articles/2023-06-14/wimbledon_offers_record_prize_money_for_championships_2023.html" text:style-name="Internet_20_link" text:visited-style-name="Visited_20_Internet_20_Link">
 оголосив</text:a>
, що загальний призовий фонд «Вімблдону» у 2023 році складе рекордні 44,7мільйона фунтів стерлінгів, передає Укрінформ.</text:p>
      <text:p text:style-name="P4">
Переможці турніру отримають по 2 млн 350 тисяч фунтів, фіналісти одиночногорозряду зароблять 1 млн 175 тисяч фунтів.</text:p>
      <text:p text:style-name="P4">
Переможці змішаного розряду отримають 600 тисяч фунтів на команду. Чемпіони вміксті – 128 тисяч фунтів стерлінгів.</text:p>
      <text:p text:style-name="P4">
Загалом призовий фонд турніру буде на 11,2% більше, ніж торік.</text:p>
      <text:p text:style-name="P4">
Чинними чемпіонами «Вімблдону» в одиночному розряді є Новак Джокович (Сербія)та Єлена Рибакіна (Казахстан).</text:p>
      <text:p text:style-name="P4">
<text:span text:style-name="T4">
Читайте також:</text:span>
 <text:a xlink:type="simple" xlink:href="https://www.ukrinform.ua/rubric-sports/3713626-nadal-ne-zigrae-na-vimbldoni2023.html" text:style-name="Internet_20_link" text:visited-style-name="Visited_20_Internet_20_Link">
 Надаль не зіграє на « <text:span text:style-name="T4">
Вімблдон</text:span>
 і-2023»</text:a>
</text:p>
      <text:p text:style-name="P4">
Як повідомляв Укрінформ, Вімблдонський турнір стартує 3 липня й триватиме до16-го числа.</text:p>
      <text:p text:style-name="P4">
Фото: Getty Images</text:p>
      <text:p text:style-name="P4">
Source: <text:a xlink:type="simple" xlink:href="https://www.ukrinform.ua/rubric-sports/3722955-vimbldon-ogolosiv-pro-rekordnij-prizovij-fond-turniru.html" text:style-name="Internet_20_link" text:visited-style-name="Visited_20_Internet_20_Link">
https://www.ukrinform.ua/rubric-sports/3722955-vimbldon-ogolosiv-pro-rekordnij-prizovij-fond-turniru.html</text:a>
</text:p>
      <!--NEWS-->
      <text:h text:style-name="P10" text:outline-level="1">
<text:span text:style-name="T4">
Маляр пояснила, чому не називаються точні цифри втрат Сил оборони</text:span>
</text:h>
      <text:p text:style-name="P4">
Authors: Ukrinform (Person)</text:p>
      <text:p text:style-name="P4">
Publisher: Укринформ (Organization)</text:p>
      <text:p text:style-name="P4">
Published Time: 2023-06-14T19:37:45+03:00</text:p>
      <text:p text:style-name="P4">
Modified Time: 2023-06-14T19:37:45+03:00</text:p>
      <text:p text:style-name="P4">
Description: Заступниця міністра оборони Ганна Маляр пояснила, чому військове керівництво не називає точних цифр втрат серед українських військових. — Укрінформ.</text:p>
      <text:p text:style-name="P4">
Images: ['<text:a xlink:type="simple" xlink:href="https://static.ukrinform.com/photos/2023_02/thumb_files/630_360_1677152977-764.jpg" text:style-name="Internet_20_link" text:visited-style-name="Visited_20_Internet_20_Link">
630_360_16771...</text:a>
']</text:p>
      <text:p text:style-name="P4">
Tags: ['ЗСУ', 'Війна з Росією', 'Ганна Маляр']</text:p>
      <text:p text:style-name="P4">
Type: Article</text:p>
      <!--METADATA-->
      <text:p text:style-name="P4">
<draw:frame draw:style-name="fr1" draw:name="Image244" text:anchor-type="as-char" svg:width="6.9236in" svg:height="3.956343in" draw:z-index="0">
<draw:image xlink:href="../Images/yкринформ/2023-06-14T19-37-45-03-00/630_360_1677152977-764.jpg" xlink:type="simple" xlink:show="embed" xlink:actuate="onLoad" draw:mime-type="image/jpeg"/>
</draw:frame>
 Заступницяміністра оборони Ганна Маляр пояснила, чому військове керівництво не називаєточних цифр втрат серед українських військових.</text:p>
      <text:p text:style-name="P4">
Про це вона розповіла в ефірі телемарафону «Єдині новини», передаєкореспондент Укрінформу.</text:p>
      <text:p text:style-name="P4">
«Якщо говорити загалом упродовж всієї війни, і в тому числі протягомповномасштабного вторгнення, то у нас у рази менше втрат. Безумовно, під часвійни гинуть люди, знищується техніка, всі сторони мають втрати. Але нашівтрати неспівмірно менші, ніж у ворога», - сказала Маляр.</text:p>
      <text:p text:style-name="P4">
<text:span text:style-name="T4">
Читайте також:</text:span>
 <text:a xlink:type="simple" xlink:href="https://www.ukrinform.ua/rubric-ato/3722851-u-zsu-zaklikaut-iz-rozuminnam-stavitisa-do-zatrimki-informacii-pro-podii-na-fronti.html" text:style-name="Internet_20_link" text:visited-style-name="Visited_20_Internet_20_Link">
 У ЗСУ закликають із розумінням ставитися до затримкиінформації про події на фронті </text:a>
</text:p>
      <text:p text:style-name="P4">
За її словами, росіянам важливо нагнітати цю ситуацію, щоб деморалізуватиукраїнське суспільство, українське військо і підняти дух і настрій їхньоговійська.</text:p>
      <text:p text:style-name="P4">
Вона навела цифри втрат за минулий тиждень по 2 оперативно-стратегічнихугрупованнях військ, де здійснювався наступ – «Хортиці» і «Таврії».</text:p>
      <text:p text:style-name="P4">
«Якщо по «Хортиці» говорити про співвідношення, то у ворога загиблих у 8,73більше, тобто, майже у 9 разів. Якщо говорити про «Таврію», то там загиблих уворога у 5,3 більше, ніж у нас», - сказала Маляр.</text:p>
      <text:p text:style-name="P4">
<text:span text:style-name="T4">
Читайте також:</text:span>
 <text:a xlink:type="simple" xlink:href="https://www.ukrinform.ua/rubric-ato/3722769-sili-oboroni-prodovzuut-nastup-na-bahmutskomu-ta-zaporizkomu-napramkah-malar.html" text:style-name="Internet_20_link" text:visited-style-name="Visited_20_Internet_20_Link">
 Сили оборони продовжують наступ на Бахмутському таЗапорізькому напрямках - <text:span text:style-name="T4">
Маляр</text:span>
 </text:a>
</text:p>
      <text:p text:style-name="P4">
Вона зазначила, що Міноборони хоче донести до українців те, що заради допомогиЗСУ і перемоги можна добу-дві почекати інформацію.</text:p>
      <text:p text:style-name="P4">
«Якщо наші військові звільняють певний населений пункт, то їм потрібен час,щоб там закріпитися. Якщо ми інформуємо про звільнення населеного пунктубезпосередньо у той момент, коли вони його звільнили, то просто забираємоможливість там закріпитися. Ворог, користуючись відкритими джерелами, дужешвидко приймає рішення, реагує, повертається туди», - зазначила Маляр.</text:p>
      <text:p text:style-name="P4">
Вона додала, що якби Україна чітко називала цифри втрат особового складу, тоРФ так само для себе це фіксувала б, вела певний облік і робила б певнівисновки.</text:p>
      <text:p text:style-name="P4">
<text:span text:style-name="T4">
Читайте також:</text:span>
 <text:a xlink:type="simple" xlink:href="https://www.ukrinform.ua/rubric-ato/3722496-minoboroni-zakupovue-droni-vidpovidno-do-potrebi-aku-formuut-zsu-malar.html" text:style-name="Internet_20_link" text:visited-style-name="Visited_20_Internet_20_Link">
 Міноборони закуповує дрони відповідно до потреби, якуформують ЗСУ – <text:span text:style-name="T4">
Маляр</text:span>
 </text:a>
</text:p>
      <text:p text:style-name="P4">
«Вони дуже добре розуміють, куди стріляли, чим – визначають для себеефективність. Тому нам так само важливо цю інформацію спочатку відпрацюватипідрозділами інформаційної безпеки ЗСУ, «почистити» її. І потім вже вичищену,яка вже нічого не дасть ворогу, ми її подаємо», - сказала заступниця міністра.</text:p>
      <text:p text:style-name="P4">
Як повідомлялося, Маляр заявила, що росіяни дійсно виробляють нові видиозброєння, однак їх пропаганда спрямована на перебільшення успіхів, абиналякати Сили оборони.</text:p>
      <text:p text:style-name="P4">
Фото: rfe</text:p>
      <text:p text:style-name="P4">
Source: <text:a xlink:type="simple" xlink:href="https://www.ukrinform.ua/rubric-ato/3722956-malar-poasnila-comu-ne-nazivautsa-tocni-cifri-vtrat-sil-oboroni.html" text:style-name="Internet_20_link" text:visited-style-name="Visited_20_Internet_20_Link">
https://www.ukrinform.ua/rubric-ato/3722956-malar-poasnila-comu-ne-nazivautsa-tocni-cifri-vtrat-sil-oboroni.html</text:a>
</text:p>
      <!--NEWS-->
      <text:h text:style-name="P10" text:outline-level="1">
<text:span text:style-name="T4">
На сході України за добу відбулися майже 40 зіткнень — де тривають бої</text:span>
</text:h>
      <text:p text:style-name="P4">
Authors: Ukrinform (Person)</text:p>
      <text:p text:style-name="P4">
Publisher: Укринформ (Organization)</text:p>
      <text:p text:style-name="P4">
Published Time: 2023-06-14T19:38:00+03:00</text:p>
      <text:p text:style-name="P4">
Modified Time: 2023-06-14T19:38:00+03:00</text:p>
      <text:p text:style-name="P4">
Description: Російські загарбники зосереджують основні зусилля на Лиманському, Бахмутському, Авдіївському та Мар'їнському напрямках, протягом доби там відбулися 39 бойових зіткнень, бої тривають. — Укрінформ.</text:p>
      <text:p text:style-name="P4">
Images: ['<text:a xlink:type="simple" xlink:href="https://static.ukrinform.com/photos/2023_06/thumb_files/630_360_1686488514-765.jpg" text:style-name="Internet_20_link" text:visited-style-name="Visited_20_Internet_20_Link">
630_360_16864...</text:a>
']</text:p>
      <text:p text:style-name="P4">
Tags: ['Генштаб', 'ЗСУ', 'Війна з Росією']</text:p>
      <text:p text:style-name="P4">
Type: Article</text:p>
      <!--METADATA-->
      <text:p text:style-name="P4">
<draw:frame draw:style-name="fr1" draw:name="Image245" text:anchor-type="as-char" svg:width="6.9236in" svg:height="3.956343in" draw:z-index="0">
<draw:image xlink:href="../Images/yкринформ/2023-06-14T19-38-00-03-00/630_360_1686488514-765.jpg" xlink:type="simple" xlink:show="embed" xlink:actuate="onLoad" draw:mime-type="image/jpeg"/>
</draw:frame>
 Російськізагарбники зосереджують основні зусилля на Лиманському, Бахмутському,Авдіївському та Мар'їнському напрямках, протягом доби там відбулися 39 бойовихзіткнень, бої тривають.</text:p>
      <text:p text:style-name="P4">
Як передає Укрінформ, про це Генеральний штаб Збройних сил України повідомив у<text:a xlink:type="simple" xlink:href="https://www.facebook.com/GeneralStaff.ua/posts/pfbid02acZu9LP18HMs8s1GCm4q1EYijYSfvv7qNKL3L4MiDx2qg4AejH3nXVSJdsM2ZcxWl" text:style-name="Internet_20_link" text:visited-style-name="Visited_20_Internet_20_Link">
 Фейсбуці</text:a>
, оприлюднивши оперативну інформацію станом на 18:00 середи, 14 червня.</text:p>
      <text:p text:style-name="P4">
Зазначається, що українська авіація за добу завдала 12 ударів по районахзосередження особового складу російської армії. Підрозділи ракетних військ йартилерії ЗСУ зі свого боку уразили 11 районів зосередження живої сили ворога,один зенітно-ракетний комплекс і три станції радіоелектронної боротьбизагарбників.</text:p>
      <text:p text:style-name="P4">
Росіяни загалом протягом доби здійснили 37 авіаційних ударів і 32 обстріли зреактивних систем залпового вогню по позиціях Сил оборони і населених пунктах.</text:p>
      <text:p text:style-name="P4">
Зокрема, уночі російська армія атакувала Україну шістьма крилатими ракетамиповітряного базування Х-22, чотирма ракетами морського базування "Калібр" ідесятьма ударними дронами іранського виробництва Shahed-131/136.</text:p>
      <text:p text:style-name="P4">
У Генштабі наголошують: імовірність здійснення ворогом ракетних й авіаційнихударів по всій території України залишається високою.</text:p>
      <text:p text:style-name="P4">
<text:span text:style-name="T4">
Читайте також:</text:span>
 <text:a xlink:type="simple" xlink:href="https://www.ukrinform.ua/rubric-ato/3722761-na-tavrijskomu-napramku-za-dobu-sili-oboroni-znisili-56-odinic-vorozoi-tehniki.html" text:style-name="Internet_20_link" text:visited-style-name="Visited_20_Internet_20_Link">
 На Таврійському <text:span text:style-name="T4">
напрямку</text:span>
 за добу Сили оборони знищили56 одиниць ворожої техніки </text:a>
</text:p>
      <text:p text:style-name="P4">
На <text:span text:style-name="T4">
Волинському</text:span>
 та <text:span text:style-name="T4">
Поліському напрямках</text:span>
 оперативна обстановка суттєвихзмін не зазнала. Ознаки формування наступальних угруповань не виявлені.Білорусь продовжує підтримувати збройну агресію Росії проти України,підготовка на білоруських полігонах окремих підрозділів ворога триває.</text:p>
      <text:p text:style-name="P4">
На <text:span text:style-name="T4">
Сіверському</text:span>
 і <text:span text:style-name="T4">
Слобожанському напрямках</text:span>
 протягом доби російськаавіація била по Гірках Чернігівської області, Бударках і Веселому Харківськоїобласті.</text:p>
      <text:p text:style-name="P4">
Мінометних й артилерійських обстрілів від росіян зазнали Нововасилівка, СтараГута, Нова Гута, Середина-Буда, Товстодубове, Бачівськ, Попівка, Атинське,Білопілля, Шпиль, Павлівка, Катеринівка, Ободи, Кіндратівка й МиропілляСумської області, Карповичі й Леонівка Чернігівської області, Одноробівка,Івашки, Гоптівка, Висока Яруга, Малі Проходи, Стариця, Красне, Гатище,Вовчанськ, Вільхуватка і Землянки Харківської області.</text:p>
      <text:p text:style-name="P4">
На <text:span text:style-name="T4">
Куп’янському напрямку</text:span>
 російські війська завдали авіаційного удару врайоні Кислівки Харківської області, з артилерії і мінометів обстрілялиНовомлинськ, Дворічну, Западне, Берестове, Лиман Перший і МасютівкуХарківської області й Новоселівське Луганської області.</text:p>
      <text:p text:style-name="P4">
На <text:span text:style-name="T4">
Лиманському напрямку</text:span>
 протягом доби загарбники вели безуспішнінаступальні дії в районі Веселого, з авіації вдарили біля Іванівки Донецькоїобласті.</text:p>
      <text:p text:style-name="P4">
Від ударів ворожої артилерії потерпали Кислівка, Невське й БілогорівкаЛуганської області, Ямполівка, Торське, Верхньокам’янське, Спірне й СеребрянкаДонецької області.</text:p>
      <text:p text:style-name="P4">
<text:span text:style-name="T4">
Читайте також:</text:span>
 <text:a xlink:type="simple" xlink:href="https://www.ukrinform.ua/rubric-ato/3722769-sili-oboroni-prodovzuut-nastup-na-bahmutskomu-ta-zaporizkomu-napramkah-malar.html" text:style-name="Internet_20_link" text:visited-style-name="Visited_20_Internet_20_Link">
 Сили оборони продовжують наступ на Бахмутському таЗапорізькому <text:span text:style-name="T4">
напрямка</text:span>
 х - Маляр </text:a>
</text:p>
      <text:p text:style-name="P4">
На <text:span text:style-name="T4">
Бахмутському напрямку</text:span>
 протягом доби російська армія вела безуспішнінаступальні дії в районах Ягідного та Берхівки, авіаційних ударів завдала біляСпірного, Роздолівки, Левадного, Краматорська, Костянтинівки й Білої ГориДонецької області.</text:p>
      <text:p text:style-name="P4">
Від ворожих артилерійських обстрілів постраждали райони Васюківки, Оріхово-Василівки, Григорівки, Богданівки, Іванівського, Дружби, Торецька,Олександрополя, Сухої Балки, Нью-Йорка, Троїцького та Південного Донецькоїобласті.</text:p>
      <text:p text:style-name="P4">
На <text:span text:style-name="T4">
Авдіївському напрямку</text:span>
 росіяни проводили наступальні дії в напрямкуАвдіївки, однак успіху не мали. Авіаційних ударів ворог завдав у районах <text:a xlink:type="simple" xlink:href="https://www.ukrinform.ua/tag-avdiivka" text:style-name="Internet_20_link" text:visited-style-name="Visited_20_Internet_20_Link">
Авдіївки </text:a>
 й Новобахмутівки,артилерійських — у районі Веселого, Бердичів, Авдіївки, Уманського, Семенівки,Водяного, Сєверного, Первомайського, Карлівки, Новокалинового й НевельськогоДонецької області.</text:p>
      <text:p text:style-name="P4">
На <text:span text:style-name="T4">
Мар’їнському напрямку</text:span>
 Сили оборони відбили всі ворожі атаки в районіМар’їнки. Водночас загарбники обстріляли з артилерії райони Красногорівки,Багатиря, Гострого, Георгіївки, Нетайлового, Мар’їнки, Побєди й НовомихайлівкиДонецької області.</text:p>
      <text:p text:style-name="P4">
На <text:span text:style-name="T4">
Шахтарському напрямку</text:span>
 російські війська вдарили з авіації по районуЗолотої Ниви, обстріляли Водяне, Курахове, Максимівку, Єлизаветівку, Вугледар,Пречистівку, Времівку, Велику Новосілку, Вільне Поле й Золоту Ниву Донецькоїобласті.</text:p>
      <text:p text:style-name="P4">
На <text:span text:style-name="T4">
Запорізькому</text:span>
 та <text:span text:style-name="T4">
Херсонському напрямках</text:span>
 росіяни продовжують вестиоборонні дії. Застосувавши артилерію, ворог атакував Зелене Поле, Новопіль,Нескучне, Новий Комар і Макарівку Донецької області.</text:p>
      <text:p text:style-name="P4">
Під ударами російської артилерії опинилися також Новодарівка, Левадне,Червоне, Гуляйполе, Ольгівське, Малинівка, Залізничне, Єгорівка,Гуляйпільське, Мала Токмачка, Чарівне, Білогір’я, Омельник, Степове, Оріхів,Новоданилівка, Новоандріївка, Новоіванівка, Степове, Жереб’янки, П'ятихатки йКам'янське Запорізької області та Очаків Миколаївської області.</text:p>
      <text:p text:style-name="P4">
<text:span text:style-name="T4">
Читайте також:</text:span>
 <text:a xlink:type="simple" xlink:href="https://www.ukrinform.ua/rubric-ato/3722690-pid-svatovim-sili-oboroni-znisili-aerodrom-rosijskih-bezpilotnikiv.html" text:style-name="Internet_20_link" text:visited-style-name="Visited_20_Internet_20_Link">
 Під <text:span text:style-name="T4">
Сватовим</text:span>
 Сили оборони знищили «аеродром»російських безпілотників </text:a>
</text:p>
      <text:p text:style-name="P4">
Артилерійських обстрілів від загарбників зазнали також Херсон, Осокорівка,Михайлівка, Гаврилівка, Республіканець, Берислав, Веселе, Ольгівка, Козацьке,Миколаївка, Новосілка, Тягинка, Іванівка, Понятівка, Новотягинка, Молодіжне,Інженерне, Зеленівка, Зимівник, Білозерка, Велетенське й Кізомис Херсонськоїобласті.</text:p>
      <text:p text:style-name="P4">
Як повідомляв Укрінформ, уночі 14 червня Сили оборони України знищили <text:a xlink:type="simple" xlink:href="https://www.ukrinform.ua/rubric-ato/3722586-sili-oboroni-vnoci-znisili-tri-kalibri-ta-devat-sahediv.html" text:style-name="Internet_20_link" text:visited-style-name="Visited_20_Internet_20_Link">
 триворожі "Калібри" й дев’ять ударних дронів Shahed-136/131</text:a>
 .</text:p>
      <text:p text:style-name="P4">
<text:span text:style-name="T5">
Фото: libkos</text:span>
</text:p>
      <text:p text:style-name="P4">
Source: <text:a xlink:type="simple" xlink:href="https://www.ukrinform.ua/rubric-ato/3722957-na-shodi-ukraini-za-dobu-vidbulisa-majze-40-zitknen-de-trivaut-boi.html" text:style-name="Internet_20_link" text:visited-style-name="Visited_20_Internet_20_Link">
https://www.ukrinform.ua/rubric-ato/3722957-na-shodi-ukraini-za-dobu-vidbulisa-majze-40-zitknen-de-trivaut-boi.html</text:a>
</text:p>
      <!--NEWS-->
      <text:h text:style-name="P10" text:outline-level="1">
<text:span text:style-name="T4">
В Україні завтра подекуди дощі та грози, вдень до +27°</text:span>
</text:h>
      <text:p text:style-name="P4">
Authors: Ukrinform (Person)</text:p>
      <text:p text:style-name="P4">
Publisher: Укринформ (Organization)</text:p>
      <text:p text:style-name="P4">
Published Time: 2023-06-14T19:46:00+03:00</text:p>
      <text:p text:style-name="P4">
Modified Time: 2023-06-14T19:46:00+03:00</text:p>
      <text:p text:style-name="P4">
Description: У західних областях України у четвер, 15 червня, буде хмарно з проясненнями, вночі невеликі, вдень помірні дощі, подекуди грози; температура вночі 8-13°, вдень 19-24°. — Укрінформ.</text:p>
      <text:p text:style-name="P4">
Images: ['<text:a xlink:type="simple" xlink:href="https://static.ukrinform.com/photos/2019_05/thumb_files/630_360_1558511876-237.jpg" text:style-name="Internet_20_link" text:visited-style-name="Visited_20_Internet_20_Link">
630_360_15585...</text:a>
']</text:p>
      <text:p text:style-name="P4">
Tags: ['Дощ', 'Погода', 'Прогноз']</text:p>
      <text:p text:style-name="P4">
Type: Article</text:p>
      <!--METADATA-->
      <text:p text:style-name="P4">
<draw:frame draw:style-name="fr1" draw:name="Image246" text:anchor-type="as-char" svg:width="6.9236in" svg:height="3.956343in" draw:z-index="0">
<draw:image xlink:href="../Images/yкринформ/2023-06-14T19-46-00-03-00/630_360_1558511876-237.jpg" xlink:type="simple" xlink:show="embed" xlink:actuate="onLoad" draw:mime-type="image/jpeg"/>
</draw:frame>
 У західнихобластях України у четвер, 15 червня, буде хмарно з проясненнями, вночіневеликі, вдень помірні дощі, подекуди грози; температура вночі 8-13°, вдень19-24°.</text:p>
      <text:p text:style-name="P4">
Як повідомили Укрінформу в Українському гідрометцентрі, на решті територіїкраїни завтра мінлива хмарність, місцями невеликий короткочасний дощ, гроза;температура вночі 12-17°, вдень 22-27°. Вітер північно-східний (у західнихобластях – південно-східний), 5-10 м/с.</text:p>
      <text:p text:style-name="P4">
У столичному регіоні у четвер мінлива хмарність, вночі без опадів, вденьмісцями невеликий короткочасний <text:a xlink:type="simple" xlink:href="https://www.ukrinform.ua/tag-dos" text:style-name="Internet_20_link" text:visited-style-name="Visited_20_Internet_20_Link">
 дощ </text:a>
 ,гроза. Вітер північно-східний, 5-10 м/с. Температура по Києву вночі близько15°, вдень 23-25°; по області вночі 12-17°, вдень 22-27°.</text:p>
      <text:p text:style-name="P4">
За даними синоптиків, 16-17 червня в західній частині – хмарно з проясненнями,дощі, грози, місцями значні дощі; на решті території – мінлива хмарність, безопадів, лише вдень на південному сході країни місцями короткочасний дощ,гроза. Вітер східний, північно-східний, 3-8 м/с. Температура вночі 13-18°;вдень 23-28°, у західних областях місцями 18-23°.</text:p>
      <text:p text:style-name="P4">
У Києві та по області 16-17 червня мінлива хмарність, без опадів. Вітерсхідний, 3-8 м/с. Температура по Києву вночі 16-18°, вдень 26-28°; по областівночі 13-18°, вдень 23-28°.</text:p>
      <text:p text:style-name="P4">
<text:span text:style-name="T4">
Читайте також:</text:span>
 <text:a xlink:type="simple" xlink:href="https://www.ukrinform.ua/rubric-world/3720124-v-ispanii-zafiksuvali-najspekotnisu-vesnu-za-vsu-istoriu.html" text:style-name="Internet_20_link" text:visited-style-name="Visited_20_Internet_20_Link">
 В Іспанії зафіксували найспекотнішу весну за всю історію</text:a>
</text:p>
      <text:p text:style-name="P4">
На 18-19 червня синоптики прогнозують у західних областях дощі; температуравночі становитиме 10-15°, вдень 16-21°. У південних, Житомирській, Вінницькій,19 червня місцями і в Київській, Черкаській, Кіровоградській областях –короткочасний дощ, гроза, на решті території без опадів; температура вночі13-19°, вдень 23-29°.</text:p>
      <text:p text:style-name="P4">
У столичному регіоні 18 червня без опадів, 19 червня місцями невеликийкороткочасний дощ, гроза. Температура по Києву вночі 16-18°, вдень 26-28°; пообласті вночі 13-18°, вдень 23-28°.</text:p>
      <text:p text:style-name="P4">
Source: <text:a xlink:type="simple" xlink:href="https://www.ukrinform.ua/rubric-regions/3722884-v-ukraini-zavtra-podekudi-dosi-ta-grozi-vden-do-27.html" text:style-name="Internet_20_link" text:visited-style-name="Visited_20_Internet_20_Link">
https://www.ukrinform.ua/rubric-regions/3722884-v-ukraini-zavtra-podekudi-dosi-ta-grozi-vden-do-27.html</text:a>
</text:p>
      <!--NEWS-->
      <text:h text:style-name="P10" text:outline-level="1">
<text:span text:style-name="T4">
Благодійники підписали контракт про постачання обладнання для тренування нацгвардійців</text:span>
</text:h>
      <text:p text:style-name="P4">
Authors: Ukrinform (Person)</text:p>
      <text:p text:style-name="P4">
Publisher: Укринформ (Organization)</text:p>
      <text:p text:style-name="P4">
Published Time: 2023-06-14T19:48:04+03:00</text:p>
      <text:p text:style-name="P4">
Modified Time: 2023-06-14T19:48:04+03:00</text:p>
      <text:p text:style-name="P4">
Description: У Києві благодійна організація «Help Heroes of Ukraine» (США) підписала контракт про постачання обладнання та сучасних систем для тренування штурмових підрозділів Нацгвардії України з кількома виробниками та компаніями. — Укрінформ.</text:p>
      <text:p text:style-name="P4">
Images: ['<text:a xlink:type="simple" xlink:href="https://static.ukrinform.com/photos/2023_03/thumb_files/630_360_1679668628-594.jpeg" text:style-name="Internet_20_link" text:visited-style-name="Visited_20_Internet_20_Link">
630_360_16796...</text:a>
', '<text:a xlink:type="simple" xlink:href="https://static.ukrinform.com/photos/2023_06/1686760963-755.jpg" text:style-name="Internet_20_link" text:visited-style-name="Visited_20_Internet_20_Link">
1686760963-75...</text:a>
']</text:p>
      <text:p text:style-name="P4">
Tags: ['Нацгвардія', 'Благодійність', 'обладнання', 'Тренування']</text:p>
      <text:p text:style-name="P4">
Type: Article</text:p>
      <!--METADATA-->
      <text:p text:style-name="P4">
<draw:frame draw:style-name="fr1" draw:name="Image247" text:anchor-type="as-char" svg:width="6.9236in" svg:height="3.956343in" draw:z-index="0">
<draw:image xlink:href="../Images/yкринформ/2023-06-14T19-48-04-03-00/630_360_1679668628-594.jpeg" xlink:type="simple" xlink:show="embed" xlink:actuate="onLoad" draw:mime-type="image/jpeg"/>
</draw:frame>
 У Києвіблагодійна організація «Help Heroes of Ukraine» (США) підписала контракт пропостачання обладнання та сучасних систем для тренування штурмових підрозділівНацгвардії України з кількома виробниками та компаніями.</text:p>
      <text:p text:style-name="P4">
Підписання контракту відбулося під час пресконференції в Укрінформі.</text:p>
      <text:p text:style-name="P4">
<draw:frame draw:style-name="fr1" draw:name="Image248" text:anchor-type="as-char" svg:width="6.9236in" svg:height="4.615733in" draw:z-index="0">
<draw:image xlink:href="../Images/yкринформ/2023-06-14T19-48-04-03-00/1686760963-755.jpg" xlink:type="simple" xlink:show="embed" xlink:actuate="onLoad" draw:mime-type="image/jpeg"/>
</draw:frame>
</text:p>
      <text:p text:style-name="P4">
«Сьогодні ми запускаємо програму забезпечення передових підрозділівНацгвардії, <text:a xlink:type="simple" xlink:href="https://www.ukrinform.ua/tag-zsu" text:style-name="Internet_20_link" text:visited-style-name="Visited_20_Internet_20_Link">
 ЗСУ </text:a>
 системами імітації боюдля тренування військовослужбовців в умовах, наближених до реального бою.Йдеться про страйкбольне обладнання - це комплекти лазерних випромінювачів іприймачів, що допомагають імітувати реальні бойові зіткнення із фіксацієюрезультатів», - сказав військовослужбовець НГУ, представник БО «Фонд Наступу»,який був ідейним натхненником цієї програми, Андрій Гарбузюк.</text:p>
      <text:p text:style-name="P4">
 Андрій Гарбузюк</text:p>
      <text:p text:style-name="P4">
За його словами, за допомогою цього обладнання у бійців з’являються можливостіна якісно новому рівні проходити групову підготовку, злагодження цілихпідрозділів, відпрацьовувати певні навички, які при штурмових діях і прямихзіткненнях підвищують боєздатність підрозділів та рятують життя українськихвійськових.</text:p>
      <text:p text:style-name="P4">
Це обладнання призначене для навчальних центрів і полігонів.</text:p>
      <text:p text:style-name="P4">
<text:span text:style-name="T4">
Читайте також:</text:span>
 <text:a xlink:type="simple" xlink:href="https://www.ukrinform.ua/rubric-society/3717409-klimenko-nazvav-serednij-vik-dobrovolciv-gvardii-nastupu.html" text:style-name="Internet_20_link" text:visited-style-name="Visited_20_Internet_20_Link">
 Клименко назвав середній вік добровольців «Гвардіїнаступу» </text:a>
</text:p>
      <text:p text:style-name="P4">
«Перший етап програми – забезпечення (цим обладнанням – ред.) двох військовихчастин НГУ західного територіального управління. У перспективі, ним будутьзабезпечені не тільки полігони Нацгвардії, а й ЗСУ», - додав Гарбузюк.</text:p>
      <text:p text:style-name="P4">
За його словами, перше обладнання, відповідно до підписаного контракту, почненадходити за 2 тижні від дати запуску цієї програми. «Про кількість обладнаннясказати не можу», - сказав представник БО «Фонд Наступу».</text:p>
      <text:p text:style-name="P4">
 Віталій Бойко</text:p>
      <text:p text:style-name="P4">
Боєць Нацгвардії Віталій Бойко зазначив, що в НАТО давно використовуютьсистеми імітації бою на полігонах, завдяки чому суттєво знижуються втратиособового складу, у нас таких систем дуже мало.</text:p>
      <text:p text:style-name="P4">
 Гері Сведбергом</text:p>
      <text:p text:style-name="P4">
Обладнання купує організація «Help Heroes of Ukraine» за кошти, зібрані,зокрема і благодійником із Мексики Гері Сведбергом, який був присутній напідписанні цього контракту. Директор БО «Help Heroes of Ukraine» РоманЗаболотовський зазначив, що їхньою місією є збереження життя українців, якіборонять Батьківщину.</text:p>
      <text:p text:style-name="P4">
 РоманЗаболотовський  <text:span text:style-name="T4">
Читайте також:</text:span>
 <text:a xlink:type="simple" xlink:href="https://www.ukrinform.ua/rubric-ato/3721953-navcanna-ukrainskih-pilotiv-na-f16-moze-rozpocatisa-vlitku-minoboroni-niderlandiv.html" text:style-name="Internet_20_link" text:visited-style-name="Visited_20_Internet_20_Link">
 Навчання українських пілотів на F-16 можерозпочатися влітку - міноборони Нідерландів </text:a>
</text:p>
      <text:p text:style-name="P4">
Серед постачальників цього обладнання, які станом на сьогодні вже взяли участьу цій програмі – постачальник навчального лазертагу для симуляції бойових дійU-Force, постачальник навчального обладнання StrikeShop та виробникпіротехнічних засобів компанія «Pyrosoft».</text:p>
      <text:p text:style-name="P4">
На пресконференції також відбувся показ різноманітного електронного оснащенняі зразків техніки від компаній-підписантів контракту. Виробники обладнанняпояснили, як воно працює.</text:p>
      <text:p text:style-name="P4">
Як повідомлялося, 5 травня Енергоатом передав нацгвардійцям і ЗСУ 8 авто.</text:p>
      <text:p text:style-name="P4">
Source: <text:a xlink:type="simple" xlink:href="https://www.ukrinform.ua/rubric-society/3722959-blagodijniki-pidpisali-kontrakt-pro-postacanna-obladnanna-dla-trenuvanna-nacgvardijciv.html" text:style-name="Internet_20_link" text:visited-style-name="Visited_20_Internet_20_Link">
https://www.ukrinform.ua/rubric-society/3722959-blagodijniki-pidpisali-kontrakt-pro-postacanna-obladnanna-dla-trenuvanna-nacgvardijciv.html</text:a>
</text:p>
      <!--NEWS-->
      <text:h text:style-name="P10" text:outline-level="1">
<text:span text:style-name="T4">
Прокуратура Берліна почала розслідування проти соліста Rammstein — DW</text:span>
</text:h>
      <text:p text:style-name="P4">
Authors: Ukrinform (Person)</text:p>
      <text:p text:style-name="P4">
Publisher: Укринформ (Organization)</text:p>
      <text:p text:style-name="P4">
Published Time: 2023-06-14T19:51:05+03:00</text:p>
      <text:p text:style-name="P4">
Modified Time: 2023-06-14T19:51:05+03:00</text:p>
      <text:p text:style-name="P4">
Description: Прокуратура Берліна порушила кримінальну справу проти соліста гурту Rammstein Тілля Ліндеманна за підозрою у зґвалтуванні. — Укрінформ.</text:p>
      <text:p text:style-name="P4">
Images: ['<text:a xlink:type="simple" xlink:href="https://static.ukrinform.com/photos/2023_06/thumb_files/630_360_1686761035-699.jpg" text:style-name="Internet_20_link" text:visited-style-name="Visited_20_Internet_20_Link">
630_360_16867...</text:a>
']</text:p>
      <text:p text:style-name="P4">
Tags: ['Німеччина', 'Прокуратура', 'Сексуальні домагання', 'Згвалтування', 'Rammstein']</text:p>
      <text:p text:style-name="P4">
Type: Article</text:p>
      <!--METADATA-->
      <text:p text:style-name="P4">
<draw:frame draw:style-name="fr1" draw:name="Image253" text:anchor-type="as-char" svg:width="6.9236in" svg:height="3.956343in" draw:z-index="0">
<draw:image xlink:href="../Images/yкринформ/2023-06-14T19-51-05-03-00/630_360_1686761035-699.jpg" xlink:type="simple" xlink:show="embed" xlink:actuate="onLoad" draw:mime-type="image/jpeg"/>
</draw:frame>
Прокуратура Берліна порушила кримінальну справу проти соліста гурту RammsteinТілля Ліндеманна за підозрою у зґвалтуванні.</text:p>
      <text:p text:style-name="P4">
Як передає Укрінформ, про це повідомляє <text:a xlink:type="simple" xlink:href="https://www.dw.com/en/rammsteins-till-lindemann-investigation-launched-reports/a-65913991" text:style-name="Internet_20_link" text:visited-style-name="Visited_20_Internet_20_Link">
 DW</text:a>
 .</text:p>
      <text:p text:style-name="P4">
Зазначається, що берлінська газета Tagesspiegel вперше повідомила в середу проте, що прокуратура німецької столиці розпочала розслідування проти фронтменагурту Rammstein. Як стверджує видання, про це за зачиненими дверима оголосиласенатор з питань юстиції Фелор Баденберг членам юридичного комітету Палатипредставників Берліна.</text:p>
      <text:p text:style-name="P4">
Ліндеманна звинувачують за статтею 177 Кримінального кодексу Німеччини, щостосується <text:a xlink:type="simple" xlink:href="https://www.ukrinform.ua/tag-seksualni-domaganna" text:style-name="Internet_20_link" text:visited-style-name="Visited_20_Internet_20_Link">
 сексуальних домагань </text:a>
 і зґвалтувань.</text:p>
      <text:p text:style-name="P4">
Інша берлінська газета, B.Z., повідомляє, що розслідування ґрунтується на двохповідомленнях про різні ймовірні злочини. Одне з них надійшло до берлінськоїполіції, інше - безпосередньо до прокуратури.</text:p>
      <text:p text:style-name="P4">
<text:span text:style-name="T4">
Читайте також:</text:span>
 <text:a xlink:type="simple" xlink:href="https://www.ukrinform.ua/rubric-culture/3714987-u-ssa-sud-vidhiliv-pozov-zirok-filmu-romeo-i-dzuletta-1968-roku-proti-paramount.html" text:style-name="Internet_20_link" text:visited-style-name="Visited_20_Internet_20_Link">
 У США суд відхилив позов <text:span text:style-name="T4">
зірок</text:span>
 <text:span text:style-name="T4">
фільму</text:span>
 " <text:span text:style-name="T4">
Ромео</text:span>
і Джульєтта" 1968 року проти Paramount </text:a>
</text:p>
      <text:p text:style-name="P4">
Своєю чергою Ліндеманн рішуче відкидає звинувачення на свою адресу. Йогоадвокати оголосили, що у відповідь на всі звинувачення в сексуальномунасильстві, висунуті проти вокаліста Rammstein, будуть подані судові позови.</text:p>
      <text:p text:style-name="P4">
<text:span text:style-name="T5">
Фото: pucture alliance/dpa</text:span>
</text:p>
      <text:p text:style-name="P4">
Source: <text:a xlink:type="simple" xlink:href="https://www.ukrinform.ua/rubric-culture/3722961-prokuratura-berlina-pocala-rozsliduvanna-proti-solista-rammstein-dw.html" text:style-name="Internet_20_link" text:visited-style-name="Visited_20_Internet_20_Link">
https://www.ukrinform.ua/rubric-culture/3722961-prokuratura-berlina-pocala-rozsliduvanna-proti-solista-rammstein-dw.html</text:a>
</text:p>
      <!--NEWS-->
      <text:h text:style-name="P10" text:outline-level="1">
<text:span text:style-name="T4">
Суд призначив 13 років за ґратами російському агенту, який збирав дані про Сили оборони</text:span>
</text:h>
      <text:p text:style-name="P4">
Authors: Ukrinform (Person)</text:p>
      <text:p text:style-name="P4">
Publisher: Укринформ (Organization)</text:p>
      <text:p text:style-name="P4">
Published Time: 2023-06-14T19:52:00+03:00</text:p>
      <text:p text:style-name="P4">
Modified Time: 2023-06-14T19:52:00+03:00</text:p>
      <text:p text:style-name="P4">
Description: Суд за матеріалами Служби безпеки України призначив покарання у вигляді 13 років позбавлення волі колаборанту з Донецької області, який під виглядом переселенця переховувався на заході країни. — Укрінформ.</text:p>
      <text:p text:style-name="P4">
Images: ['<text:a xlink:type="simple" xlink:href="https://static.ukrinform.com/photos/2015_12/thumb_files/630_360_1450541754-2561-tyurma-foto-ukr-advokatorgua.jpg" text:style-name="Internet_20_link" text:visited-style-name="Visited_20_Internet_20_Link">
630_360_14505...</text:a>
']</text:p>
      <text:p text:style-name="P4">
Tags: ['Суд', "В'язниця", 'Вирок', 'агентура рф']</text:p>
      <text:p text:style-name="P4">
Type: Article</text:p>
      <!--METADATA-->
      <text:p text:style-name="P4">
<draw:frame draw:style-name="fr1" draw:name="Image254" text:anchor-type="as-char" svg:width="6.9236in" svg:height="3.956343in" draw:z-index="0">
<draw:image xlink:href="../Images/yкринформ/2023-06-14T19-52-00-03-00/630_360_1450541754-2561-tyurma-foto-ukr-advokatorgua.jpg" xlink:type="simple" xlink:show="embed" xlink:actuate="onLoad" draw:mime-type="image/jpeg"/>
</draw:frame>
 Суд за матеріалами Служби безпеки України призначивпокарання у вигляді 13 років позбавлення волі колаборанту з Донецької області,який під виглядом переселенця переховувався на заході країни.</text:p>
      <text:p text:style-name="P4">
Як передає Укрінформ, про це повідомила <text:a xlink:type="simple" xlink:href="http://ssu.gov.ua/novyny/zavdiaky-sbu-13-rokiv-za-gratamy-provede-kolaborant-z-donechchyny-yakyi-pid-vyhliadom-pereselentsia-khovavsia-na-zakhodi-ukrainy" text:style-name="Internet_20_link" text:visited-style-name="Visited_20_Internet_20_Link">
 СБУ</text:a>
 .</text:p>
      <text:p text:style-name="P4">
Встановлено, що на початку повномасштабної війни засуджений передавав росіянамлокації Сил оборони України на Лиманському напрямку. "Зв’язковим" при цьомубув бойовик терористичної організації "днр", який перебував на тимчасовозахопленій частині Донецької області. Для комунікації вони використовувалиросійські соціальні мережі й месенджери.</text:p>
      <text:p text:style-name="P4">
Після звільнення від загарбників територій на Лиманському напрямку ворожийагент вирішив втекти у Львівську область, де намагався заховатися середмісцевих жителів.</text:p>
      <text:p text:style-name="P4">
<text:span text:style-name="T4">
Читайте також:</text:span>
 <text:a xlink:type="simple" xlink:href="https://www.ukrinform.ua/rubric-society/3705121-zitelci-doneccini-dali-12-rokiv-vaznici-peredavala-u-rosijskij-genstab-dani-pro-zsu.html" text:style-name="Internet_20_link" text:visited-style-name="Visited_20_Internet_20_Link">
 <text:span text:style-name="T4">
Жительці</text:span>
 <text:span text:style-name="T4">
Донеччини</text:span>
 <text:span text:style-name="T4">
дали</text:span>
 12 <text:span text:style-name="T4">
років</text:span>
 в’<text:span text:style-name="T4">
язниці</text:span>
 - <text:span text:style-name="T4">
передавала</text:span>
 у <text:span text:style-name="T4">
російський</text:span>
 <text:span text:style-name="T4">
генштаб</text:span>
 <text:span text:style-name="T4">
дані</text:span>
 <text:span text:style-name="T4">
про</text:span>
<text:span text:style-name="T4">
ЗСУ</text:span>
 </text:a>
</text:p>
      <text:p text:style-name="P4">
У ході розслідування з'ясувалося, що фігурант планував відновити свої контактиз російськими загарбниками, зокрема для передачі ворогу розвідданих, зібранихуже на заході країни.</text:p>
      <text:p text:style-name="P4">
<text:a xlink:type="simple" xlink:href="https://www.ukrinform.ua/tag-sbu" text:style-name="Internet_20_link" text:visited-style-name="Visited_20_Internet_20_Link">
 СБУ </text:a>
 затримала колаборанта наприкінці2022 року.</text:p>
      <text:p text:style-name="P4">
</text:p>
      <text:p text:style-name="P4">
Як уточнили в <text:a xlink:type="simple" xlink:href="https://www.gp.gov.ua/ua/posts/zdavav-vorogu-poziciyi-zsu-u-prifrontovomu-limani-do-13-rokiv-za-gratami-zasudzeno-zitelya-doneckoyi-oblasti" text:style-name="Internet_20_link" text:visited-style-name="Visited_20_Internet_20_Link">
 Офісі генерального прокурора</text:a>
 ,засуджений збирав дані про місця дислокації, пересування і маскуванняпідрозділів Збройних сил України у прифронтовому Лимані Донецької області.</text:p>
      <text:p text:style-name="P4">
У текстових повідомленнях ворожий інформатор зазначав адреси перебуванняукраїнських військ у місті.</text:p>
      <text:p text:style-name="P4">
<text:span text:style-name="T4">
Читайте також:</text:span>
 <text:a xlink:type="simple" xlink:href="https://www.ukrinform.ua/rubric-regions/3706236-na-doneccini-zatrimali-dvoh-informatorok-aki-zlivali-rosianam-lokacii-zsu.html" text:style-name="Internet_20_link" text:visited-style-name="Visited_20_Internet_20_Link">
 На Донеччині затримали двох інформаторок, які «зливали»росіянам локації ЗСУ </text:a>
</text:p>
      <text:p text:style-name="P4">
Зловмисник визнаний винним за ч. 7 ст. 111-1 (колабораційна діяльність)Кримінального кодексу України. Крім ув'язнення, суд позбавив його праваобіймати посади в органах державної влади та місцевого самоврядування на 13років.</text:p>
      <text:p text:style-name="P4">
До набрання вироком законної сили колаборант перебуватиме під вартою.</text:p>
      <text:p text:style-name="P4">
Як повідомляв Укрінформ, до 15 років позбавлення волі <text:a xlink:type="simple" xlink:href="https://www.ukrinform.ua/rubric-society/3705195-zdavav-rosianam-pozicii-ppo-odesitu-dali-15-rokiv-vaznici.html" text:style-name="Internet_20_link" text:visited-style-name="Visited_20_Internet_20_Link">
 засудили</text:a>
 жителя Одеси, який здавав росіянам місцядислокації систем протиповітряної оборони України.</text:p>
      <text:p text:style-name="P4">
Source: <text:a xlink:type="simple" xlink:href="https://www.ukrinform.ua/rubric-society/3722972-sud-priznaciv-13-rokiv-za-gratami-rosijskomu-agentu-akij-zbirav-dani-pro-sili-oboroni.html" text:style-name="Internet_20_link" text:visited-style-name="Visited_20_Internet_20_Link">
https://www.ukrinform.ua/rubric-society/3722972-sud-priznaciv-13-rokiv-za-gratami-rosijskomu-agentu-akij-zbirav-dani-pro-sili-oboroni.html</text:a>
</text:p>
      <!--NEWS-->
      <text:h text:style-name="P10" text:outline-level="1">
<text:span text:style-name="T4">
Маляр розповіла про комунікацію із Залужним та іншими командирами</text:span>
</text:h>
      <text:p text:style-name="P4">
Authors: Ukrinform (Person)</text:p>
      <text:p text:style-name="P4">
Publisher: Укринформ (Organization)</text:p>
      <text:p text:style-name="P4">
Published Time: 2023-06-14T19:54:50+03:00</text:p>
      <text:p text:style-name="P4">
Modified Time: 2023-06-14T19:54:50+03:00</text:p>
      <text:p text:style-name="P4">
Description: Заступниця міністра оборони Ганна Маляр повідомила, як відбувається комунікація із Головнокомандувачем ЗСУ Валерієм Залужним та іншими командирами. — Укрінформ.</text:p>
      <text:p text:style-name="P4">
Images: ['<text:a xlink:type="simple" xlink:href="https://static.ukrinform.com/photos/2022_08/thumb_files/630_360_1660222320-238.jpg" text:style-name="Internet_20_link" text:visited-style-name="Visited_20_Internet_20_Link">
630_360_16602...</text:a>
']</text:p>
      <text:p text:style-name="P4">
Tags: ['Валерій Залужний', 'Ганна Маляр', 'Єдині новини']</text:p>
      <text:p text:style-name="P4">
Type: Article</text:p>
      <!--METADATA-->
      <text:p text:style-name="P4">
<draw:frame draw:style-name="fr1" draw:name="Image256" text:anchor-type="as-char" svg:width="6.9236in" svg:height="3.956343in" draw:z-index="0">
<draw:image xlink:href="../Images/yкринформ/2023-06-14T19-54-50-03-00/630_360_1660222320-238.jpg" xlink:type="simple" xlink:show="embed" xlink:actuate="onLoad" draw:mime-type="image/jpeg"/>
</draw:frame>
 Заступницяміністра оборони Ганна Маляр повідомила, як відбувається комунікація ізГоловнокомандувачем ЗСУ Валерієм Залужним та іншими командирами.</text:p>
      <text:p text:style-name="P4">
Про це заступниця міністра оборони Ганна Маляр сказала в ефірі телемарафону«Єдині новини», передає кореспондент Укрінформу.</text:p>
      <text:p text:style-name="P4">
«У нас ключовий замовник інформації щодо бойових дій – це ЗСУ, вонивизначають, що їм треба. Тобто, (генерал Залужний – ред.) не просто залучений(до цієї інформаційної складової – ред.) – Валерій Федорович говорить, щотреба, я говорю, як ми можемо це зробити. І ми вже це узгоджуємо», - зазначилазаступниця міністра.</text:p>
      <text:p text:style-name="P4">
<text:span text:style-name="T4">
Читайте також:</text:span>
 <text:a xlink:type="simple" xlink:href="https://www.ukrinform.ua/rubric-ato/3722956-malar-poasnila-comu-ne-nazivautsa-tocni-cifri-vtrat-sil-oboroni.html" text:style-name="Internet_20_link" text:visited-style-name="Visited_20_Internet_20_Link">
 <text:span text:style-name="T4">
Маляр</text:span>
 пояснила, чому не називаються точні цифри втратСил оборони </text:a>
</text:p>
      <text:p text:style-name="P4">
За її словами, ключовою задачею їхньої інформаційної політики є допомога іпідтримка ЗСУ.</text:p>
      <text:p text:style-name="P4">
«Тобто, інформаційна кампанія під час наступу – це частина загального воєнногоплану, вона виконує певну задачу. І я насамперед проводжу консультації зголовкомами, зокрема, з Валерієм Федоровичем. Разом визначаємося, що заразважливо», - додала Маляр.</text:p>
      <text:p text:style-name="P4">
Вона зазначила, що щодо цього іде робота з Управлінням стратегічнихкомунікацій ЗСУ. «Так само у нас є медійні підрозділи Міноборони, ми всіразом, однією командою все це робимо. Щодня у нас ідуть наради з оперативно-стратегічними угрупованнями. Ми постійно тримаємо руку на пульсі і, якщо щосьтрапляється, інформаційно реагуємо», - сказала заступниця міністра.</text:p>
      <text:p text:style-name="P4">
<text:span text:style-name="T4">
Читайте також:</text:span>
 <text:a xlink:type="simple" xlink:href="https://www.ukrinform.ua/rubric-regions/3722794-rosiani-pisla-pidrivu-kahovskoi-ges-posilili-tisk-na-ziteliv-hersonsini-malar.html" text:style-name="Internet_20_link" text:visited-style-name="Visited_20_Internet_20_Link">
 Росіяни після підриву Каховської ГЕС посилили тиск нажителів Херсонщини - <text:span text:style-name="T4">
Маляр</text:span>
 </text:a>
</text:p>
      <text:p text:style-name="P4">
Відповідаючи на запитання, які в МОУ фіксують інформаційні вкиди упродовжостаннього тижня, окрім втрат серед українських військовослужбовців, Малярпоінформувала, що вся увага росіян минулого тижня була прикута до західноїтехніки та озброєння.</text:p>
      <text:p text:style-name="P4">
«Це фактично їхня ключова інформаційна ціль, бо їм невигідно, щоб Західнадавав нам зброю. Тому вони дискредитують і нас як отримувача зброї, і зброю,західну техніку як фактично інструмент війни. Безумовно, під час війни обидвісторони втрачають техніку, немає такої військової техніки, яку не можназнищити. Але разом з тим, у нас ці втрати значно нижчі», - запевнила вона.</text:p>
      <text:p text:style-name="P4">
Як повідомлялося, Маляр заявила, що росіяни дійсно виробляють нові видиозброєння, однак їх пропаганда спрямована на перебільшення успіхів, абиналякати Сили оборони.</text:p>
      <text:p text:style-name="P4">
Source: <text:a xlink:type="simple" xlink:href="https://www.ukrinform.ua/rubric-ato/3722963-malar-rozpovila-pro-komunikaciu-iz-zaluznim-ta-insimi-komandirami.html" text:style-name="Internet_20_link" text:visited-style-name="Visited_20_Internet_20_Link">
https://www.ukrinform.ua/rubric-ato/3722963-malar-rozpovila-pro-komunikaciu-iz-zaluznim-ta-insimi-komandirami.html</text:a>
</text:p>
      <!--NEWS-->
      <text:h text:style-name="P10" text:outline-level="1">
<text:span text:style-name="T4">
Польща закупила для власної армії мінні загороджувачі Baobab-K</text:span>
</text:h>
      <text:p text:style-name="P4">
Authors: Ukrinform (Person)</text:p>
      <text:p text:style-name="P4">
Publisher: Укринформ (Organization)</text:p>
      <text:p text:style-name="P4">
Published Time: 2023-06-14T19:57:00+03:00</text:p>
      <text:p text:style-name="P4">
Modified Time: 2023-06-14T23:57:00+03:00</text:p>
      <text:p text:style-name="P4">
Description: Міноборони Польщі закупило для потреб власної армії 24 колісні мінні загороджувачі Baobab-K польського виробництва. — Укрінформ.</text:p>
      <text:p text:style-name="P4">
Images: ['<text:a xlink:type="simple" xlink:href="https://static.ukrinform.com/photos/2023_06/thumb_files/630_360_1686761069-710.jpg" text:style-name="Internet_20_link" text:visited-style-name="Visited_20_Internet_20_Link">
630_360_16867...</text:a>
']</text:p>
      <text:p text:style-name="P4">
Tags: ['Польща', 'Зброя', 'Маріуш Блащак']</text:p>
      <text:p text:style-name="P4">
Type: Article</text:p>
      <!--METADATA-->
      <text:p text:style-name="P4">
<draw:frame draw:style-name="fr1" draw:name="Image257" text:anchor-type="as-char" svg:width="6.9236in" svg:height="3.956343in" draw:z-index="0">
<draw:image xlink:href="../Images/yкринформ/2023-06-14T19-57-00-03-00/630_360_1686761069-710.jpg" xlink:type="simple" xlink:show="embed" xlink:actuate="onLoad" draw:mime-type="image/jpeg"/>
</draw:frame>
 МіноборониПольщі закупило для потреб власної армії 24 колісні мінні загороджувачіBaobab-K польського виробництва.</text:p>
      <text:p text:style-name="P4">
Відповідну угоду підписав у середу на польському оборонному підприємстві HutaStalowa Wola у місті Сталева Воля віцепрем'єр, міністр національної оборониПольщі Маріуш Блащак, передає Укрінформ з посиланням на сайт уряду Польщі.</text:p>
      <text:p text:style-name="P4">
“Колісні мінні загороджувачі Baobab-K – сучасна зброя, яка є дуже вагомимаргументом у нашій політиці стримування агресора. Перші 24 комплекти машиннадійдуть на озброєння польської армії у більш стислі строки, ніж цепередбачено контрактом”, - заявив під час підписання контракту Блащак.</text:p>
      <text:p text:style-name="P4">
<text:span text:style-name="T4">
Читайте також:</text:span>
 <text:a xlink:type="simple" xlink:href="https://www.ukrinform.ua/rubric-world/3721797-armia-moldovi-provede-treti-za-ostanni-misaci-navcanna-rezervistiv.html" text:style-name="Internet_20_link" text:visited-style-name="Visited_20_Internet_20_Link">
 Армія Молдови проведе треті за останні місяці навчаннярезервістів </text:a>
</text:p>
      <text:p text:style-name="P4">
Угоду підписано між державним Агентством озброєння і консорціумом Польськоїгрупи озброєнь і підприємством Huta Stalowa Wola. Її вартість становить 510млн злотих (приблизно 120 млн дол.). Вона передбачає закупівлю для потребпольської армії 24 колісних мінних загороджувачів разом з логістичним танавчальним пакетами, а також мінних касет та протитанкових мін. Поставка цьогоозброєння для польської армії планується в 2026-2028 роках.</text:p>
      <text:p text:style-name="P4">
Як відомо, Baobab-K є новою розробкою польського ОПК. цей мінний загороджувачмає шість пускових модулів на 20 стволів. Відтак, одна машина може вмістити до600 мін різних типів. Для встановлення мінного поля довжиною близько 2 км ташириною 30-90 метрів, Baobab-K потребує до 22 хвилин. Швидкість рухуавтомобіля при постановці мін складає від 5 км/год до 25 км/год. Системауправління Baobab-K допускає варіант встановлення мін в автоматичному режимі.Машина обладнана бортовим комп’ютером, терміналом візуалізації з цифровоюкартою та системою GPS-навігації.</text:p>
      <text:p text:style-name="P4">
<text:span text:style-name="T4">
Читайте також:</text:span>
 <text:a xlink:type="simple" xlink:href="https://www.ukrinform.ua/rubric-world/3722813-lukasenko-zaaviv-pro-pocatok-nadhodzenna-rosijskoi-adernoi-zbroi-do-bilorusi.html" text:style-name="Internet_20_link" text:visited-style-name="Visited_20_Internet_20_Link">
 Білорусь почала отримувати російську ядерну <text:span text:style-name="T4">
збро</text:span>
 ю -Лукашенко </text:a>
</text:p>
      <text:p text:style-name="P4">
Фото: Ministerstwo Obrony Narodowej</text:p>
      <text:p text:style-name="P4">
Source: <text:a xlink:type="simple" xlink:href="https://www.ukrinform.ua/rubric-world/3722958-polsa-zakupila-dla-vlasnoi-armii-minni-zagorodzuvaci-baobabk.html" text:style-name="Internet_20_link" text:visited-style-name="Visited_20_Internet_20_Link">
https://www.ukrinform.ua/rubric-world/3722958-polsa-zakupila-dla-vlasnoi-armii-minni-zagorodzuvaci-baobabk.html</text:a>
</text:p>
      <!--NEWS-->
      <text:h text:style-name="P10" text:outline-level="1">
<text:span text:style-name="T4">
На Херсонщині через підрив Каховської ГЕС з курганів вимиваються історичні артефакти</text:span>
</text:h>
      <text:p text:style-name="P4">
Authors: Ukrinform (Person)</text:p>
      <text:p text:style-name="P4">
Publisher: Укринформ (Organization)</text:p>
      <text:p text:style-name="P4">
Published Time: 2023-06-14T1:55:48+03:00</text:p>
      <text:p text:style-name="P4">
Modified Time: 2023-06-14T21:55:48+03:00</text:p>
      <text:p text:style-name="P4">
Description: У Херсонській області через підрив росіянами Каховської ГЕС вимиваються із землі історичні артефакти з недосліджених курганів. Жителів просять передавати знахідки до музею. — Укрінформ.</text:p>
      <text:p text:style-name="P4">
Images: ['<text:a xlink:type="simple" xlink:href="https://static.ukrinform.com/photos/2023_06/thumb_files/630_360_1686768931-186.jpg" text:style-name="Internet_20_link" text:visited-style-name="Visited_20_Internet_20_Link">
630_360_16867...</text:a>
']</text:p>
      <text:p text:style-name="P4">
Tags: ['Археологи', 'Херсонщина', 'Каховська ГЕС', 'Курган', 'Підтоплення']</text:p>
      <text:p text:style-name="P4">
Type: Article</text:p>
      <!--METADATA-->
      <text:p text:style-name="P4">
<draw:frame draw:style-name="fr1" draw:name="Image258" text:anchor-type="as-char" svg:width="6.9236in" svg:height="3.956343in" draw:z-index="0">
<draw:image xlink:href="../Images/yкринформ/2023-06-14T1-55-48-03-00/630_360_1686768931-186.jpg" xlink:type="simple" xlink:show="embed" xlink:actuate="onLoad" draw:mime-type="image/jpeg"/>
</draw:frame>
 УХерсонській області через підрив росіянами Каховської ГЕС вимиваються із земліісторичні артефакти з недосліджених курганів. Жителів просять передаватизнахідки до музею.</text:p>
      <text:p text:style-name="P4">
Про це у <text:a xlink:type="simple" xlink:href="https://t.me/khersonskaODA/6904" text:style-name="Internet_20_link" text:visited-style-name="Visited_20_Internet_20_Link">
 Телеграмі </text:a>
 повідомила ХерсонськаОВА, передає Укрінформ.</text:p>
      <text:p text:style-name="P4">
"Історичні артефакти, які перебували в недосліджених курганах <text:a xlink:type="simple" xlink:href="https://t.me/khersonskaODA/6904" text:style-name="Internet_20_link" text:visited-style-name="Visited_20_Internet_20_Link">
 Херсонщини</text:a>
 , через підрив Каховської ГЕС російськимивійськовими вимиваються із землі і розносяться потужною течією", - йдеться уповідомленні.</text:p>
      <text:p text:style-name="P4">
В обласній адміністрації звертаються до жителів, які помітили такі об'єкти, зпроханням негайно повідомити про знахідку до Херсонського обласногокраєзнавчого музею.</text:p>
      <text:p text:style-name="P4">
Контактний номер телефону музею: 066 35 51 407.</text:p>
      <text:p text:style-name="P4">
<text:span text:style-name="T4">
Читайте також:</text:span>
 <text:a xlink:type="simple" xlink:href="https://www.ukrinform.ua/rubric-regions/3722849-na-hersonsini-zatoplenimi-lisautsa-45-naselenih-punktiv.html" text:style-name="Internet_20_link" text:visited-style-name="Visited_20_Internet_20_Link">
 На Херсонщині затопленими лишаються 45 населених пунктів</text:a>
</text:p>
      <text:p text:style-name="P4">
Як повідомляв Укрінформ, у ніч на 6 червня <text:a xlink:type="simple" xlink:href="https://www.ukrinform.ua/rubric-ato/3718751-rosijski-zagarbniki-pidirvali-kahovsku-ges-ok-pivden.html" text:style-name="Internet_20_link" text:visited-style-name="Visited_20_Internet_20_Link">
 російська армія підірвала</text:a>
 греблю Каховської ГЕС.</text:p>
      <text:p text:style-name="P4">
За інформацією ОВА, на ранок 14 червня середній рівень підтоплення становить2,13 метра. Це на 32 сантиметри менше, ніж учора ввечері. Динаміка на спадводи зберігається.</text:p>
      <text:p text:style-name="P4">
Source: <text:a xlink:type="simple" xlink:href="https://www.ukrinform.ua/rubric-regions/3723003-na-hersonsini-cerez-pidriv-kahovskoi-ges-z-kurganiv-vimivautsa-istoricni-artefakti.html" text:style-name="Internet_20_link" text:visited-style-name="Visited_20_Internet_20_Link">
https://www.ukrinform.ua/rubric-regions/3723003-na-hersonsini-cerez-pidriv-kahovskoi-ges-z-kurganiv-vimivautsa-istoricni-artefakti.html</text:a>
</text:p>
      <!--NEWS-->
      <text:h text:style-name="P10" text:outline-level="1">
<text:span text:style-name="T4">
Результати закупівель продуктів харчування ЗСУ на ІІ півріччя були оприлюднені в системі Prozorro 12-13 червня</text:span>
</text:h>
      <text:p text:style-name="P4">
Author: ['АРМІЯINFORM']</text:p>
      <text:p text:style-name="P4">
Time: 2023-06-14T20:00:00-04:00</text:p>
      <text:p text:style-name="P4">
Description: Процедура закупівель продуктів харчування Збройних Сил України відбувається відкрито 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2e284b9be58db3d46a9d31490538857a0693354-1.jpg" text:style-name="Internet_20_link" text:visited-style-name="Visited_20_Internet_20_Link">
02e284b9be58db3d46a9d31490538857a0693354-1.jpg</text:a>
']</text:p>
      <text:p text:style-name="P4">
Tags: ['PROZORRO', 'ДЕНИС ШАРАПОВ', 'МОУ', 'ХАРЧУВАННЯ ВІЙСЬКОВИХ']</text:p>
      <text:p text:style-name="P4">
Category: News</text:p>
      <!--METADATA-->
      <text:p text:style-name="P4">
<draw:frame draw:style-name="fr1" draw:name="Image259" text:anchor-type="as-char" svg:width="6.9236in" svg:height="4.376989in" draw:z-index="0">
<draw:image xlink:href="../Images/AРМІЯINFORM/2023-06-14T20-00-00-04-00/02e284b9be58db3d46a9d31490538857a0693354-1.jpg" xlink:type="simple" xlink:show="embed" xlink:actuate="onLoad" draw:mime-type="image/jpeg"/>
</draw:frame>
</text:p>
      <text:p text:style-name="P4">
Процедура закупівель продуктів харчування Збройних Сил України відбуваєтьсявідкрито і з дотриманням усіх процедур. Будь-хто може відстежувати це на сайтіProzorro.</text:p>
      <text:p text:style-name="P4">
Про це <text:a xlink:type="simple" xlink:href="https://www.mil.gov.ua/news/2023/06/13/rezultati-zakupivel-produktiv-harchuvannya-zsu-na-druge-pivrichchya-buli-oprilyudneni-v-sistemi-prozorro-12-13-chervnya/" text:style-name="Internet_20_link" text:visited-style-name="Visited_20_Internet_20_Link">
повідомляє</text:a>
 Міністерство оборони України.</text:p>
      <text:p text:style-name="P4">
При цьому, 12 червня, декілька людей поширили недостовірну і некоректнуінформацію щодо закупівель продуктів харчування Міноборони.</text:p>
      <text:p text:style-name="P4">
Тож що стосується начебто «не оприлюднення інформації щодо якої, нібито,колегіальний орган прийняв рішення ще у п'ятницю, 9 червня», то Колегіальнийорган Міністерства оборони України з питань оборонних закупівель, у складіякого, до речі, є і представниця Антикорупційної ради при Міноборони, 9 червняприйняв лише рішення щодо відхилення учасників по деяких процедурахзакупівель, які МОУ невідкладно 9 червня оприлюднило в електронній системізакупівель Prozorro.</text:p>
      <text:p text:style-name="P4">
Ухвалення рішення щодо визнання переможцями колегіальний орган переніс на 12червня, після чого МОУ того ж дня — 12 червня — невідкладно їх оприлюднило велектронній системі закупівель Prozorro. Йдеться про 8 процедур закупівлі. Цяінформація є відкритою. До того ж 13 червня ще по 8 процедурах було оголошенорезультати і переможців.</text:p>
      <text:p text:style-name="P4">
Загалом Міноборони було оголошено 22 процедури закупівель продуктів харчуваннядля ЗСУ. Наразі вже по 16 з них є результати і переможці оголошені. По 4процедурах переможці ще не визначені; ще по 2 процедурах відхилено всіхучасників, і 13 червня ці 2 процедури запустилися повторно.</text:p>
      <text:p text:style-name="P4">
«На жаль, люди, які розповсюдили інформацію про те, що оприлюдненнярезультатів торгів затягуються і не публікуються, її не перевірили. Ці «дані»не відповідають дійсності. Це легко перевіряється як в системі Prozorro, так ідодатково за рахунок громадського контролю — представниця Антикорради приМіноборони входить до складу колегіального органу Міноборони з питаньоборонних закупівель. Власне, інформація про цей «факт» вже видалена авторамиз публікацій. Що ми маємо в реальності? Закупівлі тривають, все відбуваєтьсязгідно з усіх процедур і без порушення жодних термінів, які визначені законом«Про публічні закупівлі», — наголосив заступник Міністра оборони ДенисШарапов.</text:p>
      <text:p text:style-name="P4">
<text:span text:style-name="T4">
Щодо проєкту постанови КМУ.</text:span>
 Проєкт постанови про внесення змін допостанови КМУ N335 був поданий до того, як були затверджені результатизакупівель.  Рішення про необхідність таких змін було зумовлене тим, що один із учасниківвирішив оскаржити всі 22 процедури закупівель, а це загрожувало тим, щозакупівлі, а як наслідок — і поставки, могли бути зірвані, і Збройні СилиУкраїни залишилися б без харчування.</text:p>
      <text:p text:style-name="P4">
До того ж, під час періоду уточнень від учасників по кожній процедурі надійшлов середньому по 40 звернень — тобто по 22 процедурах понад 850 звернень.Міноборони зобов’язане протягом одного робочого дня з дати надходженнязвернень оприлюднити в електронній системі закупівель відповідні роз'яснення.</text:p>
      <text:p text:style-name="P4">
«Враховуючи те, що все це могло призвести до зриву харчування особового складуЗСУ, МОУ врахувало ці ризики і запропонувало відповідні зміни до постанови КМУN335. Важливо: ці зміни не зобовʼязували МОУ продовжувати чинні договори докінця року, а лише надавали право внести відповідні зміни на час, достатнійдля проведення процедури закупівлі. Ми не можемо допустити, аби наші військовіперестали харчуватися. Реакція на такі загрози очевидна — унеможливитиспекуляції на харчуванні військових недобросовісними учасниками. Наразі післяоприлюднення результатів торгів, тобто коли ми впевнені, що торги відбулися,що не буде зриву поставок продуктів харчування нашим захисникам і зазисницям,ми звернулися з тим, аби залишити без розгляду ці запропоновані зміни», —додав Денис Шарапов.</text:p>
      <text:p text:style-name="P4">
Source: <text:a xlink:type="simple" xlink:href="https://armyinform.com.ua/2023/06/14/rezultaty-zakupivel-produktiv-harchuvannya-zsu-na-ii-pivrichchya-buly-oprylyudneni-v-systemi-prozorro-12-13-chervnya/" text:style-name="Internet_20_link" text:visited-style-name="Visited_20_Internet_20_Link">
https://armyinform.com.ua/2023/06/14/rezultaty-zakupivel-produktiv-harchuvannya-zsu-na-ii-pivrichchya-buly-oprylyudneni-v-systemi-prozorro-12-13-chervnya/</text:a>
</text:p>
      <!--NEWS-->
      <text:h text:style-name="P10" text:outline-level="1">
<text:span text:style-name="T4">
Відомо, де дивитись матч збірної України проти Північної Македонії у відборі на Євро-2024</text:span>
</text:h>
      <text:p text:style-name="P4">
Authors: Ukrinform (Person)</text:p>
      <text:p text:style-name="P4">
Publisher: Укринформ (Organization)</text:p>
      <text:p text:style-name="P4">
Published Time: 2023-06-14T20:04:58+03:00</text:p>
      <text:p text:style-name="P4">
Modified Time: 2023-06-14T20:04:58+03:00</text:p>
      <text:p text:style-name="P4">
Description: Поєдинок відбудеться 16 червня. — Укрінформ.</text:p>
      <text:p text:style-name="P4">
Images: ['<text:a xlink:type="simple" xlink:href="https://static.ukrinform.com/photos/2023_06/thumb_files/630_360_1686762073-473.jpg" text:style-name="Internet_20_link" text:visited-style-name="Visited_20_Internet_20_Link">
630_360_16867...</text:a>
']</text:p>
      <text:p text:style-name="P4">
Tags: ['Збірна України', 'Північна Македонія', 'Євро-2024']</text:p>
      <text:p text:style-name="P4">
Type: Article</text:p>
      <!--METADATA-->
      <text:p text:style-name="P4">
<draw:frame draw:style-name="fr1" draw:name="Image260" text:anchor-type="as-char" svg:width="6.9236in" svg:height="3.956343in" draw:z-index="0">
<draw:image xlink:href="../Images/yкринформ/2023-06-14T20-04-58-03-00/630_360_1686762073-473.jpg" xlink:type="simple" xlink:show="embed" xlink:actuate="onLoad" draw:mime-type="image/jpeg"/>
</draw:frame>
 Поєдиноквідбудеться 16 червня.</text:p>
      <text:p text:style-name="P4">
Відбірковий матч на чемпіонат Європи-2024 Північна Македонія – Українапокажуть MEGOGO та Суспільне, передає Укрінформ.</text:p>
      <text:p text:style-name="P4">
MEGOGO транслюватиме матч в інтернеті ексклюзивно на інтерактивному каналі«MEGOGO Футбол Перший» та у розділі «Спорт». Матчі будуть доступні запередплатами «Максимальна», «Спорт» або «Оптимальна».</text:p>
      <text:p text:style-name="P4">
Також переглянути ефіри можна на місцевих телеканалах Суспільного Мовлення(наприклад, Суспільне Київ, Суспільне Дніпро, Суспільне Тернопіль тощо) уцифровому ефірі T2 та кабельних мережах.</text:p>
      <text:p text:style-name="P4">
Матч кваліфікації чемпіонату Європи-2024 між Північною Македонією та Україноювідбудеться 16 червня о 21:45 за київським часом. Зустріч відбудеться у Скоп’єна стадіоні імені Тоше Проескі.</text:p>
      <text:p text:style-name="P4">
<text:span text:style-name="T4">
Читайте також:</text:span>
 <text:a xlink:type="simple" xlink:href="https://www.ukrinform.ua/rubric-sports/3722620-futbolisti-zbirnoi-ukraini-proveli-vidnovluvalne-trenuvanna-u-bremeni.html" text:style-name="Internet_20_link" text:visited-style-name="Visited_20_Internet_20_Link">
 Футболісти збірної України провели відновлювальнетренування у Бремені </text:a>
</text:p>
      <text:p text:style-name="P4">
Як повідомляв Укрінформ, Україна посідає четверте місце у групі С післяпоразки від Англії у стартовій грі відбору до ЧЄ-2024. Північна Македонія усвоєму першому поєдинку кваліфікації перемогла Мальту (2:1).</text:p>
      <text:p text:style-name="P4">
Фото Павла Кубанова</text:p>
      <text:p text:style-name="P4">
Source: <text:a xlink:type="simple" xlink:href="https://www.ukrinform.ua/rubric-sports/3722966-vidomo-de-divitis-matc-zbirnoi-ukraini-proti-pivnicnoi-makedonii-u-vidbori-na-evro2024.html" text:style-name="Internet_20_link" text:visited-style-name="Visited_20_Internet_20_Link">
https://www.ukrinform.ua/rubric-sports/3722966-vidomo-de-divitis-matc-zbirnoi-ukraini-proti-pivnicnoi-makedonii-u-vidbori-na-evro2024.html</text:a>
</text:p>
      <!--NEWS-->
      <text:h text:style-name="P10" text:outline-level="1">
<text:span text:style-name="T4">
У Києві презентували курс з надання психологічної допомоги літнім людям під час війни</text:span>
</text:h>
      <text:p text:style-name="P4">
Authors: Ukrinform (Person)</text:p>
      <text:p text:style-name="P4">
Publisher: Укринформ (Organization)</text:p>
      <text:p text:style-name="P4">
Published Time: 2023-06-14T20:11:13+03:00</text:p>
      <text:p text:style-name="P4">
Modified Time: 2023-06-14T20:11:13+03:00</text:p>
      <text:p text:style-name="P4">
Description: Ізраїльський художник та письменник Олександр Галицький презентував унікальний курс надання емоційно-психологічної допомоги літнім людям під час війни. — Укрінформ.</text:p>
      <text:p text:style-name="P4">
Images: ['<text:a xlink:type="simple" xlink:href="https://static.ukrinform.com/photos/2023_06/thumb_files/630_360_1686760204-750.jpg" text:style-name="Internet_20_link" text:visited-style-name="Visited_20_Internet_20_Link">
630_360_16867...</text:a>
']</text:p>
      <text:p text:style-name="P4">
Tags: ['Війна з Росією', 'Психологічна допомога']</text:p>
      <text:p text:style-name="P4">
Type: Article</text:p>
      <!--METADATA-->
      <text:p text:style-name="P4">
<draw:frame draw:style-name="fr1" draw:name="Image261" text:anchor-type="as-char" svg:width="6.9236in" svg:height="3.956343in" draw:z-index="0">
<draw:image xlink:href="../Images/yкринформ/2023-06-14T20-11-13-03-00/630_360_1686760204-750.jpg" xlink:type="simple" xlink:show="embed" xlink:actuate="onLoad" draw:mime-type="image/jpeg"/>
</draw:frame>
Ізраїльський художник та письменник Олександр Галицький презентував унікальнийкурс надання емоційно-психологічної допомоги літнім людям під час війни.</text:p>
      <text:p text:style-name="P4">
Презентація курсу відбулась в Медіацентрі Україна-Укрінформ.</text:p>
      <text:p text:style-name="P4">
"Ізраїль з самого початку війни допомагає Україні в різних сферах. І, зокрема,в сфері психологічної та фізичної реабілітації. Ми навіть організували такуспеціальну конференцію у <text:a xlink:type="simple" xlink:href="https://www.ukrinform.ua/tag-lviv" text:style-name="Internet_20_link" text:visited-style-name="Visited_20_Internet_20_Link">
 Львові </text:a>
стосовно питань реабілітації. І сьогодні ми продовжуємо працювати в цьомунапрямку. Звичайно, різні верстви населення страждають від цієї ситуації.Діти, жінки, військові, цивільні, а також люди похилого віку. І сьогодні мипоспілкуємось, як можна допомогти цим людям, і що можна зробити", - сказавприсутній під час заходу посол Ізраїлю в Україні Міхаель Бродський.</text:p>
      <text:p text:style-name="P4">
</text:p>
      <text:p text:style-name="P4">
Курс має назву - «Літні люди: життя і спілкування у буремні часи. Як допомогтилітній людині подолати стрес і травму, і при цьому не з’їхати з глуздусамому». Він спрямований допомогти літнім людям подолати стреси та травми,спричинені війною, і поліпшити якість життя.</text:p>
      <text:p text:style-name="P4">
"Люди похилого віку відрізняються від нас, тож треба дуже обережно до нихставитися. Я дуже багато навчився у своїх учнів, одному з яких вже 102 роки",- зазначив Галицький.</text:p>
      <text:p text:style-name="P4">
<text:span text:style-name="T4">
Читайте також:</text:span>
 <text:a xlink:type="simple" xlink:href="https://www.ukrinform.ua/rubric-society/3721626-ak-otrimati-psihologicnu-dopomogu-postrazdalim-vid-pidrivu-kahovskoi-ges-rozasnenna-minreintegracii.html" text:style-name="Internet_20_link" text:visited-style-name="Visited_20_Internet_20_Link">
 Як отримати <text:span text:style-name="T4">
психологічну</text:span>
 <text:span text:style-name="T4">
допомогу</text:span>
 постраждалимвід підриву Каховської ГЕС - роз'яснення </text:a>
</text:p>
      <text:p text:style-name="P4">
За його словами, допомогти літній людині можна за допомогою шести кроків,таких як: впоратися із невирішеним конфліктом минулого, зменшити стрес,відновити почуття власної гідності, виправдати прожите життя, запобігтизануренню у себе, покращити вербальну комунікацію.</text:p>
      <text:p text:style-name="P4">
</text:p>
      <text:p text:style-name="P4">
"Наше основне завдання - це зробити порядок в їхніх душах. І ми прагнемоторкнутися до кожної душі цих людей", - підкреслив Галицький.</text:p>
      <text:p text:style-name="P4">
Курс містить відповіді на такі питання: чому так важко спілкуватися з літнімибатьками? чому всі наші зусилля налагодити стосунки з літньою мамою чи літнімтатом закінчуються сварками та взаємною напругою? що ми робимо не так? чи цязадача не має рішення?</text:p>
      <text:p text:style-name="P4">
<text:span text:style-name="T4">
Читайте також:</text:span>
 <text:a xlink:type="simple" xlink:href="https://www.ukrinform.ua/rubric-ato/3720016-psihologicnoi-dopomogi-pisla-vijni-potrebuvatime-miljonna-armia-malar.html" text:style-name="Internet_20_link" text:visited-style-name="Visited_20_Internet_20_Link">
 Психологічної допомоги після війни потребуватимемільйонна армія – Маляр </text:a>
</text:p>
      <text:p text:style-name="P4">
Олександр Галицький — ізраїльський художник та письменник, засновник Музеюмистецтва людей похилого віку. Автор бестселерів «Мамо, не журись! Якнавчитися спілкуватися з літніми батьками та не збожеволіти самому?» і «Небійся! Як постарішати та не збожеволіти?».</text:p>
      <text:p text:style-name="P4">
Source: <text:a xlink:type="simple" xlink:href="https://www.ukrinform.ua/rubric-society/3722970-u-kievi-prezentuvali-kurs-z-nadanna-psihologicnoi-dopomogi-litnim-ludam-pid-cas-vijni.html" text:style-name="Internet_20_link" text:visited-style-name="Visited_20_Internet_20_Link">
https://www.ukrinform.ua/rubric-society/3722970-u-kievi-prezentuvali-kurs-z-nadanna-psihologicnoi-dopomogi-litnim-ludam-pid-cas-vijni.html</text:a>
</text:p>
      <!--NEWS-->
      <text:h text:style-name="P10" text:outline-level="1">
<text:span text:style-name="T4">
Столтенберг про членство України в НАТО: Союзники ухвалили принципові рішення, але дискусії тривають</text:span>
</text:h>
      <text:p text:style-name="P4">
Authors: Ukrinform (Person)</text:p>
      <text:p text:style-name="P4">
Publisher: Укринформ (Organization)</text:p>
      <text:p text:style-name="P4">
Published Time: 2023-06-14T20:12:00+03:00</text:p>
      <text:p text:style-name="P4">
Modified Time: 2023-06-14T20:12:00+03:00</text:p>
      <text:p text:style-name="P4">
Description: Союзники по НАТО вже ухвалили принципові рішення, що стосуються майбутнього членства України в Альянсі, але продовжують консультації щодо шляхів для їх практичної реалізації. — Укрінформ.</text:p>
      <text:p text:style-name="P4">
Images: ['<text:a xlink:type="simple" xlink:href="https://static.ukrinform.com/photos/2023_04/thumb_files/630_360_1681978989-610.jpg" text:style-name="Internet_20_link" text:visited-style-name="Visited_20_Internet_20_Link">
630_360_16819...</text:a>
']</text:p>
      <text:p text:style-name="P4">
Tags: ['НАТО', 'Столтенберг', 'Україна', 'Війна з Росією']</text:p>
      <text:p text:style-name="P4">
Type: Article</text:p>
      <!--METADATA-->
      <text:p text:style-name="P4">
<draw:frame draw:style-name="fr1" draw:name="Image264" text:anchor-type="as-char" svg:width="6.9236in" svg:height="3.956343in" draw:z-index="0">
<draw:image xlink:href="../Images/yкринформ/2023-06-14T20-12-00-03-00/630_360_1681978989-610.jpg" xlink:type="simple" xlink:show="embed" xlink:actuate="onLoad" draw:mime-type="image/jpeg"/>
</draw:frame>
 Союзникипо НАТО вже ухвалили принципові рішення, що стосуються майбутнього членстваУкраїни в Альянсі, але продовжують консультації щодо шляхів для їх практичноїреалізації.</text:p>
      <text:p text:style-name="P4">
Про це сьогодні у Брюсселі під час пресконференції заявив генеральний секретарНАТО Єнс Столтенберг, повідомляє власний кореспондент Укрінформу.</text:p>
      <text:p text:style-name="P4">
«Наші консультації (щодо членства України в НАТО – ред.) продовжуються простозараз. Я міг би лише ускладнити ці консультації, якщо буду розповідати прорізні елементи або заздалегідь передбачати висновки. Але що я можу сказати –це про те, що союзники вже погодили та ухвалили, коли йдеться про членствоУкраїни в НАТО», - сказав керівник Альянсу.</text:p>
      <text:p text:style-name="P4">
<text:span text:style-name="T4">
Читайте також:</text:span>
 <text:a xlink:type="simple" xlink:href="https://www.ukrinform.ua/rubric-other_news/3722842-reznikov-obgovorit-iz-souznikami-po-nato-bagatoricnij-paket-dopomogi-stoltenberg.html" text:style-name="Internet_20_link" text:visited-style-name="Visited_20_Internet_20_Link">
 Резніков обговорить із союзниками по НАТО багаторічнийпакет допомоги — <text:span text:style-name="T4">
Столтенберг</text:span>
 </text:a>
</text:p>
      <text:p text:style-name="P4">
Він зауважив, що союзники погоджуються з політикою «відкритих дверей», і цебуло продемонстровано, коли в Мадриді Фінляндія та Швеція отримали запрошенняприєднатися до Альянсу.</text:p>
      <text:p text:style-name="P4">
Друге принципове досягнення – всі союзники погоджуються з тим, що Українастане членом НАТО, на чому наголошувалося неодноразово на всіх рівнях НАТО такраїн-членів, підкреслив Столтенберг.</text:p>
      <text:p text:style-name="P4">
Третій пункт, який є важливим для всіх союзників, стосується того, що рішенняпро вірний час, коли саме Україна увійде до НАТО, прийматимуть Україна та всікраїни-члени, і ніхто інший, сказав він.</text:p>
      <text:p text:style-name="P4">
<text:span text:style-name="T4">
Читайте також:</text:span>
 <text:a xlink:type="simple" xlink:href="https://www.ukrinform.ua/rubric-other_news/3722834-ukraina-rozpocala-masstabnij-nastup-i-zvilnae-svoi-teritorii-stoltenberg.html" text:style-name="Internet_20_link" text:visited-style-name="Visited_20_Internet_20_Link">
 Україна розпочала масштабний наступ і звільняє своїтериторії - <text:span text:style-name="T4">
Столтенберг</text:span>
 </text:a>
</text:p>
      <text:p text:style-name="P4">
«Але найважливіше, навколо чого ми погодилися, є те, що найбільш терміновимзавданням зараз є забезпечити перемогу України як суверенної і незалежноїдержави, яка збереже себе як демократична країна в Європі. Без цього не можебути взагалі жодних дискусій навколо членства», - наголосив Столтенберг.</text:p>
      <text:p text:style-name="P4">
«Тож консультації тривають. Я впевнений, що ми знайдемо добре рішення під чассаміту. І початковим пунктом є те, що союзники погодили всі вище згаданіпункти», - додав генеральний секретар Альянсу.</text:p>
      <text:p text:style-name="P4">
Як повідомлялося, 11-12 липня у Вільнюсі відбудеться черговий саміт НАТО, підчас якого Україна розраховує отримати чіткий дороговказ для просування доповноправного членства в НАТО, а також отримати гарантії безпеки на період, щобуде необхідним для входження до Альянсу.</text:p>
      <text:p text:style-name="P4">
Source: <text:a xlink:type="simple" xlink:href="https://www.ukrinform.ua/rubric-polytics/3722975-stoltenberg-pro-clenstvo-ukraini-v-nato-souzniki-uhvalili-principovi-risenna-ale-diskusii-trivaut.html" text:style-name="Internet_20_link" text:visited-style-name="Visited_20_Internet_20_Link">
https://www.ukrinform.ua/rubric-polytics/3722975-stoltenberg-pro-clenstvo-ukraini-v-nato-souzniki-uhvalili-principovi-risenna-ale-diskusii-trivaut.html</text:a>
</text:p>
      <!--NEWS-->
      <text:h text:style-name="P10" text:outline-level="1">
<text:span text:style-name="T4">
Жіноча збірна України перемогла Францію в Золотій Євролізі з волейболу</text:span>
</text:h>
      <text:p text:style-name="P4">
Authors: Ukrinform (Person)</text:p>
      <text:p text:style-name="P4">
Publisher: Укринформ (Organization)</text:p>
      <text:p text:style-name="P4">
Published Time: 2023-06-14T20:15:24+03:00</text:p>
      <text:p text:style-name="P4">
Modified Time: 2023-06-14T20:15:24+03:00</text:p>
      <text:p text:style-name="P4">
Description: Українки достроково вийшли у фінальний етап Золотої Євроліги. — Укрінформ.</text:p>
      <text:p text:style-name="P4">
Images: ['<text:a xlink:type="simple" xlink:href="https://static.ukrinform.com/photos/2023_06/thumb_files/630_360_1686762834-270.jpg" text:style-name="Internet_20_link" text:visited-style-name="Visited_20_Internet_20_Link">
630_360_16867...</text:a>
']</text:p>
      <text:p text:style-name="P4">
Tags: ['Євроліга', 'Волейбол']</text:p>
      <text:p text:style-name="P4">
Type: Article</text:p>
      <!--METADATA-->
      <text:p text:style-name="P4">
<draw:frame draw:style-name="fr1" draw:name="Image265" text:anchor-type="as-char" svg:width="6.9236in" svg:height="3.956343in" draw:z-index="0">
<draw:image xlink:href="../Images/yкринформ/2023-06-14T20-15-24-03-00/630_360_1686762834-270.jpg" xlink:type="simple" xlink:show="embed" xlink:actuate="onLoad" draw:mime-type="image/jpeg"/>
</draw:frame>
 Українкидостроково вийшли у фінальний етап Золотої Євроліги.</text:p>
      <text:p text:style-name="P4">
Жіноча збірна України з волейболу провела свій третій матч групового етапуЗолотої Євроліги, передає Укрінформ.</text:p>
      <text:p text:style-name="P4">
Підопічні Івана Пєткова розпочали гру зі збірною Франції з перемоги у першомусеті - 25:21. Другу партію українки провели ще впевненіше – 25:17. У третьомусеті українки поступились 17:25, а у четвертому – довели гру до перемоги –25:11.</text:p>
      <text:p text:style-name="P4">
Таким чином, збірна України виконала своє основне завдання - гарантувала собіперше місце в групі. За підсумками п'яти турів українки вийшла у фінал ЗолотоїЄвроліги.</text:p>
      <text:p text:style-name="P4">
<text:span text:style-name="T4">
Читайте також:</text:span>
 <text:a xlink:type="simple" xlink:href="https://www.ukrinform.ua/rubric-sports/3722782-vidomij-rozklad-matciv-volejbolnih-zbirnih-ukraini-u-vidbori-na-olimpiadu.html" text:style-name="Internet_20_link" text:visited-style-name="Visited_20_Internet_20_Link">
 Відомий розклад матчів <text:span text:style-name="T4">
волейбол</text:span>
 ьних збірних Україниу відборі на Олімпіаду </text:a>
</text:p>
      <text:p text:style-name="P4">
Свій заключний матч групи «С» українки проведуть 18 червня у Франції.</text:p>
      <text:p text:style-name="P4">
Фото: cev.eu</text:p>
      <text:p text:style-name="P4">
Source: <text:a xlink:type="simple" xlink:href="https://www.ukrinform.ua/rubric-sports/3722973-zinoca-zbirna-ukraini-peremogla-franciu-v-zolotij-evrolizi-z-volejbolu.html" text:style-name="Internet_20_link" text:visited-style-name="Visited_20_Internet_20_Link">
https://www.ukrinform.ua/rubric-sports/3722973-zinoca-zbirna-ukraini-peremogla-franciu-v-zolotij-evrolizi-z-volejbolu.html</text:a>
</text:p>
      <!--NEWS-->
      <text:h text:style-name="P10" text:outline-level="1">
<text:span text:style-name="T4">
Українська ГТС забезпечує понад 100 маршрутів транспортування газу до ЄС</text:span>
</text:h>
      <text:p text:style-name="P4">
Authors: Ukrinform (Person)</text:p>
      <text:p text:style-name="P4">
Publisher: Укринформ (Organization)</text:p>
      <text:p text:style-name="P4">
Published Time: 2023-06-14T20:19:27+03:00</text:p>
      <text:p text:style-name="P4">
Modified Time: 2023-06-14T20:19:27+03:00</text:p>
      <text:p text:style-name="P4">
Description: У новому газовому сезоні Україна пропонує до використання понад 10 млрд кубометрів підземних газових сховищ (ПСГ) та гнучку газотранспортну систему, яка забезпечує понад 100 маршрутів транспортування між ПСГ та європейськими кордонами. — Укрінформ.</text:p>
      <text:p text:style-name="P4">
Images: ['<text:a xlink:type="simple" xlink:href="https://static.ukrinform.com/photos/2023_06/thumb_files/630_360_1686763063-560.jpg" text:style-name="Internet_20_link" text:visited-style-name="Visited_20_Internet_20_Link">
630_360_16867...</text:a>
']</text:p>
      <text:p text:style-name="P4">
Tags: ['Євросоюз', 'Газ', 'ГТС України']</text:p>
      <text:p text:style-name="P4">
Type: Article</text:p>
      <!--METADATA-->
      <text:p text:style-name="P4">
<draw:frame draw:style-name="fr1" draw:name="Image266" text:anchor-type="as-char" svg:width="6.9236in" svg:height="3.956343in" draw:z-index="0">
<draw:image xlink:href="../Images/yкринформ/2023-06-14T20-19-27-03-00/630_360_1686763063-560.jpg" xlink:type="simple" xlink:show="embed" xlink:actuate="onLoad" draw:mime-type="image/jpeg"/>
</draw:frame>
 У новомугазовому сезоні Україна пропонує до використання понад 10 млрд кубометрівпідземних газових сховищ (ПСГ) та гнучку газотранспортну систему, яказабезпечує понад 100 маршрутів транспортування між ПСГ та європейськимикордонами.</text:p>
      <text:p text:style-name="P4">
Як передає Укрінформ, про це повідомляє пресслужба <text:a xlink:type="simple" xlink:href="https://tsoua.com/news/ukrayinska-gts-zabezpechuye-ponad-100-marshrutiv-transportuvannya-mizh-psg-ukrayiny-ta-yevropejskymy-kordonamy-dmytro-lyppa/" text:style-name="Internet_20_link" text:visited-style-name="Visited_20_Internet_20_Link">
 ТОВ «Оператор ГТСУкраїни» </text:a>
 .</text:p>
      <text:p text:style-name="P4">
«Ми проаналізували різні маршрути транспортування газу між українськимисховищами та європейськими кордонами. Надійність кожного маршруту гарантуєтьсявеликою кількістю підключень між ПСГ та газотранспортною системою, а такожнаявністю принаймні двох трубопроводів із кожним суміжним оператором ГТС країнЄС», - зазначив генеральний директор ОГТСУ Дмитро Липпа.</text:p>
      <text:p text:style-name="P4">
</text:p>
      <text:p text:style-name="P4">
Він нагадав, що у 2022-2023 роках ОГТСУ наполегливо працював над розширеннямможливостей транскордонної торгівлі. Це дозволило запропонувати зараз 54 млнкубометрів на добу гарантованих потужностей на вході до <text:a xlink:type="simple" xlink:href="https://www.ukrinform.ua/tag-gts-ukraini" text:style-name="Internet_20_link" text:visited-style-name="Visited_20_Internet_20_Link">
 української ГТС</text:a>
 , які можна використати длязакачування газу до українських сховищ.</text:p>
      <text:p text:style-name="P4">
При цьому потужності на вихід, яким можна скористатись для реекспорту,становлять понад 200 млн кубометрів.</text:p>
      <text:p text:style-name="P4">
</text:p>
      <text:p text:style-name="P4">
“Укртрансгаз має достатньо потужностей, аби відбирати великі об’єми газунавіть у пікові періоди опалювального сезону. Потужності міжкордонних точокзʼєднання вже зараз дають змогу імпортувати до України мільйони кубометрівгазу щодоби, а Укртрансгаз і далі пропонує клієнтам можливість зберігати йогов режимі митного складу протягом 1 095 днів без сплати податків та митнихплатежів”, - додав очільник Укртрансгазу Роман Малютін.</text:p>
      <text:p text:style-name="P4">
<text:span text:style-name="T4">
Читайте також:</text:span>
 <text:a xlink:type="simple" xlink:href="https://www.ukrinform.ua/rubric-economy/3706319-operator-gts-sukae-novih-mozlivostej-transportuvanna-gazu.html" text:style-name="Internet_20_link" text:visited-style-name="Visited_20_Internet_20_Link">
 Оператор <text:span text:style-name="T4">
ГТС</text:span>
 шукає нових можливостей транспортуваннягазу </text:a>
</text:p>
      <text:p text:style-name="P4">
Як повідомлялося, ТОВ «Оператор ГТС України» працює над розширеннямможливостей газотранспортної інфраструктури України для залучення європейськихзамовників та розвитку напряму відновлюваних газів.</text:p>
      <text:p text:style-name="P4">
<text:span text:style-name="T5">
Фото: tsoua.com</text:span>
</text:p>
      <text:p text:style-name="P4">
Source: <text:a xlink:type="simple" xlink:href="https://www.ukrinform.ua/rubric-economy/3722977-ukrainska-gts-zabezpecue-ponad-100-marsrutiv-transportuvanna-gazu-do-es.html" text:style-name="Internet_20_link" text:visited-style-name="Visited_20_Internet_20_Link">
https://www.ukrinform.ua/rubric-economy/3722977-ukrainska-gts-zabezpecue-ponad-100-marsrutiv-transportuvanna-gazu-do-es.html</text:a>
</text:p>
      <!--NEWS-->
      <text:h text:style-name="P10" text:outline-level="1">
<text:span text:style-name="T4">
Кількість загиблих мігрантів унаслідок перекидання човна поблизу Греції зросла до 78 осіб</text:span>
</text:h>
      <text:p text:style-name="P4">
Authors: Ukrinform (Person)</text:p>
      <text:p text:style-name="P4">
Publisher: Укринформ (Organization)</text:p>
      <text:p text:style-name="P4">
Published Time: 2023-06-14T20:24:25+03:00</text:p>
      <text:p text:style-name="P4">
Modified Time: 2023-06-14T20:24:25+03:00</text:p>
      <text:p text:style-name="P4">
Description: Берегова охорона Греції повідомила у середу, що кількість загиблих в результаті аварії рибальського судна зросла до 78 осіб. — Укрінформ.</text:p>
      <text:p text:style-name="P4">
Images: ['<text:a xlink:type="simple" xlink:href="https://static.ukrinform.com/photos/2023_06/thumb_files/630_360_1686763372-296.jpg" text:style-name="Internet_20_link" text:visited-style-name="Visited_20_Internet_20_Link">
630_360_16867...</text:a>
']</text:p>
      <text:p text:style-name="P4">
Tags: ['Греція', 'Мігранти', 'ООН']</text:p>
      <text:p text:style-name="P4">
Type: Article</text:p>
      <!--METADATA-->
      <text:p text:style-name="P4">
<draw:frame draw:style-name="fr1" draw:name="Image269" text:anchor-type="as-char" svg:width="6.9236in" svg:height="3.956343in" draw:z-index="0">
<draw:image xlink:href="../Images/yкринформ/2023-06-14T20-24-25-03-00/630_360_1686763372-296.jpg" xlink:type="simple" xlink:show="embed" xlink:actuate="onLoad" draw:mime-type="image/jpeg"/>
</draw:frame>
 Береговаохорона Греції повідомила у середу, що кількість загиблих в результаті аваріїрибальського судна зросла до 78 осіб.</text:p>
      <text:p text:style-name="P4">
Як передає Укрінформ, про це повідомляє <text:a xlink:type="simple" xlink:href="https://www.dw.com/en/greece-says-78-dead-in-migrant-boat-sinking/a-65910893" text:style-name="Internet_20_link" text:visited-style-name="Visited_20_Internet_20_Link">
 DW </text:a>
 .</text:p>
      <text:p text:style-name="P4">
Масштабна пошуково-рятувальна операція розпочалася в середу вранці після того,як вночі під час сильного вітру в 75 кілометрах на південний захід відгрецького південного Пелопоннесу перекинувся рибальський човен. На бортусудна, що рухалося з лівійського порту Тобрук до Італії, перебували до 400осіб.</text:p>
      <text:p text:style-name="P4">
<text:span text:style-name="T4">
Читайте також:</text:span>
 <text:a xlink:type="simple" xlink:href="https://www.ukrinform.ua/rubric-world/3722868-kilkist-zagiblih-migrantiv-unaslidok-perekidanna-covna-poblizu-grecii-zrosla-do-59-osib.html" text:style-name="Internet_20_link" text:visited-style-name="Visited_20_Internet_20_Link">
 Кількість загиблих мігрантів унаслідок перекидання човнапоблизу <text:span text:style-name="T4">
Грец</text:span>
 ії зросла до 59 осіб </text:a>
</text:p>
      <text:p text:style-name="P4">
Місцева влада спочатку повідомила про 32 загиблих, а потім збільшила цю цифрудо 59. Врешті кількість жертв внаслідок аварії збільшилась до 78 осіб.</text:p>
      <text:p text:style-name="P4">
Наразі підтверджено, що 104 людини врятовано і доставлено до грецького містаКаламата. Вони отримали сухий одяг і медичну допомогу в притулках, створенихслужбами швидкої допомоги та Агентством ООН у справах біженців. Четверо людейбули госпіталізовані з симптомами переохолодження.</text:p>
      <text:p text:style-name="P4">
<text:span text:style-name="T4">
Читайте також:</text:span>
 <text:a xlink:type="simple" xlink:href="https://www.ukrinform.ua/rubric-world/3722724-u-grecii-perekinulosa-sudno-z-migrantami-17-zagiblih.html" text:style-name="Internet_20_link" text:visited-style-name="Visited_20_Internet_20_Link">
 У <text:span text:style-name="T4">
Грец</text:span>
 ії перекинулося судно з мігрантами, 17загиблих </text:a>
</text:p>
      <text:p text:style-name="P4">
Як повідомляв Укрінформ, біля південного узбережжя Греції перекинулося ізатонуло рибальське судно з мігрантами.</text:p>
      <text:p text:style-name="P4">
Фото: argolikeseidhseis.gr</text:p>
      <text:p text:style-name="P4">
Source: <text:a xlink:type="simple" xlink:href="https://www.ukrinform.ua/rubric-world/3722978-kilkist-zagiblih-migrantiv-unaslidok-perekidanna-covna-poblizu-grecii-zrosla-do-78-osib.html" text:style-name="Internet_20_link" text:visited-style-name="Visited_20_Internet_20_Link">
https://www.ukrinform.ua/rubric-world/3722978-kilkist-zagiblih-migrantiv-unaslidok-perekidanna-covna-poblizu-grecii-zrosla-do-78-osib.html</text:a>
</text:p>
      <!--NEWS-->
      <text:h text:style-name="P10" text:outline-level="1">
<text:span text:style-name="T4">
В Італії попрощалися з експрем'єром Берлусконі</text:span>
</text:h>
      <text:p text:style-name="P4">
Authors: Ukrinform (Person)</text:p>
      <text:p text:style-name="P4">
Publisher: Укринформ (Organization)</text:p>
      <text:p text:style-name="P4">
Published Time: 2023-06-14T20:29:00+03:00</text:p>
      <text:p text:style-name="P4">
Modified Time: 2023-06-14T20:29:00+03:00</text:p>
      <text:p text:style-name="P4">
Description: Покійний колишній прем'єр-міністр Італії Сільвіо Берлусконі був вшанований національним днем жалоби в середу. Його труна була доставлена в міланський собор Дуомо для державного похорону. — Укрінформ.</text:p>
      <text:p text:style-name="P4">
Images: ['<text:a xlink:type="simple" xlink:href="https://static.ukrinform.com/photos/2020_09/thumb_files/630_360_1599207127-310.jpg" text:style-name="Internet_20_link" text:visited-style-name="Visited_20_Internet_20_Link">
630_360_15992...</text:a>
']</text:p>
      <text:p text:style-name="P4">
Tags: ['Берлусконі', 'Італія', 'Прощання']</text:p>
      <text:p text:style-name="P4">
Type: Article</text:p>
      <!--METADATA-->
      <text:p text:style-name="P4">
<draw:frame draw:style-name="fr1" draw:name="Image270" text:anchor-type="as-char" svg:width="6.9236in" svg:height="3.956343in" draw:z-index="0">
<draw:image xlink:href="../Images/yкринформ/2023-06-14T20-29-00-03-00/630_360_1599207127-310.jpg" xlink:type="simple" xlink:show="embed" xlink:actuate="onLoad" draw:mime-type="image/jpeg"/>
</draw:frame>
 Покійнийколишній прем'єр-міністр Італії Сільвіо Берлусконі був вшанований національнимднем жалоби в середу. Його труна була доставлена в міланський собор Дуомо длядержавного похорону.</text:p>
      <text:p text:style-name="P4">
Як передає Укрінформ, про це повідомляє <text:a xlink:type="simple" xlink:href="https://www.dw.com/en/former-italian-pm-silvio-berlusconi-laid-to-rest-at-state-funeral/a-65910988" text:style-name="Internet_20_link" text:visited-style-name="Visited_20_Internet_20_Link">
 DW </text:a>
 .</text:p>
      <text:p text:style-name="P4">
Видання зазначає, що в Італії вперше було оголошено національний день жалобиза колишнім лідером. Рішення було прийнято урядом, до якого входять члениколишньої партії покійного прем'єра "Forza Italia", і викликало певнісуперечки з огляду на скандальну політичну кар'єру Берлусконі та йогоспадщину.</text:p>
      <text:p text:style-name="P4">
Десятки тисяч людей зібралися біля собору Дуомо, щоб попрощатися з Берлусконіпід час перенесення його труни з катафалка до міланського собору.</text:p>
      <text:p text:style-name="P4">
</text:p>
      <text:p text:style-name="P4">
<text:span text:style-name="T5">
Фото: CNN</text:span>
</text:p>
      <text:p text:style-name="P4">
Архиєпископ Мілана Маріо Дельпіні у своїй прощальній промові в середу тежзгадав складну спадщину Берлусконі, заявивши, що є "ті, хто аплодує йому, іті, хто ненавидить його".</text:p>
      <text:p text:style-name="P4">
"Але в цей момент прощання і молитви, що ми можемо сказати про СильвіоБерлусконі? Він був людиною: прагнення до життя, прагнення до любові,прагнення до радості. Він людина, і тепер він зустрічається з Богом, - сказавДельпіні.</text:p>
      <text:p text:style-name="P4">
Берлусконі помер у понеділок у віці 86 років. Мілан - це місто, де він заробивсвої мільярди як медіа-магнат до того, як пішов у політику в 1994 році.</text:p>
      <text:p text:style-name="P4">
Як повідомляв Укрінформ, <text:a xlink:type="simple" xlink:href="https://www.ukrinform.ua/rubric-world/3721678-pomer-berluskoni.html" text:style-name="Internet_20_link" text:visited-style-name="Visited_20_Internet_20_Link">
 колишній прем'єр-міністр Італії Сільвіо Берлусконіпомер у віці 86 років </text:a>
 .</text:p>
      <text:p text:style-name="P4">
Source: <text:a xlink:type="simple" xlink:href="https://www.ukrinform.ua/rubric-world/3722980-v-italii-poprosalisa-z-ekspremerom-berluskoni.html" text:style-name="Internet_20_link" text:visited-style-name="Visited_20_Internet_20_Link">
https://www.ukrinform.ua/rubric-world/3722980-v-italii-poprosalisa-z-ekspremerom-berluskoni.html</text:a>
</text:p>
      <!--NEWS-->
      <text:h text:style-name="P10" text:outline-level="1">
<text:span text:style-name="T4">
Мерія Риги виділила Україні ще €300 тисяч гуманітарної допомоги</text:span>
</text:h>
      <text:p text:style-name="P4">
Authors: Ukrinform (Person)</text:p>
      <text:p text:style-name="P4">
Publisher: Укринформ (Organization)</text:p>
      <text:p text:style-name="P4">
Published Time: 2023-06-14T20:48:51+03:00</text:p>
      <text:p text:style-name="P4">
Modified Time: 2023-06-14T20:48:51+03:00</text:p>
      <text:p text:style-name="P4">
Description: Мерія Риги 14 червня ухвалила рішення щодо виділення Україні, для Чернігівської та Херсонської областей, фінансової допомоги 300 тис. євро. — Укрінформ.</text:p>
      <text:p text:style-name="P4">
Images: ['<text:a xlink:type="simple" xlink:href="https://static.ukrinform.com/photos/2023_06/thumb_files/630_360_1686764820-613.jpg" text:style-name="Internet_20_link" text:visited-style-name="Visited_20_Internet_20_Link">
630_360_16867...</text:a>
']</text:p>
      <text:p text:style-name="P4">
Tags: ['Гуманітарна допомога', 'Латвія', 'Квадрига']</text:p>
      <text:p text:style-name="P4">
Type: Article</text:p>
      <!--METADATA-->
      <text:p text:style-name="P4">
<draw:frame draw:style-name="fr1" draw:name="Image272" text:anchor-type="as-char" svg:width="6.9236in" svg:height="3.956343in" draw:z-index="0">
<draw:image xlink:href="../Images/yкринформ/2023-06-14T20-48-51-03-00/630_360_1686764820-613.jpg" xlink:type="simple" xlink:show="embed" xlink:actuate="onLoad" draw:mime-type="image/jpeg"/>
</draw:frame>
 Мерія Риги14 червня ухвалила рішення щодо виділення Україні, для Чернігівської таХерсонської областей, фінансової допомоги 300 тис. євро.</text:p>
      <text:p text:style-name="P4">
Про це повідомляє Укрінформ з посиланням на <text:a xlink:type="simple" xlink:href="https://www.facebook.com/UKRinLatvia/posts/654489756711081" text:style-name="Internet_20_link" text:visited-style-name="Visited_20_Internet_20_Link">
 Фейсбук</text:a>
 ПосольстваУкраїни в Латвії.</text:p>
      <text:p text:style-name="P4">
Зазначається, що 200 тис. євро з цієї суми планується спрямувати на ремонтшкільних укриттів та будівництво нових бомбосховищ в окремих районахЧернігівської області, а також закупівлю шкільних автобусів для місцевихгромад.</text:p>
      <text:p text:style-name="P4">
<text:span text:style-name="T4">
Читайте також:</text:span>
 <text:a xlink:type="simple" xlink:href="https://www.ukrinform.ua/rubric-diaspora/3722890-z-rigi-vidpravili-konvoj-gumanitarnoi-i-vijskovoi-dopomogi-v-ukrainu.html" text:style-name="Internet_20_link" text:visited-style-name="Visited_20_Internet_20_Link">
 З Риги відправили конвой <text:span text:style-name="T4">
гуманіта</text:span>
 рної і військовоїдопомоги в Україну </text:a>
</text:p>
      <text:p text:style-name="P4">
100 тис. євро буде передано латвійському товариству «TEV» з метою закупівлігуманітарної допомоги для мешканців Херсонській області постраждалих внаслідокпідриву російськими збройними формуваннями дамби Каховської ГЕС.</text:p>
      <text:p text:style-name="P4">
Як повідомлялося напередодні, уряд Латвії прийняв рішення про надання Українідля ліквідації наслідків руйнування Каховської ГЕС гуманітарної допомоги насуму понад 453 тис. євро.</text:p>
      <text:p text:style-name="P4">
Source: <text:a xlink:type="simple" xlink:href="https://www.ukrinform.ua/rubric-society/3722984-meria-rigi-vidilila-ukraini-se-300-tisac-gumanitarnoi-dopomogi.html" text:style-name="Internet_20_link" text:visited-style-name="Visited_20_Internet_20_Link">
https://www.ukrinform.ua/rubric-society/3722984-meria-rigi-vidilila-ukraini-se-300-tisac-gumanitarnoi-dopomogi.html</text:a>
</text:p>
      <!--NEWS-->
      <text:h text:style-name="P10" text:outline-level="1">
<text:span text:style-name="T4">
Зеленський: Кожен шлях постачання компонентів для «Калібрів» - шлях посилення терору РФ</text:span>
</text:h>
      <text:p text:style-name="P4">
Authors: Ukrinform (Person)</text:p>
      <text:p text:style-name="P4">
Publisher: Укринформ (Organization)</text:p>
      <text:p text:style-name="P4">
Published Time: 2023-06-14T20:58:00+03:00</text:p>
      <text:p text:style-name="P4">
Modified Time: 2023-06-14T23:58:00+03:00</text:p>
      <text:p text:style-name="P4">
Description: Із інших країн у Росію були поставлені десятки компонентів «Калібрів», якими росіяни завдали ракетних ударів по Одесі у середу, і кожен такий шлях постачання – це шлях посилення російського терору.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Антиросійські санкції', 'Зеленський', 'Війна з Росією', 'ППО', 'Ракетний удар']</text:p>
      <text:p text:style-name="P4">
Type: Article</text:p>
      <!--METADATA-->
      <text:p text:style-name="P4">
<draw:frame draw:style-name="fr1" draw:name="Image273" text:anchor-type="as-char" svg:width="6.9236in" svg:height="3.956343in" draw:z-index="0">
<draw:image xlink:href="../Images/yкринформ/2023-06-14T20-58-00-03-00/630_360_1682862659-378.jpeg" xlink:type="simple" xlink:show="embed" xlink:actuate="onLoad" draw:mime-type="image/jpeg"/>
</draw:frame>
 Із іншихкраїн у Росію були поставлені десятки компонентів «Калібрів», якими росіянизавдали ракетних ударів по Одесі у середу, і кожен такий шлях постачання – цешлях посилення російського терору.</text:p>
      <text:p text:style-name="P4">
Про це Президент Володимир Зеленський поінформував у вечірньому <text:a xlink:type="simple" xlink:href="https://www.youtube.com/watch" text:style-name="Internet_20_link" text:visited-style-name="Visited_20_Internet_20_Link">
відеозверненні </text:a>
 , передаєУкрінформ.</text:p>
      <text:p text:style-name="P4">
<text:span text:style-name="T4">
<text:span text:style-name="T5">
Відео:</text:span>
 </text:span>
 <text:a xlink:type="simple" xlink:href="https://t.me/OP_UA/9725" text:style-name="Internet_20_link" text:visited-style-name="Visited_20_Internet_20_Link">
 <text:span text:style-name="T5">
Офіс Президента, Телеграм</text:span>
 </text:a>
</text:p>
      <text:p text:style-name="P4">
«Продовжуємо й нашу комунікацію з партнерами щодо російського ракетноговиробництва. Сьогодні російські нелюди завдали чергових ракетних ударів поОдесі – з «Калібрів». Десятки компонентів цих «Калібрів» поставлені в Росію зінших країн. Очевидно, що кожен такий шлях постачання – це шлях посиленнятерору», - заявив Зеленський.</text:p>
      <text:p text:style-name="P4">
<text:span text:style-name="T4">
Читайте також:</text:span>
 <text:a xlink:type="simple" xlink:href="https://www.ukrinform.ua/rubric-ato/3722658-skilki-raket-kalibr-ta-h101-nini-klepae-oboronka-rf.html" text:style-name="Internet_20_link" text:visited-style-name="Visited_20_Internet_20_Link">
 Скільки ракет «Калібр» та Х-101 нині клепає оборонка РФ</text:a>
</text:p>
      <text:p text:style-name="P4">
За його словами, світ має інструменти, щоб перекрити всі подібні шляхи – зкожної країни, від кожної компанії, чиї компоненти використовуютьсяросійськими виробниками ракет.</text:p>
      <text:p text:style-name="P4">
Окремо Президент поінформував, що не лише у середу, а і протягом усього тижняукраїнська влада дуже предметно готується до Конференції з відновленняУкраїни, яка вже наступного тижня відбудеться у Лондоні.</text:p>
      <text:p text:style-name="P4">
«Це буде вагомий захід, дуже представницький, який об’єднає і політичні, ібізнесові зусилля заради відновлення нашої країни та нормального життя нашихлюдей. Ключовий український принцип – простий і справедливий, а саме: жодноїруїни в Україні не залишиться», - зазначив <text:a xlink:type="simple" xlink:href="https://www.ukrinform.ua/tag-zelenskij" text:style-name="Internet_20_link" text:visited-style-name="Visited_20_Internet_20_Link">
 Зеленський</text:a>
 .</text:p>
      <text:p text:style-name="P4">
<text:span text:style-name="T4">
Читайте також:</text:span>
 <text:a xlink:type="simple" xlink:href="https://www.ukrinform.ua/rubric-ato/3722529-rf-prodovzue-otrimuvati-komponenti-dla-raket-navit-iz-krainpartneriv-ukraini-zelenskij.html" text:style-name="Internet_20_link" text:visited-style-name="Visited_20_Internet_20_Link">
 РФ продовжує отримувати компоненти для ракет навіть ізкраїн-партнерів України - Зеленський </text:a>
</text:p>
      <text:p text:style-name="P4">
Глава Української держави запевнив, що «все відбудуємо, все відновимо».</text:p>
      <text:p text:style-name="P4">
«І вже точно знаємо, які кроки в якому таймінгу та якими силами потрібнозробити, щоб перемогти російську агресію й нашою відбудовою. Коли руїнизникають, то програє не просто агресор, а сама ідея агресії. І це буде», -сказав Зеленський.</text:p>
      <text:p text:style-name="P4">
Президент зазначив, що українська влада щодня, готуючись до цієї лондонськоїконференції, проводить тривалі та глибокі підготовчі наради. За його словами,при цьому залучаються всі потрібні державні інституції, різного рівня.</text:p>
      <text:p text:style-name="P4">
«І робимо все, щоб під наше бачення, українське бачення – як і завжди,змістовне – був підготовлений і відповідний рівень міжнародних домовленостей»,- запевнив Зеленський.</text:p>
      <text:p text:style-name="P4">
<text:span text:style-name="T4">
Читайте також:</text:span>
 <text:a xlink:type="simple" xlink:href="https://www.ukrinform.ua/rubric-polytics/3722520-zelenskij-podakuvav-obednanim-ekspedicijnim-silam-za-posilenna-ukrainskoi-ppo.html" text:style-name="Internet_20_link" text:visited-style-name="Visited_20_Internet_20_Link">
 Зеленський подякував Об’єднаним експедиційним силам запосилення української <text:span text:style-name="T4">
ППО</text:span>
 </text:a>
</text:p>
      <text:p text:style-name="P4">
Як повідомлялося, у ніч проти 14 червня російська окупаційна армія спрямувалачотири «Калібри» по <text:a xlink:type="simple" xlink:href="https://www.ukrinform.ua/rubric-ato/3722550-vorog-atakuvav-odesu-kalibrami-usi-zbila-ppo.html" text:style-name="Internet_20_link" text:visited-style-name="Visited_20_Internet_20_Link">
 цивільній інфраструктурі Одеси</text:a>
 . Пошкоджено бізнес-центр, навчальний заклад, житловийкомплекс, заклади харчування. Троє людей загинули, 13 отримали поранення.</text:p>
      <text:p text:style-name="P4">
Source: <text:a xlink:type="simple" xlink:href="https://www.ukrinform.ua/rubric-ato/3723023-zelenskij-kozen-slah-postacanna-komponentiv-dla-kalibriv-slah-posilenna-teroru-rf.html" text:style-name="Internet_20_link" text:visited-style-name="Visited_20_Internet_20_Link">
https://www.ukrinform.ua/rubric-ato/3723023-zelenskij-kozen-slah-postacanna-komponentiv-dla-kalibriv-slah-posilenna-teroru-rf.html</text:a>
</text:p>
      <!--NEWS-->
      <text:h text:style-name="P10" text:outline-level="1">
<text:span text:style-name="T4">
У Чернівцях хірурги зробили пацієнту щелепу з його власного ребра</text:span>
</text:h>
      <text:p text:style-name="P4">
Authors: Ukrinform (Person)</text:p>
      <text:p text:style-name="P4">
Publisher: Укринформ (Organization)</text:p>
      <text:p text:style-name="P4">
Published Time: 2023-06-14T21:04:14+03:00</text:p>
      <text:p text:style-name="P4">
Modified Time: 2023-06-14T21:04:14+03:00</text:p>
      <text:p text:style-name="P4">
Description: У Чернівцях хірурги обласної лікарні провели унікальну пластичну операцію. Медики зробили пацієнту передню частину нижньої щелепи із його власного ребра — Укрінформ.</text:p>
      <text:p text:style-name="P4">
Images: ['<text:a xlink:type="simple" xlink:href="https://static.ukrinform.com/photos/2023_06/thumb_files/630_360_1686765622-559.jpg" text:style-name="Internet_20_link" text:visited-style-name="Visited_20_Internet_20_Link">
630_360_16867...</text:a>
']</text:p>
      <text:p text:style-name="P4">
Tags: ['Операція', 'Лікарня', 'Чернівці', 'Пластична хірургія', 'Стоматологія']</text:p>
      <text:p text:style-name="P4">
Type: Article</text:p>
      <!--METADATA-->
      <text:p text:style-name="P4">
<draw:frame draw:style-name="fr1" draw:name="Image274" text:anchor-type="as-char" svg:width="6.9236in" svg:height="3.956343in" draw:z-index="0">
<draw:image xlink:href="../Images/yкринформ/2023-06-14T21-04-14-03-00/630_360_1686765622-559.jpg" xlink:type="simple" xlink:show="embed" xlink:actuate="onLoad" draw:mime-type="image/jpeg"/>
</draw:frame>
 УЧернівцях хірурги обласної лікарні провели унікальну пластичну операцію.Медики зробили пацієнту передню частину нижньої щелепи із його власного ребра</text:p>
      <text:p text:style-name="P4">
Про це у <text:a xlink:type="simple" xlink:href="https://www.facebook.com/oklchernivtsi/posts/pfbid0sHdBMBTVGV3TqkivxKSzsb8Jou4RzUtEwd28DVDUBuF23q7VJaJxDhKWtnQMLpeSl" text:style-name="Internet_20_link" text:visited-style-name="Visited_20_Internet_20_Link">
 Фейсбуці</text:a>
повідомляє Чернівецька обласна клінічна лікарня, передає Укрінформ.</text:p>
      <text:p text:style-name="P4">
"Хірурги Чернівецької обласної лікарні зробили пацієнту нову щелепу з йоговласного ребра. Унікальну реконструктивно-відновлювану пластичну операціюпровели в ОКНП «Чернівецька обласна клінічна лікарня» <text:a xlink:type="simple" xlink:href="https://www.ukrinform.ua/tag-likari" text:style-name="Internet_20_link" text:visited-style-name="Visited_20_Internet_20_Link">
 хірурги</text:a>
 -стоматологи і торакальні хірурги", -йдеться у повідомленні.</text:p>
      <text:p text:style-name="P4">
Там зазначили, що у хворого (внаслідок травми) була повністю відсутня переднячастина нижньої щелепи. Операція відбулася у два етапи. Спершу лікарі вилучилиу пацієнта ребро. Потім хірург-стоматолог змоделював з нього імплантпотрібного розміру і форми й встановив його на місці відсутньої ментальноїділянки нижньої щелепи, зафіксувавши спеціальною пластиною та гвинтами.</text:p>
      <text:p text:style-name="P4">
<text:span text:style-name="T4">
Читайте також:</text:span>
 <text:a xlink:type="simple" xlink:href="https://www.ukrinform.ua/rubric-society/3721928-persij-v-ukraini-pacient-iz-vzivlenimi-u-kistki-protezami-pocav-hoditi.html" text:style-name="Internet_20_link" text:visited-style-name="Visited_20_Internet_20_Link">
 Перший в Україні пацієнт із вживленими у кістки протезамипочав ходити </text:a>
</text:p>
      <text:p text:style-name="P4">
"У ході підготовки до оперативного втручання хірурги-стоматологи сказали, щоїм для закриття дефекту нижньої щелепи потрібний фрагмент кістки не менше 7см. Найбільш оптимальним для імплантації було визначено ребро, оскільки вононайбільш підходило за формою і за структурою. Крім того, резекція ребрадозволяє мінімізувати травматичні наслідки для організму пацієнта", - розповівначальник підрозділу торакальної хірургії лікарні Василь Яцків.</text:p>
      <text:p text:style-name="P4">
За словами лікаря-стоматолога Миколи Токаря, після отримання ребра, медикизмоделювали з нього імплант потрібної форми і закрили дефект передньої частининижньої щелепи. Незабаром пацієнт був уже на ногах.</text:p>
      <text:p text:style-name="P4">
"Після того, як імплантована кістка приживеться, пацієнту можна будезмоделювати край альвеолярного паростка, потім провести пластику пародонти,встановити зубні імпланти й навіть повністю відновити зубний ряд. Хірургічневтручання складне тим, що був великий ризик крововтрати й доводилось працюватиу ділянці лицевого нерва. Хвилювався, щоб після операції не було обмеженьрухів язика, щоб надалі пацієнт мав змогу нормально розмовляти і їсти.Негативних наслідків вдалось уникнути і після хірургічного втручання пацієнтпочувається нормально", - хірург-стоматолог Микола Токар,.</text:p>
      <text:p text:style-name="P4">
<text:span text:style-name="T4">
Читайте також:</text:span>
 <text:a xlink:type="simple" xlink:href="https://www.ukrinform.ua/rubric-regions/3719525-u-lvivskomu-ohmatditi-zapocatkuvali-programu-zi-vstanovlenna-sluhovih-implantiv-ditam.html" text:style-name="Internet_20_link" text:visited-style-name="Visited_20_Internet_20_Link">
 У львівському Охматдиті започаткували програму зівстановлення слухових імплантів дітям </text:a>
</text:p>
      <text:p text:style-name="P4">
У Чернівецькій обласній лікарні повідомили, що операцію такого високого рівняу медзакладі провели вперше.</text:p>
      <text:p text:style-name="P4">
<text:span text:style-name="T5">
Фото: ОКНП "Чернівецька обласна клінічна лікарня", Facebook</text:span>
</text:p>
      <text:p text:style-name="P4">
Source: <text:a xlink:type="simple" xlink:href="https://www.ukrinform.ua/rubric-regions/3722988-u-cernivcah-hirurgi-zrobili-pacientu-selepu-z-jogo-vlasnogo-rebra.html" text:style-name="Internet_20_link" text:visited-style-name="Visited_20_Internet_20_Link">
https://www.ukrinform.ua/rubric-regions/3722988-u-cernivcah-hirurgi-zrobili-pacientu-selepu-z-jogo-vlasnogo-rebra.html</text:a>
</text:p>
      <!--NEWS-->
      <text:h text:style-name="P10" text:outline-level="1">
<text:span text:style-name="T4">
Кубраков обговорює з польським бізнесом у Варшаві питання відбудови України</text:span>
</text:h>
      <text:p text:style-name="P4">
Authors: Ukrinform (Person)</text:p>
      <text:p text:style-name="P4">
Publisher: Укринформ (Organization)</text:p>
      <text:p text:style-name="P4">
Published Time: 2023-06-14T21:08:56+03:00</text:p>
      <text:p text:style-name="P4">
Modified Time: 2023-06-14T21:08:56+03:00</text:p>
      <text:p text:style-name="P4">
Description: Віцепрем’єр-міністр з відновлення – міністр розвитку громад, територій та інфраструктури Олександр Кубраков обговорює у середу у Варшаві участь польських компаній у відбудові України. — Укрінформ.</text:p>
      <text:p text:style-name="P4">
Images: ['<text:a xlink:type="simple" xlink:href="https://static.ukrinform.com/photos/2023_03/thumb_files/630_360_1677948452-275.jpg" text:style-name="Internet_20_link" text:visited-style-name="Visited_20_Internet_20_Link">
630_360_16779...</text:a>
']</text:p>
      <text:p text:style-name="P4">
Tags: ['Польща', 'Кубраков', 'Відбудова']</text:p>
      <text:p text:style-name="P4">
Type: Article</text:p>
      <!--METADATA-->
      <text:p text:style-name="P4">
<draw:frame draw:style-name="fr1" draw:name="Image275" text:anchor-type="as-char" svg:width="6.9236in" svg:height="3.956343in" draw:z-index="0">
<draw:image xlink:href="../Images/yкринформ/2023-06-14T21-08-56-03-00/630_360_1677948452-275.jpg" xlink:type="simple" xlink:show="embed" xlink:actuate="onLoad" draw:mime-type="image/jpeg"/>
</draw:frame>
Віцепрем’єр-міністр з відновлення – міністр розвитку громад, територій таінфраструктури Олександр Кубраков обговорює у середу у Варшаві участьпольських компаній у відбудові України.</text:p>
      <text:p text:style-name="P4">
Про це заявила в середу у коментарі PAP уповноважена уряду Польщі з питаньпольсько-українського співробітництва у сфері розвитку Ядвіга Емілевич,передає Укрінформ з посиланням на <text:a xlink:type="simple" xlink:href="https://www.pb.pl/emilewicz-dzis-spotkanie-m-in-pfr-kuke-zpp-z-ukrainskim-wicepremierem-kubrakowem-1187988" text:style-name="Internet_20_link" text:visited-style-name="Visited_20_Internet_20_Link">
 Puls Biznesu</text:a>
 .</text:p>
      <text:p text:style-name="P4">
“Сьогодні у нас зустріч у Канцелярії прем’єр-міністра з віцепрем'єр-міністромУкраїни Олександром Кубраковим. Вона важлива з точки зору відбудови України”,-зазначила Емілевич.</text:p>
      <text:p text:style-name="P4">
<text:span text:style-name="T4">
Читайте також:</text:span>
 <text:a xlink:type="simple" xlink:href="https://www.ukrinform.ua/rubric-regions/3722719-kubrakov-zaklikae-gromadi-fiksuvati-zbitki-vid-pidrivu-kahovskoi-ges-dla-otrimanna-reparacij.html" text:style-name="Internet_20_link" text:visited-style-name="Visited_20_Internet_20_Link">
 <text:span text:style-name="T4">
Кубрако</text:span>
 в закликає громади фіксувати збитки відпідриву Каховської ГЕС </text:a>
</text:p>
      <text:p text:style-name="P4">
За її словами, це можливість для польських підприємців на високому рівні нелише заявити про готовність займатися відбудовою України, а й донести доукраїнської сторони очікування бізнесу.</text:p>
      <text:p text:style-name="P4">
Як повідомила Емілевич, спочатку відбудеться політична частина зустрічі, азгодом українська делегація поспілкується з представниками польськихінституцій та бізнес-середовища, зокрема Експортно-кредитної страховоїкорпорації, Банку національної економіки, Польського фонду розвитку,Польського агентства інвестицій і торгівлі, Союзу підприємців та роботодавцівПольщі, Міжнародної асоціації польських підприємців в Україні та Польсько-українська господарчої палати.</text:p>
      <text:p text:style-name="P4">
<text:span text:style-name="T4">
Читайте також:</text:span>
 <text:a xlink:type="simple" xlink:href="https://www.ukrinform.ua/rubric-vidbudova/3722946-polsa-dopomoze-vidbuduvati-pidtoplene-selo-ingulec-na-hersonsini.html" text:style-name="Internet_20_link" text:visited-style-name="Visited_20_Internet_20_Link">
 <text:span text:style-name="T4">
Польщ</text:span>
 а допоможе відбудувати підтоплене село Інгулецьна Херсонщині </text:a>
</text:p>
      <text:p text:style-name="P4">
Як відомо, близько 1,7 тис. польських компаній різноманітного профілю бажаєвзяти участь у післявоєнній відбудові України.</text:p>
      <text:p text:style-name="P4">
Source: <text:a xlink:type="simple" xlink:href="https://www.ukrinform.ua/rubric-vidbudova/3722989-kubrakov-obgovorue-z-polskim-biznesom-u-varsavi-pitanna-vidbudovi-ukraini.html" text:style-name="Internet_20_link" text:visited-style-name="Visited_20_Internet_20_Link">
https://www.ukrinform.ua/rubric-vidbudova/3722989-kubrakov-obgovorue-z-polskim-biznesom-u-varsavi-pitanna-vidbudovi-ukraini.html</text:a>
</text:p>
      <!--NEWS-->
      <text:h text:style-name="P10" text:outline-level="1">
<text:span text:style-name="T4">
Росіяни обстріляли Херсон, поранені двоє волонтерів</text:span>
</text:h>
      <text:p text:style-name="P4">
Authors: Ukrinform (Person)</text:p>
      <text:p text:style-name="P4">
Publisher: Укринформ (Organization)</text:p>
      <text:p text:style-name="P4">
Published Time: 2023-06-14T21:14:54+03:00</text:p>
      <text:p text:style-name="P4">
Modified Time: 2023-06-14T21:14:54+03:00</text:p>
      <text:p text:style-name="P4">
Description: Російські війська ввечері 14 червня вкотре обстріляли Херсон, поранивши двох волонтерів, які допомагали з евакуацією цивільного населення.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276" text:anchor-type="as-char" svg:width="6.9236in" svg:height="3.956343in" draw:z-index="0">
<draw:image xlink:href="../Images/yкринформ/2023-06-14T21-14-54-03-00/630_360_1538997483-946.jpg" xlink:type="simple" xlink:show="embed" xlink:actuate="onLoad" draw:mime-type="image/jpeg"/>
</draw:frame>
 Російськівійська ввечері 14 червня вкотре обстріляли Херсон, поранивши двох волонтерів,які допомагали з евакуацією цивільного населення.</text:p>
      <text:p text:style-name="P4">
Як передає Укрінформ, про це Офіс генерального прокурора повідомив у <text:a xlink:type="simple" xlink:href="https://t.me/pgo_gov_ua/13361" text:style-name="Internet_20_link" text:visited-style-name="Visited_20_Internet_20_Link">
Телеграмі </text:a>
 .</text:p>
      <text:p text:style-name="P4">
За фактом порушення законів і звичаїв війни (ч. 1 ст. 438 Кримінальногокодексу України) розпочате кримінальне провадження, здійснюється досудоверозслідування.</text:p>
      <text:p text:style-name="P4">
<text:span text:style-name="T4">
Читайте також:</text:span>
 <text:a xlink:type="simple" xlink:href="https://www.ukrinform.ua/rubric-vidbudova/3722946-polsa-dopomoze-vidbuduvati-pidtoplene-selo-ingulec-na-hersonsini.html" text:style-name="Internet_20_link" text:visited-style-name="Visited_20_Internet_20_Link">
 Польща допоможе відбудувати підтоплене село Інгулець на<text:span text:style-name="T4">
Херсон</text:span>
 щині </text:a>
</text:p>
      <text:p text:style-name="P4">
Встановлено, що ворожий обстріл відбувся близько 18:50 середи, 14 червня. Запопередніми даними, загарбники застосовували міномети.</text:p>
      <text:p text:style-name="P4">
Ворожим вогнем травмовані двоє волонтерів, зокрема іноземець, пошкодженацивільна інфраструктура.</text:p>
      <text:p text:style-name="P4">
Проводяться першочергові заходи для фіксування російського злочину.</text:p>
      <text:p text:style-name="P4">
<text:span text:style-name="T4">
Читайте також:</text:span>
 <text:a xlink:type="simple" xlink:href="https://www.ukrinform.ua/rubric-regions/3722929-na-hersonsinu-vidpravili-gumanitarnu-dopomogu-z-sesti-oblastej-ta-kievaa.html" text:style-name="Internet_20_link" text:visited-style-name="Visited_20_Internet_20_Link">
 На <text:span text:style-name="T4">
Херсон</text:span>
 щину відправили гуманітарну допомогу зшести областей та Києваа </text:a>
</text:p>
      <text:p text:style-name="P4">
Як повідомляв Укрінформ, за минулу добу російські загарбники 57 разівобстріляли Херсонську область, убивши мирного жителя. Зокрема, по Херсонуворог випустив 17 снарядів.</text:p>
      <text:p text:style-name="P4">
Source: <text:a xlink:type="simple" xlink:href="https://www.ukrinform.ua/rubric-ato/3722991-rosiani-obstrilali-herson-poraneni-dvoe-volonteriv.html" text:style-name="Internet_20_link" text:visited-style-name="Visited_20_Internet_20_Link">
https://www.ukrinform.ua/rubric-ato/3722991-rosiani-obstrilali-herson-poraneni-dvoe-volonteriv.html</text:a>
</text:p>
      <!--NEWS-->
      <text:h text:style-name="P10" text:outline-level="1">
<text:span text:style-name="T4">
У Латвії вшанували пам’ять жертв радянської депортації 1941 року</text:span>
</text:h>
      <text:p text:style-name="P4">
Authors: Ukrinform (Person)</text:p>
      <text:p text:style-name="P4">
Publisher: Укринформ (Organization)</text:p>
      <text:p text:style-name="P4">
Published Time: 2023-06-14T21:25:00+03:00</text:p>
      <text:p text:style-name="P4">
Modified Time: 2023-06-14T21:25:00+03:00</text:p>
      <text:p text:style-name="P4">
Description: У середу, 14 червня, в День пам'яті жертв комуністичного терору, в Латвії проходять заходи, на яких поминають жертв депортацій 1941 року. Серед інших в них беруть участь представники української діаспори. — Укрінформ.</text:p>
      <text:p text:style-name="P4">
Images: ['<text:a xlink:type="simple" xlink:href="https://static.ukrinform.com/photos/2023_06/thumb_files/630_360_1686767046-220.png" text:style-name="Internet_20_link" text:visited-style-name="Visited_20_Internet_20_Link">
630_360_16867...</text:a>
', '<text:a xlink:type="simple" xlink:href="https://static.ukrinform.com/photos/2023_06/1686767063-948.png" text:style-name="Internet_20_link" text:visited-style-name="Visited_20_Internet_20_Link">
1686767063-94...</text:a>
', '<text:a xlink:type="simple" xlink:href="https://static.ukrinform.com/photos/2023_06/1686767081-921.png" text:style-name="Internet_20_link" text:visited-style-name="Visited_20_Internet_20_Link">
1686767081-92...</text:a>
', '<text:a xlink:type="simple" xlink:href="https://static.ukrinform.com/photos/2023_06/1686767101-145.png" text:style-name="Internet_20_link" text:visited-style-name="Visited_20_Internet_20_Link">
1686767101-14...</text:a>
']</text:p>
      <text:p text:style-name="P4">
Tags: ['Депортація', 'Діаспора', 'Латвія', 'Комуністична партія']</text:p>
      <text:p text:style-name="P4">
Type: Article</text:p>
      <!--METADATA-->
      <text:p text:style-name="P4">
<draw:frame draw:style-name="fr1" draw:name="Image277" text:anchor-type="as-char" svg:width="6.9236in" svg:height="3.956343in" draw:z-index="0">
<draw:image xlink:href="../Images/yкринформ/2023-06-14T21-25-00-03-00/630_360_1686767046-220.png" xlink:type="simple" xlink:show="embed" xlink:actuate="onLoad" draw:mime-type="image/png"/>
</draw:frame>
 У середу,14 червня, в День пам'яті жертв комуністичного терору, в Латвії проходятьзаходи, на яких поминають жертв депортацій 1941 року. Серед інших в них берутьучасть представники української діаспори.</text:p>
      <text:p text:style-name="P4">
Про це повідомляє кореспондент Укрінформу.</text:p>
      <text:p text:style-name="P4">
<draw:frame draw:style-name="fr1" draw:name="Image278" text:anchor-type="as-char" svg:width="6.9236in" svg:height="4.615733in" draw:z-index="0">
<draw:image xlink:href="../Images/yкринформ/2023-06-14T21-25-00-03-00/1686767063-948.png" xlink:type="simple" xlink:show="embed" xlink:actuate="onLoad" draw:mime-type="image/png"/>
</draw:frame>
</text:p>
      <text:p text:style-name="P4">
Опівдні біля Меморіалу жертвам радянської окупації відбувся пам'ятний захід. Вньому взяли участь перші особи держави, включаючи президента Егілса Левітса, атакож Об'єднання політично репресованих Латвії та всі охочі, серед яких булипредставники української громади.</text:p>
      <text:p text:style-name="P4">
Після промов на вшанування пам'яті жертв комуністичного терору до Меморіалубули покладені квіти. По тому відбулася традиційна щорічна хода від Музеюокупації Латвії до Площі Свободи. Цього разу ходу супроводжував гурт Vilki.Квіти були також покладені до Пам’ятника Свободи.</text:p>
      <text:p text:style-name="P4">
<draw:frame draw:style-name="fr1" draw:name="Image279" text:anchor-type="as-char" svg:width="6.9236in" svg:height="4.660609in" draw:z-index="0">
<draw:image xlink:href="../Images/yкринформ/2023-06-14T21-25-00-03-00/1686767081-921.png" xlink:type="simple" xlink:show="embed" xlink:actuate="onLoad" draw:mime-type="image/png"/>
</draw:frame>
</text:p>
      <text:p text:style-name="P4">
Різноманітні пам'ятні заходи на згадку про жертви комуністичного режимупроходитимуть протягом всього дня в Ризі, а також інших містах і поселенняхЛатвії.</text:p>
      <text:p text:style-name="P4">
У ніч на 14 червня 1941 року відбулася масова депортація жителів Латвії всибірські, далекосхідні та північні регіони СРСР. Згідно з даними Державногоархіву Латвії, внаслідок депортації, яка тривала до 21 червня Латвія втратилапонад 15 425 жителів, серед яких були латиші, євреї, росіяни, поляки, у томучислі 3751 дитина віком до 16 років.</text:p>
      <text:p text:style-name="P4">
<draw:frame draw:style-name="fr1" draw:name="Image280" text:anchor-type="as-char" svg:width="6.9236in" svg:height="3.89773in" draw:z-index="0">
<draw:image xlink:href="../Images/yкринформ/2023-06-14T21-25-00-03-00/1686767101-145.png" xlink:type="simple" xlink:show="embed" xlink:actuate="onLoad" draw:mime-type="image/png"/>
</draw:frame>
</text:p>
      <text:p text:style-name="P4">
Приблизно в ті самі терміни відбувалася депортація з інших країн і регіонівщойно захоплених Радянським Союзом – з Литви, Естонії, Молдови, ЗахідноїУкраїни та Західної Білорусі.</text:p>
      <text:p text:style-name="P4">
Нагадаємо, у латвійській столиці 13 червня <text:a xlink:type="simple" xlink:href="https://www.ukrinform.ua/rubric-diaspora/3722890-z-rigi-vidpravili-konvoj-gumanitarnoi-i-vijskovoi-dopomogi-v-ukrainu.html" text:style-name="Internet_20_link" text:visited-style-name="Visited_20_Internet_20_Link">
 відбулася</text:a>
 церемонія відправлення вУкраїну чергового конвою допомоги з гуманітарними та військовими вантажами,підготовленого Конфедерацією українців Латвії «ВІЧЕ».</text:p>
      <text:p text:style-name="P4">
<text:span text:style-name="T5">
Фото: пресслужба Президента Латвії, Фейсбук Тетяни Лазди</text:span>
</text:p>
      <text:p text:style-name="P4">
Source: <text:a xlink:type="simple" xlink:href="https://www.ukrinform.ua/rubric-diaspora/3722993-u-latvii-vsanuvali-pamat-zertv-radanskoi-deportacii-1941-roku.html" text:style-name="Internet_20_link" text:visited-style-name="Visited_20_Internet_20_Link">
https://www.ukrinform.ua/rubric-diaspora/3722993-u-latvii-vsanuvali-pamat-zertv-radanskoi-deportacii-1941-roku.html</text:a>
</text:p>
      <!--NEWS-->
      <text:h text:style-name="P10" text:outline-level="1">
<text:span text:style-name="T4">
Російські хакери атакували сайти Суспільного</text:span>
</text:h>
      <text:p text:style-name="P4">
Authors: Ukrinform (Person)</text:p>
      <text:p text:style-name="P4">
Publisher: Укринформ (Organization)</text:p>
      <text:p text:style-name="P4">
Published Time: 2023-06-14T21:32:00+03:00</text:p>
      <text:p text:style-name="P4">
Modified Time: 2023-06-14T21:32:00+03:00</text:p>
      <text:p text:style-name="P4">
Description: Сайти Суспільного зазнали хакерської атаки, відповідальність за це взяли на себе хакери з російської групи "Солнцепёк". — Укрінформ.</text:p>
      <text:p text:style-name="P4">
Images: ['<text:a xlink:type="simple" xlink:href="https://static.ukrinform.com/photos/2019_12/thumb_files/630_360_1575637264-429.jpg" text:style-name="Internet_20_link" text:visited-style-name="Visited_20_Internet_20_Link">
630_360_15756...</text:a>
']</text:p>
      <text:p text:style-name="P4">
Tags: ['Кібератака', 'Суспільне мовлення', 'Хакери']</text:p>
      <text:p text:style-name="P4">
Type: Article</text:p>
      <!--METADATA-->
      <text:p text:style-name="P4">
<draw:frame draw:style-name="fr1" draw:name="Image281" text:anchor-type="as-char" svg:width="6.9236in" svg:height="3.956343in" draw:z-index="0">
<draw:image xlink:href="../Images/yкринформ/2023-06-14T21-32-00-03-00/630_360_1575637264-429.jpg" xlink:type="simple" xlink:show="embed" xlink:actuate="onLoad" draw:mime-type="image/jpeg"/>
</draw:frame>
 СайтиСуспільного зазнали хакерської атаки, відповідальність за це взяли на себехакери з російської групи "Солнцепёк".</text:p>
      <text:p text:style-name="P4">
Як передає Укрінформ, про це повідомило <text:a xlink:type="simple" xlink:href="https://suspilne.media/amp/507837-hakeri-atakuvali-sajti-suspilnogo/" text:style-name="Internet_20_link" text:visited-style-name="Visited_20_Internet_20_Link">
 Суспільне</text:a>
.</text:p>
      <text:p text:style-name="P4">
"Частина наших сайтів тимчасово не працює. Ми вирішуємо проблему. Водночас усіплатформи Суспільне Новини, зокрема сайт suspilne.media, працюютьбезперебійно", — ідеться у повідомленні.</text:p>
      <text:p text:style-name="P4">
<text:span text:style-name="T4">
Читайте також:</text:span>
 <text:a xlink:type="simple" xlink:href="https://www.ukrinform.ua/rubric-technology/3722731-prorosijski-hakeri-atakuvali-sajt-najbilsogo-v-evropi-portu-rotterdama.html" text:style-name="Internet_20_link" text:visited-style-name="Visited_20_Internet_20_Link">
 Проросійські <text:span text:style-name="T4">
хакер</text:span>
 и атакували сайт найбільшого вЄвропі порту Роттердама </text:a>
</text:p>
      <text:p text:style-name="P4">
Як повідомляв Укрінформ, у Держспецзв’язку зауважили, що в кіберпросторі Росіявикористовує таку ж тактику, що й на конвенційному полі бою — намагаєтьсяатакувати цивільну інфраструктуру.</text:p>
      <text:p text:style-name="P4">
Source: <text:a xlink:type="simple" xlink:href="https://www.ukrinform.ua/rubric-society/3722997-rosijski-hakeri-atakuvali-sajti-suspilnogo.html" text:style-name="Internet_20_link" text:visited-style-name="Visited_20_Internet_20_Link">
https://www.ukrinform.ua/rubric-society/3722997-rosijski-hakeri-atakuvali-sajti-suspilnogo.html</text:a>
</text:p>
      <!--NEWS-->
      <text:h text:style-name="P10" text:outline-level="1">
<text:span text:style-name="T4">
В Ізраїлі представили першу у своєму роді систему гіперзвукового перехоплення</text:span>
</text:h>
      <text:p text:style-name="P4">
Authors: Ukrinform (Person)</text:p>
      <text:p text:style-name="P4">
Publisher: Укринформ (Organization)</text:p>
      <text:p text:style-name="P4">
Published Time: 2023-06-14T21:40:00+03:00</text:p>
      <text:p text:style-name="P4">
Modified Time: 2023-06-14T21:40:00+03:00</text:p>
      <text:p text:style-name="P4">
Description: Ізраїльський оборонний підрядник Rafael оголосив про розробку першої у своєму роді системи гіперзвукового перехоплення. — Укрінформ.</text:p>
      <text:p text:style-name="P4">
Images: ['<text:a xlink:type="simple" xlink:href="https://static.ukrinform.com/photos/2023_06/thumb_files/630_360_1686768006-140.jpg" text:style-name="Internet_20_link" text:visited-style-name="Visited_20_Internet_20_Link">
630_360_16867...</text:a>
']</text:p>
      <text:p text:style-name="P4">
Tags: ['Ізраїль', 'Перехоплення', 'Ракета', 'ППО']</text:p>
      <text:p text:style-name="P4">
Type: Article</text:p>
      <!--METADATA-->
      <text:p text:style-name="P4">
<draw:frame draw:style-name="fr1" draw:name="Image282" text:anchor-type="as-char" svg:width="6.9236in" svg:height="3.956343in" draw:z-index="0">
<draw:image xlink:href="../Images/yкринформ/2023-06-14T21-40-00-03-00/630_360_1686768006-140.jpg" xlink:type="simple" xlink:show="embed" xlink:actuate="onLoad" draw:mime-type="image/jpeg"/>
</draw:frame>
Ізраїльський оборонний підрядник Rafael оголосив про розробку першої у своємуроді системи гіперзвукового перехоплення.</text:p>
      <text:p text:style-name="P4">
Як передає Укрінформ, про це повідомляє <text:a xlink:type="simple" xlink:href="https://www.timesofisrael.com/defense-tech-firm-rafael-creates-first-ever-hypersonic-interceptor/" text:style-name="Internet_20_link" text:visited-style-name="Visited_20_Internet_20_Link">
 The Times of Israel</text:a>
 .</text:p>
      <text:p text:style-name="P4">
За інформацією компанії, ракета-перехоплювач Sky Sonic, яка розробляється вжеблизько трьох років, буде показана на Паризькому авіасалоні наступного тижня.</text:p>
      <text:p text:style-name="P4">
Представники Rafael заявили, що компанія лише нещодавно отримала дозвілМіністерства оборони на демонстрацію цієї системи.</text:p>
      <text:p text:style-name="P4">
<text:span text:style-name="T4">
Читайте також:</text:span>
 <text:a xlink:type="simple" xlink:href="https://www.ukrinform.ua/rubric-ato/3722155-ukraina-posilue-virobnictvo-udarnih-bezpilotnikiv-ignat.html" text:style-name="Internet_20_link" text:visited-style-name="Visited_20_Internet_20_Link">
 Україна посилює виробництво ударних безпілотників –<text:span text:style-name="T4">
Ігнат</text:span>
 </text:a>
</text:p>
      <text:p text:style-name="P4">
Ракета Sky Sonic " являє собою великий технологічний стрибок у гіперзвуковійпротиракетній обороні", зазначили у компанії.</text:p>
      <text:p text:style-name="P4">
У компанії не змогли назвати терміни, коли ракета буде готова до використання,але повідомили, що перші випробувальні польоти відбудуться найближчим часом.</text:p>
      <text:p text:style-name="P4">
Rafael вважається одним з головних військових підрядників <text:a xlink:type="simple" xlink:href="https://www.ukrinform.ua/tag-izrail" text:style-name="Internet_20_link" text:visited-style-name="Visited_20_Internet_20_Link">
 Ізраїлю</text:a>
 , який допомагає розробляти деякі зпровідних систем озброєнь країни, в тому числі систему протиповітряної оборонималого радіусу дії "Залізний купол" і ракету точного наведення Spike.</text:p>
      <text:p text:style-name="P4">
<text:span text:style-name="T4">
Читайте також:</text:span>
 <text:a xlink:type="simple" xlink:href="https://www.ukrinform.ua/rubric-technology/3718946-iran-predstaviv-svou-persu-giperzvukovu-balisticnu-raketu.html" text:style-name="Internet_20_link" text:visited-style-name="Visited_20_Internet_20_Link">
 Іран представив свою першу <text:span text:style-name="T4">
гіперзвукову</text:span>
 балістичнуракету </text:a>
</text:p>
      <text:p text:style-name="P4">
Наразі компанія також розробляє потужну лазерну систему перехоплення "Залізнийпромінь" (Iron Beam), яку називають потенційною "зміною правил гри" в боротьбіз ракетними атаками.</text:p>
      <text:p text:style-name="P4">
Як повідомляв Укрінформ, в Ірані на офіційній церемонії представили новітнюбалістичну ракету «Хорремшехр-4» або «Хейбар».</text:p>
      <text:p text:style-name="P4">
<text:span text:style-name="T5">
Фото: Rafael</text:span>
</text:p>
      <text:p text:style-name="P4">
Source: <text:a xlink:type="simple" xlink:href="https://www.ukrinform.ua/rubric-technology/3722998-v-izraili-predstavili-persu-u-svoemu-rodi-sistemu-giperzvukovogo-perehoplenna.html" text:style-name="Internet_20_link" text:visited-style-name="Visited_20_Internet_20_Link">
https://www.ukrinform.ua/rubric-technology/3722998-v-izraili-predstavili-persu-u-svoemu-rodi-sistemu-giperzvukovogo-perehoplenna.html</text:a>
</text:p>
      <!--NEWS-->
      <text:h text:style-name="P10" text:outline-level="1">
<text:span text:style-name="T4">
Чоловіча збірна України перемогла Бельгію в Золотій Євролізі з волейболу</text:span>
</text:h>
      <text:p text:style-name="P4">
Authors: Ukrinform (Person)</text:p>
      <text:p text:style-name="P4">
Publisher: Укринформ (Organization)</text:p>
      <text:p text:style-name="P4">
Published Time: 2023-06-14T21:46:11+03:00</text:p>
      <text:p text:style-name="P4">
Modified Time: 2023-06-14T21:46:11+03:00</text:p>
      <text:p text:style-name="P4">
Description: Українці очолюють групу. — Укрінформ.</text:p>
      <text:p text:style-name="P4">
Images: ['<text:a xlink:type="simple" xlink:href="https://static.ukrinform.com/photos/2023_06/thumb_files/630_360_1686768305-275.jpeg" text:style-name="Internet_20_link" text:visited-style-name="Visited_20_Internet_20_Link">
630_360_16867...</text:a>
']</text:p>
      <text:p text:style-name="P4">
Tags: ['Євроліга', 'Волейбол']</text:p>
      <text:p text:style-name="P4">
Type: Article</text:p>
      <!--METADATA-->
      <text:p text:style-name="P4">
<draw:frame draw:style-name="fr1" draw:name="Image283" text:anchor-type="as-char" svg:width="6.9236in" svg:height="3.956343in" draw:z-index="0">
<draw:image xlink:href="../Images/yкринформ/2023-06-14T21-46-11-03-00/630_360_1686768305-275.jpeg" xlink:type="simple" xlink:show="embed" xlink:actuate="onLoad" draw:mime-type="image/jpeg"/>
</draw:frame>
 Українціочолюють групу.</text:p>
      <text:p text:style-name="P4">
Чоловіча збірна України з волейболу обіграла Бельгію у п’ятому турі груповогоетапу Золотої Євроліги-2023, передає Укрінформ.</text:p>
      <text:p text:style-name="P4">
«Синьо-жовті» впевнено виграли у трьох сетах – 25:21, 25:14 та 25:13.</text:p>
      <text:p text:style-name="P4">
Українська команда здобула п’яту перемогу поспіль на груповому етапі турніру.</text:p>
      <text:p text:style-name="P4">
Нагадаємо, чоловіча збірна України достроково вийшла до Фіналу чотирьохЗолотої Євроліги після перемоги над Хорватією у минулому турі.</text:p>
      <text:p text:style-name="P4">
Також у попередніх матчах Золотої Євроліги-2023 команда Угіса Крастіньшаздобула перемоги над Північною Македонією, Хорватією та Бельгією.</text:p>
      <text:p text:style-name="P4">
<text:span text:style-name="T4">
Читайте також:</text:span>
 <text:a xlink:type="simple" xlink:href="https://www.ukrinform.ua/rubric-sports/3722973-zinoca-zbirna-ukraini-peremogla-franciu-v-zolotij-evrolizi-z-volejbolu.html" text:style-name="Internet_20_link" text:visited-style-name="Visited_20_Internet_20_Link">
 Жіноча збірна України перемогла Францію в ЗолотійЄвролізі з <text:span text:style-name="T4">
волейбол</text:span>
 у </text:a>
</text:p>
      <text:p text:style-name="P4">
У наступному матчі збірна України зіграє із Північною Македонією 18 червня.</text:p>
      <text:p text:style-name="P4">
Фото: cev.eu</text:p>
      <text:p text:style-name="P4">
Source: <text:a xlink:type="simple" xlink:href="https://www.ukrinform.ua/rubric-sports/3723000-colovica-zbirna-ukraini-peremogla-belgiu-v-zolotij-evrolizi-z-volejbolu.html" text:style-name="Internet_20_link" text:visited-style-name="Visited_20_Internet_20_Link">
https://www.ukrinform.ua/rubric-sports/3723000-colovica-zbirna-ukraini-peremogla-belgiu-v-zolotij-evrolizi-z-volejbolu.html</text:a>
</text:p>
      <!--NEWS-->
      <text:h text:style-name="P10" text:outline-level="1">
<text:span text:style-name="T4">
Хмельницьке «Поділля» відновить свою участь у Першій лізі України</text:span>
</text:h>
      <text:p text:style-name="P4">
Authors: Ukrinform (Person)</text:p>
      <text:p text:style-name="P4">
Publisher: Укринформ (Organization)</text:p>
      <text:p text:style-name="P4">
Published Time: 2023-06-14T21:55:09+03:00</text:p>
      <text:p text:style-name="P4">
Modified Time: 2023-06-14T21:55:09+03:00</text:p>
      <text:p text:style-name="P4">
Description: До команди приєднається новий тренер з фізпідготовки. — Укрінформ.</text:p>
      <text:p text:style-name="P4">
Images: ['<text:a xlink:type="simple" xlink:href="https://static.ukrinform.com/photos/2023_06/thumb_files/630_360_1686768736-382.jpg" text:style-name="Internet_20_link" text:visited-style-name="Visited_20_Internet_20_Link">
630_360_16867...</text:a>
']</text:p>
      <text:p text:style-name="P4">
Tags: ['Футбол', 'перша ліга']</text:p>
      <text:p text:style-name="P4">
Type: Article</text:p>
      <!--METADATA-->
      <text:p text:style-name="P4">
<draw:frame draw:style-name="fr1" draw:name="Image284" text:anchor-type="as-char" svg:width="6.9236in" svg:height="3.956343in" draw:z-index="0">
<draw:image xlink:href="../Images/yкринформ/2023-06-14T21-55-09-03-00/630_360_1686768736-382.jpg" xlink:type="simple" xlink:show="embed" xlink:actuate="onLoad" draw:mime-type="image/jpeg"/>
</draw:frame>
 До командиприєднається новий тренер з фізпідготовки.</text:p>
      <text:p text:style-name="P4">
Після тривалої перерви, викликаною повномасштабною російською агресією,хмельницьке «Поділля» вирішило відновити свою участь у Першій лізі України, <text:a xlink:type="simple" xlink:href="https://sport.ua/uk/news/630229-u-trenerskomu-shtabi-podillya-bude-popovnennya" text:style-name="Internet_20_link" text:visited-style-name="Visited_20_Internet_20_Link">
повідомляє </text:a>
 Sport ua, передає Укрінформ.</text:p>
      <text:p text:style-name="P4">
Подоляни розпочнуть підготовку до нових випробувань 19 червня у Хмельницькому.Наступні збори також пройдуть вдома.</text:p>
      <text:p text:style-name="P4">
Є поповнення у тренерському штабі. Наставнику Віталію Костишину, як і раніше,допомагатимуть Руслан Соболевський та Олександр Mандзюк, а тренером зфізпідготовки буде Олександр Дзюбчик, який минулого сезону працював ізнайсильнішою аматорською командою області – «Колос» (Полонне).</text:p>
      <text:p text:style-name="P4">
З першими літніми новачками контракти буде підписано наступного тижня.</text:p>
      <text:p text:style-name="P4">
<text:span text:style-name="T4">
Читайте також:</text:span>
 <text:a xlink:type="simple" xlink:href="https://www.ukrinform.ua/rubric-sports/3677382-hmelnicke-podilla-vlitku-povernetsa-do-persoi-ligi.html" text:style-name="Internet_20_link" text:visited-style-name="Visited_20_Internet_20_Link">
 Хмельницьке « <text:span text:style-name="T4">
Поділля</text:span>
 » влітку повернеться до Першоїліги </text:a>
</text:p>
      <text:p text:style-name="P4">
Щодо першого спарингу, то він запланований на 27 червня з однією з команд ізсусідніх областей.</text:p>
      <text:p text:style-name="P4">
Фото: fcpodillya.com.ua</text:p>
      <text:p text:style-name="P4">
Source: <text:a xlink:type="simple" xlink:href="https://www.ukrinform.ua/rubric-sports/3723002-hmelnicke-podilla-vidnovit-svou-ucast-u-persij-lizi-ukraini.html" text:style-name="Internet_20_link" text:visited-style-name="Visited_20_Internet_20_Link">
https://www.ukrinform.ua/rubric-sports/3723002-hmelnicke-podilla-vidnovit-svou-ucast-u-persij-lizi-ukraini.html</text:a>
</text:p>
      <!--NEWS-->
      <text:h text:style-name="P10" text:outline-level="1">
<text:span text:style-name="T4">
На Херсонщині через підрив Каховської ГЕС з курганів вимиваються історичні артефакти</text:span>
</text:h>
      <text:p text:style-name="P4">
Authors: Ukrinform (Person)</text:p>
      <text:p text:style-name="P4">
Publisher: Укринформ (Organization)</text:p>
      <text:p text:style-name="P4">
Published Time: 2023-06-14T21:55:48+03:00</text:p>
      <text:p text:style-name="P4">
Modified Time: 2023-06-14T21:55:48+03:00</text:p>
      <text:p text:style-name="P4">
Description: У Херсонській області через підрив росіянами Каховської ГЕС вимиваються із землі історичні артефакти з недосліджених курганів. Жителів просять передавати знахідки до музею. — Укрінформ.</text:p>
      <text:p text:style-name="P4">
Images: ['<text:a xlink:type="simple" xlink:href="https://static.ukrinform.com/photos/2023_06/thumb_files/630_360_1686768931-186.jpg" text:style-name="Internet_20_link" text:visited-style-name="Visited_20_Internet_20_Link">
630_360_16867...</text:a>
']</text:p>
      <text:p text:style-name="P4">
Tags: ['Археологи', 'Херсонщина', 'Каховська ГЕС', 'Курган', 'Підтоплення']</text:p>
      <text:p text:style-name="P4">
Type: Article</text:p>
      <!--METADATA-->
      <text:p text:style-name="P4">
<draw:frame draw:style-name="fr1" draw:name="Image285" text:anchor-type="as-char" svg:width="6.9236in" svg:height="3.956343in" draw:z-index="0">
<draw:image xlink:href="../Images/yкринформ/2023-06-14T21-55-48-03-00/630_360_1686768931-186.jpg" xlink:type="simple" xlink:show="embed" xlink:actuate="onLoad" draw:mime-type="image/jpeg"/>
</draw:frame>
 УХерсонській області через підрив росіянами Каховської ГЕС вимиваються із земліісторичні артефакти з недосліджених курганів. Жителів просять передаватизнахідки до музею.</text:p>
      <text:p text:style-name="P4">
Про це у <text:a xlink:type="simple" xlink:href="https://t.me/khersonskaODA/6904" text:style-name="Internet_20_link" text:visited-style-name="Visited_20_Internet_20_Link">
 Телеграмі </text:a>
 повідомила ХерсонськаОВА, передає Укрінформ.</text:p>
      <text:p text:style-name="P4">
"Історичні артефакти, які перебували в недосліджених курганах <text:a xlink:type="simple" xlink:href="https://t.me/khersonskaODA/6904" text:style-name="Internet_20_link" text:visited-style-name="Visited_20_Internet_20_Link">
 Херсонщини</text:a>
 , через підрив Каховської ГЕС російськимивійськовими вимиваються із землі і розносяться потужною течією", - йдеться уповідомленні.</text:p>
      <text:p text:style-name="P4">
В обласній адміністрації звертаються до жителів, які помітили такі об'єкти, зпроханням негайно повідомити про знахідку до Херсонського обласногокраєзнавчого музею.</text:p>
      <text:p text:style-name="P4">
Контактний номер телефону музею: 066 35 51 407.</text:p>
      <text:p text:style-name="P4">
<text:span text:style-name="T4">
Читайте також:</text:span>
 <text:a xlink:type="simple" xlink:href="https://www.ukrinform.ua/rubric-regions/3722849-na-hersonsini-zatoplenimi-lisautsa-45-naselenih-punktiv.html" text:style-name="Internet_20_link" text:visited-style-name="Visited_20_Internet_20_Link">
 На Херсонщині затопленими лишаються 45 населених пунктів</text:a>
</text:p>
      <text:p text:style-name="P4">
Як повідомляв Укрінформ, у ніч на 6 червня <text:a xlink:type="simple" xlink:href="https://www.ukrinform.ua/rubric-ato/3718751-rosijski-zagarbniki-pidirvali-kahovsku-ges-ok-pivden.html" text:style-name="Internet_20_link" text:visited-style-name="Visited_20_Internet_20_Link">
 російська армія підірвала</text:a>
 греблю Каховської ГЕС.</text:p>
      <text:p text:style-name="P4">
За інформацією ОВА, на ранок 14 червня середній рівень підтоплення становить2,13 метра. Це на 32 сантиметри менше, ніж учора ввечері. Динаміка на спадводи зберігається.</text:p>
      <text:p text:style-name="P4">
Source: <text:a xlink:type="simple" xlink:href="https://www.ukrinform.ua/rubric-regions/3723003-na-hersonsini-cerez-pidriv-kahovskoi-ges-z-kurganiv-vimivautsa-istoricni-artefakti.html" text:style-name="Internet_20_link" text:visited-style-name="Visited_20_Internet_20_Link">
https://www.ukrinform.ua/rubric-regions/3723003-na-hersonsini-cerez-pidriv-kahovskoi-ges-z-kurganiv-vimivautsa-istoricni-artefakti.html</text:a>
</text:p>
      <!--NEWS-->
      <text:h text:style-name="P10" text:outline-level="1">
<text:span text:style-name="T4">
Силами ППО вночі збито 12 цілей: 3 ракети «Калібр» і 9 Shahed-136/131</text:span>
</text:h>
      <text:p text:style-name="P4">
Author: ['АРМІЯINFORM']</text:p>
      <text:p text:style-name="P4">
Time: 2023-06-14T22:00:00-04:00</text:p>
      <text:p text:style-name="P4">
Description: У ніч на 14 червня російські окупанти завдали ракетного удару по військових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ppo.jpg" text:style-name="Internet_20_link" text:visited-style-name="Visited_20_Internet_20_Link">
ppo.jpg</text:a>
']</text:p>
      <text:p text:style-name="P4">
Tags: ['SHAHED-136/131', 'АГРЕСІЯ РФ', 'ВТОРГНЕННЯ РФ', 'КОМАНДУВАННЯ ПОВІТРЯНИХ СИЛ ЗСУ']</text:p>
      <text:p text:style-name="P4">
Category: News</text:p>
      <!--METADATA-->
      <text:p text:style-name="P4">
<draw:frame draw:style-name="fr1" draw:name="Image286" text:anchor-type="as-char" svg:width="6.9236in" svg:height="3.899934in" draw:z-index="0">
<draw:image xlink:href="../Images/AРМІЯINFORM/2023-06-14T22-00-00-04-00/ppo.jpg" xlink:type="simple" xlink:show="embed" xlink:actuate="onLoad" draw:mime-type="image/jpeg"/>
</draw:frame>
</text:p>
      <text:p text:style-name="P4">
У ніч на 14 червня російські окупанти завдали ракетного удару по військових таінфраструктурних об’єктах України крилатими ракетами повітряного та морськогобазування, а також ударними дронами-камікадзе.</text:p>
      <text:p text:style-name="P4">
Про це <text:a xlink:type="simple" xlink:href="https://t.me/kpszsu/2562" text:style-name="Internet_20_link" text:visited-style-name="Visited_20_Internet_20_Link">
повідомляє</text:a>
 Командування Повітряних Сил ЗСУ.</text:p>
      <text:p text:style-name="P4">
З акваторії Чорного моря противник завдав удару чотирма крилатими ракетами«Калібр» у напрямку Одещини. Три ракети вдалось збити, одна — влучила вцивільний об’єкт.</text:p>
      <text:p text:style-name="P4">
Із східного узбережжя Азовського моря рашисти атакували 10-ма іранськимиударними дронами Shahed-136/131 на південно-східному напрямку, з них 9 —збито.</text:p>
      <text:p text:style-name="P4">
З ростовської області окупанти завдали удару шістьма крилатими ракетамиповітряного базування Х-22 із чотирьох дальніх бомбардувальників Ту-22М3. Ударзавдано по Донеччині. Наслідки уточнюються.</text:p>
      <text:p text:style-name="P4">
Загалом силами та засобами Повітряних Сил, у взаємодії з ППО складових Силоборони України, під час цієї нічної атаки знищено 12 повітряних цілей: трикрилаті ракети «Калібр» та дев’ять іранських ударних дронів Shahed-136/131.</text:p>
      <text:p text:style-name="P4">
Source: <text:a xlink:type="simple" xlink:href="https://armyinform.com.ua/2023/06/14/sylamy-ppo-vnochi-zbyto-12-czilej-3-rakety-kalibr-i-9-shahed-136-131/" text:style-name="Internet_20_link" text:visited-style-name="Visited_20_Internet_20_Link">
https://armyinform.com.ua/2023/06/14/sylamy-ppo-vnochi-zbyto-12-czilej-3-rakety-kalibr-i-9-shahed-136-131/</text:a>
</text:p>
      <!--NEWS-->
      <text:h text:style-name="P10" text:outline-level="1">
<text:span text:style-name="T4">
Шмигаль розповів віцеканцлеру Німеччини про екоцид, вчинений Росією</text:span>
</text:h>
      <text:p text:style-name="P4">
Authors: Ukrinform (Person)</text:p>
      <text:p text:style-name="P4">
Publisher: Укринформ (Organization)</text:p>
      <text:p text:style-name="P4">
Published Time: 2023-06-14T22:01:00+03:00</text:p>
      <text:p text:style-name="P4">
Modified Time: 2023-06-14T22:01:00+03:00</text:p>
      <text:p text:style-name="P4">
Description: Прем’єр-міністр Денис Шмигаль розповів віцеканцлеру Німеччини, міністру економіки та захисту клімату Роберту Габеку про підрив росіянами Каховської ГЕС. — Укрінформ.</text:p>
      <text:p text:style-name="P4">
Images: ['<text:a xlink:type="simple" xlink:href="https://static.ukrinform.com/photos/2023_06/thumb_files/630_360_1686481734-425.jpg" text:style-name="Internet_20_link" text:visited-style-name="Visited_20_Internet_20_Link">
630_360_16864...</text:a>
']</text:p>
      <text:p text:style-name="P4">
Tags: ['Німеччина', 'Теракт', 'Російські військові', 'Каховська ГЕС', 'Шмигаль']</text:p>
      <text:p text:style-name="P4">
Type: Article</text:p>
      <!--METADATA-->
      <text:p text:style-name="P4">
<draw:frame draw:style-name="fr1" draw:name="Image287" text:anchor-type="as-char" svg:width="6.9236in" svg:height="3.956343in" draw:z-index="0">
<draw:image xlink:href="../Images/yкринформ/2023-06-14T22-01-00-03-00/630_360_1686481734-425.jpg" xlink:type="simple" xlink:show="embed" xlink:actuate="onLoad" draw:mime-type="image/jpeg"/>
</draw:frame>
 Прем’єр-міністр Денис Шмигаль розповів віцеканцлеру Німеччини, міністру економіки тазахисту клімату Роберту Габеку про підрив росіянами Каховської ГЕС.</text:p>
      <text:p text:style-name="P4">
Про це очільник уряду повідомив у своєму <text:a xlink:type="simple" xlink:href="https://t.me/Denys_Smyhal/5380" text:style-name="Internet_20_link" text:visited-style-name="Visited_20_Internet_20_Link">
 Телеграмі</text:a>
 <text:a xlink:type="simple" xlink:href="https://t.me/Denys_Smyhal/5380" text:style-name="Internet_20_link" text:visited-style-name="Visited_20_Internet_20_Link">
 , </text:a>
передає Укрінформ.</text:p>
      <text:p text:style-name="P4">
“Розповів про ситуацію на Півдні України через екоцид, який росія вчинила,підірвавши Каховську ГЕС. Із зони підтоплення нам вдалося евакуювати вже понад3 700 людей.</text:p>
      <text:p text:style-name="P4">
Дякую Німеччині за негайну підтримку, надану в межах механізму цивільногозахисту ЄС”, - йдеться у дописі Прем’єра.</text:p>
      <text:p text:style-name="P4">
Сторони також обговорили потреби України в озброєнні. <text:a xlink:type="simple" xlink:href="https://www.ukrinform.ua/tag-smigal" text:style-name="Internet_20_link" text:visited-style-name="Visited_20_Internet_20_Link">
 Шмигаль</text:a>
 висловив вдячність Німеччині заоборонну допомогу.</text:p>
      <text:p text:style-name="P4">
<text:span text:style-name="T4">
Читайте також:</text:span>
 <text:a xlink:type="simple" xlink:href="https://www.ukrinform.ua/rubric-polytics/3722786-dopomogu-ukraini-pisla-pidrivu-kahovskoi-ges-zaproponuvali-16-krain-evrosouzu.html" text:style-name="Internet_20_link" text:visited-style-name="Visited_20_Internet_20_Link">
 Допомогу Україні після підриву Каховської ГЕСзапропонували 16 країн Євросоюзу </text:a>
</text:p>
      <text:p text:style-name="P4">
Як зазначається, окремою темою розмови стало посилення санкцій та обмеженняпроти атомної галузі росії.</text:p>
      <text:p text:style-name="P4">
“Необхідні також термінові заходи, щоб зупинити російський ракетний терор.Передав всю інформацію та пропозиції партнерам”, - йдеться у дописі.</text:p>
      <text:p text:style-name="P4">
Посадовці також торкнулися підготовки до Конференції з відновлення в Лондоні.</text:p>
      <text:p text:style-name="P4">
“Один з пріоритетів — швидке відновлення. Необхідно якнайшвидше допомогтилюдям, що постраждали від російської агресії. Розраховуємо на допомогуНімеччини в цьому напрямку”, - наголосив Прем’єр.</text:p>
      <text:p text:style-name="P4">
<text:span text:style-name="T4">
Читайте також:</text:span>
 <text:a xlink:type="simple" xlink:href="https://www.ukrinform.ua/rubric-polytics/3722388-elcenko-oon-ce-burokraticna-struktura-insoi-reakcii-na-pidriv-kahovskoi-ges-a-ne-ocikuvav.html" text:style-name="Internet_20_link" text:visited-style-name="Visited_20_Internet_20_Link">
 Єльченко: ООН – це бюрократична структура, іншої реакціїна підрив Каховської ГЕС я не очікував </text:a>
</text:p>
      <text:p text:style-name="P4">
Як повідомлялося, вночі 6 червня <text:a xlink:type="simple" xlink:href="https://www.ukrinform.ua/rubric-ato/3718751-rosijski-zagarbniki-pidirvali-kahovsku-ges-ok-pivden.html" text:style-name="Internet_20_link" text:visited-style-name="Visited_20_Internet_20_Link">
 російська армія підірвала</text:a>
 дамбу Каховської ГЕС. На Херсонщині розпочалиевакуацію населення з небезпечних місць, для яких є ризик затоплення внаслідокпідриву Каховської ГЕС. За фактом підриву окупантами Каховської ГЕСправоохоронці розпочали розслідування за статтею "екоцид".</text:p>
      <text:p text:style-name="P4">
В Укргідроенерго заявили, що Каховська ГЕС повністю зруйнована і відновленнюне підлягає.</text:p>
      <text:p text:style-name="P4">
<text:span text:style-name="T5">
Фото: United24media</text:span>
</text:p>
      <text:p text:style-name="P4">
Source: <text:a xlink:type="simple" xlink:href="https://www.ukrinform.ua/rubric-polytics/3723006-smigal-rozpoviv-vicekancleru-nimeccini-pro-pidriv-kahovskoi-ges.html" text:style-name="Internet_20_link" text:visited-style-name="Visited_20_Internet_20_Link">
https://www.ukrinform.ua/rubric-polytics/3723006-smigal-rozpoviv-vicekancleru-nimeccini-pro-pidriv-kahovskoi-ges.html</text:a>
</text:p>
      <!--NEWS-->
      <text:h text:style-name="P10" text:outline-level="1">
<text:span text:style-name="T4">
У Пентагоні назвали пріоритети «Рамштайну» – посилення ППО та інших можливостей України</text:span>
</text:h>
      <text:p text:style-name="P4">
Authors: Ukrinform (Person)</text:p>
      <text:p text:style-name="P4">
Publisher: Укринформ (Organization)</text:p>
      <text:p text:style-name="P4">
Published Time: 2023-06-14T22:08:00+03:00</text:p>
      <text:p text:style-name="P4">
Modified Time: 2023-06-14T22:08:00+03:00</text:p>
      <text:p text:style-name="P4">
Description: Головними темами засідання Контактної групи з питань оборони України, запланованого на четвер, будуть посилення ППО та інших можливостей ЗСУ як у короткостроковій перспективі, так і в майбутньому.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Зустріч Рамштайн']</text:p>
      <text:p text:style-name="P4">
Type: Article</text:p>
      <!--METADATA-->
      <text:p text:style-name="P4">
<draw:frame draw:style-name="fr1" draw:name="Image288" text:anchor-type="as-char" svg:width="6.9236in" svg:height="3.956343in" draw:z-index="0">
<draw:image xlink:href="../Images/yкринформ/2023-06-14T22-08-00-03-00/630_360_1588051291-728.jpg" xlink:type="simple" xlink:show="embed" xlink:actuate="onLoad" draw:mime-type="image/jpeg"/>
</draw:frame>
 Головнимитемами засідання Контактної групи з питань оборони України, запланованого начетвер, будуть посилення ППО та інших можливостей ЗСУ як у короткостроковійперспективі, так і в майбутньому.</text:p>
      <text:p text:style-name="P4">
Про це йдеться в офіційному повідомленні Пентагону за результатами розмовиміністрів оборони США й Україні перед зустріччю у форматі «Рамштайн», передаєУкрінформ.</text:p>
      <text:p text:style-name="P4">
Обговорення зосереджуватимуться «на зміцненні протиповітряної оборони Україний інших пріоритетних можливостей у найближчій перспективі, а також напроведенні навчань і підтримці з метою посилення міці України в довгостроковійперспективі».</text:p>
      <text:p text:style-name="P4">
<text:span text:style-name="T4">
Читайте також:</text:span>
 <text:a xlink:type="simple" xlink:href="https://www.ukrinform.ua/rubric-world/3722537-glava-pentagonu-virusiv-na-ramstajn-do-nimeccini.html" text:style-name="Internet_20_link" text:visited-style-name="Visited_20_Internet_20_Link">
 Глава Пентагону вирушив на « <text:span text:style-name="T4">
Рамштайн</text:span>
 » до Німеччини</text:a>
</text:p>
      <text:p text:style-name="P4">
Крім того, повідомляється, що глава Пентагону надав українському колезіоновлену інформацію про допомогу Україні з боку Сполучених Штатів. ОлексійРезніков, зі свого боку, ознайомив Ллойда Остіна з динамікою на лінії фронту вУкраїні.</text:p>
      <text:p text:style-name="P4">
Як повідомляв Укрінформ, у вівторок Сполучені Штати заявили про виділеннядодаткового пакета військової підтримки України, який передбачає негайніпоставки засобів ППО, ракет для HIMARS, снарядів, бронетехніки й іншогоозброєння.</text:p>
      <text:p text:style-name="P4">
Source: <text:a xlink:type="simple" xlink:href="https://www.ukrinform.ua/rubric-ato/3723004-u-pentagoni-nazvali-prioriteti-ramstajnu-posilenna-ppo-ta-insih-mozlivostej-ukraini.html" text:style-name="Internet_20_link" text:visited-style-name="Visited_20_Internet_20_Link">
https://www.ukrinform.ua/rubric-ato/3723004-u-pentagoni-nazvali-prioriteti-ramstajnu-posilenna-ppo-ta-insih-mozlivostej-ukraini.html</text:a>
</text:p>
      <!--NEWS-->
      <text:h text:style-name="P10" text:outline-level="1">
<text:span text:style-name="T4">
Київ здобув відзнаку на форумі Digital Enterprise Show</text:span>
</text:h>
      <text:p text:style-name="P4">
Authors: Ukrinform (Person)</text:p>
      <text:p text:style-name="P4">
Publisher: Укринформ (Organization)</text:p>
      <text:p text:style-name="P4">
Published Time: 2023-06-14T22:09:01+03:00</text:p>
      <text:p text:style-name="P4">
Modified Time: 2023-06-14T22:09:01+03:00</text:p>
      <text:p text:style-name="P4">
Description: Київ отримав відзнаку City Partner-2023 на форумі Digital Enterprise Show, що є одним із провідних заходів у сфері цифрової трансформації. — Укрінформ.</text:p>
      <text:p text:style-name="P4">
Images: ['<text:a xlink:type="simple" xlink:href="https://static.ukrinform.com/photos/2023_06/thumb_files/630_360_1686769710-594.jpg" text:style-name="Internet_20_link" text:visited-style-name="Visited_20_Internet_20_Link">
630_360_16867...</text:a>
']</text:p>
      <text:p text:style-name="P4">
Tags: ['Нагорода', 'Київ', 'Київ Цифровий']</text:p>
      <text:p text:style-name="P4">
Type: Article</text:p>
      <!--METADATA-->
      <text:p text:style-name="P4">
<draw:frame draw:style-name="fr1" draw:name="Image289" text:anchor-type="as-char" svg:width="6.9236in" svg:height="3.956343in" draw:z-index="0">
<draw:image xlink:href="../Images/yкринформ/2023-06-14T22-09-01-03-00/630_360_1686769710-594.jpg" xlink:type="simple" xlink:show="embed" xlink:actuate="onLoad" draw:mime-type="image/jpeg"/>
</draw:frame>
 Київотримав відзнаку City Partner-2023 на форумі Digital Enterprise Show, що єодним із провідних заходів у сфері цифрової трансформації.</text:p>
      <text:p text:style-name="P4">
Як передає Укрінформ, про це керівник цифрової трансформації Києва, заступникголови Київської міської державної адміністрації Петро Оленич повідомив у <text:a xlink:type="simple" xlink:href="https://www.facebook.com/olenychpetro/posts/pfbid087yw7nX4ZB8NRBJ7AmkMfuVXrwhwmLZBvpGFPYpnpPdHsDmAZx4nbtcoScmodaPcl" text:style-name="Internet_20_link" text:visited-style-name="Visited_20_Internet_20_Link">
Фейсбуці</text:a>
.</text:p>
      <text:p text:style-name="P4">
"Це не просто відзнака. Це результат роботи команди Київ Цифровий", — зазначиввін.</text:p>
      <text:p text:style-name="P4">
<text:span text:style-name="T4">
Читайте також:</text:span>
 <text:a xlink:type="simple" xlink:href="https://www.ukrinform.ua/rubric-kyiv/3717837-u-kiiv-cifrovij-nadijsla-vze-ponad-tisaca-skarg-na-ukritta.html" text:style-name="Internet_20_link" text:visited-style-name="Visited_20_Internet_20_Link">
 У « <text:span text:style-name="T4">
Київ</text:span>
 <text:span text:style-name="T4">
Цифровий</text:span>
 » надійшла вже понад тисячаскарг на укриття </text:a>
</text:p>
      <text:p text:style-name="P4">
Оленич подякував міжнародним партнерам за довіру і визнання.</text:p>
      <text:p text:style-name="P4">
Як повідомлялося, форум Digital Enterprise Show є однією з найважливіших подійу світі технологій. Участь у заході беруть професіонали IT-галузі з понад 50країн.</text:p>
      <text:p text:style-name="P4">
Цьогоріч на форумі свої розробки представляють понад 400 компаній-лідерів усфері цифрової трансформації.</text:p>
      <text:p text:style-name="P4">
Source: <text:a xlink:type="simple" xlink:href="https://www.ukrinform.ua/rubric-kyiv/3723007-kiiv-zdobuv-vidznaku-na-forumi-digital-enterprise-show.html" text:style-name="Internet_20_link" text:visited-style-name="Visited_20_Internet_20_Link">
https://www.ukrinform.ua/rubric-kyiv/3723007-kiiv-zdobuv-vidznaku-na-forumi-digital-enterprise-show.html</text:a>
</text:p>
      <!--NEWS-->
      <text:h text:style-name="P10" text:outline-level="1">
<text:span text:style-name="T4">
Росія у Гаазі закликала Міжнародний суд ООН відхилити вимоги України</text:span>
</text:h>
      <text:p text:style-name="P4">
Authors: Ukrinform (Person)</text:p>
      <text:p text:style-name="P4">
Publisher: Укринформ (Organization)</text:p>
      <text:p text:style-name="P4">
Published Time: 2023-06-14T22:24:00+03:00</text:p>
      <text:p text:style-name="P4">
Modified Time: 2023-06-14T22:24:00+03:00</text:p>
      <text:p text:style-name="P4">
Description: Російська сторона закликала Міжнародний суд ООН відхилити вимоги України у справі щодо порушення Росією двох конвенцій – про боротьбу з фінансуванням тероризму та про заборону всіх форм расової дискримінації. — Укрінформ.</text:p>
      <text:p text:style-name="P4">
Images: ['<text:a xlink:type="simple" xlink:href="https://static.ukrinform.com/photos/2019_11/thumb_files/630_360_1573224391-3376.jpeg" text:style-name="Internet_20_link" text:visited-style-name="Visited_20_Internet_20_Link">
630_360_15732...</text:a>
', '<text:a xlink:type="simple" xlink:href="https://static.ukrinform.com/photos/2023_06/1686771606-549.jpg" text:style-name="Internet_20_link" text:visited-style-name="Visited_20_Internet_20_Link">
1686771606-54...</text:a>
', '<text:a xlink:type="simple" xlink:href="https://static.ukrinform.com/photos/2023_06/1686771605-688.jpg" text:style-name="Internet_20_link" text:visited-style-name="Visited_20_Internet_20_Link">
1686771605-68...</text:a>
']</text:p>
      <text:p text:style-name="P4">
Tags: ['Гаага', 'Міжнародний суд ООН', 'Росія']</text:p>
      <text:p text:style-name="P4">
Type: Article</text:p>
      <!--METADATA-->
      <text:p text:style-name="P4">
<draw:frame draw:style-name="fr1" draw:name="Image290" text:anchor-type="as-char" svg:width="6.9236in" svg:height="3.956343in" draw:z-index="0">
<draw:image xlink:href="../Images/yкринформ/2023-06-14T22-24-00-03-00/630_360_1573224391-3376.jpeg" xlink:type="simple" xlink:show="embed" xlink:actuate="onLoad" draw:mime-type="image/jpeg"/>
</draw:frame>
Російська сторона закликала Міжнародний суд ООН відхилити вимоги України усправі щодо порушення Росією двох конвенцій – про боротьбу з фінансуваннямтероризму та про заборону всіх форм расової дискримінації.</text:p>
      <text:p text:style-name="P4">
Про це повідомляє кореспондент Укрінформу в Гаазі.</text:p>
      <text:p text:style-name="P4">
“РФ просить Суд відхилити всі вимоги України щодо Міжнародної конвенції проборотьбу з фінансуванням тероризму та Міжнародної конвенції про ліквідаціювсіх форм расової дискримінації”, - сказав у своєму виступі посол Росії вНідерландах Александр Шульгин.</text:p>
      <text:p text:style-name="P4">
<draw:frame draw:style-name="fr1" draw:name="Image291" text:anchor-type="as-char" svg:width="6.9236in" svg:height="4.615733in" draw:z-index="0">
<draw:image xlink:href="../Images/yкринформ/2023-06-14T22-24-00-03-00/1686771606-549.jpg" xlink:type="simple" xlink:show="embed" xlink:actuate="onLoad" draw:mime-type="image/jpeg"/>
</draw:frame>
</text:p>
      <text:p text:style-name="P4">
<text:span text:style-name="T4">
Читайте також:</text:span>
 <text:a xlink:type="simple" xlink:href="https://www.ukrinform.ua/rubric-polytics/3722866-sprava-ukraina-proti-rosii-u-miznarodnomu-sudi-oon-cetvertij-den-publicnih-sluhan.html" text:style-name="Internet_20_link" text:visited-style-name="Visited_20_Internet_20_Link">
 Справа «Україна проти Росії»: у Міжнародному суді ООН -четвертий день публічних слухань </text:a>
</text:p>
      <text:p text:style-name="P4">
Він також сказав, що звернення України до Суду це начебто спроба виправдативійну проти Донбасу. За його словами, Україна ініціювала справу, щобвідвернути увагу від своєї підтримки нацизму. "Україна прийшла до цього судуіз брудними та закривавленими руками", — каже Шульгин.</text:p>
      <text:p text:style-name="P4">
Також російська сторона заперечувала, що так звані “ДНР” та “ЛНР” єтерористичними організаціями, які фінансуються Росією.</text:p>
      <text:p text:style-name="P4">
<draw:frame draw:style-name="fr1" draw:name="Image292" text:anchor-type="as-char" svg:width="6.9236in" svg:height="4.615733in" draw:z-index="0">
<draw:image xlink:href="../Images/yкринформ/2023-06-14T22-24-00-03-00/1686771605-688.jpg" xlink:type="simple" xlink:show="embed" xlink:actuate="onLoad" draw:mime-type="image/jpeg"/>
</draw:frame>
</text:p>
      <text:p text:style-name="P4">
Сьогодні у Міжнародному суді ООН був четвертий, останній день публічнихслухань у справі “Україна проти Росії” щодо порушення Росією двох конвенцій -про боротьбу з фінансуванням тероризму та про ліквідацію всіх форм расовоїдискримінації.</text:p>
      <text:p text:style-name="P4">
<text:span text:style-name="T4">
Читайте також:</text:span>
 <text:a xlink:type="simple" xlink:href="https://www.ukrinform.ua/rubric-polytics/3722018-ukraina-ocikue-so-risenna-miznarodnogo-sudu-oon-viavit-porusenna-rf-dvoh-konvencij-korinevic.html" text:style-name="Internet_20_link" text:visited-style-name="Visited_20_Internet_20_Link">
 Україна очікує, що рішення Міжнародного суду ООН виявитьпорушення РФ двох конвенцій </text:a>
</text:p>
      <text:p text:style-name="P4">
Слухання були присвячені розгляду справи по суті.</text:p>
      <text:p text:style-name="P4">
Заслухавши всі сторони Суд видаляється для ухвалення рішення.</text:p>
      <text:p text:style-name="P4">
Як повідомляв Укрінформ, Міжнародний суд ООН у червні проводив публічніслухання у справі щодо порушення Росією конвенцій про боротьбу з фінансуваннямтероризму та про заборону всіх форм расової дискримінації.</text:p>
      <text:p text:style-name="P4">
<text:span text:style-name="T4">
Читайте також:</text:span>
 <text:a xlink:type="simple" xlink:href="https://www.ukrinform.ua/rubric-polytics/3722013-zolotarova-u-miznarodnomu-sudi-oon-pravda-na-nasij-storoni.html" text:style-name="Internet_20_link" text:visited-style-name="Visited_20_Internet_20_Link">
 Золотарьова у Міжнародному суді ООН: Правда на нашійстороні </text:a>
</text:p>
      <text:p text:style-name="P4">
Відбулося два раунди виступів сторін: 6 та 12 червня виступає юридична командаУкраїни, 8 та 14 червня – Росії.</text:p>
      <text:p text:style-name="P4">
Міжнародний суд ООН 8 листопада 2019 визнав свою юрисдикцію у справі щодопорушення Росією двох конвенцій.</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text:p>
      <text:p text:style-name="P4">
<text:span text:style-name="T4">
Читайте також:</text:span>
 <text:a xlink:type="simple" xlink:href="https://www.ukrinform.ua/rubric-crimea/3721983-ukraina-u-miznarodnomu-sudi-oon-rosia-zaprovadila-rezim-rasovoi-diskriminacii-v-krimu.html" text:style-name="Internet_20_link" text:visited-style-name="Visited_20_Internet_20_Link">
 Україна у Міжнародному суді ООН: Росія запровадила режимрасової дискримінації в Криму </text:a>
</text:p>
      <text:p text:style-name="P4">
Звинувачення, висунуті Росії, включають: надання зброї та інших видів допомогинезаконним збройним формуванням; збиття літака “Малайзійських авіаліній” рейсуMH-17; обстріли житлових районів Маріуполя та Краматорська; знищенняцивільного пасажирського автобуса неподалік Волновахи; вибух під час мирнихзборів у Харкові; дискримінацію щодо української та кримськотатарської громад;заборону діяльності Меджлісу кримськотатарського народу; хвилі зникнень,вбивства, самовільні обшуки, затримання; обмеження на викладання української йкримськотатарської мов.</text:p>
      <text:p text:style-name="P4">
Фото: І. Драбок</text:p>
      <text:p text:style-name="P4">
Source: <text:a xlink:type="simple" xlink:href="https://www.ukrinform.ua/rubric-polytics/3723008-rosia-u-gaazi-zaklikala-miznarodnij-sud-oon-vidhiliti-vimogi-ukraini.html" text:style-name="Internet_20_link" text:visited-style-name="Visited_20_Internet_20_Link">
https://www.ukrinform.ua/rubric-polytics/3723008-rosia-u-gaazi-zaklikala-miznarodnij-sud-oon-vidhiliti-vimogi-ukraini.html</text:a>
</text:p>
      <!--NEWS-->
      <text:h text:style-name="P10" text:outline-level="1">
<text:span text:style-name="T4">
Депутати Бундестагу засудили підрив Каховської ГЕС</text:span>
</text:h>
      <text:p text:style-name="P4">
Authors: Ukrinform (Person)</text:p>
      <text:p text:style-name="P4">
Publisher: Укринформ (Organization)</text:p>
      <text:p text:style-name="P4">
Published Time: 2023-06-14T22:38:00+03:00</text:p>
      <text:p text:style-name="P4">
Modified Time: 2023-06-14T22:38:00+03:00</text:p>
      <text:p text:style-name="P4">
Description: Депутати німецького парламенту засудили підрив дамби Каховської ГЕС, вину за що переважна більшість членів Бундестагу покладає на Росію і вимагає покарання відповідальних. — Укрінформ.</text:p>
      <text:p text:style-name="P4">
Images: ['<text:a xlink:type="simple" xlink:href="https://static.ukrinform.com/photos/2023_06/thumb_files/630_360_1686771404-634.jpg" text:style-name="Internet_20_link" text:visited-style-name="Visited_20_Internet_20_Link">
630_360_16867...</text:a>
']</text:p>
      <text:p text:style-name="P4">
Tags: ['Бундестаг', 'Німеччина', 'Путін', 'Теракт', 'Російські військові', 'Каховська ГЕС']</text:p>
      <text:p text:style-name="P4">
Type: Article</text:p>
      <!--METADATA-->
      <text:p text:style-name="P4">
<draw:frame draw:style-name="fr1" draw:name="Image293" text:anchor-type="as-char" svg:width="6.9236in" svg:height="3.956343in" draw:z-index="0">
<draw:image xlink:href="../Images/yкринформ/2023-06-14T22-38-00-03-00/630_360_1686771404-634.jpg" xlink:type="simple" xlink:show="embed" xlink:actuate="onLoad" draw:mime-type="image/jpeg"/>
</draw:frame>
 Депутатинімецького парламенту засудили підрив дамби Каховської ГЕС, вину за щопереважна більшість членів Бундестагу покладає на Росію і вимагає покараннявідповідальних.</text:p>
      <text:p text:style-name="P4">
Обговорення ситуації відбулося у середу, повідомляє кореспондентка Укрінформу.</text:p>
      <text:p text:style-name="P4">
Депутат від фракції Союз 90-«Зелені» Робін Вагенер назвав свідомий підривРосією дамби «найстрашнішою техногенною стихійною катастрофою, яку зазналаЄвропа в останні десятиріччя». Десятки тисяч людей опинилися в зоні лиха, а налівому березі окупанти ще й перешкоджали евакуації. Постраждало водопостачаннядля 700 тисяч українців, Всесвітня організація охорони здоров’я попереджає проспалах холери, а зниження врожаю відчують у багатьох куточках світу. «Навмиснезнищення природи є ні чим іншим, як екоцидом», - підкреслив політик.</text:p>
      <text:p text:style-name="P4">
Він також висловився за швидку екстрену допомогу Україні та допомогу уподальшій відбудові, а також підтримку на шляху України до ЄС. Окрім того,винні в цьому злочині мають бути притягнуті до відповідальності, а Україна –отримати ще більше зброї, щоб виграти війну та звільнити свої території.«Заморожування конфлікту лише підвищить ризик подібних терактів умайбутньому», - застеріг Вагенер.</text:p>
      <text:p text:style-name="P4">
Його однопартієць Юрген Тріттін назвав підрив дамби черговим злочином інагадав, що це перша атака Росії на гідроспоруди. «Ми повинні покласти кінецьпрактиці уникнення відповідальності», - закликав він. Те, що сталося,очікуваний дефіцит збіжжя, має стати сигналом для всіх тих, хто каже: «це ненаша війна».</text:p>
      <text:p text:style-name="P4">
«Ми засуджуємо такий спосіб ведення війни.. Для нас зрозуміло, що підтримкаУкраїни в цьому новому вимірі є більш нагальною ніж будь-коли. Ми продовжимодопомагати Україні, в тому числі зброєю», - пообіцяв представник правлячоїСоціал-демократичної партії Нільс Шмід. Він виступав за визнання екоциду підчас війни кримінальним злочином у міжнародному кримінальному праві, чогонаразі немає, щоб його можна було переслідувати саме як воєнний злочин. Шмідтакож наголосив на необхідності приділяти більше уваги безпеці навколо такихчутливих об’єктів, як атомні електростанції.</text:p>
      <text:p text:style-name="P4">
<text:span text:style-name="T4">
Читайте також:</text:span>
 <text:a xlink:type="simple" xlink:href="https://www.ukrinform.ua/rubric-polytics/3723006-smigal-rozpoviv-vicekancleru-nimeccini-pro-pidriv-kahovskoi-ges.html" text:style-name="Internet_20_link" text:visited-style-name="Visited_20_Internet_20_Link">
 <text:span text:style-name="T4">
Шмигаль</text:span>
 розповів віцеканцлеру Німеччини про підривКаховської ГЕС </text:a>
</text:p>
      <text:p text:style-name="P4">
Про те, що в Україні скоєно найбільшу штучну екологічну катастрофу та цинічнийвоєнний злочин, говорила і членкиня СДПН Дерья Тюрк-Нахбаур. За її словами,Путін веде війну не проти військових, а саме проти цивільних, намагаючисьтаким чином завдати максимальної шкоди, але також деморалізувати людей. «Ценовий вимір ведення психологічної війни», - сказала депутатка.</text:p>
      <text:p text:style-name="P4">
Представниця фракції Вільної демократичної партії Агнес Штрак-Циммерманназвала трагедією використання води як зброї. «Це показує, з якою жорстокістюПутін веде цю війну. Він має відповісти за це в Гаазі», - сказала вона івисловила переконання, що Путін своїми імперськими амбіціями та бажаннямзнищити Україну, закрити їй шлях на Захід, «не зможе завадити цьому навіть задопомогою 80 мільярдів літрів води».</text:p>
      <text:p text:style-name="P4">
<text:span text:style-name="T4">
Читайте також:</text:span>
 <text:a xlink:type="simple" xlink:href="https://www.ukrinform.ua/rubric-economy/3722886-pidriv-kahovskoi-ges-zbitki-ribnoi-galuzi-ocinuut-u-ponad-11-milardiv.html" text:style-name="Internet_20_link" text:visited-style-name="Visited_20_Internet_20_Link">
 Підрив <text:span text:style-name="T4">
Каховсько</text:span>
 ї ГЕС: збитки рибної галузі оцінюютьу понад ₴11 мільярдів </text:a>
</text:p>
      <text:p text:style-name="P4">
Представники опозиційного консервативного блоку ХДС/ХСС також говорили пронеобхідність продовження і посилення підтримки України, зокрема, зброєю. Так,Йоганн Давід Вадефуль назвав руйнування дамби «злочином проти людства», атакож злочином проти рослин і тварин. «Щоб гарантувати, що такі катастрофи неповторяться, уряд Німеччини має підтримати Україну так швидко й так енергійно,щоби вона змогла виграти цю війну», - сказав Вадефуль. Його однопартієць КнутАбрагам зауважив, що те, що Росія вдається подібних заходів, показує їїслабкість. «Росія діє як країна-терорист. Це – воєнний злочин, це – терор», -підкреслив він.</text:p>
      <text:p text:style-name="P4">
Ліві та права «Альтернатива для <text:a xlink:type="simple" xlink:href="https://www.ukrinform.ua/tag-nimeccina" text:style-name="Internet_20_link" text:visited-style-name="Visited_20_Internet_20_Link">
 Німеччина </text:a>
 » з одного боку висловили співчуття постраждалим, але в черговийраз наполягали на припиненні постачання Україні зброї, яка, мовляв, не сприяєзавершенню війни, але лише веде до ескалації. Ліві вимагають припинення вогнюі переговорів, хоча й говорять про «злочин режиму, який немає виправдання», аправорадикали «не знають», хто винний за підрив дамби.</text:p>
      <text:p text:style-name="P4">
Нагадаємо, дамба на Дніпрі на півдні України <text:a xlink:type="simple" xlink:href="https://www.ukrinform.ua/rubric-ato/3718751-rosijski-zagarbniki-pidirvali-kahovsku-ges-ok-pivden.html" text:style-name="Internet_20_link" text:visited-style-name="Visited_20_Internet_20_Link">
 була зруйнована російськимивійськами </text:a>
 6 червня.</text:p>
      <text:p text:style-name="P4">
Source: <text:a xlink:type="simple" xlink:href="https://www.ukrinform.ua/rubric-polytics/3723010-deputati-bundestagu-zasudili-pidriv-kahovskoi-ges.html" text:style-name="Internet_20_link" text:visited-style-name="Visited_20_Internet_20_Link">
https://www.ukrinform.ua/rubric-polytics/3723010-deputati-bundestagu-zasudili-pidriv-kahovskoi-ges.html</text:a>
</text:p>
      <!--NEWS-->
      <text:h text:style-name="P10" text:outline-level="1">
<text:span text:style-name="T4">
Блінкен говоритиме у Китаї про розв’язану РФ війну в Україні – Держдеп</text:span>
</text:h>
      <text:p text:style-name="P4">
Authors: Ukrinform (Person)</text:p>
      <text:p text:style-name="P4">
Publisher: Укринформ (Organization)</text:p>
      <text:p text:style-name="P4">
Published Time: 2023-06-14T22:47:00+03:00</text:p>
      <text:p text:style-name="P4">
Modified Time: 2023-06-14T22:47:00+03:00</text:p>
      <text:p text:style-name="P4">
Description: Держсекретар США Ентоні Блінкен під час візиту до Китаю обговорюватиме питання, пов’язані з агресивною війною РФ проти України, у тому числі так звані «мирні пропозиції» Пекіна, а також недопущення військової підтримки російських сил. — Укрінформ.</text:p>
      <text:p text:style-name="P4">
Images: ['<text:a xlink:type="simple" xlink:href="https://static.ukrinform.com/photos/2019_05/thumb_files/630_360_1556690028-879.jpg" text:style-name="Internet_20_link" text:visited-style-name="Visited_20_Internet_20_Link">
630_360_15566...</text:a>
']</text:p>
      <text:p text:style-name="P4">
Tags: ['Китай', 'Держдеп', 'Блінкен', 'Війна з Росією']</text:p>
      <text:p text:style-name="P4">
Type: Article</text:p>
      <!--METADATA-->
      <text:p text:style-name="P4">
<draw:frame draw:style-name="fr1" draw:name="Image294" text:anchor-type="as-char" svg:width="6.9236in" svg:height="3.956343in" draw:z-index="0">
<draw:image xlink:href="../Images/yкринформ/2023-06-14T22-47-00-03-00/630_360_1556690028-879.jpg" xlink:type="simple" xlink:show="embed" xlink:actuate="onLoad" draw:mime-type="image/jpeg"/>
</draw:frame>
Держсекретар США Ентоні Блінкен під час візиту до Китаю обговорюватимепитання, пов’язані з агресивною війною РФ проти України, у тому числі такзвані «мирні пропозиції» Пекіна, а також недопущення військової підтримкиросійських сил.</text:p>
      <text:p text:style-name="P4">
Про це повідомив у середу під час брифінгу в Вашингтоні речник Державногодепартаменту США Метью Міллер, передає власний кореспондент Укрінформу.</text:p>
      <text:p text:style-name="P4">
«Я повною мірою сподіваюся, що ця тема буде частиною обговорень під часвізиту»,- зауважив представник Держдепу на запитання, чи обговорюватиметьсянедопущення потенційної підтримки Росії з боку Китаю.</text:p>
      <text:p text:style-name="P4">
<text:span text:style-name="T4">
Читайте також:</text:span>
 <text:a xlink:type="simple" xlink:href="https://www.ukrinform.ua/rubric-world/3722865-blinken-u-nedilu-planue-vidvidati-kitaj.html" text:style-name="Internet_20_link" text:visited-style-name="Visited_20_Internet_20_Link">
 <text:span text:style-name="T4">
Блінкен</text:span>
 у неділю планує відвідати Китай</text:a>
</text:p>
      <text:p text:style-name="P4">
У цьому контексті Міллер нагадав, що Сполучені Штати неодноразово застерігаликитайську сторону від подібного кроку, і станом на сьогодні поки немаєдоказів, що Китай поставляв би Росії будь-які озброєння.</text:p>
      <text:p text:style-name="P4">
Щодо «мирного плану» КНР із 12 пунктів, представник американського відомствазазначив, що Сполучені Штати вітають будь-які пропозиції, які забезпечать«справедливий та міцний» мир в Україні.</text:p>
      <text:p text:style-name="P4">
«Китай заявив, що зацікавлений у досягненні миру, але він також був тіснопов’язаний з Росією від початку цієї війни. Отже, якщо Китай серйозноналаштований на досягнення миру, що поважає суверенітет України, що поважаєтериторіальну цілісність України, звісно, це було б важливо, і це було бкорисно»,- підкреслив представник Держдепу.</text:p>
      <text:p text:style-name="P4">
<text:span text:style-name="T4">
Читайте також:</text:span>
 <text:a xlink:type="simple" xlink:href="https://www.ukrinform.ua/rubric-world/3722776-pekin-zasterigae-vasington-vid-vtrucanna-u-spravi-kitau.html" text:style-name="Internet_20_link" text:visited-style-name="Visited_20_Internet_20_Link">
 Пекін застерігає Вашингтон від «втручання у справи Китаю»</text:a>
</text:p>
      <text:p text:style-name="P4">
Він також висловив упевненість, що так звані мирні пропозиції також «будутьпредметом переговорів» під час поїздки держсекретаря Блінкена.</text:p>
      <text:p text:style-name="P4">
Як повідомляв Укрінформ, державний секретар США Ентоні Блінкен плануєвідвідати з візитом Китай 18-19 червня, відповідно до узгодженого плану міжПекіном і Вашингтоном.</text:p>
      <text:p text:style-name="P4">
Фото: Getty Images</text:p>
      <text:p text:style-name="P4">
Source: <text:a xlink:type="simple" xlink:href="https://www.ukrinform.ua/rubric-polytics/3723012-blinken-govoritime-v-kitai-pro-rozvazanu-rf-vijnu-v-ukraini-derzdep.html" text:style-name="Internet_20_link" text:visited-style-name="Visited_20_Internet_20_Link">
https://www.ukrinform.ua/rubric-polytics/3723012-blinken-govoritime-v-kitai-pro-rozvazanu-rf-vijnu-v-ukraini-derzdep.html</text:a>
</text:p>
      <!--NEWS-->
      <text:h text:style-name="P10" text:outline-level="1">
<text:span text:style-name="T4">
Росіяни за день обстріляли сім громад Сумщини, є поранений</text:span>
</text:h>
      <text:p text:style-name="P4">
Authors: Ukrinform (Person)</text:p>
      <text:p text:style-name="P4">
Publisher: Укринформ (Organization)</text:p>
      <text:p text:style-name="P4">
Published Time: 2023-06-14T23:08:00+03:00</text:p>
      <text:p text:style-name="P4">
Modified Time: 2023-06-14T23:08:00+03:00</text:p>
      <text:p text:style-name="P4">
Description: Російська армія протягом дня 19 разів обстріляла прикордонні громади Сумської області, завдавши низку пошкоджень та поранивши мирного жителя. — Укрінформ.</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Російські військові', 'Кордон', 'Міномет', 'Війна з Росією']</text:p>
      <text:p text:style-name="P4">
Type: Article</text:p>
      <!--METADATA-->
      <text:p text:style-name="P4">
<draw:frame draw:style-name="fr1" draw:name="Image295" text:anchor-type="as-char" svg:width="6.9236in" svg:height="3.956343in" draw:z-index="0">
<draw:image xlink:href="../Images/yкринформ/2023-06-14T23-08-00-03-00/630_360_1487747482-1856.jpg" xlink:type="simple" xlink:show="embed" xlink:actuate="onLoad" draw:mime-type="image/jpeg"/>
</draw:frame>
 Російськаармія протягом дня 19 разів обстріляла прикордонні громади Сумської області,завдавши низку пошкоджень та поранивши мирного жителя.</text:p>
      <text:p text:style-name="P4">
Як передає Укрінформ, про це Сумська обласна військова адміністраціяповідомила у <text:a xlink:type="simple" xlink:href="http://Як передає Укрінформ, про це Сумська обласнавійськова адміністрація повідомила в Телеграмі.  За даними ОВА, усього за деньв області пролунали 122 вибухи, під ворожим вогнем перебували сім громад.Зокрема, Середино-Будську росіяни атакували з мінометів і гранатометів(АГС), спричинивши вісім і 23 вибухи відповідно. Унаслідок ворожих влучань угромаді пошкоджені багатоквартирний і приватний житлові будинки тагосподарські приміщення.  По її ж території загарбники згодом удруге завдалимінометного удару, унаслідок чого сталися ще вісім вибухів. Пошкоджень цьогоразу зазнали дві багатоповерхівки, сім приватних будинків, нежитловеприміщення, магазин, чотири автомобілі та скутер.  Унаслідок ворожого обстрілув Середино-Будській громаді тілесні ушкодження дістала та була доправлена влікарню одна людина.  Білопільську громаду російські війська атакували змінометів (17 вибухів), ствольної артилерії і гранатометів (по десятьвибухів). Унаслідок одного з мінометних обстрілів пошкоджень зазнала лініяелектропередач.  По Новослобідській громаді загарбники випустили з гелікоптераракети – пролунали три вибухи. Її ж територію ворог обстріляв із мінометів,спричинивши ще сім вибухів.  Мінометного удару зазнала також Есманськагромада. Там зафіксовані 26 вибухів. Ворожим обстрілом пошкоджені складськеприміщення, лінія електропередач та водонапірна вежа, розташована на територіїагропідприємства.  По Великописарівській і Шалигинській громадах росіяни билиз артилерії – відбулися чотири і п'ять вибухів.  Путивльську громаду російськівійська обстріляли з міномета – пролунав один вибух.  Як повідомляв Укрінформ,13 червня російських обстрілів зазнали вісім прикордонних громад Сумськоїобласті. Унаслідок одного з ворожих ударів загинули працівники державногопідприємства лісового господарства." text:style-name="Internet_20_link" text:visited-style-name="Visited_20_Internet_20_Link">
 Телеграмі </text:a>
 .</text:p>
      <text:p text:style-name="P4">
За даними ОВА, усього за день в області пролунали 122 вибухи, під ворожимвогнем перебували сім громад.</text:p>
      <text:p text:style-name="P4">
Зокрема, Середино-Будську росіяни атакували з мінометів і гранатометів (АГС),спричинивши вісім і 23 вибухи відповідно. Унаслідок ворожих влучань у громадіпошкоджені багатоквартирний і приватний житлові будинки та господарськіприміщення.</text:p>
      <text:p text:style-name="P4">
<text:span text:style-name="T4">
Читайте також:</text:span>
 <text:a xlink:type="simple" xlink:href="https://www.ukrinform.ua/rubric-ato/3722991-rosiani-obstrilali-herson-poraneni-dvoe-volonteriv.html" text:style-name="Internet_20_link" text:visited-style-name="Visited_20_Internet_20_Link">
 Росіяни <text:span text:style-name="T4">
обстріл</text:span>
 яли Херсон, поранені двоє волонтерів</text:a>
</text:p>
      <text:p text:style-name="P4">
По її ж території загарбники згодом удруге завдали мінометного удару,унаслідок чого сталися ще вісім вибухів. Пошкоджень цього разу зазнали двібагатоповерхівки, сім приватних будинків, нежитлове приміщення, магазин,чотири автомобілі та скутер.</text:p>
      <text:p text:style-name="P4">
Унаслідок ворожого обстрілу в Середино-Будській громаді тілесні ушкодженнядістала та була доправлена в лікарню одна людина.</text:p>
      <text:p text:style-name="P4">
Білопільську громаду російські війська атакували з мінометів (17 вибухів),ствольної артилерії і гранатометів (по десять вибухів). Унаслідок одного змінометних <text:a xlink:type="simple" xlink:href="https://www.ukrinform.ua/tag-obstril" text:style-name="Internet_20_link" text:visited-style-name="Visited_20_Internet_20_Link">
 обстрілів </text:a>
 пошкодженьзазнала лінія електропередач.</text:p>
      <text:p text:style-name="P4">
По Новослобідській громаді загарбники випустили з гелікоптера ракети –пролунали три вибухи. Її ж територію ворог обстріляв із мінометів, спричинившище сім вибухів.</text:p>
      <text:p text:style-name="P4">
Мінометного удару зазнала також Есманська громада. Там зафіксовані 26 вибухів.Ворожим обстрілом пошкоджені складське приміщення, лінія електропередач таводонапірна вежа, розташована на території агропідприємства.</text:p>
      <text:p text:style-name="P4">
<text:span text:style-name="T4">
Читайте також:</text:span>
 <text:a xlink:type="simple" xlink:href="https://www.ukrinform.ua/rubric-regions/3722909-rosiani-dva-tizni-pricilno-obstriluut-amiakoprovid-na-harkivsini.html" text:style-name="Internet_20_link" text:visited-style-name="Visited_20_Internet_20_Link">
 Росіяни два тижні прицільно <text:span text:style-name="T4">
обстріл</text:span>
 юють аміакопровідна Харківщині </text:a>
</text:p>
      <text:p text:style-name="P4">
По Великописарівській і Шалигинській громадах росіяни били з артилерії –сталися чотири і п'ять вибухів.</text:p>
      <text:p text:style-name="P4">
Путивльську громаду російські війська обстріляли з міномета – пролунав одинвибух.</text:p>
      <text:p text:style-name="P4">
Як повідомляв Укрінформ, 13 червня <text:a xlink:type="simple" xlink:href="https://www.ukrinform.ua/rubric-ato/3722527-zagarbniki-za-den-21-raz-obstrilali-prikordonna-sumsini-e-zagibli.html" text:style-name="Internet_20_link" text:visited-style-name="Visited_20_Internet_20_Link">
 російських обстрілів</text:a>
 зазнали вісім прикордоннихгромад Сумської області. Унаслідок одного з ворожих ударів загинули працівникидержавного підприємства лісового господарства.</text:p>
      <text:p text:style-name="P4">
Source: <text:a xlink:type="simple" xlink:href="https://www.ukrinform.ua/rubric-ato/3723013-rosiani-za-den-obstrilali-sim-gromad-sumsini-e-poranenij.html" text:style-name="Internet_20_link" text:visited-style-name="Visited_20_Internet_20_Link">
https://www.ukrinform.ua/rubric-ato/3723013-rosiani-za-den-obstrilali-sim-gromad-sumsini-e-poranenij.html</text:a>
</text:p>
      <!--NEWS-->
      <text:h text:style-name="P10" text:outline-level="1">
<text:span text:style-name="T4">
На правобережжі Херсонщини залишаються підтопленими 27 населених пунктів</text:span>
</text:h>
      <text:p text:style-name="P4">
Authors: Ukrinform (Person)</text:p>
      <text:p text:style-name="P4">
Publisher: Укринформ (Organization)</text:p>
      <text:p text:style-name="P4">
Published Time: 2023-06-14T23:12:38+03:00</text:p>
      <text:p text:style-name="P4">
Modified Time: 2023-06-14T23:12:38+03:00</text:p>
      <text:p text:style-name="P4">
Description: Унаслідок підриву росіянами дамби Каховської ГЕС на правобережжі Херсонщини залишаються підтопленими 27 населених пунктів. — Укрінформ.</text:p>
      <text:p text:style-name="P4">
Images: ['<text:a xlink:type="simple" xlink:href="https://static.ukrinform.com/photos/2023_06/thumb_files/630_360_1686060672-222.jpg" text:style-name="Internet_20_link" text:visited-style-name="Visited_20_Internet_20_Link">
630_360_16860...</text:a>
']</text:p>
      <text:p text:style-name="P4">
Tags: ['Херсонщина', 'Уряд', 'Каховська ГЕС', 'Підтоплення']</text:p>
      <text:p text:style-name="P4">
Type: Article</text:p>
      <!--METADATA-->
      <text:p text:style-name="P4">
<draw:frame draw:style-name="fr1" draw:name="Image296" text:anchor-type="as-char" svg:width="6.9236in" svg:height="3.956343in" draw:z-index="0">
<draw:image xlink:href="../Images/yкринформ/2023-06-14T23-12-38-03-00/630_360_1686060672-222.jpg" xlink:type="simple" xlink:show="embed" xlink:actuate="onLoad" draw:mime-type="image/jpeg"/>
</draw:frame>
 Унаслідокпідриву росіянами дамби Каховської ГЕС на правобережжі Херсонщини залишаютьсяпідтопленими 27 населених пунктів.</text:p>
      <text:p text:style-name="P4">
Про це повідомляє у <text:a xlink:type="simple" xlink:href="https://t.me/shtab_kakhovska_hes/764" text:style-name="Internet_20_link" text:visited-style-name="Visited_20_Internet_20_Link">
 Телеграмі</text:a>
Каховська ГЕС|штаб info, передає Укрінформ.</text:p>
      <text:p text:style-name="P4">
"На правобережжі залишаються підтопленими 27 населених пунктів (2 079будинків)", - йдеться у повідомленні.</text:p>
      <text:p text:style-name="P4">
Вода відійшла від Понятівки <text:a xlink:type="simple" xlink:href="https://www.ukrinform.ua/tag-hersonsina" text:style-name="Internet_20_link" text:visited-style-name="Visited_20_Internet_20_Link">
 Херсонського </text:a>
 району.</text:p>
      <text:p text:style-name="P4">
Сапери обстежили понад 8 га територій, 1,4 км доріг, будівлю об'єкту критичноїінфраструктури.</text:p>
      <text:p text:style-name="P4">
<text:span text:style-name="T4">
Читайте також:</text:span>
 <text:a xlink:type="simple" xlink:href="https://www.ukrinform.ua/rubric-regions/3723003-na-hersonsini-cerez-pidriv-kahovskoi-ges-z-kurganiv-vimivautsa-istoricni-artefakti.html" text:style-name="Internet_20_link" text:visited-style-name="Visited_20_Internet_20_Link">
 На Херсонщині через підрив Каховської ГЕС з курганіввимиваються історичні артефакти </text:a>
</text:p>
      <text:p text:style-name="P4">
Енергетики відновили енергопостачання у селах Інгулець та Зарічне. Під'єдналибільше 800 абонентів.</text:p>
      <text:p text:style-name="P4">
У Чорнобаївській громаді воду з будинків відкачали, нині йде відкачуваннямводи з подвір'їв та місць загального користування.</text:p>
      <text:p text:style-name="P4">
У Білоозерській громаді відкачали воду з 31 оселі та вивезли 59 кубометрівсміття. Відкрили проїзд між Білоозеркою та Херсоном.</text:p>
      <text:p text:style-name="P4">
У Дар'ївці обстежили 68 домівок, склали акти про 20 пошкодженихдомогосподарств.</text:p>
      <text:p text:style-name="P4">
Бериславський район. Обстежені 44 домівки, воду відкачали з 14 осель.</text:p>
      <text:p text:style-name="P4">
Складено Реєстр постраждалих громад, у кожній з них утворено відповіднікомісії.</text:p>
      <text:p text:style-name="P4">
Роботи тривають.</text:p>
      <text:p text:style-name="P4">
<text:span text:style-name="T4">
Читайте також:</text:span>
 <text:a xlink:type="simple" xlink:href="https://www.ukrinform.ua/rubric-regions/3722935-na-pivdni-rozgornuli-infekcijni-habi-robitimut-j-svidki-testi-na-holeru.html" text:style-name="Internet_20_link" text:visited-style-name="Visited_20_Internet_20_Link">
 На півдні розгорнули інфекційні хаби - робитимуть йшвидкі тести на холеру </text:a>
</text:p>
      <text:p text:style-name="P4">
Як повідомлялося, вночі 6 червня <text:a xlink:type="simple" xlink:href="https://www.ukrinform.ua/rubric-ato/3718751-rosijski-zagarbniki-pidirvali-kahovsku-ges-ok-pivden.html" text:style-name="Internet_20_link" text:visited-style-name="Visited_20_Internet_20_Link">
 російська армія підірвала</text:a>
 дамбу Каховської ГЕС. На Херсонщині розпочалиевакуацію населення з небезпечних місць, для яких є ризик затоплення внаслідокпідриву Каховської ГЕС. За фактом підриву окупантами Каховської ГЕСправоохоронці розпочали розслідування за 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regions/3723016-na-pravoberezzi-hersonsini-zalisautsa-pidtoplenimi-27-naselenih-punktiv.html" text:style-name="Internet_20_link" text:visited-style-name="Visited_20_Internet_20_Link">
https://www.ukrinform.ua/rubric-regions/3723016-na-pravoberezzi-hersonsini-zalisautsa-pidtoplenimi-27-naselenih-punktiv.html</text:a>
</text:p>
      <!--NEWS-->
      <text:h text:style-name="P10" text:outline-level="1">
<text:span text:style-name="T4">
Зеленський провів розмову з Дудою – говорили про ситуацію на фронті та потреби українських воїнів</text:span>
</text:h>
      <text:p text:style-name="P4">
Authors: Ukrinform (Person)</text:p>
      <text:p text:style-name="P4">
Publisher: Укринформ (Organization)</text:p>
      <text:p text:style-name="P4">
Published Time: 2023-06-14T23:25:00+03:00</text:p>
      <text:p text:style-name="P4">
Modified Time: 2023-06-14T23:25:00+03:00</text:p>
      <text:p text:style-name="P4">
Description: Президент України Володимир Зеленський провів розмову з польським колегою Анджеєм Дудою. — Укрінформ.</text:p>
      <text:p text:style-name="P4">
Images: ['<text:a xlink:type="simple" xlink:href="https://static.ukrinform.com/photos/2022_06/thumb_files/630_360_1655321433-213.jpeg" text:style-name="Internet_20_link" text:visited-style-name="Visited_20_Internet_20_Link">
630_360_16553...</text:a>
']</text:p>
      <text:p text:style-name="P4">
Tags: ['Дуда', 'Польща', 'Зеленський']</text:p>
      <text:p text:style-name="P4">
Type: Article</text:p>
      <!--METADATA-->
      <text:p text:style-name="P4">
<draw:frame draw:style-name="fr1" draw:name="Image297" text:anchor-type="as-char" svg:width="6.9236in" svg:height="3.956343in" draw:z-index="0">
<draw:image xlink:href="../Images/yкринформ/2023-06-14T23-25-00-03-00/630_360_1655321433-213.jpeg" xlink:type="simple" xlink:show="embed" xlink:actuate="onLoad" draw:mime-type="image/jpeg"/>
</draw:frame>
 ПрезидентУкраїни Володимир Зеленський провів розмову з польським колегою Анджеєм Дудою.</text:p>
      <text:p text:style-name="P4">
Як передає Укрінформ, про це глава держави написав у своєму <text:a xlink:type="simple" xlink:href="https://twitter.com/ZelenskyyUa/status/1669071930215784450" text:style-name="Internet_20_link" text:visited-style-name="Visited_20_Internet_20_Link">
 Твіттері</text:a>
 .</text:p>
      <text:p text:style-name="P4">
"Провів предметну розмову з Президентом Польщі. Обговорили ситуацію на полібою та потреби українських захисників. Подякував Польщі за виконаннядосягнутих домовленостей у сфері оборонної допомоги. Узгодили подальші кроки вконтексті підготовки до саміту НАТО", - написав Зеленський.</text:p>
      <text:p text:style-name="P4">
<text:span text:style-name="T4">
Читайте також:</text:span>
 <text:a xlink:type="simple" xlink:href="https://www.ukrinform.ua/rubric-ato/3722983-prezident-vidznaciv-derznagorodami-320-vijskovih-128-z-nih-posmertno.html" text:style-name="Internet_20_link" text:visited-style-name="Visited_20_Internet_20_Link">
 Президент відзначив держнагородами 320 військових, 128 зних — посмертно </text:a>
</text:p>
      <text:p text:style-name="P4">
За його словами Україна та Польща продовжують спільно працювати над тим, щобчленство України в Альянсі стало реальністю.</text:p>
      <text:p text:style-name="P4">
«Це саме той момент, коли мають бути повністю розбиті російські припущення, щонібито хтось у НАТО досі боїться Росії. Такі припущення підживлюють російськіагресивні амбіції. Маємо і можемо їх знешкодити. Дякуємо Польщі за підтримкуУкраїни і реального посилення НАТО», - згодом заявив Президент України у <text:a xlink:type="simple" xlink:href="https://t.me/V_Zelenskiy_official/6575" text:style-name="Internet_20_link" text:visited-style-name="Visited_20_Internet_20_Link">
вечірньому зверненні </text:a>
 .</text:p>
      <text:p text:style-name="P4">
Як повідомляв Укрінформ, сьогодні генеральний секретар НАТО Єнс Столтенбергзаявив, що <text:a xlink:type="simple" xlink:href="https://www.ukrinform.ua/rubric-polytics/3722975-stoltenberg-pro-clenstvo-ukraini-v-nato-souzniki-uhvalili-principovi-risenna-ale-diskusii-trivaut.html" text:style-name="Internet_20_link" text:visited-style-name="Visited_20_Internet_20_Link">
 союзники по НАТО вже ухвалили принципові рішення, що стосуютьсямайбутнього членства України </text:a>
 в Альянсі, але продовжуютьконсультації щодо шляхів для їх практичної реалізації.</text:p>
      <text:p text:style-name="P4">
Фото: ОП</text:p>
      <text:p text:style-name="P4">
Source: <text:a xlink:type="simple" xlink:href="https://www.ukrinform.ua/rubric-polytics/3723019-zelenskij-proviv-rozmovu-z-dudou-govorili-pro-situaciu-na-fronti-ta-potrebi-ukrainskih-voiniv.html" text:style-name="Internet_20_link" text:visited-style-name="Visited_20_Internet_20_Link">
https://www.ukrinform.ua/rubric-polytics/3723019-zelenskij-proviv-rozmovu-z-dudou-govorili-pro-situaciu-na-fronti-ta-potrebi-ukrainskih-voiniv.html</text:a>
</text:p>
      <!--NEWS-->
      <text:h text:style-name="P10" text:outline-level="1">
<text:span text:style-name="T4">
Моріс Стейн – новий головний тренер «Аякса»</text:span>
</text:h>
      <text:p text:style-name="P4">
Authors: Ukrinform (Person)</text:p>
      <text:p text:style-name="P4">
Publisher: Укринформ (Organization)</text:p>
      <text:p text:style-name="P4">
Published Time: 2023-06-14T23:26:20+03:00</text:p>
      <text:p text:style-name="P4">
Modified Time: 2023-06-14T23:26:20+03:00</text:p>
      <text:p text:style-name="P4">
Description: Контракт розрахований до літа 2026 року. — Укрінформ.</text:p>
      <text:p text:style-name="P4">
Images: ['<text:a xlink:type="simple" xlink:href="https://static.ukrinform.com/photos/2023_06/thumb_files/630_360_1686774168-475.jpg" text:style-name="Internet_20_link" text:visited-style-name="Visited_20_Internet_20_Link">
630_360_16867...</text:a>
']</text:p>
      <text:p text:style-name="P4">
Tags: ['Футбол', 'Аякс']</text:p>
      <text:p text:style-name="P4">
Type: Article</text:p>
      <!--METADATA-->
      <text:p text:style-name="P4">
<draw:frame draw:style-name="fr1" draw:name="Image298" text:anchor-type="as-char" svg:width="6.9236in" svg:height="3.956343in" draw:z-index="0">
<draw:image xlink:href="../Images/yкринформ/2023-06-14T23-26-20-03-00/630_360_1686774168-475.jpg" xlink:type="simple" xlink:show="embed" xlink:actuate="onLoad" draw:mime-type="image/jpeg"/>
</draw:frame>
 Контрактрозрахований до літа 2026 року.</text:p>
      <text:p text:style-name="P4">
Моріса Стейна призначили новим головним тренером «Аякса», контракт зіспеціалістом розрахований до літа 2026 року, <text:a xlink:type="simple" xlink:href="https://www.ajax.nl/artikelen/maurice-steijn-nieuwe-hoofdtrainer-ajax/" text:style-name="Internet_20_link" text:visited-style-name="Visited_20_Internet_20_Link">
 повідомив</text:a>
офіційний сайт клубу, передає Укрінформ.</text:p>
      <text:p text:style-name="P4">
 У своїйтренерській кар’єрі Стейн очолював «Ден Хааг», «Венло», «Аль-Вахда», «НАКБреда» та роттердамську «Спарту».</text:p>
      <text:p text:style-name="P4">
Минулого сезону «Спарта» під керівництвом Моріса посіла 6-те місце вчемпіонаті Нідерландів, поступившись «Твенте» у фіналі плей-оф за правовиступати в Лізі конференцій.</text:p>
      <text:p text:style-name="P4">
<text:span text:style-name="T4">
Читайте також:</text:span>
 <text:a xlink:type="simple" xlink:href="https://www.ukrinform.ua/rubric-sports/3718281-znamenitij-futbolist-ibragimovic-ogolosiv-pro-zaversenna-kareri.html" text:style-name="Internet_20_link" text:visited-style-name="Visited_20_Internet_20_Link">
 Знаменитий футболіст Ібрагімович оголосив про завершеннякар’єри </text:a>
</text:p>
      <text:p text:style-name="P4">
«Аякс» посів 3-те місце у сезоні 2022/23 та не потрапив до Ліги чемпіонів.</text:p>
      <text:p text:style-name="P4">
Фото: ajax.nl</text:p>
      <text:p text:style-name="P4">
Source: <text:a xlink:type="simple" xlink:href="https://www.ukrinform.ua/rubric-sports/3723018-moris-stejn-novij-golovnij-trener-aaksa.html" text:style-name="Internet_20_link" text:visited-style-name="Visited_20_Internet_20_Link">
https://www.ukrinform.ua/rubric-sports/3723018-moris-stejn-novij-golovnij-trener-aaksa.html</text:a>
</text:p>
      <!--NEWS-->
      <text:h text:style-name="P10" text:outline-level="1">
<text:span text:style-name="T4">
У Маріуполі партизани розклеїли листівки із закликами до російських солдатів здаватися</text:span>
</text:h>
      <text:p text:style-name="P4">
Authors: Ukrinform (Person)</text:p>
      <text:p text:style-name="P4">
Publisher: Укринформ (Organization)</text:p>
      <text:p text:style-name="P4">
Published Time: 2023-06-14T23:31:00+03:00</text:p>
      <text:p text:style-name="P4">
Modified Time: 2023-06-14T23:31:00+03:00</text:p>
      <text:p text:style-name="P4">
Description: У тимчасово захопленому російськими військовими Маріуполі партизани розклеїли листівки із закликами до російських солдатів здаватися.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Окупація', 'Війна з Росією']</text:p>
      <text:p text:style-name="P4">
Type: Article</text:p>
      <!--METADATA-->
      <text:p text:style-name="P4">
<draw:frame draw:style-name="fr1" draw:name="Image300" text:anchor-type="as-char" svg:width="6.9236in" svg:height="3.956343in" draw:z-index="0">
<draw:image xlink:href="../Images/yкринформ/2023-06-14T23-31-00-03-00/630_360_1680546247-363.jpg" xlink:type="simple" xlink:show="embed" xlink:actuate="onLoad" draw:mime-type="image/jpeg"/>
</draw:frame>
 Утимчасово захопленому російськими військовими Маріуполі партизани розклеїлилистівки із закликами до російських солдатів здаватися.</text:p>
      <text:p text:style-name="P4">
Про це повідомив в <text:a xlink:type="simple" xlink:href="https://t.me/andriyshTime/10757" text:style-name="Internet_20_link" text:visited-style-name="Visited_20_Internet_20_Link">
 Телеграмі </text:a>
 радникміського голови Маріуполя Петро Андрющенко, передає Укрінформ.</text:p>
      <text:p text:style-name="P4">
«В Маріуполі партизани закликали російських солдатів не перетворюватись напакет, а здаватись. Та поширили заяву - звернення до українців в окупації:Маріупольці, Бердянці, мешканці Пологів, Токмака, Мелітополя, Приазовського івсіх інших міст, містечок та селищ. Досить боятись. Друкуйте та вішайте всебе. Чим більше росіян складе зброю, тим більше патронів залишиться наінших», - написав Андрющенко.</text:p>
      <text:p text:style-name="P4">
<text:span text:style-name="T4">
Читайте також:</text:span>
 <text:a xlink:type="simple" xlink:href="https://www.ukrinform.ua/rubric-culture/3722556-film-20-dniv-u-mariupoli-vzav-nagorodi-na-docudays-ua.html" text:style-name="Internet_20_link" text:visited-style-name="Visited_20_Internet_20_Link">
 Фільм «20 днів у <text:span text:style-name="T4">
Маріупол</text:span>
 і» взяв нагороди наDocudays UA </text:a>
</text:p>
      <text:p text:style-name="P4">
Автори листівок попросили підтримати та поширити заклик до наших українськихлюдей в окупації долучатись до Спротиву.</text:p>
      <text:p text:style-name="P4">
«Русские. Не верьте режиму. Для Путина все мусор. Свои, русские, в первуюочередь. Хочешь жить? Сложи оружие и переходи на сторону добра. Плен - непозор. Плен равно жизнь. Гарантировано», - йдеться у роздрукованих листівках.А також у зверненнях до російських військових в листівках вказуютьсявідповідні телефони та наголошується: «Солдат! Не хочешь погибать? Хочешьвернуться домой? Хочешь увидеть семью? Запиши наши контакты, чтобы выжить!».</text:p>
      <text:p text:style-name="P4">
Як повідомлялося, російські загарбники перетворюють Маріуполь та навколишніселища на свій військово-логістичний хаб.</text:p>
      <text:p text:style-name="P4">
Source: <text:a xlink:type="simple" xlink:href="https://www.ukrinform.ua/rubric-regions/3722901-u-mariupoli-partizani-rozkleili-listivki-iz-zaklikami-do-rosijskih-soldativ-zdavatisa.html" text:style-name="Internet_20_link" text:visited-style-name="Visited_20_Internet_20_Link">
https://www.ukrinform.ua/rubric-regions/3722901-u-mariupoli-partizani-rozkleili-listivki-iz-zaklikami-do-rosijskih-soldativ-zdavatisa.html</text:a>
</text:p>
      <!--NEWS-->
      <text:h text:style-name="P10" text:outline-level="1">
<text:span text:style-name="T4">
Зеленський: Коли руїни зникають, то програє не просто агресор, а сама ідея агресії</text:span>
</text:h>
      <text:p text:style-name="P4">
Authors: Ukrinform (Person)</text:p>
      <text:p text:style-name="P4">
Publisher: Укринформ (Organization)</text:p>
      <text:p text:style-name="P4">
Published Time: 2023-06-14T23:36:39+03:00</text:p>
      <text:p text:style-name="P4">
Modified Time: 2023-06-14T23:36:39+03:00</text:p>
      <text:p text:style-name="P4">
Description: Все відбудуємо, все відновимо, і вже точно знаємо, які кроки в якому таймінгу та якими силами потрібно зробити, щоб перемогти російську агресію й нашою відбудовою. Коли руїни зникають, то програє не просто агресор, а сама ідея агресії.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ЗСУ', 'Зеленський', 'Війна з Росією', '#stoprussia', 'ППО', 'Відбудова']</text:p>
      <text:p text:style-name="P4">
Type: Article</text:p>
      <!--METADATA-->
      <text:p text:style-name="P4">
<draw:frame draw:style-name="fr1" draw:name="Image301" text:anchor-type="as-char" svg:width="6.9236in" svg:height="3.956343in" draw:z-index="0">
<draw:image xlink:href="../Images/yкринформ/2023-06-14T23-36-39-03-00/630_360_1679682020-565.jpeg" xlink:type="simple" xlink:show="embed" xlink:actuate="onLoad" draw:mime-type="image/jpeg"/>
</draw:frame>
 Всевідбудуємо, все відновимо, і вже точно знаємо, які кроки в якому таймінгу таякими силами потрібно зробити, щоб перемогти російську агресію й нашоювідбудовою. Коли руїни зникають, то програє не просто агресор, а сама ідеяагресії.</text:p>
      <text:p text:style-name="P4">
На цьому наголосив у вечірньому <text:a xlink:type="simple" xlink:href="https://www.youtube.com/watch" text:style-name="Internet_20_link" text:visited-style-name="Visited_20_Internet_20_Link">
 відеозверненні</text:a>
 Президент Володимир Зеленський,передає Укрінформ.</text:p>
      <text:p text:style-name="P4">
_Відео:<text:a xlink:type="simple" xlink:href="https://t.me/OP_UA/9725" text:style-name="Internet_20_link" text:visited-style-name="Visited_20_Internet_20_Link">
 Офіс Президента, Телеграм </text:a>
 _</text:p>
      <text:p text:style-name="P4">
_<text:span text:style-name="T4">
 Бажаю здоровʼя, шановні українці!  </text:span>
 _</text:p>
      <text:p text:style-name="P4">
Щойно говорив із президентом Польщі Анджеєм Дудою – годинна розмова, передусімбезпекова тематика. Ситуація на полі бою зараз, зброя для наших воїнів,снаряди. Подякував за виконання попередніх оборонних домовленостей.</text:p>
      <text:p text:style-name="P4">
Звичайно, у кожній розмові приділяємо значну увагу довгостроковій безпеці тагарантіям миру, і не лише для нас. І завжди результативно.</text:p>
      <text:p text:style-name="P4">
Польща цілком реалістично сприймає потребу в членстві України в НАТО. І цеоб’єктивна потреба. Ми разом напрацьовуємо конкретний зміст для саміту Альянсуу Вільнюсі. Це саме той момент, коли мають бути повністю розбиті російськіприпущення, що нібито хтось у НАТО досі боїться Росії. Такі припущенняпідживлюють російські агресивні амбіції. Маємо й можемо їх знешкодити. ДякуємоПольщі за підтримку України й реального посилення НАТО.</text:p>
      <text:p text:style-name="P4">
Не лише сьогодні, а й протягом усього тижня дуже предметно готуємося доКонференції з відновлення України, яка вже наступного тижня відбудеться вЛондоні. Це буде вагомий захід, дуже представницький, який об’єднає іполітичні, і бізнесові зусилля заради відновлення нашої країни та нормальногожиття наших людей. Ключовий український принцип – простий і справедливий, асаме: жодної руїни в Україні не залишиться. Все відбудуємо, все відновимо, івже точно знаємо, які кроки в якому таймінгу та якими силами потрібно зробити,щоб перемогти російську агресію й нашою відбудовою. Коли руїни зникають, топрограє не просто агресор, а сама ідея агресії. І це буде.</text:p>
      <text:p text:style-name="P4">
Щодня, готуючись до цієї лондонської конференції, проводимо тривалі й глибокіпідготовчі наради – всі потрібні державні інституції залучаються, різногорівня. І робимо все, щоб під наше бачення, українське бачення – як і завжди,змістовне – був підготовлений і відповідний рівень міжнародних домовленостей.</text:p>
      <text:p text:style-name="P4">
Продовжуємо й нашу комунікацію з партнерами щодо російського ракетноговиробництва. Сьогодні російські нелюди завдали чергових ракетних ударів поОдесі – з «Калібрів». Десятки компонентів цих «Калібрів» поставлені в Росію зінших країн. Очевидно, що кожен такий шлях постачання – це шлях посиленнятерору. Світ має інструменти, щоб перекрити всі подібні шляхи – з кожноїкраїни, від кожної компанії, чиї компоненти використовуються російськимивиробниками ракет.</text:p>
      <text:p text:style-name="P4">
Підписав сьогодні нові укази про відзначення наших воїнів державниминагородами, зокрема й воїнів Повітряних сил, нашої протиповітряної оборони,саме тих героїв, які щоночі, щодня рятують життя наших людей. Також нагородамивідзначені наші розвідники та військовослужбовці Збройних Сил – бойових бригаді підрозділів. Загалом 331 воїн. 331 героїчне життя.</text:p>
      <text:p text:style-name="P4">
Будь ласка, завжди пам’ятайте, що ми всі в Україні зобов’язані своїм життямтим, хто став на захист життя нашого народу й незалежності. Повага до нашихвоїнів, повага до рідних наших воїнів, повага до дружин і чоловіків усіх тих,хто став на захист держави, – це безумовно. Вдячність цим людям – цебезумовно. Україна вміє бути вдячною, і це варто показувати щодня.</text:p>
      <text:p text:style-name="P4">
Дякую всім, хто воює й працює заради нашої перемоги! Особливо дякую кожному йкожній, хто зараз у боях на сході та півдні нашої держави відкриває Україністратегічний простір, простір руху до перемоги. Дякую всім, хто зараз і внаступі, і в обороні, хто штурмує позиції окупантів і хто відбиває їхніштурми, – дякую всім вам, воїни, за хоробрість, за стійкість та за кожен метррезультату!</text:p>
      <text:p text:style-name="P4">
_<text:span text:style-name="T4">
 Слава нашим героям!  </text:span>
 _</text:p>
      <text:p text:style-name="P4">
_<text:span text:style-name="T4">
 Слава Україні!  </text:span>
 _</text:p>
      <text:p text:style-name="P4">
Source: <text:a xlink:type="simple" xlink:href="https://www.ukrinform.ua/rubric-vidbudova/3723020-zelenskij-koli-ruini-znikaut-to-prograe-ne-prosto-agresor-a-sama-idea-agresii.html" text:style-name="Internet_20_link" text:visited-style-name="Visited_20_Internet_20_Link">
https://www.ukrinform.ua/rubric-vidbudova/3723020-zelenskij-koli-ruini-znikaut-to-prograe-ne-prosto-agresor-a-sama-idea-agresii.html</text:a>
</text:p>
      <!--NEWS-->
      <text:h text:style-name="P10" text:outline-level="1">
<text:span text:style-name="T4">
Росіяни намагаються обміняти захоплених ними цивільних на військовослужбовців – Лубінець</text:span>
</text:h>
      <text:p text:style-name="P4">
Authors: Ukrinform (Person)</text:p>
      <text:p text:style-name="P4">
Publisher: Укринформ (Organization)</text:p>
      <text:p text:style-name="P4">
Published Time: 2023-06-14T23:41:00+03:00</text:p>
      <text:p text:style-name="P4">
Modified Time: 2023-06-14T23:41:00+03:00</text:p>
      <text:p text:style-name="P4">
Description: Російська Федерація всіма способами маніпулює і намагається поміняти захоплених ними цивільних на власних військовослужбовців. — Укрінформ.</text:p>
      <text:p text:style-name="P4">
Images: ['<text:a xlink:type="simple" xlink:href="https://static.ukrinform.com/photos/2023_06/thumb_files/630_360_1686754926-539.jpg" text:style-name="Internet_20_link" text:visited-style-name="Visited_20_Internet_20_Link">
630_360_16867...</text:a>
']</text:p>
      <text:p text:style-name="P4">
Tags: ['Списки полонених', 'Полонені', 'Дмитро Лубінець']</text:p>
      <text:p text:style-name="P4">
Type: Article</text:p>
      <!--METADATA-->
      <text:p text:style-name="P4">
<draw:frame draw:style-name="fr1" draw:name="Image302" text:anchor-type="as-char" svg:width="6.9236in" svg:height="3.956343in" draw:z-index="0">
<draw:image xlink:href="../Images/yкринформ/2023-06-14T23-41-00-03-00/630_360_1686754926-539.jpg" xlink:type="simple" xlink:show="embed" xlink:actuate="onLoad" draw:mime-type="image/jpeg"/>
</draw:frame>
 РосійськаФедерація всіма способами маніпулює і намагається поміняти захоплених нимицивільних на власних військовослужбовців.</text:p>
      <text:p text:style-name="P4">
Як передає Укрінформ, про це Уповноважений Верховної Ради з прав людини ДмитроЛубінець повідомляє у <text:a xlink:type="simple" xlink:href="https://www.facebook.com/dmytro.lubinets/posts/pfbid0xbpFd7KV8TLzJ55iHJ8FEswbtqjLdTmp8BADk1TstBGKr4a3QWwrYbcrKigTxtYnl" text:style-name="Internet_20_link" text:visited-style-name="Visited_20_Internet_20_Link">
 Фейсбуці</text:a>
.</text:p>
      <text:p text:style-name="P4">
"Цивільні громадяни – це заручники. РФ повинна повернути їх без жодних умов, ане залучати в процес обміну військовополоненими! Наразі у Реєстрі зниклихбезвісти за особливих обставин з 24 лютого 2022 року – понад 25 тисячукраїнців. Серед них – 20 тисяч цивільних. Росіяни всіма способами маніпулюютьі намагаються поміняти захоплених ними цивільних на власнихвійськовослужбовців", - зазначив Лубінець.</text:p>
      <text:p text:style-name="P4">
<text:span text:style-name="T4">
Читайте також:</text:span>
 <text:a xlink:type="simple" xlink:href="https://www.ukrinform.ua/rubric-society/3721599-rosiani-na-zahoplenih-teritoriah-militarizuut-ditej-lubinec.html" text:style-name="Internet_20_link" text:visited-style-name="Visited_20_Internet_20_Link">
 Росіяни на захоплених територіях мілітаризують дітей -<text:span text:style-name="T4">
Лубінец</text:span>
 ь </text:a>
</text:p>
      <text:p text:style-name="P4">
Він наголосив, що російська сторона не має законних підстав для затриманняцивільних. "Цивільні особи, мирні громадяни, взагалі не мають перебувати уневолі, а якщо таке трапилося – одразу мають бути звільнені!", - підкресливЛубінець.</text:p>
      <text:p text:style-name="P4">
Однак, за його словами, в Росії на все свої, злочинні мотиви. РФ затримуєцивільних громадян, бо, по-перше, використовує терор стосовно цивільних, якінструмент впливу на позицію України у контексті досягнення військово-політичних цілей. Росіяни розуміють, що кожний звільнений цивільний – цесвідок того, як РФ порушувала міжнародні норми. По-друге, це спосіб посіятизневіру серед українців та розпалити лють на державні органи та владу загалом.</text:p>
      <text:p text:style-name="P4">
"У цьому контексті країна-терорист використовує низку маніпулятивних суджень.На жаль, більшість з них справді впливають на українців. Серед такихтвердження – “Україна відмовилася від повернення своїх людей”, “українцівідмовляються повертатися на Батьківщину”, “цивільні заручники – це злочинці”та інші", - зауважив Лубінець.</text:p>
      <text:p text:style-name="P4">
<text:span text:style-name="T4">
Читайте також:</text:span>
 <text:a xlink:type="simple" xlink:href="https://www.ukrinform.ua/rubric-crimea/3722344-krimskogo-tatarina-ibraimova-rosiani-pozbavili-likiv-pered-etapuvannam-lubinec.html" text:style-name="Internet_20_link" text:visited-style-name="Visited_20_Internet_20_Link">
 Кримського татарина Ібраїмова росіяни позбавили ліківперед етапуванням – <text:span text:style-name="T4">
Лубінец</text:span>
 ь </text:a>
</text:p>
      <text:p text:style-name="P4">
Він підкреслив, що все це пропагандистські наративи РФ.</text:p>
      <text:p text:style-name="P4">
"Українці мають розуміти: перемовини про те, щоб повернути цивільних додому –тривають постійно. Як приклад, ми передали російській стороні список найбільшвразливих громадян, які незаконно утримуються на території РФ та ТОТ, а самегромадян літнього віку. Однак, жодної реакції від країни-агресора ненадійшло", - зауважив Лубінець.</text:p>
      <text:p text:style-name="P4">
Однак, за його словами, на цьому спроби не зупиняються – робота триває, протене завжди про неї можна говорити. Україна намагається бодай якимось способомверифікувати та повернути додому українських громадян.</text:p>
      <text:p text:style-name="P4">
"Я бачу кожен коментар та заклик щодо повернення цивільних. Також постійно мипроводимо зустрічі з рідними, чиї рідні перебувають у неволі. І на всіхмайданчиках говоримо про цивільних заручників, вимагаємо, щоб світ реагував нацей факт жорстко, чинив тиск, щоб виключив РФ з організацій, де ця країна-терорист має свій голос", - підсумував Лубінець.</text:p>
      <text:p text:style-name="P4">
Як повідомляв Укрінформ, 14 червня у Координаційному штабі з питань поводженняз військовополоненими обговорили питання повернення з Росії цивільнихполонених.</text:p>
      <text:p text:style-name="P4">
Фото: Дмитро Лубінець, Фейсбук</text:p>
      <text:p text:style-name="P4">
Source: <text:a xlink:type="simple" xlink:href="https://www.ukrinform.ua/rubric-ato/3722910-rosiani-namagautsa-obminati-zahoplenih-nimi-civilnih-na-vijskovosluzbovciv-lubinec.html" text:style-name="Internet_20_link" text:visited-style-name="Visited_20_Internet_20_Link">
https://www.ukrinform.ua/rubric-ato/3722910-rosiani-namagautsa-obminati-zahoplenih-nimi-civilnih-na-vijskovosluzbovciv-lubinec.html</text:a>
</text:p>
      <!--NEWS-->
      <text:h text:style-name="P10" text:outline-level="1">
<text:span text:style-name="T4">
По всій Україні - повітряна тривога</text:span>
</text:h>
      <text:p text:style-name="P4">
Authors: Ukrinform (Person)</text:p>
      <text:p text:style-name="P4">
Publisher: Укринформ (Organization)</text:p>
      <text:p text:style-name="P4">
Published Time: 2023-06-14T23:47:00+03:00</text:p>
      <text:p text:style-name="P4">
Modified Time: 2023-06-14T23:47:00+03:00</text:p>
      <text:p text:style-name="P4">
Description: По всій Україні оголошена масштабна повітряна тривога.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303" text:anchor-type="as-char" svg:width="6.9236in" svg:height="3.956343in" draw:z-index="0">
<draw:image xlink:href="../Images/yкринформ/2023-06-14T23-47-00-03-00/630_360_1645871571-868.jpg" xlink:type="simple" xlink:show="embed" xlink:actuate="onLoad" draw:mime-type="image/jpeg"/>
</draw:frame>
 По всійУкраїні оголошена масштабна повітряна тривога.</text:p>
      <text:p text:style-name="P4">
Про це свідчить <text:a xlink:type="simple" xlink:href="https://map.ukrainealarm.com/" text:style-name="Internet_20_link" text:visited-style-name="Visited_20_Internet_20_Link">
 мапа </text:a>
 повітряних тривог,передає Укрінформ.</text:p>
      <text:p text:style-name="P4">
</text:p>
      <text:p text:style-name="P4">
Наразі <text:a xlink:type="simple" xlink:href="https://www.ukrinform.ua/tag-povitrana-trivoga" text:style-name="Internet_20_link" text:visited-style-name="Visited_20_Internet_20_Link">
 повітряна тривога </text:a>
оголошена в усіх областях.</text:p>
      <text:p text:style-name="P4">
<text:span text:style-name="T4">
Читайте також:</text:span>
 <text:a xlink:type="simple" xlink:href="https://www.ukrinform.ua/rubric-ato/3723004-u-pentagoni-nazvali-prioriteti-ramstajnu-posilenna-ppo-ta-insih-mozlivostej-ukraini.html" text:style-name="Internet_20_link" text:visited-style-name="Visited_20_Internet_20_Link">
 У Пентагоні назвали пріоритети «Рамштайну» – посилення<text:span text:style-name="T4">
ППО</text:span>
 та інших можливостей України </text:a>
</text:p>
      <text:p text:style-name="P4">
Як повідомляв Укрінформ, раніше речник командування Повітряних сил Юрій Ігнатзаявив, що <text:a xlink:type="simple" xlink:href="https://www.ukrinform.ua/rubric-ato/3721339-rosiani-hocut-abi-mi-vitratili-na-sahedi-zenitni-raketi-ignat.html" text:style-name="Internet_20_link" text:visited-style-name="Visited_20_Internet_20_Link">
 російські загарбники запускають</text:a>
 дрони-камікадзе вночі з метою виснаженняукраїнської ППО й коригування ракетного обстрілу.</text:p>
      <text:p text:style-name="P4">
Source: <text:a xlink:type="simple" xlink:href="https://www.ukrinform.ua/rubric-ato/3723021-po-vsij-ukraini-povitrana-trivoga.html" text:style-name="Internet_20_link" text:visited-style-name="Visited_20_Internet_20_Link">
https://www.ukrinform.ua/rubric-ato/3723021-po-vsij-ukraini-povitrana-trivoga.html</text:a>
</text:p>
      <!--NEWS-->
      <text:h text:style-name="P10" text:outline-level="1">
<text:span text:style-name="T4">
Президент відзначив держнагородами 331 військового</text:span>
</text:h>
      <text:p text:style-name="P4">
Authors: Ukrinform (Person)</text:p>
      <text:p text:style-name="P4">
Publisher: Укринформ (Organization)</text:p>
      <text:p text:style-name="P4">
Published Time: 2023-06-14T23:49:42+03:00</text:p>
      <text:p text:style-name="P4">
Modified Time: 2023-06-14T23:49:42+03:00</text:p>
      <text:p text:style-name="P4">
Description: Президент України Володимир Зеленський у середу відзначив державними нагородами 331 військовослужбовця, у тому числі і воїнів Повітряних сил ЗСУ та розвідників. — Укрінформ.</text:p>
      <text:p text:style-name="P4">
Images: ['<text:a xlink:type="simple" xlink:href="https://static.ukrinform.com/photos/2022_12/thumb_files/630_360_1670861641-875.jpeg" text:style-name="Internet_20_link" text:visited-style-name="Visited_20_Internet_20_Link">
630_360_16708...</text:a>
']</text:p>
      <text:p text:style-name="P4">
Tags: ['Нагорода', 'Повітряні сили ЗСУ', 'Зеленський']</text:p>
      <text:p text:style-name="P4">
Type: Article</text:p>
      <!--METADATA-->
      <text:p text:style-name="P4">
<draw:frame draw:style-name="fr1" draw:name="Image305" text:anchor-type="as-char" svg:width="6.9236in" svg:height="3.956343in" draw:z-index="0">
<draw:image xlink:href="../Images/yкринформ/2023-06-14T23-49-42-03-00/630_360_1670861641-875.jpeg" xlink:type="simple" xlink:show="embed" xlink:actuate="onLoad" draw:mime-type="image/jpeg"/>
</draw:frame>
 ПрезидентУкраїни Володимир Зеленський у середу відзначив державними нагородами 331військовослужбовця, у тому числі і воїнів Повітряних сил ЗСУ та розвідників.</text:p>
      <text:p text:style-name="P4">
Про це він поінформував у своєму <text:a xlink:type="simple" xlink:href="https://t.me/V_Zelenskiy_official/6575" text:style-name="Internet_20_link" text:visited-style-name="Visited_20_Internet_20_Link">
 зверненні</text:a>
 , передає Укрінформ.</text:p>
      <text:p text:style-name="P4">
«Підписав сьогодні нові укази про відзначення наших воїнів державниминагородами, зокрема й воїнів Повітряних сил, нашої протиповітряної оборони,саме тих героїв, які щоночі, щодня рятують життя наших людей. Також нагородамивідзначені наші розвідники та військовослужбовці Збройних Сил – бойових бригадта підрозділів. Загалом 331 воїн. 331 героїчне життя», - сказав він.</text:p>
      <text:p text:style-name="P4">
<text:span text:style-name="T4">
Читайте також:</text:span>
 <text:a xlink:type="simple" xlink:href="https://www.ukrinform.ua/rubric-vidbudova/3723020-zelenskij-koli-ruini-znikaut-to-prograe-ne-prosto-agresor-a-sama-idea-agresii.html" text:style-name="Internet_20_link" text:visited-style-name="Visited_20_Internet_20_Link">
 <text:span text:style-name="T4">
Зеленський</text:span>
 : Коли руїни зникають, то програє непросто агресор, а сама ідея агресії </text:a>
</text:p>
      <text:p text:style-name="P4">
Зеленський закликав українців завжди пам’ятати, що ми всі в Українізобов’язані своїм життям тим, хто став на захист життя українського народу інезалежності.</text:p>
      <text:p text:style-name="P4">
«Повага до наших воїнів, повага до рідних наших воїнів, повага до дружин тачоловіків усіх тих, хто став на захист держави, – це безумовно. Вдячність цимлюдям – це безумовно. Україна вміє бути вдячною, і це варто показувати щодня.Дякую всім, хто воює і працює заради нашої перемоги», - заявив Президент.</text:p>
      <text:p text:style-name="P4">
Глава української держави висловив вдячність кожному і кожній, хто зараз убоях на сході та півдні нашої держави відкриває Україні стратегічний простір,«простір руху до перемоги».</text:p>
      <text:p text:style-name="P4">
<text:span text:style-name="T4">
Читайте також:</text:span>
 <text:a xlink:type="simple" xlink:href="https://www.ukrinform.ua/rubric-polytics/3723019-zelenskij-proviv-rozmovu-z-dudou-govorili-pro-situaciu-na-fronti-ta-potrebi-ukrainskih-voiniv.html" text:style-name="Internet_20_link" text:visited-style-name="Visited_20_Internet_20_Link">
 <text:span text:style-name="T4">
Зеленський</text:span>
 провів розмову з Дудою – говорили проситуацію на фронті та потреби українських воїнів</text:a>
</text:p>
      <text:p text:style-name="P4">
«Дякую всім, хто зараз і в наступі, і в обороні, хто штурмує позиції окупантіві хто відбиває їхні штурми, – дякую всім вам, воїни, за хоробрість, застійкість та за кожен метр результату! Слава нашим героям! Слава Україні», -зазначив він.</text:p>
      <text:p text:style-name="P4">
Як повідомлялося, Президент Володимир Зеленський у середу <text:a xlink:type="simple" xlink:href="https://www.ukrinform.ua/rubric-ato/3722983-prezident-vidznaciv-derznagorodami-320-vijskovih-128-z-nih-posmertno.html" text:style-name="Internet_20_link" text:visited-style-name="Visited_20_Internet_20_Link">
 відзначивдержавними нагородами 320 захисників України, 128 з них — посмертно</text:a>
 .</text:p>
      <text:p text:style-name="P4">
Source: <text:a xlink:type="simple" xlink:href="https://www.ukrinform.ua/rubric-ato/3723022-prezident-vidznaciv-derznagorodami-331-vijskovogo.html" text:style-name="Internet_20_link" text:visited-style-name="Visited_20_Internet_20_Link">
https://www.ukrinform.ua/rubric-ato/3723022-prezident-vidznaciv-derznagorodami-331-vijskovogo.html</text:a>
</text:p>
      <!--NEWS-->
      <text:h text:style-name="P10" text:outline-level="1">
<text:span text:style-name="T4">
Польща закупила для власної армії мінні загороджувачі Baobab-K</text:span>
</text:h>
      <text:p text:style-name="P4">
Authors: Ukrinform (Person)</text:p>
      <text:p text:style-name="P4">
Publisher: Укринформ (Organization)</text:p>
      <text:p text:style-name="P4">
Published Time: 2023-06-14T23:57:00+03:00</text:p>
      <text:p text:style-name="P4">
Modified Time: 2023-06-14T23:57:00+03:00</text:p>
      <text:p text:style-name="P4">
Description: Міноборони Польщі закупило для потреб власної армії 24 колісні мінні загороджувачі Baobab-K польського виробництва. — Укрінформ.</text:p>
      <text:p text:style-name="P4">
Images: ['<text:a xlink:type="simple" xlink:href="https://static.ukrinform.com/photos/2023_06/thumb_files/630_360_1686761069-710.jpg" text:style-name="Internet_20_link" text:visited-style-name="Visited_20_Internet_20_Link">
630_360_16867...</text:a>
']</text:p>
      <text:p text:style-name="P4">
Tags: ['Польща', 'Зброя', 'Маріуш Блащак']</text:p>
      <text:p text:style-name="P4">
Type: Article</text:p>
      <!--METADATA-->
      <text:p text:style-name="P4">
<draw:frame draw:style-name="fr1" draw:name="Image306" text:anchor-type="as-char" svg:width="6.9236in" svg:height="3.956343in" draw:z-index="0">
<draw:image xlink:href="../Images/yкринформ/2023-06-14T23-57-00-03-00/630_360_1686761069-710.jpg" xlink:type="simple" xlink:show="embed" xlink:actuate="onLoad" draw:mime-type="image/jpeg"/>
</draw:frame>
 МіноборониПольщі закупило для потреб власної армії 24 колісні мінні загороджувачіBaobab-K польського виробництва.</text:p>
      <text:p text:style-name="P4">
Відповідну угоду підписав у середу на польському оборонному підприємстві HutaStalowa Wola у місті Сталева Воля віцепрем'єр, міністр національної оборониПольщі Маріуш Блащак, передає Укрінформ з посиланням на сайт уряду Польщі.</text:p>
      <text:p text:style-name="P4">
“Колісні мінні загороджувачі Baobab-K – сучасна зброя, яка є дуже вагомимаргументом у нашій політиці стримування агресора. Перші 24 комплекти машиннадійдуть на озброєння польської армії у більш стислі строки, ніж цепередбачено контрактом”, - заявив під час підписання контракту Блащак.</text:p>
      <text:p text:style-name="P4">
<text:span text:style-name="T4">
Читайте також:</text:span>
 <text:a xlink:type="simple" xlink:href="https://www.ukrinform.ua/rubric-world/3721797-armia-moldovi-provede-treti-za-ostanni-misaci-navcanna-rezervistiv.html" text:style-name="Internet_20_link" text:visited-style-name="Visited_20_Internet_20_Link">
 Армія Молдови проведе треті за останні місяці навчаннярезервістів </text:a>
</text:p>
      <text:p text:style-name="P4">
Угоду підписано між державним Агентством озброєння і консорціумом Польськоїгрупи озброєнь і підприємством Huta Stalowa Wola. Її вартість становить 510млн злотих (приблизно 120 млн дол.). Вона передбачає закупівлю для потребпольської армії 24 колісних мінних загороджувачів разом з логістичним танавчальним пакетами, а також мінних касет та протитанкових мін. Поставка цьогоозброєння для польської армії планується в 2026-2028 роках.</text:p>
      <text:p text:style-name="P4">
Як відомо, Baobab-K є новою розробкою польського ОПК. цей мінний загороджувачмає шість пускових модулів на 20 стволів. Відтак, одна машина може вмістити до600 мін різних типів. Для встановлення мінного поля довжиною близько 2 км ташириною 30-90 метрів, Baobab-K потребує до 22 хвилин. Швидкість рухуавтомобіля при постановці мін складає від 5 км/год до 25 км/год. Системауправління Baobab-K допускає варіант встановлення мін в автоматичному режимі.Машина обладнана бортовим комп’ютером, терміналом візуалізації з цифровоюкартою та системою GPS-навігації.</text:p>
      <text:p text:style-name="P4">
<text:span text:style-name="T4">
Читайте також:</text:span>
 <text:a xlink:type="simple" xlink:href="https://www.ukrinform.ua/rubric-world/3722813-lukasenko-zaaviv-pro-pocatok-nadhodzenna-rosijskoi-adernoi-zbroi-do-bilorusi.html" text:style-name="Internet_20_link" text:visited-style-name="Visited_20_Internet_20_Link">
 Білорусь почала отримувати російську ядерну <text:span text:style-name="T4">
збро</text:span>
 ю -Лукашенко </text:a>
</text:p>
      <text:p text:style-name="P4">
Фото: Ministerstwo Obrony Narodowej</text:p>
      <text:p text:style-name="P4">
Source: <text:a xlink:type="simple" xlink:href="https://www.ukrinform.ua/rubric-world/3722958-polsa-zakupila-dla-vlasnoi-armii-minni-zagorodzuvaci-baobabk.html" text:style-name="Internet_20_link" text:visited-style-name="Visited_20_Internet_20_Link">
https://www.ukrinform.ua/rubric-world/3722958-polsa-zakupila-dla-vlasnoi-armii-minni-zagorodzuvaci-baobabk.html</text:a>
</text:p>
      <!--NEWS-->
      <text:h text:style-name="P10" text:outline-level="1">
<text:span text:style-name="T4">
Зеленський: Кожен шлях постачання компонентів для «Калібрів» - шлях посилення терору РФ</text:span>
</text:h>
      <text:p text:style-name="P4">
Authors: Ukrinform (Person)</text:p>
      <text:p text:style-name="P4">
Publisher: Укринформ (Organization)</text:p>
      <text:p text:style-name="P4">
Published Time: 2023-06-14T23:58:00+03:00</text:p>
      <text:p text:style-name="P4">
Modified Time: 2023-06-14T23:58:00+03:00</text:p>
      <text:p text:style-name="P4">
Description: Із інших країн у Росію були поставлені десятки компонентів «Калібрів», якими росіяни завдали ракетних ударів по Одесі у середу, і кожен такий шлях постачання – це шлях посилення російського терору.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Антиросійські санкції', 'Зеленський', 'Війна з Росією', 'ППО', 'Ракетний удар']</text:p>
      <text:p text:style-name="P4">
Type: Article</text:p>
      <!--METADATA-->
      <text:p text:style-name="P4">
<draw:frame draw:style-name="fr1" draw:name="Image307" text:anchor-type="as-char" svg:width="6.9236in" svg:height="3.956343in" draw:z-index="0">
<draw:image xlink:href="../Images/yкринформ/2023-06-14T23-58-00-03-00/630_360_1682862659-378.jpeg" xlink:type="simple" xlink:show="embed" xlink:actuate="onLoad" draw:mime-type="image/jpeg"/>
</draw:frame>
 Із іншихкраїн у Росію були поставлені десятки компонентів «Калібрів», якими росіянизавдали ракетних ударів по Одесі у середу, і кожен такий шлях постачання – цешлях посилення російського терору.</text:p>
      <text:p text:style-name="P4">
Про це Президент Володимир Зеленський поінформував у вечірньому <text:a xlink:type="simple" xlink:href="https://www.youtube.com/watch" text:style-name="Internet_20_link" text:visited-style-name="Visited_20_Internet_20_Link">
відеозверненні </text:a>
 , передаєУкрінформ.</text:p>
      <text:p text:style-name="P4">
<text:span text:style-name="T4">
<text:span text:style-name="T5">
Відео:</text:span>
 </text:span>
 <text:a xlink:type="simple" xlink:href="https://t.me/OP_UA/9725" text:style-name="Internet_20_link" text:visited-style-name="Visited_20_Internet_20_Link">
 <text:span text:style-name="T5">
Офіс Президента, Телеграм</text:span>
 </text:a>
</text:p>
      <text:p text:style-name="P4">
«Продовжуємо й нашу комунікацію з партнерами щодо російського ракетноговиробництва. Сьогодні російські нелюди завдали чергових ракетних ударів поОдесі – з «Калібрів». Десятки компонентів цих «Калібрів» поставлені в Росію зінших країн. Очевидно, що кожен такий шлях постачання – це шлях посиленнятерору», - заявив Зеленський.</text:p>
      <text:p text:style-name="P4">
<text:span text:style-name="T4">
Читайте також:</text:span>
 <text:a xlink:type="simple" xlink:href="https://www.ukrinform.ua/rubric-ato/3722658-skilki-raket-kalibr-ta-h101-nini-klepae-oboronka-rf.html" text:style-name="Internet_20_link" text:visited-style-name="Visited_20_Internet_20_Link">
 Скільки ракет «Калібр» та Х-101 нині клепає оборонка РФ</text:a>
</text:p>
      <text:p text:style-name="P4">
За його словами, світ має інструменти, щоб перекрити всі подібні шляхи – зкожної країни, від кожної компанії, чиї компоненти використовуютьсяросійськими виробниками ракет.</text:p>
      <text:p text:style-name="P4">
Окремо Президент поінформував, що не лише у середу, а і протягом усього тижняукраїнська влада дуже предметно готується до Конференції з відновленняУкраїни, яка вже наступного тижня відбудеться у Лондоні.</text:p>
      <text:p text:style-name="P4">
«Це буде вагомий захід, дуже представницький, який об’єднає і політичні, ібізнесові зусилля заради відновлення нашої країни та нормального життя нашихлюдей. Ключовий український принцип – простий і справедливий, а саме: жодноїруїни в Україні не залишиться», - зазначив <text:a xlink:type="simple" xlink:href="https://www.ukrinform.ua/tag-zelenskij" text:style-name="Internet_20_link" text:visited-style-name="Visited_20_Internet_20_Link">
 Зеленський</text:a>
 .</text:p>
      <text:p text:style-name="P4">
<text:span text:style-name="T4">
Читайте також:</text:span>
 <text:a xlink:type="simple" xlink:href="https://www.ukrinform.ua/rubric-ato/3722529-rf-prodovzue-otrimuvati-komponenti-dla-raket-navit-iz-krainpartneriv-ukraini-zelenskij.html" text:style-name="Internet_20_link" text:visited-style-name="Visited_20_Internet_20_Link">
 РФ продовжує отримувати компоненти для ракет навіть ізкраїн-партнерів України - Зеленський </text:a>
</text:p>
      <text:p text:style-name="P4">
Глава Української держави запевнив, що «все відбудуємо, все відновимо».</text:p>
      <text:p text:style-name="P4">
«І вже точно знаємо, які кроки в якому таймінгу та якими силами потрібнозробити, щоб перемогти російську агресію й нашою відбудовою. Коли руїнизникають, то програє не просто агресор, а сама ідея агресії. І це буде», -сказав Зеленський.</text:p>
      <text:p text:style-name="P4">
Президент зазначив, що українська влада щодня, готуючись до цієї лондонськоїконференції, проводить тривалі та глибокі підготовчі наради. За його словами,при цьому залучаються всі потрібні державні інституції, різного рівня.</text:p>
      <text:p text:style-name="P4">
«І робимо все, щоб під наше бачення, українське бачення – як і завжди,змістовне – був підготовлений і відповідний рівень міжнародних домовленостей»,- запевнив Зеленський.</text:p>
      <text:p text:style-name="P4">
<text:span text:style-name="T4">
Читайте також:</text:span>
 <text:a xlink:type="simple" xlink:href="https://www.ukrinform.ua/rubric-polytics/3722520-zelenskij-podakuvav-obednanim-ekspedicijnim-silam-za-posilenna-ukrainskoi-ppo.html" text:style-name="Internet_20_link" text:visited-style-name="Visited_20_Internet_20_Link">
 Зеленський подякував Об’єднаним експедиційним силам запосилення української <text:span text:style-name="T4">
ППО</text:span>
 </text:a>
</text:p>
      <text:p text:style-name="P4">
Як повідомлялося, у ніч проти 14 червня російська окупаційна армія спрямувалачотири «Калібри» по <text:a xlink:type="simple" xlink:href="https://www.ukrinform.ua/rubric-ato/3722550-vorog-atakuvav-odesu-kalibrami-usi-zbila-ppo.html" text:style-name="Internet_20_link" text:visited-style-name="Visited_20_Internet_20_Link">
 цивільній інфраструктурі Одеси</text:a>
 . Пошкоджено бізнес-центр, навчальний заклад, житловийкомплекс, заклади харчування. Троє людей загинули, 13 отримали поранення.</text:p>
      <text:p text:style-name="P4">
Source: <text:a xlink:type="simple" xlink:href="https://www.ukrinform.ua/rubric-ato/3723023-zelenskij-kozen-slah-postacanna-komponentiv-dla-kalibriv-slah-posilenna-teroru-rf.html" text:style-name="Internet_20_link" text:visited-style-name="Visited_20_Internet_20_Link">
https://www.ukrinform.ua/rubric-ato/3723023-zelenskij-kozen-slah-postacanna-komponentiv-dla-kalibriv-slah-posilenna-teroru-rf.html</text:a>
</text:p>
      <!--NEWS-->
      <text:h text:style-name="P10" text:outline-level="1">
<text:span text:style-name="T4">
В Україні хвилина мовчання</text:span>
</text:h>
      <text:p text:style-name="P4">
Author: ['АРМІЯINFORM']</text:p>
      <text:p text:style-name="P4">
Time: 2023-06-14T24: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08" text:anchor-type="as-char" svg:width="6.9236in" svg:height="3.895992in" draw:z-index="0">
<draw:image xlink:href="../Images/AРМІЯINFORM/2023-06-14T24-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14/v-ukrayini-hvylyna-movchannya/" text:style-name="Internet_20_link" text:visited-style-name="Visited_20_Internet_20_Link">
https://armyinform.com.ua/2023/06/14/v-ukrayini-hvylyna-movchannya/</text:a>
</text:p>
      <!--NEWS-->
      <text:h text:style-name="P10" text:outline-level="1">
<text:span text:style-name="T4">
Значну кількість інформації щодо полонених захисників передають до Координаційного штабу їхні родичі</text:span>
</text:h>
      <text:p text:style-name="P4">
Author: ['АРМІЯINFORM']</text:p>
      <text:p text:style-name="P4">
Time: 2023-06-14T26:00:00-04:00</text:p>
      <text:p text:style-name="P4">
Description: У Координаційному штабі відбулася онлайн-зустріч з родинами бійців окремої механізова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3-3.jpg" text:style-name="Internet_20_link" text:visited-style-name="Visited_20_Internet_20_Link">
ksh3-3.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09" text:anchor-type="as-char" svg:width="6.9236in" svg:height="4.823441in" draw:z-index="0">
<draw:image xlink:href="../Images/AРМІЯINFORM/2023-06-14T26-00-00-04-00/ksh3-3.jpg" xlink:type="simple" xlink:show="embed" xlink:actuate="onLoad" draw:mime-type="image/jpeg"/>
</draw:frame>
</text:p>
      <text:p text:style-name="P4">
У Координаційному штабі відбулася онлайн-зустріч з родинами бійців окремоїмеханізованої Степової бригади, під час якої представник штабу зазначив, щозначну кількість важливої інформації щодо зниклих безвісти й полоненихоборонців збирають і передають до Координаційного штабу їхні родичі.</text:p>
      <text:p text:style-name="P4">
Про це <text:a xlink:type="simple" xlink:href="https://t.me/Koord_shtab/1228" text:style-name="Internet_20_link" text:visited-style-name="Visited_20_Internet_20_Link">
повідомляє</text:a>
 Координаційний штаб зпитань поводження з військовополоненими.</text:p>
      <text:p text:style-name="P4">
Він також зазначив, що за результатами службового розслідування військовачастина зобов’язана видати сповіщення родині зниклого безвістивійськовослужбовця. Проте оперативно-розшукових заходів військова частина нездійснює, цим займаються відповідні компетентні органи.</text:p>
      <text:p text:style-name="P4">
Представник штабу звернув увагу на те, що офіційне підтвердження полонуміністерством оборони російської федерації через Міжнародний комітет ЧервоногоХреста не має безпосереднього впливу на процес обміну і не означає, що іншікатегорії військовослужбовців залишаються поза увагою.</text:p>
      <text:p text:style-name="P4">
«Ми визволяємо з ворожого полону всіх військовослужбовців, незалежно від того,як вони обліковані, — запевнив він. — Повертаються навіть ті, про кого не буложодної інформації».</text:p>
      <text:p text:style-name="P4">
Окремо сторони обговорили питання комунікації зі слідчими Національної поліціїта грошового забезпечення для родин зниклих безвісти й полоненихвійськовослужбовців.</text:p>
      <text:p text:style-name="P4">
Source: <text:a xlink:type="simple" xlink:href="https://armyinform.com.ua/2023/06/14/znachnu-kilkist-informacziyi-shhodo-polonenyh-zahysnykiv-peredayut-do-koordynaczijnogo-shtabu-yihni-rodychi/" text:style-name="Internet_20_link" text:visited-style-name="Visited_20_Internet_20_Link">
https://armyinform.com.ua/2023/06/14/znachnu-kilkist-informacziyi-shhodo-polonenyh-zahysnykiv-peredayut-do-koordynaczijnogo-shtabu-yihni-rodychi/</text:a>
</text:p>
      <!--NEWS-->
      <text:h text:style-name="P10" text:outline-level="1">
<text:span text:style-name="T4">
«Те, що нам потрібно»: Олексій Резніков подякував США за новий пакет військової допомоги</text:span>
</text:h>
      <text:p text:style-name="P4">
Author: ['АРМІЯINFORM']</text:p>
      <text:p text:style-name="P4">
Time: 2023-06-14T28:00:00-04:00</text:p>
      <text:p text:style-name="P4">
Description: Міністр оборони України Олексій Резніков подякував США за новий пакет військової допо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000000-0aff-0242-e48b-08db424c3c8c_w1023_r1_s-e1686725416767.jpg" text:style-name="Internet_20_link" text:visited-style-name="Visited_20_Internet_20_Link">
01000000-0aff-0242-e48b-08db424c3c8c_w1023_r1_s-e1686725416767.jpg</text:a>
', '<text:a xlink:type="simple" xlink:href="https://armyinform.com.ua/wp-content/uploads/2023/06/fyj-cjnwaaid_hc.jpg" text:style-name="Internet_20_link" text:visited-style-name="Visited_20_Internet_20_Link">
fyj-cjnwaaid_hc.jpg</text:a>
']</text:p>
      <text:p text:style-name="P4">
Tags: ['ГЛАВА ПЕНТАГОНУ', 'ЛЛОЙД ДЖ. ОСТІН III', 'МІЖНАРОДНА ПІДТРИМКА УКРАЇНИ', 'ОЛЕКСІЙ РЕЗНІКОВ', 'ОФІЦІЙНО', 'ПАКЕТ ДОПОМОГИ УКРАЇНІ']</text:p>
      <text:p text:style-name="P4">
Category: News</text:p>
      <!--METADATA-->
      <text:p text:style-name="P4">
<draw:frame draw:style-name="fr1" draw:name="Image310" text:anchor-type="as-char" svg:width="6.9236in" svg:height="3.769741in" draw:z-index="0">
<draw:image xlink:href="../Images/AРМІЯINFORM/2023-06-14T28-00-00-04-00/01000000-0aff-0242-e48b-08db424c3c8c_w1023_r1_s-e1686725416767.jpg" xlink:type="simple" xlink:show="embed" xlink:actuate="onLoad" draw:mime-type="image/jpeg"/>
</draw:frame>
</text:p>
      <text:p text:style-name="P4">
Міністр оборони України Олексій Резніков подякував США за новий пакетвійськової допомоги для України, зазначивши, що це «допоможе захистити нашуземлю і допомогти російським загарбникам знайти дорогу додому».</text:p>
      <text:p text:style-name="P4">
Про це очільник оборонного відомства України<text:a xlink:type="simple" xlink:href="https://twitter.com/oleksiireznikov/status/1668863433859629057" text:style-name="Internet_20_link" text:visited-style-name="Visited_20_Internet_20_Link">
написав</text:a>
 усвоєму Твіттері.</text:p>
      <text:p text:style-name="P4">
«Бронетехніка, протитанкова зброя та боєприпаси. Це те, що нам потрібно, щобзахистити нашу землю і допомогти росіянам знайти дорогу додому. Це наш план наце літо і далі — до перемоги. Дякую Ллойду Остіну і американському народові заще один пакет допомоги у сфері безпеки!» — йдеться у його дописі.</text:p>
      <text:p text:style-name="P4">
<draw:frame draw:style-name="fr1" draw:name="Image311" text:anchor-type="as-char" svg:width="6.9236in" svg:height="6.9236in" draw:z-index="0">
<draw:image xlink:href="../Images/AРМІЯINFORM/2023-06-14T28-00-00-04-00/fyj-cjnwaaid_hc.jpg" xlink:type="simple" xlink:show="embed" xlink:actuate="onLoad" draw:mime-type="image/jpeg"/>
</draw:frame>
</text:p>
      <text:p text:style-name="P4">
Як повідомлялося, США <text:a xlink:type="simple" xlink:href="https://armyinform.com.ua/2023/06/13/ssha-ogolosyly-pro-novyj-paket-vijskovoyi-dopomogy-ukrayini-2/" text:style-name="Internet_20_link" text:visited-style-name="Visited_20_Internet_20_Link">
оголосили</text:a>
 про новий пакетвійськової допомоги Україні, який містить ключові можливості, зокрема, дляпідтримки української ППО.</text:p>
      <text:p text:style-name="P4">
Source: <text:a xlink:type="simple" xlink:href="https://armyinform.com.ua/2023/06/14/te-shho-nam-potribno-oleksij-reznikov-podyakuvav-ssha-za-novyj-paket-vijskovoyi-dopomogy/" text:style-name="Internet_20_link" text:visited-style-name="Visited_20_Internet_20_Link">
https://armyinform.com.ua/2023/06/14/te-shho-nam-potribno-oleksij-reznikov-podyakuvav-ssha-za-novyj-paket-vijskovoyi-dopomogy/</text:a>
</text:p>
      <!--NEWS-->
      <text:h text:style-name="P10" text:outline-level="1">
<text:span text:style-name="T4">
Президент подякував Об’єднаним експедиційним силам за пакет допомоги для України вартістю понад €100 млн</text:span>
</text:h>
      <text:p text:style-name="P4">
Author: ['АРМІЯINFORM']</text:p>
      <text:p text:style-name="P4">
Time: 2023-06-14T30:00:00-04:00</text:p>
      <text:p text:style-name="P4">
Description: Президент України Володимир Зеленський висловив вдячність Об’єднаним експедиційним сил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e5108ddb25076be7d8305241503643a5bb0d245.png" text:style-name="Internet_20_link" text:visited-style-name="Visited_20_Internet_20_Link">
7e5108ddb25076be7d8305241503643a5bb0d245.png</text:a>
']</text:p>
      <text:p text:style-name="P4">
Tags: ['ВОЛОДИМИР ЗЕЛЕНСЬКИЙ', 'ДОПОМОГА МІЖНАРОДНИХ ПАРТНЕРІВ', 'ППО ЗСУ', 'ПРЕЗИДЕНТ УКРАЇНИ', 'ПРОТИПОВІТРЯНА ОБОРОНА']</text:p>
      <text:p text:style-name="P4">
Category: News</text:p>
      <!--METADATA-->
      <text:p text:style-name="P4">
<draw:frame draw:style-name="fr1" draw:name="Image312" text:anchor-type="as-char" svg:width="6.9236in" svg:height="4.033165in" draw:z-index="0">
<draw:image xlink:href="../Images/AРМІЯINFORM/2023-06-14T30-00-00-04-00/7e5108ddb25076be7d8305241503643a5bb0d245.png" xlink:type="simple" xlink:show="embed" xlink:actuate="onLoad" draw:mime-type="image/png"/>
</draw:frame>
</text:p>
      <text:p text:style-name="P4">
Президент України Володимир Зеленський висловив вдячність Об’єднанимекспедиційним силам за пакет допомоги на суму понад €100 мільйонів задлязміцнення української системи ППО.</text:p>
      <text:p text:style-name="P4">
Про це глава держави<text:a xlink:type="simple" xlink:href="https://twitter.com/ZelenskyyUa/status/1668693650291695634" text:style-name="Internet_20_link" text:visited-style-name="Visited_20_Internet_20_Link">
написав</text:a>
 уТвіттері.</text:p>
      <text:p text:style-name="P4">
«Дякую союзникам з Об’єднаних експедиційних сил за потужний пакет допомоги напонад €100 млн, спрямований на зміцнення української протиповітряної оборони.У час, коли росія в агонії посилює щоденний ракетний терор, більше міці длянашої ППО — це запорука захисту української неба й життів українців», —підкреслив Володимир Зеленський.</text:p>
      <text:p text:style-name="P4">
Як повідомлялося, Велика Британія<text:a xlink:type="simple" xlink:href="https://armyinform.com.ua/2023/06/14/velyka-brytaniya-anonsuvala-paket-vijskovoyi-dopomogy-dlya-posylennya-ppo-ukrayiny/" text:style-name="Internet_20_link" text:visited-style-name="Visited_20_Internet_20_Link">
анонсувала</text:a>
 пакет військовоїдопомоги для України на 92 млн фунтів (майже €116 мільйонів). Він буде міститиозброєння для підвищення ефективності української ППО.</text:p>
      <text:p text:style-name="P4">
Source: <text:a xlink:type="simple" xlink:href="https://armyinform.com.ua/2023/06/14/prezydent-podyakuvav-obyednanym-ekspedyczijnym-sylam-za-paket-dopomogy-dlya-ukrayiny-vartistyu-e116-mln/" text:style-name="Internet_20_link" text:visited-style-name="Visited_20_Internet_20_Link">
https://armyinform.com.ua/2023/06/14/prezydent-podyakuvav-obyednanym-ekspedyczijnym-sylam-za-paket-dopomogy-dlya-ukrayiny-vartistyu-e116-mln/</text:a>
</text:p>
      <!--NEWS-->
      <text:h text:style-name="P10" text:outline-level="1">
<text:span text:style-name="T4">
Історичне рішення: Парламент Люксембурга визнав Голодомор геноцидом українського народу</text:span>
</text:h>
      <text:p text:style-name="P4">
Author: ['АРМІЯINFORM']</text:p>
      <text:p text:style-name="P4">
Time: 2023-06-14T32:00:00-04:00</text:p>
      <text:p text:style-name="P4">
Description: Палата депутатів Люксембурга ухвалила постанову, в якій визнала Голодомор 1932–1933 ро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4-scaled.jpg" text:style-name="Internet_20_link" text:visited-style-name="Visited_20_Internet_20_Link">
original-4-scaled.jpg</text:a>
']</text:p>
      <text:p text:style-name="P4">
Tags: ['ВИЗНАННЯ ГОЛОДОМОРУ ГЕНОЦИДОМ', 'ДОПОМОГА ПАРТНЕРІВ', 'ЛЮКСЕМБУРГ', 'СВІТ ПІДТРИМУЄ УКРАЇНУ']</text:p>
      <text:p text:style-name="P4">
Category: News</text:p>
      <!--METADATA-->
      <text:p text:style-name="P4">
<draw:frame draw:style-name="fr1" draw:name="Image313" text:anchor-type="as-char" svg:width="6.9236in" svg:height="4.598424in" draw:z-index="0">
<draw:image xlink:href="../Images/AРМІЯINFORM/2023-06-14T32-00-00-04-00/original-4-scaled.jpg" xlink:type="simple" xlink:show="embed" xlink:actuate="onLoad" draw:mime-type="image/jpeg"/>
</draw:frame>
</text:p>
      <text:p text:style-name="P4">
Палата депутатів Люксембурга ухвалила постанову, в якій визнала Голодомор1932–1933 років геноцидом українського народу.</text:p>
      <text:p text:style-name="P4">
Про це міністр закордонних справ України Дмитро Кулеба<text:a xlink:type="simple" xlink:href="https://twitter.com/DmytroKuleba/status/1668705082701905920" text:style-name="Internet_20_link" text:visited-style-name="Visited_20_Internet_20_Link">
повідомив</text:a>
 усвоєму Твіттері, назвавши це голосування «історичним».</text:p>
      <text:p text:style-name="P4">
«Я вітаю історичне голосування Палати депутатів Люксембурга за визнаннясталінського Голодомору 1932-1933 років геноцидом проти українців. Цей кроквшановує мільйони жертв і відновлює історичну справедливість. Міжнародневизнання Голодомору геноцидом продовжує зростати», — йдеться у його дописі.</text:p>
      <text:p text:style-name="P4">
<text:span text:style-name="T5">
<text:span text:style-name="T4">
Довідково:</text:span>
</text:span>
 Станом на 2023 рік Голодомор офіційно визнали геноцидомукраїнського народу понад 21 країна світу. Зокрема, Парламент Ісландії 23березня визнав Голодомор геноцидом українського народу. 17 травня СенатФранції також ухвалив резолюцію про визнання Голодомору 1932-1933 роківгеноцидом українців. 23 травня парламент Словенії підтримав декларацію провизнання Голодомору 1932-1933 років геноцидом українського народу. 25 травняПарламент Британії <text:a xlink:type="simple" xlink:href="https://armyinform.com.ua/2023/05/25/parlament-brytaniyi-vyznav-golodomor-genoczydom-ukrayinskogo-narodu/" text:style-name="Internet_20_link" text:visited-style-name="Visited_20_Internet_20_Link">
визнав</text:a>
 Голодоморгеноцидом українського народу.</text:p>
      <text:p text:style-name="P4">
Source: <text:a xlink:type="simple" xlink:href="https://armyinform.com.ua/2023/06/14/istorychne-rishennya-parlament-lyuksemburgu-vyznav-golodomor-genoczydom-ukrayinskogo-narodu/" text:style-name="Internet_20_link" text:visited-style-name="Visited_20_Internet_20_Link">
https://armyinform.com.ua/2023/06/14/istorychne-rishennya-parlament-lyuksemburgu-vyznav-golodomor-genoczydom-ukrayinskogo-narodu/</text:a>
</text:p>
      <!--NEWS-->
      <text:h text:style-name="P10" text:outline-level="1">
<text:span text:style-name="T4">
В Україні до 15 років позбавлення волі засуджено учасника ПВК «вагнер»</text:span>
</text:h>
      <text:p text:style-name="P4">
Author: ['АРМІЯINFORM']</text:p>
      <text:p text:style-name="P4">
Time: 2023-06-14T34:00:00-04:00</text:p>
      <text:p text:style-name="P4">
Description: В Івано-Франківську засуджено учасника НЗФ «днр» та ПВК «вагнер» за державну зр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5c77fca-23d0-4efa-bb91-84f289b2e0d1.jpg" text:style-name="Internet_20_link" text:visited-style-name="Visited_20_Internet_20_Link">
95c77fca-23d0-4efa-bb91-84f289b2e0d1.jpg</text:a>
']</text:p>
      <text:p text:style-name="P4">
Tags: ['ДЕРЖАВНА ЗРАДА', 'ОФІС ГЕНЕРАЛЬНОГО ПРОКУРОРА УКРАЇНИ', 'ПВК "ВАГНЕР"']</text:p>
      <text:p text:style-name="P4">
Category: News</text:p>
      <!--METADATA-->
      <text:p text:style-name="P4">
<draw:frame draw:style-name="fr1" draw:name="Image314" text:anchor-type="as-char" svg:width="6.9236in" svg:height="4.947489in" draw:z-index="0">
<draw:image xlink:href="../Images/AРМІЯINFORM/2023-06-14T34-00-00-04-00/95c77fca-23d0-4efa-bb91-84f289b2e0d1.jpg" xlink:type="simple" xlink:show="embed" xlink:actuate="onLoad" draw:mime-type="image/jpeg"/>
</draw:frame>
</text:p>
      <text:p text:style-name="P4">
В Івано-Франківську засуджено учасника НЗФ «днр» та ПВК «вагнер» за державнузраду, участь у терористичній організації та діяльності не передбаченогозаконом збройного формування. Чоловіку призначили покарання — 15 роківпозбавлення волі з конфіскацією майна.</text:p>
      <text:p text:style-name="P4">
Про це <text:a xlink:type="simple" xlink:href="https://t.me/pgo_gov_ua/13308" text:style-name="Internet_20_link" text:visited-style-name="Visited_20_Internet_20_Link">
повідомляє</text:a>
 Офіс Генерального прокурораУкраїни.</text:p>
      <text:p text:style-name="P4">
Прокурори в суді довели, що засуджений у 2014 році, підтримуючи збройнуагресію рф проти України, перейшов на бік ворога. Він добровільно вступив навійськову службу до незаконного воєнізованого формування так званого «1-говзводу 2-ї роти 2-го батальйону 3-ї окремої мотострілецької бригади 1-гоармійського корпусу народної міліції днр».</text:p>
      <text:p text:style-name="P4">
В його складі неодноразово проходив бойову підготовку на полігонах м. ГорлівкаДонецької області. Також брав активну участь у діяльності цього «підрозділу»,а потім і у ПВК «вагнер».</text:p>
      <text:p text:style-name="P4">
Оскільки учасник НЗФ рф перебуває на непідконтрольній території України, строквідбування покарання буде рахуватись з моменту фактичного затримання.</text:p>
      <text:p text:style-name="P4">
Source: <text:a xlink:type="simple" xlink:href="https://armyinform.com.ua/2023/06/14/v-ukrayini-do-15-rokiv-pozbavlennya-voli-zasudzheno-uchasnyka-pvk-vagner/" text:style-name="Internet_20_link" text:visited-style-name="Visited_20_Internet_20_Link">
https://armyinform.com.ua/2023/06/14/v-ukrayini-do-15-rokiv-pozbavlennya-voli-zasudzheno-uchasnyka-pvk-vagner/</text:a>
</text:p>
      <!--NEWS-->
      <text:h text:style-name="P10" text:outline-level="1">
<text:span text:style-name="T4">
Українські піротехніки за добу знешкодили понад 600 вибухонебезпечних предметів</text:span>
</text:h>
      <text:p text:style-name="P4">
Author: ['АРМІЯINFORM']</text:p>
      <text:p text:style-name="P4">
Time: 2023-06-14T36:00:00-04:00</text:p>
      <text:p text:style-name="P4">
Description: Протягом доби піротехнічні підрозділи Державної служби України з надзвичайних ситу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inu_06_04_111.jpg" text:style-name="Internet_20_link" text:visited-style-name="Visited_20_Internet_20_Link">
minu_06_04_111.jpg</text:a>
']</text:p>
      <text:p text:style-name="P4">
Tags: ['АГРЕСІЯ РФ', 'ВТОРГНЕННЯ РФ', 'ДСНС УКРАЇНИ', 'РОЗМІНУВАННЯ']</text:p>
      <text:p text:style-name="P4">
Category: News</text:p>
      <!--METADATA-->
      <text:p text:style-name="P4">
<draw:frame draw:style-name="fr1" draw:name="Image315" text:anchor-type="as-char" svg:width="6.9236in" svg:height="3.000227in" draw:z-index="0">
<draw:image xlink:href="../Images/AРМІЯINFORM/2023-06-14T36-00-00-04-00/minu_06_04_111.jpg" xlink:type="simple" xlink:show="embed" xlink:actuate="onLoad" draw:mime-type="image/jpeg"/>
</draw:frame>
Ілюстративне фото</text:p>
      <text:p text:style-name="P4">
Протягом доби піротехнічні підрозділи Державної служби України з надзвичайнихситуацій <text:span text:style-name="T4">
161 раз</text:span>
 залучалися до виконання завдань з розмінування.</text:p>
      <text:p text:style-name="P4">
Про це <text:a xlink:type="simple" xlink:href="https://dsns.gov.ua/uk/news/nadzvicaini-podiyi/informaciia-shhodo-diialnosti-pirotexnicnix-pidrozdiliv-dsns-125"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663вибухонебезпечних предмети</text:span>
. Обстежено територію площею 109,69 гектара.</text:p>
      <text:p text:style-name="P4">
Найчастіше піротехнічні підрозділи працювали: в Харківській області 19 196разів, Київщині — 7 952, Донеччині — 6 002, Миколаївщині — 5 151, Херсонщині —5 544, Чернігівщині — 4 711, Сумщині — 2 184, Черкащині — 1 115.</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400 340вибухонебезпечних предметів</text:span>
 та 2 891 кг вибухової речовини, зокрема <text:span text:style-name="T4">
2 999авіаційних бомб</text:span>
. Обстежено територію площею близько 89 786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14/ukrayinski-pirotehniky-za-dobu-zneshkodyly-ponad-600-vybuhonebezpechnyh-predmetiv/" text:style-name="Internet_20_link" text:visited-style-name="Visited_20_Internet_20_Link">
https://armyinform.com.ua/2023/06/14/ukrayinski-pirotehniky-za-dobu-zneshkodyly-ponad-600-vybuhonebezpechnyh-predmetiv/</text:a>
</text:p>
      <!--NEWS-->
      <text:h text:style-name="P10" text:outline-level="1">
<text:span text:style-name="T4">
Піхотинці «насипають» окупантам з американського автоматичного гранатомета МК 19</text:span>
</text:h>
      <text:p text:style-name="P4">
Author: ['Владислав Назаркевич']</text:p>
      <text:p text:style-name="P4">
Time: 2023-06-14T38:00:00-04:00</text:p>
      <text:p text:style-name="P4">
Description: Гранатомет стріляє осколково-фугасними гранатами калібру 40 міліметрів. «Накрив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91.jpg" text:style-name="Internet_20_link" text:visited-style-name="Visited_20_Internet_20_Link">
191.jpg</text:a>
']</text:p>
      <text:p text:style-name="P4">
Tags: ['ВТОРГНЕННЯ РФ', 'ГРАНАТОМЕТИ MARK 19']</text:p>
      <text:p text:style-name="P4">
Category: News</text:p>
      <!--METADATA-->
      <text:p text:style-name="P4">
<draw:frame draw:style-name="fr1" draw:name="Image316" text:anchor-type="as-char" svg:width="6.9236in" svg:height="3.894525in" draw:z-index="0">
<draw:image xlink:href="../Images/AРМІЯINFORM/2023-06-14T38-00-00-04-00/191.jpg" xlink:type="simple" xlink:show="embed" xlink:actuate="onLoad" draw:mime-type="image/jpeg"/>
</draw:frame>
</text:p>
      <text:p text:style-name="P4">
Гранатомет стріляє осколково-фугасними гранатами калібру 40 міліметрів.«Накриває» піхоту, автомобільну та легкоброньовану техніку.</text:p>
      <text:p text:style-name="P4">
— Не хотів би я опинитися під його вогнем, — розповідає Дмитро. Він —гранатометник 2-го механізованого батальйону 67-ї окремої механізованоїбригади. Зараз його підрозділ воює з росіянами на сході країни.</text:p>
      <text:p text:style-name="P4">
Вогнева позиція гранатомета — у лісі за декілька сотень метрів від окопівросійських окупантів. Неподалік у бліндажі чергує розрахунок. Як тількипіхотинці отримують команду на відкриття вогню — біжать до свого МК 19,скидають гілки, якими його маскують, прицілюються і «насипають» чергами поокупантах.</text:p>
      <text:p text:style-name="P4">
— День на день не приходиться, — каже Дмитро. — Інколи можемо за добу раз чидва «навалити». Інколи — сім-вісім разів за половину дня.</text:p>
      <text:p text:style-name="P4">
Ворог намагається знищити гранатомет та гранатометників. Тож вони постійнозмінюють свої позиції і добре маскуються.</text:p>
      <text:p text:style-name="P4">
— Нещодавно артилерійський снаряд впав буквально за 15 метрів від нас, —розповідає Дмитро. — І не розірвався. М’який піщаний ґрунт спрацював якамортизатор.</text:p>
      <text:p text:style-name="P4">
Попри небезпеку та важкі умови життя в лісі, Дмитро і його побратимивипромінюють стійкість.</text:p>
      <text:p text:style-name="P4">
— Це найкраща робота у світі. Ліс, природа, пташки, свіже повітря, найкращідрузі, — сміється він. — У нас тут живе ящірка. Ми назвали її Клава. Та дважуки — Валера і Федя. Кабан бігає. Його ми ще не назвали, бо він неспілкується з нами. Якийсь дикий.</text:p>
      <text:p text:style-name="P4">
Абсолютна більшість військовослужбовців батальйону — добровольці, якімобілізувалися до лав ЗСУ і взяли до рук зброю, щоб вигнати російськихокупантів з рідної землі.</text:p>
      <text:p text:style-name="P4">
Детальніше про один день із життя піхотинців 2-го механізованого батальйону67-ї окремої механізованої бригади<text:a xlink:type="simple" xlink:href="https://armyinform.com.ua/2023/06/14/pihota-na-nuli-granatometnyky-palyat-blindazhi-vorozhyj-raketnyj-udar-evakuacziya-poranenogo/" text:style-name="Internet_20_link" text:visited-style-name="Visited_20_Internet_20_Link">
читайте</text:a>
 в матеріаліВладислава Назаркевича.</text:p>
      <text:p text:style-name="P4">
<text:span text:style-name="T5">
Фото і відео автора</text:span>
</text:p>
      <text:p text:style-name="P4">
Source: <text:a xlink:type="simple" xlink:href="https://armyinform.com.ua/2023/06/14/pihotynczi-nasypayut-okupantam-z-amerykanskogo-avtomatychnogo-granatometa-mk-19/" text:style-name="Internet_20_link" text:visited-style-name="Visited_20_Internet_20_Link">
https://armyinform.com.ua/2023/06/14/pihotynczi-nasypayut-okupantam-z-amerykanskogo-avtomatychnogo-granatometa-mk-19/</text:a>
</text:p>
      <!--NEWS-->
      <text:h text:style-name="P10" text:outline-level="1">
<text:span text:style-name="T4">
Шмигаль розповів віцеканцлеру Німеччини про екоцид, вчинений Росією</text:span>
</text:h>
      <text:p text:style-name="P4">
Authors: Ukrinform (Person)</text:p>
      <text:p text:style-name="P4">
Publisher: Укринформ (Organization)</text:p>
      <text:p text:style-name="P4">
Published Time: 2023-06-14T3:01:00+03:00</text:p>
      <text:p text:style-name="P4">
Modified Time: 2023-06-14T22:01:00+03:00</text:p>
      <text:p text:style-name="P4">
Description: Прем’єр-міністр Денис Шмигаль розповів віцеканцлеру Німеччини, міністру економіки та захисту клімату Роберту Габеку про підрив росіянами Каховської ГЕС. — Укрінформ.</text:p>
      <text:p text:style-name="P4">
Images: ['<text:a xlink:type="simple" xlink:href="https://static.ukrinform.com/photos/2023_06/thumb_files/630_360_1686481734-425.jpg" text:style-name="Internet_20_link" text:visited-style-name="Visited_20_Internet_20_Link">
630_360_16864...</text:a>
']</text:p>
      <text:p text:style-name="P4">
Tags: ['Німеччина', 'Теракт', 'Російські військові', 'Каховська ГЕС', 'Шмигаль']</text:p>
      <text:p text:style-name="P4">
Type: Article</text:p>
      <!--METADATA-->
      <text:p text:style-name="P4">
<draw:frame draw:style-name="fr1" draw:name="Image317" text:anchor-type="as-char" svg:width="6.9236in" svg:height="3.956343in" draw:z-index="0">
<draw:image xlink:href="../Images/yкринформ/2023-06-14T3-01-00-03-00/630_360_1686481734-425.jpg" xlink:type="simple" xlink:show="embed" xlink:actuate="onLoad" draw:mime-type="image/jpeg"/>
</draw:frame>
 Прем’єр-міністр Денис Шмигаль розповів віцеканцлеру Німеччини, міністру економіки тазахисту клімату Роберту Габеку про підрив росіянами Каховської ГЕС.</text:p>
      <text:p text:style-name="P4">
Про це очільник уряду повідомив у своєму <text:a xlink:type="simple" xlink:href="https://t.me/Denys_Smyhal/5380" text:style-name="Internet_20_link" text:visited-style-name="Visited_20_Internet_20_Link">
 Телеграмі</text:a>
 <text:a xlink:type="simple" xlink:href="https://t.me/Denys_Smyhal/5380" text:style-name="Internet_20_link" text:visited-style-name="Visited_20_Internet_20_Link">
 , </text:a>
передає Укрінформ.</text:p>
      <text:p text:style-name="P4">
“Розповів про ситуацію на Півдні України через екоцид, який росія вчинила,підірвавши Каховську ГЕС. Із зони підтоплення нам вдалося евакуювати вже понад3 700 людей.</text:p>
      <text:p text:style-name="P4">
Дякую Німеччині за негайну підтримку, надану в межах механізму цивільногозахисту ЄС”, - йдеться у дописі Прем’єра.</text:p>
      <text:p text:style-name="P4">
Сторони також обговорили потреби України в озброєнні. <text:a xlink:type="simple" xlink:href="https://www.ukrinform.ua/tag-smigal" text:style-name="Internet_20_link" text:visited-style-name="Visited_20_Internet_20_Link">
 Шмигаль</text:a>
 висловив вдячність Німеччині заоборонну допомогу.</text:p>
      <text:p text:style-name="P4">
<text:span text:style-name="T4">
Читайте також:</text:span>
 <text:a xlink:type="simple" xlink:href="https://www.ukrinform.ua/rubric-polytics/3722786-dopomogu-ukraini-pisla-pidrivu-kahovskoi-ges-zaproponuvali-16-krain-evrosouzu.html" text:style-name="Internet_20_link" text:visited-style-name="Visited_20_Internet_20_Link">
 Допомогу Україні після підриву Каховської ГЕСзапропонували 16 країн Євросоюзу </text:a>
</text:p>
      <text:p text:style-name="P4">
Як зазначається, окремою темою розмови стало посилення санкцій та обмеженняпроти атомної галузі росії.</text:p>
      <text:p text:style-name="P4">
“Необхідні також термінові заходи, щоб зупинити російський ракетний терор.Передав всю інформацію та пропозиції партнерам”, - йдеться у дописі.</text:p>
      <text:p text:style-name="P4">
Посадовці також торкнулися підготовки до Конференції з відновлення в Лондоні.</text:p>
      <text:p text:style-name="P4">
“Один з пріоритетів — швидке відновлення. Необхідно якнайшвидше допомогтилюдям, що постраждали від російської агресії. Розраховуємо на допомогуНімеччини в цьому напрямку”, - наголосив Прем’єр.</text:p>
      <text:p text:style-name="P4">
<text:span text:style-name="T4">
Читайте також:</text:span>
 <text:a xlink:type="simple" xlink:href="https://www.ukrinform.ua/rubric-polytics/3722388-elcenko-oon-ce-burokraticna-struktura-insoi-reakcii-na-pidriv-kahovskoi-ges-a-ne-ocikuvav.html" text:style-name="Internet_20_link" text:visited-style-name="Visited_20_Internet_20_Link">
 Єльченко: ООН – це бюрократична структура, іншої реакціїна підрив Каховської ГЕС я не очікував </text:a>
</text:p>
      <text:p text:style-name="P4">
Як повідомлялося, вночі 6 червня <text:a xlink:type="simple" xlink:href="https://www.ukrinform.ua/rubric-ato/3718751-rosijski-zagarbniki-pidirvali-kahovsku-ges-ok-pivden.html" text:style-name="Internet_20_link" text:visited-style-name="Visited_20_Internet_20_Link">
 російська армія підірвала</text:a>
 дамбу Каховської ГЕС. На Херсонщині розпочалиевакуацію населення з небезпечних місць, для яких є ризик затоплення внаслідокпідриву Каховської ГЕС. За фактом підриву окупантами Каховської ГЕСправоохоронці розпочали розслідування за статтею "екоцид".</text:p>
      <text:p text:style-name="P4">
В Укргідроенерго заявили, що Каховська ГЕС повністю зруйнована і відновленнюне підлягає.</text:p>
      <text:p text:style-name="P4">
<text:span text:style-name="T5">
Фото: United24media</text:span>
</text:p>
      <text:p text:style-name="P4">
Source: <text:a xlink:type="simple" xlink:href="https://www.ukrinform.ua/rubric-polytics/3723006-smigal-rozpoviv-vicekancleru-nimeccini-pro-pidriv-kahovskoi-ges.html" text:style-name="Internet_20_link" text:visited-style-name="Visited_20_Internet_20_Link">
https://www.ukrinform.ua/rubric-polytics/3723006-smigal-rozpoviv-vicekancleru-nimeccini-pro-pidriv-kahovskoi-ges.html</text:a>
</text:p>
      <!--NEWS-->
      <text:h text:style-name="P10" text:outline-level="1">
<text:span text:style-name="T4">
В уряді створили нову посаду з питань відновлення України</text:span>
</text:h>
      <text:p text:style-name="P4">
Author: ['АРМІЯINFORM']</text:p>
      <text:p text:style-name="P4">
Time: 2023-06-14T40:00:00-04:00</text:p>
      <text:p text:style-name="P4">
Description: Кабінет Міністрів України створив нову посаду віцепрем'єр-міністра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0/uryad-1-e1638886488113.jpg" text:style-name="Internet_20_link" text:visited-style-name="Visited_20_Internet_20_Link">
uryad-1-e1638886488113.jpg</text:a>
']</text:p>
      <text:p text:style-name="P4">
Tags: ["ВІЦЕПРЕМ'ЄР-МІНІСТР З ПИТАНЬ ВІДНОВЛЕННЯ", 'ДЕНИС ШМИГАЛЬ']</text:p>
      <text:p text:style-name="P4">
Category: News</text:p>
      <!--METADATA-->
      <text:p text:style-name="P4">
<draw:frame draw:style-name="fr1" draw:name="Image318" text:anchor-type="as-char" svg:width="6.9236in" svg:height="3.964969in" draw:z-index="0">
<draw:image xlink:href="../Images/AРМІЯINFORM/2023-06-14T40-00-00-04-00/uryad-1-e1638886488113.jpg" xlink:type="simple" xlink:show="embed" xlink:actuate="onLoad" draw:mime-type="image/jpeg"/>
</draw:frame>
</text:p>
      <text:p text:style-name="P4">
Кабінет Міністрів України створив нову посаду віцепрем'єр-міністра з питаньвідновлення. Це дасть змогу якісно підійти до планування проєктів і програмвідбудови.</text:p>
      <text:p text:style-name="P4">
Про це <text:a xlink:type="simple" xlink:href="https://t.me/Denys_Smyhal/5371" text:style-name="Internet_20_link" text:visited-style-name="Visited_20_Internet_20_Link">
повідомляє</text:a>
 Прем'єр-міністр УкраїниДенис Шмигаль.</text:p>
      <text:p text:style-name="P4">
«В Уряді також уже створено посаду віцепрем'єр-міністра з питань відновлення,відповідне міністерство та державне агентство. У бюджеті сформувалиспеціальний Фонд подолання наслідків агресії», — зазначив він.</text:p>
      <text:p text:style-name="P4">
За словами Дениса Шмигаля, наявність такої посади також сформує додатковувідповідальність, прозорість і підзвітність для відбудови України.</text:p>
      <text:p text:style-name="P4">
Нагадаємо, у рамках Механізму цивільного захисту ЄС<text:a xlink:type="simple" xlink:href="https://armyinform.com.ua/2023/06/13/pidtoplenymy-zalyshayutsya-30-naselenyh-punktiv-na-hersonshhyni-ta-31-na-mykolayivshhyni-denys-shmygal/" text:style-name="Internet_20_link" text:visited-style-name="Visited_20_Internet_20_Link">
 допомогуУкраїні</text:a>
 надають 13 країн — ідеться про десятки й сотні човнів, плотів,мотопомп, генераторів, контейнерів, резервуарів і фільтрів для води, а такожбагато інших речей. Глава українського Уряду подякував за вже надану допомогуСША, Великій Британії, Японії, Канаді та іншим країнам.</text:p>
      <text:p text:style-name="P4">
Source: <text:a xlink:type="simple" xlink:href="https://armyinform.com.ua/2023/06/14/v-uryadi-stvoryly-novu-posadu-z-pytan-vidnovlennya-ukrayiny/" text:style-name="Internet_20_link" text:visited-style-name="Visited_20_Internet_20_Link">
https://armyinform.com.ua/2023/06/14/v-uryadi-stvoryly-novu-posadu-z-pytan-vidnovlennya-ukrayiny/</text:a>
</text:p>
      <!--NEWS-->
      <text:h text:style-name="P10" text:outline-level="1">
<text:span text:style-name="T4">
«Адмірале», не мовчи, говори щось: піхотинці евакуюють пораненого побратима з передової</text:span>
</text:h>
      <text:p text:style-name="P4">
Author: ['Владислав Назаркевич']</text:p>
      <text:p text:style-name="P4">
Time: 2023-06-14T42:00:00-04:00</text:p>
      <text:p text:style-name="P4">
Description: — «Адмірале», не мовчи, говори щось, — благають побратими пораненого. На ношах в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49.jpg" text:style-name="Internet_20_link" text:visited-style-name="Visited_20_Internet_20_Link">
1-49.jpg</text:a>
', '<text:a xlink:type="simple" xlink:href="https://armyinform.com.ua/wp-content/uploads/2023/06/2-54.jpg" text:style-name="Internet_20_link" text:visited-style-name="Visited_20_Internet_20_Link">
2-54.jpg</text:a>
']</text:p>
      <text:p text:style-name="P4">
Tags: ['ВТОРГНЕННЯ РФ', 'ПІХОТА']</text:p>
      <text:p text:style-name="P4">
Category: News</text:p>
      <!--METADATA-->
      <text:p text:style-name="P4">
<draw:frame draw:style-name="fr1" draw:name="Image319" text:anchor-type="as-char" svg:width="6.9236in" svg:height="3.894525in" draw:z-index="0">
<draw:image xlink:href="../Images/AРМІЯINFORM/2023-06-14T42-00-00-04-00/1-49.jpg" xlink:type="simple" xlink:show="embed" xlink:actuate="onLoad" draw:mime-type="image/jpeg"/>
</draw:frame>
</text:p>
      <text:p text:style-name="P4">
— «Адмірале», не мовчи, говори щось, — благають побратими пораненого. На ношахвони несуть його до бойової машини піхоти. Всім трохи легше на душі, коли воїнна псевдо «Адмірал» принаймні пробує відповісти на запитання. Це означає, щопритомний.</text:p>
      <text:p text:style-name="P4">
— Все буде добре, «Адмірале», все буде добре, — запевняють побратими свогопораненого друга та самих себе.</text:p>
      <text:p text:style-name="P4">
<draw:frame draw:style-name="fr1" draw:name="Image320" text:anchor-type="as-char" svg:width="6.9236in" svg:height="3.894525in" draw:z-index="0">
<draw:image xlink:href="../Images/AРМІЯINFORM/2023-06-14T42-00-00-04-00/2-54.jpg" xlink:type="simple" xlink:show="embed" xlink:actuate="onLoad" draw:mime-type="image/jpeg"/>
</draw:frame>
</text:p>
      <text:p text:style-name="P4">
За хвилину «Адмірал» вже в бойовій машині. Механік-водій заводить БМП. Один ізпровожатих тричі хреститься перед дорогою. БМП рушає і залишає позицію. Всіповертаються до своїх бойових постів. Так відбувається евакуація воїна, якийдістав поранення внаслідок ворожого артилерійського обстрілу.</text:p>
      <text:p text:style-name="P4">
Детальніше про один день із життя піхотинців 2-го механізованого батальйону67-ї окремої механізованої бригади<text:a xlink:type="simple" xlink:href="https://armyinform.com.ua/2023/06/14/pihota-na-nuli-granatometnyky-palyat-blindazhi-vorozhyj-raketnyj-udar-evakuacziya-poranenogo/" text:style-name="Internet_20_link" text:visited-style-name="Visited_20_Internet_20_Link">
читайте</text:a>
 в матеріаліВладислава Назаркевича.</text:p>
      <text:p text:style-name="P4">
<text:span text:style-name="T5">
Фото і відео автора</text:span>
</text:p>
      <text:p text:style-name="P4">
Source: <text:a xlink:type="simple" xlink:href="https://armyinform.com.ua/2023/06/14/admirale-ne-movchy-govory-shhos-pihotynczi-evakuyuyut-poranenogo-pobratyma-z-peredovoyi/" text:style-name="Internet_20_link" text:visited-style-name="Visited_20_Internet_20_Link">
https://armyinform.com.ua/2023/06/14/admirale-ne-movchy-govory-shhos-pihotynczi-evakuyuyut-poranenogo-pobratyma-z-peredovoyi/</text:a>
</text:p>
      <!--NEWS-->
      <text:h text:style-name="P10" text:outline-level="1">
<text:span text:style-name="T4">
Рівень води у Дніпрі на позначці «Херсон» знизився на понад 3 метри</text:span>
</text:h>
      <text:p text:style-name="P4">
Author: ['АРМІЯINFORM']</text:p>
      <text:p text:style-name="P4">
Time: 2023-06-14T44:00:00-04:00</text:p>
      <text:p text:style-name="P4">
Description: Рівень води у Дніпрі на позначці «Херсон» знизився на понад 3 метри й становить 2,44...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92308_kahovska-ges2_reuters_new_960x380_0.jpg" text:style-name="Internet_20_link" text:visited-style-name="Visited_20_Internet_20_Link">
292308_kahovska-ges2_reuters_new_960x380_0.jpg</text:a>
']</text:p>
      <text:p text:style-name="P4">
Tags: ['КАХОВСЬКА ГЕС', 'ШТАБ З ЛІКВІДАЦІЇ НАСЛІДКІВ ПІДРИВУ']</text:p>
      <text:p text:style-name="P4">
Category: News</text:p>
      <!--METADATA-->
      <text:p text:style-name="P4">
<draw:frame draw:style-name="fr1" draw:name="Image321" text:anchor-type="as-char" svg:width="6.9236in" svg:height="3.606042in" draw:z-index="0">
<draw:image xlink:href="../Images/AРМІЯINFORM/2023-06-14T44-00-00-04-00/292308_kahovska-ges2_reuters_new_960x380_0.jpg" xlink:type="simple" xlink:show="embed" xlink:actuate="onLoad" draw:mime-type="image/jpeg"/>
</draw:frame>
</text:p>
      <text:p text:style-name="P4">
Рівень води у Дніпрі на позначці «Херсон» знизився на понад 3 метри йстановить 2,44 метра. Щогодини рівень води знижується на 1-3 см.</text:p>
      <text:p text:style-name="P4">
Про це <text:a xlink:type="simple" xlink:href="https://t.me/shtab_kakhovska_hes/723" text:style-name="Internet_20_link" text:visited-style-name="Visited_20_Internet_20_Link">
повідомляє</text:a>
 Штаб з ліквідаціїнаслідків підриву Каховської ГЕС російськими терористами.</text:p>
      <text:p text:style-name="P4">
«У районі природного парку «Нижньодніпровський» вода поступово сходить. Наразісередній рівень 2,40 м. Продовжується обміління акваторії у нацпарку «ВеликийЛуг». У нацпарку «Кам'янська Січ» рівень знизився на понад 10 метрів», —зазначили в Штабі.</text:p>
      <text:p text:style-name="P4">
Нагадаємо, що на Херсонщині під водою<text:a xlink:type="simple" xlink:href="https://armyinform.com.ua/2023/06/14/na-hersonshhyni-pid-vodoyu-zalyshayutsya-3103-zhytlovi-budynky/" text:style-name="Internet_20_link" text:visited-style-name="Visited_20_Internet_20_Link">
залишаються</text:a>
 3103 житлові будинки.</text:p>
      <text:p text:style-name="P4">
Source: <text:a xlink:type="simple" xlink:href="https://armyinform.com.ua/2023/06/14/riven-vody-u-dnipri-na-poznachczi-herson-znyzyvsya-na-ponad-3-metry/" text:style-name="Internet_20_link" text:visited-style-name="Visited_20_Internet_20_Link">
https://armyinform.com.ua/2023/06/14/riven-vody-u-dnipri-na-poznachczi-herson-znyzyvsya-na-ponad-3-metry/</text:a>
</text:p>
      <!--NEWS-->
      <text:h text:style-name="P10" text:outline-level="1">
<text:span text:style-name="T4">
Денис Шмигаль обговорив з прем’єром Польщі військову допомогу Україні та підготовку військових ЗСУ</text:span>
</text:h>
      <text:p text:style-name="P4">
Author: ['АРМІЯINFORM']</text:p>
      <text:p text:style-name="P4">
Time: 2023-06-14T46:00:00-04:00</text:p>
      <text:p text:style-name="P4">
Description: Прем'єр-міністр України Денис Шмигаль провів розмову з прем'єр-міністром Польщі Матеуш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264555d6a544.jpeg" text:style-name="Internet_20_link" text:visited-style-name="Visited_20_Internet_20_Link">
6264555d6a544.jpeg</text:a>
']</text:p>
      <text:p text:style-name="P4">
Tags: ['МАТЕУШ МОРАВЕЦЬКИЙ', 'ОБОРОННА ПІДТРИМКА', 'ПОЛЬЩА', 'ТРЕНУВАННЯ УКРАЇНСЬКИХ ВІЙСЬКОВОСЛУЖБОВЦІВ']</text:p>
      <text:p text:style-name="P4">
Category: News</text:p>
      <!--METADATA-->
      <text:p text:style-name="P4">
<draw:frame draw:style-name="fr1" draw:name="Image322" text:anchor-type="as-char" svg:width="6.9236in" svg:height="4.32725in" draw:z-index="0">
<draw:image xlink:href="../Images/AРМІЯINFORM/2023-06-14T46-00-00-04-00/6264555d6a544.jpeg" xlink:type="simple" xlink:show="embed" xlink:actuate="onLoad" draw:mime-type="image/jpeg"/>
</draw:frame>
</text:p>
      <text:p text:style-name="P4">
Прем'єр-міністр України Денис Шмигаль провів розмову з прем'єр-міністромПольщі Матеушем Моравецьким та обговорив подальшу оборонну взаємодію.</text:p>
      <text:p text:style-name="P4">
Про це Денис Шмигаль <text:a xlink:type="simple" xlink:href="https://t.me/Denys_Smyhal/5375" text:style-name="Internet_20_link" text:visited-style-name="Visited_20_Internet_20_Link">
повідомив</text:a>
 у своємуТелеграмі.</text:p>
      <text:p text:style-name="P4">
«Цінуємо вагому оборонну підтримку Польщі. Обговорили подальшу співпрацю упостачанні військової техніки, а також тренування українських військових.Скоординували підготовку до конференції відновлення України в Лондоні.Розраховуємо за її підсумками на нові домовленості та конкретні проєкти», —написав він.</text:p>
      <text:p text:style-name="P4">
Денис Шмигаль подякував Польщі за надання допомоги для ДСНС у вигляді технікита обладнання для ліквідації наслідків теракту росії на <text:a xlink:type="simple" xlink:href="https://armyinform.com.ua/tag/kahovska-ges/" text:style-name="Internet_20_link" text:visited-style-name="Visited_20_Internet_20_Link">
КаховськійГЕС</text:a>
.</text:p>
      <text:p text:style-name="P4">
Нагадаємо, прем’єр-міністр Польщі Матеуш Моравецький на саміті Європейськоїполітичної спільноти у Молдові<text:a xlink:type="simple" xlink:href="https://armyinform.com.ua/2023/06/02/sformovano-plan-navchannya-ukrayinskyh-pilotiv-na-litakah-f-16-premyer-ministr-polshhi/" text:style-name="Internet_20_link" text:visited-style-name="Visited_20_Internet_20_Link">
заявив</text:a>
, що вжесформовано план навчання українських пілотів на літаках F-16.</text:p>
      <text:p text:style-name="P4">
Source: <text:a xlink:type="simple" xlink:href="https://armyinform.com.ua/2023/06/14/denys-shmygal-obgovoryv-z-premyerom-polshhi-vijskovu-dopomogu-ukrayini-ta-pidgotovku-vijskovyh-zsu/" text:style-name="Internet_20_link" text:visited-style-name="Visited_20_Internet_20_Link">
https://armyinform.com.ua/2023/06/14/denys-shmygal-obgovoryv-z-premyerom-polshhi-vijskovu-dopomogu-ukrayini-ta-pidgotovku-vijskovyh-zsu/</text:a>
</text:p>
      <!--NEWS-->
      <text:h text:style-name="P10" text:outline-level="1">
<text:span text:style-name="T4">
Курс лекцій з концепції стелараторів прочитають українським студентам провідні науковці світу</text:span>
</text:h>
      <text:p text:style-name="P4">
Author: ['Антон Печерський']</text:p>
      <text:p text:style-name="P4">
Time: 2023-06-14T48:00:00-04:00</text:p>
      <text:p text:style-name="P4">
Description: Після широкомасштабного вторгнення іноземні науковці рішуче засудили напад росії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_golovna_stelarator.jpg" text:style-name="Internet_20_link" text:visited-style-name="Visited_20_Internet_20_Link">
01_golovna_stelarator.jpg</text:a>
']</text:p>
      <text:p text:style-name="P4">
Tags: []</text:p>
      <text:p text:style-name="P4">
Category: News</text:p>
      <!--METADATA-->
      <text:p text:style-name="P4">
<draw:frame draw:style-name="fr1" draw:name="Image323" text:anchor-type="as-char" svg:width="6.9236in" svg:height="5.895878in" draw:z-index="0">
<draw:image xlink:href="../Images/AРМІЯINFORM/2023-06-14T48-00-00-04-00/01_golovna_stelarator.jpg" xlink:type="simple" xlink:show="embed" xlink:actuate="onLoad" draw:mime-type="image/jpeg"/>
</draw:frame>
 Стеларатор експериментуWendelstein-IIa (Wikimedia Commons)</text:p>
      <text:p text:style-name="P4">
Після широкомасштабного вторгнення іноземні науковці рішуче засудили нападросії на Україну і надають всебічну підтримку українським колегам. Унікальнийкурс лекцій з концепції стелараторів прочитають українським студентам провідніфахівці з фізики керованого термоядерного синтезу в світі.</text:p>
      <text:p text:style-name="P4">
<text:span text:style-name="T4">
Довідково:</text:span>
 Стеларатор (від лат. stella — зоря) — замкнута магнітна пасткадля утримання високотемпературної плазми. Стеларатор є одним із типівтермоядерних реакторів для здійснення процесу керованого термоядерногосинтезу.</text:p>
      <text:p text:style-name="P4">
Про це кореспонденту АрміяInform розповів доктор фізико-математичних наук,професор, член-кореспондент Національної академії наук України, заслуженийдіяч науки та техніки України Ігор Гірка.</text:p>
      <text:p text:style-name="P4">
— Зараз група колег з Європи, США, Японії готується прочитати для нашихстудентів курс лекцій з концепції стелараторів, у межах якого передбачено 12лекцій. Цей курс розпочнеться наприкінці червня, причому кожну з лекційпроведуть 2 провідних науковці. Ці 24 особи — це топ, це найкращі фахівці зфізики керованого термоядерного синтезу в світі. Вже відібрано групу слухачівз України, — повідомив він.</text:p>
      <text:p text:style-name="P4">
Серед слухачів лекцій будуть представники не лише Харківського університету,однак саме харків’яни є головним кістяком навчальної групи. З огляду на целекційний курс назвали «Концепція стелараторів: харківські лекції». За йогопідсумками провідне видавництво наукової літератури Elsevier планує видатиокремий підручник.</text:p>
      <text:p text:style-name="P4">
Детальніше про те, як іноземні колеги підтримали українських науковців післяширокомасштабного нападу російської федерації на Україну, <text:a xlink:type="simple" xlink:href="https://armyinform.com.ua/2023/06/14/obstrilyuyuchy-harkivski-pyatyhatky-rosiyany-svidomo-ignoruvaly-nebezpeku-radioaktyvnogo-zabrudnennya/" text:style-name="Internet_20_link" text:visited-style-name="Visited_20_Internet_20_Link">
читайте в інтерв’ю</text:a>
Ігоря Гіркикореспонденту АрміяInform.</text:p>
      <text:p text:style-name="P4">
Source: <text:a xlink:type="simple" xlink:href="https://armyinform.com.ua/2023/06/14/kurs-lekczij-z-konczepcziyi-stelaratoriv-prochytayut-ukrayinskym-studentam-providni-naukovczi-svitu/" text:style-name="Internet_20_link" text:visited-style-name="Visited_20_Internet_20_Link">
https://armyinform.com.ua/2023/06/14/kurs-lekczij-z-konczepcziyi-stelaratoriv-prochytayut-ukrayinskym-studentam-providni-naukovczi-svitu/</text:a>
</text:p>
      <!--NEWS-->
      <text:h text:style-name="P10" text:outline-level="1">
<text:span text:style-name="T4">
СБУ затримала очільника «філії донбасгаза днр», який обігрівав казарми рашистів під час окупації міста</text:span>
</text:h>
      <text:p text:style-name="P4">
Author: ['АРМІЯINFORM']</text:p>
      <text:p text:style-name="P4">
Time: 2023-06-14T4:00:00-04:00</text:p>
      <text:p text:style-name="P4">
Description: Служба безпеки викрила ще одного колаборанта у результаті стабілізаційних заход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f0cd902ee58c058571b2d7a5f46831d.jpeg" text:style-name="Internet_20_link" text:visited-style-name="Visited_20_Internet_20_Link">
bf0cd902ee58c058571b2d7a5f46831d.jpeg</text:a>
']</text:p>
      <text:p text:style-name="P4">
Tags: ['STOPRUSSIA', 'АГРЕСІЯ РФ']</text:p>
      <text:p text:style-name="P4">
Category: News</text:p>
      <!--METADATA-->
      <text:p text:style-name="P4">
<draw:frame draw:style-name="fr1" draw:name="Image324" text:anchor-type="as-char" svg:width="6.9236in" svg:height="4.615733in" draw:z-index="0">
<draw:image xlink:href="../Images/AРМІЯINFORM/2023-06-14T4-00-00-04-00/bf0cd902ee58c058571b2d7a5f46831d.jpeg" xlink:type="simple" xlink:show="embed" xlink:actuate="onLoad" draw:mime-type="image/jpeg"/>
</draw:frame>
</text:p>
      <text:p text:style-name="P4">
Служба безпеки викрила ще одного колаборанта у результаті стабілізаційнихзаходів на звільнених територіях Донеччини.</text:p>
      <text:p text:style-name="P4">
Поплічником ворога виявився колишній майстер газорозподільних мереж у Лимані.Під час тимчасової окупації міста він підтримав російських загарбників і пішовз ними на співпрацю. За це його призначили керівником створеної агресороммісцевої «філії донбасгаза днр».</text:p>
      <text:p text:style-name="P4">
«Після „призначення“ він одразу приступив до організації обігріву захопленихбудівель, де були „розквартировані“ окупаційні угруповання рф. При цьому, вінповністю залишив без теплопостачання оселі місцевих жителів. Після звільненняЛимана зловмисник намагався втекти з міста до тимчасово окупованогоЄнакієвого. Однак, співробітники СБУ своєчасно викрили і затримали його», —йдеться в повідомленні.</text:p>
      <text:p text:style-name="P4">
Наразі слідчі Служби безпеки повідомили фігуранту про підозру за ч. 4 ст.111-1 Кримінального кодексу України (колабораційна діяльність).</text:p>
      <text:p text:style-name="P4">
Вирішується питання щодо обрання запобіжного заходу у виді тримання підвартою. Триває розслідування для встановлення всіх обставин злочину.</text:p>
      <text:p text:style-name="P4">
Комплексні заходи проводили співробітники СБУ в Донецькій та Луганськійобластях спільно з Держприкордонслужбою за процесуального керівництваДонецької обласної прокуратури.</text:p>
      <text:p text:style-name="P4">
Джерело: <text:a xlink:type="simple" xlink:href="https://ssu.gov.ua/novyny/sbu-zatrymala-v-lymani-ochilnyka-filii-donbashaza-dnr-yakyi-obihrivav-kazarmy-rashystiv-pid-chas-okupatsii-mista" text:style-name="Internet_20_link" text:visited-style-name="Visited_20_Internet_20_Link">
Служба безпека України</text:a>
</text:p>
      <text:p text:style-name="P4">
Source: <text:a xlink:type="simple" xlink:href="https://armyinform.com.ua/2023/06/14/sbu-zatrymala-ochilnyka-filiyi-donbasgaza-dnr-yakyj-obigrivav-kazarmy-rashystiv-pid-chas-okupacziyi-mista/" text:style-name="Internet_20_link" text:visited-style-name="Visited_20_Internet_20_Link">
https://armyinform.com.ua/2023/06/14/sbu-zatrymala-ochilnyka-filiyi-donbasgaza-dnr-yakyj-obigrivav-kazarmy-rashystiv-pid-chas-okupacziyi-mista/</text:a>
</text:p>
      <!--NEWS-->
      <text:h text:style-name="P10" text:outline-level="1">
<text:span text:style-name="T4">
У Пентагоні назвали пріоритети «Рамштайну» – посилення ППО та інших можливостей України</text:span>
</text:h>
      <text:p text:style-name="P4">
Authors: Ukrinform (Person)</text:p>
      <text:p text:style-name="P4">
Publisher: Укринформ (Organization)</text:p>
      <text:p text:style-name="P4">
Published Time: 2023-06-14T4:08:00+03:00</text:p>
      <text:p text:style-name="P4">
Modified Time: 2023-06-14T22:08:00+03:00</text:p>
      <text:p text:style-name="P4">
Description: Головними темами засідання Контактної групи з питань оборони України, запланованого на четвер, будуть посилення ППО та інших можливостей ЗСУ як у короткостроковій перспективі, так і в майбутньому.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Зустріч Рамштайн']</text:p>
      <text:p text:style-name="P4">
Type: Article</text:p>
      <!--METADATA-->
      <text:p text:style-name="P4">
<draw:frame draw:style-name="fr1" draw:name="Image325" text:anchor-type="as-char" svg:width="6.9236in" svg:height="3.956343in" draw:z-index="0">
<draw:image xlink:href="../Images/yкринформ/2023-06-14T4-08-00-03-00/630_360_1588051291-728.jpg" xlink:type="simple" xlink:show="embed" xlink:actuate="onLoad" draw:mime-type="image/jpeg"/>
</draw:frame>
 Головнимитемами засідання Контактної групи з питань оборони України, запланованого начетвер, будуть посилення ППО та інших можливостей ЗСУ як у короткостроковійперспективі, так і в майбутньому.</text:p>
      <text:p text:style-name="P4">
Про це йдеться в офіційному повідомленні Пентагону за результатами розмовиміністрів оборони США й Україні перед зустріччю у форматі «Рамштайн», передаєУкрінформ.</text:p>
      <text:p text:style-name="P4">
Обговорення зосереджуватимуться «на зміцненні протиповітряної оборони Україний інших пріоритетних можливостей у найближчій перспективі, а також напроведенні навчань і підтримці з метою посилення міці України в довгостроковійперспективі».</text:p>
      <text:p text:style-name="P4">
<text:span text:style-name="T4">
Читайте також:</text:span>
 <text:a xlink:type="simple" xlink:href="https://www.ukrinform.ua/rubric-world/3722537-glava-pentagonu-virusiv-na-ramstajn-do-nimeccini.html" text:style-name="Internet_20_link" text:visited-style-name="Visited_20_Internet_20_Link">
 Глава Пентагону вирушив на « <text:span text:style-name="T4">
Рамштайн</text:span>
 » до Німеччини</text:a>
</text:p>
      <text:p text:style-name="P4">
Крім того, повідомляється, що глава Пентагону надав українському колезіоновлену інформацію про допомогу Україні з боку Сполучених Штатів. ОлексійРезніков, зі свого боку, ознайомив Ллойда Остіна з динамікою на лінії фронту вУкраїні.</text:p>
      <text:p text:style-name="P4">
Як повідомляв Укрінформ, у вівторок Сполучені Штати заявили про виділеннядодаткового пакета військової підтримки України, який передбачає негайніпоставки засобів ППО, ракет для HIMARS, снарядів, бронетехніки й іншогоозброєння.</text:p>
      <text:p text:style-name="P4">
Source: <text:a xlink:type="simple" xlink:href="https://www.ukrinform.ua/rubric-ato/3723004-u-pentagoni-nazvali-prioriteti-ramstajnu-posilenna-ppo-ta-insih-mozlivostej-ukraini.html" text:style-name="Internet_20_link" text:visited-style-name="Visited_20_Internet_20_Link">
https://www.ukrinform.ua/rubric-ato/3723004-u-pentagoni-nazvali-prioriteti-ramstajnu-posilenna-ppo-ta-insih-mozlivostej-ukraini.html</text:a>
</text:p>
      <!--NEWS-->
      <text:h text:style-name="P10" text:outline-level="1">
<text:span text:style-name="T4">
Офіс Генпрокурора України: задокументовано понад 93 тисячі воєнних злочинів</text:span>
</text:h>
      <text:p text:style-name="P4">
Author: ['АРМІЯINFORM']</text:p>
      <text:p text:style-name="P4">
Time: 2023-06-14T50: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arcrime-14062023ua.jpg" text:style-name="Internet_20_link" text:visited-style-name="Visited_20_Internet_20_Link">
warcrime-14062023ua.jpg</text:a>
', '<text:a xlink:type="simple" xlink:href="https://armyinform.com.ua/wp-content/uploads/2023/06/warcrime-14062023en.jpg" text:style-name="Internet_20_link" text:visited-style-name="Visited_20_Internet_20_Link">
warcrime-14062023en.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326" text:anchor-type="as-char" svg:width="6.9236in" svg:height="4.448413in" draw:z-index="0">
<draw:image xlink:href="../Images/AРМІЯINFORM/2023-06-14T50-00-00-04-00/warcrime-1406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14 червня зареєстровано:</text:p>
      <ul>
        <li>
93 273 воєнних злочини,  * 17 343 злочини проти національної безпеки України.</li>
      </ul>
      <text:p text:style-name="P4">
Крім того, за офіційними даними ювенальних прокурорів, 1504 дитини постраждаливнаслідок агресії рф, з них:</text:p>
      <ul>
        <li>
488 — дітей загинули,  * 1016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27" text:anchor-type="as-char" svg:width="6.9236in" svg:height="4.448413in" draw:z-index="0">
<draw:image xlink:href="../Images/AРМІЯINFORM/2023-06-14T50-00-00-04-00/warcrime-14062023en.jpg" xlink:type="simple" xlink:show="embed" xlink:actuate="onLoad" draw:mime-type="image/jpeg"/>
</draw:frame>
</text:p>
      <text:p text:style-name="P4">
Source: <text:a xlink:type="simple" xlink:href="https://armyinform.com.ua/2023/06/14/ofis-genprokurora-ukrayiny-zadokumentovano-ponad-93-tysyachi-voyennyh-zlochyniv/" text:style-name="Internet_20_link" text:visited-style-name="Visited_20_Internet_20_Link">
https://armyinform.com.ua/2023/06/14/ofis-genprokurora-ukrayiny-zadokumentovano-ponad-93-tysyachi-voyennyh-zlochyniv/</text:a>
</text:p>
      <!--NEWS-->
      <text:h text:style-name="P10" text:outline-level="1">
<text:span text:style-name="T4">
У Координаційному штабі відбулася онлайн-зустріч з родинами захисників острова Зміїний</text:span>
</text:h>
      <text:p text:style-name="P4">
Author: ['АРМІЯINFORM']</text:p>
      <text:p text:style-name="P4">
Time: 2023-06-14T51:00:00-04:00</text:p>
      <text:p text:style-name="P4">
Description: За ініціативи громадської організації «Про тих, про кого мовчать» у Координаційному штаб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1843452_767963008237232_7838465882698911775_n.jpeg" text:style-name="Internet_20_link" text:visited-style-name="Visited_20_Internet_20_Link">
341843452_767963008237232_7838465882698911775_n.jpeg</text:a>
']</text:p>
      <text:p text:style-name="P4">
Tags: ['STOPRUSSIA', 'ВТОРГНЕННЯ РФ']</text:p>
      <text:p text:style-name="P4">
Category: News</text:p>
      <!--METADATA-->
      <text:p text:style-name="P4">
<draw:frame draw:style-name="fr1" draw:name="Image328" text:anchor-type="as-char" svg:width="6.9236in" svg:height="3.894525in" draw:z-index="0">
<draw:image xlink:href="../Images/AРМІЯINFORM/2023-06-14T51-00-00-04-00/341843452_767963008237232_7838465882698911775_n.jpeg" xlink:type="simple" xlink:show="embed" xlink:actuate="onLoad" draw:mime-type="image/jpeg"/>
</draw:frame>
</text:p>
      <text:p text:style-name="P4">
За ініціативи громадської організації «Про тих, про кого мовчать» уКоординаційному штабі відбулася онлайн-зустріч з родинами захисників островаЗміїний.</text:p>
      <text:p text:style-name="P4">
Про це <text:a xlink:type="simple" xlink:href="https://t.me/Koord_shtab" text:style-name="Internet_20_link" text:visited-style-name="Visited_20_Internet_20_Link">
повідомляє </text:a>
Координаційний штаб з питаньповодження з військовополоненими.</text:p>
      <text:p text:style-name="P4">
На запитання близьких відповіли представники Координаційного штабу, ОфісуУповноваженого Верховної Ради з прав людини, Державної прикордонної служби таМіжнародного комітету Червоного Хреста (МКЧХ).</text:p>
      <text:p text:style-name="P4">
Представник штабу запевнив, що робота зі звільнення прикордонників іЗахисників Зміїного ведеться щоденно:</text:p>
      <text:p text:style-name="P4">
«Це показав обмін 11 червня. Ми завжди працюємо, щоби визволити всіх. У наснема улюблених підрозділів чи неулюблених. Тим більше, усі наші Оборонці вколоніях уже перемішані й ворог за великим рахунком теж не ділить їх запідрозділами».</text:p>
      <text:p text:style-name="P4">
Також він зауважив, що планова робота зі звільнення вдається не завжди:</text:p>
      <text:p text:style-name="P4">
«Так, краще би був план — кожна мати знала б, коли повернуть її сина і скількитреба чекати. Була б визначеність. Але росіянам байдуже. Хочуть завдати ріднимякомога більше болю. Це їхня політика. Тому кожен обмін — не схожий напопередній. Проте коли відбуваються контрнаступальні операції — обміничастішають».</text:p>
      <text:p text:style-name="P4">
Представниці Міжнародного комітету Червоного Хреста наголосили, що неприпиняють роботу для відвідин наших бранців:</text:p>
      <text:p text:style-name="P4">
«Колеги з МКЧХ, які працюють у рф, постійно намагаються переконати російськусторону надати доступ до полонених і підтвердити полон тих, кого утримуютьросіяни і про кого немає інформації. На жаль, це забирає час. Але результатимаємо».</text:p>
      <text:p text:style-name="P4">
Представник Офісу Уповноваженого Верховної Ради з прав людини застеріг відпропозицій невідомих осіб «викупити з полону» родичів.</text:p>
      <text:p text:style-name="P4">
«У більшості випадків це шахрайство. Просто заберуть гроші. Також такіпропозиції мають посіяти недовіру до органів нашої державної влади. Крім того,ті, хто ризикне погодитися, можуть потрапити на гачок російських спецслужб», —сказав він.</text:p>
      <text:p text:style-name="P4">
Координаційний штаб радить повідомляти про такі випадки за контактнимителефонами та звертатися до правоохоронних структур.</text:p>
      <text:p text:style-name="P4">
Source: <text:a xlink:type="simple" xlink:href="https://armyinform.com.ua/2023/06/14/u-koordynaczijnomu-shtabi-vidbulasya-onlajn-zustrich-z-rodynamy-zahysnykiv-ostrova-zmiyinyj/" text:style-name="Internet_20_link" text:visited-style-name="Visited_20_Internet_20_Link">
https://armyinform.com.ua/2023/06/14/u-koordynaczijnomu-shtabi-vidbulasya-onlajn-zustrich-z-rodynamy-zahysnykiv-ostrova-zmiyinyj/</text:a>
</text:p>
      <!--NEWS-->
      <text:h text:style-name="P10" text:outline-level="1">
<text:span text:style-name="T4">
Армійка Ірина Геращенко завоювала «бронзу» в стрибках у висоту на турнірі у Фінляндії</text:span>
</text:h>
      <text:p text:style-name="P4">
Author: ['АРМІЯINFORM']</text:p>
      <text:p text:style-name="P4">
Time: 2023-06-14T52:00:00-04:00</text:p>
      <text:p text:style-name="P4">
Description: Українська легкоатлетка Ірина Геращенко завоювала«бронзу» етапу Світ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29099393_866081697806830_5636057499918336956_n.jpg" text:style-name="Internet_20_link" text:visited-style-name="Visited_20_Internet_20_Link">
329099393_866081697806830_5636057499918336956_n.jpg</text:a>
']</text:p>
      <text:p text:style-name="P4">
Tags: ['АРМІЙСЬКИЙ СПОРТ', 'ІРИНА ГЕРАЩЕНКО']</text:p>
      <text:p text:style-name="P4">
Category: News</text:p>
      <!--METADATA-->
      <text:p text:style-name="P4">
<draw:frame draw:style-name="fr1" draw:name="Image329" text:anchor-type="as-char" svg:width="6.9236in" svg:height="4.504157in" draw:z-index="0">
<draw:image xlink:href="../Images/AРМІЯINFORM/2023-06-14T52-00-00-04-00/329099393_866081697806830_5636057499918336956_n.jpg" xlink:type="simple" xlink:show="embed" xlink:actuate="onLoad" draw:mime-type="image/jpeg"/>
</draw:frame>
</text:p>
      <text:p text:style-name="P4">
Українська легкоатлетка Ірина Геращенко завоювала«бронзу» етапу Світовоголегкоатлантичного континентального туру категорії «Gold» Paavo Nurmi Games уфінському місті Турку.</text:p>
      <text:p text:style-name="P4">
Про це<text:a xlink:type="simple" xlink:href="https://www.facebook.com/olympicua/posts/pfbid04NyvvKVyizqD5awudeqxU1zcXaYzdTChvQZLTskhe8M14o1mHJCk76QyoN53GBLsl" text:style-name="Internet_20_link" text:visited-style-name="Visited_20_Internet_20_Link">
повідомляє</text:a>
Національний олімпійський комітет України.</text:p>
      <text:p text:style-name="P4">
Ірина Геращенко стрибнула у висоту на 1,94 м та повторила свій найкращийрезультат сезону.</text:p>
      <text:p text:style-name="P4">
Ще одна армійка Юлія Левченко показала 5-й результат ( 1,87 м).</text:p>
      <text:p text:style-name="P4">
Перемогу здобула австралійка Нікола Оліслагерс (Макдермотт) з результатом 2,01метрів.</text:p>
      <text:p text:style-name="P4">
Source: <text:a xlink:type="simple" xlink:href="https://armyinform.com.ua/2023/06/14/armijka-iryna-gerashhenko-zavoyuvala-bronzu-v-strybkah-u-vysotu-na-turniri-u-finlyandiyi/" text:style-name="Internet_20_link" text:visited-style-name="Visited_20_Internet_20_Link">
https://armyinform.com.ua/2023/06/14/armijka-iryna-gerashhenko-zavoyuvala-bronzu-v-strybkah-u-vysotu-na-turniri-u-finlyandiyi/</text:a>
</text:p>
      <!--NEWS-->
      <text:h text:style-name="P10" text:outline-level="1">
<text:span text:style-name="T4">
У Польщі опубліковано Закон, який продовжує тимчасовий захист для громадян України</text:span>
</text:h>
      <text:p text:style-name="P4">
Author: ['АРМІЯINFORM']</text:p>
      <text:p text:style-name="P4">
Time: 2023-06-14T53:00:00-04:00</text:p>
      <text:p text:style-name="P4">
Description: Напередодні Президент Польщі Анджей Дуда підписав Закон, який вносить зміни до закон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3_13-49-21.jpg" text:style-name="Internet_20_link" text:visited-style-name="Visited_20_Internet_20_Link">
photo_2023-06-13_13-49-21.jpg</text:a>
']</text:p>
      <text:p text:style-name="P4">
Tags: ['STOPRUSSIA', 'АГРЕСІЯ РФ']</text:p>
      <text:p text:style-name="P4">
Category: News</text:p>
      <!--METADATA-->
      <text:p text:style-name="P4">
<draw:frame draw:style-name="fr1" draw:name="Image330" text:anchor-type="as-char" svg:width="6.9236in" svg:height="4.321442in" draw:z-index="0">
<draw:image xlink:href="../Images/AРМІЯINFORM/2023-06-14T53-00-00-04-00/photo_2023-06-13_13-49-21.jpg" xlink:type="simple" xlink:show="embed" xlink:actuate="onLoad" draw:mime-type="image/jpeg"/>
</draw:frame>
 Ілюстративне фото</text:p>
      <text:p text:style-name="P4">
Напередодні Президент Польщі Анджей Дуда підписав Закон, який вносить зміни дозакону про допомогу громадянам України у зв’язку з російською агресією.Документ опубліковано, з ним можна ознайомитися за<text:a xlink:type="simple" xlink:href="https://dziennikustaw.gov.pl/DU/2023/1088" text:style-name="Internet_20_link" text:visited-style-name="Visited_20_Internet_20_Link">
посиланням</text:a>
.</text:p>
      <text:p text:style-name="P4">
Внесеними змінами продовжується термін легального перебування українців уПольщі, які прибули на територію країни з 24 лютого 2022 року. Термінперебування продовжено до 4 березня 2024 року (раніше до 24 серпня 2023 року).</text:p>
      <text:p text:style-name="P4">
Для українських здобувачів освіти, які навчаються у польських навчальнихзакладах, перебування продовжено до 31 серпня 2024 року. Це також поширюєтьсяна батьків та опікунів неповнолітніх учнів. Ці зміни набудуть чинності через14 днів після дати опублікування.</text:p>
      <text:p text:style-name="P4">
Джерело: <text:a xlink:type="simple" xlink:href="https://t.me/minre_ua" text:style-name="Internet_20_link" text:visited-style-name="Visited_20_Internet_20_Link">
Міністерство з питань реінтеграції тимчасово окупованихтериторій</text:a>
</text:p>
      <text:p text:style-name="P4">
Source: <text:a xlink:type="simple" xlink:href="https://armyinform.com.ua/2023/06/14/u-polshhi-opublikovano-zakon-yakyj-prodovzhuye-tymchasovyj-zahyst-dlya-gromadyan-ukrayiny/" text:style-name="Internet_20_link" text:visited-style-name="Visited_20_Internet_20_Link">
https://armyinform.com.ua/2023/06/14/u-polshhi-opublikovano-zakon-yakyj-prodovzhuye-tymchasovyj-zahyst-dlya-gromadyan-ukrayiny/</text:a>
</text:p>
      <!--NEWS-->
      <text:h text:style-name="P10" text:outline-level="1">
<text:span text:style-name="T4">
росіяни протягом доби атакували 138 населених пунктів в одинадцятьох областях України</text:span>
</text:h>
      <text:p text:style-name="P4">
Author: ['АРМІЯINFORM']</text:p>
      <text:p text:style-name="P4">
Time: 2023-06-14T54:00:00-04:00</text:p>
      <text:p text:style-name="P4">
Description: Протягом минулої доби російські війська обстріляли територію 11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8866518056684356_y.jpg" text:style-name="Internet_20_link" text:visited-style-name="Visited_20_Internet_20_Link">
photo_5208866518056684356_y.jpg</text:a>
']</text:p>
      <text:p text:style-name="P4">
Tags: ['ВІЙНА', 'ОБСТРІЛИ РФ', 'ХАРКІВСЬКИЙ ТРИБУНАЛ']</text:p>
      <text:p text:style-name="P4">
Category: News</text:p>
      <!--METADATA-->
      <text:p text:style-name="P4">
<draw:frame draw:style-name="fr1" draw:name="Image331" text:anchor-type="as-char" svg:width="6.9236in" svg:height="4.682395in" draw:z-index="0">
<draw:image xlink:href="../Images/AРМІЯINFORM/2023-06-14T54-00-00-04-00/photo_5208866518056684356_y.jpg" xlink:type="simple" xlink:show="embed" xlink:actuate="onLoad" draw:mime-type="image/jpeg"/>
</draw:frame>
</text:p>
      <text:p text:style-name="P4">
Протягом минулої доби російські війська обстріляли територію 11 областейУкраїни.</text:p>
      <text:p text:style-name="P4">
Про це <text:a xlink:type="simple" xlink:href="https://t.me/militarymediacenter/2226" text:style-name="Internet_20_link" text:visited-style-name="Visited_20_Internet_20_Link">
повідомляє</text:a>
 Military MediaCenter.</text:p>
      <text:p text:style-name="P4">
«Із різних видів озброєння (міномети, артилерія, РСЗВ, БПЛА, стратегічна татактична авіація) були атаковані 138 населених пунктів та 142 об’єктиінфраструктури», — йдеться у повідомленні.</text:p>
      <text:p text:style-name="P4">
Серед цивільних є загиблі та поранені, кількість жертв уточнюється.</text:p>
      <text:p text:style-name="P4">
Source: <text:a xlink:type="simple" xlink:href="https://armyinform.com.ua/2023/06/14/rosiyany-protyagom-doby-atakuvaly-138-naselenyh-punktiv-u-odynadczyatoh-oblastyah-ukrayiny/" text:style-name="Internet_20_link" text:visited-style-name="Visited_20_Internet_20_Link">
https://armyinform.com.ua/2023/06/14/rosiyany-protyagom-doby-atakuvaly-138-naselenyh-punktiv-u-odynadczyatoh-oblastyah-ukrayiny/</text:a>
</text:p>
      <!--NEWS-->
      <text:h text:style-name="P10" text:outline-level="1">
<text:span text:style-name="T4">
Військовослужбовець просить дружину звернутись до військової прокуратури рф — перехоплення ГУР</text:span>
</text:h>
      <text:p text:style-name="P4">
Author: ['АРМІЯINFORM']</text:p>
      <text:p text:style-name="P4">
Time: 2023-06-14T55:00:00-04:00</text:p>
      <text:p text:style-name="P4">
Description: Військовослужбовець рф розповідає про втрати та просить дружину звернутись до війсь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ГУР МО УКРАЇНИ']</text:p>
      <text:p text:style-name="P4">
Category: News</text:p>
      <!--METADATA-->
      <text:p text:style-name="P4">
<draw:frame draw:style-name="fr1" draw:name="Image332" text:anchor-type="as-char" svg:width="6.9236in" svg:height="3.894525in" draw:z-index="0">
<draw:image xlink:href="../Images/AРМІЯINFORM/2023-06-14T55-00-00-04-00/337531944_232614265847457_8544501692430122370_n.jpg" xlink:type="simple" xlink:show="embed" xlink:actuate="onLoad" draw:mime-type="image/jpeg"/>
</draw:frame>
</text:p>
      <text:p text:style-name="P4">
Військовослужбовець рф розповідає про втрати та просить дружину звернутись довійськової прокуратури рф.</text:p>
      <text:p text:style-name="P4">
Розмову <text:a xlink:type="simple" xlink:href="https://t.me/DIUkraine" text:style-name="Internet_20_link" text:visited-style-name="Visited_20_Internet_20_Link">
опублікувало</text:a>
 Головне управління розвідкиУкраїни Міністерства оборони України.</text:p>
      <ul>
        <li>
окупант просить дружину звернутися до прокуратури, тільки без вказівки прізвища;  * «тут уже столько нас вырезали, осталось вообще чуть-чуть»;  * «сейчас гонят, бл*дь, под танки, ёпти, копать пока грядки».</li>
      </ul>
      <text:p text:style-name="P4">
За кожен воєнний злочин, здійснений проти України, буде справедлива відплата.</text:p>
      <text:p text:style-name="P4">
Source: <text:a xlink:type="simple" xlink:href="https://armyinform.com.ua/2023/06/14/vijskovosluzhbovecz-prosyt-druzhynu-zvernutys-do-vijskovoyi-prokuratury-rf-perehoplennya-gur/" text:style-name="Internet_20_link" text:visited-style-name="Visited_20_Internet_20_Link">
https://armyinform.com.ua/2023/06/14/vijskovosluzhbovecz-prosyt-druzhynu-zvernutys-do-vijskovoyi-prokuratury-rf-perehoplennya-gur/</text:a>
</text:p>
      <!--NEWS-->
      <text:h text:style-name="P10" text:outline-level="1">
<text:span text:style-name="T4">
Керівництво армії рф ставиться до своїх бійців як до непотребу</text:span>
</text:h>
      <text:p text:style-name="P4">
Author: ['АРМІЯINFORM']</text:p>
      <text:p text:style-name="P4">
Time: 2023-06-14T56:00:00-04:00</text:p>
      <text:p text:style-name="P4">
Description: Як і багато інших, «Хорт» розповідає, що керівництво так званої другої армії сві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l3806.jpg" text:style-name="Internet_20_link" text:visited-style-name="Visited_20_Internet_20_Link">
imgl3806.jpg</text:a>
']</text:p>
      <text:p text:style-name="P4">
Tags: ['STOPRUSSIA', 'АГРЕСІЯ РФ', 'ВТОРГНЕННЯ РФ']</text:p>
      <text:p text:style-name="P4">
Category: News</text:p>
      <!--METADATA-->
      <text:p text:style-name="P4">
<draw:frame draw:style-name="fr1" draw:name="Image333" text:anchor-type="as-char" svg:width="6.9236in" svg:height="4.517649in" draw:z-index="0">
<draw:image xlink:href="../Images/AРМІЯINFORM/2023-06-14T56-00-00-04-00/imgl3806.jpg" xlink:type="simple" xlink:show="embed" xlink:actuate="onLoad" draw:mime-type="image/jpeg"/>
</draw:frame>
</text:p>
      <text:p text:style-name="P4">
Як і багато інших, <text:a xlink:type="simple" xlink:href="https://armyinform.com.ua/2023/06/14/popry-try-poranennya-hort-prodovzhuye-nyshhyty-rosijskyh-zagarbnykiv/" text:style-name="Internet_20_link" text:visited-style-name="Visited_20_Internet_20_Link">
«Хорт»розповідає</text:a>
,що керівництво так званої другої армії світу ставиться до своїх бійців як донепотребу.</text:p>
      <text:p text:style-name="P4">
— Проти нас стояли різні підрозділи — і бойові частини росармії, і пвк«вагнер», і колишні наші співвітчизники — жителі квазіреспублік, створенихросією дев’ять років тому. Їх часто посилали на штурми, де вони в прямомусенсі ставали гарматним м’ясом. Багато хто виходив проти нас на поле бою вобмундируванні років радянщини. Я вже не говорю про металеві шоломи — на насчасто йшли люди без бронежилетів. Ми їх вбивали, а по їхніх тілах йшлинаступні. І так було декілька хвиль, аж допоки не падав мертвим останнійросійський солдат.</text:p>
      <text:p text:style-name="P4">
Source: <text:a xlink:type="simple" xlink:href="https://armyinform.com.ua/2023/06/14/kerivnycztvo-armiyi-rf-stavytsya-do-svoyih-bijcziv-yak-do-nepotrebu/" text:style-name="Internet_20_link" text:visited-style-name="Visited_20_Internet_20_Link">
https://armyinform.com.ua/2023/06/14/kerivnycztvo-armiyi-rf-stavytsya-do-svoyih-bijcziv-yak-do-nepotrebu/</text:a>
</text:p>
      <!--NEWS-->
      <text:h text:style-name="P10" text:outline-level="1">
<text:span text:style-name="T4">
На Запоріжжі зафіксовано рух російських автомобільних колон з награбованим майном українців — Генштаб</text:span>
</text:h>
      <text:p text:style-name="P4">
Author: ['АРМІЯINFORM']</text:p>
      <text:p text:style-name="P4">
Time: 2023-06-14T57:00:00-04:00</text:p>
      <text:p text:style-name="P4">
Description: Про це повідомляє Генеральний штаб ЗСУ в оперативній інформації.    «У Запоріз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2e1f94d9992a.jpeg" text:style-name="Internet_20_link" text:visited-style-name="Visited_20_Internet_20_Link">
62e1f94d9992a.jpeg</text:a>
']</text:p>
      <text:p text:style-name="P4">
Tags: ['STOPRUSSIA', 'АГРЕСІЯ РФ', 'ВТОРГНЕННЯ РФ']</text:p>
      <text:p text:style-name="P4">
Category: News</text:p>
      <!--METADATA-->
      <text:p text:style-name="P4">
<draw:frame draw:style-name="fr1" draw:name="Image334" text:anchor-type="as-char" svg:width="6.9236in" svg:height="4.32725in" draw:z-index="0">
<draw:image xlink:href="../Images/AРМІЯINFORM/2023-06-14T57-00-00-04-00/62e1f94d9992a.jpe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ALdc4XbaB7qyqsdnawdnEqz52UedLM1vVafepLHPoE3fYP9RpXfF4yTeGxcSLxNJl" text:style-name="Internet_20_link" text:visited-style-name="Visited_20_Internet_20_Link">
повідомляє</text:a>
Генеральний штаб ЗСУ в оперативній інформації.</text:p>
      <text:p text:style-name="P4">
«У Запорізькій області російські окупанти продовжують грабувати місцевенаселення, використовуючи для вивозу награбованого майна військовий вантажнийтранспорт. Так, з селища Очеретувате, у напрямку міста Токмак, зафіксовано рухросійських автомобільних колон з награбованою побутовою технікою, меблями таіншим майном місцевих жителів», — йдеться в повідомленні.</text:p>
      <text:p text:style-name="P4">
Водночас на причалах морського порту міста Бердянськ відбувається наповненнясуховантажних суден викраденими в українських фермерів зерновими культурами.Надалі окупанти планують вивезти зерно на територію рф.</text:p>
      <text:p text:style-name="P4">
Source: <text:a xlink:type="simple" xlink:href="https://armyinform.com.ua/2023/06/14/na-zaporizhzhi-zafiksovano-ruh-rosijskyh-avtomobilnyh-kolon-z-nagrabovanym-majnom-ukrayincziv-genshtab/" text:style-name="Internet_20_link" text:visited-style-name="Visited_20_Internet_20_Link">
https://armyinform.com.ua/2023/06/14/na-zaporizhzhi-zafiksovano-ruh-rosijskyh-avtomobilnyh-kolon-z-nagrabovanym-majnom-ukrayincziv-genshtab/</text:a>
</text:p>
      <!--NEWS-->
      <text:h text:style-name="P10" text:outline-level="1">
<text:span text:style-name="T4">
Дмитро Кулеба запросив Йорданію взяти участь у реалізації української Формули миру</text:span>
</text:h>
      <text:p text:style-name="P4">
Author: ['АРМІЯINFORM']</text:p>
      <text:p text:style-name="P4">
Time: 2023-06-14T58:00:00-04:00</text:p>
      <text:p text:style-name="P4">
Description: Міністр закордонних справ України Дмитро Кулеба провів телефонну розмову з 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uleba.jpg" text:style-name="Internet_20_link" text:visited-style-name="Visited_20_Internet_20_Link">
kuleba.jpg</text:a>
']</text:p>
      <text:p text:style-name="P4">
Tags: ['ГЛАВА МЗС УКРАЇНИ', 'ДМИТРО КУЛЕБА', 'ФОРМУЛА МИРУ']</text:p>
      <text:p text:style-name="P4">
Category: News</text:p>
      <!--METADATA-->
      <text:p text:style-name="P4">
<draw:frame draw:style-name="fr1" draw:name="Image335" text:anchor-type="as-char" svg:width="6.9236in" svg:height="4.2817in" draw:z-index="0">
<draw:image xlink:href="../Images/AРМІЯINFORM/2023-06-14T58-00-00-04-00/kuleba.jpg" xlink:type="simple" xlink:show="embed" xlink:actuate="onLoad" draw:mime-type="image/jpeg"/>
</draw:frame>
</text:p>
      <text:p text:style-name="P4">
Міністр закордонних справ України Дмитро Кулеба провів телефонну розмову зміністром закордонних справ Йорданії Айманом Сафаді та обговорив із нимукраїнську <text:a xlink:type="simple" xlink:href="https://armyinform.com.ua/2023/02/24/yak-formula-myru-prezydenta-ukrayiny-stala-fundamentom-rezolyucziyi-genasambleyi-oon/" text:style-name="Internet_20_link" text:visited-style-name="Visited_20_Internet_20_Link">
Формулу миру</text:a>
.</text:p>
      <text:p text:style-name="P4">
Про це глава української дипломатії<text:a xlink:type="simple" xlink:href="https://twitter.com/DmytroKuleba/status/1668639399297392640" text:style-name="Internet_20_link" text:visited-style-name="Visited_20_Internet_20_Link">
написав</text:a>
 усвоєму Твіттері.</text:p>
      <text:p text:style-name="P4">
Дмитро Кулеба також запросив Йорданію взяти участь у її реалізації.</text:p>
      <text:p text:style-name="P4">
«Розмовляв зі своїм йорданським колегою Айманом Сафаді про Формулу мируВолодимира Зеленського і запросив Йорданію взяти участь у її реалізації. Митакож обговорили подальші кроки в розвитку взаємовигідного двосторонньогоспівробітництва», — йдеться у його дописі.</text:p>
      <text:p text:style-name="P4">
Source: <text:a xlink:type="simple" xlink:href="https://armyinform.com.ua/2023/06/14/dmytro-kuleba-zaprosyv-jordaniyu-vzyaty-uchast-u-realizacziyi-ukrayinskoyi-formuly-myru/" text:style-name="Internet_20_link" text:visited-style-name="Visited_20_Internet_20_Link">
https://armyinform.com.ua/2023/06/14/dmytro-kuleba-zaprosyv-jordaniyu-vzyaty-uchast-u-realizacziyi-ukrayinskoyi-formuly-myru/</text:a>
</text:p>
      <!--NEWS-->
      <text:h text:style-name="P10" text:outline-level="1">
<text:span text:style-name="T4">
Ворог вдарив по Одесі 4 «Калібрами»: три особи загинуло і 13 дістали поранення</text:span>
</text:h>
      <text:p text:style-name="P4">
Author: ['АРМІЯINFORM']</text:p>
      <text:p text:style-name="P4">
Time: 2023-06-14T59:00:00-04:00</text:p>
      <text:p text:style-name="P4">
Description: Ворог спрямував на Одесу чотири «Калібри» з корабля в Чорному морі, троє осіб загину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841424_585600890366824_51526309888149469_n-scaled.jpg" text:style-name="Internet_20_link" text:visited-style-name="Visited_20_Internet_20_Link">
353841424_585600890366824_51526309888149469_n-scaled.jpg</text:a>
', '<text:a xlink:type="simple" xlink:href="https://armyinform.com.ua/wp-content/uploads/2023/06/354031548_585601270366786_4249471879991114261_n-150x150.jpg" text:style-name="Internet_20_link" text:visited-style-name="Visited_20_Internet_20_Link">
354031548_585601270366786_4249471879991114261_n-150x150.jpg</text:a>
', '<text:a xlink:type="simple" xlink:href="https://armyinform.com.ua/wp-content/uploads/2023/06/353815030_585600630366850_447090248693820892_n-150x150.jpg" text:style-name="Internet_20_link" text:visited-style-name="Visited_20_Internet_20_Link">
353815030_585600630366850_447090248693820892_n-150x150.jpg</text:a>
', '<text:a xlink:type="simple" xlink:href="https://armyinform.com.ua/wp-content/uploads/2023/06/353841424_585600890366824_51526309888149469_n-150x150.jpg" text:style-name="Internet_20_link" text:visited-style-name="Visited_20_Internet_20_Link">
353841424_585600890366824_51526309888149469_n-150x150.jpg</text:a>
', '<text:a xlink:type="simple" xlink:href="https://armyinform.com.ua/wp-content/uploads/2023/06/354045506_585601023700144_5601595991842885389_n-150x150.jpg" text:style-name="Internet_20_link" text:visited-style-name="Visited_20_Internet_20_Link">
354045506_585601023700144_5601595991842885389_n-150x150.jpg</text:a>
']</text:p>
      <text:p text:style-name="P4">
Tags: ['ВІЙНА', 'ОПЕРАТИВНЕ КОМАНДУВАННЯ «ПІВДЕНЬ»', 'РОСІЙСЬКА РАКЕТНА АТАКА']</text:p>
      <text:p text:style-name="P4">
Category: News</text:p>
      <!--METADATA-->
      <text:p text:style-name="P4">
<draw:frame draw:style-name="fr1" draw:name="Image336" text:anchor-type="as-char" svg:width="6.9236in" svg:height="3.11562in" draw:z-index="0">
<draw:image xlink:href="../Images/AРМІЯINFORM/2023-06-14T59-00-00-04-00/353841424_585600890366824_51526309888149469_n-scaled.jpg" xlink:type="simple" xlink:show="embed" xlink:actuate="onLoad" draw:mime-type="image/jpeg"/>
</draw:frame>
</text:p>
      <text:p text:style-name="P4">
Ворог спрямував на Одесу чотири «Калібри» з корабля в Чорному морі, троє осібзагинули, 13 поранених, під завалами можуть бути люди.</text:p>
      <text:p text:style-name="P4">
Про це<text:a xlink:type="simple" xlink:href="https://www.facebook.com/OperationalCommandSouth/posts/pfbid02to6n54Thd4DktfHCnkmyhs1yoih9MnvjZ4L1XHnTcZqk3uCori3oDrRYDqwn4sJPl" text:style-name="Internet_20_link" text:visited-style-name="Visited_20_Internet_20_Link">
повідомляє</text:a>
Оперативне командування «Південь».</text:p>
      <text:p text:style-name="P4">
«Унаслідок повітряного бою та вибуховою хвилею пошкоджено бізнесцентр,навчальний заклад, житловий комплекс, заклади харчування та крамниці всередмісті. Попередньо, шість осіб отримали поранення», — йдеться уповідомленні.</text:p>
      <text:p text:style-name="P4">
<text:a xlink:type="simple" xlink:href="https://armyinform.com.ua/wp-content/uploads/2023/06/354031548_585601270366786_4249471879991114261_n.jpg" text:style-name="Internet_20_link" text:visited-style-name="Visited_20_Internet_20_Link">
<draw:frame draw:style-name="fr1" draw:name="Image337" text:anchor-type="as-char" svg:width="6.9236in" svg:height="6.9236in" draw:z-index="0">
<draw:image xlink:href="../Images/AРМІЯINFORM/2023-06-14T59-00-00-04-00/354031548_585601270366786_4249471879991114261_n-150x150.jpg" xlink:type="simple" xlink:show="embed" xlink:actuate="onLoad" draw:mime-type="image/jpeg"/>
</draw:frame>
</text:a>
</text:p>
      <text:p text:style-name="P4">
<text:a xlink:type="simple" xlink:href="https://armyinform.com.ua/wp-content/uploads/2023/06/353815030_585600630366850_447090248693820892_n.jpg" text:style-name="Internet_20_link" text:visited-style-name="Visited_20_Internet_20_Link">
<draw:frame draw:style-name="fr1" draw:name="Image338" text:anchor-type="as-char" svg:width="6.9236in" svg:height="6.9236in" draw:z-index="0">
<draw:image xlink:href="../Images/AРМІЯINFORM/2023-06-14T59-00-00-04-00/353815030_585600630366850_447090248693820892_n-150x150.jpg" xlink:type="simple" xlink:show="embed" xlink:actuate="onLoad" draw:mime-type="image/jpeg"/>
</draw:frame>
</text:a>
</text:p>
      <text:p text:style-name="P4">
Влучанням ракети у складське приміщення однієї з торговельних мереж ворогспричинив руйнування в 1 000 кв.м та пожежу на площі 400 кв. метрів. Унаслідокцього три співробітники складу загинули, сім — поранених.</text:p>
      <text:p text:style-name="P4">
В ОК «Південь» додали, що триває розбір завалів, під ними можуть бути люди.</text:p>
      <text:p text:style-name="P4">
<text:a xlink:type="simple" xlink:href="https://armyinform.com.ua/wp-content/uploads/2023/06/353841424_585600890366824_51526309888149469_n-scaled.jpg" text:style-name="Internet_20_link" text:visited-style-name="Visited_20_Internet_20_Link">
<draw:frame draw:style-name="fr1" draw:name="Image339" text:anchor-type="as-char" svg:width="6.9236in" svg:height="6.9236in" draw:z-index="0">
<draw:image xlink:href="../Images/AРМІЯINFORM/2023-06-14T59-00-00-04-00/353841424_585600890366824_51526309888149469_n-150x150.jpg" xlink:type="simple" xlink:show="embed" xlink:actuate="onLoad" draw:mime-type="image/jpeg"/>
</draw:frame>
</text:a>
</text:p>
      <text:p text:style-name="P4">
<text:a xlink:type="simple" xlink:href="https://armyinform.com.ua/wp-content/uploads/2023/06/354045506_585601023700144_5601595991842885389_n.jpg" text:style-name="Internet_20_link" text:visited-style-name="Visited_20_Internet_20_Link">
<draw:frame draw:style-name="fr1" draw:name="Image340" text:anchor-type="as-char" svg:width="6.9236in" svg:height="6.9236in" draw:z-index="0">
<draw:image xlink:href="../Images/AРМІЯINFORM/2023-06-14T59-00-00-04-00/354045506_585601023700144_5601595991842885389_n-150x150.jpg" xlink:type="simple" xlink:show="embed" xlink:actuate="onLoad" draw:mime-type="image/jpeg"/>
</draw:frame>
</text:a>
</text:p>
      <text:p text:style-name="P4">
Source: <text:a xlink:type="simple" xlink:href="https://armyinform.com.ua/2023/06/14/vorog-vdaryv-po-odesi-4-kalibramy-try-osoby-zagynulo-i-13-otrymaly-poranennya/" text:style-name="Internet_20_link" text:visited-style-name="Visited_20_Internet_20_Link">
https://armyinform.com.ua/2023/06/14/vorog-vdaryv-po-odesi-4-kalibramy-try-osoby-zagynulo-i-13-otrymaly-poranennya/</text:a>
</text:p>
      <!--NEWS-->
      <text:h text:style-name="P10" text:outline-level="1">
<text:span text:style-name="T4">
Київ здобув відзнаку на форумі Digital Enterprise Show</text:span>
</text:h>
      <text:p text:style-name="P4">
Authors: Ukrinform (Person)</text:p>
      <text:p text:style-name="P4">
Publisher: Укринформ (Organization)</text:p>
      <text:p text:style-name="P4">
Published Time: 2023-06-14T5:09:01+03:00</text:p>
      <text:p text:style-name="P4">
Modified Time: 2023-06-14T22:09:01+03:00</text:p>
      <text:p text:style-name="P4">
Description: Київ отримав відзнаку City Partner-2023 на форумі Digital Enterprise Show, що є одним із провідних заходів у сфері цифрової трансформації. — Укрінформ.</text:p>
      <text:p text:style-name="P4">
Images: ['<text:a xlink:type="simple" xlink:href="https://static.ukrinform.com/photos/2023_06/thumb_files/630_360_1686769710-594.jpg" text:style-name="Internet_20_link" text:visited-style-name="Visited_20_Internet_20_Link">
630_360_16867...</text:a>
']</text:p>
      <text:p text:style-name="P4">
Tags: ['Нагорода', 'Київ', 'Київ Цифровий']</text:p>
      <text:p text:style-name="P4">
Type: Article</text:p>
      <!--METADATA-->
      <text:p text:style-name="P4">
<draw:frame draw:style-name="fr1" draw:name="Image341" text:anchor-type="as-char" svg:width="6.9236in" svg:height="3.956343in" draw:z-index="0">
<draw:image xlink:href="../Images/yкринформ/2023-06-14T5-09-01-03-00/630_360_1686769710-594.jpg" xlink:type="simple" xlink:show="embed" xlink:actuate="onLoad" draw:mime-type="image/jpeg"/>
</draw:frame>
 Київотримав відзнаку City Partner-2023 на форумі Digital Enterprise Show, що єодним із провідних заходів у сфері цифрової трансформації.</text:p>
      <text:p text:style-name="P4">
Як передає Укрінформ, про це керівник цифрової трансформації Києва, заступникголови Київської міської державної адміністрації Петро Оленич повідомив у <text:a xlink:type="simple" xlink:href="https://www.facebook.com/olenychpetro/posts/pfbid087yw7nX4ZB8NRBJ7AmkMfuVXrwhwmLZBvpGFPYpnpPdHsDmAZx4nbtcoScmodaPcl" text:style-name="Internet_20_link" text:visited-style-name="Visited_20_Internet_20_Link">
Фейсбуці</text:a>
.</text:p>
      <text:p text:style-name="P4">
"Це не просто відзнака. Це результат роботи команди Київ Цифровий", — зазначиввін.</text:p>
      <text:p text:style-name="P4">
<text:span text:style-name="T4">
Читайте також:</text:span>
 <text:a xlink:type="simple" xlink:href="https://www.ukrinform.ua/rubric-kyiv/3717837-u-kiiv-cifrovij-nadijsla-vze-ponad-tisaca-skarg-na-ukritta.html" text:style-name="Internet_20_link" text:visited-style-name="Visited_20_Internet_20_Link">
 У « <text:span text:style-name="T4">
Київ</text:span>
 <text:span text:style-name="T4">
Цифровий</text:span>
 » надійшла вже понад тисячаскарг на укриття </text:a>
</text:p>
      <text:p text:style-name="P4">
Оленич подякував міжнародним партнерам за довіру і визнання.</text:p>
      <text:p text:style-name="P4">
Як повідомлялося, форум Digital Enterprise Show є однією з найважливіших подійу світі технологій. Участь у заході беруть професіонали IT-галузі з понад 50країн.</text:p>
      <text:p text:style-name="P4">
Цьогоріч на форумі свої розробки представляють понад 400 компаній-лідерів усфері цифрової трансформації.</text:p>
      <text:p text:style-name="P4">
Source: <text:a xlink:type="simple" xlink:href="https://www.ukrinform.ua/rubric-kyiv/3723007-kiiv-zdobuv-vidznaku-na-forumi-digital-enterprise-show.html" text:style-name="Internet_20_link" text:visited-style-name="Visited_20_Internet_20_Link">
https://www.ukrinform.ua/rubric-kyiv/3723007-kiiv-zdobuv-vidznaku-na-forumi-digital-enterprise-show.html</text:a>
</text:p>
      <!--NEWS-->
      <text:h text:style-name="P10" text:outline-level="1">
<text:span text:style-name="T4">
Підрив Каховської ГЕС: Ганна Маляр — про посилення фільтраційних заходів та мародерство окупантів</text:span>
</text:h>
      <text:p text:style-name="P4">
Author: ['АРМІЯINFORM']</text:p>
      <text:p text:style-name="P4">
Time: 2023-06-14T60:00:00-04:00</text:p>
      <text:p text:style-name="P4">
Description: російські окупанти скористалися трагічними наслідками підриву ними ж Каховської ГЕС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1-20-13.jpg" text:style-name="Internet_20_link" text:visited-style-name="Visited_20_Internet_20_Link">
photo_2022-12-15_11-20-13.jpg</text:a>
']</text:p>
      <text:p text:style-name="P4">
Tags: ['АГРЕСІЯ РФ', 'ВТОРГНЕННЯ РФ', 'ГАННА МАЛЯР', 'КАХОВСЬКА ГЕС', 'КАХОВСЬКА ГЕС/ШТАБ INFO']</text:p>
      <text:p text:style-name="P4">
Category: News</text:p>
      <!--METADATA-->
      <text:p text:style-name="P4">
<draw:frame draw:style-name="fr1" draw:name="Image342" text:anchor-type="as-char" svg:width="6.9236in" svg:height="4.615733in" draw:z-index="0">
<draw:image xlink:href="../Images/AРМІЯINFORM/2023-06-14T60-00-00-04-00/photo_2022-12-15_11-20-13.jpg" xlink:type="simple" xlink:show="embed" xlink:actuate="onLoad" draw:mime-type="image/jpeg"/>
</draw:frame>
 Заступник Міністраоборони Ганна Маляр. Фото Дмитра Юрченка.</text:p>
      <text:p text:style-name="P4">
російські окупанти скористалися трагічними наслідками підриву ними ж<text:a xlink:type="simple" xlink:href="https://armyinform.com.ua/tag/kahovska-ges/" text:style-name="Internet_20_link" text:visited-style-name="Visited_20_Internet_20_Link">
Каховської ГЕС</text:a>
 для посиленняокупаційного режиму на тимчасово окупованій території Херсонської області.</text:p>
      <text:p text:style-name="P4">
Про це <text:a xlink:type="simple" xlink:href="https://t.me/annamaliar/847" text:style-name="Internet_20_link" text:visited-style-name="Visited_20_Internet_20_Link">
розповіла</text:a>
 заступник Міністра оборониУкраїни Ганна Маляр.</text:p>
      <text:p text:style-name="P4">
«З початком масової евакуації населення із затопленої місцевості командуванняросійських окупаційних військ запровадило додаткові жорсткі фільтраційнізаходи з виявлення громадян з проукраїнськими настроями. На блокпостахросійські військовослужбовці за дозвіл виїхати людям у безпечні місцязмушували їх <text:a xlink:type="simple" xlink:href="https://armyinform.com.ua/2023/06/12/na-hersonshhyni-okupanty-evakuyuyut-gromadyan-ukrayiny-pislya-otrymannya-habarya/" text:style-name="Internet_20_link" text:visited-style-name="Visited_20_Internet_20_Link">
платити</text:a>
 значні сумигрошей та віддавати виявлені під час обшуків цінні речі й коштовності», —написала вона.</text:p>
      <text:p text:style-name="P4">
За словами Ганни Маляр, російські загарбники відбирали і відразу ж знищувалиукраїнські паспорти, свідоцтва про народження та інші документи, отримані вУкраїні. Також окупанти викрадали особисте майно громадян з покинутихвласниками помешкань.</text:p>
      <text:p text:style-name="P4">
«Водночас представники російських окупаційних адміністрацій під час зніманняпропагандистських відеороликів так званими журналістами цинічно заявляли пронібито здійснення успішної організованої евакуації цивільного населення, хочажодних практичних заходів для цього вжито не було. Окупанти також заборонялироботу місцевих волонтерів щодо надання постраждалим гуманітарної допомоги(їжі, води, одягу, ліків тощо)», — зазначила заступник Міністра оборониУкраїни.</text:p>
      <text:p text:style-name="P4">
Source: <text:a xlink:type="simple" xlink:href="https://armyinform.com.ua/2023/06/14/pidryv-kahovskoyi-ges-ganna-malyar-pro-posylennya-filtraczijnyh-zahodiv-ta-maroderstvo-okupantiv/" text:style-name="Internet_20_link" text:visited-style-name="Visited_20_Internet_20_Link">
https://armyinform.com.ua/2023/06/14/pidryv-kahovskoyi-ges-ganna-malyar-pro-posylennya-filtraczijnyh-zahodiv-ta-maroderstvo-okupantiv/</text:a>
</text:p>
      <!--NEWS-->
      <text:h text:style-name="P10" text:outline-level="1">
<text:span text:style-name="T4">
ЗСУ продовжують ведення наступальних операцій та мають частковий успіх — Андрій Ковальов</text:span>
</text:h>
      <text:p text:style-name="P4">
Author: ['Анастасія Олехнович']</text:p>
      <text:p text:style-name="P4">
Time: 2023-06-14T61:00:00-04:00</text:p>
      <text:p text:style-name="P4">
Description: Про це в ефірі телемарафону «Єдині новини» повідомив речник Генерального штабу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a7fbc09.jpg" text:style-name="Internet_20_link" text:visited-style-name="Visited_20_Internet_20_Link">
7a7fbc09.jpg</text:a>
']</text:p>
      <text:p text:style-name="P4">
Tags: []</text:p>
      <text:p text:style-name="P4">
Category: News</text:p>
      <!--METADATA-->
      <text:p text:style-name="P4">
<draw:frame draw:style-name="fr1" draw:name="Image343" text:anchor-type="as-char" svg:width="6.9236in" svg:height="4.367909in" draw:z-index="0">
<draw:image xlink:href="../Images/AРМІЯINFORM/2023-06-14T61-00-00-04-00/7a7fbc09.jpg" xlink:type="simple" xlink:show="embed" xlink:actuate="onLoad" draw:mime-type="image/jpeg"/>
</draw:frame>
</text:p>
      <text:p text:style-name="P4">
Про це в ефірі телемарафону «Єдині новини» повідомив речник Генерального штабуЗбройних Сил України Андрій Ковальов.</text:p>
      <text:p text:style-name="P4">
Він зауважив, що на Бердянському напрямку бої тривають в районі Макарівки,також у районах Новоданилівки та Новопокровки.</text:p>
      <text:p text:style-name="P4">
— Сили оборони України просунулись на деяких напрямках від 200 метрів до 1.4км та визволили близько 3 квадратних кілометрів, — зазначив речникГенерального штабу ЗC України.</text:p>
      <text:p text:style-name="P4">
Крім того, Андрій Ковальов повідомив, що противник продовжує атакуватиукраїнські міста:</text:p>
      <text:p text:style-name="P4">
— Попередньо, цієї ночі ворог здійснив пуски крилатих ракет «Х-22», крилатихракет морського базування «Калібр», застосував ударні БПЛА по об’єктахінфраструктури на Харківщині, Донеччині, Кіровоградщині та Одещині. Силипротиповітряної оборони знищили 3 ракети «Калібр» та 9 ударних БПЛА Shahed.</text:p>
      <text:p text:style-name="P4">
Source: <text:a xlink:type="simple" xlink:href="https://armyinform.com.ua/2023/06/14/zsu-prodovzhuyut-vedennya-nastupalnyh-operaczij-ta-mayut-chastkovyj-uspih-andrij-kovalov/" text:style-name="Internet_20_link" text:visited-style-name="Visited_20_Internet_20_Link">
https://armyinform.com.ua/2023/06/14/zsu-prodovzhuyut-vedennya-nastupalnyh-operaczij-ta-mayut-chastkovyj-uspih-andrij-kovalov/</text:a>
</text:p>
      <!--NEWS-->
      <text:h text:style-name="P10" text:outline-level="1">
<text:span text:style-name="T4">
Підтопленими залишаються 28 населених пунктів правобережної Херсонщини</text:span>
</text:h>
      <text:p text:style-name="P4">
Author: ['АРМІЯINFORM']</text:p>
      <text:p text:style-name="P4">
Time: 2023-06-14T62:00:00-04:00</text:p>
      <text:p text:style-name="P4">
Description: Наразі підтопленими все ще залишаються 28 населених пунктів правобережної Херсонщ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8553724178451927_y.jpg" text:style-name="Internet_20_link" text:visited-style-name="Visited_20_Internet_20_Link">
photo_5208553724178451927_y.jpg</text:a>
']</text:p>
      <text:p text:style-name="P4">
Tags: ['КАХОВСЬКА ГЕС']</text:p>
      <text:p text:style-name="P4">
Category: News</text:p>
      <!--METADATA-->
      <text:p text:style-name="P4">
<draw:frame draw:style-name="fr1" draw:name="Image344" text:anchor-type="as-char" svg:width="6.9236in" svg:height="3.894525in" draw:z-index="0">
<draw:image xlink:href="../Images/AРМІЯINFORM/2023-06-14T62-00-00-04-00/photo_5208553724178451927_y.jpg" xlink:type="simple" xlink:show="embed" xlink:actuate="onLoad" draw:mime-type="image/jpeg"/>
</draw:frame>
</text:p>
      <text:p text:style-name="P4">
Наразі підтопленими все ще залишаються 28 населених пунктів правобережноїХерсонщини, евакуйовано 2779 осіб. У селах Ольгівка, Миколаївка, Львово таБургунка Тягинської територіальної громади відступила вода, а також уСтепанівці Херсонської територіальної громади та Бобровий Кут і ЗаповітКалинівської територіальної громади.</text:p>
      <text:p text:style-name="P4">
Про це <text:a xlink:type="simple" xlink:href="https://t.me/shtab_kakhovska_hes/730" text:style-name="Internet_20_link" text:visited-style-name="Visited_20_Internet_20_Link">
повідомляє</text:a>
 Штаб з ліквідаціїнаслідків підриву Каховської ГЕС.</text:p>
      <text:p text:style-name="P4">
До рятувальної операції залучено 690 поліцейських. Продовжується посиленепатрулювання прибережних та затоплених територій, надається допомогагромадянам, триває евакуація людей.</text:p>
      <text:p text:style-name="P4">
Також правоохоронці доставляють до постраждалих населених пунктів продукти,воду та речі першої потреби.</text:p>
      <text:p text:style-name="P4">
Source: <text:a xlink:type="simple" xlink:href="https://armyinform.com.ua/2023/06/14/pidtoplenymy-zalyshayutsya-28-naselenyh-punktiv-pravoberezhnoyi-hersonshhyny/" text:style-name="Internet_20_link" text:visited-style-name="Visited_20_Internet_20_Link">
https://armyinform.com.ua/2023/06/14/pidtoplenymy-zalyshayutsya-28-naselenyh-punktiv-pravoberezhnoyi-hersonshhyny/</text:a>
</text:p>
      <!--NEWS-->
      <text:h text:style-name="P10" text:outline-level="1">
<text:span text:style-name="T4">
Держдеп про підрив Каховської ГЕС: Ми абсолютно довіряємо Україні</text:span>
</text:h>
      <text:p text:style-name="P4">
Author: ['АРМІЯINFORM']</text:p>
      <text:p text:style-name="P4">
Time: 2023-06-14T63:00:00-04:00</text:p>
      <text:p text:style-name="P4">
Description: США взаємодіють із Україною у встановленні обставин знищення російськими окупант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bytky_vid_znyshhennya_kahovskoyi_ges-jpg.webp" text:style-name="Internet_20_link" text:visited-style-name="Visited_20_Internet_20_Link">
zbytky_vid_znyshhennya_kahovskoyi_ges-jpg.webp</text:a>
']</text:p>
      <text:p text:style-name="P4">
Tags: ['ДЕРЖДЕПАРТАМЕНТ США', 'КАХОВСЬКА ГЕС']</text:p>
      <text:p text:style-name="P4">
Category: News</text:p>
      <!--METADATA-->
      <text:p text:style-name="P4">
<draw:frame draw:style-name="fr1" draw:name="Image345" text:anchor-type="as-char" svg:width="6.9236in" svg:height="4.32725in" draw:z-index="0">
<draw:image xlink:href="../ConvertedIMGs/AРМІЯINFORM/2023-06-14T63-00-00-04-00/zbytky_vid_znyshhennya_kahovskoyi_ges-jpg.png" xlink:type="simple" xlink:show="embed" xlink:actuate="onLoad" draw:mime-type="image/png"/>
</draw:frame>
</text:p>
      <text:p text:style-name="P4">
США взаємодіють із Україною у встановленні обставин знищення російськимиокупантами <text:a xlink:type="simple" xlink:href="https://armyinform.com.ua/tag/kahovska-ges-shtab-info/" text:style-name="Internet_20_link" text:visited-style-name="Visited_20_Internet_20_Link">
Каховської ГЕС</text:a>
. У Держдепартаменті радять довіряти нашій країні та рекомендують невірити жодному слову окупантів.</text:p>
      <text:p text:style-name="P4">
Про це <text:a xlink:type="simple" xlink:href="https://www.youtube.com/@StateDept/videos" text:style-name="Internet_20_link" text:visited-style-name="Visited_20_Internet_20_Link">
повідомив</text:a>
 речникДерждепартаменту США Метью Міллера.</text:p>
      <text:p text:style-name="P4">
«Ми абсолютно довіряємо Україні», — відповів представник Держдепу на запитаннящодо взаємодії Вашингтона й Києва у питанні Каховської ГЕС.</text:p>
      <text:p text:style-name="P4">
Він також зазначив, що позиція американської сторони щодо знищення греблі покине змінилася, а також, що Сполучені Штати продовжують вивчати ситуацію.</text:p>
      <text:p text:style-name="P4">
«Але я відзначу, що очевидною є одна річ — це те, що гребля розташована натериторії, яку росія окупувала, і де росія утримувала контроль над греблею», —зауважив представник Держдепу.</text:p>
      <text:p text:style-name="P4">
Нагадаємо, внаслідок російського теракту на Каховській ГЕС (<text:a xlink:type="simple" xlink:href="https://armyinform.com.ua/2023/06/13/pidtoplenymy-zalyshayutsya-30-naselenyh-punktiv-na-hersonshhyni-ta-31-na-mykolayivshhyni-denys-shmygal/" text:style-name="Internet_20_link" text:visited-style-name="Visited_20_Internet_20_Link">
 <text:span text:style-name="T5">
станом на вечір13 червня</text:span>
</text:a>
) підтопленими залишалися 30 населених пунктів у Херсонськійобласті та 31 населений пункт у Миколаївській, водночас спостерігаєтьсязниження рівня води в Дніпрі. Евакуйовано понад 3700 осіб.</text:p>
      <text:p text:style-name="P4">
Source: <text:a xlink:type="simple" xlink:href="https://armyinform.com.ua/2023/06/14/derzhdep-pro-pidryv-kahovskoyi-ges-my-absolyutno-doviryayemo-ukrayini/" text:style-name="Internet_20_link" text:visited-style-name="Visited_20_Internet_20_Link">
https://armyinform.com.ua/2023/06/14/derzhdep-pro-pidryv-kahovskoyi-ges-my-absolyutno-doviryayemo-ukrayini/</text:a>
</text:p>
      <!--NEWS-->
      <text:h text:style-name="P10" text:outline-level="1">
<text:span text:style-name="T4">
Підрив Каховської ГЕС: у Єврокомісії розповіли про надану допомогу Україні</text:span>
</text:h>
      <text:p text:style-name="P4">
Author: ['АРМІЯINFORM']</text:p>
      <text:p text:style-name="P4">
Time: 2023-06-14T64:00:00-04:00</text:p>
      <text:p text:style-name="P4">
Description: На цей час в Україну надійшла допомога вже 16 країн-членів ЄС для подолання наслід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42.jpeg" text:style-name="Internet_20_link" text:visited-style-name="Visited_20_Internet_20_Link">
42.jpeg</text:a>
']</text:p>
      <text:p text:style-name="P4">
Tags: ['ГУМАНІТАРНА ДОПОМОГА', 'ДОПОМОГА ПАРТНЕРІВ', 'ЄВРОКОМІСІЯ', 'КАХОВСЬКА ГЕС', 'КАХОВСЬКА ГЕС/ШТАБ INFO', 'СВІТ ПІДТРИМУЄ УКРАЇНУ']</text:p>
      <text:p text:style-name="P4">
Category: News</text:p>
      <!--METADATA-->
      <text:p text:style-name="P4">
<draw:frame draw:style-name="fr1" draw:name="Image346" text:anchor-type="as-char" svg:width="6.9236in" svg:height="4.588039in" draw:z-index="0">
<draw:image xlink:href="../Images/AРМІЯINFORM/2023-06-14T64-00-00-04-00/42.jpeg" xlink:type="simple" xlink:show="embed" xlink:actuate="onLoad" draw:mime-type="image/jpeg"/>
</draw:frame>
</text:p>
      <text:p text:style-name="P4">
На цей час в Україну надійшла допомога вже 16 країн-членів ЄС для подоланнянаслідків підриву Каховської ГЕС.</text:p>
      <text:p text:style-name="P4">
Про це<text:a xlink:type="simple" xlink:href="https://ec.europa.eu/commission/presscorner/detail/en/mex_23_3282" text:style-name="Internet_20_link" text:visited-style-name="Visited_20_Internet_20_Link">
йдеться</text:a>
на сайті Єврокомісії.</text:p>
      <text:p text:style-name="P4">
«Після підриву дамби в Новій Каховці минулого тижня та заклику українськоївлади про допомогу зараз ЄС мобілізує свої стратегічні резерви з потужностейrescEU», — йдеться у повідомленні.</text:p>
      <text:p text:style-name="P4">
Як зазначили у Єврокомісії, 16 європейських країн – Австрія, Бельгія,Болгарія, Чехія, Данія, Естонія, Фінляндія, Франція, Німеччина, Латвія, Литва,Нідерланди, Норвегія, Польща, Іспанія та Швеція – запропонували допомогуУкраїні через Механізм цивільного захисту ЄС.</text:p>
      <text:p text:style-name="P4">
Серед допомоги, зокрема, цистерни з водою, водяні насоси, човни, рятувальнеобладнання, генератори та інша необхідна допомога для постраждалих районів.</text:p>
      <text:p text:style-name="P4">
Україна також отримала від ЄС три мобільні водоочисні станції, які можутьвиробляти 120 000 літрів чистої води на день і, таким чином, допомогтивирішити проблему доступу до питної води.</text:p>
      <text:p text:style-name="P4">
Для подальшої підтримки гуманітарних операцій на місцях ЄС також мобілізувавдодаткові 500 000 євро для вирішення негайних потреб, які виникли внаслідокруйнування Каховської дамби. Ця допомога доповнює 200 мільйонів єврогуманітарної допомоги, які вже були виділені Україні у 2023 році.</text:p>
      <text:p text:style-name="P4">
Source: <text:a xlink:type="simple" xlink:href="https://armyinform.com.ua/2023/06/14/pidryv-kahovskoyi-ges-u-yevrokomisiyi-rozpovily-pro-nadanu-dopomogu-ukrayini/" text:style-name="Internet_20_link" text:visited-style-name="Visited_20_Internet_20_Link">
https://armyinform.com.ua/2023/06/14/pidryv-kahovskoyi-ges-u-yevrokomisiyi-rozpovily-pro-nadanu-dopomogu-ukrayini/</text:a>
</text:p>
      <!--NEWS-->
      <text:h text:style-name="P10" text:outline-level="1">
<text:span text:style-name="T4">
Дикість проти цивілізованості: Ганна Маляр про відмінність інформації з рф від української</text:span>
</text:h>
      <text:p text:style-name="P4">
Author: ['АРМІЯINFORM']</text:p>
      <text:p text:style-name="P4">
Time: 2023-06-14T65:00:00-04:00</text:p>
      <text:p text:style-name="P4">
Description: У росіян немає інформаційної переваги в українському інфопросторі. Кількість вкидів 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 'ВТОРГНЕННЯ РФ', 'ГАННА МАЛЯР', 'ПРОТИДІЯ ВОРОЖІЙ ПРОПАГАНДІ']</text:p>
      <text:p text:style-name="P4">
Category: News</text:p>
      <!--METADATA-->
      <text:p text:style-name="P4">
<draw:frame draw:style-name="fr1" draw:name="Image347" text:anchor-type="as-char" svg:width="6.9236in" svg:height="5.532059in" draw:z-index="0">
<draw:image xlink:href="../Images/AРМІЯINFORM/2023-06-14T65-00-00-04-00/malyar-ganna-1.jpg" xlink:type="simple" xlink:show="embed" xlink:actuate="onLoad" draw:mime-type="image/jpeg"/>
</draw:frame>
</text:p>
      <text:p text:style-name="P4">
У росіян немає інформаційної переваги в українському інфопросторі. Кількістьвкидів не означає, що росіяни досягають мети.</text:p>
      <text:p text:style-name="P4">
Про це <text:a xlink:type="simple" xlink:href="https://t.me/annamaliar/845" text:style-name="Internet_20_link" text:visited-style-name="Visited_20_Internet_20_Link">
написала</text:a>
 заступник Міністра оборониУкраїни Ганна Маляр у телеграм-каналі.</text:p>
      <text:p text:style-name="P4">
«Це холості обороти. Яких справді багато і складається враження активноїприсутності», — зазначила вона.</text:p>
      <text:p text:style-name="P4">
За словами Ганни Маляр, зараз у російських окупантів дві інформаційні задачі:</text:p>
      <ul>
        <li>
деморалізувати українців;  * надихнути і підсилити своїх військових.</li>
      </ul>
      <text:p text:style-name="P4">
«Будь-яка їхня інфа, розрахована на нас, «живе» кілька годин. Наше суспільствовже давно напрацювало критичне мислення. Відмінність їхньої інформації віднашої та стилю подачі, як і в усьому іншому — дикість проти цивілізованості»,— наголосила Ганна Маляр.</text:p>
      <text:p text:style-name="P4">
Source: <text:a xlink:type="simple" xlink:href="https://armyinform.com.ua/2023/06/14/dykist-proty-czyvilizovanosti-ganna-malyar-pro-vidminnist-informacziyi-z-rf-vid-ukrayinskoyi/" text:style-name="Internet_20_link" text:visited-style-name="Visited_20_Internet_20_Link">
https://armyinform.com.ua/2023/06/14/dykist-proty-czyvilizovanosti-ganna-malyar-pro-vidminnist-informacziyi-z-rf-vid-ukrayinskoyi/</text:a>
</text:p>
      <!--NEWS-->
      <text:h text:style-name="P10" text:outline-level="1">
<text:span text:style-name="T4">
Чому Київщина знову здригнулася від вибухів</text:span>
</text:h>
      <text:p text:style-name="P4">
Author: ['Володимир Загребельний']</text:p>
      <text:p text:style-name="P4">
Time: 2023-06-14T66:00:00-04:00</text:p>
      <text:p text:style-name="P4">
Description: Крок за кроком групи розмінування Державної спеціальної служби транспорту Міністер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sst_golovna.jpg" text:style-name="Internet_20_link" text:visited-style-name="Visited_20_Internet_20_Link">
dsst_golovna.jpg</text:a>
', '<text:a xlink:type="simple" xlink:href="https://armyinform.com.ua/wp-content/uploads/2023/06/dsst_01-150x150.jpg" text:style-name="Internet_20_link" text:visited-style-name="Visited_20_Internet_20_Link">
dsst_01-150x150.jpg</text:a>
', '<text:a xlink:type="simple" xlink:href="https://armyinform.com.ua/wp-content/uploads/2023/06/dsst_02-150x150.jpg" text:style-name="Internet_20_link" text:visited-style-name="Visited_20_Internet_20_Link">
dsst_02-150x150.jpg</text:a>
', '<text:a xlink:type="simple" xlink:href="https://armyinform.com.ua/wp-content/uploads/2023/06/dsst_03-150x150.jpg" text:style-name="Internet_20_link" text:visited-style-name="Visited_20_Internet_20_Link">
dsst_03-150x150.jpg</text:a>
', '<text:a xlink:type="simple" xlink:href="https://armyinform.com.ua/wp-content/uploads/2023/06/dsst_04-150x150.jpg" text:style-name="Internet_20_link" text:visited-style-name="Visited_20_Internet_20_Link">
dsst_04-150x150.jpg</text:a>
', '<text:a xlink:type="simple" xlink:href="https://armyinform.com.ua/wp-content/uploads/2023/06/dsst_05-150x150.jpg" text:style-name="Internet_20_link" text:visited-style-name="Visited_20_Internet_20_Link">
dsst_05-150x150.jpg</text:a>
', '<text:a xlink:type="simple" xlink:href="https://armyinform.com.ua/wp-content/uploads/2023/06/dsst_06-150x150.jpg" text:style-name="Internet_20_link" text:visited-style-name="Visited_20_Internet_20_Link">
dsst_06-150x150.jpg</text:a>
', '<text:a xlink:type="simple" xlink:href="https://armyinform.com.ua/wp-content/uploads/2023/06/dsst_07-150x150.jpg" text:style-name="Internet_20_link" text:visited-style-name="Visited_20_Internet_20_Link">
dsst_07-150x150.jpg</text:a>
', '<text:a xlink:type="simple" xlink:href="https://armyinform.com.ua/wp-content/uploads/2023/06/dsst_08-150x150.jpg" text:style-name="Internet_20_link" text:visited-style-name="Visited_20_Internet_20_Link">
dsst_08-150x150.jpg</text:a>
', '<text:a xlink:type="simple" xlink:href="https://armyinform.com.ua/wp-content/uploads/2023/06/dsst_09-150x150.jpg" text:style-name="Internet_20_link" text:visited-style-name="Visited_20_Internet_20_Link">
dsst_09-150x150.jpg</text:a>
', '<text:a xlink:type="simple" xlink:href="https://armyinform.com.ua/wp-content/uploads/2023/06/dsst_10-150x150.jpg" text:style-name="Internet_20_link" text:visited-style-name="Visited_20_Internet_20_Link">
dsst_10-150x150.jpg</text:a>
', '<text:a xlink:type="simple" xlink:href="https://armyinform.com.ua/wp-content/uploads/2023/06/dsst_11-150x150.jpg" text:style-name="Internet_20_link" text:visited-style-name="Visited_20_Internet_20_Link">
dsst_11-150x150.jpg</text:a>
', '<text:a xlink:type="simple" xlink:href="https://armyinform.com.ua/wp-content/uploads/2023/06/dsst_12-150x150.jpg" text:style-name="Internet_20_link" text:visited-style-name="Visited_20_Internet_20_Link">
dsst_12-150x150.jpg</text:a>
', '<text:a xlink:type="simple" xlink:href="https://armyinform.com.ua/wp-content/uploads/2023/06/dsst_13-150x150.jpg" text:style-name="Internet_20_link" text:visited-style-name="Visited_20_Internet_20_Link">
dsst_13-150x150.jpg</text:a>
']</text:p>
      <text:p text:style-name="P4">
Tags: ['ВТОРГНЕННЯ РФ', 'ДССТ МО УКРАЇНИ', 'МІНИ']</text:p>
      <text:p text:style-name="P4">
Category: News</text:p>
      <!--METADATA-->
      <text:p text:style-name="P4">
<draw:frame draw:style-name="fr1" draw:name="Image348" text:anchor-type="as-char" svg:width="6.9236in" svg:height="4.615733in" draw:z-index="0">
<draw:image xlink:href="../Images/AРМІЯINFORM/2023-06-14T66-00-00-04-00/dsst_golovna.jpg" xlink:type="simple" xlink:show="embed" xlink:actuate="onLoad" draw:mime-type="image/jpeg"/>
</draw:frame>
</text:p>
      <text:p text:style-name="P4">
Крок за кроком групи розмінування Державної спеціальної служби транспортуМіністерства оборони України очищають рідну землю від артилерійських снарядів,різноманітних мін, авіабомб та інших вибухонебезпечних «подарунків», залишенихросійськими окупантами під час відступу.</text:p>
      <text:p text:style-name="P4">
Кореспондент АрміяInform став свідком одного з етапів розмінування поблизусела Розважів Вишгородського району, що на Київщині.</text:p>
      <text:p text:style-name="P4">
— Розважів російські загарбники окупували 15 березня. Перед тим, як увійти донаселеного пункту, росіяни завдали авіаудару в район місцевої лікарні.Унаслідок цього семеро людей дістали поранення різного ступеня важкості,четверо загинули, у тому числі двоє дітей, — розповіла староста Розважівськогостаростинського округу Валентина Старжинська. — Відступаючи, окупантипідірвали мости. Вибух був такої сили, що в деяких будинках позривало дахи,вибило двері й вікна. Уламки мосту та закладені росіянами боєприпасирозлетілись на сотні метрів довкола.</text:p>
      <text:p text:style-name="P4">
<text:a xlink:type="simple" xlink:href="https://armyinform.com.ua/wp-content/uploads/2023/06/dsst_01.jpg" text:style-name="Internet_20_link" text:visited-style-name="Visited_20_Internet_20_Link">
<draw:frame draw:style-name="fr1" draw:name="Image349" text:anchor-type="as-char" svg:width="6.9236in" svg:height="6.9236in" draw:z-index="0">
<draw:image xlink:href="../Images/AРМІЯINFORM/2023-06-14T66-00-00-04-00/dsst_01-150x150.jpg" xlink:type="simple" xlink:show="embed" xlink:actuate="onLoad" draw:mime-type="image/jpeg"/>
</draw:frame>
</text:a>
</text:p>
      <text:p text:style-name="P4">
<text:a xlink:type="simple" xlink:href="https://armyinform.com.ua/wp-content/uploads/2023/06/dsst_02.jpg" text:style-name="Internet_20_link" text:visited-style-name="Visited_20_Internet_20_Link">
<draw:frame draw:style-name="fr1" draw:name="Image350" text:anchor-type="as-char" svg:width="6.9236in" svg:height="6.9236in" draw:z-index="0">
<draw:image xlink:href="../Images/AРМІЯINFORM/2023-06-14T66-00-00-04-00/dsst_02-150x150.jpg" xlink:type="simple" xlink:show="embed" xlink:actuate="onLoad" draw:mime-type="image/jpeg"/>
</draw:frame>
</text:a>
</text:p>
      <text:p text:style-name="P4">
<text:a xlink:type="simple" xlink:href="https://armyinform.com.ua/wp-content/uploads/2023/06/dsst_03.jpg" text:style-name="Internet_20_link" text:visited-style-name="Visited_20_Internet_20_Link">
<draw:frame draw:style-name="fr1" draw:name="Image351" text:anchor-type="as-char" svg:width="6.9236in" svg:height="6.9236in" draw:z-index="0">
<draw:image xlink:href="../Images/AРМІЯINFORM/2023-06-14T66-00-00-04-00/dsst_03-150x150.jpg" xlink:type="simple" xlink:show="embed" xlink:actuate="onLoad" draw:mime-type="image/jpeg"/>
</draw:frame>
</text:a>
</text:p>
      <text:p text:style-name="P4">
<text:a xlink:type="simple" xlink:href="https://armyinform.com.ua/wp-content/uploads/2023/06/dsst_04.jpg" text:style-name="Internet_20_link" text:visited-style-name="Visited_20_Internet_20_Link">
<draw:frame draw:style-name="fr1" draw:name="Image352" text:anchor-type="as-char" svg:width="6.9236in" svg:height="6.9236in" draw:z-index="0">
<draw:image xlink:href="../Images/AРМІЯINFORM/2023-06-14T66-00-00-04-00/dsst_04-150x150.jpg" xlink:type="simple" xlink:show="embed" xlink:actuate="onLoad" draw:mime-type="image/jpeg"/>
</draw:frame>
</text:a>
</text:p>
      <text:p text:style-name="P4">
Після деокупації розпочався процес відновлення знищеної інфраструктури. Однимз етапів якого було відновлення руху через річку Жерева, що розділяє селаРозважів та Жеревпілля. На всіх етапах будівельників супроводжують групирозмінування, серед яких і представники Державної спеціальної службитранспорту Міноборони України.</text:p>
      <text:p text:style-name="P4">
Державна спеціальна служба транспорту — спеціалізоване військове формування,яке входить до системи Міністерства оборони України, призначене длязабезпечення стійкого функціонування транспорту в мирний час та в особливийперіод.</text:p>
      <text:p text:style-name="P4">
<text:a xlink:type="simple" xlink:href="https://armyinform.com.ua/wp-content/uploads/2023/06/dsst_05.jpg" text:style-name="Internet_20_link" text:visited-style-name="Visited_20_Internet_20_Link">
<draw:frame draw:style-name="fr1" draw:name="Image353" text:anchor-type="as-char" svg:width="6.9236in" svg:height="6.9236in" draw:z-index="0">
<draw:image xlink:href="../Images/AРМІЯINFORM/2023-06-14T66-00-00-04-00/dsst_05-150x150.jpg" xlink:type="simple" xlink:show="embed" xlink:actuate="onLoad" draw:mime-type="image/jpeg"/>
</draw:frame>
</text:a>
</text:p>
      <text:p text:style-name="P4">
<text:a xlink:type="simple" xlink:href="https://armyinform.com.ua/wp-content/uploads/2023/06/dsst_06.jpg" text:style-name="Internet_20_link" text:visited-style-name="Visited_20_Internet_20_Link">
<draw:frame draw:style-name="fr1" draw:name="Image354" text:anchor-type="as-char" svg:width="6.9236in" svg:height="6.9236in" draw:z-index="0">
<draw:image xlink:href="../Images/AРМІЯINFORM/2023-06-14T66-00-00-04-00/dsst_06-150x150.jpg" xlink:type="simple" xlink:show="embed" xlink:actuate="onLoad" draw:mime-type="image/jpeg"/>
</draw:frame>
</text:a>
</text:p>
      <text:p text:style-name="P4">
<text:a xlink:type="simple" xlink:href="https://armyinform.com.ua/wp-content/uploads/2023/06/dsst_07.jpg" text:style-name="Internet_20_link" text:visited-style-name="Visited_20_Internet_20_Link">
<draw:frame draw:style-name="fr1" draw:name="Image355" text:anchor-type="as-char" svg:width="6.9236in" svg:height="6.9236in" draw:z-index="0">
<draw:image xlink:href="../Images/AРМІЯINFORM/2023-06-14T66-00-00-04-00/dsst_07-150x150.jpg" xlink:type="simple" xlink:show="embed" xlink:actuate="onLoad" draw:mime-type="image/jpeg"/>
</draw:frame>
</text:a>
</text:p>
      <text:p text:style-name="P4">
<text:a xlink:type="simple" xlink:href="https://armyinform.com.ua/wp-content/uploads/2023/06/dsst_08.jpg" text:style-name="Internet_20_link" text:visited-style-name="Visited_20_Internet_20_Link">
<draw:frame draw:style-name="fr1" draw:name="Image356" text:anchor-type="as-char" svg:width="6.9236in" svg:height="6.9236in" draw:z-index="0">
<draw:image xlink:href="../Images/AРМІЯINFORM/2023-06-14T66-00-00-04-00/dsst_08-150x150.jpg" xlink:type="simple" xlink:show="embed" xlink:actuate="onLoad" draw:mime-type="image/jpeg"/>
</draw:frame>
</text:a>
</text:p>
      <text:p text:style-name="P4">
— Ми на цьому об’єкті працюємо не вперше. Першого разу розчищали територіюперед початком будівництва тимчасового мостового переходу. Зараз будівельникиприступили до зведення нового мосту. Під час робіт вони виявили боєприпаси, щоне здетонували, і викликали нашу групу для розмінування будівельногомайданчика, — розповідає командир інженерно-саперної групи ДССТ ОлександрПрижиков. — Працювати на цій ділянці дуже важко, оскільки в ґрунті залишаютьсязалізобетонні елементи конструкції старого мосту, що значно ускладнюєвикористання міношукача.</text:p>
      <text:p text:style-name="P4">
Звісно, сапери Держспецтрансслужби займалися не лише розмінуванням прилеглоїдо зруйнованого мосту території. Місцеві мешканці просили військових оглянутиприсадибні ділянки та інші території поблизу села, і їм ніколи не відмовляли.</text:p>
      <text:p text:style-name="P4">
<text:a xlink:type="simple" xlink:href="https://armyinform.com.ua/wp-content/uploads/2023/06/dsst_09.jpg" text:style-name="Internet_20_link" text:visited-style-name="Visited_20_Internet_20_Link">
<draw:frame draw:style-name="fr1" draw:name="Image357" text:anchor-type="as-char" svg:width="6.9236in" svg:height="6.9236in" draw:z-index="0">
<draw:image xlink:href="../Images/AРМІЯINFORM/2023-06-14T66-00-00-04-00/dsst_09-150x150.jpg" xlink:type="simple" xlink:show="embed" xlink:actuate="onLoad" draw:mime-type="image/jpeg"/>
</draw:frame>
</text:a>
</text:p>
      <text:p text:style-name="P4">
<text:a xlink:type="simple" xlink:href="https://armyinform.com.ua/wp-content/uploads/2023/06/dsst_10.jpg" text:style-name="Internet_20_link" text:visited-style-name="Visited_20_Internet_20_Link">
<draw:frame draw:style-name="fr1" draw:name="Image358" text:anchor-type="as-char" svg:width="6.9236in" svg:height="6.9236in" draw:z-index="0">
<draw:image xlink:href="../Images/AРМІЯINFORM/2023-06-14T66-00-00-04-00/dsst_10-150x150.jpg" xlink:type="simple" xlink:show="embed" xlink:actuate="onLoad" draw:mime-type="image/jpeg"/>
</draw:frame>
</text:a>
</text:p>
      <text:p text:style-name="P4">
Сапери стверджують, що земля навколо мосту приховує ще багато «орківськихсюрпризів», оскільки під час підриву споруди росіяни використали невиправдановелику кількість боєприпасів, а саме — протитанкові міни ТМ-62 та 82-мммінометні міни. Використання такої кількості боєприпасів можна пояснити лишетим, що загарбникам потрібно було вивільнити місце для пральних машин таіншого краму, який вони відбирали в місцевих мешканців.</text:p>
      <text:p text:style-name="P4">
<text:a xlink:type="simple" xlink:href="https://armyinform.com.ua/wp-content/uploads/2023/06/dsst_11.jpg" text:style-name="Internet_20_link" text:visited-style-name="Visited_20_Internet_20_Link">
<draw:frame draw:style-name="fr1" draw:name="Image359" text:anchor-type="as-char" svg:width="6.9236in" svg:height="6.9236in" draw:z-index="0">
<draw:image xlink:href="../Images/AРМІЯINFORM/2023-06-14T66-00-00-04-00/dsst_11-150x150.jpg" xlink:type="simple" xlink:show="embed" xlink:actuate="onLoad" draw:mime-type="image/jpeg"/>
</draw:frame>
</text:a>
</text:p>
      <text:p text:style-name="P4">
<text:a xlink:type="simple" xlink:href="https://armyinform.com.ua/wp-content/uploads/2023/06/dsst_12.jpg" text:style-name="Internet_20_link" text:visited-style-name="Visited_20_Internet_20_Link">
<draw:frame draw:style-name="fr1" draw:name="Image360" text:anchor-type="as-char" svg:width="6.9236in" svg:height="6.9236in" draw:z-index="0">
<draw:image xlink:href="../Images/AРМІЯINFORM/2023-06-14T66-00-00-04-00/dsst_12-150x150.jpg" xlink:type="simple" xlink:show="embed" xlink:actuate="onLoad" draw:mime-type="image/jpeg"/>
</draw:frame>
</text:a>
</text:p>
      <text:p text:style-name="P4">
<text:a xlink:type="simple" xlink:href="https://armyinform.com.ua/wp-content/uploads/2023/06/dsst_13.jpg" text:style-name="Internet_20_link" text:visited-style-name="Visited_20_Internet_20_Link">
<draw:frame draw:style-name="fr1" draw:name="Image361" text:anchor-type="as-char" svg:width="6.9236in" svg:height="6.9236in" draw:z-index="0">
<draw:image xlink:href="../Images/AРМІЯINFORM/2023-06-14T66-00-00-04-00/dsst_13-150x150.jpg" xlink:type="simple" xlink:show="embed" xlink:actuate="onLoad" draw:mime-type="image/jpeg"/>
</draw:frame>
</text:a>
</text:p>
      <text:p text:style-name="P4">
Загалом цього разу було виявлено та знешкоджено 22 вибухонебезпечні предмети,з них три протитанкові міни ТМ-62 та дев’ятнадцять мінометних мін. У зв’язку зтим, що виявлені боєприпаси не можна транспортувати, сапери вирішили знищитиїх на місці.</text:p>
      <text:p text:style-name="P4">
читайте також:</text:p>
      <text:p text:style-name="P4">
<text:a xlink:type="simple" xlink:href="https://armyinform.com.ua/2022/05/13/mosty-kyyivshhyny-abo-yak-vijskovi-zyednuyut-krayinu/" text:style-name="Internet_20_link" text:visited-style-name="Visited_20_Internet_20_Link">
Мости Київщини, або Як військові з’єднуютькраїну</text:a>
</text:p>
      <text:p text:style-name="P4">
…Перед ліквідацією боєприпасів всі будівельники залишають майданчик,зупиняється рух транспорту. Лише після цього сапери починають готуватибоєприпаси до ліквідації. Коли всі роботи виконані, в небо підіймаєтьсяквадрокоптер, за допомогою якого військові пересвідчуються, що в найближчомурадіусі людей немає.</text:p>
      <text:p text:style-name="P4">
В ефірі звучить команда «Вогонь!». Тишу мирного літнього дня розриває звукпотужного вибуху.</text:p>
      <text:p text:style-name="P4">
Ще одна партія ворожої вибухівки знищена, і на будівельному майданчикувідновлюється робота.</text:p>
      <text:p text:style-name="P4">
<text:span text:style-name="T5">
Фото автора та з особистого фотоархіву</text:span>
 <text:span text:style-name="T5">
Валентини Старжинської</text:span>
</text:p>
      <text:p text:style-name="P4">
Source: <text:a xlink:type="simple" xlink:href="https://armyinform.com.ua/2023/06/14/chomu-kyyivshhyna-znovu-zdrygnulasya-vid-vybuhiv/" text:style-name="Internet_20_link" text:visited-style-name="Visited_20_Internet_20_Link">
https://armyinform.com.ua/2023/06/14/chomu-kyyivshhyna-znovu-zdrygnulasya-vid-vybuhiv/</text:a>
</text:p>
      <!--NEWS-->
      <text:h text:style-name="P10" text:outline-level="1">
<text:span text:style-name="T4">
На Херсонщині під водою залишаються 3103 житлові будинки</text:span>
</text:h>
      <text:p text:style-name="P4">
Author: ['АРМІЯINFORM']</text:p>
      <text:p text:style-name="P4">
Time: 2023-06-14T67:00:00-04:00</text:p>
      <text:p text:style-name="P4">
Description: Станом на ранок 14 червня середній рівень підтоплення становить 2,13 метра. Це на 3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5850284_1005.jpg" text:style-name="Internet_20_link" text:visited-style-name="Visited_20_Internet_20_Link">
65850284_1005.jpg</text:a>
']</text:p>
      <text:p text:style-name="P4">
Tags: ['КАХОВСЬКА ГЕС']</text:p>
      <text:p text:style-name="P4">
Category: News</text:p>
      <!--METADATA-->
      <text:p text:style-name="P4">
<draw:frame draw:style-name="fr1" draw:name="Image362" text:anchor-type="as-char" svg:width="6.9236in" svg:height="3.029075in" draw:z-index="0">
<draw:image xlink:href="../Images/AРМІЯINFORM/2023-06-14T67-00-00-04-00/65850284_1005.jpg" xlink:type="simple" xlink:show="embed" xlink:actuate="onLoad" draw:mime-type="image/jpeg"/>
</draw:frame>
</text:p>
      <text:p text:style-name="P4">
Станом на ранок 14 червня середній рівень підтоплення становить 2,13 метра. Цена 32 сантиметри менше, чим вчора ввечері. Динаміка на спад води зберігається.Підтопленими залишаються 28 населених пунктів на правобережжі. Вода повністювідійшла від сіл Заповіт, Бобровий Кут та Бургунка.</text:p>
      <text:p text:style-name="P4">
Про це <text:a xlink:type="simple" xlink:href="https://t.me/shtab_kakhovska_hes/694" text:style-name="Internet_20_link" text:visited-style-name="Visited_20_Internet_20_Link">
повідомляє </text:a>
Штаб ліквідаціїнаслідків підриву Каховської ГЕС.</text:p>
      <text:p text:style-name="P4">
Загалом під водою залишаються 3103 житлові будинки. Протягом минулого дня водавідійшла від близько пів тисячі осель.</text:p>
      <text:p text:style-name="P4">
Нагадаємо, у рамках Механізму цивільного захисту ЄС<text:a xlink:type="simple" xlink:href="https://armyinform.com.ua/2023/06/13/pidtoplenymy-zalyshayutsya-30-naselenyh-punktiv-na-hersonshhyni-ta-31-na-mykolayivshhyni-denys-shmygal/" text:style-name="Internet_20_link" text:visited-style-name="Visited_20_Internet_20_Link">
 допомогуУкраїні</text:a>
 надають 13 країн — ідеться про десятки й сотні човнів, плотів,мотопомп, генераторів, контейнерів, резервуарів і фільтрів для води, а такожбагато інших речей. Глава українського Уряду подякував за вже надану допомогуСША, Великій Британії, Японії, Канаді та іншим країнам.</text:p>
      <text:p text:style-name="P4">
Source: <text:a xlink:type="simple" xlink:href="https://armyinform.com.ua/2023/06/14/na-hersonshhyni-pid-vodoyu-zalyshayutsya-3103-zhytlovi-budynky/" text:style-name="Internet_20_link" text:visited-style-name="Visited_20_Internet_20_Link">
https://armyinform.com.ua/2023/06/14/na-hersonshhyni-pid-vodoyu-zalyshayutsya-3103-zhytlovi-budynky/</text:a>
</text:p>
      <!--NEWS-->
      <text:h text:style-name="P10" text:outline-level="1">
<text:span text:style-name="T4">
ГУР звертається до кримчан: Ви маєте змогу наблизити деокупацію українських земель</text:span>
</text:h>
      <text:p text:style-name="P4">
Author: ['АРМІЯINFORM']</text:p>
      <text:p text:style-name="P4">
Time: 2023-06-14T68:00:00-04:00</text:p>
      <text:p text:style-name="P4">
Description: Завдяки інформації українців з тимчасово окупованого Криму розвідники дізналися про пла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4-01.jpeg" text:style-name="Internet_20_link" text:visited-style-name="Visited_20_Internet_20_Link">
20230614-01.jpeg</text:a>
']</text:p>
      <text:p text:style-name="P4">
Tags: ['АГРЕСІЯ РФ', 'ВТОРГНЕННЯ РФ', 'ГУР МОУ', 'ДЕОКУПАЦІЯ КРИМУ']</text:p>
      <text:p text:style-name="P4">
Category: News</text:p>
      <!--METADATA-->
      <text:p text:style-name="P4">
<draw:frame draw:style-name="fr1" draw:name="Image363" text:anchor-type="as-char" svg:width="6.9236in" svg:height="3.894525in" draw:z-index="0">
<draw:image xlink:href="../Images/AРМІЯINFORM/2023-06-14T68-00-00-04-00/20230614-01.jpeg" xlink:type="simple" xlink:show="embed" xlink:actuate="onLoad" draw:mime-type="image/jpeg"/>
</draw:frame>
</text:p>
      <text:p text:style-name="P4">
Завдяки інформації українців з тимчасово окупованого Криму розвідникидізналися про плани евакуації своїх співробітників та їхніх родичів зпівострова російської компанії «Чорноморнафтогаз».</text:p>
      <text:p text:style-name="P4">
Про це <text:a xlink:type="simple" xlink:href="https://gur.gov.ua/content/krym-chekaie-na-povernennia-do-ukrainy.html" text:style-name="Internet_20_link" text:visited-style-name="Visited_20_Internet_20_Link">
повідомляє</text:a>
 Головне управління розвідки Міністерства оборони України.</text:p>
      <text:p text:style-name="P4">
Цю та іншу важливу інформацію ГУР МОУ щодня продовжує отримувати віднебайдужих мешканців тимчасово-окупованих територій.</text:p>
      <text:p text:style-name="P4">
«Громадяни України, які тимчасово знаходяться під окупацією рашистів,нагадуємо, що ви маєте змогу наблизити деокупацію наших земель Силами оборониУкраїни! Саме завдяки вам вдається не тільки знищувати ворога, а й рятуватижиття наших воїнів та цивільних мешканців. Саме ваш вклад може стативирішальним у поверненні Україні кордонів 1991 року!» — йдеться у зверненні.</text:p>
      <text:p text:style-name="P4">
В Головному управлінні розвідки МОУ просять і надалі повідомляти інформаціюпро розташування окупаційних сил та засобів:</text:p>
      <ul>
        <li>
пунктів дислокації, адреси проживання особового та керівного складу окупаційних військ;  * складів зберігання снарядів та паливно-мастильних матеріалів;  * точок розміщення, зберігання та ремонту військової техніки;  * місць розміщення РЕР та РЕБ засобів (характерна ознака: антени та локатори);  * штабів та пунктів управління окупаційними військами;  * місць зберігання та точок чергування засобів протиповітряної оборони (ППО).</li>
      </ul>
      <text:p text:style-name="P4">
Всю інформацію необхідно відправляти на офіційний бот: @povertaemosvoe_bot</text:p>
      <text:p text:style-name="P4">
«Пишіть активніше, повернення Криму під контроль України неминуче. Чим будебільше інформації — тим швидше настане звільнення», — наголосили в ГУР.</text:p>
      <text:p text:style-name="P4">
Source: <text:a xlink:type="simple" xlink:href="https://armyinform.com.ua/2023/06/14/gur-zvertayetsya-do-krymchan-vy-mayete-zmogu-nablyzyty-deokupacziyu-ukrayinskyh-zemel/" text:style-name="Internet_20_link" text:visited-style-name="Visited_20_Internet_20_Link">
https://armyinform.com.ua/2023/06/14/gur-zvertayetsya-do-krymchan-vy-mayete-zmogu-nablyzyty-deokupacziyu-ukrayinskyh-zemel/</text:a>
</text:p>
      <!--NEWS-->
      <text:h text:style-name="P10" text:outline-level="1">
<text:span text:style-name="T4">
У Харкові учасники бойових дій зможуть отримати безвідсотковий кредит на житло</text:span>
</text:h>
      <text:p text:style-name="P4">
Author: ['Дмитро Горбунов']</text:p>
      <text:p text:style-name="P4">
Time: 2023-06-14T69:00:00-04:00</text:p>
      <text:p text:style-name="P4">
Description: У місті Харків особи зі статусом учасників бойових дій зможуть отримати від міс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hytlo-dlya-v_sluzhbovcziv.jpeg" text:style-name="Internet_20_link" text:visited-style-name="Visited_20_Internet_20_Link">
zhytlo-dlya-v_sluzhbovcziv.jpeg</text:a>
']</text:p>
      <text:p text:style-name="P4">
Tags: ['СОЦІАЛЬНИЙ ЗАХИСТ']</text:p>
      <text:p text:style-name="P4">
Category: News</text:p>
      <!--METADATA-->
      <text:p text:style-name="P4">
<draw:frame draw:style-name="fr1" draw:name="Image364" text:anchor-type="as-char" svg:width="6.9236in" svg:height="3.10985in" draw:z-index="0">
<draw:image xlink:href="../Images/AРМІЯINFORM/2023-06-14T69-00-00-04-00/zhytlo-dlya-v_sluzhbovcziv.jpeg" xlink:type="simple" xlink:show="embed" xlink:actuate="onLoad" draw:mime-type="image/jpeg"/>
</draw:frame>
</text:p>
      <text:p text:style-name="P4">
У місті Харків особи зі статусом учасників бойових дій зможуть отримати відміста безвідсотковий кредит на житло строком до 15 років.</text:p>
      <text:p text:style-name="P4">
Така норма міститься в рішенні про внесення змін до Міської цільової програмибудівництва (придбання) доступного житла на 2021–2030 роки, ухваленого 13червня під час позачергової сесії Харківської міської ради.</text:p>
      <text:p text:style-name="P4">
У такий спосіб депутати подбали про наших військових і правоохоронців, якібрали участь у заходах, необхідних для забезпечення оборони України, захистібезпеки населення та інтересів держави у зв'язку з російською агресією.</text:p>
      <text:p text:style-name="P4">
Окрім цього, шляхом голосування до цієї програми внесли й інші зміни, щодозволять сім’ям загиблих воїнів залишатися в черзі на отримання пільговогокредиту зі збереженням черговості в реєстрі.</text:p>
      <text:p text:style-name="P4">
Ініціаторами цих важливих рішень виступила депутатська група з числазахисників України на чолі із представником Харківської обласної громадськоїорганізації «Спілка ветеранів АТО» Юрієм Корсуновим.</text:p>
      <text:p text:style-name="P4">
— Соціальна підтримка людей, які виборюють чи виборювали перемогу для всіхукраїнців, вкрай потрібна, — каже Юрій Корсунов. — Таких заходів багато небуває. Ми дуже тривалий час добивалися, щоб ці зміни були внесені. До речі,працюємо й над іншими важливими питаннями, серед яких забезпеченнябезкоштовним житлом наших воїнів та сімей загиблих побратимів.</text:p>
      <text:p text:style-name="P4">
Він уточнив, що на підставі останнього рішення міськради заразвідпрацьовується механізм надання безвідсоткових кредитів, обираютьсяконкретні житлові об’єкти, державні фінустанови тощо. Тому ще трішкидоведеться попрацювати над доведенням до фінішу цього питання. Проте, на йогодумку, найважче вже позаду.</text:p>
      <text:p text:style-name="P4">
До речі, водночас на Харківщині реалізовується Обласна програма з наданняпідтримки учасникам АТО/ООС для будівництва чи придбання житла в Харківськійобласті на 2022–2025 роки. Цим соціальним проєктом, більш відомим як «60% на40%», передбачено, що учасникам програми із обласного бюджету компенсують 40%вартості житла, яке вони купують. Решту ж грошей учасники АТО/ООС сплачуютьсамі. Серед критеріїв визначення першочерговості кандидатів на житло є йбагатодітність, поранення, інвалідність тощо.</text:p>
      <text:p text:style-name="P4">
— На всіх рівнях ми порушуємо питання щодо посилення соцзахисту армійців таправоохоронців. На жаль, будь-який місцевий бюджет має певні обмеження тапріоритети в спрямовуванні фінансів. Варто сказати, що до цього часу намвдавалося достукатися до чиновників, від яких залежать ухвалення важливихрішень. Тому ми віримо в подальше посилення турботи про наших побратимів тапосестер, — насамкінець зауважив Юрій Корсунов.</text:p>
      <text:p text:style-name="P4">
Source: <text:a xlink:type="simple" xlink:href="https://armyinform.com.ua/2023/06/14/u-harkovi-uchasnyky-bojovyh-dij-zmozhut-otrymaty-bezvidsotkovyj-kredyt-na-zhytlo/" text:style-name="Internet_20_link" text:visited-style-name="Visited_20_Internet_20_Link">
https://armyinform.com.ua/2023/06/14/u-harkovi-uchasnyky-bojovyh-dij-zmozhut-otrymaty-bezvidsotkovyj-kredyt-na-zhytlo/</text:a>
</text:p>
      <!--NEWS-->
      <text:h text:style-name="P10" text:outline-level="1">
<text:span text:style-name="T4">
Мобілізовані моряки-прикордонники пройшли курс підготовки</text:span>
</text:h>
      <text:p text:style-name="P4">
Author: ['АРМІЯINFORM']</text:p>
      <text:p text:style-name="P4">
Time: 2023-06-14T6:00:00-04:00</text:p>
      <text:p text:style-name="P4">
Description: Військовослужбовці, які були призвані до лав Морської охорони Держприкордонслуж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ews_20230613_151409_16866584495.jpg" text:style-name="Internet_20_link" text:visited-style-name="Visited_20_Internet_20_Link">
news_20230613_151409_16866584495.jpg</text:a>
', '<text:a xlink:type="simple" xlink:href="https://armyinform.com.ua/wp-content/uploads/2023/06/news_20230613_151405_16866584452-150x150.jpg" text:style-name="Internet_20_link" text:visited-style-name="Visited_20_Internet_20_Link">
news_20230613_151405_16866584452-150x150.jpg</text:a>
', '<text:a xlink:type="simple" xlink:href="https://armyinform.com.ua/wp-content/uploads/2023/06/news_20230613_151406_16866584463-150x150.jpg" text:style-name="Internet_20_link" text:visited-style-name="Visited_20_Internet_20_Link">
news_20230613_151406_16866584463-150x150.jpg</text:a>
', '<text:a xlink:type="simple" xlink:href="https://armyinform.com.ua/wp-content/uploads/2023/06/news_20230613_151408_16866584484-150x150.jpg" text:style-name="Internet_20_link" text:visited-style-name="Visited_20_Internet_20_Link">
news_20230613_151408_16866584484-150x150.jpg</text:a>
']</text:p>
      <text:p text:style-name="P4">
Tags: ['STOPRUSSIA', 'АГРЕСІЯ РФ']</text:p>
      <text:p text:style-name="P4">
Category: News</text:p>
      <!--METADATA-->
      <text:p text:style-name="P4">
<draw:frame draw:style-name="fr1" draw:name="Image365" text:anchor-type="as-char" svg:width="6.9236in" svg:height="5.1927in" draw:z-index="0">
<draw:image xlink:href="../Images/AРМІЯINFORM/2023-06-14T6-00-00-04-00/news_20230613_151409_16866584495.jpg" xlink:type="simple" xlink:show="embed" xlink:actuate="onLoad" draw:mime-type="image/jpeg"/>
</draw:frame>
</text:p>
      <text:p text:style-name="P4">
Військовослужбовці, які були призвані до лав Морської охорониДержприкордонслужби за мобілізацією, але не мали досвіду служби, пройшлипідготовку в одному з навчальних центрів ДПСУ.</text:p>
      <text:p text:style-name="P4">
Про це <text:a xlink:type="simple" xlink:href="https://dpsu.gov.ua/ua/news/Mobilizovani-moryaki-prikordonniki-proyshli-kurs-pidgotovki-/" text:style-name="Internet_20_link" text:visited-style-name="Visited_20_Internet_20_Link">
повідомляє</text:a>
 Державна прикордонна служба України.</text:p>
      <text:p text:style-name="P4">
Понад тридцять захисників і одна захисниця в рамках підготовки здобувалипрактичні навички з морської, вогневої, тактичної та розвідувальноїпідготовки. Новоспечені моряки-прикордонники вправлялися у стрільбі, метаннігранат, розвивали витривалість, перевіряли вміння долати труднощі, великіфізичні та психологічні навантаження, пов’язані з виконанням завдань,розширювали свої знання, мужньо та стійко долали власні страхи.</text:p>
      <text:p text:style-name="P4">
<text:a xlink:type="simple" xlink:href="https://armyinform.com.ua/wp-content/uploads/2023/06/news_20230613_151405_16866584452.jpg" text:style-name="Internet_20_link" text:visited-style-name="Visited_20_Internet_20_Link">
<draw:frame draw:style-name="fr1" draw:name="Image366" text:anchor-type="as-char" svg:width="6.9236in" svg:height="6.9236in" draw:z-index="0">
<draw:image xlink:href="../Images/AРМІЯINFORM/2023-06-14T6-00-00-04-00/news_20230613_151405_16866584452-150x150.jpg" xlink:type="simple" xlink:show="embed" xlink:actuate="onLoad" draw:mime-type="image/jpeg"/>
</draw:frame>
</text:a>
</text:p>
      <text:p text:style-name="P4">
<text:a xlink:type="simple" xlink:href="https://armyinform.com.ua/wp-content/uploads/2023/06/news_20230613_151406_16866584463.jpg" text:style-name="Internet_20_link" text:visited-style-name="Visited_20_Internet_20_Link">
<draw:frame draw:style-name="fr1" draw:name="Image367" text:anchor-type="as-char" svg:width="6.9236in" svg:height="6.9236in" draw:z-index="0">
<draw:image xlink:href="../Images/AРМІЯINFORM/2023-06-14T6-00-00-04-00/news_20230613_151406_16866584463-150x150.jpg" xlink:type="simple" xlink:show="embed" xlink:actuate="onLoad" draw:mime-type="image/jpeg"/>
</draw:frame>
</text:a>
</text:p>
      <text:p text:style-name="P4">
<text:a xlink:type="simple" xlink:href="https://armyinform.com.ua/wp-content/uploads/2023/06/news_20230613_151408_16866584484.jpg" text:style-name="Internet_20_link" text:visited-style-name="Visited_20_Internet_20_Link">
<draw:frame draw:style-name="fr1" draw:name="Image368" text:anchor-type="as-char" svg:width="6.9236in" svg:height="6.9236in" draw:z-index="0">
<draw:image xlink:href="../Images/AРМІЯINFORM/2023-06-14T6-00-00-04-00/news_20230613_151408_16866584484-150x150.jpg" xlink:type="simple" xlink:show="embed" xlink:actuate="onLoad" draw:mime-type="image/jpeg"/>
</draw:frame>
</text:a>
</text:p>
      <text:p text:style-name="P4">
Левова частина курсу пройшла у польових умовах, під час яких прикордонникививчали та виконували дії в складі групи, відділення, взводу.</text:p>
      <text:p text:style-name="P4">
«Моє рішення було однозначне — сьогодні я повинна долучитися до захистукраїни. Ми переможемо, але недостатньо бажати, треба діяти. Людина боїтьсятільки того, чого не знає. Думаю, що знання переможуть усі страхи. Роботи зудосконалення ще багато, але закладений базис — міцний», — підсумувала своєнавчання морська прикордонниця Алла Скаскевич.</text:p>
      <text:p text:style-name="P4">
Практичною родзинкою курсу стала боротьба за живучість корабля, яка булареалізована в умовах, максимально наближених до аварійних. Захисники напрактиці удосконалювали злагоджені дії екіпажу з використанням аварійно-рятувального майна під час боротьби з локальним загорянням і тренували навичкиіз протидії об’ємного розвитку пожежі.</text:p>
      <text:p text:style-name="P4">
Крім боротьби за живучість корабля, вивчали мобілізовані і ази тактичноїмедицини.</text:p>
      <text:p text:style-name="P4">
Підготовлені, вмотивовані та натхненні першими успіхами моряки-прикордонникивирушили до штатних підрозділів, де відточуватимуть майстерність у складісвоїх екіпажів.</text:p>
      <text:p text:style-name="P4">
Source: <text:a xlink:type="simple" xlink:href="https://armyinform.com.ua/2023/06/14/mobilizovani-moryaky-prykordonnyky-projshly-kurs-pidgotovky/" text:style-name="Internet_20_link" text:visited-style-name="Visited_20_Internet_20_Link">
https://armyinform.com.ua/2023/06/14/mobilizovani-moryaky-prykordonnyky-projshly-kurs-pidgotovky/</text:a>
</text:p>
      <!--NEWS-->
      <text:h text:style-name="P10" text:outline-level="1">
<text:span text:style-name="T4">
Росія у Гаазі закликала Міжнародний суд ООН відхилити вимоги України</text:span>
</text:h>
      <text:p text:style-name="P4">
Authors: Ukrinform (Person)</text:p>
      <text:p text:style-name="P4">
Publisher: Укринформ (Organization)</text:p>
      <text:p text:style-name="P4">
Published Time: 2023-06-14T6:24:00+03:00</text:p>
      <text:p text:style-name="P4">
Modified Time: 2023-06-14T22:24:00+03:00</text:p>
      <text:p text:style-name="P4">
Description: Російська сторона закликала Міжнародний суд ООН відхилити вимоги України у справі щодо порушення Росією двох конвенцій – про боротьбу з фінансуванням тероризму та про заборону всіх форм расової дискримінації. — Укрінформ.</text:p>
      <text:p text:style-name="P4">
Images: ['<text:a xlink:type="simple" xlink:href="https://static.ukrinform.com/photos/2019_11/thumb_files/630_360_1573224391-3376.jpeg" text:style-name="Internet_20_link" text:visited-style-name="Visited_20_Internet_20_Link">
630_360_15732...</text:a>
', '<text:a xlink:type="simple" xlink:href="https://static.ukrinform.com/photos/2023_06/1686771606-549.jpg" text:style-name="Internet_20_link" text:visited-style-name="Visited_20_Internet_20_Link">
1686771606-54...</text:a>
', '<text:a xlink:type="simple" xlink:href="https://static.ukrinform.com/photos/2023_06/1686771605-688.jpg" text:style-name="Internet_20_link" text:visited-style-name="Visited_20_Internet_20_Link">
1686771605-68...</text:a>
']</text:p>
      <text:p text:style-name="P4">
Tags: ['Гаага', 'Міжнародний суд ООН', 'Росія']</text:p>
      <text:p text:style-name="P4">
Type: Article</text:p>
      <!--METADATA-->
      <text:p text:style-name="P4">
<draw:frame draw:style-name="fr1" draw:name="Image369" text:anchor-type="as-char" svg:width="6.9236in" svg:height="3.956343in" draw:z-index="0">
<draw:image xlink:href="../Images/yкринформ/2023-06-14T6-24-00-03-00/630_360_1573224391-3376.jpeg" xlink:type="simple" xlink:show="embed" xlink:actuate="onLoad" draw:mime-type="image/jpeg"/>
</draw:frame>
 Російськасторона закликала Міжнародний суд ООН відхилити вимоги України у справі щодопорушення Росією двох конвенцій – про боротьбу з фінансуванням тероризму тапро заборону всіх форм расової дискримінації.</text:p>
      <text:p text:style-name="P4">
Про це повідомляє кореспондент Укрінформу в Гаазі.</text:p>
      <text:p text:style-name="P4">
“РФ просить Суд відхилити всі вимоги України щодо Міжнародної конвенції проборотьбу з фінансуванням тероризму та Міжнародної конвенції про ліквідаціювсіх форм расової дискримінації”, - сказав у своєму виступі посол Росії вНідерландах Александр Шульгин.</text:p>
      <text:p text:style-name="P4">
<draw:frame draw:style-name="fr1" draw:name="Image370" text:anchor-type="as-char" svg:width="6.9236in" svg:height="4.615733in" draw:z-index="0">
<draw:image xlink:href="../Images/yкринформ/2023-06-14T6-24-00-03-00/1686771606-549.jpg" xlink:type="simple" xlink:show="embed" xlink:actuate="onLoad" draw:mime-type="image/jpeg"/>
</draw:frame>
</text:p>
      <text:p text:style-name="P4">
<text:span text:style-name="T4">
Читайте також:</text:span>
 <text:a xlink:type="simple" xlink:href="https://www.ukrinform.ua/rubric-polytics/3722866-sprava-ukraina-proti-rosii-u-miznarodnomu-sudi-oon-cetvertij-den-publicnih-sluhan.html" text:style-name="Internet_20_link" text:visited-style-name="Visited_20_Internet_20_Link">
 Справа «Україна проти Росії»: у Міжнародному суді ООН -четвертий день публічних слухань </text:a>
</text:p>
      <text:p text:style-name="P4">
Він також сказав, що звернення України до Суду це начебто спроба виправдативійну проти Донбасу. За його словами, Україна ініціювала справу, щобвідвернути увагу від своєї підтримки нацизму. "Україна прийшла до цього судуіз брудними та закривавленими руками", — каже Шульгин.</text:p>
      <text:p text:style-name="P4">
Також російська сторона заперечувала, що так звані “ДНР” та “ЛНР” єтерористичними організаціями, які фінансуються Росією.</text:p>
      <text:p text:style-name="P4">
<draw:frame draw:style-name="fr1" draw:name="Image371" text:anchor-type="as-char" svg:width="6.9236in" svg:height="4.615733in" draw:z-index="0">
<draw:image xlink:href="../Images/yкринформ/2023-06-14T6-24-00-03-00/1686771605-688.jpg" xlink:type="simple" xlink:show="embed" xlink:actuate="onLoad" draw:mime-type="image/jpeg"/>
</draw:frame>
</text:p>
      <text:p text:style-name="P4">
Сьогодні у Міжнародному суді ООН був четвертий, останній день публічнихслухань у справі “Україна проти Росії” щодо порушення Росією двох конвенцій -про боротьбу з фінансуванням тероризму та про ліквідацію всіх форм расовоїдискримінації.</text:p>
      <text:p text:style-name="P4">
<text:span text:style-name="T4">
Читайте також:</text:span>
 <text:a xlink:type="simple" xlink:href="https://www.ukrinform.ua/rubric-polytics/3722018-ukraina-ocikue-so-risenna-miznarodnogo-sudu-oon-viavit-porusenna-rf-dvoh-konvencij-korinevic.html" text:style-name="Internet_20_link" text:visited-style-name="Visited_20_Internet_20_Link">
 Україна очікує, що рішення Міжнародного суду ООН виявитьпорушення РФ двох конвенцій </text:a>
</text:p>
      <text:p text:style-name="P4">
Слухання були присвячені розгляду справи по суті.</text:p>
      <text:p text:style-name="P4">
Заслухавши всі сторони Суд видаляється для ухвалення рішення.</text:p>
      <text:p text:style-name="P4">
Як повідомляв Укрінформ, Міжнародний суд ООН у червні проводив публічніслухання у справі щодо порушення Росією конвенцій про боротьбу з фінансуваннямтероризму та про заборону всіх форм расової дискримінації.</text:p>
      <text:p text:style-name="P4">
<text:span text:style-name="T4">
Читайте також:</text:span>
 <text:a xlink:type="simple" xlink:href="https://www.ukrinform.ua/rubric-polytics/3722013-zolotarova-u-miznarodnomu-sudi-oon-pravda-na-nasij-storoni.html" text:style-name="Internet_20_link" text:visited-style-name="Visited_20_Internet_20_Link">
 Золотарьова у Міжнародному суді ООН: Правда на нашійстороні </text:a>
</text:p>
      <text:p text:style-name="P4">
Відбулося два раунди виступів сторін: 6 та 12 червня виступає юридична командаУкраїни, 8 та 14 червня – Росії.</text:p>
      <text:p text:style-name="P4">
Міжнародний суд ООН 8 листопада 2019 визнав свою юрисдикцію у справі щодопорушення Росією двох конвенцій.</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text:p>
      <text:p text:style-name="P4">
<text:span text:style-name="T4">
Читайте також:</text:span>
 <text:a xlink:type="simple" xlink:href="https://www.ukrinform.ua/rubric-crimea/3721983-ukraina-u-miznarodnomu-sudi-oon-rosia-zaprovadila-rezim-rasovoi-diskriminacii-v-krimu.html" text:style-name="Internet_20_link" text:visited-style-name="Visited_20_Internet_20_Link">
 Україна у Міжнародному суді ООН: Росія запровадила режимрасової дискримінації в Криму </text:a>
</text:p>
      <text:p text:style-name="P4">
Звинувачення, висунуті Росії, включають: надання зброї та інших видів допомогинезаконним збройним формуванням; збиття літака “Малайзійських авіаліній” рейсуMH-17; обстріли житлових районів Маріуполя та Краматорська; знищенняцивільного пасажирського автобуса неподалік Волновахи; вибух під час мирнихзборів у Харкові; дискримінацію щодо української та кримськотатарської громад;заборону діяльності Меджлісу кримськотатарського народу; хвилі зникнень,вбивства, самовільні обшуки, затримання; обмеження на викладання української йкримськотатарської мов.</text:p>
      <text:p text:style-name="P4">
Фото: І. Драбок</text:p>
      <text:p text:style-name="P4">
Source: <text:a xlink:type="simple" xlink:href="https://www.ukrinform.ua/rubric-polytics/3723008-rosia-u-gaazi-zaklikala-miznarodnij-sud-oon-vidhiliti-vimogi-ukraini.html" text:style-name="Internet_20_link" text:visited-style-name="Visited_20_Internet_20_Link">
https://www.ukrinform.ua/rubric-polytics/3723008-rosia-u-gaazi-zaklikala-miznarodnij-sud-oon-vidhiliti-vimogi-ukraini.html</text:a>
</text:p>
      <!--NEWS-->
      <text:h text:style-name="P10" text:outline-level="1">
<text:span text:style-name="T4">
Глава МЗС України запросив Перу приєднатися до реалізації Формули миру</text:span>
</text:h>
      <text:p text:style-name="P4">
Author: ['АРМІЯINFORM']</text:p>
      <text:p text:style-name="P4">
Time: 2023-06-14T70:00:00-04:00</text:p>
      <text:p text:style-name="P4">
Description: Міністр закордонних справ України Дмитро Кулеба провів розмову з перуанською колегою Ан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dmytro-kuleba-antaliya.jpeg" text:style-name="Internet_20_link" text:visited-style-name="Visited_20_Internet_20_Link">
dmytro-kuleba-antaliya.jpeg</text:a>
']</text:p>
      <text:p text:style-name="P4">
Tags: ['ДМИТРО КУЛЕБА', 'ПЕРУ', 'ФОРМУЛА МИРУ']</text:p>
      <text:p text:style-name="P4">
Category: News</text:p>
      <!--METADATA-->
      <text:p text:style-name="P4">
<draw:frame draw:style-name="fr1" draw:name="Image372" text:anchor-type="as-char" svg:width="6.9236in" svg:height="3.63489in" draw:z-index="0">
<draw:image xlink:href="../Images/AРМІЯINFORM/2023-06-14T70-00-00-04-00/dmytro-kuleba-antaliya.jpeg" xlink:type="simple" xlink:show="embed" xlink:actuate="onLoad" draw:mime-type="image/jpeg"/>
</draw:frame>
 Ілюстративне фото</text:p>
      <text:p text:style-name="P4">
Міністр закордонних справ України Дмитро Кулеба провів розмову з перуанськоюколегою Аною Джервасі та запросив її приєднатись до Формули миру ПрезидентаУкраїни.</text:p>
      <text:p text:style-name="P4">
Про це глава української дипломатії<text:a xlink:type="simple" xlink:href="https://twitter.com/DmytroKuleba/status/1668652769970929665" text:style-name="Internet_20_link" text:visited-style-name="Visited_20_Internet_20_Link">
повідомив</text:a>
 усвоєму твіттері.</text:p>
      <text:p text:style-name="P4">
«Я вдячний Перу за принципову позицію про те, що війна має бути негайноприпинена виведенням росією своїх військ з України. Я запросив Перуприєднатися до Формула миру та зусиль щодо притягнення росії довідповідальності», — йдеться у повідомленні.</text:p>
      <text:p text:style-name="P4">
Раніше Дмитро Кулеба <text:a xlink:type="simple" xlink:href="https://armyinform.com.ua/2023/06/14/dmytro-kuleba-zaprosyv-jordaniyu-vzyaty-uchast-u-realizacziyi-ukrayinskoyi-formuly-myru/" text:style-name="Internet_20_link" text:visited-style-name="Visited_20_Internet_20_Link">
запросив</text:a>
 Йорданію взяти участь у реалізації української Формули миру.</text:p>
      <text:p text:style-name="P4">
Source: <text:a xlink:type="simple" xlink:href="https://armyinform.com.ua/2023/06/14/glava-mzs-ukrayiny-zaprosyv-peru-pryyednatysya-do-realizacziyi-formuly-myru/" text:style-name="Internet_20_link" text:visited-style-name="Visited_20_Internet_20_Link">
https://armyinform.com.ua/2023/06/14/glava-mzs-ukrayiny-zaprosyv-peru-pryyednatysya-do-realizacziyi-formuly-myru/</text:a>
</text:p>
      <!--NEWS-->
      <text:h text:style-name="P10" text:outline-level="1">
<text:span text:style-name="T4">
Як піхотинці з гранатомета та вогнемета спалили бліндаж росіян</text:span>
</text:h>
      <text:p text:style-name="P4">
Author: ['Владислав Назаркевич']</text:p>
      <text:p text:style-name="P4">
Time: 2023-06-14T71:00:00-04:00</text:p>
      <text:p text:style-name="P4">
Description: Це звичайне завдання піхотинців на «нулі» — вийти на заздалегідь розвідану і підготовле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17.jpg" text:style-name="Internet_20_link" text:visited-style-name="Visited_20_Internet_20_Link">
11-17.jpg</text:a>
']</text:p>
      <text:p text:style-name="P4">
Tags: []</text:p>
      <text:p text:style-name="P4">
Category: News</text:p>
      <!--METADATA-->
      <text:p text:style-name="P4">
<draw:frame draw:style-name="fr1" draw:name="Image373" text:anchor-type="as-char" svg:width="6.9236in" svg:height="4.615733in" draw:z-index="0">
<draw:image xlink:href="../Images/AРМІЯINFORM/2023-06-14T71-00-00-04-00/11-17.jpg" xlink:type="simple" xlink:show="embed" xlink:actuate="onLoad" draw:mime-type="image/jpeg"/>
</draw:frame>
</text:p>
      <text:p text:style-name="P4">
Це звичайне завдання піхотинців на «нулі» — вийти на заздалегідь розвідану іпідготовлену вогневу позицію, щоб спалити з вогнемета та гранатомета бліндаж,техніку чи живу силу противника.</text:p>
      <text:p text:style-name="P4">
— Маршрут назад всі пам’ятають, рухаємося тільки визначеними стежками, —обговорюють своє завдання гранатометники. — Відразу після пострілу швидкоповертаємося на вихідні позиції. Ворог почне «накривати» місце, звідки мистрілятимемо.</text:p>
      <text:p text:style-name="P4">
У цей же час командир батальйону дає команду операторам антидронових рушниць«закрити» небо над маршрутом і позицією піхотинців.</text:p>
      <text:p text:style-name="P4">
— Найбільш вірогідно, що саме дрони можуть помітити наш вихід на вогневупозицію, тож ми маємо мінімізувати цю загрозу, — розповідає гранатометникРоман. — Наші оператори працюватимуть зі своїх антидронових рушниць. Цепристрої, які «глушать» сигнал до квадрокоптерів типу Mavic. Також нас можутьвиявити з ворожих наземних спостережних пунктів. Цьому ми запобігти не можемо,але вірогідність тут невелика.</text:p>
      <text:p text:style-name="P4">
Після того, як «антидронщики» доповіли про роботу, гранатометники бігомдістаються позиції, прицілюються і роблять постріли. Це все відбувається підзловісний свист мін у повітрі і вибухи на землі.</text:p>
      <text:p text:style-name="P4">
Після успішного віддалення від вогневої позиції піхотинці заспокоюють диханняі знову можуть говорити.</text:p>
      <text:p text:style-name="P4">
— Ми спалили бліндаж окупантів. Застосували для цього спершу РПГ-7 — ручнийпротитанковий гранатомет, а потім РШГ-1 — реактивну штурмову гранату зтермобаричним зарядом. Ця РШГ-1, до речі, трофейна. Ми забрали її в рашистів.Тепер повернули.</text:p>
      <text:p text:style-name="P4">
У цю мить окупанти починають інтенсивно обстрілювати ділянку, з якої вівсявогонь. Це привід знову прискоритися.</text:p>
      <text:p text:style-name="P4">
— Напевно, їм там спекотно, огризаються, — сміється гранатометник Дмитро. —Думаю, ми добре відпрацювали. Вирахували кути і напрямки вогню, малиорієнтири. За роботою стежив наш безпілотник. З командно-спостережного пунктубатальйону повідомляють, що зафіксували вторинну детонацію в районі ворожогобліндажа та багато вогню і диму. Це добре. Тепер ви бачите, чим ми тутзаймаємося щодня.</text:p>
      <text:p text:style-name="P4">
<text:span text:style-name="T5">
Детальніше про один день із життя піхотинців 2-го механізованого батальйону67-ї окремої механізованоїбригади<text:a xlink:type="simple" xlink:href="https://armyinform.com.ua/2023/06/14/pihota-na-nuli-granatometnyky-palyat-blindazhi-vorozhyj-raketnyj-udar-evakuacziya-poranenogo/" text:style-name="Internet_20_link" text:visited-style-name="Visited_20_Internet_20_Link">
читайте</text:a>
 в матеріалі Владислава Назаркевича.</text:span>
</text:p>
      <text:p text:style-name="P4">
<text:span text:style-name="T5">
Фото і відео автора</text:span>
</text:p>
      <text:p text:style-name="P4">
Source: <text:a xlink:type="simple" xlink:href="https://armyinform.com.ua/2023/06/14/yak-pihotynczi-z-granatometa-ta-vognemeta-spalyly-blindazh-rosiyan/" text:style-name="Internet_20_link" text:visited-style-name="Visited_20_Internet_20_Link">
https://armyinform.com.ua/2023/06/14/yak-pihotynczi-z-granatometa-ta-vognemeta-spalyly-blindazh-rosiyan/</text:a>
</text:p>
      <!--NEWS-->
      <text:h text:style-name="P10" text:outline-level="1">
<text:span text:style-name="T4">
Франція рішуче засудила останні удари росії по Україні</text:span>
</text:h>
      <text:p text:style-name="P4">
Author: ['АРМІЯINFORM']</text:p>
      <text:p text:style-name="P4">
Time: 2023-06-14T72:00:00-04:00</text:p>
      <text:p text:style-name="P4">
Description: Франція найрішучіше засуджує нову хвилю російських ракетних ударів, завданих по област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18.jpg" text:style-name="Internet_20_link" text:visited-style-name="Visited_20_Internet_20_Link">
11-18.jpg</text:a>
']</text:p>
      <text:p text:style-name="P4">
Tags: ['STOPRUSSIA', 'АГРЕСІЯ РФ', 'ВТОРГНЕННЯ РФ', 'ДОПОМОГА ПАРТНЕРІВ', 'СВІТ ПІДТРИМУЄ УКРАЇНУ', 'ФРАНЦІЯ']</text:p>
      <text:p text:style-name="P4">
Category: News</text:p>
      <!--METADATA-->
      <text:p text:style-name="P4">
<draw:frame draw:style-name="fr1" draw:name="Image374" text:anchor-type="as-char" svg:width="6.9236in" svg:height="5.210009in" draw:z-index="0">
<draw:image xlink:href="../Images/AРМІЯINFORM/2023-06-14T72-00-00-04-00/11-18.jpg" xlink:type="simple" xlink:show="embed" xlink:actuate="onLoad" draw:mime-type="image/jpeg"/>
</draw:frame>
</text:p>
      <text:p text:style-name="P4">
Франція найрішучіше засуджує нову хвилю російських ракетних ударів, завданихпо областях України й умисно спрямованих на цивільну інфраструктуру.</text:p>
      <text:p text:style-name="P4">
Про це йдеться у <text:a xlink:type="simple" xlink:href="https://ua.ambafrance.org/Ukrayina-Zasudzhennya-rosiijs-kih-udariiv-po-Ukrayinii-13-chervnya-2023-roku" text:style-name="Internet_20_link" text:visited-style-name="Visited_20_Internet_20_Link">
заяві</text:a>
, яку оприлюднилоПосольство Франції в Україні.</text:p>
      <text:p text:style-name="P4">
«Ці удари вкотре були навмисно спрямовані на цивільну інфраструктуру тажитлові будинки, що є грубим порушенням міжнародного гуманітарного права. Вониспричинили жертви, зокрема, в місті Кривий Ріг, де, за попередньою оцінкоюукраїнської влади, загинуло шестеро осіб», — значиться в повідомленні.</text:p>
      <text:p text:style-name="P4">
Як неодноразово наголошувала міністр Європи та закордонних справ КатрінКолонна, ці неприйнятні дії є воєнними злочинами і не повинні залишитисябезкарними.</text:p>
      <text:p text:style-name="P4">
«Франція продовжуватиме надавати підтримку українським судам та Міжнародномукримінальному суду з метою боротьби з безкарністю за такі злочини», —наголошується в заяві.</text:p>
      <text:p text:style-name="P4">
Нагадаємо, що очільниця французького зовнішньополітичного відомства КатрінКолонна, перебуваючи на зустрічі міністрів закордонних справ країн-членів НАТОв Осло,<text:a xlink:type="simple" xlink:href="https://armyinform.com.ua/2023/06/01/glava-zovnishnopolitychnogo-vidomstva-francziyi-vymagatyme-posylennya-pidtrymky-ta-nadannya-garantij-bezpeky-ukrayini/" text:style-name="Internet_20_link" text:visited-style-name="Visited_20_Internet_20_Link">
 заявила</text:a>
, що наполягатиме на конкретному планівступу України до НАТО під час<text:a xlink:type="simple" xlink:href="https://armyinform.com.ua/2023/06/13/ochikuyetsya-potuzhnyj-paket-pidtrymky-ukrayiny-na-samiti-u-vilnyusi-entoni-blinken/" text:style-name="Internet_20_link" text:visited-style-name="Visited_20_Internet_20_Link">
саміту</text:a>
 Північноатлантичногоальянсу у Вільнюсі.</text:p>
      <text:p text:style-name="P4">
А президент Франції Емманюель Макрон<text:a xlink:type="simple" xlink:href="https://armyinform.com.ua/2023/05/29/strategiya-rosiyi-yaka-vychikuye-shho-na-zahodi-vtomlyatsya-ta-ne-dopomagatymut-ukrayini-ne-spraczyuye/" text:style-name="Internet_20_link" text:visited-style-name="Visited_20_Internet_20_Link">
наголосив</text:a>
, що стратегія його країни — допомогти Україні організуватиконтрнаступ у потрібний момент, аби Київ міг повернути всіх за стілпереговорів на обраних ним умовах і створити для себе міцний мир.</text:p>
      <text:p text:style-name="P4">
Source: <text:a xlink:type="simple" xlink:href="https://armyinform.com.ua/2023/06/14/francziya-rishuche-zasudyla-ostanni-udary-rosiyi-po-ukrayini/" text:style-name="Internet_20_link" text:visited-style-name="Visited_20_Internet_20_Link">
https://armyinform.com.ua/2023/06/14/francziya-rishuche-zasudyla-ostanni-udary-rosiyi-po-ukrayini/</text:a>
</text:p>
      <!--NEWS-->
      <text:h text:style-name="P10" text:outline-level="1">
<text:span text:style-name="T4">
росіяни знищили унікальне наукове обладнання харківських фізиків</text:span>
</text:h>
      <text:p text:style-name="P4">
Author: ['Антон Печерський']</text:p>
      <text:p text:style-name="P4">
Time: 2023-06-14T73:00:00-04:00</text:p>
      <text:p text:style-name="P4">
Description: У перші ж дні широкомасштабного нападу російської федерації на Україну під обстріл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_golovna_obladnannya.jpg" text:style-name="Internet_20_link" text:visited-style-name="Visited_20_Internet_20_Link">
01_golovna_obladnannya.jpg</text:a>
']</text:p>
      <text:p text:style-name="P4">
Tags: ['ВТОРГНЕННЯ РФ', 'ХАРКІВЩИНА']</text:p>
      <text:p text:style-name="P4">
Category: News</text:p>
      <!--METADATA-->
      <text:p text:style-name="P4">
<draw:frame draw:style-name="fr1" draw:name="Image375" text:anchor-type="as-char" svg:width="6.9236in" svg:height="5.1927in" draw:z-index="0">
<draw:image xlink:href="../Images/AРМІЯINFORM/2023-06-14T73-00-00-04-00/01_golovna_obladnannya.jpg" xlink:type="simple" xlink:show="embed" xlink:actuate="onLoad" draw:mime-type="image/jpeg"/>
</draw:frame>
</text:p>
      <text:p text:style-name="P4">
У перші ж дні широкомасштабного нападу російської федерації на Україну підобстрілами агресорів опинився харківський район П’ятихатки, де розташованийкорпус навчально-наукового інституту «Фізико-технічний факультет» Харківськогонаціонального університету імені В. Н. Каразіна. Артилерійський вогоньокупантів не лише зруйнував щойно відремонтовану будівлю факультету, але йзнищив унікальне наукове обладнання.</text:p>
      <text:p text:style-name="P4">
Про це кореспонденту АрміяInform розповів доктор фізико-математичних наук,професор, член-кореспондент Національної академії наук України, заслуженийдіяч науки та техніки України Ігор Гірка.</text:p>
      <text:p text:style-name="P4">
— Один зі структурних підрозділів факультету — це кафедра медичної фізики табіомедичних нанотехнологій. Її було оснащено найсучаснішим і дуже коштовнимобладнанням, яке купували в Японії, у Європі. На ньому проводили дослідженнясвітового рівня, публікували результати в найкращих журналах, включаючиNature. Просто до вікна приміщення кафедри влетіла ракета й усе вигоріловщент, — повідомив він.</text:p>
      <text:p text:style-name="P4">
Частина обладнання факультету відновленню не підлягає.</text:p>
      <text:p text:style-name="P4">
Детальніше про долю навчально-наукового інституту «Фізико-технічний факультет»Харківського національного університету імені В. Н. Каразіна післяширокомасштабного нападу російської федерації на Україну<text:a xlink:type="simple" xlink:href="https://armyinform.com.ua/2023/06/14/obstrilyuyuchy-harkivski-pyatyhatky-rosiyany-svidomo-ignoruvaly-nebezpeku-radioaktyvnogo-zabrudnennya/" text:style-name="Internet_20_link" text:visited-style-name="Visited_20_Internet_20_Link">
читайте</text:a>
в інтерв’ю Ігоря Гірки кореспонденту АрміяInform.</text:p>
      <text:p text:style-name="P4">
Source: <text:a xlink:type="simple" xlink:href="https://armyinform.com.ua/2023/06/14/rosiyany-znyshhyly-unikalne-naukove-obladnannya-harkivskyh-fizykiv/" text:style-name="Internet_20_link" text:visited-style-name="Visited_20_Internet_20_Link">
https://armyinform.com.ua/2023/06/14/rosiyany-znyshhyly-unikalne-naukove-obladnannya-harkivskyh-fizykiv/</text:a>
</text:p>
      <!--NEWS-->
      <text:h text:style-name="P10" text:outline-level="1">
<text:span text:style-name="T4">
Пентагон: США надали Україні майже $40 млрд оборонної допомоги, союзники — $27 млрд</text:span>
</text:h>
      <text:p text:style-name="P4">
Author: ['АРМІЯINFORM']</text:p>
      <text:p text:style-name="P4">
Time: 2023-06-14T74:00:00-04:00</text:p>
      <text:p text:style-name="P4">
Description: На сьогодні США виділили близько 40 мільярдів доларів на оборонну допомогу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08674760651818860_x.jpg" text:style-name="Internet_20_link" text:visited-style-name="Visited_20_Internet_20_Link">
photo_5208674760651818860_x.jpg</text:a>
']</text:p>
      <text:p text:style-name="P4">
Tags: ['БЕЗПЕКОВА ДОПОМОГА УКРАЇНІ', 'ОБОРОННА ДОПОМОГА', 'СВІТ ПІДТРИМУЄ УКРАЇНУ', 'США']</text:p>
      <text:p text:style-name="P4">
Category: News</text:p>
      <!--METADATA-->
      <text:p text:style-name="P4">
<draw:frame draw:style-name="fr1" draw:name="Image376" text:anchor-type="as-char" svg:width="6.9236in" svg:height="4.976338in" draw:z-index="0">
<draw:image xlink:href="../Images/AРМІЯINFORM/2023-06-14T74-00-00-04-00/photo_5208674760651818860_x.jpg" xlink:type="simple" xlink:show="embed" xlink:actuate="onLoad" draw:mime-type="image/jpeg"/>
</draw:frame>
</text:p>
      <text:p text:style-name="P4">
На сьогодні США виділили близько 40 мільярдів доларів на оборонну допомогуУкраїні, а союзники та партнери — 27 мільярдів доларів.</text:p>
      <text:p text:style-name="P4">
Про це <text:a xlink:type="simple" xlink:href="https://www.defense.gov/News/News-Stories/Article/Article/3427210/official-says-nato-discussions-to-focus-on-ukraine-support/" text:style-name="Internet_20_link" text:visited-style-name="Visited_20_Internet_20_Link">
йдеться</text:a>
 на сайті Пентагону.</text:p>
      <text:p text:style-name="P4">
Оборонну допомогу Україні загалом надають 53 союзники та партнери.</text:p>
      <text:p text:style-name="P4">
У Міноборони США зазначили, що Штати у відсотках від валового внутрішньогопродукту посідають 13-те місце серед країн-союзників і партнерів, якіпідтримують Україну.</text:p>
      <text:p text:style-name="P4">
«Більшість систем протидії БПЛА, 155-мм артилерійських снарядів, танків ібронетранспортерів надають не США, а союзники та партнери. Крім того, союзникипідготували втричі більше українських бійців, ніж США», — йдеться вповідомленні.</text:p>
      <text:p text:style-name="P4">
У Пентагоні нагадали, що цього тижня міністр оборони Ллойд Остін відвідаєЄвропу, де візьме участь в Контактній групі з питань оборони України тазасіданнях міністрів оборони НАТО.</text:p>
      <text:p text:style-name="P4">
«Обговорення стосуватиметься шляхів найбільш ефективної підтримки Українизараз, а також у майбутньому», — наголосили у Міноборони.</text:p>
      <text:p text:style-name="P4">
Як повідомлялось, США <text:a xlink:type="simple" xlink:href="https://armyinform.com.ua/2023/06/13/ssha-ogolosyly-pro-novyj-paket-vijskovoyi-dopomogy-ukrayini-2/" text:style-name="Internet_20_link" text:visited-style-name="Visited_20_Internet_20_Link">
оголосили</text:a>
 про новий пакетвійськової допомоги Україні на суму до 325 мільйонів доларів.</text:p>
      <text:p text:style-name="P4">
Source: <text:a xlink:type="simple" xlink:href="https://armyinform.com.ua/2023/06/14/pentagon-ssha-nadav-ukrayini-majzhe-40-mlrd-dol-oboronnoyi-dopomogy-soyuznyky-27-mlrd-dol/" text:style-name="Internet_20_link" text:visited-style-name="Visited_20_Internet_20_Link">
https://armyinform.com.ua/2023/06/14/pentagon-ssha-nadav-ukrayini-majzhe-40-mlrd-dol-oboronnoyi-dopomogy-soyuznyky-27-mlrd-dol/</text:a>
</text:p>
      <!--NEWS-->
      <text:h text:style-name="P10" text:outline-level="1">
<text:span text:style-name="T4">
Через воєнний злочин на Каховській ГЕС вода до Криму не надходитиме мінімум рік</text:span>
</text:h>
      <text:p text:style-name="P4">
Author: ['АРМІЯINFORM']</text:p>
      <text:p text:style-name="P4">
Time: 2023-06-14T75:00:00-04:00</text:p>
      <text:p text:style-name="P4">
Description: Через підрив Каховської ГЕС вода до Криму не надходитиме мінімум рік. Швидко віднов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94183.jpg" text:style-name="Internet_20_link" text:visited-style-name="Visited_20_Internet_20_Link">
194183.jpg</text:a>
']</text:p>
      <text:p text:style-name="P4">
Tags: ['КАХОВСЬКА ГЕС', 'КРИМ']</text:p>
      <text:p text:style-name="P4">
Category: News</text:p>
      <!--METADATA-->
      <text:p text:style-name="P4">
<draw:frame draw:style-name="fr1" draw:name="Image377" text:anchor-type="as-char" svg:width="6.9236in" svg:height="4.610104in" draw:z-index="0">
<draw:image xlink:href="../Images/AРМІЯINFORM/2023-06-14T75-00-00-04-00/194183.jpg" xlink:type="simple" xlink:show="embed" xlink:actuate="onLoad" draw:mime-type="image/jpeg"/>
</draw:frame>
</text:p>
      <text:p text:style-name="P4">
Через підрив <text:a xlink:type="simple" xlink:href="https://armyinform.com.ua/tag/kahovska-ges/" text:style-name="Internet_20_link" text:visited-style-name="Visited_20_Internet_20_Link">
Каховської ГЕС</text:a>
вода до Криму не надходитиме мінімум рік. Швидко відновити подачу воду післядеокупації півострова теж буде неможливо.</text:p>
      <text:p text:style-name="P4">
Про це <text:a xlink:type="simple" xlink:href="https://t.me/shtab_kakhovska_hes/724" text:style-name="Internet_20_link" text:visited-style-name="Visited_20_Internet_20_Link">
повідомляє</text:a>
 Штаб ліквідаціїнаслідків підриву Каховської ГЕС.</text:p>
      <text:p text:style-name="P4">
Крім цього, <text:span text:style-name="T4">
від нестачі водопостачання потерпатимуть Дніпропетровська,Запорізька, Херсонська і Миколаївська області.</text:span>
</text:p>
      <text:p text:style-name="P4">
Спеціалісти сподіваються, що спрацювання Каховського водосховища зупиниться навідмітці 6-7 метрів. Лише за таким сценарієм буде можливість через рік — вразі деокупації і після паводку — дійти до рівня 12,7 метра, щоб в першу чергузабезпечити ці регіони питною і технічною водою.</text:p>
      <text:p text:style-name="P4">
Нагадаємо, станом на 14 червня на Херсонщині під водою<text:a xlink:type="simple" xlink:href="https://armyinform.com.ua/2023/06/14/na-hersonshhyni-pid-vodoyu-zalyshayutsya-3103-zhytlovi-budynky/" text:style-name="Internet_20_link" text:visited-style-name="Visited_20_Internet_20_Link">
залишаються</text:a>
 3103 житлові будинки. Протягом минулогодня вода відійшла від близько пів тисячі осель.</text:p>
      <text:p text:style-name="P4">
Source: <text:a xlink:type="simple" xlink:href="https://armyinform.com.ua/2023/06/14/cherez-voyennyj-zlochyn-na-kahovskij-ges-voda-do-krymu-ne-nadhodytyme-minimum-rik/" text:style-name="Internet_20_link" text:visited-style-name="Visited_20_Internet_20_Link">
https://armyinform.com.ua/2023/06/14/cherez-voyennyj-zlochyn-na-kahovskij-ges-voda-do-krymu-ne-nadhodytyme-minimum-rik/</text:a>
</text:p>
      <!--NEWS-->
      <text:h text:style-name="P10" text:outline-level="1">
<text:span text:style-name="T4">
«російські комплекси РЕБ — одні з пріоритетних цілей для нашої артилерії» — Валерій Шершень</text:span>
</text:h>
      <text:p text:style-name="P4">
Author: ['Анастасія Олехнович']</text:p>
      <text:p text:style-name="P4">
Time: 2023-06-14T76:00:00-04:00</text:p>
      <text:p text:style-name="P4">
Description: У списку знищеного ворожого озброєння на Таврійському напрямку за минулу добу значи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61e80a4-1380-40f6-9eb4-09edc9292afb.jpg" text:style-name="Internet_20_link" text:visited-style-name="Visited_20_Internet_20_Link">
d61e80a4-1380-40f6-9eb4-09edc9292afb.jpg</text:a>
']</text:p>
      <text:p text:style-name="P4">
Tags: ['ВАЛЕРІЙ ШЕРШЕНЬ']</text:p>
      <text:p text:style-name="P4">
Category: News</text:p>
      <!--METADATA-->
      <text:p text:style-name="P4">
<draw:frame draw:style-name="fr1" draw:name="Image378" text:anchor-type="as-char" svg:width="6.9236in" svg:height="4.234935in" draw:z-index="0">
<draw:image xlink:href="../Images/AРМІЯINFORM/2023-06-14T76-00-00-04-00/d61e80a4-1380-40f6-9eb4-09edc9292afb.jpg" xlink:type="simple" xlink:show="embed" xlink:actuate="onLoad" draw:mime-type="image/jpeg"/>
</draw:frame>
</text:p>
      <text:p text:style-name="P4">
У списку знищеного ворожого озброєння на Таврійському напрямку за минулу добузначиться одразу три комплекси РЕБ «Житель». Про це в ефірі телемарафону«Єдині новини» розповів речник об’єднаного пресцентру Сил оборони Таврійськогонапрямку Валерій Шершень. Він зауважив, що цей комплекс перехоплює і придушуєканали управління безпілотниками.</text:p>
      <text:p text:style-name="P4">
— Також вночі знищено РЛС «Зоопарк», що призначена для розвідки позицій,артилерії, мінометів, пускових установок ракет і комплексів ППО. Окрім того,було знищено комплекс РЕБ «Поле-21», — повідомив Валерій Шершень.</text:p>
      <text:p text:style-name="P4">
За його словами, російські комплекси РЕБ — одні з пріоритетних цілей для нашоїартилерії.</text:p>
      <text:p text:style-name="P4">
— Головною перевагою комплексів оперативно-тактичного рівня є їх маневреність,що дозволяє швидко виходити на вигідні позиції та створювати електромагнітніатаки. Проте наші фахівці добре знають сильні та слабкі сторони начиння РЕБросії, що дозволяє перешкоджати їх адекватному застосуванню, — зазначивВалерій Шершень.</text:p>
      <text:p text:style-name="P4">
Source: <text:a xlink:type="simple" xlink:href="https://armyinform.com.ua/2023/06/14/rosijski-kompleksy-reb-odni-z-priorytetnyh-czilej-dlya-nashoyi-artyleriyi-valerij-shershen/" text:style-name="Internet_20_link" text:visited-style-name="Visited_20_Internet_20_Link">
https://armyinform.com.ua/2023/06/14/rosijski-kompleksy-reb-odni-z-priorytetnyh-czilej-dlya-nashoyi-artyleriyi-valerij-shershen/</text:a>
</text:p>
      <!--NEWS-->
      <text:h text:style-name="P10" text:outline-level="1">
<text:span text:style-name="T4">
За добу на Запорізькому напрямку ЗСУ просунулись на 350 метрів — Ганна Маляр</text:span>
</text:h>
      <text:p text:style-name="P4">
Author: ['АРМІЯINFORM']</text:p>
      <text:p text:style-name="P4">
Time: 2023-06-14T77:00:00-04:00</text:p>
      <text:p text:style-name="P4">
Description: Сили оборони України продовжують ведення наступальної операції та мають частковий успі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БАХМУТСЬКИЙ НАПРЯМОК', 'ВТРАТИ ВОЄННОЇ ТЕХНІКИ ЗС РФ', 'ГАННА МАЛЯР', 'ЗАПОРІЗЬКИЙ НАПРЯМОК', 'МАРІУПОЛЬСЬКИЙ НАПРЯМОК', 'НАСТУП']</text:p>
      <text:p text:style-name="P4">
Category: News</text:p>
      <!--METADATA-->
      <text:p text:style-name="P4">
<draw:frame draw:style-name="fr1" draw:name="Image379" text:anchor-type="as-char" svg:width="6.9236in" svg:height="3.890725in" draw:z-index="0">
<draw:image xlink:href="../Images/AРМІЯINFORM/2023-06-14T77-00-00-04-00/sili-oboroni-ukraini-prodovzhuyut-vedennya-nastupalnoi-operacii.jpg" xlink:type="simple" xlink:show="embed" xlink:actuate="onLoad" draw:mime-type="image/jpeg"/>
</draw:frame>
</text:p>
      <text:p text:style-name="P4">
Сили оборони України продовжують ведення наступальної операції та маютьчастковий успіх на деяких ділянках.</text:p>
      <text:p text:style-name="P4">
Про це <text:a xlink:type="simple" xlink:href="https://t.me/annamaliar/846" text:style-name="Internet_20_link" text:visited-style-name="Visited_20_Internet_20_Link">
повідомила</text:a>
 заступник Міністра оборониУкраїни Ганна Маляр у Телеграмі.</text:p>
      <text:p text:style-name="P4">
Зокрема, за добу українські війська просунулись <text:span text:style-name="T4">
на Запорізькому напрямку</text:span>
від 300-350 м.</text:p>
      <text:p text:style-name="P4">
<text:span text:style-name="T4">
На Бахмутському напрямку</text:span>
 — на різних ділянках пройшли вперед від 200-500м.</text:p>
      <text:p text:style-name="P4">
<text:span text:style-name="T4">
На Бердянському напрямку</text:span>
 бої тривають поблизу села Макарівка.</text:p>
      <text:p text:style-name="P4">
<text:span text:style-name="T4">
На Маріупольському</text:span>
 — бої тривають в районах Новоданилівки таНовопокровська.</text:p>
      <text:p text:style-name="P4">
«Наші війська рухаються в умовах надзвичайно жорстоких боїв, авіаційної таартилерійської переваги ворога», — йдеться у її дописі.</text:p>
      <text:p text:style-name="P4">
За словами Ганни Маляр, ворог зазнає втрат як в живій силі, так і в техніці таозброєнні.</text:p>
      <text:p text:style-name="P4">
За вчорашню добу <text:span text:style-name="T4">
втрати ворога склали</text:span>
 :</text:p>
      <ul>
        <li>
артилерійська батарея самохідних гармат;  * 2 комплекси РЕБ;  * зосередження автомобільної техніки (до 10 од.);  * радіолокаційний комплекс розвідки і контролю стрільби;  * ЗРК.</li>
      </ul>
      <text:p text:style-name="P4">
Source: <text:a xlink:type="simple" xlink:href="https://armyinform.com.ua/2023/06/14/za-dobu-na-zaporizkomu-napryamku-zsu-prosunulys-na-350-metriv-ganna-malyar/" text:style-name="Internet_20_link" text:visited-style-name="Visited_20_Internet_20_Link">
https://armyinform.com.ua/2023/06/14/za-dobu-na-zaporizkomu-napryamku-zsu-prosunulys-na-350-metriv-ganna-malyar/</text:a>
</text:p>
      <!--NEWS-->
      <text:h text:style-name="P10" text:outline-level="1">
<text:span text:style-name="T4">
Німеччина вперше в історії ухвалила стратегію нацбезпеки: рф — найбільша загроза</text:span>
</text:h>
      <text:p text:style-name="P4">
Author: ['АРМІЯINFORM']</text:p>
      <text:p text:style-name="P4">
Time: 2023-06-14T78:00:00-04:00</text:p>
      <text:p text:style-name="P4">
Description: Уряд Німеччини вперше ухвалив національну стратегію з безпеки та назвав росію найбільш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14-pk-nss-2.jpg" text:style-name="Internet_20_link" text:visited-style-name="Visited_20_Internet_20_Link">
2023-06-14-pk-nss-2.jpg</text:a>
']</text:p>
      <text:p text:style-name="P4">
Tags: ['АННАЛЕНА БЕРБОК', 'КАНЦЛЕР ФРН ОЛАФ ШОЛЬЦ', 'НАЦБЕЗПЕКА', 'НІМЕЧЧИНА']</text:p>
      <text:p text:style-name="P4">
Category: News</text:p>
      <!--METADATA-->
      <text:p text:style-name="P4">
<draw:frame draw:style-name="fr1" draw:name="Image380" text:anchor-type="as-char" svg:width="6.9236in" svg:height="3.895399in" draw:z-index="0">
<draw:image xlink:href="../Images/AРМІЯINFORM/2023-06-14T78-00-00-04-00/2023-06-14-pk-nss-2.jpg" xlink:type="simple" xlink:show="embed" xlink:actuate="onLoad" draw:mime-type="image/jpeg"/>
</draw:frame>
</text:p>
      <text:p text:style-name="P4">
Уряд Німеччини вперше ухвалив національну стратегію з безпеки та назвав росіюнайбільшою загрозою.</text:p>
      <text:p text:style-name="P4">
Про це <text:a xlink:type="simple" xlink:href="https://www.bundesregierung.de/breg-de/aktuelles/nationale-sicherheitsstrategie-2195890" text:style-name="Internet_20_link" text:visited-style-name="Visited_20_Internet_20_Link">
йдеться</text:a>
 на сайті німецького уряду.</text:p>
      <text:p text:style-name="P4">
«Вперше в історії нашої країни ми розробили стратегію національної безпеки», —заявив Федеральний канцлер Німеччини Олаф Шольц.</text:p>
      <text:p text:style-name="P4">
За його словами, ця стратегія є важливим внеском у забезпечення безпеки людейу Німеччині.</text:p>
      <text:p text:style-name="P4">
«Без безпеки немає ні свободи, ні стабільності, ні процвітання», — наголосивнімецький канцлер.</text:p>
      <text:p text:style-name="P4">
Олаф Шольц додав, що політичне середовище країни за останні півтора рокусуттєво змінилося, зокрема, він мав на увазі широкомасштабне вторгнення росіїв Україну та атаки на газопроводи «Північний потік».</text:p>
      <text:p text:style-name="P4">
«Безпека у ХХІ столітті — це більше ніж військові дії та дипломатія. російськаагресивна війна проти України показала, що мир і свобода не падають з неба.Виклики безпеки Німеччини пронизують усі сфери життя. Це стосується,наприклад, ліків, а також кіберпростору та чистоти води», — заявила міністрзакордонних справ Німеччини Анналена Бербок.</text:p>
      <text:p text:style-name="P4">
Стратегія базується на трьох «центральних вимірах» політики безпеки:обороноздатність, стійкість і стабільність. У ній йдеться, що «сьогоднішняросія є найбільшою загрозою для миру та безпеки в євроатлантичному регіоні внайближчому майбутньому».</text:p>
      <text:p text:style-name="P4">
Source: <text:a xlink:type="simple" xlink:href="https://armyinform.com.ua/2023/06/14/nimechchyna-vpershe-v-istoriyi-zatverdyla-strategiyu-naczbezpeky-rf-najbilsha-zagroza/" text:style-name="Internet_20_link" text:visited-style-name="Visited_20_Internet_20_Link">
https://armyinform.com.ua/2023/06/14/nimechchyna-vpershe-v-istoriyi-zatverdyla-strategiyu-naczbezpeky-rf-najbilsha-zagroza/</text:a>
</text:p>
      <!--NEWS-->
      <text:h text:style-name="P10" text:outline-level="1">
<text:span text:style-name="T4">
Обстріли прикордоння Сумщини та Чернігівщини: вночі пролунало понад 20 вибухів</text:span>
</text:h>
      <text:p text:style-name="P4">
Author: ['АРМІЯINFORM']</text:p>
      <text:p text:style-name="P4">
Time: 2023-06-14T79:00:00-04:00</text:p>
      <text:p text:style-name="P4">
Description: З вечора 13 червня до 09:00 14 червня російські війська 6 разів обстріляли прикордо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АГРЕСІЯ РФ', 'ВТОРГНЕННЯ РФ', 'ОБСТРІЛИ ПРИКОРДОННЯ']</text:p>
      <text:p text:style-name="P4">
Category: News</text:p>
      <!--METADATA-->
      <text:p text:style-name="P4">
<draw:frame draw:style-name="fr1" draw:name="Image381" text:anchor-type="as-char" svg:width="6.9236in" svg:height="4.034754in" draw:z-index="0">
<draw:image xlink:href="../Images/AРМІЯINFORM/2023-06-14T79-00-00-04-00/obstrily-prykordonnya-e1685522829617.jpg" xlink:type="simple" xlink:show="embed" xlink:actuate="onLoad" draw:mime-type="image/jpeg"/>
</draw:frame>
 Ілюстративне фото</text:p>
      <text:p text:style-name="P4">
З вечора 13 червня до 09:00 14 червня російські війська 6 разів обстрілялиприкордонні території Чернігівської та Сумської областей.</text:p>
      <text:p text:style-name="P4">
Про це<text:a xlink:type="simple" xlink:href="https://www.facebook.com/kommander.nord/posts/pfbid02arSKKqbHBo9cBVSWmGCabfdDi1tHJVfkziBAcQFJtBrG7HqR5TyTbx3MncyTjA3rl" text:style-name="Internet_20_link" text:visited-style-name="Visited_20_Internet_20_Link">
повідомляє</text:a>
Оперативне командування «Північ».</text:p>
      <text:p text:style-name="P4">
З 19:55 до 20:50 13 червня зафіксовано 7 приходів, ймовірно ствольнаартилерія, в районі населеного пункту Стара Гута.</text:p>
      <text:p text:style-name="P4">
З 21:20 до 21:40 13 червня зафіксовано 4 приходи, ймовірно ствольна артилерія,в районі населеного пункту Голубівка.</text:p>
      <text:p text:style-name="P4">
З 21:20 до 21:25 13 червня зафіксовано 3 приходи, ймовірно ствольна артилерія,в районі населеного пункту Середина-Буда.</text:p>
      <text:p text:style-name="P4">
З 21:30 до 21:40 13 червня зафіксовано 3 приходи, попередньо міномет 120 мм,по населеному пункту Товстодубове.</text:p>
      <text:p text:style-name="P4">
З 00:15 до 00:25 14 червня зафіксовано 4 приходи і з 01:04 до 01:12 — 3приходи, ймовірно з міномета 120 мм, в районі населеного пункту Галаганівка.</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6/14/obstrily-prykordonnya-sumshhyny-i-chernigivshhyny-vnochi-prolunalo-ponad-20-vybuhiv/" text:style-name="Internet_20_link" text:visited-style-name="Visited_20_Internet_20_Link">
https://armyinform.com.ua/2023/06/14/obstrily-prykordonnya-sumshhyny-i-chernigivshhyny-vnochi-prolunalo-ponad-20-vybuhiv/</text:a>
</text:p>
      <!--NEWS-->
      <text:h text:style-name="P10" text:outline-level="1">
<text:span text:style-name="T4">
Депутати Бундестагу засудили підрив Каховської ГЕС</text:span>
</text:h>
      <text:p text:style-name="P4">
Authors: Ukrinform (Person)</text:p>
      <text:p text:style-name="P4">
Publisher: Укринформ (Organization)</text:p>
      <text:p text:style-name="P4">
Published Time: 2023-06-14T7:38:00+03:00</text:p>
      <text:p text:style-name="P4">
Modified Time: 2023-06-14T22:38:00+03:00</text:p>
      <text:p text:style-name="P4">
Description: Депутати німецького парламенту засудили підрив дамби Каховської ГЕС, вину за що переважна більшість членів Бундестагу покладає на Росію і вимагає покарання відповідальних. — Укрінформ.</text:p>
      <text:p text:style-name="P4">
Images: ['<text:a xlink:type="simple" xlink:href="https://static.ukrinform.com/photos/2023_06/thumb_files/630_360_1686771404-634.jpg" text:style-name="Internet_20_link" text:visited-style-name="Visited_20_Internet_20_Link">
630_360_16867...</text:a>
']</text:p>
      <text:p text:style-name="P4">
Tags: ['Бундестаг', 'Німеччина', 'Путін', 'Теракт', 'Російські військові', 'Каховська ГЕС']</text:p>
      <text:p text:style-name="P4">
Type: Article</text:p>
      <!--METADATA-->
      <text:p text:style-name="P4">
<draw:frame draw:style-name="fr1" draw:name="Image382" text:anchor-type="as-char" svg:width="6.9236in" svg:height="3.956343in" draw:z-index="0">
<draw:image xlink:href="../Images/yкринформ/2023-06-14T7-38-00-03-00/630_360_1686771404-634.jpg" xlink:type="simple" xlink:show="embed" xlink:actuate="onLoad" draw:mime-type="image/jpeg"/>
</draw:frame>
 Депутатинімецького парламенту засудили підрив дамби Каховської ГЕС, вину за щопереважна більшість членів Бундестагу покладає на Росію і вимагає покараннявідповідальних.</text:p>
      <text:p text:style-name="P4">
Обговорення ситуації відбулося у середу, повідомляє кореспондентка Укрінформу.</text:p>
      <text:p text:style-name="P4">
Депутат від фракції Союз 90-«Зелені» Робін Вагенер назвав свідомий підривРосією дамби «найстрашнішою техногенною стихійною катастрофою, яку зазналаЄвропа в останні десятиріччя». Десятки тисяч людей опинилися в зоні лиха, а налівому березі окупанти ще й перешкоджали евакуації. Постраждало водопостачаннядля 700 тисяч українців, Всесвітня організація охорони здоров’я попереджає проспалах холери, а зниження врожаю відчують у багатьох куточках світу. «Навмиснезнищення природи є ні чим іншим, як екоцидом», - підкреслив політик.</text:p>
      <text:p text:style-name="P4">
Він також висловився за швидку екстрену допомогу Україні та допомогу уподальшій відбудові, а також підтримку на шляху України до ЄС. Окрім того,винні в цьому злочині мають бути притягнуті до відповідальності, а Україна –отримати ще більше зброї, щоб виграти війну та звільнити свої території.«Заморожування конфлікту лише підвищить ризик подібних терактів умайбутньому», - застеріг Вагенер.</text:p>
      <text:p text:style-name="P4">
Його однопартієць Юрген Тріттін назвав підрив дамби черговим злочином інагадав, що це перша атака Росії на гідроспоруди. «Ми повинні покласти кінецьпрактиці уникнення відповідальності», - закликав він. Те, що сталося,очікуваний дефіцит збіжжя, має стати сигналом для всіх тих, хто каже: «це ненаша війна».</text:p>
      <text:p text:style-name="P4">
«Ми засуджуємо такий спосіб ведення війни.. Для нас зрозуміло, що підтримкаУкраїни в цьому новому вимірі є більш нагальною ніж будь-коли. Ми продовжимодопомагати Україні, в тому числі зброєю», - пообіцяв представник правлячоїСоціал-демократичної партії Нільс Шмід. Він виступав за визнання екоциду підчас війни кримінальним злочином у міжнародному кримінальному праві, чогонаразі немає, щоб його можна було переслідувати саме як воєнний злочин. Шмідтакож наголосив на необхідності приділяти більше уваги безпеці навколо такихчутливих об’єктів, як атомні електростанції.</text:p>
      <text:p text:style-name="P4">
<text:span text:style-name="T4">
Читайте також:</text:span>
 <text:a xlink:type="simple" xlink:href="https://www.ukrinform.ua/rubric-polytics/3723006-smigal-rozpoviv-vicekancleru-nimeccini-pro-pidriv-kahovskoi-ges.html" text:style-name="Internet_20_link" text:visited-style-name="Visited_20_Internet_20_Link">
 <text:span text:style-name="T4">
Шмигаль</text:span>
 розповів віцеканцлеру Німеччини про підривКаховської ГЕС </text:a>
</text:p>
      <text:p text:style-name="P4">
Про те, що в Україні скоєно найбільшу штучну екологічну катастрофу та цинічнийвоєнний злочин, говорила і членкиня СДПН Дерья Тюрк-Нахбаур. За її словами,Путін веде війну не проти військових, а саме проти цивільних, намагаючисьтаким чином завдати максимальної шкоди, але також деморалізувати людей. «Ценовий вимір ведення психологічної війни», - сказала депутатка.</text:p>
      <text:p text:style-name="P4">
Представниця фракції Вільної демократичної партії Агнес Штрак-Циммерманназвала трагедією використання води як зброї. «Це показує, з якою жорстокістюПутін веде цю війну. Він має відповісти за це в Гаазі», - сказала вона івисловила переконання, що Путін своїми імперськими амбіціями та бажаннямзнищити Україну, закрити їй шлях на Захід, «не зможе завадити цьому навіть задопомогою 80 мільярдів літрів води».</text:p>
      <text:p text:style-name="P4">
<text:span text:style-name="T4">
Читайте також:</text:span>
 <text:a xlink:type="simple" xlink:href="https://www.ukrinform.ua/rubric-economy/3722886-pidriv-kahovskoi-ges-zbitki-ribnoi-galuzi-ocinuut-u-ponad-11-milardiv.html" text:style-name="Internet_20_link" text:visited-style-name="Visited_20_Internet_20_Link">
 Підрив <text:span text:style-name="T4">
Каховсько</text:span>
 ї ГЕС: збитки рибної галузі оцінюютьу понад ₴11 мільярдів </text:a>
</text:p>
      <text:p text:style-name="P4">
Представники опозиційного консервативного блоку ХДС/ХСС також говорили пронеобхідність продовження і посилення підтримки України, зокрема, зброєю. Так,Йоганн Давід Вадефуль назвав руйнування дамби «злочином проти людства», атакож злочином проти рослин і тварин. «Щоб гарантувати, що такі катастрофи неповторяться, уряд Німеччини має підтримати Україну так швидко й так енергійно,щоби вона змогла виграти цю війну», - сказав Вадефуль. Його однопартієць КнутАбрагам зауважив, що те, що Росія вдається подібних заходів, показує їїслабкість. «Росія діє як країна-терорист. Це – воєнний злочин, це – терор», -підкреслив він.</text:p>
      <text:p text:style-name="P4">
Ліві та права «Альтернатива для <text:a xlink:type="simple" xlink:href="https://www.ukrinform.ua/tag-nimeccina" text:style-name="Internet_20_link" text:visited-style-name="Visited_20_Internet_20_Link">
 Німеччина </text:a>
 » з одного боку висловили співчуття постраждалим, але в черговийраз наполягали на припиненні постачання Україні зброї, яка, мовляв, не сприяєзавершенню війни, але лише веде до ескалації. Ліві вимагають припинення вогнюі переговорів, хоча й говорять про «злочин режиму, який немає виправдання», аправорадикали «не знають», хто винний за підрив дамби.</text:p>
      <text:p text:style-name="P4">
Нагадаємо, дамба на Дніпрі на півдні України <text:a xlink:type="simple" xlink:href="https://www.ukrinform.ua/rubric-ato/3718751-rosijski-zagarbniki-pidirvali-kahovsku-ges-ok-pivden.html" text:style-name="Internet_20_link" text:visited-style-name="Visited_20_Internet_20_Link">
 була зруйнована російськимивійськами </text:a>
 6 червня.</text:p>
      <text:p text:style-name="P4">
Source: <text:a xlink:type="simple" xlink:href="https://www.ukrinform.ua/rubric-polytics/3723010-deputati-bundestagu-zasudili-pidriv-kahovskoi-ges.html" text:style-name="Internet_20_link" text:visited-style-name="Visited_20_Internet_20_Link">
https://www.ukrinform.ua/rubric-polytics/3723010-deputati-bundestagu-zasudili-pidriv-kahovskoi-ges.html</text:a>
</text:p>
      <!--NEWS-->
      <text:h text:style-name="P10" text:outline-level="1">
<text:span text:style-name="T4">
13 років за ґратами проведе колаборант, який передавав окупантам локації Сил оборони на Лиманському напрямку</text:span>
</text:h>
      <text:p text:style-name="P4">
Author: ['АРМІЯINFORM']</text:p>
      <text:p text:style-name="P4">
Time: 2023-06-14T80:00:00-04:00</text:p>
      <text:p text:style-name="P4">
Description: Зібрано потужну доказову базу на ще одного поплічника рф, який після співпраці з воро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ez-nazvanyya-2.jpg" text:style-name="Internet_20_link" text:visited-style-name="Visited_20_Internet_20_Link">
bez-nazvanyya-2.jpg</text:a>
']</text:p>
      <text:p text:style-name="P4">
Tags: ['STOPRUSSIA', 'АГРЕСІЯ РФ', 'ВТОРГНЕННЯ РФ', 'КОЛАБОРАНТ', 'СБУ']</text:p>
      <text:p text:style-name="P4">
Category: News</text:p>
      <!--METADATA-->
      <text:p text:style-name="P4">
<draw:frame draw:style-name="fr1" draw:name="Image383" text:anchor-type="as-char" svg:width="6.9236in" svg:height="4.615733in" draw:z-index="0">
<draw:image xlink:href="../Images/AРМІЯINFORM/2023-06-14T80-00-00-04-00/bez-nazvanyya-2.jpg" xlink:type="simple" xlink:show="embed" xlink:actuate="onLoad" draw:mime-type="image/jpeg"/>
</draw:frame>
</text:p>
      <text:p text:style-name="P4">
Зібрано потужну доказову базу на ще одного поплічника рф, який після співпраціз ворогом у Донецькій області втік з регіону і хотів уникнути правосуддя. Судпризначив зловмиснику 13 років тюрми.</text:p>
      <text:p text:style-name="P4">
Як <text:a xlink:type="simple" xlink:href="https://ssu.gov.ua/novyny/zavdiaky-sbu-13-rokiv-za-gratamy-provede-kolaborant-z-donechchyny-yakyi-pid-vyhliadom-pereselentsia-khovavsia-na-zakhodi-ukrainy" text:style-name="Internet_20_link" text:visited-style-name="Visited_20_Internet_20_Link">
інформує</text:a>
 Служба безпеки України, ще на початку широкомасштабноговторгнення росії він передавав окупантам локації Сил оборони на Лиманськомунапрямку.</text:p>
      <text:p text:style-name="P4">
Отриману розвідінформацію він передавав через «зв’язкового» — бойовикатерористичної організації «днр», який перебував на тимчасово захопленійчастині регіону.</text:p>
      <text:p text:style-name="P4">
Водночас після звільнення регіону від російських загарбників їхній інформаторвирішив втекти на Львівщину, де як переселенець хотів «заховатися» середмісцевих жителів.</text:p>
      <text:p text:style-name="P4">
Співробітники СБУ встановили, що фігурант планував відновити свої контакти зокупантами, зокрема, щоб передавати їм розвіддані вже з території західногорегіону України. Колаборанта затримали наприкінці грудня минулого року.</text:p>
      <text:p text:style-name="P4">
На підставі зібраних доказів суд визнав зловмисника винним у колабораційнійдіяльності.</text:p>
      <text:p text:style-name="P4">
Source: <text:a xlink:type="simple" xlink:href="https://armyinform.com.ua/2023/06/14/13-rokiv-za-gratamy-provede-kolaborant-yakyj-peredavav-okupantam-lokacziyi-syl-oborony-na-lymanskomu-napryamku/" text:style-name="Internet_20_link" text:visited-style-name="Visited_20_Internet_20_Link">
https://armyinform.com.ua/2023/06/14/13-rokiv-za-gratamy-provede-kolaborant-yakyj-peredavav-okupantam-lokacziyi-syl-oborony-na-lymanskomu-napryamku/</text:a>
</text:p>
      <!--NEWS-->
      <text:h text:style-name="P10" text:outline-level="1">
<text:span text:style-name="T4">
Про підозру повідомлено ідеологу рашизму олександру дугіну</text:span>
</text:h>
      <text:p text:style-name="P4">
Author: ['АРМІЯINFORM']</text:p>
      <text:p text:style-name="P4">
Time: 2023-06-14T81:00:00-04:00</text:p>
      <text:p text:style-name="P4">
Description: Зібрано доказову базу на очільника прокремлівської міжнародної організації «євразій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4047795_625964059630508_1057272124876736339_n.jpg" text:style-name="Internet_20_link" text:visited-style-name="Visited_20_Internet_20_Link">
354047795_625964059630508_1057272124876736339_n.jpg</text:a>
']</text:p>
      <text:p text:style-name="P4">
Tags: ['STOPRUSSIA', 'АГРЕСІЯ РФ', 'ВТОРГНЕННЯ РФ', 'ОЛЕКСАНДР ДУГІН', 'СБУ']</text:p>
      <text:p text:style-name="P4">
Category: News</text:p>
      <!--METADATA-->
      <text:p text:style-name="P4">
<draw:frame draw:style-name="fr1" draw:name="Image384" text:anchor-type="as-char" svg:width="6.9236in" svg:height="4.713818in" draw:z-index="0">
<draw:image xlink:href="../Images/AРМІЯINFORM/2023-06-14T81-00-00-04-00/354047795_625964059630508_1057272124876736339_n.jpg" xlink:type="simple" xlink:show="embed" xlink:actuate="onLoad" draw:mime-type="image/jpeg"/>
</draw:frame>
</text:p>
      <text:p text:style-name="P4">
Зібрано доказову базу на очільника прокремлівської міжнародної організації«євразійський рух» олександра дугіна. Фігурант є одним із ключових ідеологівагресивної політики рф і геноциду українського народу. У своїх численнихвиступах, друкованих виданнях і публікаціях він вже більше ніж 10 роківзаперечує існування України як суверенної держави і закликає до її збройногозахоплення російськими військами.</text:p>
      <text:p text:style-name="P4">
Про це <text:a xlink:type="simple" xlink:href="https://ssu.gov.ua/novyny/sbu-povidomyla-pro-pidozru-ideolohu-rashyzmu-oleksandru-duhinu" text:style-name="Internet_20_link" text:visited-style-name="Visited_20_Internet_20_Link">
повідомляє</text:a>
 Служба безпеки України.</text:p>
      <text:p text:style-name="P4">
На початку широкомасштабного вторгнення рф дугін одним з перших публічнопідтримав окупаційні угруповання країни-агресора та виправдовував їхні воєннізлочини проти України. Зловмисник відкрито пропагував ідеї масового фізичногознищення українців, а також цивільної інфраструктури нашої держави.</text:p>
      <text:p text:style-name="P4">
Мовно-лінгвістичні експертизи підтвердили факти злочинної діяльностігромадянина рф дугіна. На підставі зібраних доказів йому повідомлео пропідозру за двома статтями Кримінального кодексу України:</text:p>
      <ul>
        <li>
посягання на територіальну цілісність і недоторканність України;  * геноцид.</li>
      </ul>
      <text:p text:style-name="P4">
Оскільки зловмисник переховується від правосуддя на території росії, СБУпроводить комплексні заходи для його притягнення до відповідальності зазлочини проти України.</text:p>
      <text:p text:style-name="P4">
Source: <text:a xlink:type="simple" xlink:href="https://armyinform.com.ua/2023/06/14/pro-pidozru-povidomleno-ideologu-rashyzmu-oleksandru-duginu/" text:style-name="Internet_20_link" text:visited-style-name="Visited_20_Internet_20_Link">
https://armyinform.com.ua/2023/06/14/pro-pidozru-povidomleno-ideologu-rashyzmu-oleksandru-duginu/</text:a>
</text:p>
      <!--NEWS-->
      <text:h text:style-name="P10" text:outline-level="1">
<text:span text:style-name="T4">
На Херсонщині та Миколаївщині евакуйовано 3761 особу — Ігор Клименко</text:span>
</text:h>
      <text:p text:style-name="P4">
Author: ['АРМІЯINFORM']</text:p>
      <text:p text:style-name="P4">
Time: 2023-06-14T82:00:00-04:00</text:p>
      <text:p text:style-name="P4">
Description: Дев’ятий день ліквідації наслідків підриву окупантами Каховської ГЕС. Ми робимо ус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gor-klymenko.jpg" text:style-name="Internet_20_link" text:visited-style-name="Visited_20_Internet_20_Link">
igor-klymenko.jpg</text:a>
']</text:p>
      <text:p text:style-name="P4">
Tags: ['STOPRUSSIA', 'АГРЕСІЯ РФ', 'ВІЙНА', 'ВТОРГНЕННЯ РФ', 'ЗВІЛЬНЕННЯ ХЕРСОНЩИНИ']</text:p>
      <text:p text:style-name="P4">
Category: News</text:p>
      <!--METADATA-->
      <text:p text:style-name="P4">
<draw:frame draw:style-name="fr1" draw:name="Image385" text:anchor-type="as-char" svg:width="6.9236in" svg:height="4.615733in" draw:z-index="0">
<draw:image xlink:href="../Images/AРМІЯINFORM/2023-06-14T82-00-00-04-00/igor-klymenko.jpg" xlink:type="simple" xlink:show="embed" xlink:actuate="onLoad" draw:mime-type="image/jpeg"/>
</draw:frame>
Ігор Клименко. Архівне фото</text:p>
      <text:p text:style-name="P4">
Дев’ятий день ліквідації наслідків підриву окупантами Каховської ГЕС. Миробимо усе необхідне, щоб максимально швидко наші громадяни повернулись донормального, спокійного і безпечного життя. Відсьогодні спланована роботасаперів — 33 групи працюють на Херсонщині. 66 мотопомп викачують воду зпідвалів будинків та з вулиць населених пунктів.</text:p>
      <text:p text:style-name="P4">
Про це <text:a xlink:type="simple" xlink:href="https://t.me/Klymenko_MVS/11" text:style-name="Internet_20_link" text:visited-style-name="Visited_20_Internet_20_Link">
написав</text:a>
 Міністр внутрішніх справУкраїни Ігор Клименко у Tеlegram.</text:p>
      <text:p text:style-name="P4">
«Також досліджуємо трансформаторні підстанції, які були затоплені. Енергетикиуже замовляють обладнання, щоб як тільки зійде вода, підвести життєвонеобхіднікомунікації для наших громадян: електропостачання і газ. Нині понад 3000 осібзвернулись до правоохоронців із заявами про підтоплені будинки. Слідчі ужепровели понад 120 оглядів місць затоплень в межах кримінальних проваджень длятого, щоб постраждалі в майбутньому отримали компенсацію за зруйноване житло.Евакуйовано з територіях Херсонщини та Миколаївщини 3761 особу. Психологічнудопомогу від фахівців ДСНС отримали 393 особи. Працюємо далі відповідно дозатверджених операційних планів», — йдеться у дописі.</text:p>
      <text:p text:style-name="P4">
Source: <text:a xlink:type="simple" xlink:href="https://armyinform.com.ua/2023/06/14/na-hersonshhyni-ta-mykolayivshhyni-evakujovano-3761-osobu-igor-klymenko/" text:style-name="Internet_20_link" text:visited-style-name="Visited_20_Internet_20_Link">
https://armyinform.com.ua/2023/06/14/na-hersonshhyni-ta-mykolayivshhyni-evakujovano-3761-osobu-igor-klymenko/</text:a>
</text:p>
      <!--NEWS-->
      <text:h text:style-name="P10" text:outline-level="1">
<text:span text:style-name="T4">
Рівень води у Дніпрі в районі Херсона знизився до позначки 2,07 метра</text:span>
</text:h>
      <text:p text:style-name="P4">
Author: ['АРМІЯINFORM']</text:p>
      <text:p text:style-name="P4">
Time: 2023-06-14T83:00:00-04:00</text:p>
      <text:p text:style-name="P4">
Description: Підтопленими залишаються 45 населених пунктів — 28 населених пунктів (3096 будин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1192534905243634_y.jpg" text:style-name="Internet_20_link" text:visited-style-name="Visited_20_Internet_20_Link">
photo_5211192534905243634_y.jpg</text:a>
']</text:p>
      <text:p text:style-name="P4">
Tags: ['КАХОВСЬКА ГЕС', 'ХЕРСОН']</text:p>
      <text:p text:style-name="P4">
Category: News</text:p>
      <!--METADATA-->
      <text:p text:style-name="P4">
<draw:frame draw:style-name="fr1" draw:name="Image386" text:anchor-type="as-char" svg:width="6.9236in" svg:height="5.1927in" draw:z-index="0">
<draw:image xlink:href="../Images/AРМІЯINFORM/2023-06-14T83-00-00-04-00/photo_5211192534905243634_y.jpg" xlink:type="simple" xlink:show="embed" xlink:actuate="onLoad" draw:mime-type="image/jpeg"/>
</draw:frame>
</text:p>
      <text:p text:style-name="P4">
Підтопленими залишаються 45 населених пунктів — <text:a xlink:type="simple" xlink:href="https://armyinform.com.ua/2023/06/14/pidtoplenymy-zalyshayutsya-28-naselenyh-punktiv-pravoberezhnoyi-hersonshhyny/" text:style-name="Internet_20_link" text:visited-style-name="Visited_20_Internet_20_Link">
28 населенихпунктів</text:a>
 (3096будинків) на правобережжі та 17 населених пунктів на тимчасово окупованійтериторії на лівому березі.</text:p>
      <text:p text:style-name="P4">
Про це <text:a xlink:type="simple" xlink:href="https://t.me/shtab_kakhovska_hes/742" text:style-name="Internet_20_link" text:visited-style-name="Visited_20_Internet_20_Link">
повідомляє</text:a>
 Штаб з ліквідаціїнаслідків підриву Каховської ГЕС.</text:p>
      <text:p text:style-name="P4">
Всього в Херсонській області евакуйовано 2 тис. 779 осіб (зокрема 309 дітей та78 маломобільних осіб).</text:p>
      <ul>
        <li>
Врятовано 714 осіб (зокрема 30 дітей та 40 маломобільних осіб).  * Надано психологічну допомогу 378 особам.  * З початку робіт до Служби порятунку 101 надійшло 1330 звернень громадян.  * Розгорнуто роботу 14 евакуаційних пунктів.</li>
      </ul>
      <text:p text:style-name="P4">
Також рятувальники проводять роботи щодо відкачування води. З початку добивідкачано воду з 40 приміщень (з початку робіт відкачано зі 126 приміщень, аце 30 тис. м. куб. води). До робіт залучено 66 мотопомп.</text:p>
      <text:p text:style-name="P4">
З початку доби надзвичайники доставили громадянам 13 тонн води (з них — 5 тпитної) та 3 тис. 32 кг продуктів харчування і продуктів першої необхідності.</text:p>
      <text:p text:style-name="P4">
Source: <text:a xlink:type="simple" xlink:href="https://armyinform.com.ua/2023/06/14/riven-vody-u-dnipri-v-rajoni-hersona-znyzhuyetsya-narazi-poznachka-v-207-metry/" text:style-name="Internet_20_link" text:visited-style-name="Visited_20_Internet_20_Link">
https://armyinform.com.ua/2023/06/14/riven-vody-u-dnipri-v-rajoni-hersona-znyzhuyetsya-narazi-poznachka-v-207-metry/</text:a>
</text:p>
      <!--NEWS-->
      <text:h text:style-name="P10" text:outline-level="1">
<text:span text:style-name="T4">
Стартував онлайн-курс для ветеранів та ветеранок «Повернення з війни: розум, тіло, соціум»</text:span>
</text:h>
      <text:p text:style-name="P4">
Author: ['АРМІЯINFORM']</text:p>
      <text:p text:style-name="P4">
Time: 2023-06-14T84:00:00-04:00</text:p>
      <text:p text:style-name="P4">
Description: Курс «Повернення з війни: розум, тіло, соціум» розробив Український ветеранський фон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velyke.jpeg" text:style-name="Internet_20_link" text:visited-style-name="Visited_20_Internet_20_Link">
1-—-velyke.jpeg</text:a>
']</text:p>
      <text:p text:style-name="P4">
Tags: ['ВТОРГНЕННЯ РФ', 'РЕАБІЛІТАЦІЯ']</text:p>
      <text:p text:style-name="P4">
Category: News</text:p>
      <!--METADATA-->
      <text:p text:style-name="P4">
<draw:frame draw:style-name="fr1" draw:name="Image387" text:anchor-type="as-char" svg:width="6.9236in" svg:height="6.9236in" draw:z-index="0">
<draw:image xlink:href="../Images/AРМІЯINFORM/2023-06-14T84-00-00-04-00/1-—-velyke.jpeg" xlink:type="simple" xlink:show="embed" xlink:actuate="onLoad" draw:mime-type="image/jpeg"/>
</draw:frame>
</text:p>
      <text:p text:style-name="P4">
Курс «Повернення з війни: розум, тіло, соціум» розробив Українськийветеранський фонд Міністерства у справах ветеранів спільно з Українськимкатолицьким університетом. Він підготує та допоможе легше повернутись доцивільного життя тим, хто захищав Україну.</text:p>
      <text:p text:style-name="P4">
<text:span text:style-name="T4">
Курс передбачає 14 лекцій на теми:</text:span>
</text:p>
      <text:p text:style-name="P4">
● Робота з організмом: первинна медична ланка та шлях до фізичної реабілітації</text:p>
      <text:p text:style-name="P4">
● Мінно-вибухова травма</text:p>
      <text:p text:style-name="P4">
● Як працевлаштуватись в цивільному житті?</text:p>
      <text:p text:style-name="P4">
● Від вибору спеціальності до складання резюме та проходження співбесіди</text:p>
      <text:p text:style-name="P4">
● Робота зі свідомістю. Основи розуміння різних емоційних станів</text:p>
      <text:p text:style-name="P4">
● ПТСР. Посттравматичне зростання</text:p>
      <text:p text:style-name="P4">
● Протезування, ремонт та заміна протезів</text:p>
      <text:p text:style-name="P4">
● Статус учасника бойових дій (УБД): що таке, як отримати та які права надає?</text:p>
      <text:p text:style-name="P4">
● Власний бізнес: з чого почати? Портрет ветерана-бізнесмена</text:p>
      <text:p text:style-name="P4">
● Бізнес від реєстрації до реалізації: практична інструкція</text:p>
      <text:p text:style-name="P4">
● Можливості для бізнесу від держави та міжнародних організацій</text:p>
      <text:p text:style-name="P4">
● Особливості фінансування з держбюджету. Фінансування Українськоговетеранського фонду</text:p>
      <text:p text:style-name="P4">
● Основи проєктного менеджменту</text:p>
      <text:p text:style-name="P4">
● Основи комунікацій</text:p>
      <text:p text:style-name="P4">
Кожну лекцію веде фахівець із практичним досвідом. Слухачі матимутьнеобмежений доступ до курсу — 24/7.</text:p>
      <text:p text:style-name="P4">
Упродовж курсу на учасників чекатимуть онлайн-зустріч із лекторами, де можнабуде поставити запитання, які цікавлять, та отримати на них вичерпну фаховувідповідь.</text:p>
      <text:p text:style-name="P4">
<text:span text:style-name="T4">
Реєстрація за</text:span>
<text:a xlink:type="simple" xlink:href="https://online.ucu.edu.ua/courses/course-v1:UCU+EC16+2023_EC16/about" text:style-name="Internet_20_link" text:visited-style-name="Visited_20_Internet_20_Link">
<text:span text:style-name="T4">
посиланням</text:span>
</text:a>
<text:span text:style-name="T4">
:</text:span>
</text:p>
      <text:p text:style-name="P4">
● Спочатку потрібно зареєструватися на самій платформі УКУ тут —<text:a xlink:type="simple" xlink:href="https://online.ucu.edu.ua/courses/coursev1:UCU+EC16+2023_EC16/about" text:style-name="Internet_20_link" text:visited-style-name="Visited_20_Internet_20_Link">
онлайн</text:a>
;</text:p>
      <text:p text:style-name="P4">
● Тоді забронювати місце на курс.</text:p>
      <text:p text:style-name="P4">
Source: <text:a xlink:type="simple" xlink:href="https://armyinform.com.ua/2023/06/14/startuvav-onlajn-kurs-dlya-veteraniv-ta-veteranok-povernennya-z-vijny-rozum-tilo-soczium/" text:style-name="Internet_20_link" text:visited-style-name="Visited_20_Internet_20_Link">
https://armyinform.com.ua/2023/06/14/startuvav-onlajn-kurs-dlya-veteraniv-ta-veteranok-povernennya-z-vijny-rozum-tilo-soczium/</text:a>
</text:p>
      <!--NEWS-->
      <text:h text:style-name="P10" text:outline-level="1">
<text:span text:style-name="T4">
Підрив Каховської ГЕС: факти пошкодження майна на Херсонщині фіксуватимуть комісії при тергромадах</text:span>
</text:h>
      <text:p text:style-name="P4">
Author: ['АРМІЯINFORM']</text:p>
      <text:p text:style-name="P4">
Time: 2023-06-14T85:00:00-04:00</text:p>
      <text:p text:style-name="P4">
Description: Під час останнього засідання Уряду було ухвалено розпорядження про створення комісій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ІРИНА ВЕРЕЩУК', 'КАХОВСЬКА ГЕС', 'КАХОВСЬКА ГЕС/ШТАБ INFO', 'ПОШКОДЖЕННЯ МАЙНА']</text:p>
      <text:p text:style-name="P4">
Category: News</text:p>
      <!--METADATA-->
      <text:p text:style-name="P4">
<draw:frame draw:style-name="fr1" draw:name="Image388" text:anchor-type="as-char" svg:width="6.9236in" svg:height="4.622144in" draw:z-index="0">
<draw:image xlink:href="../Images/AРМІЯINFORM/2023-06-14T85-00-00-04-00/303ec098-933f-4741-85d8-f883a75615cd.jpg" xlink:type="simple" xlink:show="embed" xlink:actuate="onLoad" draw:mime-type="image/jpeg"/>
</draw:frame>
 Ілюстративнефото</text:p>
      <text:p text:style-name="P4">
Під час останнього засідання Уряду було ухвалено розпорядження про створеннякомісій у кожній громаді, які постраждали від надзвичайної ситуації,спричиненої підривом греблі Каховської ГЕС. Комісії фіксуватимуть фактипошкодженого та зруйнованого майна на Херсонщині.</text:p>
      <text:p text:style-name="P4">
Про це заявила Віцепрем’єр-міністр Ірина Верещук,<text:a xlink:type="simple" xlink:href="https://minre.gov.ua/2023/06/14/fakty-poshkodzhenogo-ta-zrujnovanogo-majna-na-hersonshhyni-fiksuvatymut-komisiyi-stvoreni-u-kozhnij-terytorialnij-gromadi/" text:style-name="Internet_20_link" text:visited-style-name="Visited_20_Internet_20_Link">
повідомляє</text:a>
 Міністерство з питань реінтеграції тимчасовоокупованих територій України.</text:p>
      <text:p text:style-name="P4">
Комісії мають з’явитися невідкладно. Їх створення контролюватиме Херсонськаобласна військова адміністрація.</text:p>
      <text:p text:style-name="P4">
«Прийняте Урядом розпорядження передбачає, що органи місцевого самоврядуваннязобов’язані якнайшвидше створити такі комісії. Вони мають функціонувати укожному населеному пункті, кожній територіальній громаді, які постраждаливнаслідок підтоплення. Їхнє завдання — фіксувати факти пошкодження таруйнування майна. Від їхньої роботи буде залежати швидкість підготовки актів,занесення даних у реєстр і власне отримання компенсації», — резюмувалаВіцепрем’єрка.</text:p>
      <text:p text:style-name="P4">
Source: <text:a xlink:type="simple" xlink:href="https://armyinform.com.ua/2023/06/14/pidryv-kahovskoyi-ges-fakty-poshkodzhennya-majna-na-hersonshhyni-fiksuvatymut-komisiyi-pry-tergromadah/" text:style-name="Internet_20_link" text:visited-style-name="Visited_20_Internet_20_Link">
https://armyinform.com.ua/2023/06/14/pidryv-kahovskoyi-ges-fakty-poshkodzhennya-majna-na-hersonshhyni-fiksuvatymut-komisiyi-pry-tergromadah/</text:a>
</text:p>
      <!--NEWS-->
      <text:h text:style-name="P10" text:outline-level="1">
<text:span text:style-name="T4">
Ганна Маляр: Українські втрати — неспівмірно менші за ворожі</text:span>
</text:h>
      <text:p text:style-name="P4">
Author: ['Анастасія Олехнович']</text:p>
      <text:p text:style-name="P4">
Time: 2023-06-14T86:00:00-04:00</text:p>
      <text:p text:style-name="P4">
Description: Втрати під час українського наступу та співвідношення втрат протягом усь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STOPRUSSIA', 'АГРЕСІЯ РФ', 'ВТОРГНЕННЯ РФ', 'ГАННА МАЛЯР']</text:p>
      <text:p text:style-name="P4">
Category: News</text:p>
      <!--METADATA-->
      <text:p text:style-name="P4">
<draw:frame draw:style-name="fr1" draw:name="Image389" text:anchor-type="as-char" svg:width="6.9236in" svg:height="4.615733in" draw:z-index="0">
<draw:image xlink:href="../Images/AРМІЯINFORM/2023-06-14T86-00-00-04-00/ganna-malyar.jpg" xlink:type="simple" xlink:show="embed" xlink:actuate="onLoad" draw:mime-type="image/jpeg"/>
</draw:frame>
Ганна Маляр</text:p>
      <text:p text:style-name="P4">
Втрати під час українського наступу та співвідношення втрат протягом усьогоширокомасштабного вторгнення прокоментувала в ефірі телемарафону «Єдиніновини» заступник Міністра оборони України Ганна Маляр.</text:p>
      <text:p text:style-name="P4">
— Одним із важливих інформаційних правил під час війни є те, що жодна ізсторін не оприлюднює свої втрати. Адже для військових ці цифри мають величезнезначення, за цими показниками ворог може орієнтуватись, прогнозувати подальшідії. Безумовно, під час війни гинуть люди і знищується техніка. Проте можнасказати, що за увесь період широкомасштабного вторгнення українські втрати —неспівмірно менші за ворожі. Це стосується і минулого тижня. Ми маємо дванайгарячіші напрямки, де відбувався наступ — «Хортиця» та «Таврія». По«Хортиці» — загиблих у ворога у 8,73 разів більше. Якщо говорити про «Таврію»,то загиблих у ворога в 5,3 разів більше, ніж у нас.</text:p>
      <text:p text:style-name="P4">
Ганна Маляр додала, що фіксується чимало російських інформаційних вкидів на цютему.</text:p>
      <text:p text:style-name="P4">
— Таким чином ворог намагається деморалізувати українське суспільство, болячевлучити по мобілізації, тому що це наганяє страх на людей, і, навпаки, піднятидух їхньому війську, — зазначила Ганна Маляр.</text:p>
      <text:p text:style-name="P4">
Source: <text:a xlink:type="simple" xlink:href="https://armyinform.com.ua/2023/06/14/ganna-malyar-ukrayinski-vtraty-nespivmirno-menshi-za-vorozhi/" text:style-name="Internet_20_link" text:visited-style-name="Visited_20_Internet_20_Link">
https://armyinform.com.ua/2023/06/14/ganna-malyar-ukrayinski-vtraty-nespivmirno-menshi-za-vorozhi/</text:a>
</text:p>
      <!--NEWS-->
      <text:h text:style-name="P10" text:outline-level="1">
<text:span text:style-name="T4">
російська сторона блокує телефонний зв’язок з полоненими захисниками — Координаційний штаб</text:span>
</text:h>
      <text:p text:style-name="P4">
Author: ['АРМІЯINFORM']</text:p>
      <text:p text:style-name="P4">
Time: 2023-06-14T87:00:00-04:00</text:p>
      <text:p text:style-name="P4">
Description: У Координаційному штабі відбулася зустріч із родинами військовослужбовців окремої бриг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sh3-4.jpg" text:style-name="Internet_20_link" text:visited-style-name="Visited_20_Internet_20_Link">
ksh3-4.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390" text:anchor-type="as-char" svg:width="6.9236in" svg:height="4.823441in" draw:z-index="0">
<draw:image xlink:href="../Images/AРМІЯINFORM/2023-06-14T87-00-00-04-00/ksh3-4.jpg" xlink:type="simple" xlink:show="embed" xlink:actuate="onLoad" draw:mime-type="image/jpeg"/>
</draw:frame>
</text:p>
      <text:p text:style-name="P4">
У Координаційному штабі відбулася зустріч із родинами військовослужбовцівокремої бригади морської піхоти імені контр-адмірала Михайла Білинського.Представник Штабу запевнив рідних, що Україна працює над поверненнямоборонців, які потрапили в полон у перші дні війни й перебувають у неволібільше ніж рік, так само ретельно й безперестанно, як над поверненнямважкопоранених, важкохворих та жінок.</text:p>
      <text:p text:style-name="P4">
Про це <text:a xlink:type="simple" xlink:href="https://t.me/Koord_shtab/1229" text:style-name="Internet_20_link" text:visited-style-name="Visited_20_Internet_20_Link">
повідомляє</text:a>
 Координаційний штаб зпитань поводження з військовополоненими.</text:p>
      <text:p text:style-name="P4">
«Якщо людина, поранена чи хвора, не потрапила на обмін, то це не наш недолік,а спротив ворога. Кожен обмін — темна кімната, у якій сидять люди в темномуодязі, й ми заходимо туди із зав’язаними очима. Тим не менше, ви бачите, щообміни відбуваються», — сказав він.</text:p>
      <text:p text:style-name="P4">
Серед інших питань обговорили перспективи налагодження регулярного телефонногозв’язку з полоненими захисниками й захисницями. На жаль, за словамипредставника Штабу, переговори про те, щоби рідні могли подзвонити своїмполоненим раз на місяць, блокує російська сторона.</text:p>
      <text:p text:style-name="P4">
Source: <text:a xlink:type="simple" xlink:href="https://armyinform.com.ua/2023/06/14/rosijska-storona-blokuye-telefonnyj-zvyazok-z-polonenymy-zahysnykamy-koordynaczijnyj-shtab/" text:style-name="Internet_20_link" text:visited-style-name="Visited_20_Internet_20_Link">
https://armyinform.com.ua/2023/06/14/rosijska-storona-blokuye-telefonnyj-zvyazok-z-polonenymy-zahysnykamy-koordynaczijnyj-shtab/</text:a>
</text:p>
      <!--NEWS-->
      <text:h text:style-name="P10" text:outline-level="1">
<text:span text:style-name="T4">
Наша авіація завдала 12 ударів по ворожих позиціях</text:span>
</text:h>
      <text:p text:style-name="P4">
Author: ['АРМІЯINFORM']</text:p>
      <text:p text:style-name="P4">
Time: 2023-06-14T88:00:00-04:00</text:p>
      <text:p text:style-name="P4">
Description: Авіація сил оборони за добу завдала 12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91" text:anchor-type="as-char" svg:width="6.9236in" svg:height="4.501139in" draw:z-index="0">
<draw:image xlink:href="../Images/AРМІЯINFORM/2023-06-14T88-00-00-04-00/war-1.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12 ударів по районах зосередженняособового складу противника.</text:p>
      <text:p text:style-name="P4">
Про це у Facebook<text:a xlink:type="simple" xlink:href="https://www.facebook.com/GeneralStaff.ua/posts/pfbid02acZu9LP18HMs8s1GCm4q1EYijYSfvv7qNKL3L4MiDx2qg4AejH3nXVSJdsM2ZcxWl" text:style-name="Internet_20_link" text:visited-style-name="Visited_20_Internet_20_Link">
повідомляє</text:a>
Генеральний штаб ЗСУ.</text:p>
      <text:p text:style-name="P4">
«Підрозділи ракетних військ і артилерії протягом доби уразили 11 районівзосередження живої сили, 1 зенітно-ракетний комплекс та 3 станціїрадіоелектронної боротьби противника», — йдеться у повідомленні.</text:p>
      <text:p text:style-name="P4">
Source: <text:a xlink:type="simple" xlink:href="https://armyinform.com.ua/2023/06/14/nasha-aviacziya-zavdala-12-udariv-po-vorozhyh-pozycziyah/" text:style-name="Internet_20_link" text:visited-style-name="Visited_20_Internet_20_Link">
https://armyinform.com.ua/2023/06/14/nasha-aviacziya-zavdala-12-udariv-po-vorozhyh-pozycziyah/</text:a>
</text:p>
      <!--NEWS-->
      <text:h text:style-name="P10" text:outline-level="1">
<text:span text:style-name="T4">
У районі Мар’їнки наші захисники відбили всі ворожі атаки — Валерій Шершень</text:span>
</text:h>
      <text:p text:style-name="P4">
Author: ['Анастасія Олехнович']</text:p>
      <text:p text:style-name="P4">
Time: 2023-06-14T89:00:00-04:00</text:p>
      <text:p text:style-name="P4">
Description: Протягом минулої доби ворог понад 20 разів атакував наші позиції на Таврій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STOPRUSSIA', 'АГРЕСІЯ РФ', 'ВАЛЕРІЙ ШЕРШЕНЬ', 'ВІЙНА', 'ВТОРГНЕННЯ РФ']</text:p>
      <text:p text:style-name="P4">
Category: News</text:p>
      <!--METADATA-->
      <text:p text:style-name="P4">
<draw:frame draw:style-name="fr1" draw:name="Image392" text:anchor-type="as-char" svg:width="6.9236in" svg:height="4.858059in" draw:z-index="0">
<draw:image xlink:href="../Images/AРМІЯINFORM/2023-06-14T89-00-00-04-00/photo_2023-06-06_11-11-13.jpg" xlink:type="simple" xlink:show="embed" xlink:actuate="onLoad" draw:mime-type="image/jpeg"/>
</draw:frame>
 Валерій Шершень</text:p>
      <text:p text:style-name="P4">
Протягом минулої доби ворог понад 20 разів атакував наші позиції наТаврійському напрямку, було зафіксовано понад пів тисячі обстрілів. Про це вефірі телемарафону «Єдині новини» розповів речник об’єднаного пресцентру Силоборони Таврійського напрямку Валерій Шершень.</text:p>
      <text:p text:style-name="P4">
— Російські окупанти продовжують штурмові дії з метою захоплення Мар’їнки.Противник наступав малими штурмовими групами. Усі ворожі атаки в Мар’їнці буливідбиті нашими захисниками, — прокоментував Валерій Шершень. — Також Силиоборони продовжують протистояти штурмам російських окупаційних військ наАвдіївському напрямку. Натомість на Бердянському напрямку ворог веде активнуоборону, намагаючись знівелювати наступальні дії військ нашого угруповання.</text:p>
      <text:p text:style-name="P4">
Валерій Шершень додав, що підрозділи ракетних військ та артилерії Сил оборониТаврійського напрямку протягом доби виконали 1477 вогневих завдань. Йдетьсяпро контрбатарейну боротьбу та роботу по планових цілях, що були виявленіраніше.</text:p>
      <text:p text:style-name="P4">
— Втрати противника в районі проведення операції на Таврійському напрямкувбитими та пораненими становлять 350 окупантів. Також за минулу добу семероокупантів були взяті в полон, — зазначив Валерій Шершень.</text:p>
      <text:p text:style-name="P4">
Source: <text:a xlink:type="simple" xlink:href="https://armyinform.com.ua/2023/06/14/u-rajoni-maryinky-nashi-zahysnyky-vidbyly-vsi-vorozhi-ataky-valerij-shershen/" text:style-name="Internet_20_link" text:visited-style-name="Visited_20_Internet_20_Link">
https://armyinform.com.ua/2023/06/14/u-rajoni-maryinky-nashi-zahysnyky-vidbyly-vsi-vorozhi-ataky-valerij-shershen/</text:a>
</text:p>
      <!--NEWS-->
      <text:h text:style-name="P10" text:outline-level="1">
<text:span text:style-name="T4">
Внаслідок артилерійського обстрілу окупантів пошкоджено будинок-інтернат на Сумщині — розпочато провадження</text:span>
</text:h>
      <text:p text:style-name="P4">
Author: ['АРМІЯINFORM']</text:p>
      <text:p text:style-name="P4">
Time: 2023-06-14T8:00:00-04:00</text:p>
      <text:p text:style-name="P4">
Description: За процесуального керівництва Сум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13_14-50-54-e1686662235927.jpg" text:style-name="Internet_20_link" text:visited-style-name="Visited_20_Internet_20_Link">
photo_2023-06-13_14-50-54-e1686662235927.jpg</text:a>
']</text:p>
      <text:p text:style-name="P4">
Tags: ['STOPRUSSIA']</text:p>
      <text:p text:style-name="P4">
Category: News</text:p>
      <!--METADATA-->
      <text:p text:style-name="P4">
<draw:frame draw:style-name="fr1" draw:name="Image393" text:anchor-type="as-char" svg:width="6.9236in" svg:height="4.93762in" draw:z-index="0">
<draw:image xlink:href="../Images/AРМІЯINFORM/2023-06-14T8-00-00-04-00/photo_2023-06-13_14-50-54-e1686662235927.jpg" xlink:type="simple" xlink:show="embed" xlink:actuate="onLoad" draw:mime-type="image/jpeg"/>
</draw:frame>
</text:p>
      <text:p text:style-name="P4">
За процесуального керівництва Сумської обласної прокуратури розпочато досудоверозслідування за фактом порушення законів та звичаїв війни (ч. 1 ст. 438 ККУкраїни).</text:p>
      <text:p text:style-name="P4">
Про це <text:a xlink:type="simple" xlink:href="https://t.me/pgo_gov_ua" text:style-name="Internet_20_link" text:visited-style-name="Visited_20_Internet_20_Link">
повідомляє</text:a>
 Офіс Генерального прокурора.</text:p>
      <text:p text:style-name="P4">
«За даними слідства, 13 червня 2023 року близько 06:05 окупанти здійснилиартилерійський обстріл м. Білопілля Сумської області. Пошкоджено будівлюбудинку-інтернату, уламками посічено вікна, стіни та дах. Без житла залишилось127 вихованців.</text:p>
      <text:p text:style-name="P4">
Прокурори у взаємодії з іншими правоохоронцями документують наслідкиобстрілів. Досудове розслідування здійснюється слідчими Управління СБУ вСумській області», — йдеться в повідомленні.</text:p>
      <text:p text:style-name="P4">
Source: <text:a xlink:type="simple" xlink:href="https://armyinform.com.ua/2023/06/14/vnaslidok-artylerijskogo-obstrilu-okupantamy-poshkodzheno-budynok-internat-na-sumshhyni-rozpochato-provadzhennya/" text:style-name="Internet_20_link" text:visited-style-name="Visited_20_Internet_20_Link">
https://armyinform.com.ua/2023/06/14/vnaslidok-artylerijskogo-obstrilu-okupantamy-poshkodzheno-budynok-internat-na-sumshhyni-rozpochato-provadzhennya/</text:a>
</text:p>
      <!--NEWS-->
      <text:h text:style-name="P10" text:outline-level="1">
<text:span text:style-name="T4">
Блінкен говоритиме у Китаї про розв’язану РФ війну в Україні – Держдеп</text:span>
</text:h>
      <text:p text:style-name="P4">
Authors: Ukrinform (Person)</text:p>
      <text:p text:style-name="P4">
Publisher: Укринформ (Organization)</text:p>
      <text:p text:style-name="P4">
Published Time: 2023-06-14T8:47:00+03:00</text:p>
      <text:p text:style-name="P4">
Modified Time: 2023-06-14T22:47:00+03:00</text:p>
      <text:p text:style-name="P4">
Description: Держсекретар США Ентоні Блінкен під час візиту до Китаю обговорюватиме питання, пов’язані з агресивною війною РФ проти України, у тому числі так звані «мирні пропозиції» Пекіна, а також недопущення військової підтримки російських сил. — Укрінформ.</text:p>
      <text:p text:style-name="P4">
Images: ['<text:a xlink:type="simple" xlink:href="https://static.ukrinform.com/photos/2019_05/thumb_files/630_360_1556690028-879.jpg" text:style-name="Internet_20_link" text:visited-style-name="Visited_20_Internet_20_Link">
630_360_15566...</text:a>
']</text:p>
      <text:p text:style-name="P4">
Tags: ['Китай', 'Держдеп', 'Блінкен', 'Війна з Росією']</text:p>
      <text:p text:style-name="P4">
Type: Article</text:p>
      <!--METADATA-->
      <text:p text:style-name="P4">
<draw:frame draw:style-name="fr1" draw:name="Image394" text:anchor-type="as-char" svg:width="6.9236in" svg:height="3.956343in" draw:z-index="0">
<draw:image xlink:href="../Images/yкринформ/2023-06-14T8-47-00-03-00/630_360_1556690028-879.jpg" xlink:type="simple" xlink:show="embed" xlink:actuate="onLoad" draw:mime-type="image/jpeg"/>
</draw:frame>
Держсекретар США Ентоні Блінкен під час візиту до Китаю обговорюватимепитання, пов’язані з агресивною війною РФ проти України, у тому числі такзвані «мирні пропозиції» Пекіна, а також недопущення військової підтримкиросійських сил.</text:p>
      <text:p text:style-name="P4">
Про це повідомив у середу під час брифінгу в Вашингтоні речник Державногодепартаменту США Метью Міллер, передає власний кореспондент Укрінформу.</text:p>
      <text:p text:style-name="P4">
«Я повною мірою сподіваюся, що ця тема буде частиною обговорень під часвізиту»,- зауважив представник Держдепу на запитання, чи обговорюватиметьсянедопущення потенційної підтримки Росії з боку Китаю.</text:p>
      <text:p text:style-name="P4">
<text:span text:style-name="T4">
Читайте також:</text:span>
 <text:a xlink:type="simple" xlink:href="https://www.ukrinform.ua/rubric-world/3722865-blinken-u-nedilu-planue-vidvidati-kitaj.html" text:style-name="Internet_20_link" text:visited-style-name="Visited_20_Internet_20_Link">
 <text:span text:style-name="T4">
Блінкен</text:span>
 у неділю планує відвідати Китай</text:a>
</text:p>
      <text:p text:style-name="P4">
У цьому контексті Міллер нагадав, що Сполучені Штати неодноразово застерігаликитайську сторону від подібного кроку, і станом на сьогодні поки немаєдоказів, що Китай поставляв би Росії будь-які озброєння.</text:p>
      <text:p text:style-name="P4">
Щодо «мирного плану» КНР із 12 пунктів, представник американського відомствазазначив, що Сполучені Штати вітають будь-які пропозиції, які забезпечать«справедливий та міцний» мир в Україні.</text:p>
      <text:p text:style-name="P4">
«Китай заявив, що зацікавлений у досягненні миру, але він також був тіснопов’язаний з Росією від початку цієї війни. Отже, якщо Китай серйозноналаштований на досягнення миру, що поважає суверенітет України, що поважаєтериторіальну цілісність України, звісно, це було б важливо, і це було бкорисно»,- підкреслив представник Держдепу.</text:p>
      <text:p text:style-name="P4">
<text:span text:style-name="T4">
Читайте також:</text:span>
 <text:a xlink:type="simple" xlink:href="https://www.ukrinform.ua/rubric-world/3722776-pekin-zasterigae-vasington-vid-vtrucanna-u-spravi-kitau.html" text:style-name="Internet_20_link" text:visited-style-name="Visited_20_Internet_20_Link">
 Пекін застерігає Вашингтон від «втручання у справи Китаю»</text:a>
</text:p>
      <text:p text:style-name="P4">
Він також висловив упевненість, що так звані мирні пропозиції також «будутьпредметом переговорів» під час поїздки держсекретаря Блінкена.</text:p>
      <text:p text:style-name="P4">
Як повідомляв Укрінформ, державний секретар США Ентоні Блінкен плануєвідвідати з візитом Китай 18-19 червня, відповідно до узгодженого плану міжПекіном і Вашингтоном.</text:p>
      <text:p text:style-name="P4">
Фото: Getty Images</text:p>
      <text:p text:style-name="P4">
Source: <text:a xlink:type="simple" xlink:href="https://www.ukrinform.ua/rubric-polytics/3723012-blinken-govoritime-v-kitai-pro-rozvazanu-rf-vijnu-v-ukraini-derzdep.html" text:style-name="Internet_20_link" text:visited-style-name="Visited_20_Internet_20_Link">
https://www.ukrinform.ua/rubric-polytics/3723012-blinken-govoritime-v-kitai-pro-rozvazanu-rf-vijnu-v-ukraini-derzdep.html</text:a>
</text:p>
      <!--NEWS-->
      <text:h text:style-name="P10" text:outline-level="1">
<text:span text:style-name="T4">
За крайні 10 діб просування ворога не зафіксовано — Ганна Маляр</text:span>
</text:h>
      <text:p text:style-name="P4">
Author: ['Анастасія Олехнович']</text:p>
      <text:p text:style-name="P4">
Time: 2023-06-14T90:00:00-04:00</text:p>
      <text:p text:style-name="P4">
Description: Якщо ворог має перевагу в озброєнні та кількості особового складу, то українц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vorog-rozbytyj.jpg" text:style-name="Internet_20_link" text:visited-style-name="Visited_20_Internet_20_Link">
vorog-rozbytyj.jpg</text:a>
']</text:p>
      <text:p text:style-name="P4">
Tags: ['STOPRUSSIA', 'АГРЕСІЯ РФ', 'ВТОРГНЕННЯ РФ', 'ГАННА МАЛЯР']</text:p>
      <text:p text:style-name="P4">
Category: News</text:p>
      <!--METADATA-->
      <text:p text:style-name="P4">
<draw:frame draw:style-name="fr1" draw:name="Image395" text:anchor-type="as-char" svg:width="6.9236in" svg:height="4.611463in" draw:z-index="0">
<draw:image xlink:href="../Images/AРМІЯINFORM/2023-06-14T90-00-00-04-00/vorog-rozbytyj.jpg" xlink:type="simple" xlink:show="embed" xlink:actuate="onLoad" draw:mime-type="image/jpeg"/>
</draw:frame>
Ілюстративне фото</text:p>
      <text:p text:style-name="P4">
Якщо ворог має перевагу в озброєнні та кількості особового складу, то українці— у швидкості ухвалення рішень, мотивації та професійності. Про це в ефірітелемарафону «Єдині новини» заявила заступник Міністра оборони України ГаннаМаляр.</text:p>
      <text:p text:style-name="P4">
— Зараз триває серйозний двобій двох сильних сторін, — зауважила Ганна Маляр.— На декількох напрямках іде наш наступ, але так само на декількох іншихділянках іде наступ ворога, тобто ми паралельно знаходимось і в наступі, і вобороні. Ворог збільшує кількість обстрілів — артилерійських, мінометних,завдає більше авіаційних ударів, активно застосовує ударні дрони. Таким чиномвін намагається зупиняти наш наступ. Окрім того, на півдні наші військастикаються із суцільним мінуванням полів, тому просуватись дуже складно. Протеварто зазначити, що просування українських військ хоч і повільне, алевпевнене.</text:p>
      <text:p text:style-name="P4">
Також Ганна Маляр зазначила, що нині й українці використовують свої зусилля помаксимуму, і ворог концентрує якомога більше своїх сил, щоб зупинити наступ.</text:p>
      <text:p text:style-name="P4">
— За крайні 10 діб просування ворога не зафіксовано, — додала Ганна Маляр. —На тих ділянках, де ворог намагається наступати, наші війська не дають йому цереалізувати.</text:p>
      <text:p text:style-name="P4">
Source: <text:a xlink:type="simple" xlink:href="https://armyinform.com.ua/2023/06/14/za-krajni-10-dib-prosuvannya-voroga-ne-zafiksovano-ganna-malyar/" text:style-name="Internet_20_link" text:visited-style-name="Visited_20_Internet_20_Link">
https://armyinform.com.ua/2023/06/14/za-krajni-10-dib-prosuvannya-voroga-ne-zafiksovano-ganna-malyar/</text:a>
</text:p>
      <!--NEWS-->
      <text:h text:style-name="P10" text:outline-level="1">
<text:span text:style-name="T4">
Українські захисники відбили 39 атак на чотирьох напрямках</text:span>
</text:h>
      <text:p text:style-name="P4">
Author: ['АРМІЯINFORM']</text:p>
      <text:p text:style-name="P4">
Time: 2023-06-14T91:00:00-04:00</text:p>
      <text:p text:style-name="P4">
Description: Противник і надалі зосереджує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Ш ЗСУ', 'ОПЕРАТИВНА ІНФОРМАЦІЯ', 'ХРОНІКА ОБОРОНИ']</text:p>
      <text:p text:style-name="P4">
Category: News</text:p>
      <!--METADATA-->
      <text:p text:style-name="P4">
<text:span text:style-name="T4">
🔥 Ситуація щодо російського вторгнення</text:span>
</text:p>
      <text:p text:style-name="P4">
Противник і надалі зосереджує основні зусилля на Лиманському, Бахмутському,Авдіївському та Марїнському напрямках — тривають бої, протягом доби відбулось39 бойових зіткнень.</text:p>
      <text:p text:style-name="P4">
Про це у Facebook<text:a xlink:type="simple" xlink:href="https://www.facebook.com/GeneralStaff.ua/posts/pfbid02acZu9LP18HMs8s1GCm4q1EYijYSfvv7qNKL3L4MiDx2qg4AejH3nXVSJdsM2ZcxWl" text:style-name="Internet_20_link" text:visited-style-name="Visited_20_Internet_20_Link">
повідомляє</text:a>
Генеральний штаб ЗСУ.</text:p>
      <text:p text:style-name="P4">
«На Мар’їнському напрямку наші захисники відбили усі атаки противника в районіміста Мар’їнка. В той же час, противник здійснив артилерійські обстріли врайонах населених пунктів Красногорівка, Багатир, Гостре, Георгіївка,Нетайлове, Мар’їнка, Побєда, Новомихайлівка Донецької області», — йдеться уповідомленні.</text:p>
      <text:p text:style-name="P4">
Source: <text:a xlink:type="simple" xlink:href="https://armyinform.com.ua/2023/06/14/ukrayinski-zahysnyky-vidbyly-39-atak-na-chotyroh-napryamkah/" text:style-name="Internet_20_link" text:visited-style-name="Visited_20_Internet_20_Link">
https://armyinform.com.ua/2023/06/14/ukrayinski-zahysnyky-vidbyly-39-atak-na-chotyroh-napryamkah/</text:a>
</text:p>
      <!--NEWS-->
      <text:h text:style-name="P10" text:outline-level="1">
<text:span text:style-name="T4">
Львівський ліцеїст гідно дебютував на чемпіонаті Європи з армрестлінгу</text:span>
</text:h>
      <text:p text:style-name="P4">
Author: ['Євгеній Романов']</text:p>
      <text:p text:style-name="P4">
Time: 2023-06-14T92:00:00-04:00</text:p>
      <text:p text:style-name="P4">
Description: Учень 9-го класу Львівського ліцею з посиленою військово-фізичною підготовкою ім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3867192_1703497390151851_3277716934488180710_n.jpg" text:style-name="Internet_20_link" text:visited-style-name="Visited_20_Internet_20_Link">
353867192_1703497390151851_3277716934488180710_n.jpg</text:a>
', '<text:a xlink:type="simple" xlink:href="https://armyinform.com.ua/wp-content/uploads/2023/06/353640303_1703497166818540_190027838848019321_n-150x150.png" text:style-name="Internet_20_link" text:visited-style-name="Visited_20_Internet_20_Link">
353640303_1703497166818540_190027838848019321_n-150x150.png</text:a>
', '<text:a xlink:type="simple" xlink:href="https://armyinform.com.ua/wp-content/uploads/2023/06/353655249_1703497250151865_3526489363923569264_n-150x150.png" text:style-name="Internet_20_link" text:visited-style-name="Visited_20_Internet_20_Link">
353655249_1703497250151865_3526489363923569264_n-150x150.png</text:a>
', '<text:a xlink:type="simple" xlink:href="https://armyinform.com.ua/wp-content/uploads/2023/06/353656820_1703497386818518_4445517388454651862_n-150x150.jpg" text:style-name="Internet_20_link" text:visited-style-name="Visited_20_Internet_20_Link">
353656820_1703497386818518_4445517388454651862_n-150x150.jpg</text:a>
', '<text:a xlink:type="simple" xlink:href="https://armyinform.com.ua/wp-content/uploads/2023/06/353659885_1703497026818554_2836501973545784125_n-150x150.png" text:style-name="Internet_20_link" text:visited-style-name="Visited_20_Internet_20_Link">
353659885_1703497026818554_2836501973545784125_n-150x150.png</text:a>
']</text:p>
      <text:p text:style-name="P4">
Tags: []</text:p>
      <text:p text:style-name="P4">
Category: News</text:p>
      <!--METADATA-->
      <text:p text:style-name="P4">
<draw:frame draw:style-name="fr1" draw:name="Image396" text:anchor-type="as-char" svg:width="6.9236in" svg:height="5.1927in" draw:z-index="0">
<draw:image xlink:href="../Images/AРМІЯINFORM/2023-06-14T92-00-00-04-00/353867192_1703497390151851_3277716934488180710_n.jpg" xlink:type="simple" xlink:show="embed" xlink:actuate="onLoad" draw:mime-type="image/jpeg"/>
</draw:frame>
</text:p>
      <text:p text:style-name="P4">
Учень 9-го класу Львівського ліцею з посиленою військово-фізичною підготовкоюімені Героїв Крут Остап Савосюк дебютував на чемпіонаті Європи з армрестлінгу,здобувши бали для української збірної. У підсумку наша команда виборола третємісце серед 26 країн-учасниць змагань.</text:p>
      <text:p text:style-name="P4">
За словами тренера Володимира Галевича, Остап почав тренуватися з восьмогокласу. Проявив себе в залі, потім брав участь у турнірі з армрестлінгу середльвівських шкіл, у чемпіонаті області, у складі команди ліцеїстів виступав начемпіонаті України, де виборов перше місце — показав найкращий результат направу руку.</text:p>
      <text:p text:style-name="P4">
Це перші змагання міжнародного рівня для Остапа Савосюка. Чемпіон України,вихованець Львівського ліцею, виборов на них шосте місце на ліву і четверте —на праву руку. Цим він не тільки проявив себе на міжнародній спортивній арені,а й здобув важливі рейтингові бали для юніорської збірної України.</text:p>
      <text:p text:style-name="P4">
Кореспонденту АрміяІnform Остап Савосюк розповів, що захопився армрестлінгом у10-річному віці. Коли ж вступив до військового ліцею, то почав професійнозайматися улюбленим спортом у ліцейській секції.</text:p>
      <text:p text:style-name="P4">
<text:a xlink:type="simple" xlink:href="https://armyinform.com.ua/wp-content/uploads/2023/06/353640303_1703497166818540_190027838848019321_n.png" text:style-name="Internet_20_link" text:visited-style-name="Visited_20_Internet_20_Link">
<draw:frame draw:style-name="fr1" draw:name="Image397" text:anchor-type="as-char" svg:width="6.9236in" svg:height="6.9236in" draw:z-index="0">
<draw:image xlink:href="../Images/AРМІЯINFORM/2023-06-14T92-00-00-04-00/353640303_1703497166818540_190027838848019321_n-150x150.png" xlink:type="simple" xlink:show="embed" xlink:actuate="onLoad" draw:mime-type="image/png"/>
</draw:frame>
</text:a>
</text:p>
      <text:p text:style-name="P4">
<text:a xlink:type="simple" xlink:href="https://armyinform.com.ua/wp-content/uploads/2023/06/353655249_1703497250151865_3526489363923569264_n.png" text:style-name="Internet_20_link" text:visited-style-name="Visited_20_Internet_20_Link">
<draw:frame draw:style-name="fr1" draw:name="Image398" text:anchor-type="as-char" svg:width="6.9236in" svg:height="6.9236in" draw:z-index="0">
<draw:image xlink:href="../Images/AРМІЯINFORM/2023-06-14T92-00-00-04-00/353655249_1703497250151865_3526489363923569264_n-150x150.png" xlink:type="simple" xlink:show="embed" xlink:actuate="onLoad" draw:mime-type="image/png"/>
</draw:frame>
</text:a>
</text:p>
      <text:p text:style-name="P4">
<text:a xlink:type="simple" xlink:href="https://armyinform.com.ua/wp-content/uploads/2023/06/353656820_1703497386818518_4445517388454651862_n.jpg" text:style-name="Internet_20_link" text:visited-style-name="Visited_20_Internet_20_Link">
<draw:frame draw:style-name="fr1" draw:name="Image399" text:anchor-type="as-char" svg:width="6.9236in" svg:height="6.9236in" draw:z-index="0">
<draw:image xlink:href="../Images/AРМІЯINFORM/2023-06-14T92-00-00-04-00/353656820_1703497386818518_4445517388454651862_n-150x150.jpg" xlink:type="simple" xlink:show="embed" xlink:actuate="onLoad" draw:mime-type="image/jpeg"/>
</draw:frame>
</text:a>
</text:p>
      <text:p text:style-name="P4">
<text:a xlink:type="simple" xlink:href="https://armyinform.com.ua/wp-content/uploads/2023/06/353659885_1703497026818554_2836501973545784125_n.png" text:style-name="Internet_20_link" text:visited-style-name="Visited_20_Internet_20_Link">
<draw:frame draw:style-name="fr1" draw:name="Image400" text:anchor-type="as-char" svg:width="6.9236in" svg:height="6.9236in" draw:z-index="0">
<draw:image xlink:href="../Images/AРМІЯINFORM/2023-06-14T92-00-00-04-00/353659885_1703497026818554_2836501973545784125_n-150x150.png" xlink:type="simple" xlink:show="embed" xlink:actuate="onLoad" draw:mime-type="image/png"/>
</draw:frame>
</text:a>
</text:p>
      <text:p text:style-name="P4">
Рішення про вступ до військового ліцею хлопець ухвалив самостійно, в родинінікого з військових немає. Говорить, що інформацію про цей навчальний закладшукав у мережі, вивчав його історію. Свою майбутню військову професію ще необрав, але замислюється про шлях до Служби безпеки України.</text:p>
      <text:p text:style-name="P4">
Про спортивну кар’єру Остап розповідає, що через початок широкомасштабноївійни змагання були скасовані, тому свій перший сезон був змушений пропустити,у другий — перемагав на регіональних змаганнях та став чемпіоном України середюніорів.</text:p>
      <text:p text:style-name="P4">
— Смак перемоги тоді мені сподобався. Своїм колегам по навчанню та спортубажаю успіхів і досягати своїх цілей, — говорить спортсмен-ліцеїст.</text:p>
      <text:p text:style-name="P4">
У чемпіонаті Європи беруть участь понад 900 учасників із 26 країн. Змаганнявідбуваються в Республіці Молдова.</text:p>
      <text:p text:style-name="P4">
Вже відбулися поєдинки серед юніорів та молоді, у напруженій боротьбіукраїнські команди здобули «бронзу» та «срібло» відповідно. Попереду —змагання дорослих та ветеранів. Триватиме чемпіонат Європи з армрестлінгу до18 червня.</text:p>
      <text:p text:style-name="P4">
Source: <text:a xlink:type="simple" xlink:href="https://armyinform.com.ua/2023/06/14/lvivskyj-liczeyist-gidno-debyutuvav-na-chempionati-yevropy-z-armrestlingu/" text:style-name="Internet_20_link" text:visited-style-name="Visited_20_Internet_20_Link">
https://armyinform.com.ua/2023/06/14/lvivskyj-liczeyist-gidno-debyutuvav-na-chempionati-yevropy-z-armrestlingu/</text:a>
</text:p>
      <!--NEWS-->
      <text:h text:style-name="P10" text:outline-level="1">
<text:span text:style-name="T4">
Заради допомоги ЗСУ і перемоги іноді варто добу чи дві почекати із висвітленням новин — Ганна Маляр</text:span>
</text:h>
      <text:p text:style-name="P4">
Author: ['Анастасія Олехнович']</text:p>
      <text:p text:style-name="P4">
Time: 2023-06-14T93:00:00-04:00</text:p>
      <text:p text:style-name="P4">
Description: Інформаційна кампанія під час наступу є частиною воєнного плану, вона також викон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1.jpg" text:style-name="Internet_20_link" text:visited-style-name="Visited_20_Internet_20_Link">
ganna-malyar-1.jpg</text:a>
']</text:p>
      <text:p text:style-name="P4">
Tags: ['STOPRUSSIA', 'АГРЕСІЯ РФ', 'ВТОРГНЕННЯ РФ', 'ГАННА МАЛЯР', 'ГШ ЗСУ']</text:p>
      <text:p text:style-name="P4">
Category: News</text:p>
      <!--METADATA-->
      <text:p text:style-name="P4">
<draw:frame draw:style-name="fr1" draw:name="Image401" text:anchor-type="as-char" svg:width="6.9236in" svg:height="4.339965in" draw:z-index="0">
<draw:image xlink:href="../Images/AРМІЯINFORM/2023-06-14T93-00-00-04-00/ganna-malyar-1.jpg" xlink:type="simple" xlink:show="embed" xlink:actuate="onLoad" draw:mime-type="image/jpeg"/>
</draw:frame>
</text:p>
      <text:p text:style-name="P4">
Інформаційна кампанія під час наступу є частиною воєнного плану, вона такожвиконує важливе завдання. Про це в ефірі телемарафону «Єдині новини» розповілазаступник Міністра оборони України Ганна Маляр.</text:p>
      <text:p text:style-name="P4">
— Ключова задача нашої інформаційної політики — допомагати Збройним СиламУкраїни і підтримувати їх, — зауважила Ганна Маляр. — Військову інформацію неможна видавати в той момент, коли сталась подія. До прикладу, якщо нашівійськові звільняють певний населений пункт, їм потрібен час для того, щоб тамзакріпитись. Якщо ж ми повідомляємо про звільнення безпосередньо в момент,коли це відбулось, ми просто забираємо у наших воїнів можливість закріпитись уданому населеному пункті. Адже ворог, користуючись відкритими джерелами, дужешвидко приймає рішення і реагує. Заради допомоги ЗСУ і перемоги іноді вартодобу чи дві почекати із висвітленням новин.</text:p>
      <text:p text:style-name="P4">
Source: <text:a xlink:type="simple" xlink:href="https://armyinform.com.ua/2023/06/14/zarady-dopomogy-zsu-i-peremogy-inodi-varto-dobu-chy-dvi-pochekaty-iz-vysvitlennyam-novyn-ganna-malyar/" text:style-name="Internet_20_link" text:visited-style-name="Visited_20_Internet_20_Link">
https://armyinform.com.ua/2023/06/14/zarady-dopomogy-zsu-i-peremogy-inodi-varto-dobu-chy-dvi-pochekaty-iz-vysvitlennyam-novyn-ganna-malyar/</text:a>
</text:p>
      <!--NEWS-->
      <text:h text:style-name="P10" text:outline-level="1">
<text:span text:style-name="T4">
Президент відзначив держнагородами 320 військових, 128 з них — посмертно</text:span>
</text:h>
      <text:p text:style-name="P4">
Author: ['АРМІЯINFORM']</text:p>
      <text:p text:style-name="P4">
Time: 2023-06-14T94:00:00-04:00</text:p>
      <text:p text:style-name="P4">
Description: Президент Володимир Зеленський відзначив державними нагородами 320 захисників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nagorody.jpg" text:style-name="Internet_20_link" text:visited-style-name="Visited_20_Internet_20_Link">
nagorody.jpg</text:a>
']</text:p>
      <text:p text:style-name="P4">
Tags: ['STOPRUSSIA', 'АГРЕСІЯ РФ', 'ВОЛОДИМИР ЗЕЛЕНСЬКИЙ', 'ВТОРГНЕННЯ РФ']</text:p>
      <text:p text:style-name="P4">
Category: News</text:p>
      <!--METADATA-->
      <text:p text:style-name="P4">
<draw:frame draw:style-name="fr1" draw:name="Image402" text:anchor-type="as-char" svg:width="6.9236in" svg:height="3.63489in" draw:z-index="0">
<draw:image xlink:href="../Images/AРМІЯINFORM/2023-06-14T94-00-00-04-00/nagorody.jpg" xlink:type="simple" xlink:show="embed" xlink:actuate="onLoad" draw:mime-type="image/jpeg"/>
</draw:frame>
Ілюстративне фото</text:p>
      <text:p text:style-name="P4">
Президент Володимир Зеленський відзначив державними нагородами 320 захисниківУкраїни, 128 з них — посмертно.</text:p>
      <text:p text:style-name="P4">
Низка відповідних указів оприлюднена на сайті глави держави.</text:p>
      <text:p text:style-name="P4">
Згідно з документами, нагороди призначені за особисту мужність, виявлену узахисті державного суверенітету та територіальної цілісності України,самовіддане виконання військового обов’язку.</text:p>
      <text:p text:style-name="P4">
Так, указом <text:a xlink:type="simple" xlink:href="https://www.president.gov.ua/documents/3302023-47041" text:style-name="Internet_20_link" text:visited-style-name="Visited_20_Internet_20_Link">
№ 330/2023</text:a>
Президент постановив нагородити 126 військовослужбовців, з них посмертно — 87.Указом <text:a xlink:type="simple" xlink:href="https://www.president.gov.ua/documents/3312023-47037" text:style-name="Internet_20_link" text:visited-style-name="Visited_20_Internet_20_Link">
№ 331/2023</text:a>
нагороджені 94 оборонці, 25 з них — посмертно.</text:p>
      <text:p text:style-name="P4">
Захисникам призначені ордени Богдана Хмельницького та «За мужність», медалі«За військову службу Україні», «Захиснику Вітчизни» й «За врятоване життя».</text:p>
      <text:p text:style-name="P4">
Указом <text:a xlink:type="simple" xlink:href="https://www.president.gov.ua/documents/3322023-47045" text:style-name="Internet_20_link" text:visited-style-name="Visited_20_Internet_20_Link">
№ 332/2023</text:a>
глава держави нагородив 41 військового, вісьмох з них — посмертно.Нагородженим призначені ордени Богдана Хмельницького та «За мужність» і медаль«За військову службу Україні».</text:p>
      <text:p text:style-name="P4">
Відповідно до указу <text:a xlink:type="simple" xlink:href="https://www.president.gov.ua/documents/3332023-46949" text:style-name="Internet_20_link" text:visited-style-name="Visited_20_Internet_20_Link">
№333/2023</text:a>
, нагородамивідзначені 59 захисників, восьмеро з них — посмертно. Їм призначені ордениБогдана Хмельницького та «За мужність», медалі «За військову службу Україні» і«Захиснику Вітчизни».</text:p>
      <text:p text:style-name="P4">
Source: <text:a xlink:type="simple" xlink:href="https://armyinform.com.ua/2023/06/14/prezydent-vidznachyv-derzhnagorodamy-320-vijskovyh-128-z-nyh-posmertno/" text:style-name="Internet_20_link" text:visited-style-name="Visited_20_Internet_20_Link">
https://armyinform.com.ua/2023/06/14/prezydent-vidznachyv-derzhnagorodamy-320-vijskovyh-128-z-nyh-posmertno/</text:a>
</text:p>
      <!--NEWS-->
      <text:h text:style-name="P10" text:outline-level="1">
<text:span text:style-name="T4">
На Дніпропетровщині воїни-десантники вшанували загиблих побратимів у збитому літаку Іл-76</text:span>
</text:h>
      <text:p text:style-name="P4">
Author: ['АРМІЯINFORM']</text:p>
      <text:p text:style-name="P4">
Time: 2023-06-14T95:00:00-04:00</text:p>
      <text:p text:style-name="P4">
Description: 14 червня ввечері в Дніпрі, на Алеї Героїв АТО, відбулися жалобні заходи з нагоди 8-річч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10797707151658625_y.jpg" text:style-name="Internet_20_link" text:visited-style-name="Visited_20_Internet_20_Link">
photo_5210797707151658625_y.jpg</text:a>
', '<text:a xlink:type="simple" xlink:href="https://armyinform.com.ua/wp-content/uploads/2023/06/photo_5210797707151658628_y-150x150.jpg" text:style-name="Internet_20_link" text:visited-style-name="Visited_20_Internet_20_Link">
photo_5210797707151658628_y-150x150.jpg</text:a>
', '<text:a xlink:type="simple" xlink:href="https://armyinform.com.ua/wp-content/uploads/2023/06/photo_5210797707151658629_y-150x150.jpg" text:style-name="Internet_20_link" text:visited-style-name="Visited_20_Internet_20_Link">
photo_5210797707151658629_y-150x150.jpg</text:a>
', '<text:a xlink:type="simple" xlink:href="https://armyinform.com.ua/wp-content/uploads/2023/06/photo_5210797707151658630_y-150x150.jpg" text:style-name="Internet_20_link" text:visited-style-name="Visited_20_Internet_20_Link">
photo_5210797707151658630_y-150x150.jpg</text:a>
', '<text:a xlink:type="simple" xlink:href="https://armyinform.com.ua/wp-content/uploads/2023/06/photo_5210797707151658626_y-150x150.jpg" text:style-name="Internet_20_link" text:visited-style-name="Visited_20_Internet_20_Link">
photo_5210797707151658626_y-150x150.jpg</text:a>
']</text:p>
      <text:p text:style-name="P4">
Tags: ['STOPRUSSIA', 'АГРЕСІЯ РФ', 'ВТОРГНЕННЯ РФ', 'ДШВ']</text:p>
      <text:p text:style-name="P4">
Category: News</text:p>
      <!--METADATA-->
      <text:p text:style-name="P4">
<draw:frame draw:style-name="fr1" draw:name="Image403" text:anchor-type="as-char" svg:width="6.9236in" svg:height="5.544289in" draw:z-index="0">
<draw:image xlink:href="../Images/AРМІЯINFORM/2023-06-14T95-00-00-04-00/photo_5210797707151658625_y.jpg" xlink:type="simple" xlink:show="embed" xlink:actuate="onLoad" draw:mime-type="image/jpeg"/>
</draw:frame>
</text:p>
      <text:p text:style-name="P4">
14 червня ввечері в Дніпрі, на Алеї Героїв АТО, відбулися жалобні заходи знагоди 8-річчя збиття українського літака Іл-76 бойовиками під Луганськом,повідомляє кореспондентка Радіо Свобода. Тоді загинуло 49 українськихвійськовослужбовців, 33 з них — уродженці Дніпропетровщини.</text:p>
      <text:p text:style-name="P4">
Про це <text:a xlink:type="simple" xlink:href="https://t.me/ua_dshv/1253" text:style-name="Internet_20_link" text:visited-style-name="Visited_20_Internet_20_Link">
повідомляє</text:a>
 Командування ДШВ.</text:p>
      <text:p text:style-name="P4">
<text:a xlink:type="simple" xlink:href="https://armyinform.com.ua/wp-content/uploads/2023/06/photo_5210797707151658628_y.jpg" text:style-name="Internet_20_link" text:visited-style-name="Visited_20_Internet_20_Link">
<draw:frame draw:style-name="fr1" draw:name="Image404" text:anchor-type="as-char" svg:width="6.9236in" svg:height="6.9236in" draw:z-index="0">
<draw:image xlink:href="../Images/AРМІЯINFORM/2023-06-14T95-00-00-04-00/photo_5210797707151658628_y-150x150.jpg" xlink:type="simple" xlink:show="embed" xlink:actuate="onLoad" draw:mime-type="image/jpeg"/>
</draw:frame>
</text:a>
</text:p>
      <text:p text:style-name="P4">
<text:a xlink:type="simple" xlink:href="https://armyinform.com.ua/wp-content/uploads/2023/06/photo_5210797707151658629_y.jpg" text:style-name="Internet_20_link" text:visited-style-name="Visited_20_Internet_20_Link">
<draw:frame draw:style-name="fr1" draw:name="Image405" text:anchor-type="as-char" svg:width="6.9236in" svg:height="6.9236in" draw:z-index="0">
<draw:image xlink:href="../Images/AРМІЯINFORM/2023-06-14T95-00-00-04-00/photo_5210797707151658629_y-150x150.jpg" xlink:type="simple" xlink:show="embed" xlink:actuate="onLoad" draw:mime-type="image/jpeg"/>
</draw:frame>
</text:a>
</text:p>
      <text:p text:style-name="P4">
<text:a xlink:type="simple" xlink:href="https://armyinform.com.ua/wp-content/uploads/2023/06/photo_5210797707151658630_y.jpg" text:style-name="Internet_20_link" text:visited-style-name="Visited_20_Internet_20_Link">
<draw:frame draw:style-name="fr1" draw:name="Image406" text:anchor-type="as-char" svg:width="6.9236in" svg:height="6.9236in" draw:z-index="0">
<draw:image xlink:href="../Images/AРМІЯINFORM/2023-06-14T95-00-00-04-00/photo_5210797707151658630_y-150x150.jpg" xlink:type="simple" xlink:show="embed" xlink:actuate="onLoad" draw:mime-type="image/jpeg"/>
</draw:frame>
</text:a>
</text:p>
      <text:p text:style-name="P4">
<text:a xlink:type="simple" xlink:href="https://armyinform.com.ua/wp-content/uploads/2023/06/photo_5210797707151658626_y.jpg" text:style-name="Internet_20_link" text:visited-style-name="Visited_20_Internet_20_Link">
<draw:frame draw:style-name="fr1" draw:name="Image407" text:anchor-type="as-char" svg:width="6.9236in" svg:height="6.9236in" draw:z-index="0">
<draw:image xlink:href="../Images/AРМІЯINFORM/2023-06-14T95-00-00-04-00/photo_5210797707151658626_y-150x150.jpg" xlink:type="simple" xlink:show="embed" xlink:actuate="onLoad" draw:mime-type="image/jpeg"/>
</draw:frame>
</text:a>
</text:p>
      <text:p text:style-name="P4">
Захід відбувся за участі командувача Десантно-штурмових військ Збройних СилУкраїни генерал-майора Максима Миргородського, голови Черкаської об’єднаноїселищної громади Юрія Тарана, представників громади та почесних гостей.</text:p>
      <text:p text:style-name="P4">
Загиблих героїв вшанували хвилиною мовчання та покладанням квітів домеморіалів з викарбованими іменами.</text:p>
      <text:p text:style-name="P4">
«Минуло дев’ять років від страшної трагедії, але біль не вщухає! Миобов’язково помстимося за кожного українського воїна! Ми здобудемо ПЕРЕМОГУ вім’я майбутніх поколінь, в пам’ять тих, хто з небес поглядає на нас…» —йдеться у повідомленні.</text:p>
      <text:p text:style-name="P4">
Source: <text:a xlink:type="simple" xlink:href="https://armyinform.com.ua/2023/06/14/na-dnipropetrovshhyni-voyiny-desantnyky-vshanuvaly-zagyblyh-pobratymiv-u-zbytomu-litaku-il-76/" text:style-name="Internet_20_link" text:visited-style-name="Visited_20_Internet_20_Link">
https://armyinform.com.ua/2023/06/14/na-dnipropetrovshhyni-voyiny-desantnyky-vshanuvaly-zagyblyh-pobratymiv-u-zbytomu-litaku-il-76/</text:a>
</text:p>
      <!--NEWS-->
      <text:h text:style-name="P10" text:outline-level="1">
<text:span text:style-name="T4">
Збитки гідротехнічної меліорації вже сягнули понад 150 млрд гривень</text:span>
</text:h>
      <text:p text:style-name="P4">
Author: ['АРМІЯINFORM']</text:p>
      <text:p text:style-name="P4">
Time: 2023-06-14T96:00:00-04:00</text:p>
      <text:p text:style-name="P4">
Description: Підрив окупантами Каховської ГЕС — це терористичний акт, який створив небезпе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elioracz.jpeg" text:style-name="Internet_20_link" text:visited-style-name="Visited_20_Internet_20_Link">
melioracz.jpeg</text:a>
']</text:p>
      <text:p text:style-name="P4">
Tags: ['STOPRUSSIA', 'АГРЕСІЯ РФ', 'ВЕРХОВА РАДА УКРАЇНИ', 'ВТОРГНЕННЯ РФ']</text:p>
      <text:p text:style-name="P4">
Category: News</text:p>
      <!--METADATA-->
      <text:p text:style-name="P4">
<draw:frame draw:style-name="fr1" draw:name="Image408" text:anchor-type="as-char" svg:width="6.9236in" svg:height="3.565654in" draw:z-index="0">
<draw:image xlink:href="../Images/AРМІЯINFORM/2023-06-14T96-00-00-04-00/melioracz.jpeg" xlink:type="simple" xlink:show="embed" xlink:actuate="onLoad" draw:mime-type="image/jpeg"/>
</draw:frame>
</text:p>
      <text:p text:style-name="P4">
Підрив окупантами Каховської ГЕС — це терористичний акт, який створивнебезпеку продовольчій безпеці світу, зазначають у Комітеті з питань аграрноїта земельної політики.</text:p>
      <text:p text:style-name="P4">
Про це <text:a xlink:type="simple" xlink:href="https://www.rada.gov.ua/news/news_kom/237726.html" text:style-name="Internet_20_link" text:visited-style-name="Visited_20_Internet_20_Link">
повідомляє</text:a>
Верховна Рада України.</text:p>
      <text:p text:style-name="P4">
Так, за інформацією Мінагрополітики збитки державного майна меліоративнихсистем та каналів внаслідок підриву Каховської ГЕС складають 150-160 млрдгривень. Точні дані можна буде визначити після деокупації територій. Існуєвелика ймовірність, що системи будуть зруйновані або ж демонтовані окупантами.</text:p>
      <text:p text:style-name="P4">
Без відновлення джерела водопостачання говорити про зрошуване землеробство напівдні України у найближчий час неможливо.</text:p>
      <text:p text:style-name="P4">
Нагадаємо, що Каховське водосховище було джерелом зрошення для 94% систем уХерсонській, 74% — в Запорізькій та 30% — в Дніпропетровській областях.Каховське водосховище було джерелом живлення для 584 тис. гектарів земель, наякі подавалася вода для зрошення. Зокрема, Каховський магістральний каналобслуговував 326 тис. га, Північнокримський — 39,7 тис. гасільськогосподарських земель. Крім того, через низку систем у Запорізькій,Херсонській та Дніпропетровській областях здійснювали окремий водозабір зводосховища на загальну площу зрошення 218,3 тис. га.</text:p>
      <text:p text:style-name="P4">
Source: <text:a xlink:type="simple" xlink:href="https://armyinform.com.ua/2023/06/14/zbytky-gidrotehnichnoyi-melioracziyi-vzhe-syagnuly-ponad-150-mlrd-gryven/" text:style-name="Internet_20_link" text:visited-style-name="Visited_20_Internet_20_Link">
https://armyinform.com.ua/2023/06/14/zbytky-gidrotehnichnoyi-melioracziyi-vzhe-syagnuly-ponad-150-mlrd-gryven/</text:a>
</text:p>
      <!--NEWS-->
      <text:h text:style-name="P10" text:outline-level="1">
<text:span text:style-name="T4">
Генштаб показав, як тренують українських військовослужбовців у Великій Британії</text:span>
</text:h>
      <text:p text:style-name="P4">
Author: ['АРМІЯINFORM']</text:p>
      <text:p text:style-name="P4">
Time: 2023-06-14T97:00:00-04:00</text:p>
      <text:p text:style-name="P4">
Description: Загальні принципи домедичної допомоги — саме на цих питаннях сконцентровані інструкто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398563_605743111738771_4355299668757879123_n.jpg" text:style-name="Internet_20_link" text:visited-style-name="Visited_20_Internet_20_Link">
352398563_605743111738771_4355299668757879123_n.jpg</text:a>
', '<text:a xlink:type="simple" xlink:href="https://armyinform.com.ua/wp-content/uploads/2023/06/351807647_605743235072092_4169944854559483626_n-150x150.jpg" text:style-name="Internet_20_link" text:visited-style-name="Visited_20_Internet_20_Link">
351807647_605743235072092_4169944854559483626_n-150x150.jpg</text:a>
', '<text:a xlink:type="simple" xlink:href="https://armyinform.com.ua/wp-content/uploads/2023/06/353611116_605743188405430_2135092411695022713_n-150x150.jpg" text:style-name="Internet_20_link" text:visited-style-name="Visited_20_Internet_20_Link">
353611116_605743188405430_2135092411695022713_n-150x150.jpg</text:a>
', '<text:a xlink:type="simple" xlink:href="https://armyinform.com.ua/wp-content/uploads/2023/06/351867136_605743171738765_1196705591498509894_n-150x150.jpg" text:style-name="Internet_20_link" text:visited-style-name="Visited_20_Internet_20_Link">
351867136_605743171738765_1196705591498509894_n-150x150.jpg</text:a>
', '<text:a xlink:type="simple" xlink:href="https://armyinform.com.ua/wp-content/uploads/2023/06/352229570_605743101738772_7500354294473391595_n-150x150.jpg" text:style-name="Internet_20_link" text:visited-style-name="Visited_20_Internet_20_Link">
352229570_605743101738772_7500354294473391595_n-150x150.jpg</text:a>
', '<text:a xlink:type="simple" xlink:href="https://armyinform.com.ua/wp-content/uploads/2023/06/352664140_605743135072102_4711381255997021380_n-150x150.jpg" text:style-name="Internet_20_link" text:visited-style-name="Visited_20_Internet_20_Link">
352664140_605743135072102_4711381255997021380_n-150x150.jpg</text:a>
']</text:p>
      <text:p text:style-name="P4">
Tags: ['STOPRUSSIA', 'АГРЕСІЯ РФ', 'ВІЙНА', 'ВТОРГНЕННЯ РФ', 'ГШ ЗС УКРАЇНИ']</text:p>
      <text:p text:style-name="P4">
Category: News</text:p>
      <!--METADATA-->
      <text:p text:style-name="P4">
<draw:frame draw:style-name="fr1" draw:name="Image409" text:anchor-type="as-char" svg:width="6.9236in" svg:height="4.615733in" draw:z-index="0">
<draw:image xlink:href="../Images/AРМІЯINFORM/2023-06-14T97-00-00-04-00/352398563_605743111738771_4355299668757879123_n.jpg" xlink:type="simple" xlink:show="embed" xlink:actuate="onLoad" draw:mime-type="image/jpeg"/>
</draw:frame>
</text:p>
      <text:p text:style-name="P4">
Загальні принципи домедичної допомоги — саме на цих питаннях сконцентрованіінструктори та інструкторки Норвезької національної гвардії HeimevernetForsvaret та Сухопутних військ ЗС Великої Британії British Army під часнавчання особового складу ЗС України в рамках багатонаціональної навчальноїоперації «ІНТЕРФЛЕКС» з базової загальновійськової підготовки особового складуЗбройних Сил України під керівництвом Сполученого Королівства.</text:p>
      <text:p text:style-name="P4">
Колеги та колежанки з держав НАТО продовжують теоретично та практично навчатиукраїнських військовослужбовців та військовослужбовиць концепції домедичноїдопомоги в бойових умовах: як правильно використовувати та які технікинакладання турнікету існують. Також вивчаються способи переміщенняпостраждалих чи поранених, зупинка загрозливих для життя кровотеч вурбанізованій місцевості.</text:p>
      <text:p text:style-name="P4">
<text:a xlink:type="simple" xlink:href="https://armyinform.com.ua/wp-content/uploads/2023/06/351807647_605743235072092_4169944854559483626_n.jpg" text:style-name="Internet_20_link" text:visited-style-name="Visited_20_Internet_20_Link">
<draw:frame draw:style-name="fr1" draw:name="Image410" text:anchor-type="as-char" svg:width="6.9236in" svg:height="6.9236in" draw:z-index="0">
<draw:image xlink:href="../Images/AРМІЯINFORM/2023-06-14T97-00-00-04-00/351807647_605743235072092_4169944854559483626_n-150x150.jpg" xlink:type="simple" xlink:show="embed" xlink:actuate="onLoad" draw:mime-type="image/jpeg"/>
</draw:frame>
</text:a>
</text:p>
      <text:p text:style-name="P4">
<text:a xlink:type="simple" xlink:href="https://armyinform.com.ua/wp-content/uploads/2023/06/353611116_605743188405430_2135092411695022713_n.jpg" text:style-name="Internet_20_link" text:visited-style-name="Visited_20_Internet_20_Link">
<draw:frame draw:style-name="fr1" draw:name="Image411" text:anchor-type="as-char" svg:width="6.9236in" svg:height="6.9236in" draw:z-index="0">
<draw:image xlink:href="../Images/AРМІЯINFORM/2023-06-14T97-00-00-04-00/353611116_605743188405430_2135092411695022713_n-150x150.jpg" xlink:type="simple" xlink:show="embed" xlink:actuate="onLoad" draw:mime-type="image/jpeg"/>
</draw:frame>
</text:a>
</text:p>
      <text:p text:style-name="P4">
<text:a xlink:type="simple" xlink:href="https://armyinform.com.ua/wp-content/uploads/2023/06/351867136_605743171738765_1196705591498509894_n.jpg" text:style-name="Internet_20_link" text:visited-style-name="Visited_20_Internet_20_Link">
<draw:frame draw:style-name="fr1" draw:name="Image412" text:anchor-type="as-char" svg:width="6.9236in" svg:height="6.9236in" draw:z-index="0">
<draw:image xlink:href="../Images/AРМІЯINFORM/2023-06-14T97-00-00-04-00/351867136_605743171738765_1196705591498509894_n-150x150.jpg" xlink:type="simple" xlink:show="embed" xlink:actuate="onLoad" draw:mime-type="image/jpeg"/>
</draw:frame>
</text:a>
</text:p>
      <text:p text:style-name="P4">
<text:a xlink:type="simple" xlink:href="https://armyinform.com.ua/wp-content/uploads/2023/06/352229570_605743101738772_7500354294473391595_n.jpg" text:style-name="Internet_20_link" text:visited-style-name="Visited_20_Internet_20_Link">
<draw:frame draw:style-name="fr1" draw:name="Image413" text:anchor-type="as-char" svg:width="6.9236in" svg:height="6.9236in" draw:z-index="0">
<draw:image xlink:href="../Images/AРМІЯINFORM/2023-06-14T97-00-00-04-00/352229570_605743101738772_7500354294473391595_n-150x150.jpg" xlink:type="simple" xlink:show="embed" xlink:actuate="onLoad" draw:mime-type="image/jpeg"/>
</draw:frame>
</text:a>
</text:p>
      <text:p text:style-name="P4">
<text:a xlink:type="simple" xlink:href="https://armyinform.com.ua/wp-content/uploads/2023/06/352664140_605743135072102_4711381255997021380_n.jpg" text:style-name="Internet_20_link" text:visited-style-name="Visited_20_Internet_20_Link">
<draw:frame draw:style-name="fr1" draw:name="Image414" text:anchor-type="as-char" svg:width="6.9236in" svg:height="6.9236in" draw:z-index="0">
<draw:image xlink:href="../Images/AРМІЯINFORM/2023-06-14T97-00-00-04-00/352664140_605743135072102_4711381255997021380_n-150x150.jpg" xlink:type="simple" xlink:show="embed" xlink:actuate="onLoad" draw:mime-type="image/jpeg"/>
</draw:frame>
</text:a>
</text:p>
      <text:p text:style-name="P4">
Ця підготовка дає змогу вдосконалити набуті навички з тактичної медицини дляпідвищенян особистої безпеки та безпеки підрозділу під час різних сценаріївдій Збройних Сил України із захисту України.</text:p>
      <text:p text:style-name="P4">
Під експертним керівництвом інструкторів та інструкторок Збройних СилКоролівства Норвегії та Великої Британії новобранці Збройних Сил України сталипідготовленішими до бойових умов.</text:p>
      <text:p text:style-name="P4">
Королівство Норвегія і Сполучене Королівство Великої Британії та ПівнічноїІрландії продовжують підтримувати народ України та невпинно співпрацюють знашими міжнародними партнерами, щоб надавати постійну підтримку Україні увідповідь на триваючі порушення росією міжнародного права.</text:p>
      <text:p text:style-name="P4">
Це безцінно, оскільки народ України продовжує боротися за своє право жити всуверенній, незалежній і демократичній державі.</text:p>
      <text:p text:style-name="P4">
Прибувши до Сполученого Королівства в 2022 року, контингентвійськовослужбовців та військовослужбовиць Збройних Сил Королівства Норвегіїбере участь у програмі підготовки українських новобранців під керівництвомВеликої Британії разом із іншими країнами-партнерами.</text:p>
      <text:p text:style-name="P4">
Джерело: <text:a xlink:type="simple" xlink:href="https://www.facebook.com/GeneralStaff.ua/posts/pfbid0Ld2bZJCp1BpNz5YYgKjcGXJk1kywTb8dfWrHEbaHQfS8XoHRpiB83KFqdLs8tqosl" text:style-name="Internet_20_link" text:visited-style-name="Visited_20_Internet_20_Link">
ГШЗСУ</text:a>
</text:p>
      <text:p text:style-name="P4">
Source: <text:a xlink:type="simple" xlink:href="https://armyinform.com.ua/2023/06/14/genshtab-pokazav-yak-trenuyut-ukrayinskyh-vijskovosluzhbovcziv-u-velykij-brytaniyi/" text:style-name="Internet_20_link" text:visited-style-name="Visited_20_Internet_20_Link">
https://armyinform.com.ua/2023/06/14/genshtab-pokazav-yak-trenuyut-ukrayinskyh-vijskovosluzhbovcziv-u-velykij-brytaniyi/</text:a>
</text:p>
      <!--NEWS-->
      <text:h text:style-name="P10" text:outline-level="1">
<text:span text:style-name="T4">
Коли руїни зникають, то програє не просто агресор, а сама ідея агресії — Президент України</text:span>
</text:h>
      <text:p text:style-name="P4">
Author: ['АРМІЯINFORM']</text:p>
      <text:p text:style-name="P4">
Time: 2023-06-14T98:00:00-04:00</text:p>
      <text:p text:style-name="P4">
Description: Щойно говорив із Президентом Польщі Анджеєм Дудою — годинна розмова, передусім безпеко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Tags: ['STOPRUSSIA', 'АГРЕСІЯ РФ', 'ВОЛОДИМИР ЗЕЛЕНСЬКИЙ', 'ВТОРГНЕННЯ РФ']</text:p>
      <text:p text:style-name="P4">
Category: News</text:p>
      <!--METADATA-->
      <text:p text:style-name="P4">
<draw:frame draw:style-name="fr1" draw:name="Image415" text:anchor-type="as-char" svg:width="6.9236in" svg:height="4.644693in" draw:z-index="0">
<draw:image xlink:href="../Images/AРМІЯINFORM/2023-06-14T98-00-00-04-00/60d462d34973fbfc331efbabaa2d16ff_1686166501_extra_large.jpeg" xlink:type="simple" xlink:show="embed" xlink:actuate="onLoad" draw:mime-type="image/jpeg"/>
</draw:frame>
Президент України Володимир Зеленський</text:p>
      <text:p text:style-name="P4">
Щойно говорив із Президентом Польщі Анджеєм Дудою — годинна розмова, передусімбезпекова тематика. Ситуація на полі бою зараз, зброя для наших воїнів,снаряди. Подякував за виконання попередніх оборонних домовленостей.</text:p>
      <text:p text:style-name="P4">
Звичайно, у кожній розмові приділяємо значну увагу довгостроковій безпеці тагарантіям миру, і не лише для нас. І завжди результативно.</text:p>
      <text:p text:style-name="P4">
Польща цілком реалістично сприймає потребу в членстві України в НАТО. І цеоб’єктивна потреба. Ми разом напрацьовуємо конкретний зміст для саміту Альянсуу Вільнюсі. Це саме той момент, коли мають бути повністю розбиті російськіприпущення, що нібито хтось у НАТО досі боїться Росії. Такі припущенняпідживлюють російські агресивні амбіції. Маємо й можемо їх знешкодити. ДякуємоПольщі за підтримку України й реального посилення НАТО.</text:p>
      <text:p text:style-name="P4">
Не лише сьогодні, а й протягом усього тижня дуже предметно готуємося доКонференції з відновлення України, яка вже наступного тижня відбудеться вЛондоні. Це буде вагомий захід, дуже представницький, який об’єднає іполітичні, і бізнесові зусилля заради відновлення нашої країни та нормальногожиття наших людей. Ключовий український принцип — простий і справедливий, асаме: жодної руїни в Україні не залишиться. Все відбудуємо, все відновимо, івже точно знаємо, які кроки в якому таймінгу та якими силами потрібно зробити,щоб перемогти російську агресію й нашою відбудовою. Коли руїни зникають, топрограє не просто агресор, а сама ідея агресії. І це буде.</text:p>
      <text:p text:style-name="P4">
Щодня, готуючись до цієї лондонської конференції, проводимо тривалі й глибокіпідготовчі наради — всі потрібні державні інституції залучаються, різногорівня. І робимо все, щоб під наше бачення, українське бачення — як і завжди,змістовне — був підготовлений і відповідний рівень міжнародних домовленостей.</text:p>
      <text:p text:style-name="P4">
Продовжуємо й нашу комунікацію з партнерами щодо російського ракетноговиробництва. Сьогодні російські нелюди завдали чергових ракетних ударів поОдесі — з «Калібрів». Десятки компонентів цих «Калібрів» поставлені в Росію зінших країн. Очевидно, що кожен такий шлях постачання — це шлях посиленнятерору. Світ має інструменти, щоб перекрити всі подібні шляхи — з кожноїкраїни, від кожної компанії, чиї компоненти використовуються російськимивиробниками ракет.</text:p>
      <text:p text:style-name="P4">
Підписав сьогодні нові укази про відзначення наших воїнів державниминагородами, зокрема й воїнів Повітряних сил, нашої протиповітряної оборони,саме тих героїв, які щоночі, щодня рятують життя наших людей. Також нагородамивідзначені наші розвідники та військовослужбовці Збройних Сил — бойових бригаді підрозділів. Загалом 331 воїн. 331 героїчне життя.</text:p>
      <text:p text:style-name="P4">
Будь ласка, завжди пам’ятайте, що ми всі в Україні зобов’язані своїм життямтим, хто став на захист життя нашого народу й незалежності. Повага до нашихвоїнів, повага до рідних наших воїнів, повага до дружин і чоловіків усіх тих,хто став на захист держави, — це безумовно. Вдячність цим людям — цебезумовно. Україна вміє бути вдячною, і це варто показувати щодня.</text:p>
      <text:p text:style-name="P4">
Дякую всім, хто воює й працює заради нашої перемоги! Особливо дякую кожному йкожній, хто зараз у боях на сході та півдні нашої держави відкриває Україністратегічний простір, простір руху до перемоги. Дякую всім, хто зараз і внаступі, і в обороні, хто штурмує позиції окупантів і хто відбиває їхніштурми, — дякую всім вам, воїни, за хоробрість, за стійкість та за кожен метррезультату!</text:p>
      <text:p text:style-name="P4">
<text:span text:style-name="T5">
Джерело:<text:a xlink:type="simple" xlink:href="https://www.president.gov.ua/news/koli-ruyini-znikayut-prograye-ne-prosto-agresor-sama-ideya-a-83601" text:style-name="Internet_20_link" text:visited-style-name="Visited_20_Internet_20_Link">
Офіс Президента України</text:a>
</text:span>
</text:p>
      <text:p text:style-name="P4">
Source: <text:a xlink:type="simple" xlink:href="https://armyinform.com.ua/2023/06/14/koly-ruyiny-znykayut-to-prograye-ne-prosto-agresor-a-sama-ideya-agresiyi-prezydent-ukrayiny/" text:style-name="Internet_20_link" text:visited-style-name="Visited_20_Internet_20_Link">
https://armyinform.com.ua/2023/06/14/koly-ruyiny-znykayut-to-prograye-ne-prosto-agresor-a-sama-ideya-agresiyi-prezydent-ukrayiny/</text:a>
</text:p>
      <!--NEWS-->
      <text:h text:style-name="P10" text:outline-level="1">
<text:span text:style-name="T4">
Коротко. Війна. День 476. Відеодайджест</text:span>
</text:h>
      <text:p text:style-name="P4">
Author: ['АРМІЯINFORM']</text:p>
      <text:p text:style-name="P4">
Time: 2023-06-14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ytuacziya-na-fronti.jpg" text:style-name="Internet_20_link" text:visited-style-name="Visited_20_Internet_20_Link">
sytuacziya-na-fronti.jpg</text:a>
']</text:p>
      <text:p text:style-name="P4">
Tags: ['STOPRUSSIA', 'АГРЕСІЯ РФ', 'ВТОРГНЕННЯ РФ', 'ГШ ЗСУ']</text:p>
      <text:p text:style-name="P4">
Category: News</text:p>
      <!--METADATA-->
      <text:p text:style-name="P4">
<draw:frame draw:style-name="fr1" draw:name="Image416" text:anchor-type="as-char" svg:width="6.9236in" svg:height="4.620011in" draw:z-index="0">
<draw:image xlink:href="../Images/AРМІЯINFORM/2023-06-14T99-00-00-04-00/sytuacziya-na-fronti.jpg" xlink:type="simple" xlink:show="embed" xlink:actuate="onLoad" draw:mime-type="image/jpeg"/>
</draw:frame>
 Оперативна обстановка на фронті. Фото: ГШ ЗСУ / facebook</text:p>
      <text:p text:style-name="P4">
Source: <text:a xlink:type="simple" xlink:href="https://armyinform.com.ua/2023/06/14/korotko-vijna-den-476-videodajdzhest/" text:style-name="Internet_20_link" text:visited-style-name="Visited_20_Internet_20_Link">
https://armyinform.com.ua/2023/06/14/korotko-vijna-den-476-videodajdzhest/</text:a>
</text:p>
      <!--NEWS-->
      <text:h text:style-name="P10" text:outline-level="1">
<text:span text:style-name="T4">
Брідлав закликав уряд США забезпечити Україну ракетами ATACAMS</text:span>
</text:h>
      <text:p text:style-name="P4">
Authors: Ukrinform (Person)</text:p>
      <text:p text:style-name="P4">
Publisher: Укринформ (Organization)</text:p>
      <text:p text:style-name="P4">
Published Time: 2023-06-15T-1:27:00+03:00</text:p>
      <text:p text:style-name="P4">
Modified Time: 2023-06-15T00:27:00+03:00</text:p>
      <text:p text:style-name="P4">
Description: Забезпечення України далекобійними ракетними системами ATACAMS зміцнить її сухопутні ресурси, суттєво розширить можливості для перемоги та компенсує нестачу військово-повітряних ресурсів ЗСУ в короткій перспективі. — Укрінформ.</text:p>
      <text:p text:style-name="P4">
Images: ['<text:a xlink:type="simple" xlink:href="https://static.ukrinform.com/photos/2016_03/thumb_files/630_360_1459323149-1537.jpg" text:style-name="Internet_20_link" text:visited-style-name="Visited_20_Internet_20_Link">
630_360_14593...</text:a>
']</text:p>
      <text:p text:style-name="P4">
Tags: ['Ракета', 'США', 'Україна', 'ЗСУ', 'Війна з Росією', '#stoprussia']</text:p>
      <text:p text:style-name="P4">
Type: Article</text:p>
      <!--METADATA-->
      <text:p text:style-name="P4">
<draw:frame draw:style-name="fr1" draw:name="Image417" text:anchor-type="as-char" svg:width="6.9236in" svg:height="3.956343in" draw:z-index="0">
<draw:image xlink:href="../Images/yкринформ/2023-06-15T-1-27-00-03-00/630_360_1459323149-1537.jpg" xlink:type="simple" xlink:show="embed" xlink:actuate="onLoad" draw:mime-type="image/jpeg"/>
</draw:frame>
Забезпечення України далекобійними ракетними системами ATACAMS зміцнить їїсухопутні ресурси, суттєво розширить можливості для перемоги та компенсуєнестачу військово-повітряних ресурсів ЗСУ в короткій перспективі.</text:p>
      <text:p text:style-name="P4">
Такий коментар озвучив у середу колишній Верховний головнокомандувачОб’єднаних сил НАТО в Європі генерал у відставці Філіп Брідлав, передаєвласний кореспондент Укрінформу.</text:p>
      <text:p text:style-name="P4">
«Я вважаю, що Україна має гарні, втім не ідеальні, сухопутні ресурси. І перше,що я хотів би відзначити, що в загальній картині не вистачає точнихдалекобійних вогневих засобів – я би сказав прямо, ATACAMS та подібних до них(систем – ред.)», - зауважив колишній командувач під час засідання вВашингтоні Робочої групи США-Україна.</text:p>
      <text:p text:style-name="P4">
Він позитивно оцінив внески, зокрема, Великої Британії, яка надає ЗСУ <text:a xlink:type="simple" xlink:href="https://www.ukrinform.ua/tag-raketa" text:style-name="Internet_20_link" text:visited-style-name="Visited_20_Internet_20_Link">
 ракети</text:a>
 Storm Shadow. Однак, за його словами,потрібні більші обсяги таких можливостей, і це можуть забезпечити ATACAMS.</text:p>
      <text:p text:style-name="P4">
<text:span text:style-name="T4">
Читайте також:</text:span>
 <text:a xlink:type="simple" xlink:href="https://www.ukrinform.ua/rubric-world/3683016-stati-vvazaut-uridicno-nedijsnim-prizupinenna-ucasti-rosii-v-dogovori-snoiii.html" text:style-name="Internet_20_link" text:visited-style-name="Visited_20_Internet_20_Link">
 Штати вважають юридично недійсним призупинення участіросії в договорі СНО-III </text:a>
</text:p>
      <text:p text:style-name="P4">
Крім того, підкреслив Брідлав, ці далекобійні системи могли би компенсувати вкороткостроковій перспективі недостатньо забезпечені ресурси українськихвійськово-повітряних сил в плані нанесення ударів по цілях на далекійвідстані.</text:p>
      <text:p text:style-name="P4">
Як повідомляв Укрінформ, минулого тижня представники обох партій в Палатіпредставників США <text:a xlink:type="simple" xlink:href="https://www.ukrinform.ua/rubric-polytics/3720801-cleni-kongresu-ssa-predstavili-rezoluciu-iz-zaklikom-peredati-ukraini-atacms.htm" text:style-name="Internet_20_link" text:visited-style-name="Visited_20_Internet_20_Link">
 представили резолюцію </text:a>
 із закликом до президента Байдена надати Україніракетні системи більшого радіуса дії ATACAMS. Вони висловили переконання, щоце прискорить перемогу України.</text:p>
      <text:p text:style-name="P4">
Source: <text:a xlink:type="simple" xlink:href="https://www.ukrinform.ua/rubric-ato/3723025-bridlav-zaklikav-urad-ssa-zabezpeciti-ukrainu-raketami-atacams.html" text:style-name="Internet_20_link" text:visited-style-name="Visited_20_Internet_20_Link">
https://www.ukrinform.ua/rubric-ato/3723025-bridlav-zaklikav-urad-ssa-zabezpeciti-ukrainu-raketami-atacams.html</text:a>
</text:p>
      <!--NEWS-->
      <text:h text:style-name="P10" text:outline-level="1">
<text:span text:style-name="T4">
У більшості областей України - відбої повітряної тривоги</text:span>
</text:h>
      <text:p text:style-name="P4">
Authors: Ukrinform (Person)</text:p>
      <text:p text:style-name="P4">
Publisher: Укринформ (Organization)</text:p>
      <text:p text:style-name="P4">
Published Time: 2023-06-15T-2:14:00+03:00</text:p>
      <text:p text:style-name="P4">
Modified Time: 2023-06-15T00:14:00+03:00</text:p>
      <text:p text:style-name="P4">
Description: У більшості областей України - відбої повітряної тривоги.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Війна з Росією', 'Повітряна тривога']</text:p>
      <text:p text:style-name="P4">
Type: Article</text:p>
      <!--METADATA-->
      <text:p text:style-name="P4">
<draw:frame draw:style-name="fr1" draw:name="Image418" text:anchor-type="as-char" svg:width="6.9236in" svg:height="3.956343in" draw:z-index="0">
<draw:image xlink:href="../Images/yкринформ/2023-06-15T-2-14-00-03-00/630_360_1677573461-244.jpg" xlink:type="simple" xlink:show="embed" xlink:actuate="onLoad" draw:mime-type="image/jpeg"/>
</draw:frame>
 Убільшості областей України - відбої повітряної тривоги.</text:p>
      <text:p text:style-name="P4">
Про це свідчить <text:a xlink:type="simple" xlink:href="https://map.ukrainealarm.com/" text:style-name="Internet_20_link" text:visited-style-name="Visited_20_Internet_20_Link">
 мапа </text:a>
 повітряних тривог,передає Укрінформ.</text:p>
      <text:p text:style-name="P4">
</text:p>
      <text:p text:style-name="P4">
Наразі режим <text:a xlink:type="simple" xlink:href="https://www.ukrinform.ua/tag-povitrana-trivoga" text:style-name="Internet_20_link" text:visited-style-name="Visited_20_Internet_20_Link">
 повітряної тривоги </text:a>
 зберігається у Запорізькій, Донецькій, Луганській областях та АРККрим.</text:p>
      <text:p text:style-name="P4">
<text:span text:style-name="T4">
Читайте також:</text:span>
 <text:a xlink:type="simple" xlink:href="https://www.ukrinform.ua/rubric-ato/3723023-zelenskij-kozen-slah-postacanna-komponentiv-dla-kalibriv-slah-posilenna-teroru-rf.html" text:style-name="Internet_20_link" text:visited-style-name="Visited_20_Internet_20_Link">
 <text:span text:style-name="T4">
Зеленський</text:span>
 : Кожен шлях постачання компонентів для«Калібрів» - шлях посилення терору РФ </text:a>
</text:p>
      <text:p text:style-name="P4">
Раніше по всій Україні <text:a xlink:type="simple" xlink:href="https://www.ukrinform.ua/rubric-ato/3723021-po-vsij-ukraini-povitrana-trivoga.html" text:style-name="Internet_20_link" text:visited-style-name="Visited_20_Internet_20_Link">
 оголосили масштабну повітряну тривогу</text:a>
 .</text:p>
      <text:p text:style-name="P4">
Source: <text:a xlink:type="simple" xlink:href="https://www.ukrinform.ua/rubric-ato/3723024-u-bilsosti-oblastej-ukraini-vidboi-povitranoi-trivogi.html" text:style-name="Internet_20_link" text:visited-style-name="Visited_20_Internet_20_Link">
https://www.ukrinform.ua/rubric-ato/3723024-u-bilsosti-oblastej-ukraini-vidboi-povitranoi-trivogi.html</text:a>
</text:p>
      <!--NEWS-->
      <text:h text:style-name="P10" text:outline-level="1">
<text:span text:style-name="T4">
У більшості областей України - відбої повітряної тривоги</text:span>
</text:h>
      <text:p text:style-name="P4">
Authors: Ukrinform (Person)</text:p>
      <text:p text:style-name="P4">
Publisher: Укринформ (Organization)</text:p>
      <text:p text:style-name="P4">
Published Time: 2023-06-15T00:14:00+03:00</text:p>
      <text:p text:style-name="P4">
Modified Time: 2023-06-15T00:14:00+03:00</text:p>
      <text:p text:style-name="P4">
Description: У більшості областей України - відбої повітряної тривоги. — Укрінформ.</text:p>
      <text:p text:style-name="P4">
Images: ['<text:a xlink:type="simple" xlink:href="https://static.ukrinform.com/photos/2023_02/thumb_files/630_360_1677573461-244.jpg" text:style-name="Internet_20_link" text:visited-style-name="Visited_20_Internet_20_Link">
630_360_16775...</text:a>
']</text:p>
      <text:p text:style-name="P4">
Tags: ['Війна з Росією', 'Повітряна тривога']</text:p>
      <text:p text:style-name="P4">
Type: Article</text:p>
      <!--METADATA-->
      <text:p text:style-name="P4">
<draw:frame draw:style-name="fr1" draw:name="Image420" text:anchor-type="as-char" svg:width="6.9236in" svg:height="3.956343in" draw:z-index="0">
<draw:image xlink:href="../Images/yкринформ/2023-06-15T00-14-00-03-00/630_360_1677573461-244.jpg" xlink:type="simple" xlink:show="embed" xlink:actuate="onLoad" draw:mime-type="image/jpeg"/>
</draw:frame>
 Убільшості областей України - відбої повітряної тривоги.</text:p>
      <text:p text:style-name="P4">
Про це свідчить <text:a xlink:type="simple" xlink:href="https://map.ukrainealarm.com/" text:style-name="Internet_20_link" text:visited-style-name="Visited_20_Internet_20_Link">
 мапа </text:a>
 повітряних тривог,передає Укрінформ.</text:p>
      <text:p text:style-name="P4">
</text:p>
      <text:p text:style-name="P4">
Наразі режим <text:a xlink:type="simple" xlink:href="https://www.ukrinform.ua/tag-povitrana-trivoga" text:style-name="Internet_20_link" text:visited-style-name="Visited_20_Internet_20_Link">
 повітряної тривоги </text:a>
 зберігається у Запорізькій, Донецькій, Луганській областях та АРККрим.</text:p>
      <text:p text:style-name="P4">
<text:span text:style-name="T4">
Читайте також:</text:span>
 <text:a xlink:type="simple" xlink:href="https://www.ukrinform.ua/rubric-ato/3723023-zelenskij-kozen-slah-postacanna-komponentiv-dla-kalibriv-slah-posilenna-teroru-rf.html" text:style-name="Internet_20_link" text:visited-style-name="Visited_20_Internet_20_Link">
 <text:span text:style-name="T4">
Зеленський</text:span>
 : Кожен шлях постачання компонентів для«Калібрів» - шлях посилення терору РФ </text:a>
</text:p>
      <text:p text:style-name="P4">
Раніше по всій Україні <text:a xlink:type="simple" xlink:href="https://www.ukrinform.ua/rubric-ato/3723021-po-vsij-ukraini-povitrana-trivoga.html" text:style-name="Internet_20_link" text:visited-style-name="Visited_20_Internet_20_Link">
 оголосили масштабну повітряну тривогу</text:a>
 .</text:p>
      <text:p text:style-name="P4">
Source: <text:a xlink:type="simple" xlink:href="https://www.ukrinform.ua/rubric-ato/3723024-u-bilsosti-oblastej-ukraini-vidboi-povitranoi-trivogi.html" text:style-name="Internet_20_link" text:visited-style-name="Visited_20_Internet_20_Link">
https://www.ukrinform.ua/rubric-ato/3723024-u-bilsosti-oblastej-ukraini-vidboi-povitranoi-trivogi.html</text:a>
</text:p>
      <!--NEWS-->
      <text:h text:style-name="P10" text:outline-level="1">
<text:span text:style-name="T4">
Брідлав закликав уряд США забезпечити Україну ракетами ATACAMS</text:span>
</text:h>
      <text:p text:style-name="P4">
Authors: Ukrinform (Person)</text:p>
      <text:p text:style-name="P4">
Publisher: Укринформ (Organization)</text:p>
      <text:p text:style-name="P4">
Published Time: 2023-06-15T00:27:00+03:00</text:p>
      <text:p text:style-name="P4">
Modified Time: 2023-06-15T00:27:00+03:00</text:p>
      <text:p text:style-name="P4">
Description: Забезпечення України далекобійними ракетними системами ATACAMS зміцнить її сухопутні ресурси, суттєво розширить можливості для перемоги та компенсує нестачу військово-повітряних ресурсів ЗСУ в короткій перспективі. — Укрінформ.</text:p>
      <text:p text:style-name="P4">
Images: ['<text:a xlink:type="simple" xlink:href="https://static.ukrinform.com/photos/2016_03/thumb_files/630_360_1459323149-1537.jpg" text:style-name="Internet_20_link" text:visited-style-name="Visited_20_Internet_20_Link">
630_360_14593...</text:a>
']</text:p>
      <text:p text:style-name="P4">
Tags: ['Ракета', 'США', 'Україна', 'ЗСУ', 'Війна з Росією', '#stoprussia']</text:p>
      <text:p text:style-name="P4">
Type: Article</text:p>
      <!--METADATA-->
      <text:p text:style-name="P4">
<draw:frame draw:style-name="fr1" draw:name="Image422" text:anchor-type="as-char" svg:width="6.9236in" svg:height="3.956343in" draw:z-index="0">
<draw:image xlink:href="../Images/yкринформ/2023-06-15T00-27-00-03-00/630_360_1459323149-1537.jpg" xlink:type="simple" xlink:show="embed" xlink:actuate="onLoad" draw:mime-type="image/jpeg"/>
</draw:frame>
Забезпечення України далекобійними ракетними системами ATACAMS зміцнить їїсухопутні ресурси, суттєво розширить можливості для перемоги та компенсуєнестачу військово-повітряних ресурсів ЗСУ в короткій перспективі.</text:p>
      <text:p text:style-name="P4">
Такий коментар озвучив у середу колишній Верховний головнокомандувачОб’єднаних сил НАТО в Європі генерал у відставці Філіп Брідлав, передаєвласний кореспондент Укрінформу.</text:p>
      <text:p text:style-name="P4">
«Я вважаю, що Україна має гарні, втім не ідеальні, сухопутні ресурси. І перше,що я хотів би відзначити, що в загальній картині не вистачає точнихдалекобійних вогневих засобів – я би сказав прямо, ATACAMS та подібних до них(систем – ред.)», - зауважив колишній командувач під час засідання вВашингтоні Робочої групи США-Україна.</text:p>
      <text:p text:style-name="P4">
Він позитивно оцінив внески, зокрема, Великої Британії, яка надає ЗСУ <text:a xlink:type="simple" xlink:href="https://www.ukrinform.ua/tag-raketa" text:style-name="Internet_20_link" text:visited-style-name="Visited_20_Internet_20_Link">
 ракети</text:a>
 Storm Shadow. Однак, за його словами,потрібні більші обсяги таких можливостей, і це можуть забезпечити ATACAMS.</text:p>
      <text:p text:style-name="P4">
<text:span text:style-name="T4">
Читайте також:</text:span>
 <text:a xlink:type="simple" xlink:href="https://www.ukrinform.ua/rubric-world/3683016-stati-vvazaut-uridicno-nedijsnim-prizupinenna-ucasti-rosii-v-dogovori-snoiii.html" text:style-name="Internet_20_link" text:visited-style-name="Visited_20_Internet_20_Link">
 Штати вважають юридично недійсним призупинення участіросії в договорі СНО-III </text:a>
</text:p>
      <text:p text:style-name="P4">
Крім того, підкреслив Брідлав, ці далекобійні системи могли би компенсувати вкороткостроковій перспективі недостатньо забезпечені ресурси українськихвійськово-повітряних сил в плані нанесення ударів по цілях на далекійвідстані.</text:p>
      <text:p text:style-name="P4">
Як повідомляв Укрінформ, минулого тижня представники обох партій в Палатіпредставників США <text:a xlink:type="simple" xlink:href="https://www.ukrinform.ua/rubric-polytics/3720801-cleni-kongresu-ssa-predstavili-rezoluciu-iz-zaklikom-peredati-ukraini-atacms.htm" text:style-name="Internet_20_link" text:visited-style-name="Visited_20_Internet_20_Link">
 представили резолюцію </text:a>
 із закликом до президента Байдена надати Україніракетні системи більшого радіуса дії ATACAMS. Вони висловили переконання, щоце прискорить перемогу України.</text:p>
      <text:p text:style-name="P4">
Source: <text:a xlink:type="simple" xlink:href="https://www.ukrinform.ua/rubric-ato/3723025-bridlav-zaklikav-urad-ssa-zabezpeciti-ukrainu-raketami-atacams.html" text:style-name="Internet_20_link" text:visited-style-name="Visited_20_Internet_20_Link">
https://www.ukrinform.ua/rubric-ato/3723025-bridlav-zaklikav-urad-ssa-zabezpeciti-ukrainu-raketami-atacams.html</text:a>
</text:p>
      <!--NEWS-->
      <text:h text:style-name="P10" text:outline-level="1">
<text:span text:style-name="T4">
Дуда зустрінеться у Варшаві з президентами трьох африканських країн</text:span>
</text:h>
      <text:p text:style-name="P4">
Authors: Ukrinform (Person)</text:p>
      <text:p text:style-name="P4">
Publisher: Укринформ (Organization)</text:p>
      <text:p text:style-name="P4">
Published Time: 2023-06-15T00:44:41+03:00</text:p>
      <text:p text:style-name="P4">
Modified Time: 2023-06-15T00:44:41+03:00</text:p>
      <text:p text:style-name="P4">
Description: Президент Польщі Анджей Дуда зустрінеться у четвер у Варшаві з президентами Коморських островів, Замбії та Південно-Африканської республіки (ПАР). — Укрінформ.</text:p>
      <text:p text:style-name="P4">
Images: ['<text:a xlink:type="simple" xlink:href="https://static.ukrinform.com/photos/2023_02/thumb_files/630_360_1676649938-193.jpg" text:style-name="Internet_20_link" text:visited-style-name="Visited_20_Internet_20_Link">
630_360_16766...</text:a>
']</text:p>
      <text:p text:style-name="P4">
Tags: ['Африка', 'Дуда', 'Польща', 'Україна', 'Війна з Росією']</text:p>
      <text:p text:style-name="P4">
Type: Article</text:p>
      <!--METADATA-->
      <text:p text:style-name="P4">
<draw:frame draw:style-name="fr1" draw:name="Image423" text:anchor-type="as-char" svg:width="6.9236in" svg:height="3.956343in" draw:z-index="0">
<draw:image xlink:href="../Images/yкринформ/2023-06-15T00-44-41-03-00/630_360_1676649938-193.jpg" xlink:type="simple" xlink:show="embed" xlink:actuate="onLoad" draw:mime-type="image/jpeg"/>
</draw:frame>
 ПрезидентПольщі Анджей Дуда зустрінеться у четвер у Варшаві з президентами Коморськихостровів, Замбії та Південно-Африканської республіки (ПАР).</text:p>
      <text:p text:style-name="P4">
Про зустрічі Дуди з президентами трьох африканських країн повідомила <text:a xlink:type="simple" xlink:href="https://www.prezydent.pl/dla-mediow/zapowiedzi-prasowe/spotkania-prezydenta-rp-z-prezydentami-zwiazku-komorow-republiki-zambii-oraz-republiki-poludniowej-afryki,69964" text:style-name="Internet_20_link" text:visited-style-name="Visited_20_Internet_20_Link">
канцелярія </text:a>
 президента Польщі.</text:p>
      <text:p text:style-name="P4">
Раніше президент ПАР Сиріл Рамафоса поінформував, що він підтримує миротворчуініціативу лідера КНР Сі Цзіньпіна. Відтак делегація лідерів африканськихкраїн вирушає з візитами до України і Росії для здійснення миротворчих зусильщодо завершення російсько-українського конфлікту.</text:p>
      <text:p text:style-name="P4">
<text:span text:style-name="T4">
Читайте також:</text:span>
 <text:a xlink:type="simple" xlink:href="https://www.ukrinform.ua/rubric-polytics/3722656-parizka-zustric-makrona-solca-ta-dudi-najvazlivise-te-so-vona-vidbulas.html" text:style-name="Internet_20_link" text:visited-style-name="Visited_20_Internet_20_Link">
 Паризька зустріч Макрона, Шольца та <text:span text:style-name="T4">
Дуди</text:span>
 :найважливіше те, що вона відбулась </text:a>
</text:p>
      <text:p text:style-name="P4">
Як <text:a xlink:type="simple" xlink:href="https://www.ukrinform.ua/rubric-polytics/3723019-zelenskij-proviv-rozmovu-z-dudou-govorili-pro-situaciu-na-fronti-ta-potrebi-ukrainskih-voiniv.html" text:style-name="Internet_20_link" text:visited-style-name="Visited_20_Internet_20_Link">
 </text:a>
 повідомляв Укрінформ, у середу президент України <text:a xlink:type="simple" xlink:href="https://www.ukrinform.ua/rubric-polytics/3723019-zelenskij-proviv-rozmovu-z-dudou-govorili-pro-situaciu-na-fronti-ta-potrebi-ukrainskih-voiniv.html" text:style-name="Internet_20_link" text:visited-style-name="Visited_20_Internet_20_Link">
 ВолодимирЗеленський провів розмову </text:a>
 з польським колегою Анджеєм <text:a xlink:type="simple" xlink:href="https://www.ukrinform.ua/tag-duda" text:style-name="Internet_20_link" text:visited-style-name="Visited_20_Internet_20_Link">
 Дудою</text:a>
 . У ході розмови президенти обговорилиситуацію на полі бою, потреби українських захисників, а такоє узгодилиподальші кроки в контексті підготовки до саміту НАТО. Зеленський подякувавПольщі за виконання досягнутих домовленостей у сфері оборонної допомоги.</text:p>
      <text:p text:style-name="P4">
<text:span text:style-name="T5">
Фото: Przemysław Keler, KPRP</text:span>
</text:p>
      <text:p text:style-name="P4">
Source: <text:a xlink:type="simple" xlink:href="https://www.ukrinform.ua/rubric-world/3723026-duda-zustrinetsa-u-varsavi-z-prezidentami-troh-afrikanskih-krain.html" text:style-name="Internet_20_link" text:visited-style-name="Visited_20_Internet_20_Link">
https://www.ukrinform.ua/rubric-world/3723026-duda-zustrinetsa-u-varsavi-z-prezidentami-troh-afrikanskih-krain.html</text:a>
</text:p>
      <!--NEWS-->
      <text:h text:style-name="P10" text:outline-level="1">
<text:span text:style-name="T4">
Українські сапери підготували сюрприз окупантам</text:span>
</text:h>
      <text:p text:style-name="P4">
Author: ['АРМІЯINFORM']</text:p>
      <text:p text:style-name="P4">
Time: 2023-06-15T99:00:00-04:00</text:p>
      <text:p text:style-name="P4">
Description: Про це повідомляє Генеральний штаб ЗСУ.  Добре знаючи про те, що російські окупа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ГШ ЗСУ']</text:p>
      <text:p text:style-name="P4">
Category: News</text:p>
      <!--METADATA-->
      <text:p text:style-name="P4">
Про це<text:a xlink:type="simple" xlink:href="https://www.facebook.com/GeneralStaff.ua/videos/176342055167955/" text:style-name="Internet_20_link" text:visited-style-name="Visited_20_Internet_20_Link">
повідомляє</text:a>
Генеральний штаб ЗСУ.</text:p>
      <text:p text:style-name="P4">
Добре знаючи про те, що російські окупанти вже «зажахані» нашими воїнами, тавже, навіть у танку, намагаються за найменшої нагоди заховатися в кущі,українські сапери підготували їм там сюрприз.</text:p>
      <text:p text:style-name="P4">
«Поворот не туди, але тут радше комедія, а не фільм жахів», — йдеться уповідомлені.</text:p>
      <text:p text:style-name="P4">
Source: <text:a xlink:type="simple" xlink:href="https://armyinform.com.ua/2023/06/15/rozvidnyky-j-shturmovyky-nyshhat-okupantiv-pid-bahmutom/" text:style-name="Internet_20_link" text:visited-style-name="Visited_20_Internet_20_Link">
https://armyinform.com.ua/2023/06/15/rozvidnyky-j-shturmovyky-nyshhat-okupantiv-pid-bahmutom/</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